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openHand_Le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 text:c="4"/>Universidad de Costa Rica <text:s text:c="2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 text:c="7"/>Proyecto Eléctrico <text:s text:c="6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 text:c="9"/>II Ciclo 2017 <text:s text:c="9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 text:c="10"/>openHand_Left.csv <text:s text:c="7"/>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Author: Pablo Avila B30724 <text:s text:c="4"/></text:p>
          </table:table-cell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2">
          <table:table-cell table:style-name="ce1" office:value-type="string" calcext:value-type="string">
            <text:p><text:s/>Media:</text:p>
          </table:table-cell>
          <table:table-cell table:style-name="ce3" table:formula="of:=SUM([.B14:.B714]) /COUNT([.B14:.B714])" office:value-type="float" office:value="56.8934000000007" calcext:value-type="float">
            <text:p>56.9</text:p>
          </table:table-cell>
          <table:table-cell table:style-name="ce3" table:formula="of:=SUM([.C14:.C714]) /COUNT([.C14:.C714])" office:value-type="float" office:value="54.9094466476462" calcext:value-type="float">
            <text:p>54.9</text:p>
          </table:table-cell>
          <table:table-cell table:style-name="ce3" table:formula="of:=SUM([.D14:.D714]) /COUNT([.D14:.D714])" office:value-type="float" office:value="73.2257098430813" calcext:value-type="float">
            <text:p>73.2</text:p>
          </table:table-cell>
          <table:table-cell table:style-name="ce3" table:formula="of:=SUM([.E14:.E714]) /COUNT([.E14:.E714])" office:value-type="float" office:value="95.8854435092724" calcext:value-type="float">
            <text:p>95.9</text:p>
          </table:table-cell>
          <table:table-cell table:style-name="ce3" table:formula="of:=SUM([.F14:.F714]) /COUNT([.F14:.F714])" office:value-type="float" office:value="21.4010999999996" calcext:value-type="float">
            <text:p>21.4</text:p>
          </table:table-cell>
          <table:table-cell table:style-name="ce3" table:formula="of:=SUM([.G14:.G714]) /COUNT([.G14:.G714])" office:value-type="float" office:value="47.6878532097004" calcext:value-type="float">
            <text:p>47.7</text:p>
          </table:table-cell>
          <table:table-cell table:style-name="ce3" table:formula="of:=SUM([.H14:.H714]) /COUNT([.H14:.H714])" office:value-type="float" office:value="75.6441717546363" calcext:value-type="float">
            <text:p>75.6</text:p>
          </table:table-cell>
          <table:table-cell table:style-name="ce3" table:formula="of:=SUM([.I14:.I714]) /COUNT([.I14:.I714])" office:value-type="float" office:value="93.7374804564906" calcext:value-type="float">
            <text:p>93.7</text:p>
          </table:table-cell>
          <table:table-cell table:style-name="ce3" table:formula="of:=SUM([.J14:.J714]) /COUNT([.J14:.J714])" office:value-type="float" office:value="12.4874" calcext:value-type="float">
            <text:p>12.5</text:p>
          </table:table-cell>
          <table:table-cell table:style-name="ce3" table:formula="of:=SUM([.K14:.K714]) /COUNT([.K14:.K714])" office:value-type="float" office:value="45.3425877318117" calcext:value-type="float">
            <text:p>45.3</text:p>
          </table:table-cell>
          <table:table-cell table:style-name="ce3" table:formula="of:=SUM([.L14:.L714]) /COUNT([.L14:.L714])" office:value-type="float" office:value="80.4248333808844" calcext:value-type="float">
            <text:p>80.4</text:p>
          </table:table-cell>
          <table:table-cell table:style-name="ce3" table:formula="of:=SUM([.M14:.M714]) /COUNT([.M14:.M714])" office:value-type="float" office:value="102.092798858773" calcext:value-type="float">
            <text:p>102.1</text:p>
          </table:table-cell>
          <table:table-cell table:style-name="ce3" table:formula="of:=SUM([.N14:.N714]) /COUNT([.N14:.N714])" office:value-type="float" office:value="19.6977999999999" calcext:value-type="float">
            <text:p>19.7</text:p>
          </table:table-cell>
          <table:table-cell table:style-name="ce3" table:formula="of:=SUM([.O14:.O714]) /COUNT([.O14:.O714])" office:value-type="float" office:value="41.5934650499287" calcext:value-type="float">
            <text:p>41.6</text:p>
          </table:table-cell>
          <table:table-cell table:style-name="ce3" table:formula="of:=SUM([.P14:.P714]) /COUNT([.P14:.P714])" office:value-type="float" office:value="72.99054978602" calcext:value-type="float">
            <text:p>73.0</text:p>
          </table:table-cell>
          <table:table-cell table:style-name="ce3" table:formula="of:=SUM([.Q14:.Q714]) /COUNT([.Q14:.Q714])" office:value-type="float" office:value="93.7108291012838" calcext:value-type="float">
            <text:p>93.7</text:p>
          </table:table-cell>
          <table:table-cell table:style-name="ce3" table:formula="of:=SUM([.R14:.R714]) /COUNT([.R14:.R714])" office:value-type="float" office:value="32.7199" calcext:value-type="float">
            <text:p>32.7</text:p>
          </table:table-cell>
          <table:table-cell table:style-name="ce3" table:formula="of:=SUM([.S14:.S714]) /COUNT([.S14:.S714])" office:value-type="float" office:value="43.757657061341" calcext:value-type="float">
            <text:p>43.8</text:p>
          </table:table-cell>
          <table:table-cell table:style-name="ce3" table:formula="of:=SUM([.T14:.T714]) /COUNT([.T14:.T714])" office:value-type="float" office:value="62.0097783166905" calcext:value-type="float">
            <text:p>62.0</text:p>
          </table:table-cell>
          <table:table-cell table:style-name="ce3" table:formula="of:=SUM([.U14:.U714]) /COUNT([.U14:.U714])" office:value-type="float" office:value="76.299119400856" calcext:value-type="float">
            <text:p>76.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<text:s/>Max Deviation:</text:p>
          </table:table-cell>
          <table:table-cell table:style-name="ce4" table:formula="of:=ABS( MAX([.B14:.B714]) -[.B7])" office:value-type="float" office:value="0.000000000000653699316899292" calcext:value-type="float">
            <text:p>0.00</text:p>
          </table:table-cell>
          <table:table-cell table:style-name="ce4" table:formula="of:=ABS( MAX([.C14:.C714]) -[.C7])" office:value-type="float" office:value="1.45575335235382" calcext:value-type="float">
            <text:p>1.46</text:p>
          </table:table-cell>
          <table:table-cell table:style-name="ce4" table:formula="of:=ABS( MAX([.D14:.D714]) -[.D7])" office:value-type="float" office:value="3.14349015691872" calcext:value-type="float">
            <text:p>3.14</text:p>
          </table:table-cell>
          <table:table-cell table:style-name="ce4" table:formula="of:=ABS( MAX([.E14:.E714]) -[.E7])" office:value-type="float" office:value="3.68205649072756" calcext:value-type="float">
            <text:p>3.68</text:p>
          </table:table-cell>
          <table:table-cell table:style-name="ce4" table:formula="of:=ABS( MAX([.F14:.F714]) -[.F7])" office:value-type="float" office:value="0.000000000000373034936274053" calcext:value-type="float">
            <text:p>0.00</text:p>
          </table:table-cell>
          <table:table-cell table:style-name="ce4" table:formula="of:=ABS( MAX([.G14:.G714]) -[.G7])" office:value-type="float" office:value="0.145046790299588" calcext:value-type="float">
            <text:p>0.15</text:p>
          </table:table-cell>
          <table:table-cell table:style-name="ce4" table:formula="of:=ABS( MAX([.H14:.H714]) -[.H7])" office:value-type="float" office:value="0.244428245363736" calcext:value-type="float">
            <text:p>0.24</text:p>
          </table:table-cell>
          <table:table-cell table:style-name="ce4" table:formula="of:=ABS( MAX([.I14:.I714]) -[.I7])" office:value-type="float" office:value="0.284719543509368" calcext:value-type="float">
            <text:p>0.28</text:p>
          </table:table-cell>
          <table:table-cell table:style-name="ce4" table:formula="of:=ABS( MAX([.J14:.J714]) -[.J7])" office:value-type="float" office:value="0" calcext:value-type="float">
            <text:p>0.00</text:p>
          </table:table-cell>
          <table:table-cell table:style-name="ce4" table:formula="of:=ABS( MAX([.K14:.K714]) -[.K7])" office:value-type="float" office:value="0.233912268188277" calcext:value-type="float">
            <text:p>0.23</text:p>
          </table:table-cell>
          <table:table-cell table:style-name="ce4" table:formula="of:=ABS( MAX([.L14:.L714]) -[.L7])" office:value-type="float" office:value="0.349466619115589" calcext:value-type="float">
            <text:p>0.35</text:p>
          </table:table-cell>
          <table:table-cell table:style-name="ce4" table:formula="of:=ABS( MAX([.M14:.M714]) -[.M7])" office:value-type="float" office:value="0.393201141226697" calcext:value-type="float">
            <text:p>0.39</text:p>
          </table:table-cell>
          <table:table-cell table:style-name="ce4" table:formula="of:=ABS( MAX([.N14:.N714]) -[.N7])" office:value-type="float" office:value="0.000000000000078159700933611" calcext:value-type="float">
            <text:p>0.00</text:p>
          </table:table-cell>
          <table:table-cell table:style-name="ce4" table:formula="of:=ABS( MAX([.O14:.O714]) -[.O7])" office:value-type="float" office:value="0.665434950071315" calcext:value-type="float">
            <text:p>0.67</text:p>
          </table:table-cell>
          <table:table-cell table:style-name="ce4" table:formula="of:=ABS( MAX([.P14:.P714]) -[.P7])" office:value-type="float" office:value="0.990250213979977" calcext:value-type="float">
            <text:p>0.99</text:p>
          </table:table-cell>
          <table:table-cell table:style-name="ce4" table:formula="of:=ABS( MAX([.Q14:.Q714]) -[.Q7])" office:value-type="float" office:value="1.05837089871619" calcext:value-type="float">
            <text:p>1.06</text:p>
          </table:table-cell>
          <table:table-cell table:style-name="ce4" table:formula="of:=ABS( MAX([.R14:.R714]) -[.R7])" office:value-type="float" office:value="0" calcext:value-type="float">
            <text:p>0.00</text:p>
          </table:table-cell>
          <table:table-cell table:style-name="ce4" table:formula="of:=ABS( MAX([.S14:.S714]) -[.S7])" office:value-type="float" office:value="0.464142938659009" calcext:value-type="float">
            <text:p>0.46</text:p>
          </table:table-cell>
          <table:table-cell table:style-name="ce4" table:formula="of:=ABS( MAX([.T14:.T714]) -[.T7])" office:value-type="float" office:value="0.786921683309508" calcext:value-type="float">
            <text:p>0.79</text:p>
          </table:table-cell>
          <table:table-cell table:style-name="ce4" table:formula="of:=ABS( MAX([.U14:.U714]) -[.U7])" office:value-type="float" office:value="0.796180599144009" calcext:value-type="float">
            <text:p>0.8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<text:s/>Standar Deviation:</text:p>
          </table:table-cell>
          <table:table-cell table:style-name="ce5" table:formula="of:=STDEV([.B14:.B714])" office:value-type="float" office:value="0.00000000000065416607834177" calcext:value-type="float">
            <text:p>0.00</text:p>
          </table:table-cell>
          <table:table-cell table:style-name="ce5" table:formula="of:=STDEV([.C14:.C714])" office:value-type="float" office:value="0.718193790207293" calcext:value-type="float">
            <text:p>0.72</text:p>
          </table:table-cell>
          <table:table-cell table:style-name="ce5" table:formula="of:=STDEV([.D14:.D714])" office:value-type="float" office:value="1.52496296570586" calcext:value-type="float">
            <text:p>1.52</text:p>
          </table:table-cell>
          <table:table-cell table:style-name="ce5" table:formula="of:=STDEV([.E14:.E714])" office:value-type="float" office:value="1.74855373169737" calcext:value-type="float">
            <text:p>1.75</text:p>
          </table:table-cell>
          <table:table-cell table:style-name="ce5" table:formula="of:=STDEV([.F14:.F714])" office:value-type="float" office:value="0.000000000000373301294705901" calcext:value-type="float">
            <text:p>0.00</text:p>
          </table:table-cell>
          <table:table-cell table:style-name="ce5" table:formula="of:=STDEV([.G14:.G714])" office:value-type="float" office:value="0.0724099190647856" calcext:value-type="float">
            <text:p>0.07</text:p>
          </table:table-cell>
          <table:table-cell table:style-name="ce5" table:formula="of:=STDEV([.H14:.H714])" office:value-type="float" office:value="0.123525695538226" calcext:value-type="float">
            <text:p>0.12</text:p>
          </table:table-cell>
          <table:table-cell table:style-name="ce5" table:formula="of:=STDEV([.I14:.I714])" office:value-type="float" office:value="0.146805091203336" calcext:value-type="float">
            <text:p>0.15</text:p>
          </table:table-cell>
          <table:table-cell table:style-name="ce5" table:formula="of:=STDEV([.J14:.J714])" office:value-type="float" office:value="0" calcext:value-type="float">
            <text:p>0.00</text:p>
          </table:table-cell>
          <table:table-cell table:style-name="ce5" table:formula="of:=STDEV([.K14:.K714])" office:value-type="float" office:value="0.10954929493477" calcext:value-type="float">
            <text:p>0.11</text:p>
          </table:table-cell>
          <table:table-cell table:style-name="ce5" table:formula="of:=STDEV([.L14:.L714])" office:value-type="float" office:value="0.164550058553132" calcext:value-type="float">
            <text:p>0.16</text:p>
          </table:table-cell>
          <table:table-cell table:style-name="ce5" table:formula="of:=STDEV([.M14:.M714])" office:value-type="float" office:value="0.183712448598684" calcext:value-type="float">
            <text:p>0.18</text:p>
          </table:table-cell>
          <table:table-cell table:style-name="ce5" table:formula="of:=STDEV([.N14:.N714])" office:value-type="float" office:value="0.0000000000000782155093669507" calcext:value-type="float">
            <text:p>0.00</text:p>
          </table:table-cell>
          <table:table-cell table:style-name="ce5" table:formula="of:=STDEV([.O14:.O714])" office:value-type="float" office:value="0.236261698890154" calcext:value-type="float">
            <text:p>0.24</text:p>
          </table:table-cell>
          <table:table-cell table:style-name="ce5" table:formula="of:=STDEV([.P14:.P714])" office:value-type="float" office:value="0.355426670822684" calcext:value-type="float">
            <text:p>0.36</text:p>
          </table:table-cell>
          <table:table-cell table:style-name="ce5" table:formula="of:=STDEV([.Q14:.Q714])" office:value-type="float" office:value="0.389252334805978" calcext:value-type="float">
            <text:p>0.39</text:p>
          </table:table-cell>
          <table:table-cell table:style-name="ce5" table:formula="of:=STDEV([.R14:.R714])" office:value-type="float" office:value="0" calcext:value-type="float">
            <text:p>0.00</text:p>
          </table:table-cell>
          <table:table-cell table:style-name="ce5" table:formula="of:=STDEV([.S14:.S714])" office:value-type="float" office:value="0.186689133655567" calcext:value-type="float">
            <text:p>0.19</text:p>
          </table:table-cell>
          <table:table-cell table:style-name="ce5" table:formula="of:=STDEV([.T14:.T714])" office:value-type="float" office:value="0.331685608134342" calcext:value-type="float">
            <text:p>0.33</text:p>
          </table:table-cell>
          <table:table-cell table:style-name="ce5" table:formula="of:=STDEV([.U14:.U714])" office:value-type="float" office:value="0.370661372329724" calcext:value-type="float">
            <text:p>0.37</text:p>
          </table:table-cell>
          <table:table-cell table:number-columns-repeated="20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LEFT HAND: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humb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Middle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Ring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Pinky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office:value-type="string" calcext:value-type="string">
            <text:p>Metacarpal</text:p>
          </table:table-cell>
          <table:table-cell office:value-type="string" calcext:value-type="string">
            <text:p><text:s/>Proximal</text:p>
          </table:table-cell>
          <table:table-cell office:value-type="string" calcext:value-type="string">
            <text:p><text:s/>Middle</text:p>
          </table:table-cell>
          <table:table-cell office:value-type="string" calcext:value-type="string">
            <text:p><text:s/>Distal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346" calcext:value-type="float">
            <text:p>55.6346</text:p>
          </table:table-cell>
          <table:table-cell office:value-type="float" office:value="74.7218" calcext:value-type="float">
            <text:p>74.7218</text:p>
          </table:table-cell>
          <table:table-cell office:value-type="float" office:value="97.5609" calcext:value-type="float">
            <text:p>97.56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56" calcext:value-type="float">
            <text:p>47.5856</text:p>
          </table:table-cell>
          <table:table-cell office:value-type="float" office:value="75.4687" calcext:value-type="float">
            <text:p>75.4687</text:p>
          </table:table-cell>
          <table:table-cell office:value-type="float" office:value="93.527" calcext:value-type="float">
            <text:p>93.5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28" calcext:value-type="float">
            <text:p>45.2028</text:p>
          </table:table-cell>
          <table:table-cell office:value-type="float" office:value="80.2181" calcext:value-type="float">
            <text:p>80.2181</text:p>
          </table:table-cell>
          <table:table-cell office:value-type="float" office:value="101.867" calcext:value-type="float">
            <text:p>101.8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48" calcext:value-type="float">
            <text:p>41.4248</text:p>
          </table:table-cell>
          <table:table-cell office:value-type="float" office:value="72.7555" calcext:value-type="float">
            <text:p>72.7555</text:p>
          </table:table-cell>
          <table:table-cell office:value-type="float" office:value="93.4856" calcext:value-type="float">
            <text:p>93.48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22" calcext:value-type="float">
            <text:p>43.6022</text:p>
          </table:table-cell>
          <table:table-cell office:value-type="float" office:value="61.7591" calcext:value-type="float">
            <text:p>61.7591</text:p>
          </table:table-cell>
          <table:table-cell office:value-type="float" office:value="76.0731" calcext:value-type="float">
            <text:p>76.07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364" calcext:value-type="float">
            <text:p>55.6364</text:p>
          </table:table-cell>
          <table:table-cell office:value-type="float" office:value="74.7253" calcext:value-type="float">
            <text:p>74.7253</text:p>
          </table:table-cell>
          <table:table-cell office:value-type="float" office:value="97.5647" calcext:value-type="float">
            <text:p>97.564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48" calcext:value-type="float">
            <text:p>47.5848</text:p>
          </table:table-cell>
          <table:table-cell office:value-type="float" office:value="75.4673" calcext:value-type="float">
            <text:p>75.4673</text:p>
          </table:table-cell>
          <table:table-cell office:value-type="float" office:value="93.5252" calcext:value-type="float">
            <text:p>93.52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27" calcext:value-type="float">
            <text:p>45.2027</text:p>
          </table:table-cell>
          <table:table-cell office:value-type="float" office:value="80.218" calcext:value-type="float">
            <text:p>80.218</text:p>
          </table:table-cell>
          <table:table-cell office:value-type="float" office:value="101.867" calcext:value-type="float">
            <text:p>101.8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54" calcext:value-type="float">
            <text:p>41.4254</text:p>
          </table:table-cell>
          <table:table-cell office:value-type="float" office:value="72.7562" calcext:value-type="float">
            <text:p>72.7562</text:p>
          </table:table-cell>
          <table:table-cell office:value-type="float" office:value="93.4859" calcext:value-type="float">
            <text:p>93.485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2" calcext:value-type="float">
            <text:p>43.602</text:p>
          </table:table-cell>
          <table:table-cell office:value-type="float" office:value="61.7582" calcext:value-type="float">
            <text:p>61.7582</text:p>
          </table:table-cell>
          <table:table-cell office:value-type="float" office:value="76.0708" calcext:value-type="float">
            <text:p>76.07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548" calcext:value-type="float">
            <text:p>55.6548</text:p>
          </table:table-cell>
          <table:table-cell office:value-type="float" office:value="74.7673" calcext:value-type="float">
            <text:p>74.7673</text:p>
          </table:table-cell>
          <table:table-cell office:value-type="float" office:value="97.6125" calcext:value-type="float">
            <text:p>97.61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33" calcext:value-type="float">
            <text:p>47.5833</text:p>
          </table:table-cell>
          <table:table-cell office:value-type="float" office:value="75.4648" calcext:value-type="float">
            <text:p>75.4648</text:p>
          </table:table-cell>
          <table:table-cell office:value-type="float" office:value="93.5223" calcext:value-type="float">
            <text:p>93.52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28" calcext:value-type="float">
            <text:p>45.2028</text:p>
          </table:table-cell>
          <table:table-cell office:value-type="float" office:value="80.2185" calcext:value-type="float">
            <text:p>80.2185</text:p>
          </table:table-cell>
          <table:table-cell office:value-type="float" office:value="101.868" calcext:value-type="float">
            <text:p>101.8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67" calcext:value-type="float">
            <text:p>41.4267</text:p>
          </table:table-cell>
          <table:table-cell office:value-type="float" office:value="72.7576" calcext:value-type="float">
            <text:p>72.7576</text:p>
          </table:table-cell>
          <table:table-cell office:value-type="float" office:value="93.4865" calcext:value-type="float">
            <text:p>93.48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32" calcext:value-type="float">
            <text:p>43.6032</text:p>
          </table:table-cell>
          <table:table-cell office:value-type="float" office:value="61.7597" calcext:value-type="float">
            <text:p>61.7597</text:p>
          </table:table-cell>
          <table:table-cell office:value-type="float" office:value="76.0716" calcext:value-type="float">
            <text:p>76.07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714" calcext:value-type="float">
            <text:p>55.6714</text:p>
          </table:table-cell>
          <table:table-cell office:value-type="float" office:value="74.8039" calcext:value-type="float">
            <text:p>74.8039</text:p>
          </table:table-cell>
          <table:table-cell office:value-type="float" office:value="97.6542" calcext:value-type="float">
            <text:p>97.65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99" calcext:value-type="float">
            <text:p>47.5799</text:p>
          </table:table-cell>
          <table:table-cell office:value-type="float" office:value="75.4591" calcext:value-type="float">
            <text:p>75.4591</text:p>
          </table:table-cell>
          <table:table-cell office:value-type="float" office:value="93.5158" calcext:value-type="float">
            <text:p>93.51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33" calcext:value-type="float">
            <text:p>45.2033</text:p>
          </table:table-cell>
          <table:table-cell office:value-type="float" office:value="80.2194" calcext:value-type="float">
            <text:p>80.2194</text:p>
          </table:table-cell>
          <table:table-cell office:value-type="float" office:value="101.87" calcext:value-type="float">
            <text:p>101.8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75" calcext:value-type="float">
            <text:p>41.4275</text:p>
          </table:table-cell>
          <table:table-cell office:value-type="float" office:value="72.7582" calcext:value-type="float">
            <text:p>72.7582</text:p>
          </table:table-cell>
          <table:table-cell office:value-type="float" office:value="93.4865" calcext:value-type="float">
            <text:p>93.48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32" calcext:value-type="float">
            <text:p>43.6032</text:p>
          </table:table-cell>
          <table:table-cell office:value-type="float" office:value="61.7592" calcext:value-type="float">
            <text:p>61.7592</text:p>
          </table:table-cell>
          <table:table-cell office:value-type="float" office:value="76.0701" calcext:value-type="float">
            <text:p>76.0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807" calcext:value-type="float">
            <text:p>55.6807</text:p>
          </table:table-cell>
          <table:table-cell office:value-type="float" office:value="74.823" calcext:value-type="float">
            <text:p>74.823</text:p>
          </table:table-cell>
          <table:table-cell office:value-type="float" office:value="97.6757" calcext:value-type="float">
            <text:p>97.67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87" calcext:value-type="float">
            <text:p>47.5787</text:p>
          </table:table-cell>
          <table:table-cell office:value-type="float" office:value="75.4572" calcext:value-type="float">
            <text:p>75.4572</text:p>
          </table:table-cell>
          <table:table-cell office:value-type="float" office:value="93.5137" calcext:value-type="float">
            <text:p>93.51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42" calcext:value-type="float">
            <text:p>45.2042</text:p>
          </table:table-cell>
          <table:table-cell office:value-type="float" office:value="80.2208" calcext:value-type="float">
            <text:p>80.2208</text:p>
          </table:table-cell>
          <table:table-cell office:value-type="float" office:value="101.872" calcext:value-type="float">
            <text:p>101.8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71" calcext:value-type="float">
            <text:p>41.4271</text:p>
          </table:table-cell>
          <table:table-cell office:value-type="float" office:value="72.7572" calcext:value-type="float">
            <text:p>72.7572</text:p>
          </table:table-cell>
          <table:table-cell office:value-type="float" office:value="93.4847" calcext:value-type="float">
            <text:p>93.48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27" calcext:value-type="float">
            <text:p>43.6027</text:p>
          </table:table-cell>
          <table:table-cell office:value-type="float" office:value="61.7577" calcext:value-type="float">
            <text:p>61.7577</text:p>
          </table:table-cell>
          <table:table-cell office:value-type="float" office:value="76.0671" calcext:value-type="float">
            <text:p>76.06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923" calcext:value-type="float">
            <text:p>55.6923</text:p>
          </table:table-cell>
          <table:table-cell office:value-type="float" office:value="74.8513" calcext:value-type="float">
            <text:p>74.8513</text:p>
          </table:table-cell>
          <table:table-cell office:value-type="float" office:value="97.7098" calcext:value-type="float">
            <text:p>97.70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8" calcext:value-type="float">
            <text:p>47.578</text:p>
          </table:table-cell>
          <table:table-cell office:value-type="float" office:value="75.4561" calcext:value-type="float">
            <text:p>75.4561</text:p>
          </table:table-cell>
          <table:table-cell office:value-type="float" office:value="93.5124" calcext:value-type="float">
            <text:p>93.51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31" calcext:value-type="float">
            <text:p>45.2031</text:p>
          </table:table-cell>
          <table:table-cell office:value-type="float" office:value="80.2196" calcext:value-type="float">
            <text:p>80.2196</text:p>
          </table:table-cell>
          <table:table-cell office:value-type="float" office:value="101.871" calcext:value-type="float">
            <text:p>101.8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81" calcext:value-type="float">
            <text:p>41.4281</text:p>
          </table:table-cell>
          <table:table-cell office:value-type="float" office:value="72.7583" calcext:value-type="float">
            <text:p>72.7583</text:p>
          </table:table-cell>
          <table:table-cell office:value-type="float" office:value="93.4853" calcext:value-type="float">
            <text:p>93.48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24" calcext:value-type="float">
            <text:p>43.6024</text:p>
          </table:table-cell>
          <table:table-cell office:value-type="float" office:value="61.7572" calcext:value-type="float">
            <text:p>61.7572</text:p>
          </table:table-cell>
          <table:table-cell office:value-type="float" office:value="76.0664" calcext:value-type="float">
            <text:p>76.06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912" calcext:value-type="float">
            <text:p>55.6912</text:p>
          </table:table-cell>
          <table:table-cell office:value-type="float" office:value="74.8507" calcext:value-type="float">
            <text:p>74.8507</text:p>
          </table:table-cell>
          <table:table-cell office:value-type="float" office:value="97.7111" calcext:value-type="float">
            <text:p>97.711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69" calcext:value-type="float">
            <text:p>47.5769</text:p>
          </table:table-cell>
          <table:table-cell office:value-type="float" office:value="75.4542" calcext:value-type="float">
            <text:p>75.4542</text:p>
          </table:table-cell>
          <table:table-cell office:value-type="float" office:value="93.5102" calcext:value-type="float">
            <text:p>93.510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15" calcext:value-type="float">
            <text:p>45.2015</text:p>
          </table:table-cell>
          <table:table-cell office:value-type="float" office:value="80.2173" calcext:value-type="float">
            <text:p>80.2173</text:p>
          </table:table-cell>
          <table:table-cell office:value-type="float" office:value="101.868" calcext:value-type="float">
            <text:p>101.8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8" calcext:value-type="float">
            <text:p>41.428</text:p>
          </table:table-cell>
          <table:table-cell office:value-type="float" office:value="72.7579" calcext:value-type="float">
            <text:p>72.7579</text:p>
          </table:table-cell>
          <table:table-cell office:value-type="float" office:value="93.4845" calcext:value-type="float">
            <text:p>93.484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09" calcext:value-type="float">
            <text:p>43.6009</text:p>
          </table:table-cell>
          <table:table-cell office:value-type="float" office:value="61.7541" calcext:value-type="float">
            <text:p>61.7541</text:p>
          </table:table-cell>
          <table:table-cell office:value-type="float" office:value="76.0622" calcext:value-type="float">
            <text:p>76.06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879" calcext:value-type="float">
            <text:p>55.6879</text:p>
          </table:table-cell>
          <table:table-cell office:value-type="float" office:value="74.8439" calcext:value-type="float">
            <text:p>74.8439</text:p>
          </table:table-cell>
          <table:table-cell office:value-type="float" office:value="97.7046" calcext:value-type="float">
            <text:p>97.70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6" calcext:value-type="float">
            <text:p>47.576</text:p>
          </table:table-cell>
          <table:table-cell office:value-type="float" office:value="75.4528" calcext:value-type="float">
            <text:p>75.4528</text:p>
          </table:table-cell>
          <table:table-cell office:value-type="float" office:value="93.5087" calcext:value-type="float">
            <text:p>93.50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92" calcext:value-type="float">
            <text:p>45.1992</text:p>
          </table:table-cell>
          <table:table-cell office:value-type="float" office:value="80.2141" calcext:value-type="float">
            <text:p>80.2141</text:p>
          </table:table-cell>
          <table:table-cell office:value-type="float" office:value="101.865" calcext:value-type="float">
            <text:p>101.8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35" calcext:value-type="float">
            <text:p>41.4235</text:p>
          </table:table-cell>
          <table:table-cell office:value-type="float" office:value="72.7509" calcext:value-type="float">
            <text:p>72.7509</text:p>
          </table:table-cell>
          <table:table-cell office:value-type="float" office:value="93.4765" calcext:value-type="float">
            <text:p>93.47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79" calcext:value-type="float">
            <text:p>43.5979</text:p>
          </table:table-cell>
          <table:table-cell office:value-type="float" office:value="61.7481" calcext:value-type="float">
            <text:p>61.7481</text:p>
          </table:table-cell>
          <table:table-cell office:value-type="float" office:value="76.054" calcext:value-type="float">
            <text:p>76.0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132" calcext:value-type="float">
            <text:p>55.7132</text:p>
          </table:table-cell>
          <table:table-cell office:value-type="float" office:value="74.8985" calcext:value-type="float">
            <text:p>74.8985</text:p>
          </table:table-cell>
          <table:table-cell office:value-type="float" office:value="97.7656" calcext:value-type="float">
            <text:p>97.76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52" calcext:value-type="float">
            <text:p>47.5752</text:p>
          </table:table-cell>
          <table:table-cell office:value-type="float" office:value="75.4515" calcext:value-type="float">
            <text:p>75.4515</text:p>
          </table:table-cell>
          <table:table-cell office:value-type="float" office:value="93.5074" calcext:value-type="float">
            <text:p>93.507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87" calcext:value-type="float">
            <text:p>45.1987</text:p>
          </table:table-cell>
          <table:table-cell office:value-type="float" office:value="80.2133" calcext:value-type="float">
            <text:p>80.2133</text:p>
          </table:table-cell>
          <table:table-cell office:value-type="float" office:value="101.864" calcext:value-type="float">
            <text:p>101.8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22" calcext:value-type="float">
            <text:p>41.4222</text:p>
          </table:table-cell>
          <table:table-cell office:value-type="float" office:value="72.7492" calcext:value-type="float">
            <text:p>72.7492</text:p>
          </table:table-cell>
          <table:table-cell office:value-type="float" office:value="93.475" calcext:value-type="float">
            <text:p>93.4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65" calcext:value-type="float">
            <text:p>43.5965</text:p>
          </table:table-cell>
          <table:table-cell office:value-type="float" office:value="61.7453" calcext:value-type="float">
            <text:p>61.7453</text:p>
          </table:table-cell>
          <table:table-cell office:value-type="float" office:value="76.0505" calcext:value-type="float">
            <text:p>76.05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508" calcext:value-type="float">
            <text:p>55.7508</text:p>
          </table:table-cell>
          <table:table-cell office:value-type="float" office:value="74.9844" calcext:value-type="float">
            <text:p>74.9844</text:p>
          </table:table-cell>
          <table:table-cell office:value-type="float" office:value="97.8638" calcext:value-type="float">
            <text:p>97.86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41" calcext:value-type="float">
            <text:p>47.5741</text:p>
          </table:table-cell>
          <table:table-cell office:value-type="float" office:value="75.4496" calcext:value-type="float">
            <text:p>75.4496</text:p>
          </table:table-cell>
          <table:table-cell office:value-type="float" office:value="93.5053" calcext:value-type="float">
            <text:p>93.50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81" calcext:value-type="float">
            <text:p>45.1981</text:p>
          </table:table-cell>
          <table:table-cell office:value-type="float" office:value="80.2126" calcext:value-type="float">
            <text:p>80.2126</text:p>
          </table:table-cell>
          <table:table-cell office:value-type="float" office:value="101.864" calcext:value-type="float">
            <text:p>101.8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25" calcext:value-type="float">
            <text:p>41.4225</text:p>
          </table:table-cell>
          <table:table-cell office:value-type="float" office:value="72.7495" calcext:value-type="float">
            <text:p>72.7495</text:p>
          </table:table-cell>
          <table:table-cell office:value-type="float" office:value="93.475" calcext:value-type="float">
            <text:p>93.4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65" calcext:value-type="float">
            <text:p>43.5965</text:p>
          </table:table-cell>
          <table:table-cell office:value-type="float" office:value="61.7456" calcext:value-type="float">
            <text:p>61.7456</text:p>
          </table:table-cell>
          <table:table-cell office:value-type="float" office:value="76.0516" calcext:value-type="float">
            <text:p>76.05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571" calcext:value-type="float">
            <text:p>55.7571</text:p>
          </table:table-cell>
          <table:table-cell office:value-type="float" office:value="74.9986" calcext:value-type="float">
            <text:p>74.9986</text:p>
          </table:table-cell>
          <table:table-cell office:value-type="float" office:value="97.8801" calcext:value-type="float">
            <text:p>97.880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42" calcext:value-type="float">
            <text:p>47.5742</text:p>
          </table:table-cell>
          <table:table-cell office:value-type="float" office:value="75.4498" calcext:value-type="float">
            <text:p>75.4498</text:p>
          </table:table-cell>
          <table:table-cell office:value-type="float" office:value="93.5056" calcext:value-type="float">
            <text:p>93.50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71" calcext:value-type="float">
            <text:p>45.1971</text:p>
          </table:table-cell>
          <table:table-cell office:value-type="float" office:value="80.2113" calcext:value-type="float">
            <text:p>80.2113</text:p>
          </table:table-cell>
          <table:table-cell office:value-type="float" office:value="101.863" calcext:value-type="float">
            <text:p>101.8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21" calcext:value-type="float">
            <text:p>41.4221</text:p>
          </table:table-cell>
          <table:table-cell office:value-type="float" office:value="72.7489" calcext:value-type="float">
            <text:p>72.7489</text:p>
          </table:table-cell>
          <table:table-cell office:value-type="float" office:value="93.4744" calcext:value-type="float">
            <text:p>93.47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56" calcext:value-type="float">
            <text:p>43.5956</text:p>
          </table:table-cell>
          <table:table-cell office:value-type="float" office:value="61.744" calcext:value-type="float">
            <text:p>61.744</text:p>
          </table:table-cell>
          <table:table-cell office:value-type="float" office:value="76.0497" calcext:value-type="float">
            <text:p>76.04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662" calcext:value-type="float">
            <text:p>55.7662</text:p>
          </table:table-cell>
          <table:table-cell office:value-type="float" office:value="75.0198" calcext:value-type="float">
            <text:p>75.0198</text:p>
          </table:table-cell>
          <table:table-cell office:value-type="float" office:value="97.904" calcext:value-type="float">
            <text:p>97.90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42" calcext:value-type="float">
            <text:p>47.5742</text:p>
          </table:table-cell>
          <table:table-cell office:value-type="float" office:value="75.4499" calcext:value-type="float">
            <text:p>75.4499</text:p>
          </table:table-cell>
          <table:table-cell office:value-type="float" office:value="93.5057" calcext:value-type="float">
            <text:p>93.50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68" calcext:value-type="float">
            <text:p>45.1968</text:p>
          </table:table-cell>
          <table:table-cell office:value-type="float" office:value="80.2109" calcext:value-type="float">
            <text:p>80.2109</text:p>
          </table:table-cell>
          <table:table-cell office:value-type="float" office:value="101.862" calcext:value-type="float">
            <text:p>101.8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14" calcext:value-type="float">
            <text:p>41.4214</text:p>
          </table:table-cell>
          <table:table-cell office:value-type="float" office:value="72.7479" calcext:value-type="float">
            <text:p>72.7479</text:p>
          </table:table-cell>
          <table:table-cell office:value-type="float" office:value="93.4736" calcext:value-type="float">
            <text:p>93.47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65" calcext:value-type="float">
            <text:p>43.5965</text:p>
          </table:table-cell>
          <table:table-cell office:value-type="float" office:value="61.7457" calcext:value-type="float">
            <text:p>61.7457</text:p>
          </table:table-cell>
          <table:table-cell office:value-type="float" office:value="76.0519" calcext:value-type="float">
            <text:p>76.05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736" calcext:value-type="float">
            <text:p>55.7736</text:p>
          </table:table-cell>
          <table:table-cell office:value-type="float" office:value="75.0355" calcext:value-type="float">
            <text:p>75.0355</text:p>
          </table:table-cell>
          <table:table-cell office:value-type="float" office:value="97.9211" calcext:value-type="float">
            <text:p>97.921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28" calcext:value-type="float">
            <text:p>47.5728</text:p>
          </table:table-cell>
          <table:table-cell office:value-type="float" office:value="75.4478" calcext:value-type="float">
            <text:p>75.4478</text:p>
          </table:table-cell>
          <table:table-cell office:value-type="float" office:value="93.5035" calcext:value-type="float">
            <text:p>93.50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65" calcext:value-type="float">
            <text:p>45.1965</text:p>
          </table:table-cell>
          <table:table-cell office:value-type="float" office:value="80.2105" calcext:value-type="float">
            <text:p>80.2105</text:p>
          </table:table-cell>
          <table:table-cell office:value-type="float" office:value="101.862" calcext:value-type="float">
            <text:p>101.8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97" calcext:value-type="float">
            <text:p>41.4197</text:p>
          </table:table-cell>
          <table:table-cell office:value-type="float" office:value="72.7458" calcext:value-type="float">
            <text:p>72.7458</text:p>
          </table:table-cell>
          <table:table-cell office:value-type="float" office:value="93.4718" calcext:value-type="float">
            <text:p>93.47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36" calcext:value-type="float">
            <text:p>43.5936</text:p>
          </table:table-cell>
          <table:table-cell office:value-type="float" office:value="61.7402" calcext:value-type="float">
            <text:p>61.7402</text:p>
          </table:table-cell>
          <table:table-cell office:value-type="float" office:value="76.0449" calcext:value-type="float">
            <text:p>76.04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772" calcext:value-type="float">
            <text:p>55.7772</text:p>
          </table:table-cell>
          <table:table-cell office:value-type="float" office:value="75.0419" calcext:value-type="float">
            <text:p>75.0419</text:p>
          </table:table-cell>
          <table:table-cell office:value-type="float" office:value="97.9274" calcext:value-type="float">
            <text:p>97.92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19" calcext:value-type="float">
            <text:p>47.5719</text:p>
          </table:table-cell>
          <table:table-cell office:value-type="float" office:value="75.4463" calcext:value-type="float">
            <text:p>75.4463</text:p>
          </table:table-cell>
          <table:table-cell office:value-type="float" office:value="93.5019" calcext:value-type="float">
            <text:p>93.50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55" calcext:value-type="float">
            <text:p>45.1955</text:p>
          </table:table-cell>
          <table:table-cell office:value-type="float" office:value="80.2092" calcext:value-type="float">
            <text:p>80.2092</text:p>
          </table:table-cell>
          <table:table-cell office:value-type="float" office:value="101.861" calcext:value-type="float">
            <text:p>101.8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61" calcext:value-type="float">
            <text:p>41.4161</text:p>
          </table:table-cell>
          <table:table-cell office:value-type="float" office:value="72.7407" calcext:value-type="float">
            <text:p>72.7407</text:p>
          </table:table-cell>
          <table:table-cell office:value-type="float" office:value="93.4666" calcext:value-type="float">
            <text:p>93.46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32" calcext:value-type="float">
            <text:p>43.5932</text:p>
          </table:table-cell>
          <table:table-cell office:value-type="float" office:value="61.7398" calcext:value-type="float">
            <text:p>61.7398</text:p>
          </table:table-cell>
          <table:table-cell office:value-type="float" office:value="76.0452" calcext:value-type="float">
            <text:p>76.04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79" calcext:value-type="float">
            <text:p>55.779</text:p>
          </table:table-cell>
          <table:table-cell office:value-type="float" office:value="75.0462" calcext:value-type="float">
            <text:p>75.0462</text:p>
          </table:table-cell>
          <table:table-cell office:value-type="float" office:value="97.932" calcext:value-type="float">
            <text:p>97.9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18" calcext:value-type="float">
            <text:p>47.5718</text:p>
          </table:table-cell>
          <table:table-cell office:value-type="float" office:value="75.4461" calcext:value-type="float">
            <text:p>75.4461</text:p>
          </table:table-cell>
          <table:table-cell office:value-type="float" office:value="93.5017" calcext:value-type="float">
            <text:p>93.50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44" calcext:value-type="float">
            <text:p>45.1944</text:p>
          </table:table-cell>
          <table:table-cell office:value-type="float" office:value="80.2078" calcext:value-type="float">
            <text:p>80.2078</text:p>
          </table:table-cell>
          <table:table-cell office:value-type="float" office:value="101.86" calcext:value-type="float">
            <text:p>101.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5" calcext:value-type="float">
            <text:p>41.415</text:p>
          </table:table-cell>
          <table:table-cell office:value-type="float" office:value="72.739" calcext:value-type="float">
            <text:p>72.739</text:p>
          </table:table-cell>
          <table:table-cell office:value-type="float" office:value="93.4648" calcext:value-type="float">
            <text:p>93.46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25" calcext:value-type="float">
            <text:p>43.5925</text:p>
          </table:table-cell>
          <table:table-cell office:value-type="float" office:value="61.7389" calcext:value-type="float">
            <text:p>61.7389</text:p>
          </table:table-cell>
          <table:table-cell office:value-type="float" office:value="76.0451" calcext:value-type="float">
            <text:p>76.04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798" calcext:value-type="float">
            <text:p>55.7798</text:p>
          </table:table-cell>
          <table:table-cell office:value-type="float" office:value="75.0479" calcext:value-type="float">
            <text:p>75.0479</text:p>
          </table:table-cell>
          <table:table-cell office:value-type="float" office:value="97.9337" calcext:value-type="float">
            <text:p>97.93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94" calcext:value-type="float">
            <text:p>47.5694</text:p>
          </table:table-cell>
          <table:table-cell office:value-type="float" office:value="75.4421" calcext:value-type="float">
            <text:p>75.4421</text:p>
          </table:table-cell>
          <table:table-cell office:value-type="float" office:value="93.4971" calcext:value-type="float">
            <text:p>93.49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38" calcext:value-type="float">
            <text:p>45.1938</text:p>
          </table:table-cell>
          <table:table-cell office:value-type="float" office:value="80.2069" calcext:value-type="float">
            <text:p>80.2069</text:p>
          </table:table-cell>
          <table:table-cell office:value-type="float" office:value="101.859" calcext:value-type="float">
            <text:p>101.8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48" calcext:value-type="float">
            <text:p>41.4148</text:p>
          </table:table-cell>
          <table:table-cell office:value-type="float" office:value="72.7387" calcext:value-type="float">
            <text:p>72.7387</text:p>
          </table:table-cell>
          <table:table-cell office:value-type="float" office:value="93.4646" calcext:value-type="float">
            <text:p>93.46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22" calcext:value-type="float">
            <text:p>43.5922</text:p>
          </table:table-cell>
          <table:table-cell office:value-type="float" office:value="61.739" calcext:value-type="float">
            <text:p>61.739</text:p>
          </table:table-cell>
          <table:table-cell office:value-type="float" office:value="76.0461" calcext:value-type="float">
            <text:p>76.04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01" calcext:value-type="float">
            <text:p>55.7901</text:p>
          </table:table-cell>
          <table:table-cell office:value-type="float" office:value="75.0682" calcext:value-type="float">
            <text:p>75.0682</text:p>
          </table:table-cell>
          <table:table-cell office:value-type="float" office:value="97.9546" calcext:value-type="float">
            <text:p>97.95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84" calcext:value-type="float">
            <text:p>47.5684</text:p>
          </table:table-cell>
          <table:table-cell office:value-type="float" office:value="75.4404" calcext:value-type="float">
            <text:p>75.4404</text:p>
          </table:table-cell>
          <table:table-cell office:value-type="float" office:value="93.4949" calcext:value-type="float">
            <text:p>93.49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36" calcext:value-type="float">
            <text:p>45.1936</text:p>
          </table:table-cell>
          <table:table-cell office:value-type="float" office:value="80.2067" calcext:value-type="float">
            <text:p>80.2067</text:p>
          </table:table-cell>
          <table:table-cell office:value-type="float" office:value="101.859" calcext:value-type="float">
            <text:p>101.8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48" calcext:value-type="float">
            <text:p>41.4148</text:p>
          </table:table-cell>
          <table:table-cell office:value-type="float" office:value="72.7388" calcext:value-type="float">
            <text:p>72.7388</text:p>
          </table:table-cell>
          <table:table-cell office:value-type="float" office:value="93.4647" calcext:value-type="float">
            <text:p>93.46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28" calcext:value-type="float">
            <text:p>43.5928</text:p>
          </table:table-cell>
          <table:table-cell office:value-type="float" office:value="61.7403" calcext:value-type="float">
            <text:p>61.7403</text:p>
          </table:table-cell>
          <table:table-cell office:value-type="float" office:value="76.0481" calcext:value-type="float">
            <text:p>76.04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07" calcext:value-type="float">
            <text:p>55.7907</text:p>
          </table:table-cell>
          <table:table-cell office:value-type="float" office:value="75.0687" calcext:value-type="float">
            <text:p>75.0687</text:p>
          </table:table-cell>
          <table:table-cell office:value-type="float" office:value="97.9545" calcext:value-type="float">
            <text:p>97.95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79" calcext:value-type="float">
            <text:p>47.5679</text:p>
          </table:table-cell>
          <table:table-cell office:value-type="float" office:value="75.4395" calcext:value-type="float">
            <text:p>75.4395</text:p>
          </table:table-cell>
          <table:table-cell office:value-type="float" office:value="93.4938" calcext:value-type="float">
            <text:p>93.49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35" calcext:value-type="float">
            <text:p>45.1935</text:p>
          </table:table-cell>
          <table:table-cell office:value-type="float" office:value="80.2066" calcext:value-type="float">
            <text:p>80.2066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25" calcext:value-type="float">
            <text:p>41.4125</text:p>
          </table:table-cell>
          <table:table-cell office:value-type="float" office:value="72.7355" calcext:value-type="float">
            <text:p>72.7355</text:p>
          </table:table-cell>
          <table:table-cell office:value-type="float" office:value="93.4616" calcext:value-type="float">
            <text:p>93.46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36" calcext:value-type="float">
            <text:p>43.5936</text:p>
          </table:table-cell>
          <table:table-cell office:value-type="float" office:value="61.7419" calcext:value-type="float">
            <text:p>61.7419</text:p>
          </table:table-cell>
          <table:table-cell office:value-type="float" office:value="76.0505" calcext:value-type="float">
            <text:p>76.05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874" calcext:value-type="float">
            <text:p>55.7874</text:p>
          </table:table-cell>
          <table:table-cell office:value-type="float" office:value="75.0594" calcext:value-type="float">
            <text:p>75.0594</text:p>
          </table:table-cell>
          <table:table-cell office:value-type="float" office:value="97.9429" calcext:value-type="float">
            <text:p>97.94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66" calcext:value-type="float">
            <text:p>47.5666</text:p>
          </table:table-cell>
          <table:table-cell office:value-type="float" office:value="75.4371" calcext:value-type="float">
            <text:p>75.4371</text:p>
          </table:table-cell>
          <table:table-cell office:value-type="float" office:value="93.4909" calcext:value-type="float">
            <text:p>93.49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34" calcext:value-type="float">
            <text:p>45.1934</text:p>
          </table:table-cell>
          <table:table-cell office:value-type="float" office:value="80.2064" calcext:value-type="float">
            <text:p>80.2064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094" calcext:value-type="float">
            <text:p>41.4094</text:p>
          </table:table-cell>
          <table:table-cell office:value-type="float" office:value="72.7311" calcext:value-type="float">
            <text:p>72.7311</text:p>
          </table:table-cell>
          <table:table-cell office:value-type="float" office:value="93.457" calcext:value-type="float">
            <text:p>93.45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35" calcext:value-type="float">
            <text:p>43.5935</text:p>
          </table:table-cell>
          <table:table-cell office:value-type="float" office:value="61.7421" calcext:value-type="float">
            <text:p>61.7421</text:p>
          </table:table-cell>
          <table:table-cell office:value-type="float" office:value="76.0513" calcext:value-type="float">
            <text:p>76.05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34" calcext:value-type="float">
            <text:p>55.7934</text:p>
          </table:table-cell>
          <table:table-cell office:value-type="float" office:value="75.0711" calcext:value-type="float">
            <text:p>75.0711</text:p>
          </table:table-cell>
          <table:table-cell office:value-type="float" office:value="97.9554" calcext:value-type="float">
            <text:p>97.95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54" calcext:value-type="float">
            <text:p>47.5654</text:p>
          </table:table-cell>
          <table:table-cell office:value-type="float" office:value="75.435" calcext:value-type="float">
            <text:p>75.435</text:p>
          </table:table-cell>
          <table:table-cell office:value-type="float" office:value="93.4883" calcext:value-type="float">
            <text:p>93.48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32" calcext:value-type="float">
            <text:p>45.1932</text:p>
          </table:table-cell>
          <table:table-cell office:value-type="float" office:value="80.2062" calcext:value-type="float">
            <text:p>80.2062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066" calcext:value-type="float">
            <text:p>41.406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93.4534" calcext:value-type="float">
            <text:p>93.453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37" calcext:value-type="float">
            <text:p>43.5937</text:p>
          </table:table-cell>
          <table:table-cell office:value-type="float" office:value="61.7425" calcext:value-type="float">
            <text:p>61.7425</text:p>
          </table:table-cell>
          <table:table-cell office:value-type="float" office:value="76.052" calcext:value-type="float">
            <text:p>76.0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37" calcext:value-type="float">
            <text:p>55.7937</text:p>
          </table:table-cell>
          <table:table-cell office:value-type="float" office:value="75.0706" calcext:value-type="float">
            <text:p>75.0706</text:p>
          </table:table-cell>
          <table:table-cell office:value-type="float" office:value="97.9545" calcext:value-type="float">
            <text:p>97.95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49" calcext:value-type="float">
            <text:p>47.5649</text:p>
          </table:table-cell>
          <table:table-cell office:value-type="float" office:value="75.4341" calcext:value-type="float">
            <text:p>75.4341</text:p>
          </table:table-cell>
          <table:table-cell office:value-type="float" office:value="93.487" calcext:value-type="float">
            <text:p>93.4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08" calcext:value-type="float">
            <text:p>45.1908</text:p>
          </table:table-cell>
          <table:table-cell office:value-type="float" office:value="80.2024" calcext:value-type="float">
            <text:p>80.2024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93" calcext:value-type="float">
            <text:p>41.3993</text:p>
          </table:table-cell>
          <table:table-cell office:value-type="float" office:value="72.7167" calcext:value-type="float">
            <text:p>72.7167</text:p>
          </table:table-cell>
          <table:table-cell office:value-type="float" office:value="93.4426" calcext:value-type="float">
            <text:p>93.44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35" calcext:value-type="float">
            <text:p>43.5935</text:p>
          </table:table-cell>
          <table:table-cell office:value-type="float" office:value="61.7423" calcext:value-type="float">
            <text:p>61.7423</text:p>
          </table:table-cell>
          <table:table-cell office:value-type="float" office:value="76.052" calcext:value-type="float">
            <text:p>76.0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54" calcext:value-type="float">
            <text:p>55.7954</text:p>
          </table:table-cell>
          <table:table-cell office:value-type="float" office:value="75.0739" calcext:value-type="float">
            <text:p>75.0739</text:p>
          </table:table-cell>
          <table:table-cell office:value-type="float" office:value="97.958" calcext:value-type="float">
            <text:p>97.95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46" calcext:value-type="float">
            <text:p>47.5646</text:p>
          </table:table-cell>
          <table:table-cell office:value-type="float" office:value="75.4336" calcext:value-type="float">
            <text:p>75.4336</text:p>
          </table:table-cell>
          <table:table-cell office:value-type="float" office:value="93.4863" calcext:value-type="float">
            <text:p>93.48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02" calcext:value-type="float">
            <text:p>45.1902</text:p>
          </table:table-cell>
          <table:table-cell office:value-type="float" office:value="80.2018" calcext:value-type="float">
            <text:p>80.2018</text:p>
          </table:table-cell>
          <table:table-cell office:value-type="float" office:value="101.853" calcext:value-type="float">
            <text:p>101.8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88" calcext:value-type="float">
            <text:p>41.3988</text:p>
          </table:table-cell>
          <table:table-cell office:value-type="float" office:value="72.7164" calcext:value-type="float">
            <text:p>72.7164</text:p>
          </table:table-cell>
          <table:table-cell office:value-type="float" office:value="93.443" calcext:value-type="float">
            <text:p>93.4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16" calcext:value-type="float">
            <text:p>43.5916</text:p>
          </table:table-cell>
          <table:table-cell office:value-type="float" office:value="61.7394" calcext:value-type="float">
            <text:p>61.7394</text:p>
          </table:table-cell>
          <table:table-cell office:value-type="float" office:value="76.0496" calcext:value-type="float">
            <text:p>76.04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07" calcext:value-type="float">
            <text:p>55.7907</text:p>
          </table:table-cell>
          <table:table-cell office:value-type="float" office:value="75.063" calcext:value-type="float">
            <text:p>75.063</text:p>
          </table:table-cell>
          <table:table-cell office:value-type="float" office:value="97.9456" calcext:value-type="float">
            <text:p>97.94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4" calcext:value-type="float">
            <text:p>47.5634</text:p>
          </table:table-cell>
          <table:table-cell office:value-type="float" office:value="75.4315" calcext:value-type="float">
            <text:p>75.4315</text:p>
          </table:table-cell>
          <table:table-cell office:value-type="float" office:value="93.4838" calcext:value-type="float">
            <text:p>93.48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88" calcext:value-type="float">
            <text:p>45.1888</text:p>
          </table:table-cell>
          <table:table-cell office:value-type="float" office:value="80.1998" calcext:value-type="float">
            <text:p>80.1998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42" calcext:value-type="float">
            <text:p>41.3942</text:p>
          </table:table-cell>
          <table:table-cell office:value-type="float" office:value="72.71" calcext:value-type="float">
            <text:p>72.71</text:p>
          </table:table-cell>
          <table:table-cell office:value-type="float" office:value="93.4366" calcext:value-type="float">
            <text:p>93.43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15" calcext:value-type="float">
            <text:p>43.5915</text:p>
          </table:table-cell>
          <table:table-cell office:value-type="float" office:value="61.7393" calcext:value-type="float">
            <text:p>61.7393</text:p>
          </table:table-cell>
          <table:table-cell office:value-type="float" office:value="76.0496" calcext:value-type="float">
            <text:p>76.04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91" calcext:value-type="float">
            <text:p>55.791</text:p>
          </table:table-cell>
          <table:table-cell office:value-type="float" office:value="75.0633" calcext:value-type="float">
            <text:p>75.0633</text:p>
          </table:table-cell>
          <table:table-cell office:value-type="float" office:value="97.9459" calcext:value-type="float">
            <text:p>97.94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2" calcext:value-type="float">
            <text:p>47.5632</text:p>
          </table:table-cell>
          <table:table-cell office:value-type="float" office:value="75.4313" calcext:value-type="float">
            <text:p>75.4313</text:p>
          </table:table-cell>
          <table:table-cell office:value-type="float" office:value="93.4835" calcext:value-type="float">
            <text:p>93.48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86" calcext:value-type="float">
            <text:p>45.1886</text:p>
          </table:table-cell>
          <table:table-cell office:value-type="float" office:value="80.1995" calcext:value-type="float">
            <text:p>80.1995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22" calcext:value-type="float">
            <text:p>41.3922</text:p>
          </table:table-cell>
          <table:table-cell office:value-type="float" office:value="72.707" calcext:value-type="float">
            <text:p>72.707</text:p>
          </table:table-cell>
          <table:table-cell office:value-type="float" office:value="93.4336" calcext:value-type="float">
            <text:p>93.43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12" calcext:value-type="float">
            <text:p>43.5912</text:p>
          </table:table-cell>
          <table:table-cell office:value-type="float" office:value="61.7388" calcext:value-type="float">
            <text:p>61.7388</text:p>
          </table:table-cell>
          <table:table-cell office:value-type="float" office:value="76.0492" calcext:value-type="float">
            <text:p>76.04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891" calcext:value-type="float">
            <text:p>55.7891</text:p>
          </table:table-cell>
          <table:table-cell office:value-type="float" office:value="75.0591" calcext:value-type="float">
            <text:p>75.0591</text:p>
          </table:table-cell>
          <table:table-cell office:value-type="float" office:value="97.9408" calcext:value-type="float">
            <text:p>97.94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3" calcext:value-type="float">
            <text:p>47.5633</text:p>
          </table:table-cell>
          <table:table-cell office:value-type="float" office:value="75.4313" calcext:value-type="float">
            <text:p>75.4313</text:p>
          </table:table-cell>
          <table:table-cell office:value-type="float" office:value="93.4834" calcext:value-type="float">
            <text:p>93.48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84" calcext:value-type="float">
            <text:p>45.1884</text:p>
          </table:table-cell>
          <table:table-cell office:value-type="float" office:value="80.1994" calcext:value-type="float">
            <text:p>80.1994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17" calcext:value-type="float">
            <text:p>41.3917</text:p>
          </table:table-cell>
          <table:table-cell office:value-type="float" office:value="72.7063" calcext:value-type="float">
            <text:p>72.7063</text:p>
          </table:table-cell>
          <table:table-cell office:value-type="float" office:value="93.4329" calcext:value-type="float">
            <text:p>93.43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02" calcext:value-type="float">
            <text:p>43.5902</text:p>
          </table:table-cell>
          <table:table-cell office:value-type="float" office:value="61.7372" calcext:value-type="float">
            <text:p>61.7372</text:p>
          </table:table-cell>
          <table:table-cell office:value-type="float" office:value="76.0477" calcext:value-type="float">
            <text:p>76.04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895" calcext:value-type="float">
            <text:p>55.7895</text:p>
          </table:table-cell>
          <table:table-cell office:value-type="float" office:value="75.0606" calcext:value-type="float">
            <text:p>75.0606</text:p>
          </table:table-cell>
          <table:table-cell office:value-type="float" office:value="97.9427" calcext:value-type="float">
            <text:p>97.94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7" calcext:value-type="float">
            <text:p>47.5637</text:p>
          </table:table-cell>
          <table:table-cell office:value-type="float" office:value="75.4319" calcext:value-type="float">
            <text:p>75.4319</text:p>
          </table:table-cell>
          <table:table-cell office:value-type="float" office:value="93.4842" calcext:value-type="float">
            <text:p>93.48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82" calcext:value-type="float">
            <text:p>45.1882</text:p>
          </table:table-cell>
          <table:table-cell office:value-type="float" office:value="80.1992" calcext:value-type="float">
            <text:p>80.1992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09" calcext:value-type="float">
            <text:p>41.3909</text:p>
          </table:table-cell>
          <table:table-cell office:value-type="float" office:value="72.7049" calcext:value-type="float">
            <text:p>72.7049</text:p>
          </table:table-cell>
          <table:table-cell office:value-type="float" office:value="93.4311" calcext:value-type="float">
            <text:p>93.43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9" calcext:value-type="float">
            <text:p>43.589</text:p>
          </table:table-cell>
          <table:table-cell office:value-type="float" office:value="61.7349" calcext:value-type="float">
            <text:p>61.7349</text:p>
          </table:table-cell>
          <table:table-cell office:value-type="float" office:value="76.0452" calcext:value-type="float">
            <text:p>76.04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893" calcext:value-type="float">
            <text:p>55.7893</text:p>
          </table:table-cell>
          <table:table-cell office:value-type="float" office:value="75.0602" calcext:value-type="float">
            <text:p>75.0602</text:p>
          </table:table-cell>
          <table:table-cell office:value-type="float" office:value="97.9422" calcext:value-type="float">
            <text:p>97.94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8" calcext:value-type="float">
            <text:p>47.5638</text:p>
          </table:table-cell>
          <table:table-cell office:value-type="float" office:value="75.4322" calcext:value-type="float">
            <text:p>75.4322</text:p>
          </table:table-cell>
          <table:table-cell office:value-type="float" office:value="93.4846" calcext:value-type="float">
            <text:p>93.48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6" calcext:value-type="float">
            <text:p>45.1876</text:p>
          </table:table-cell>
          <table:table-cell office:value-type="float" office:value="80.1987" calcext:value-type="float">
            <text:p>80.1987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898" calcext:value-type="float">
            <text:p>41.3898</text:p>
          </table:table-cell>
          <table:table-cell office:value-type="float" office:value="72.7036" calcext:value-type="float">
            <text:p>72.7036</text:p>
          </table:table-cell>
          <table:table-cell office:value-type="float" office:value="93.4299" calcext:value-type="float">
            <text:p>93.42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82" calcext:value-type="float">
            <text:p>43.5882</text:p>
          </table:table-cell>
          <table:table-cell office:value-type="float" office:value="61.7339" calcext:value-type="float">
            <text:p>61.7339</text:p>
          </table:table-cell>
          <table:table-cell office:value-type="float" office:value="76.0445" calcext:value-type="float">
            <text:p>76.04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044" calcext:value-type="float">
            <text:p>55.8044</text:p>
          </table:table-cell>
          <table:table-cell office:value-type="float" office:value="75.0927" calcext:value-type="float">
            <text:p>75.0927</text:p>
          </table:table-cell>
          <table:table-cell office:value-type="float" office:value="97.978" calcext:value-type="float">
            <text:p>97.9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" calcext:value-type="float">
            <text:p>47.563</text:p>
          </table:table-cell>
          <table:table-cell office:value-type="float" office:value="75.4311" calcext:value-type="float">
            <text:p>75.4311</text:p>
          </table:table-cell>
          <table:table-cell office:value-type="float" office:value="93.4836" calcext:value-type="float">
            <text:p>93.48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4" calcext:value-type="float">
            <text:p>45.1874</text:p>
          </table:table-cell>
          <table:table-cell office:value-type="float" office:value="80.1985" calcext:value-type="float">
            <text:p>80.1985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896" calcext:value-type="float">
            <text:p>41.3896</text:p>
          </table:table-cell>
          <table:table-cell office:value-type="float" office:value="72.7033" calcext:value-type="float">
            <text:p>72.7033</text:p>
          </table:table-cell>
          <table:table-cell office:value-type="float" office:value="93.4298" calcext:value-type="float">
            <text:p>93.42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69" calcext:value-type="float">
            <text:p>43.5869</text:p>
          </table:table-cell>
          <table:table-cell office:value-type="float" office:value="61.7319" calcext:value-type="float">
            <text:p>61.7319</text:p>
          </table:table-cell>
          <table:table-cell office:value-type="float" office:value="76.0429" calcext:value-type="float">
            <text:p>76.04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151" calcext:value-type="float">
            <text:p>55.8151</text:p>
          </table:table-cell>
          <table:table-cell office:value-type="float" office:value="75.1149" calcext:value-type="float">
            <text:p>75.1149</text:p>
          </table:table-cell>
          <table:table-cell office:value-type="float" office:value="98.0029" calcext:value-type="float">
            <text:p>98.00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13" calcext:value-type="float">
            <text:p>47.5613</text:p>
          </table:table-cell>
          <table:table-cell office:value-type="float" office:value="75.4286" calcext:value-type="float">
            <text:p>75.4286</text:p>
          </table:table-cell>
          <table:table-cell office:value-type="float" office:value="93.4814" calcext:value-type="float">
            <text:p>93.48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3" calcext:value-type="float">
            <text:p>45.1873</text:p>
          </table:table-cell>
          <table:table-cell office:value-type="float" office:value="80.1984" calcext:value-type="float">
            <text:p>80.1984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863" calcext:value-type="float">
            <text:p>41.3863</text:p>
          </table:table-cell>
          <table:table-cell office:value-type="float" office:value="72.6983" calcext:value-type="float">
            <text:p>72.6983</text:p>
          </table:table-cell>
          <table:table-cell office:value-type="float" office:value="93.4243" calcext:value-type="float">
            <text:p>93.42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67" calcext:value-type="float">
            <text:p>43.5867</text:p>
          </table:table-cell>
          <table:table-cell office:value-type="float" office:value="61.7314" calcext:value-type="float">
            <text:p>61.7314</text:p>
          </table:table-cell>
          <table:table-cell office:value-type="float" office:value="76.0423" calcext:value-type="float">
            <text:p>76.04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074" calcext:value-type="float">
            <text:p>55.8074</text:p>
          </table:table-cell>
          <table:table-cell office:value-type="float" office:value="75.0969" calcext:value-type="float">
            <text:p>75.0969</text:p>
          </table:table-cell>
          <table:table-cell office:value-type="float" office:value="97.9821" calcext:value-type="float">
            <text:p>97.98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98" calcext:value-type="float">
            <text:p>47.5598</text:p>
          </table:table-cell>
          <table:table-cell office:value-type="float" office:value="75.4264" calcext:value-type="float">
            <text:p>75.4264</text:p>
          </table:table-cell>
          <table:table-cell office:value-type="float" office:value="93.4793" calcext:value-type="float">
            <text:p>93.479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9" calcext:value-type="float">
            <text:p>45.1879</text:p>
          </table:table-cell>
          <table:table-cell office:value-type="float" office:value="80.1994" calcext:value-type="float">
            <text:p>80.1994</text:p>
          </table:table-cell>
          <table:table-cell office:value-type="float" office:value="101.853" calcext:value-type="float">
            <text:p>101.8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799" calcext:value-type="float">
            <text:p>41.3799</text:p>
          </table:table-cell>
          <table:table-cell office:value-type="float" office:value="72.6888" calcext:value-type="float">
            <text:p>72.6888</text:p>
          </table:table-cell>
          <table:table-cell office:value-type="float" office:value="93.414" calcext:value-type="float">
            <text:p>93.4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59" calcext:value-type="float">
            <text:p>43.5859</text:p>
          </table:table-cell>
          <table:table-cell office:value-type="float" office:value="61.7296" calcext:value-type="float">
            <text:p>61.7296</text:p>
          </table:table-cell>
          <table:table-cell office:value-type="float" office:value="76.0393" calcext:value-type="float">
            <text:p>76.03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111" calcext:value-type="float">
            <text:p>55.8111</text:p>
          </table:table-cell>
          <table:table-cell office:value-type="float" office:value="75.1061" calcext:value-type="float">
            <text:p>75.1061</text:p>
          </table:table-cell>
          <table:table-cell office:value-type="float" office:value="97.9933" calcext:value-type="float">
            <text:p>97.99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79" calcext:value-type="float">
            <text:p>47.5579</text:p>
          </table:table-cell>
          <table:table-cell office:value-type="float" office:value="75.4233" calcext:value-type="float">
            <text:p>75.4233</text:p>
          </table:table-cell>
          <table:table-cell office:value-type="float" office:value="93.4762" calcext:value-type="float">
            <text:p>93.476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7" calcext:value-type="float">
            <text:p>45.1877</text:p>
          </table:table-cell>
          <table:table-cell office:value-type="float" office:value="80.1992" calcext:value-type="float">
            <text:p>80.1992</text:p>
          </table:table-cell>
          <table:table-cell office:value-type="float" office:value="101.853" calcext:value-type="float">
            <text:p>101.8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778" calcext:value-type="float">
            <text:p>41.3778</text:p>
          </table:table-cell>
          <table:table-cell office:value-type="float" office:value="72.6855" calcext:value-type="float">
            <text:p>72.6855</text:p>
          </table:table-cell>
          <table:table-cell office:value-type="float" office:value="93.4102" calcext:value-type="float">
            <text:p>93.410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51" calcext:value-type="float">
            <text:p>43.5851</text:p>
          </table:table-cell>
          <table:table-cell office:value-type="float" office:value="61.728" calcext:value-type="float">
            <text:p>61.728</text:p>
          </table:table-cell>
          <table:table-cell office:value-type="float" office:value="76.0371" calcext:value-type="float">
            <text:p>76.03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137" calcext:value-type="float">
            <text:p>55.8137</text:p>
          </table:table-cell>
          <table:table-cell office:value-type="float" office:value="75.1116" calcext:value-type="float">
            <text:p>75.1116</text:p>
          </table:table-cell>
          <table:table-cell office:value-type="float" office:value="97.9994" calcext:value-type="float">
            <text:p>97.999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65" calcext:value-type="float">
            <text:p>47.5565</text:p>
          </table:table-cell>
          <table:table-cell office:value-type="float" office:value="75.4208" calcext:value-type="float">
            <text:p>75.4208</text:p>
          </table:table-cell>
          <table:table-cell office:value-type="float" office:value="93.4729" calcext:value-type="float">
            <text:p>93.47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5" calcext:value-type="float">
            <text:p>45.1875</text:p>
          </table:table-cell>
          <table:table-cell office:value-type="float" office:value="80.1991" calcext:value-type="float">
            <text:p>80.1991</text:p>
          </table:table-cell>
          <table:table-cell office:value-type="float" office:value="101.853" calcext:value-type="float">
            <text:p>101.8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74" calcext:value-type="float">
            <text:p>41.374</text:p>
          </table:table-cell>
          <table:table-cell office:value-type="float" office:value="72.6798" calcext:value-type="float">
            <text:p>72.6798</text:p>
          </table:table-cell>
          <table:table-cell office:value-type="float" office:value="93.404" calcext:value-type="float">
            <text:p>93.40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52" calcext:value-type="float">
            <text:p>43.5852</text:p>
          </table:table-cell>
          <table:table-cell office:value-type="float" office:value="61.7281" calcext:value-type="float">
            <text:p>61.7281</text:p>
          </table:table-cell>
          <table:table-cell office:value-type="float" office:value="76.0373" calcext:value-type="float">
            <text:p>76.03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145" calcext:value-type="float">
            <text:p>55.8145</text:p>
          </table:table-cell>
          <table:table-cell office:value-type="float" office:value="75.1129" calcext:value-type="float">
            <text:p>75.1129</text:p>
          </table:table-cell>
          <table:table-cell office:value-type="float" office:value="98.0007" calcext:value-type="float">
            <text:p>98.000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1" calcext:value-type="float">
            <text:p>47.5551</text:p>
          </table:table-cell>
          <table:table-cell office:value-type="float" office:value="75.4184" calcext:value-type="float">
            <text:p>75.4184</text:p>
          </table:table-cell>
          <table:table-cell office:value-type="float" office:value="93.4699" calcext:value-type="float">
            <text:p>93.469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7" calcext:value-type="float">
            <text:p>45.187</text:p>
          </table:table-cell>
          <table:table-cell office:value-type="float" office:value="80.1982" calcext:value-type="float">
            <text:p>80.1982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707" calcext:value-type="float">
            <text:p>41.3707</text:p>
          </table:table-cell>
          <table:table-cell office:value-type="float" office:value="72.6749" calcext:value-type="float">
            <text:p>72.6749</text:p>
          </table:table-cell>
          <table:table-cell office:value-type="float" office:value="93.3985" calcext:value-type="float">
            <text:p>93.39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4" calcext:value-type="float">
            <text:p>43.584</text:p>
          </table:table-cell>
          <table:table-cell office:value-type="float" office:value="61.7262" calcext:value-type="float">
            <text:p>61.7262</text:p>
          </table:table-cell>
          <table:table-cell office:value-type="float" office:value="76.0354" calcext:value-type="float">
            <text:p>76.03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478" calcext:value-type="float">
            <text:p>55.8478</text:p>
          </table:table-cell>
          <table:table-cell office:value-type="float" office:value="75.1802" calcext:value-type="float">
            <text:p>75.1802</text:p>
          </table:table-cell>
          <table:table-cell office:value-type="float" office:value="98.0731" calcext:value-type="float">
            <text:p>98.07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39" calcext:value-type="float">
            <text:p>47.5539</text:p>
          </table:table-cell>
          <table:table-cell office:value-type="float" office:value="75.4164" calcext:value-type="float">
            <text:p>75.4164</text:p>
          </table:table-cell>
          <table:table-cell office:value-type="float" office:value="93.4677" calcext:value-type="float">
            <text:p>93.46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67" calcext:value-type="float">
            <text:p>45.1867</text:p>
          </table:table-cell>
          <table:table-cell office:value-type="float" office:value="80.1977" calcext:value-type="float">
            <text:p>80.1977</text:p>
          </table:table-cell>
          <table:table-cell office:value-type="float" office:value="101.851" calcext:value-type="float">
            <text:p>101.8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691" calcext:value-type="float">
            <text:p>41.3691</text:p>
          </table:table-cell>
          <table:table-cell office:value-type="float" office:value="72.6725" calcext:value-type="float">
            <text:p>72.6725</text:p>
          </table:table-cell>
          <table:table-cell office:value-type="float" office:value="93.3959" calcext:value-type="float">
            <text:p>93.395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26" calcext:value-type="float">
            <text:p>43.5826</text:p>
          </table:table-cell>
          <table:table-cell office:value-type="float" office:value="61.7237" calcext:value-type="float">
            <text:p>61.7237</text:p>
          </table:table-cell>
          <table:table-cell office:value-type="float" office:value="76.0328" calcext:value-type="float">
            <text:p>76.0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699" calcext:value-type="float">
            <text:p>55.8699</text:p>
          </table:table-cell>
          <table:table-cell office:value-type="float" office:value="75.2254" calcext:value-type="float">
            <text:p>75.2254</text:p>
          </table:table-cell>
          <table:table-cell office:value-type="float" office:value="98.1229" calcext:value-type="float">
            <text:p>98.12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" calcext:value-type="float">
            <text:p>47.554</text:p>
          </table:table-cell>
          <table:table-cell office:value-type="float" office:value="75.4162" calcext:value-type="float">
            <text:p>75.4162</text:p>
          </table:table-cell>
          <table:table-cell office:value-type="float" office:value="93.4668" calcext:value-type="float">
            <text:p>93.46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55" calcext:value-type="float">
            <text:p>45.1855</text:p>
          </table:table-cell>
          <table:table-cell office:value-type="float" office:value="80.196" calcext:value-type="float">
            <text:p>80.196</text:p>
          </table:table-cell>
          <table:table-cell office:value-type="float" office:value="101.849" calcext:value-type="float">
            <text:p>101.8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72.6686" calcext:value-type="float">
            <text:p>72.6686</text:p>
          </table:table-cell>
          <table:table-cell office:value-type="float" office:value="93.3914" calcext:value-type="float">
            <text:p>93.39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11" calcext:value-type="float">
            <text:p>43.5811</text:p>
          </table:table-cell>
          <table:table-cell office:value-type="float" office:value="61.721" calcext:value-type="float">
            <text:p>61.721</text:p>
          </table:table-cell>
          <table:table-cell office:value-type="float" office:value="76.0299" calcext:value-type="float">
            <text:p>76.02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684" calcext:value-type="float">
            <text:p>55.8684</text:p>
          </table:table-cell>
          <table:table-cell office:value-type="float" office:value="75.2215" calcext:value-type="float">
            <text:p>75.2215</text:p>
          </table:table-cell>
          <table:table-cell office:value-type="float" office:value="98.1184" calcext:value-type="float">
            <text:p>98.11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39" calcext:value-type="float">
            <text:p>47.5539</text:p>
          </table:table-cell>
          <table:table-cell office:value-type="float" office:value="75.4157" calcext:value-type="float">
            <text:p>75.4157</text:p>
          </table:table-cell>
          <table:table-cell office:value-type="float" office:value="93.4659" calcext:value-type="float">
            <text:p>93.46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2" calcext:value-type="float">
            <text:p>45.182</text:p>
          </table:table-cell>
          <table:table-cell office:value-type="float" office:value="80.1913" calcext:value-type="float">
            <text:p>80.1913</text:p>
          </table:table-cell>
          <table:table-cell office:value-type="float" office:value="101.844" calcext:value-type="float">
            <text:p>101.8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582" calcext:value-type="float">
            <text:p>41.3582</text:p>
          </table:table-cell>
          <table:table-cell office:value-type="float" office:value="72.6544" calcext:value-type="float">
            <text:p>72.6544</text:p>
          </table:table-cell>
          <table:table-cell office:value-type="float" office:value="93.3736" calcext:value-type="float">
            <text:p>93.37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78" calcext:value-type="float">
            <text:p>43.578</text:p>
          </table:table-cell>
          <table:table-cell office:value-type="float" office:value="61.7155" calcext:value-type="float">
            <text:p>61.7155</text:p>
          </table:table-cell>
          <table:table-cell office:value-type="float" office:value="76.0235" calcext:value-type="float">
            <text:p>76.02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718" calcext:value-type="float">
            <text:p>55.8718</text:p>
          </table:table-cell>
          <table:table-cell office:value-type="float" office:value="75.2278" calcext:value-type="float">
            <text:p>75.2278</text:p>
          </table:table-cell>
          <table:table-cell office:value-type="float" office:value="98.1251" calcext:value-type="float">
            <text:p>98.12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1" calcext:value-type="float">
            <text:p>47.5541</text:p>
          </table:table-cell>
          <table:table-cell office:value-type="float" office:value="75.4157" calcext:value-type="float">
            <text:p>75.4157</text:p>
          </table:table-cell>
          <table:table-cell office:value-type="float" office:value="93.4656" calcext:value-type="float">
            <text:p>93.46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19" calcext:value-type="float">
            <text:p>45.1819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101.844" calcext:value-type="float">
            <text:p>101.8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542" calcext:value-type="float">
            <text:p>41.3542</text:p>
          </table:table-cell>
          <table:table-cell office:value-type="float" office:value="72.648" calcext:value-type="float">
            <text:p>72.648</text:p>
          </table:table-cell>
          <table:table-cell office:value-type="float" office:value="93.366" calcext:value-type="float">
            <text:p>93.3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764" calcext:value-type="float">
            <text:p>43.5764</text:p>
          </table:table-cell>
          <table:table-cell office:value-type="float" office:value="61.7125" calcext:value-type="float">
            <text:p>61.7125</text:p>
          </table:table-cell>
          <table:table-cell office:value-type="float" office:value="76.02" calcext:value-type="float">
            <text:p>76.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804" calcext:value-type="float">
            <text:p>55.8804</text:p>
          </table:table-cell>
          <table:table-cell office:value-type="float" office:value="75.2461" calcext:value-type="float">
            <text:p>75.2461</text:p>
          </table:table-cell>
          <table:table-cell office:value-type="float" office:value="98.1452" calcext:value-type="float">
            <text:p>98.14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6" calcext:value-type="float">
            <text:p>47.5546</text:p>
          </table:table-cell>
          <table:table-cell office:value-type="float" office:value="75.4165" calcext:value-type="float">
            <text:p>75.4165</text:p>
          </table:table-cell>
          <table:table-cell office:value-type="float" office:value="93.4663" calcext:value-type="float">
            <text:p>93.46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18" calcext:value-type="float">
            <text:p>45.1818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101.845" calcext:value-type="float">
            <text:p>101.8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531" calcext:value-type="float">
            <text:p>41.3531</text:p>
          </table:table-cell>
          <table:table-cell office:value-type="float" office:value="72.6465" calcext:value-type="float">
            <text:p>72.6465</text:p>
          </table:table-cell>
          <table:table-cell office:value-type="float" office:value="93.3645" calcext:value-type="float">
            <text:p>93.364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738" calcext:value-type="float">
            <text:p>43.5738</text:p>
          </table:table-cell>
          <table:table-cell office:value-type="float" office:value="61.7078" calcext:value-type="float">
            <text:p>61.7078</text:p>
          </table:table-cell>
          <table:table-cell office:value-type="float" office:value="76.0149" calcext:value-type="float">
            <text:p>76.01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826" calcext:value-type="float">
            <text:p>55.8826</text:p>
          </table:table-cell>
          <table:table-cell office:value-type="float" office:value="75.2507" calcext:value-type="float">
            <text:p>75.2507</text:p>
          </table:table-cell>
          <table:table-cell office:value-type="float" office:value="98.1506" calcext:value-type="float">
            <text:p>98.15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" calcext:value-type="float">
            <text:p>47.555</text:p>
          </table:table-cell>
          <table:table-cell office:value-type="float" office:value="75.4172" calcext:value-type="float">
            <text:p>75.4172</text:p>
          </table:table-cell>
          <table:table-cell office:value-type="float" office:value="93.467" calcext:value-type="float">
            <text:p>93.4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18" calcext:value-type="float">
            <text:p>45.1818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101.845" calcext:value-type="float">
            <text:p>101.8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486" calcext:value-type="float">
            <text:p>41.3486</text:p>
          </table:table-cell>
          <table:table-cell office:value-type="float" office:value="72.6397" calcext:value-type="float">
            <text:p>72.6397</text:p>
          </table:table-cell>
          <table:table-cell office:value-type="float" office:value="93.3571" calcext:value-type="float">
            <text:p>93.35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68" calcext:value-type="float">
            <text:p>43.568</text:p>
          </table:table-cell>
          <table:table-cell office:value-type="float" office:value="61.6974" calcext:value-type="float">
            <text:p>61.6974</text:p>
          </table:table-cell>
          <table:table-cell office:value-type="float" office:value="76.0031" calcext:value-type="float">
            <text:p>76.00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797" calcext:value-type="float">
            <text:p>55.8797</text:p>
          </table:table-cell>
          <table:table-cell office:value-type="float" office:value="75.2441" calcext:value-type="float">
            <text:p>75.2441</text:p>
          </table:table-cell>
          <table:table-cell office:value-type="float" office:value="98.1435" calcext:value-type="float">
            <text:p>98.143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5" calcext:value-type="float">
            <text:p>47.5555</text:p>
          </table:table-cell>
          <table:table-cell office:value-type="float" office:value="75.418" calcext:value-type="float">
            <text:p>75.418</text:p>
          </table:table-cell>
          <table:table-cell office:value-type="float" office:value="93.468" calcext:value-type="float">
            <text:p>93.4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08" calcext:value-type="float">
            <text:p>45.1808</text:p>
          </table:table-cell>
          <table:table-cell office:value-type="float" office:value="80.1896" calcext:value-type="float">
            <text:p>80.1896</text:p>
          </table:table-cell>
          <table:table-cell office:value-type="float" office:value="101.843" calcext:value-type="float">
            <text:p>101.84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348" calcext:value-type="float">
            <text:p>41.3348</text:p>
          </table:table-cell>
          <table:table-cell office:value-type="float" office:value="72.6192" calcext:value-type="float">
            <text:p>72.6192</text:p>
          </table:table-cell>
          <table:table-cell office:value-type="float" office:value="93.3349" calcext:value-type="float">
            <text:p>93.33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651" calcext:value-type="float">
            <text:p>43.5651</text:p>
          </table:table-cell>
          <table:table-cell office:value-type="float" office:value="61.692" calcext:value-type="float">
            <text:p>61.692</text:p>
          </table:table-cell>
          <table:table-cell office:value-type="float" office:value="75.9967" calcext:value-type="float">
            <text:p>75.99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784" calcext:value-type="float">
            <text:p>55.8784</text:p>
          </table:table-cell>
          <table:table-cell office:value-type="float" office:value="75.2439" calcext:value-type="float">
            <text:p>75.2439</text:p>
          </table:table-cell>
          <table:table-cell office:value-type="float" office:value="98.1463" calcext:value-type="float">
            <text:p>98.14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61" calcext:value-type="float">
            <text:p>47.5561</text:p>
          </table:table-cell>
          <table:table-cell office:value-type="float" office:value="75.4189" calcext:value-type="float">
            <text:p>75.4189</text:p>
          </table:table-cell>
          <table:table-cell office:value-type="float" office:value="93.469" calcext:value-type="float">
            <text:p>93.4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94" calcext:value-type="float">
            <text:p>45.1794</text:p>
          </table:table-cell>
          <table:table-cell office:value-type="float" office:value="80.1875" calcext:value-type="float">
            <text:p>80.1875</text:p>
          </table:table-cell>
          <table:table-cell office:value-type="float" office:value="101.841" calcext:value-type="float">
            <text:p>101.8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282" calcext:value-type="float">
            <text:p>41.3282</text:p>
          </table:table-cell>
          <table:table-cell office:value-type="float" office:value="72.6096" calcext:value-type="float">
            <text:p>72.6096</text:p>
          </table:table-cell>
          <table:table-cell office:value-type="float" office:value="93.3249" calcext:value-type="float">
            <text:p>93.32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631" calcext:value-type="float">
            <text:p>43.5631</text:p>
          </table:table-cell>
          <table:table-cell office:value-type="float" office:value="61.6885" calcext:value-type="float">
            <text:p>61.6885</text:p>
          </table:table-cell>
          <table:table-cell office:value-type="float" office:value="75.9929" calcext:value-type="float">
            <text:p>75.99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524" calcext:value-type="float">
            <text:p>55.8524</text:p>
          </table:table-cell>
          <table:table-cell office:value-type="float" office:value="75.1903" calcext:value-type="float">
            <text:p>75.1903</text:p>
          </table:table-cell>
          <table:table-cell office:value-type="float" office:value="98.09" calcext:value-type="float">
            <text:p>98.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7" calcext:value-type="float">
            <text:p>47.557</text:p>
          </table:table-cell>
          <table:table-cell office:value-type="float" office:value="75.4203" calcext:value-type="float">
            <text:p>75.4203</text:p>
          </table:table-cell>
          <table:table-cell office:value-type="float" office:value="93.4704" calcext:value-type="float">
            <text:p>93.47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82" calcext:value-type="float">
            <text:p>45.1782</text:p>
          </table:table-cell>
          <table:table-cell office:value-type="float" office:value="80.1853" calcext:value-type="float">
            <text:p>80.1853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208" calcext:value-type="float">
            <text:p>41.3208</text:p>
          </table:table-cell>
          <table:table-cell office:value-type="float" office:value="72.5986" calcext:value-type="float">
            <text:p>72.5986</text:p>
          </table:table-cell>
          <table:table-cell office:value-type="float" office:value="93.3131" calcext:value-type="float">
            <text:p>93.313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98" calcext:value-type="float">
            <text:p>43.5598</text:p>
          </table:table-cell>
          <table:table-cell office:value-type="float" office:value="61.6834" calcext:value-type="float">
            <text:p>61.6834</text:p>
          </table:table-cell>
          <table:table-cell office:value-type="float" office:value="75.9887" calcext:value-type="float">
            <text:p>75.98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565" calcext:value-type="float">
            <text:p>55.8565</text:p>
          </table:table-cell>
          <table:table-cell office:value-type="float" office:value="75.2036" calcext:value-type="float">
            <text:p>75.2036</text:p>
          </table:table-cell>
          <table:table-cell office:value-type="float" office:value="98.1093" calcext:value-type="float">
            <text:p>98.10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71" calcext:value-type="float">
            <text:p>47.5571</text:p>
          </table:table-cell>
          <table:table-cell office:value-type="float" office:value="75.4205" calcext:value-type="float">
            <text:p>75.4205</text:p>
          </table:table-cell>
          <table:table-cell office:value-type="float" office:value="93.4707" calcext:value-type="float">
            <text:p>93.47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81" calcext:value-type="float">
            <text:p>45.1781</text:p>
          </table:table-cell>
          <table:table-cell office:value-type="float" office:value="80.1852" calcext:value-type="float">
            <text:p>80.1852</text:p>
          </table:table-cell>
          <table:table-cell office:value-type="float" office:value="101.837" calcext:value-type="float">
            <text:p>101.8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96" calcext:value-type="float">
            <text:p>41.3196</text:p>
          </table:table-cell>
          <table:table-cell office:value-type="float" office:value="72.5968" calcext:value-type="float">
            <text:p>72.5968</text:p>
          </table:table-cell>
          <table:table-cell office:value-type="float" office:value="93.3112" calcext:value-type="float">
            <text:p>93.31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43" calcext:value-type="float">
            <text:p>43.5543</text:p>
          </table:table-cell>
          <table:table-cell office:value-type="float" office:value="61.6741" calcext:value-type="float">
            <text:p>61.6741</text:p>
          </table:table-cell>
          <table:table-cell office:value-type="float" office:value="75.9793" calcext:value-type="float">
            <text:p>75.97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494" calcext:value-type="float">
            <text:p>55.8494</text:p>
          </table:table-cell>
          <table:table-cell office:value-type="float" office:value="75.1889" calcext:value-type="float">
            <text:p>75.1889</text:p>
          </table:table-cell>
          <table:table-cell office:value-type="float" office:value="98.0943" calcext:value-type="float">
            <text:p>98.09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72" calcext:value-type="float">
            <text:p>47.5572</text:p>
          </table:table-cell>
          <table:table-cell office:value-type="float" office:value="75.4207" calcext:value-type="float">
            <text:p>75.4207</text:p>
          </table:table-cell>
          <table:table-cell office:value-type="float" office:value="93.4708" calcext:value-type="float">
            <text:p>93.470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6" calcext:value-type="float">
            <text:p>45.1776</text:p>
          </table:table-cell>
          <table:table-cell office:value-type="float" office:value="80.1844" calcext:value-type="float">
            <text:p>80.1844</text:p>
          </table:table-cell>
          <table:table-cell office:value-type="float" office:value="101.836" calcext:value-type="float">
            <text:p>101.83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8" calcext:value-type="float">
            <text:p>41.318</text:p>
          </table:table-cell>
          <table:table-cell office:value-type="float" office:value="72.5947" calcext:value-type="float">
            <text:p>72.5947</text:p>
          </table:table-cell>
          <table:table-cell office:value-type="float" office:value="93.3093" calcext:value-type="float">
            <text:p>93.309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22" calcext:value-type="float">
            <text:p>43.5522</text:p>
          </table:table-cell>
          <table:table-cell office:value-type="float" office:value="61.6711" calcext:value-type="float">
            <text:p>61.6711</text:p>
          </table:table-cell>
          <table:table-cell office:value-type="float" office:value="75.977" calcext:value-type="float">
            <text:p>75.9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614" calcext:value-type="float">
            <text:p>55.8614</text:p>
          </table:table-cell>
          <table:table-cell office:value-type="float" office:value="75.215" calcext:value-type="float">
            <text:p>75.215</text:p>
          </table:table-cell>
          <table:table-cell office:value-type="float" office:value="98.1249" calcext:value-type="float">
            <text:p>98.12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76" calcext:value-type="float">
            <text:p>47.5576</text:p>
          </table:table-cell>
          <table:table-cell office:value-type="float" office:value="75.4214" calcext:value-type="float">
            <text:p>75.4214</text:p>
          </table:table-cell>
          <table:table-cell office:value-type="float" office:value="93.4718" calcext:value-type="float">
            <text:p>93.47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5" calcext:value-type="float">
            <text:p>45.1775</text:p>
          </table:table-cell>
          <table:table-cell office:value-type="float" office:value="80.1844" calcext:value-type="float">
            <text:p>80.1844</text:p>
          </table:table-cell>
          <table:table-cell office:value-type="float" office:value="101.837" calcext:value-type="float">
            <text:p>101.8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79" calcext:value-type="float">
            <text:p>41.3179</text:p>
          </table:table-cell>
          <table:table-cell office:value-type="float" office:value="72.5953" calcext:value-type="float">
            <text:p>72.5953</text:p>
          </table:table-cell>
          <table:table-cell office:value-type="float" office:value="93.3113" calcext:value-type="float">
            <text:p>93.31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21" calcext:value-type="float">
            <text:p>43.5521</text:p>
          </table:table-cell>
          <table:table-cell office:value-type="float" office:value="61.671" calcext:value-type="float">
            <text:p>61.671</text:p>
          </table:table-cell>
          <table:table-cell office:value-type="float" office:value="75.9772" calcext:value-type="float">
            <text:p>75.97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608" calcext:value-type="float">
            <text:p>55.8608</text:p>
          </table:table-cell>
          <table:table-cell office:value-type="float" office:value="75.2165" calcext:value-type="float">
            <text:p>75.2165</text:p>
          </table:table-cell>
          <table:table-cell office:value-type="float" office:value="98.1285" calcext:value-type="float">
            <text:p>98.12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85" calcext:value-type="float">
            <text:p>47.5585</text:p>
          </table:table-cell>
          <table:table-cell office:value-type="float" office:value="75.423" calcext:value-type="float">
            <text:p>75.423</text:p>
          </table:table-cell>
          <table:table-cell office:value-type="float" office:value="93.4737" calcext:value-type="float">
            <text:p>93.47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3" calcext:value-type="float">
            <text:p>45.1773</text:p>
          </table:table-cell>
          <table:table-cell office:value-type="float" office:value="80.1844" calcext:value-type="float">
            <text:p>80.1844</text:p>
          </table:table-cell>
          <table:table-cell office:value-type="float" office:value="101.837" calcext:value-type="float">
            <text:p>101.8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84" calcext:value-type="float">
            <text:p>41.3184</text:p>
          </table:table-cell>
          <table:table-cell office:value-type="float" office:value="72.5968" calcext:value-type="float">
            <text:p>72.5968</text:p>
          </table:table-cell>
          <table:table-cell office:value-type="float" office:value="93.3139" calcext:value-type="float">
            <text:p>93.313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15" calcext:value-type="float">
            <text:p>43.5515</text:p>
          </table:table-cell>
          <table:table-cell office:value-type="float" office:value="61.6703" calcext:value-type="float">
            <text:p>61.6703</text:p>
          </table:table-cell>
          <table:table-cell office:value-type="float" office:value="75.9773" calcext:value-type="float">
            <text:p>75.97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537" calcext:value-type="float">
            <text:p>55.8537</text:p>
          </table:table-cell>
          <table:table-cell office:value-type="float" office:value="75.202" calcext:value-type="float">
            <text:p>75.202</text:p>
          </table:table-cell>
          <table:table-cell office:value-type="float" office:value="98.1138" calcext:value-type="float">
            <text:p>98.11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93" calcext:value-type="float">
            <text:p>47.5593</text:p>
          </table:table-cell>
          <table:table-cell office:value-type="float" office:value="75.4244" calcext:value-type="float">
            <text:p>75.4244</text:p>
          </table:table-cell>
          <table:table-cell office:value-type="float" office:value="93.4755" calcext:value-type="float">
            <text:p>93.475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4" calcext:value-type="float">
            <text:p>45.1774</text:p>
          </table:table-cell>
          <table:table-cell office:value-type="float" office:value="80.1845" calcext:value-type="float">
            <text:p>80.1845</text:p>
          </table:table-cell>
          <table:table-cell office:value-type="float" office:value="101.837" calcext:value-type="float">
            <text:p>101.8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54" calcext:value-type="float">
            <text:p>41.3154</text:p>
          </table:table-cell>
          <table:table-cell office:value-type="float" office:value="72.5922" calcext:value-type="float">
            <text:p>72.5922</text:p>
          </table:table-cell>
          <table:table-cell office:value-type="float" office:value="93.3088" calcext:value-type="float">
            <text:p>93.308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14" calcext:value-type="float">
            <text:p>43.5514</text:p>
          </table:table-cell>
          <table:table-cell office:value-type="float" office:value="61.6701" calcext:value-type="float">
            <text:p>61.6701</text:p>
          </table:table-cell>
          <table:table-cell office:value-type="float" office:value="75.977" calcext:value-type="float">
            <text:p>75.9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37" calcext:value-type="float">
            <text:p>55.837</text:p>
          </table:table-cell>
          <table:table-cell office:value-type="float" office:value="75.1664" calcext:value-type="float">
            <text:p>75.1664</text:p>
          </table:table-cell>
          <table:table-cell office:value-type="float" office:value="98.0755" calcext:value-type="float">
            <text:p>98.07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97" calcext:value-type="float">
            <text:p>47.5597</text:p>
          </table:table-cell>
          <table:table-cell office:value-type="float" office:value="75.4254" calcext:value-type="float">
            <text:p>75.4254</text:p>
          </table:table-cell>
          <table:table-cell office:value-type="float" office:value="93.4771" calcext:value-type="float">
            <text:p>93.47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95" calcext:value-type="float">
            <text:p>45.1795</text:p>
          </table:table-cell>
          <table:table-cell office:value-type="float" office:value="80.1877" calcext:value-type="float">
            <text:p>80.1877</text:p>
          </table:table-cell>
          <table:table-cell office:value-type="float" office:value="101.841" calcext:value-type="float">
            <text:p>101.8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059" calcext:value-type="float">
            <text:p>41.3059</text:p>
          </table:table-cell>
          <table:table-cell office:value-type="float" office:value="72.5786" calcext:value-type="float">
            <text:p>72.5786</text:p>
          </table:table-cell>
          <table:table-cell office:value-type="float" office:value="93.2949" calcext:value-type="float">
            <text:p>93.29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99" calcext:value-type="float">
            <text:p>43.5499</text:p>
          </table:table-cell>
          <table:table-cell office:value-type="float" office:value="61.6676" calcext:value-type="float">
            <text:p>61.6676</text:p>
          </table:table-cell>
          <table:table-cell office:value-type="float" office:value="75.9747" calcext:value-type="float">
            <text:p>75.97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193" calcext:value-type="float">
            <text:p>55.8193</text:p>
          </table:table-cell>
          <table:table-cell office:value-type="float" office:value="75.1274" calcext:value-type="float">
            <text:p>75.1274</text:p>
          </table:table-cell>
          <table:table-cell office:value-type="float" office:value="98.0332" calcext:value-type="float">
            <text:p>98.03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99" calcext:value-type="float">
            <text:p>47.5599</text:p>
          </table:table-cell>
          <table:table-cell office:value-type="float" office:value="75.4255" calcext:value-type="float">
            <text:p>75.4255</text:p>
          </table:table-cell>
          <table:table-cell office:value-type="float" office:value="93.4769" calcext:value-type="float">
            <text:p>93.47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19" calcext:value-type="float">
            <text:p>45.1819</text:p>
          </table:table-cell>
          <table:table-cell office:value-type="float" office:value="80.1915" calcext:value-type="float">
            <text:p>80.1915</text:p>
          </table:table-cell>
          <table:table-cell office:value-type="float" office:value="101.846" calcext:value-type="float">
            <text:p>101.8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01" calcext:value-type="float">
            <text:p>41.301</text:p>
          </table:table-cell>
          <table:table-cell office:value-type="float" office:value="72.5717" calcext:value-type="float">
            <text:p>72.5717</text:p>
          </table:table-cell>
          <table:table-cell office:value-type="float" office:value="93.2883" calcext:value-type="float">
            <text:p>93.288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89" calcext:value-type="float">
            <text:p>43.5489</text:p>
          </table:table-cell>
          <table:table-cell office:value-type="float" office:value="61.6658" calcext:value-type="float">
            <text:p>61.6658</text:p>
          </table:table-cell>
          <table:table-cell office:value-type="float" office:value="75.9727" calcext:value-type="float">
            <text:p>75.97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263" calcext:value-type="float">
            <text:p>55.8263</text:p>
          </table:table-cell>
          <table:table-cell office:value-type="float" office:value="75.1422" calcext:value-type="float">
            <text:p>75.1422</text:p>
          </table:table-cell>
          <table:table-cell office:value-type="float" office:value="98.0502" calcext:value-type="float">
            <text:p>98.05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99" calcext:value-type="float">
            <text:p>47.5599</text:p>
          </table:table-cell>
          <table:table-cell office:value-type="float" office:value="75.4254" calcext:value-type="float">
            <text:p>75.4254</text:p>
          </table:table-cell>
          <table:table-cell office:value-type="float" office:value="93.4767" calcext:value-type="float">
            <text:p>93.47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59" calcext:value-type="float">
            <text:p>45.1859</text:p>
          </table:table-cell>
          <table:table-cell office:value-type="float" office:value="80.1965" calcext:value-type="float">
            <text:p>80.1965</text:p>
          </table:table-cell>
          <table:table-cell office:value-type="float" office:value="101.849" calcext:value-type="float">
            <text:p>101.8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076" calcext:value-type="float">
            <text:p>41.3076</text:p>
          </table:table-cell>
          <table:table-cell office:value-type="float" office:value="72.5823" calcext:value-type="float">
            <text:p>72.5823</text:p>
          </table:table-cell>
          <table:table-cell office:value-type="float" office:value="93.3008" calcext:value-type="float">
            <text:p>93.30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86" calcext:value-type="float">
            <text:p>43.5486</text:p>
          </table:table-cell>
          <table:table-cell office:value-type="float" office:value="61.6653" calcext:value-type="float">
            <text:p>61.6653</text:p>
          </table:table-cell>
          <table:table-cell office:value-type="float" office:value="75.9722" calcext:value-type="float">
            <text:p>75.97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361" calcext:value-type="float">
            <text:p>55.8361</text:p>
          </table:table-cell>
          <table:table-cell office:value-type="float" office:value="75.1646" calcext:value-type="float">
            <text:p>75.1646</text:p>
          </table:table-cell>
          <table:table-cell office:value-type="float" office:value="98.0784" calcext:value-type="float">
            <text:p>98.07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02" calcext:value-type="float">
            <text:p>47.5602</text:p>
          </table:table-cell>
          <table:table-cell office:value-type="float" office:value="75.426" calcext:value-type="float">
            <text:p>75.426</text:p>
          </table:table-cell>
          <table:table-cell office:value-type="float" office:value="93.4777" calcext:value-type="float">
            <text:p>93.47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93" calcext:value-type="float">
            <text:p>45.1893</text:p>
          </table:table-cell>
          <table:table-cell office:value-type="float" office:value="80.2003" calcext:value-type="float">
            <text:p>80.2003</text:p>
          </table:table-cell>
          <table:table-cell office:value-type="float" office:value="101.852" calcext:value-type="float">
            <text:p>101.85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23" calcext:value-type="float">
            <text:p>41.3123</text:p>
          </table:table-cell>
          <table:table-cell office:value-type="float" office:value="72.59" calcext:value-type="float">
            <text:p>72.59</text:p>
          </table:table-cell>
          <table:table-cell office:value-type="float" office:value="93.3102" calcext:value-type="float">
            <text:p>93.310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85" calcext:value-type="float">
            <text:p>43.5485</text:p>
          </table:table-cell>
          <table:table-cell office:value-type="float" office:value="61.6651" calcext:value-type="float">
            <text:p>61.6651</text:p>
          </table:table-cell>
          <table:table-cell office:value-type="float" office:value="75.9718" calcext:value-type="float">
            <text:p>75.97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406" calcext:value-type="float">
            <text:p>55.8406</text:p>
          </table:table-cell>
          <table:table-cell office:value-type="float" office:value="75.1755" calcext:value-type="float">
            <text:p>75.1755</text:p>
          </table:table-cell>
          <table:table-cell office:value-type="float" office:value="98.0925" calcext:value-type="float">
            <text:p>98.09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12" calcext:value-type="float">
            <text:p>47.5612</text:p>
          </table:table-cell>
          <table:table-cell office:value-type="float" office:value="75.428" calcext:value-type="float">
            <text:p>75.428</text:p>
          </table:table-cell>
          <table:table-cell office:value-type="float" office:value="93.4804" calcext:value-type="float">
            <text:p>93.48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25" calcext:value-type="float">
            <text:p>45.1925</text:p>
          </table:table-cell>
          <table:table-cell office:value-type="float" office:value="80.205" calcext:value-type="float">
            <text:p>80.205</text:p>
          </table:table-cell>
          <table:table-cell office:value-type="float" office:value="101.857" calcext:value-type="float">
            <text:p>101.8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9" calcext:value-type="float">
            <text:p>41.319</text:p>
          </table:table-cell>
          <table:table-cell office:value-type="float" office:value="72.6" calcext:value-type="float">
            <text:p>72.6</text:p>
          </table:table-cell>
          <table:table-cell office:value-type="float" office:value="93.3208" calcext:value-type="float">
            <text:p>93.32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86" calcext:value-type="float">
            <text:p>43.5486</text:p>
          </table:table-cell>
          <table:table-cell office:value-type="float" office:value="61.6652" calcext:value-type="float">
            <text:p>61.6652</text:p>
          </table:table-cell>
          <table:table-cell office:value-type="float" office:value="75.9716" calcext:value-type="float">
            <text:p>75.97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346" calcext:value-type="float">
            <text:p>55.8346</text:p>
          </table:table-cell>
          <table:table-cell office:value-type="float" office:value="75.1664" calcext:value-type="float">
            <text:p>75.1664</text:p>
          </table:table-cell>
          <table:table-cell office:value-type="float" office:value="98.0854" calcext:value-type="float">
            <text:p>98.08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9" calcext:value-type="float">
            <text:p>47.5639</text:p>
          </table:table-cell>
          <table:table-cell office:value-type="float" office:value="75.4329" calcext:value-type="float">
            <text:p>75.4329</text:p>
          </table:table-cell>
          <table:table-cell office:value-type="float" office:value="93.4869" calcext:value-type="float">
            <text:p>93.48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61" calcext:value-type="float">
            <text:p>45.1961</text:p>
          </table:table-cell>
          <table:table-cell office:value-type="float" office:value="80.2106" calcext:value-type="float">
            <text:p>80.2106</text:p>
          </table:table-cell>
          <table:table-cell office:value-type="float" office:value="101.863" calcext:value-type="float">
            <text:p>101.8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217" calcext:value-type="float">
            <text:p>41.3217</text:p>
          </table:table-cell>
          <table:table-cell office:value-type="float" office:value="72.6039" calcext:value-type="float">
            <text:p>72.6039</text:p>
          </table:table-cell>
          <table:table-cell office:value-type="float" office:value="93.3249" calcext:value-type="float">
            <text:p>93.32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87" calcext:value-type="float">
            <text:p>43.5487</text:p>
          </table:table-cell>
          <table:table-cell office:value-type="float" office:value="61.665" calcext:value-type="float">
            <text:p>61.665</text:p>
          </table:table-cell>
          <table:table-cell office:value-type="float" office:value="75.9707" calcext:value-type="float">
            <text:p>75.97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399" calcext:value-type="float">
            <text:p>55.8399</text:p>
          </table:table-cell>
          <table:table-cell office:value-type="float" office:value="75.1821" calcext:value-type="float">
            <text:p>75.1821</text:p>
          </table:table-cell>
          <table:table-cell office:value-type="float" office:value="98.1069" calcext:value-type="float">
            <text:p>98.10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6" calcext:value-type="float">
            <text:p>47.5636</text:p>
          </table:table-cell>
          <table:table-cell office:value-type="float" office:value="75.4327" calcext:value-type="float">
            <text:p>75.4327</text:p>
          </table:table-cell>
          <table:table-cell office:value-type="float" office:value="93.4869" calcext:value-type="float">
            <text:p>93.48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58" calcext:value-type="float">
            <text:p>45.2058</text:p>
          </table:table-cell>
          <table:table-cell office:value-type="float" office:value="80.2262" calcext:value-type="float">
            <text:p>80.2262</text:p>
          </table:table-cell>
          <table:table-cell office:value-type="float" office:value="101.882" calcext:value-type="float">
            <text:p>101.8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214" calcext:value-type="float">
            <text:p>41.3214</text:p>
          </table:table-cell>
          <table:table-cell office:value-type="float" office:value="72.6039" calcext:value-type="float">
            <text:p>72.6039</text:p>
          </table:table-cell>
          <table:table-cell office:value-type="float" office:value="93.3256" calcext:value-type="float">
            <text:p>93.32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9" calcext:value-type="float">
            <text:p>43.549</text:p>
          </table:table-cell>
          <table:table-cell office:value-type="float" office:value="61.6652" calcext:value-type="float">
            <text:p>61.6652</text:p>
          </table:table-cell>
          <table:table-cell office:value-type="float" office:value="75.9702" calcext:value-type="float">
            <text:p>75.97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675" calcext:value-type="float">
            <text:p>55.8675</text:p>
          </table:table-cell>
          <table:table-cell office:value-type="float" office:value="75.2545" calcext:value-type="float">
            <text:p>75.2545</text:p>
          </table:table-cell>
          <table:table-cell office:value-type="float" office:value="98.2009" calcext:value-type="float">
            <text:p>98.20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36" calcext:value-type="float">
            <text:p>47.5636</text:p>
          </table:table-cell>
          <table:table-cell office:value-type="float" office:value="75.433" calcext:value-type="float">
            <text:p>75.433</text:p>
          </table:table-cell>
          <table:table-cell office:value-type="float" office:value="93.4875" calcext:value-type="float">
            <text:p>93.487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03" calcext:value-type="float">
            <text:p>45.2103</text:p>
          </table:table-cell>
          <table:table-cell office:value-type="float" office:value="80.2328" calcext:value-type="float">
            <text:p>80.2328</text:p>
          </table:table-cell>
          <table:table-cell office:value-type="float" office:value="101.89" calcext:value-type="float">
            <text:p>101.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87" calcext:value-type="float">
            <text:p>41.3187</text:p>
          </table:table-cell>
          <table:table-cell office:value-type="float" office:value="72.5999" calcext:value-type="float">
            <text:p>72.5999</text:p>
          </table:table-cell>
          <table:table-cell office:value-type="float" office:value="93.3213" calcext:value-type="float">
            <text:p>93.32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9" calcext:value-type="float">
            <text:p>43.549</text:p>
          </table:table-cell>
          <table:table-cell office:value-type="float" office:value="61.6645" calcext:value-type="float">
            <text:p>61.6645</text:p>
          </table:table-cell>
          <table:table-cell office:value-type="float" office:value="75.968" calcext:value-type="float">
            <text:p>75.9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134" calcext:value-type="float">
            <text:p>55.9134</text:p>
          </table:table-cell>
          <table:table-cell office:value-type="float" office:value="75.3621" calcext:value-type="float">
            <text:p>75.3621</text:p>
          </table:table-cell>
          <table:table-cell office:value-type="float" office:value="98.3348" calcext:value-type="float">
            <text:p>98.33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5" calcext:value-type="float">
            <text:p>47.565</text:p>
          </table:table-cell>
          <table:table-cell office:value-type="float" office:value="75.4356" calcext:value-type="float">
            <text:p>75.4356</text:p>
          </table:table-cell>
          <table:table-cell office:value-type="float" office:value="93.4912" calcext:value-type="float">
            <text:p>93.491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67" calcext:value-type="float">
            <text:p>45.2267</text:p>
          </table:table-cell>
          <table:table-cell office:value-type="float" office:value="80.2573" calcext:value-type="float">
            <text:p>80.2573</text:p>
          </table:table-cell>
          <table:table-cell office:value-type="float" office:value="101.917" calcext:value-type="float">
            <text:p>101.9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094" calcext:value-type="float">
            <text:p>41.3094</text:p>
          </table:table-cell>
          <table:table-cell office:value-type="float" office:value="72.5859" calcext:value-type="float">
            <text:p>72.5859</text:p>
          </table:table-cell>
          <table:table-cell office:value-type="float" office:value="93.3057" calcext:value-type="float">
            <text:p>93.305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81" calcext:value-type="float">
            <text:p>43.5481</text:p>
          </table:table-cell>
          <table:table-cell office:value-type="float" office:value="61.6631" calcext:value-type="float">
            <text:p>61.6631</text:p>
          </table:table-cell>
          <table:table-cell office:value-type="float" office:value="75.9668" calcext:value-type="float">
            <text:p>75.96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261" calcext:value-type="float">
            <text:p>55.9261</text:p>
          </table:table-cell>
          <table:table-cell office:value-type="float" office:value="75.395" calcext:value-type="float">
            <text:p>75.395</text:p>
          </table:table-cell>
          <table:table-cell office:value-type="float" office:value="98.3797" calcext:value-type="float">
            <text:p>98.37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6" calcext:value-type="float">
            <text:p>47.566</text:p>
          </table:table-cell>
          <table:table-cell office:value-type="float" office:value="75.4379" calcext:value-type="float">
            <text:p>75.4379</text:p>
          </table:table-cell>
          <table:table-cell office:value-type="float" office:value="93.4947" calcext:value-type="float">
            <text:p>93.49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97" calcext:value-type="float">
            <text:p>45.2397</text:p>
          </table:table-cell>
          <table:table-cell office:value-type="float" office:value="80.2767" calcext:value-type="float">
            <text:p>80.2767</text:p>
          </table:table-cell>
          <table:table-cell office:value-type="float" office:value="101.938" calcext:value-type="float">
            <text:p>101.9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041" calcext:value-type="float">
            <text:p>41.3041</text:p>
          </table:table-cell>
          <table:table-cell office:value-type="float" office:value="72.5774" calcext:value-type="float">
            <text:p>72.5774</text:p>
          </table:table-cell>
          <table:table-cell office:value-type="float" office:value="93.2955" calcext:value-type="float">
            <text:p>93.295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75" calcext:value-type="float">
            <text:p>43.5475</text:p>
          </table:table-cell>
          <table:table-cell office:value-type="float" office:value="61.6619" calcext:value-type="float">
            <text:p>61.6619</text:p>
          </table:table-cell>
          <table:table-cell office:value-type="float" office:value="75.9651" calcext:value-type="float">
            <text:p>75.96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519" calcext:value-type="float">
            <text:p>55.9519</text:p>
          </table:table-cell>
          <table:table-cell office:value-type="float" office:value="75.4517" calcext:value-type="float">
            <text:p>75.4517</text:p>
          </table:table-cell>
          <table:table-cell office:value-type="float" office:value="98.4484" calcext:value-type="float">
            <text:p>98.44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96" calcext:value-type="float">
            <text:p>47.5696</text:p>
          </table:table-cell>
          <table:table-cell office:value-type="float" office:value="75.4444" calcext:value-type="float">
            <text:p>75.4444</text:p>
          </table:table-cell>
          <table:table-cell office:value-type="float" office:value="93.5028" calcext:value-type="float">
            <text:p>93.50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11" calcext:value-type="float">
            <text:p>45.2511</text:p>
          </table:table-cell>
          <table:table-cell office:value-type="float" office:value="80.2939" calcext:value-type="float">
            <text:p>80.2939</text:p>
          </table:table-cell>
          <table:table-cell office:value-type="float" office:value="101.958" calcext:value-type="float">
            <text:p>101.9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995" calcext:value-type="float">
            <text:p>41.2995</text:p>
          </table:table-cell>
          <table:table-cell office:value-type="float" office:value="72.5707" calcext:value-type="float">
            <text:p>72.5707</text:p>
          </table:table-cell>
          <table:table-cell office:value-type="float" office:value="93.2886" calcext:value-type="float">
            <text:p>93.28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72" calcext:value-type="float">
            <text:p>43.5472</text:p>
          </table:table-cell>
          <table:table-cell office:value-type="float" office:value="61.6608" calcext:value-type="float">
            <text:p>61.6608</text:p>
          </table:table-cell>
          <table:table-cell office:value-type="float" office:value="75.963" calcext:value-type="float">
            <text:p>75.9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717" calcext:value-type="float">
            <text:p>55.9717</text:p>
          </table:table-cell>
          <table:table-cell office:value-type="float" office:value="75.4947" calcext:value-type="float">
            <text:p>75.4947</text:p>
          </table:table-cell>
          <table:table-cell office:value-type="float" office:value="98.502" calcext:value-type="float">
            <text:p>98.5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56" calcext:value-type="float">
            <text:p>47.5756</text:p>
          </table:table-cell>
          <table:table-cell office:value-type="float" office:value="75.4548" calcext:value-type="float">
            <text:p>75.4548</text:p>
          </table:table-cell>
          <table:table-cell office:value-type="float" office:value="93.516" calcext:value-type="float">
            <text:p>93.5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39" calcext:value-type="float">
            <text:p>45.2639</text:p>
          </table:table-cell>
          <table:table-cell office:value-type="float" office:value="80.3141" calcext:value-type="float">
            <text:p>80.3141</text:p>
          </table:table-cell>
          <table:table-cell office:value-type="float" office:value="101.983" calcext:value-type="float">
            <text:p>101.9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938" calcext:value-type="float">
            <text:p>41.2938</text:p>
          </table:table-cell>
          <table:table-cell office:value-type="float" office:value="72.5622" calcext:value-type="float">
            <text:p>72.5622</text:p>
          </table:table-cell>
          <table:table-cell office:value-type="float" office:value="93.2794" calcext:value-type="float">
            <text:p>93.27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7" calcext:value-type="float">
            <text:p>43.547</text:p>
          </table:table-cell>
          <table:table-cell office:value-type="float" office:value="61.6601" calcext:value-type="float">
            <text:p>61.6601</text:p>
          </table:table-cell>
          <table:table-cell office:value-type="float" office:value="75.9614" calcext:value-type="float">
            <text:p>75.96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07" calcext:value-type="float">
            <text:p>56.007</text:p>
          </table:table-cell>
          <table:table-cell office:value-type="float" office:value="75.5855" calcext:value-type="float">
            <text:p>75.5855</text:p>
          </table:table-cell>
          <table:table-cell office:value-type="float" office:value="98.6205" calcext:value-type="float">
            <text:p>98.62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16" calcext:value-type="float">
            <text:p>47.5816</text:p>
          </table:table-cell>
          <table:table-cell office:value-type="float" office:value="75.4654" calcext:value-type="float">
            <text:p>75.4654</text:p>
          </table:table-cell>
          <table:table-cell office:value-type="float" office:value="93.5291" calcext:value-type="float">
            <text:p>93.52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84" calcext:value-type="float">
            <text:p>45.2784</text:p>
          </table:table-cell>
          <table:table-cell office:value-type="float" office:value="80.3354" calcext:value-type="float">
            <text:p>80.3354</text:p>
          </table:table-cell>
          <table:table-cell office:value-type="float" office:value="102.006" calcext:value-type="float">
            <text:p>102.00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835" calcext:value-type="float">
            <text:p>41.2835</text:p>
          </table:table-cell>
          <table:table-cell office:value-type="float" office:value="72.5469" calcext:value-type="float">
            <text:p>72.5469</text:p>
          </table:table-cell>
          <table:table-cell office:value-type="float" office:value="93.2629" calcext:value-type="float">
            <text:p>93.26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73" calcext:value-type="float">
            <text:p>43.5473</text:p>
          </table:table-cell>
          <table:table-cell office:value-type="float" office:value="61.6598" calcext:value-type="float">
            <text:p>61.6598</text:p>
          </table:table-cell>
          <table:table-cell office:value-type="float" office:value="75.9596" calcext:value-type="float">
            <text:p>75.95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241" calcext:value-type="float">
            <text:p>56.0241</text:p>
          </table:table-cell>
          <table:table-cell office:value-type="float" office:value="75.6375" calcext:value-type="float">
            <text:p>75.6375</text:p>
          </table:table-cell>
          <table:table-cell office:value-type="float" office:value="98.6952" calcext:value-type="float">
            <text:p>98.69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75" calcext:value-type="float">
            <text:p>47.5875</text:p>
          </table:table-cell>
          <table:table-cell office:value-type="float" office:value="75.4753" calcext:value-type="float">
            <text:p>75.4753</text:p>
          </table:table-cell>
          <table:table-cell office:value-type="float" office:value="93.5406" calcext:value-type="float">
            <text:p>93.54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13" calcext:value-type="float">
            <text:p>45.2913</text:p>
          </table:table-cell>
          <table:table-cell office:value-type="float" office:value="80.3549" calcext:value-type="float">
            <text:p>80.3549</text:p>
          </table:table-cell>
          <table:table-cell office:value-type="float" office:value="102.028" calcext:value-type="float">
            <text:p>102.0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5" calcext:value-type="float">
            <text:p>41.275</text:p>
          </table:table-cell>
          <table:table-cell office:value-type="float" office:value="72.5345" calcext:value-type="float">
            <text:p>72.5345</text:p>
          </table:table-cell>
          <table:table-cell office:value-type="float" office:value="93.2496" calcext:value-type="float">
            <text:p>93.24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53" calcext:value-type="float">
            <text:p>43.5453</text:p>
          </table:table-cell>
          <table:table-cell office:value-type="float" office:value="61.6561" calcext:value-type="float">
            <text:p>61.6561</text:p>
          </table:table-cell>
          <table:table-cell office:value-type="float" office:value="75.9553" calcext:value-type="float">
            <text:p>75.95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374" calcext:value-type="float">
            <text:p>56.0374</text:p>
          </table:table-cell>
          <table:table-cell office:value-type="float" office:value="75.674" calcext:value-type="float">
            <text:p>75.674</text:p>
          </table:table-cell>
          <table:table-cell office:value-type="float" office:value="98.7454" calcext:value-type="float">
            <text:p>98.74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939" calcext:value-type="float">
            <text:p>47.5939</text:p>
          </table:table-cell>
          <table:table-cell office:value-type="float" office:value="75.4858" calcext:value-type="float">
            <text:p>75.4858</text:p>
          </table:table-cell>
          <table:table-cell office:value-type="float" office:value="93.5524" calcext:value-type="float">
            <text:p>93.55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33" calcext:value-type="float">
            <text:p>45.3133</text:p>
          </table:table-cell>
          <table:table-cell office:value-type="float" office:value="80.3906" calcext:value-type="float">
            <text:p>80.3906</text:p>
          </table:table-cell>
          <table:table-cell office:value-type="float" office:value="102.072" calcext:value-type="float">
            <text:p>102.0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72" calcext:value-type="float">
            <text:p>41.2672</text:p>
          </table:table-cell>
          <table:table-cell office:value-type="float" office:value="72.5229" calcext:value-type="float">
            <text:p>72.5229</text:p>
          </table:table-cell>
          <table:table-cell office:value-type="float" office:value="93.2371" calcext:value-type="float">
            <text:p>93.23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46" calcext:value-type="float">
            <text:p>43.5446</text:p>
          </table:table-cell>
          <table:table-cell office:value-type="float" office:value="61.6549" calcext:value-type="float">
            <text:p>61.6549</text:p>
          </table:table-cell>
          <table:table-cell office:value-type="float" office:value="75.9537" calcext:value-type="float">
            <text:p>75.95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38" calcext:value-type="float">
            <text:p>56.038</text:p>
          </table:table-cell>
          <table:table-cell office:value-type="float" office:value="75.6789" calcext:value-type="float">
            <text:p>75.6789</text:p>
          </table:table-cell>
          <table:table-cell office:value-type="float" office:value="98.7563" calcext:value-type="float">
            <text:p>98.75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006" calcext:value-type="float">
            <text:p>47.6006</text:p>
          </table:table-cell>
          <table:table-cell office:value-type="float" office:value="75.4966" calcext:value-type="float">
            <text:p>75.4966</text:p>
          </table:table-cell>
          <table:table-cell office:value-type="float" office:value="93.5644" calcext:value-type="float">
            <text:p>93.56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58" calcext:value-type="float">
            <text:p>45.3358</text:p>
          </table:table-cell>
          <table:table-cell office:value-type="float" office:value="80.4247" calcext:value-type="float">
            <text:p>80.4247</text:p>
          </table:table-cell>
          <table:table-cell office:value-type="float" office:value="102.111" calcext:value-type="float">
            <text:p>102.1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588" calcext:value-type="float">
            <text:p>41.2588</text:p>
          </table:table-cell>
          <table:table-cell office:value-type="float" office:value="72.5112" calcext:value-type="float">
            <text:p>72.5112</text:p>
          </table:table-cell>
          <table:table-cell office:value-type="float" office:value="93.226" calcext:value-type="float">
            <text:p>93.2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33" calcext:value-type="float">
            <text:p>43.5433</text:p>
          </table:table-cell>
          <table:table-cell office:value-type="float" office:value="61.6531" calcext:value-type="float">
            <text:p>61.6531</text:p>
          </table:table-cell>
          <table:table-cell office:value-type="float" office:value="75.9528" calcext:value-type="float">
            <text:p>75.95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407" calcext:value-type="float">
            <text:p>56.0407</text:p>
          </table:table-cell>
          <table:table-cell office:value-type="float" office:value="75.6863" calcext:value-type="float">
            <text:p>75.6863</text:p>
          </table:table-cell>
          <table:table-cell office:value-type="float" office:value="98.7678" calcext:value-type="float">
            <text:p>98.76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098" calcext:value-type="float">
            <text:p>47.6098</text:p>
          </table:table-cell>
          <table:table-cell office:value-type="float" office:value="75.5119" calcext:value-type="float">
            <text:p>75.5119</text:p>
          </table:table-cell>
          <table:table-cell office:value-type="float" office:value="93.5819" calcext:value-type="float">
            <text:p>93.58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85" calcext:value-type="float">
            <text:p>45.3485</text:p>
          </table:table-cell>
          <table:table-cell office:value-type="float" office:value="80.4438" calcext:value-type="float">
            <text:p>80.4438</text:p>
          </table:table-cell>
          <table:table-cell office:value-type="float" office:value="102.133" calcext:value-type="float">
            <text:p>102.13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534" calcext:value-type="float">
            <text:p>41.2534</text:p>
          </table:table-cell>
          <table:table-cell office:value-type="float" office:value="72.5036" calcext:value-type="float">
            <text:p>72.5036</text:p>
          </table:table-cell>
          <table:table-cell office:value-type="float" office:value="93.2184" calcext:value-type="float">
            <text:p>93.21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26" calcext:value-type="float">
            <text:p>43.5426</text:p>
          </table:table-cell>
          <table:table-cell office:value-type="float" office:value="61.6522" calcext:value-type="float">
            <text:p>61.6522</text:p>
          </table:table-cell>
          <table:table-cell office:value-type="float" office:value="75.9524" calcext:value-type="float">
            <text:p>75.95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429" calcext:value-type="float">
            <text:p>56.0429</text:p>
          </table:table-cell>
          <table:table-cell office:value-type="float" office:value="75.6928" calcext:value-type="float">
            <text:p>75.6928</text:p>
          </table:table-cell>
          <table:table-cell office:value-type="float" office:value="98.7779" calcext:value-type="float">
            <text:p>98.77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226" calcext:value-type="float">
            <text:p>47.6226</text:p>
          </table:table-cell>
          <table:table-cell office:value-type="float" office:value="75.5327" calcext:value-type="float">
            <text:p>75.5327</text:p>
          </table:table-cell>
          <table:table-cell office:value-type="float" office:value="93.6052" calcext:value-type="float">
            <text:p>93.60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82" calcext:value-type="float">
            <text:p>45.3582</text:p>
          </table:table-cell>
          <table:table-cell office:value-type="float" office:value="80.4568" calcext:value-type="float">
            <text:p>80.4568</text:p>
          </table:table-cell>
          <table:table-cell office:value-type="float" office:value="102.145" calcext:value-type="float">
            <text:p>102.1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88" calcext:value-type="float">
            <text:p>41.2488</text:p>
          </table:table-cell>
          <table:table-cell office:value-type="float" office:value="72.4976" calcext:value-type="float">
            <text:p>72.4976</text:p>
          </table:table-cell>
          <table:table-cell office:value-type="float" office:value="93.213" calcext:value-type="float">
            <text:p>93.2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24" calcext:value-type="float">
            <text:p>43.5424</text:p>
          </table:table-cell>
          <table:table-cell office:value-type="float" office:value="61.6509" calcext:value-type="float">
            <text:p>61.6509</text:p>
          </table:table-cell>
          <table:table-cell office:value-type="float" office:value="75.9491" calcext:value-type="float">
            <text:p>75.94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399" calcext:value-type="float">
            <text:p>56.0399</text:p>
          </table:table-cell>
          <table:table-cell office:value-type="float" office:value="75.6887" calcext:value-type="float">
            <text:p>75.6887</text:p>
          </table:table-cell>
          <table:table-cell office:value-type="float" office:value="98.7761" calcext:value-type="float">
            <text:p>98.776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35" calcext:value-type="float">
            <text:p>47.6335</text:p>
          </table:table-cell>
          <table:table-cell office:value-type="float" office:value="75.5505" calcext:value-type="float">
            <text:p>75.5505</text:p>
          </table:table-cell>
          <table:table-cell office:value-type="float" office:value="93.6251" calcext:value-type="float">
            <text:p>93.62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24" calcext:value-type="float">
            <text:p>45.3624</text:p>
          </table:table-cell>
          <table:table-cell office:value-type="float" office:value="80.4628" calcext:value-type="float">
            <text:p>80.4628</text:p>
          </table:table-cell>
          <table:table-cell office:value-type="float" office:value="102.151" calcext:value-type="float">
            <text:p>102.1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55" calcext:value-type="float">
            <text:p>41.2455</text:p>
          </table:table-cell>
          <table:table-cell office:value-type="float" office:value="72.4939" calcext:value-type="float">
            <text:p>72.4939</text:p>
          </table:table-cell>
          <table:table-cell office:value-type="float" office:value="93.211" calcext:value-type="float">
            <text:p>93.2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26" calcext:value-type="float">
            <text:p>43.5426</text:p>
          </table:table-cell>
          <table:table-cell office:value-type="float" office:value="61.6497" calcext:value-type="float">
            <text:p>61.6497</text:p>
          </table:table-cell>
          <table:table-cell office:value-type="float" office:value="75.9446" calcext:value-type="float">
            <text:p>75.94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39" calcext:value-type="float">
            <text:p>56.039</text:p>
          </table:table-cell>
          <table:table-cell office:value-type="float" office:value="75.6871" calcext:value-type="float">
            <text:p>75.6871</text:p>
          </table:table-cell>
          <table:table-cell office:value-type="float" office:value="98.775" calcext:value-type="float">
            <text:p>98.77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38" calcext:value-type="float">
            <text:p>47.6338</text:p>
          </table:table-cell>
          <table:table-cell office:value-type="float" office:value="75.5508" calcext:value-type="float">
            <text:p>75.5508</text:p>
          </table:table-cell>
          <table:table-cell office:value-type="float" office:value="93.6249" calcext:value-type="float">
            <text:p>93.62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5" calcext:value-type="float">
            <text:p>45.3665</text:p>
          </table:table-cell>
          <table:table-cell office:value-type="float" office:value="80.4686" calcext:value-type="float">
            <text:p>80.4686</text:p>
          </table:table-cell>
          <table:table-cell office:value-type="float" office:value="102.157" calcext:value-type="float">
            <text:p>102.1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83" calcext:value-type="float">
            <text:p>41.2483</text:p>
          </table:table-cell>
          <table:table-cell office:value-type="float" office:value="72.4988" calcext:value-type="float">
            <text:p>72.4988</text:p>
          </table:table-cell>
          <table:table-cell office:value-type="float" office:value="93.2174" calcext:value-type="float">
            <text:p>93.21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45" calcext:value-type="float">
            <text:p>43.5445</text:p>
          </table:table-cell>
          <table:table-cell office:value-type="float" office:value="61.6519" calcext:value-type="float">
            <text:p>61.6519</text:p>
          </table:table-cell>
          <table:table-cell office:value-type="float" office:value="75.9447" calcext:value-type="float">
            <text:p>75.94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379" calcext:value-type="float">
            <text:p>56.0379</text:p>
          </table:table-cell>
          <table:table-cell office:value-type="float" office:value="75.6851" calcext:value-type="float">
            <text:p>75.6851</text:p>
          </table:table-cell>
          <table:table-cell office:value-type="float" office:value="98.7733" calcext:value-type="float">
            <text:p>98.77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52" calcext:value-type="float">
            <text:p>47.6352</text:p>
          </table:table-cell>
          <table:table-cell office:value-type="float" office:value="75.5527" calcext:value-type="float">
            <text:p>75.5527</text:p>
          </table:table-cell>
          <table:table-cell office:value-type="float" office:value="93.6263" calcext:value-type="float">
            <text:p>93.62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91" calcext:value-type="float">
            <text:p>45.3691</text:p>
          </table:table-cell>
          <table:table-cell office:value-type="float" office:value="80.4724" calcext:value-type="float">
            <text:p>80.4724</text:p>
          </table:table-cell>
          <table:table-cell office:value-type="float" office:value="102.161" calcext:value-type="float">
            <text:p>102.1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558" calcext:value-type="float">
            <text:p>41.2558</text:p>
          </table:table-cell>
          <table:table-cell office:value-type="float" office:value="72.5099" calcext:value-type="float">
            <text:p>72.5099</text:p>
          </table:table-cell>
          <table:table-cell office:value-type="float" office:value="93.2292" calcext:value-type="float">
            <text:p>93.229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73" calcext:value-type="float">
            <text:p>43.5473</text:p>
          </table:table-cell>
          <table:table-cell office:value-type="float" office:value="61.6561" calcext:value-type="float">
            <text:p>61.6561</text:p>
          </table:table-cell>
          <table:table-cell office:value-type="float" office:value="75.9476" calcext:value-type="float">
            <text:p>75.94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673" calcext:value-type="float">
            <text:p>56.0673</text:p>
          </table:table-cell>
          <table:table-cell office:value-type="float" office:value="75.7459" calcext:value-type="float">
            <text:p>75.7459</text:p>
          </table:table-cell>
          <table:table-cell office:value-type="float" office:value="98.8441" calcext:value-type="float">
            <text:p>98.84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58" calcext:value-type="float">
            <text:p>47.6358</text:p>
          </table:table-cell>
          <table:table-cell office:value-type="float" office:value="75.5532" calcext:value-type="float">
            <text:p>75.5532</text:p>
          </table:table-cell>
          <table:table-cell office:value-type="float" office:value="93.6261" calcext:value-type="float">
            <text:p>93.626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98" calcext:value-type="float">
            <text:p>45.3698</text:p>
          </table:table-cell>
          <table:table-cell office:value-type="float" office:value="80.4734" calcext:value-type="float">
            <text:p>80.4734</text:p>
          </table:table-cell>
          <table:table-cell office:value-type="float" office:value="102.162" calcext:value-type="float">
            <text:p>102.1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08" calcext:value-type="float">
            <text:p>41.2708</text:p>
          </table:table-cell>
          <table:table-cell office:value-type="float" office:value="72.5311" calcext:value-type="float">
            <text:p>72.5311</text:p>
          </table:table-cell>
          <table:table-cell office:value-type="float" office:value="93.25" calcext:value-type="float">
            <text:p>93.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32" calcext:value-type="float">
            <text:p>43.5532</text:p>
          </table:table-cell>
          <table:table-cell office:value-type="float" office:value="61.666" calcext:value-type="float">
            <text:p>61.666</text:p>
          </table:table-cell>
          <table:table-cell office:value-type="float" office:value="75.9574" calcext:value-type="float">
            <text:p>75.95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663" calcext:value-type="float">
            <text:p>56.0663</text:p>
          </table:table-cell>
          <table:table-cell office:value-type="float" office:value="75.7448" calcext:value-type="float">
            <text:p>75.7448</text:p>
          </table:table-cell>
          <table:table-cell office:value-type="float" office:value="98.8442" calcext:value-type="float">
            <text:p>98.84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81" calcext:value-type="float">
            <text:p>47.6381</text:p>
          </table:table-cell>
          <table:table-cell office:value-type="float" office:value="75.5567" calcext:value-type="float">
            <text:p>75.5567</text:p>
          </table:table-cell>
          <table:table-cell office:value-type="float" office:value="93.6294" calcext:value-type="float">
            <text:p>93.62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2" calcext:value-type="float">
            <text:p>45.372</text:p>
          </table:table-cell>
          <table:table-cell office:value-type="float" office:value="80.4762" calcext:value-type="float">
            <text:p>80.4762</text:p>
          </table:table-cell>
          <table:table-cell office:value-type="float" office:value="102.165" calcext:value-type="float">
            <text:p>102.1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32" calcext:value-type="float">
            <text:p>41.2732</text:p>
          </table:table-cell>
          <table:table-cell office:value-type="float" office:value="72.534" calcext:value-type="float">
            <text:p>72.534</text:p>
          </table:table-cell>
          <table:table-cell office:value-type="float" office:value="93.2522" calcext:value-type="float">
            <text:p>93.252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1" calcext:value-type="float">
            <text:p>43.5551</text:p>
          </table:table-cell>
          <table:table-cell office:value-type="float" office:value="61.6688" calcext:value-type="float">
            <text:p>61.6688</text:p>
          </table:table-cell>
          <table:table-cell office:value-type="float" office:value="75.9595" calcext:value-type="float">
            <text:p>75.95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68" calcext:value-type="float">
            <text:p>56.068</text:p>
          </table:table-cell>
          <table:table-cell office:value-type="float" office:value="75.7517" calcext:value-type="float">
            <text:p>75.7517</text:p>
          </table:table-cell>
          <table:table-cell office:value-type="float" office:value="98.857" calcext:value-type="float">
            <text:p>98.8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33" calcext:value-type="float">
            <text:p>47.6433</text:p>
          </table:table-cell>
          <table:table-cell office:value-type="float" office:value="75.5647" calcext:value-type="float">
            <text:p>75.5647</text:p>
          </table:table-cell>
          <table:table-cell office:value-type="float" office:value="93.6375" calcext:value-type="float">
            <text:p>93.637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04" calcext:value-type="float">
            <text:p>45.3804</text:p>
          </table:table-cell>
          <table:table-cell office:value-type="float" office:value="80.4883" calcext:value-type="float">
            <text:p>80.4883</text:p>
          </table:table-cell>
          <table:table-cell office:value-type="float" office:value="102.177" calcext:value-type="float">
            <text:p>102.1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02" calcext:value-type="float">
            <text:p>41.2702</text:p>
          </table:table-cell>
          <table:table-cell office:value-type="float" office:value="72.5294" calcext:value-type="float">
            <text:p>72.5294</text:p>
          </table:table-cell>
          <table:table-cell office:value-type="float" office:value="93.2468" calcext:value-type="float">
            <text:p>93.24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6" calcext:value-type="float">
            <text:p>43.5556</text:p>
          </table:table-cell>
          <table:table-cell office:value-type="float" office:value="61.6689" calcext:value-type="float">
            <text:p>61.6689</text:p>
          </table:table-cell>
          <table:table-cell office:value-type="float" office:value="75.9581" calcext:value-type="float">
            <text:p>75.95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677" calcext:value-type="float">
            <text:p>56.0677</text:p>
          </table:table-cell>
          <table:table-cell office:value-type="float" office:value="75.7554" calcext:value-type="float">
            <text:p>75.7554</text:p>
          </table:table-cell>
          <table:table-cell office:value-type="float" office:value="98.8684" calcext:value-type="float">
            <text:p>98.86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59" calcext:value-type="float">
            <text:p>47.6459</text:p>
          </table:table-cell>
          <table:table-cell office:value-type="float" office:value="75.569" calcext:value-type="float">
            <text:p>75.569</text:p>
          </table:table-cell>
          <table:table-cell office:value-type="float" office:value="93.642" calcext:value-type="float">
            <text:p>93.6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93" calcext:value-type="float">
            <text:p>45.3893</text:p>
          </table:table-cell>
          <table:table-cell office:value-type="float" office:value="80.5008" calcext:value-type="float">
            <text:p>80.5008</text:p>
          </table:table-cell>
          <table:table-cell office:value-type="float" office:value="102.19" calcext:value-type="float">
            <text:p>102.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39" calcext:value-type="float">
            <text:p>41.2639</text:p>
          </table:table-cell>
          <table:table-cell office:value-type="float" office:value="72.5192" calcext:value-type="float">
            <text:p>72.5192</text:p>
          </table:table-cell>
          <table:table-cell office:value-type="float" office:value="93.2345" calcext:value-type="float">
            <text:p>93.234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9" calcext:value-type="float">
            <text:p>43.5559</text:p>
          </table:table-cell>
          <table:table-cell office:value-type="float" office:value="61.6689" calcext:value-type="float">
            <text:p>61.6689</text:p>
          </table:table-cell>
          <table:table-cell office:value-type="float" office:value="75.9569" calcext:value-type="float">
            <text:p>75.95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546" calcext:value-type="float">
            <text:p>56.0546</text:p>
          </table:table-cell>
          <table:table-cell office:value-type="float" office:value="75.7305" calcext:value-type="float">
            <text:p>75.7305</text:p>
          </table:table-cell>
          <table:table-cell office:value-type="float" office:value="98.8467" calcext:value-type="float">
            <text:p>98.84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86" calcext:value-type="float">
            <text:p>47.6486</text:p>
          </table:table-cell>
          <table:table-cell office:value-type="float" office:value="75.5733" calcext:value-type="float">
            <text:p>75.5733</text:p>
          </table:table-cell>
          <table:table-cell office:value-type="float" office:value="93.6468" calcext:value-type="float">
            <text:p>93.64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96" calcext:value-type="float">
            <text:p>45.3996</text:p>
          </table:table-cell>
          <table:table-cell office:value-type="float" office:value="80.5149" calcext:value-type="float">
            <text:p>80.5149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548" calcext:value-type="float">
            <text:p>41.2548</text:p>
          </table:table-cell>
          <table:table-cell office:value-type="float" office:value="72.5049" calcext:value-type="float">
            <text:p>72.5049</text:p>
          </table:table-cell>
          <table:table-cell office:value-type="float" office:value="93.2178" calcext:value-type="float">
            <text:p>93.21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61" calcext:value-type="float">
            <text:p>43.5561</text:p>
          </table:table-cell>
          <table:table-cell office:value-type="float" office:value="61.6685" calcext:value-type="float">
            <text:p>61.6685</text:p>
          </table:table-cell>
          <table:table-cell office:value-type="float" office:value="75.9548" calcext:value-type="float">
            <text:p>75.95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545" calcext:value-type="float">
            <text:p>56.0545</text:p>
          </table:table-cell>
          <table:table-cell office:value-type="float" office:value="75.7289" calcext:value-type="float">
            <text:p>75.7289</text:p>
          </table:table-cell>
          <table:table-cell office:value-type="float" office:value="98.8465" calcext:value-type="float">
            <text:p>98.84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3" calcext:value-type="float">
            <text:p>47.6503</text:p>
          </table:table-cell>
          <table:table-cell office:value-type="float" office:value="75.576" calcext:value-type="float">
            <text:p>75.576</text:p>
          </table:table-cell>
          <table:table-cell office:value-type="float" office:value="93.6496" calcext:value-type="float">
            <text:p>93.64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" calcext:value-type="float">
            <text:p>45.404</text:p>
          </table:table-cell>
          <table:table-cell office:value-type="float" office:value="80.5222" calcext:value-type="float">
            <text:p>80.5222</text:p>
          </table:table-cell>
          <table:table-cell office:value-type="float" office:value="102.213" calcext:value-type="float">
            <text:p>102.2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504" calcext:value-type="float">
            <text:p>41.2504</text:p>
          </table:table-cell>
          <table:table-cell office:value-type="float" office:value="72.4976" calcext:value-type="float">
            <text:p>72.4976</text:p>
          </table:table-cell>
          <table:table-cell office:value-type="float" office:value="93.2088" calcext:value-type="float">
            <text:p>93.208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9" calcext:value-type="float">
            <text:p>43.5559</text:p>
          </table:table-cell>
          <table:table-cell office:value-type="float" office:value="61.668" calcext:value-type="float">
            <text:p>61.668</text:p>
          </table:table-cell>
          <table:table-cell office:value-type="float" office:value="75.9539" calcext:value-type="float">
            <text:p>75.95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567" calcext:value-type="float">
            <text:p>56.0567</text:p>
          </table:table-cell>
          <table:table-cell office:value-type="float" office:value="75.7334" calcext:value-type="float">
            <text:p>75.7334</text:p>
          </table:table-cell>
          <table:table-cell office:value-type="float" office:value="98.8528" calcext:value-type="float">
            <text:p>98.85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2" calcext:value-type="float">
            <text:p>47.6522</text:p>
          </table:table-cell>
          <table:table-cell office:value-type="float" office:value="75.5788" calcext:value-type="float">
            <text:p>75.5788</text:p>
          </table:table-cell>
          <table:table-cell office:value-type="float" office:value="93.6524" calcext:value-type="float">
            <text:p>93.65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77" calcext:value-type="float">
            <text:p>45.4077</text:p>
          </table:table-cell>
          <table:table-cell office:value-type="float" office:value="80.5273" calcext:value-type="float">
            <text:p>80.5273</text:p>
          </table:table-cell>
          <table:table-cell office:value-type="float" office:value="102.218" calcext:value-type="float">
            <text:p>102.2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81" calcext:value-type="float">
            <text:p>41.2481</text:p>
          </table:table-cell>
          <table:table-cell office:value-type="float" office:value="72.4933" calcext:value-type="float">
            <text:p>72.4933</text:p>
          </table:table-cell>
          <table:table-cell office:value-type="float" office:value="93.2025" calcext:value-type="float">
            <text:p>93.20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8" calcext:value-type="float">
            <text:p>43.5558</text:p>
          </table:table-cell>
          <table:table-cell office:value-type="float" office:value="61.667" calcext:value-type="float">
            <text:p>61.667</text:p>
          </table:table-cell>
          <table:table-cell office:value-type="float" office:value="75.9515" calcext:value-type="float">
            <text:p>75.95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698" calcext:value-type="float">
            <text:p>56.0698</text:p>
          </table:table-cell>
          <table:table-cell office:value-type="float" office:value="75.7621" calcext:value-type="float">
            <text:p>75.7621</text:p>
          </table:table-cell>
          <table:table-cell office:value-type="float" office:value="98.8878" calcext:value-type="float">
            <text:p>98.88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49" calcext:value-type="float">
            <text:p>47.6549</text:p>
          </table:table-cell>
          <table:table-cell office:value-type="float" office:value="75.5835" calcext:value-type="float">
            <text:p>75.5835</text:p>
          </table:table-cell>
          <table:table-cell office:value-type="float" office:value="93.658" calcext:value-type="float">
            <text:p>93.6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8" calcext:value-type="float">
            <text:p>45.4088</text:p>
          </table:table-cell>
          <table:table-cell office:value-type="float" office:value="80.5286" calcext:value-type="float">
            <text:p>80.5286</text:p>
          </table:table-cell>
          <table:table-cell office:value-type="float" office:value="102.219" calcext:value-type="float">
            <text:p>102.2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57" calcext:value-type="float">
            <text:p>41.2457</text:p>
          </table:table-cell>
          <table:table-cell office:value-type="float" office:value="72.488" calcext:value-type="float">
            <text:p>72.488</text:p>
          </table:table-cell>
          <table:table-cell office:value-type="float" office:value="93.1943" calcext:value-type="float">
            <text:p>93.19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9" calcext:value-type="float">
            <text:p>43.5559</text:p>
          </table:table-cell>
          <table:table-cell office:value-type="float" office:value="61.6665" calcext:value-type="float">
            <text:p>61.6665</text:p>
          </table:table-cell>
          <table:table-cell office:value-type="float" office:value="75.9499" calcext:value-type="float">
            <text:p>75.94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773" calcext:value-type="float">
            <text:p>56.0773</text:p>
          </table:table-cell>
          <table:table-cell office:value-type="float" office:value="75.778" calcext:value-type="float">
            <text:p>75.778</text:p>
          </table:table-cell>
          <table:table-cell office:value-type="float" office:value="98.9056" calcext:value-type="float">
            <text:p>98.90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49" calcext:value-type="float">
            <text:p>47.6549</text:p>
          </table:table-cell>
          <table:table-cell office:value-type="float" office:value="75.5836" calcext:value-type="float">
            <text:p>75.5836</text:p>
          </table:table-cell>
          <table:table-cell office:value-type="float" office:value="93.6581" calcext:value-type="float">
            <text:p>93.65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93" calcext:value-type="float">
            <text:p>45.4093</text:p>
          </table:table-cell>
          <table:table-cell office:value-type="float" office:value="80.5292" calcext:value-type="float">
            <text:p>80.5292</text:p>
          </table:table-cell>
          <table:table-cell office:value-type="float" office:value="102.219" calcext:value-type="float">
            <text:p>102.2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56" calcext:value-type="float">
            <text:p>41.2456</text:p>
          </table:table-cell>
          <table:table-cell office:value-type="float" office:value="72.4877" calcext:value-type="float">
            <text:p>72.4877</text:p>
          </table:table-cell>
          <table:table-cell office:value-type="float" office:value="93.1935" calcext:value-type="float">
            <text:p>93.19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6" calcext:value-type="float">
            <text:p>43.5556</text:p>
          </table:table-cell>
          <table:table-cell office:value-type="float" office:value="61.6658" calcext:value-type="float">
            <text:p>61.6658</text:p>
          </table:table-cell>
          <table:table-cell office:value-type="float" office:value="75.9484" calcext:value-type="float">
            <text:p>75.94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756" calcext:value-type="float">
            <text:p>56.0756</text:p>
          </table:table-cell>
          <table:table-cell office:value-type="float" office:value="75.7746" calcext:value-type="float">
            <text:p>75.7746</text:p>
          </table:table-cell>
          <table:table-cell office:value-type="float" office:value="98.9021" calcext:value-type="float">
            <text:p>98.90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45" calcext:value-type="float">
            <text:p>47.6545</text:p>
          </table:table-cell>
          <table:table-cell office:value-type="float" office:value="75.5828" calcext:value-type="float">
            <text:p>75.5828</text:p>
          </table:table-cell>
          <table:table-cell office:value-type="float" office:value="93.6573" calcext:value-type="float">
            <text:p>93.65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96" calcext:value-type="float">
            <text:p>45.4096</text:p>
          </table:table-cell>
          <table:table-cell office:value-type="float" office:value="80.5299" calcext:value-type="float">
            <text:p>80.5299</text:p>
          </table:table-cell>
          <table:table-cell office:value-type="float" office:value="102.22" calcext:value-type="float">
            <text:p>102.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55" calcext:value-type="float">
            <text:p>41.2455</text:p>
          </table:table-cell>
          <table:table-cell office:value-type="float" office:value="72.4868" calcext:value-type="float">
            <text:p>72.4868</text:p>
          </table:table-cell>
          <table:table-cell office:value-type="float" office:value="93.1913" calcext:value-type="float">
            <text:p>93.19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53" calcext:value-type="float">
            <text:p>43.5553</text:p>
          </table:table-cell>
          <table:table-cell office:value-type="float" office:value="61.6644" calcext:value-type="float">
            <text:p>61.6644</text:p>
          </table:table-cell>
          <table:table-cell office:value-type="float" office:value="75.9451" calcext:value-type="float">
            <text:p>75.94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092" calcext:value-type="float">
            <text:p>56.1092</text:p>
          </table:table-cell>
          <table:table-cell office:value-type="float" office:value="75.8424" calcext:value-type="float">
            <text:p>75.8424</text:p>
          </table:table-cell>
          <table:table-cell office:value-type="float" office:value="98.9787" calcext:value-type="float">
            <text:p>98.97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42" calcext:value-type="float">
            <text:p>47.6542</text:p>
          </table:table-cell>
          <table:table-cell office:value-type="float" office:value="75.5826" calcext:value-type="float">
            <text:p>75.5826</text:p>
          </table:table-cell>
          <table:table-cell office:value-type="float" office:value="93.6573" calcext:value-type="float">
            <text:p>93.65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03" calcext:value-type="float">
            <text:p>45.4103</text:p>
          </table:table-cell>
          <table:table-cell office:value-type="float" office:value="80.5311" calcext:value-type="float">
            <text:p>80.5311</text:p>
          </table:table-cell>
          <table:table-cell office:value-type="float" office:value="102.222" calcext:value-type="float">
            <text:p>102.2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36" calcext:value-type="float">
            <text:p>41.236</text:p>
          </table:table-cell>
          <table:table-cell office:value-type="float" office:value="72.4702" calcext:value-type="float">
            <text:p>72.4702</text:p>
          </table:table-cell>
          <table:table-cell office:value-type="float" office:value="93.1695" calcext:value-type="float">
            <text:p>93.16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44" calcext:value-type="float">
            <text:p>43.5544</text:p>
          </table:table-cell>
          <table:table-cell office:value-type="float" office:value="61.6603" calcext:value-type="float">
            <text:p>61.6603</text:p>
          </table:table-cell>
          <table:table-cell office:value-type="float" office:value="75.9358" calcext:value-type="float">
            <text:p>75.93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345" calcext:value-type="float">
            <text:p>56.1345</text:p>
          </table:table-cell>
          <table:table-cell office:value-type="float" office:value="75.9001" calcext:value-type="float">
            <text:p>75.9001</text:p>
          </table:table-cell>
          <table:table-cell office:value-type="float" office:value="99.0477" calcext:value-type="float">
            <text:p>99.047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54" calcext:value-type="float">
            <text:p>47.6554</text:p>
          </table:table-cell>
          <table:table-cell office:value-type="float" office:value="75.5848" calcext:value-type="float">
            <text:p>75.5848</text:p>
          </table:table-cell>
          <table:table-cell office:value-type="float" office:value="93.6605" calcext:value-type="float">
            <text:p>93.66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" calcext:value-type="float">
            <text:p>45.41</text:p>
          </table:table-cell>
          <table:table-cell office:value-type="float" office:value="80.5307" calcext:value-type="float">
            <text:p>80.5307</text:p>
          </table:table-cell>
          <table:table-cell office:value-type="float" office:value="102.222" calcext:value-type="float">
            <text:p>102.2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204" calcext:value-type="float">
            <text:p>41.2204</text:p>
          </table:table-cell>
          <table:table-cell office:value-type="float" office:value="72.4413" calcext:value-type="float">
            <text:p>72.4413</text:p>
          </table:table-cell>
          <table:table-cell office:value-type="float" office:value="93.1292" calcext:value-type="float">
            <text:p>93.129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42" calcext:value-type="float">
            <text:p>43.5542</text:p>
          </table:table-cell>
          <table:table-cell office:value-type="float" office:value="61.6589" calcext:value-type="float">
            <text:p>61.6589</text:p>
          </table:table-cell>
          <table:table-cell office:value-type="float" office:value="75.9318" calcext:value-type="float">
            <text:p>75.93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315" calcext:value-type="float">
            <text:p>56.1315</text:p>
          </table:table-cell>
          <table:table-cell office:value-type="float" office:value="75.8935" calcext:value-type="float">
            <text:p>75.8935</text:p>
          </table:table-cell>
          <table:table-cell office:value-type="float" office:value="99.04" calcext:value-type="float">
            <text:p>99.0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1" calcext:value-type="float">
            <text:p>47.6601</text:p>
          </table:table-cell>
          <table:table-cell office:value-type="float" office:value="75.5935" calcext:value-type="float">
            <text:p>75.5935</text:p>
          </table:table-cell>
          <table:table-cell office:value-type="float" office:value="93.6721" calcext:value-type="float">
            <text:p>93.67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9" calcext:value-type="float">
            <text:p>45.4089</text:p>
          </table:table-cell>
          <table:table-cell office:value-type="float" office:value="80.5294" calcext:value-type="float">
            <text:p>80.5294</text:p>
          </table:table-cell>
          <table:table-cell office:value-type="float" office:value="102.221" calcext:value-type="float">
            <text:p>102.22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183" calcext:value-type="float">
            <text:p>41.2183</text:p>
          </table:table-cell>
          <table:table-cell office:value-type="float" office:value="72.4338" calcext:value-type="float">
            <text:p>72.4338</text:p>
          </table:table-cell>
          <table:table-cell office:value-type="float" office:value="93.1141" calcext:value-type="float">
            <text:p>93.11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29" calcext:value-type="float">
            <text:p>43.5529</text:p>
          </table:table-cell>
          <table:table-cell office:value-type="float" office:value="61.6543" calcext:value-type="float">
            <text:p>61.6543</text:p>
          </table:table-cell>
          <table:table-cell office:value-type="float" office:value="75.9222" calcext:value-type="float">
            <text:p>75.92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37" calcext:value-type="float">
            <text:p>56.137</text:p>
          </table:table-cell>
          <table:table-cell office:value-type="float" office:value="75.9053" calcext:value-type="float">
            <text:p>75.9053</text:p>
          </table:table-cell>
          <table:table-cell office:value-type="float" office:value="99.0531" calcext:value-type="float">
            <text:p>99.05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3" calcext:value-type="float">
            <text:p>47.6603</text:p>
          </table:table-cell>
          <table:table-cell office:value-type="float" office:value="75.5939" calcext:value-type="float">
            <text:p>75.5939</text:p>
          </table:table-cell>
          <table:table-cell office:value-type="float" office:value="93.6727" calcext:value-type="float">
            <text:p>93.67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63" calcext:value-type="float">
            <text:p>45.4063</text:p>
          </table:table-cell>
          <table:table-cell office:value-type="float" office:value="80.5259" calcext:value-type="float">
            <text:p>80.5259</text:p>
          </table:table-cell>
          <table:table-cell office:value-type="float" office:value="102.217" calcext:value-type="float">
            <text:p>102.2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185" calcext:value-type="float">
            <text:p>41.2185</text:p>
          </table:table-cell>
          <table:table-cell office:value-type="float" office:value="72.4289" calcext:value-type="float">
            <text:p>72.4289</text:p>
          </table:table-cell>
          <table:table-cell office:value-type="float" office:value="93.1005" calcext:value-type="float">
            <text:p>93.10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21" calcext:value-type="float">
            <text:p>43.5521</text:p>
          </table:table-cell>
          <table:table-cell office:value-type="float" office:value="61.6488" calcext:value-type="float">
            <text:p>61.6488</text:p>
          </table:table-cell>
          <table:table-cell office:value-type="float" office:value="75.9083" calcext:value-type="float">
            <text:p>75.90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392" calcext:value-type="float">
            <text:p>56.1392</text:p>
          </table:table-cell>
          <table:table-cell office:value-type="float" office:value="75.9099" calcext:value-type="float">
            <text:p>75.9099</text:p>
          </table:table-cell>
          <table:table-cell office:value-type="float" office:value="99.0583" calcext:value-type="float">
            <text:p>99.05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99" calcext:value-type="float">
            <text:p>47.6499</text:p>
          </table:table-cell>
          <table:table-cell office:value-type="float" office:value="75.5753" calcext:value-type="float">
            <text:p>75.5753</text:p>
          </table:table-cell>
          <table:table-cell office:value-type="float" office:value="93.6487" calcext:value-type="float">
            <text:p>93.64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9" calcext:value-type="float">
            <text:p>45.4049</text:p>
          </table:table-cell>
          <table:table-cell office:value-type="float" office:value="80.5238" calcext:value-type="float">
            <text:p>80.5238</text:p>
          </table:table-cell>
          <table:table-cell office:value-type="float" office:value="102.215" calcext:value-type="float">
            <text:p>102.2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025" calcext:value-type="float">
            <text:p>41.2025</text:p>
          </table:table-cell>
          <table:table-cell office:value-type="float" office:value="72.4028" calcext:value-type="float">
            <text:p>72.4028</text:p>
          </table:table-cell>
          <table:table-cell office:value-type="float" office:value="93.0685" calcext:value-type="float">
            <text:p>93.06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93" calcext:value-type="float">
            <text:p>43.5493</text:p>
          </table:table-cell>
          <table:table-cell office:value-type="float" office:value="61.6414" calcext:value-type="float">
            <text:p>61.6414</text:p>
          </table:table-cell>
          <table:table-cell office:value-type="float" office:value="75.8951" calcext:value-type="float">
            <text:p>75.89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422" calcext:value-type="float">
            <text:p>56.1422</text:p>
          </table:table-cell>
          <table:table-cell office:value-type="float" office:value="75.9153" calcext:value-type="float">
            <text:p>75.9153</text:p>
          </table:table-cell>
          <table:table-cell office:value-type="float" office:value="99.0635" calcext:value-type="float">
            <text:p>99.063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48" calcext:value-type="float">
            <text:p>47.6448</text:p>
          </table:table-cell>
          <table:table-cell office:value-type="float" office:value="75.5663" calcext:value-type="float">
            <text:p>75.5663</text:p>
          </table:table-cell>
          <table:table-cell office:value-type="float" office:value="93.6372" calcext:value-type="float">
            <text:p>93.63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2" calcext:value-type="float">
            <text:p>45.4032</text:p>
          </table:table-cell>
          <table:table-cell office:value-type="float" office:value="80.5211" calcext:value-type="float">
            <text:p>80.5211</text:p>
          </table:table-cell>
          <table:table-cell office:value-type="float" office:value="102.212" calcext:value-type="float">
            <text:p>102.2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925" calcext:value-type="float">
            <text:p>41.1925</text:p>
          </table:table-cell>
          <table:table-cell office:value-type="float" office:value="72.3864" calcext:value-type="float">
            <text:p>72.3864</text:p>
          </table:table-cell>
          <table:table-cell office:value-type="float" office:value="93.0487" calcext:value-type="float">
            <text:p>93.04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49" calcext:value-type="float">
            <text:p>43.5449</text:p>
          </table:table-cell>
          <table:table-cell office:value-type="float" office:value="61.632" calcext:value-type="float">
            <text:p>61.632</text:p>
          </table:table-cell>
          <table:table-cell office:value-type="float" office:value="75.8817" calcext:value-type="float">
            <text:p>75.88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298" calcext:value-type="float">
            <text:p>56.1298</text:p>
          </table:table-cell>
          <table:table-cell office:value-type="float" office:value="75.8902" calcext:value-type="float">
            <text:p>75.8902</text:p>
          </table:table-cell>
          <table:table-cell office:value-type="float" office:value="99.0362" calcext:value-type="float">
            <text:p>99.036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93" calcext:value-type="float">
            <text:p>47.6393</text:p>
          </table:table-cell>
          <table:table-cell office:value-type="float" office:value="75.5562" calcext:value-type="float">
            <text:p>75.5562</text:p>
          </table:table-cell>
          <table:table-cell office:value-type="float" office:value="93.624" calcext:value-type="float">
            <text:p>93.6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18" calcext:value-type="float">
            <text:p>45.4018</text:p>
          </table:table-cell>
          <table:table-cell office:value-type="float" office:value="80.5194" calcext:value-type="float">
            <text:p>80.5194</text:p>
          </table:table-cell>
          <table:table-cell office:value-type="float" office:value="102.21" calcext:value-type="float">
            <text:p>102.2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08" calcext:value-type="float">
            <text:p>41.1808</text:p>
          </table:table-cell>
          <table:table-cell office:value-type="float" office:value="72.3668" calcext:value-type="float">
            <text:p>72.3668</text:p>
          </table:table-cell>
          <table:table-cell office:value-type="float" office:value="93.0238" calcext:value-type="float">
            <text:p>93.02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19" calcext:value-type="float">
            <text:p>43.5419</text:p>
          </table:table-cell>
          <table:table-cell office:value-type="float" office:value="61.6253" calcext:value-type="float">
            <text:p>61.6253</text:p>
          </table:table-cell>
          <table:table-cell office:value-type="float" office:value="75.8716" calcext:value-type="float">
            <text:p>75.87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343" calcext:value-type="float">
            <text:p>56.1343</text:p>
          </table:table-cell>
          <table:table-cell office:value-type="float" office:value="75.9006" calcext:value-type="float">
            <text:p>75.9006</text:p>
          </table:table-cell>
          <table:table-cell office:value-type="float" office:value="99.0486" calcext:value-type="float">
            <text:p>99.04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68" calcext:value-type="float">
            <text:p>47.6368</text:p>
          </table:table-cell>
          <table:table-cell office:value-type="float" office:value="75.552" calcext:value-type="float">
            <text:p>75.552</text:p>
          </table:table-cell>
          <table:table-cell office:value-type="float" office:value="93.6193" calcext:value-type="float">
            <text:p>93.619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53" calcext:value-type="float">
            <text:p>45.3953</text:p>
          </table:table-cell>
          <table:table-cell office:value-type="float" office:value="80.5097" calcext:value-type="float">
            <text:p>80.5097</text:p>
          </table:table-cell>
          <table:table-cell office:value-type="float" office:value="102.2" calcext:value-type="float">
            <text:p>102.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53" calcext:value-type="float">
            <text:p>41.1753</text:p>
          </table:table-cell>
          <table:table-cell office:value-type="float" office:value="72.355" calcext:value-type="float">
            <text:p>72.355</text:p>
          </table:table-cell>
          <table:table-cell office:value-type="float" office:value="93.0055" calcext:value-type="float">
            <text:p>93.005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19" calcext:value-type="float">
            <text:p>43.5419</text:p>
          </table:table-cell>
          <table:table-cell office:value-type="float" office:value="61.6247" calcext:value-type="float">
            <text:p>61.6247</text:p>
          </table:table-cell>
          <table:table-cell office:value-type="float" office:value="75.8697" calcext:value-type="float">
            <text:p>75.86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783" calcext:value-type="float">
            <text:p>56.1783</text:p>
          </table:table-cell>
          <table:table-cell office:value-type="float" office:value="75.9968" calcext:value-type="float">
            <text:p>75.9968</text:p>
          </table:table-cell>
          <table:table-cell office:value-type="float" office:value="99.1589" calcext:value-type="float">
            <text:p>99.15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48" calcext:value-type="float">
            <text:p>47.6348</text:p>
          </table:table-cell>
          <table:table-cell office:value-type="float" office:value="75.5491" calcext:value-type="float">
            <text:p>75.5491</text:p>
          </table:table-cell>
          <table:table-cell office:value-type="float" office:value="93.6167" calcext:value-type="float">
            <text:p>93.61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86" calcext:value-type="float">
            <text:p>45.3886</text:p>
          </table:table-cell>
          <table:table-cell office:value-type="float" office:value="80.5005" calcext:value-type="float">
            <text:p>80.5005</text:p>
          </table:table-cell>
          <table:table-cell office:value-type="float" office:value="102.191" calcext:value-type="float">
            <text:p>102.19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41" calcext:value-type="float">
            <text:p>41.1741</text:p>
          </table:table-cell>
          <table:table-cell office:value-type="float" office:value="72.3468" calcext:value-type="float">
            <text:p>72.3468</text:p>
          </table:table-cell>
          <table:table-cell office:value-type="float" office:value="92.9864" calcext:value-type="float">
            <text:p>92.98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13" calcext:value-type="float">
            <text:p>43.5413</text:p>
          </table:table-cell>
          <table:table-cell office:value-type="float" office:value="61.6229" calcext:value-type="float">
            <text:p>61.6229</text:p>
          </table:table-cell>
          <table:table-cell office:value-type="float" office:value="75.8662" calcext:value-type="float">
            <text:p>75.86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385" calcext:value-type="float">
            <text:p>56.2385</text:p>
          </table:table-cell>
          <table:table-cell office:value-type="float" office:value="76.1293" calcext:value-type="float">
            <text:p>76.1293</text:p>
          </table:table-cell>
          <table:table-cell office:value-type="float" office:value="99.3126" calcext:value-type="float">
            <text:p>99.31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47" calcext:value-type="float">
            <text:p>47.6347</text:p>
          </table:table-cell>
          <table:table-cell office:value-type="float" office:value="75.5491" calcext:value-type="float">
            <text:p>75.5491</text:p>
          </table:table-cell>
          <table:table-cell office:value-type="float" office:value="93.617" calcext:value-type="float">
            <text:p>93.6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" calcext:value-type="float">
            <text:p>45.384</text:p>
          </table:table-cell>
          <table:table-cell office:value-type="float" office:value="80.4943" calcext:value-type="float">
            <text:p>80.4943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52" calcext:value-type="float">
            <text:p>41.1752</text:p>
          </table:table-cell>
          <table:table-cell office:value-type="float" office:value="72.3412" calcext:value-type="float">
            <text:p>72.3412</text:p>
          </table:table-cell>
          <table:table-cell office:value-type="float" office:value="92.9688" calcext:value-type="float">
            <text:p>92.968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04" calcext:value-type="float">
            <text:p>43.5404</text:p>
          </table:table-cell>
          <table:table-cell office:value-type="float" office:value="61.6201" calcext:value-type="float">
            <text:p>61.6201</text:p>
          </table:table-cell>
          <table:table-cell office:value-type="float" office:value="75.8606" calcext:value-type="float">
            <text:p>75.86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549" calcext:value-type="float">
            <text:p>56.2549</text:p>
          </table:table-cell>
          <table:table-cell office:value-type="float" office:value="76.166" calcext:value-type="float">
            <text:p>76.166</text:p>
          </table:table-cell>
          <table:table-cell office:value-type="float" office:value="99.3548" calcext:value-type="float">
            <text:p>99.35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47" calcext:value-type="float">
            <text:p>47.6347</text:p>
          </table:table-cell>
          <table:table-cell office:value-type="float" office:value="75.5491" calcext:value-type="float">
            <text:p>75.5491</text:p>
          </table:table-cell>
          <table:table-cell office:value-type="float" office:value="93.6171" calcext:value-type="float">
            <text:p>93.61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32" calcext:value-type="float">
            <text:p>45.3832</text:p>
          </table:table-cell>
          <table:table-cell office:value-type="float" office:value="80.493" calcext:value-type="float">
            <text:p>80.493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96" calcext:value-type="float">
            <text:p>41.1796</text:p>
          </table:table-cell>
          <table:table-cell office:value-type="float" office:value="72.3428" calcext:value-type="float">
            <text:p>72.3428</text:p>
          </table:table-cell>
          <table:table-cell office:value-type="float" office:value="92.9621" calcext:value-type="float">
            <text:p>92.96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327" calcext:value-type="float">
            <text:p>43.5327</text:p>
          </table:table-cell>
          <table:table-cell office:value-type="float" office:value="61.6024" calcext:value-type="float">
            <text:p>61.6024</text:p>
          </table:table-cell>
          <table:table-cell office:value-type="float" office:value="75.8333" calcext:value-type="float">
            <text:p>75.83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695" calcext:value-type="float">
            <text:p>56.2695</text:p>
          </table:table-cell>
          <table:table-cell office:value-type="float" office:value="76.1948" calcext:value-type="float">
            <text:p>76.1948</text:p>
          </table:table-cell>
          <table:table-cell office:value-type="float" office:value="99.386" calcext:value-type="float">
            <text:p>99.3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47" calcext:value-type="float">
            <text:p>47.6347</text:p>
          </table:table-cell>
          <table:table-cell office:value-type="float" office:value="75.5493" calcext:value-type="float">
            <text:p>75.5493</text:p>
          </table:table-cell>
          <table:table-cell office:value-type="float" office:value="93.6175" calcext:value-type="float">
            <text:p>93.617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23" calcext:value-type="float">
            <text:p>45.3823</text:p>
          </table:table-cell>
          <table:table-cell office:value-type="float" office:value="80.4916" calcext:value-type="float">
            <text:p>80.4916</text:p>
          </table:table-cell>
          <table:table-cell office:value-type="float" office:value="102.182" calcext:value-type="float">
            <text:p>102.1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63" calcext:value-type="float">
            <text:p>41.1763</text:p>
          </table:table-cell>
          <table:table-cell office:value-type="float" office:value="72.3359" calcext:value-type="float">
            <text:p>72.3359</text:p>
          </table:table-cell>
          <table:table-cell office:value-type="float" office:value="92.9516" calcext:value-type="float">
            <text:p>92.95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294" calcext:value-type="float">
            <text:p>43.5294</text:p>
          </table:table-cell>
          <table:table-cell office:value-type="float" office:value="61.5904" calcext:value-type="float">
            <text:p>61.5904</text:p>
          </table:table-cell>
          <table:table-cell office:value-type="float" office:value="75.8077" calcext:value-type="float">
            <text:p>75.80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76.2069" calcext:value-type="float">
            <text:p>76.2069</text:p>
          </table:table-cell>
          <table:table-cell office:value-type="float" office:value="99.3986" calcext:value-type="float">
            <text:p>99.39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47" calcext:value-type="float">
            <text:p>47.6347</text:p>
          </table:table-cell>
          <table:table-cell office:value-type="float" office:value="75.5493" calcext:value-type="float">
            <text:p>75.5493</text:p>
          </table:table-cell>
          <table:table-cell office:value-type="float" office:value="93.6176" calcext:value-type="float">
            <text:p>93.61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05" calcext:value-type="float">
            <text:p>45.3805</text:p>
          </table:table-cell>
          <table:table-cell office:value-type="float" office:value="80.489" calcext:value-type="float">
            <text:p>80.489</text:p>
          </table:table-cell>
          <table:table-cell office:value-type="float" office:value="102.179" calcext:value-type="float">
            <text:p>102.1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2" calcext:value-type="float">
            <text:p>41.172</text:p>
          </table:table-cell>
          <table:table-cell office:value-type="float" office:value="72.3262" calcext:value-type="float">
            <text:p>72.3262</text:p>
          </table:table-cell>
          <table:table-cell office:value-type="float" office:value="92.9357" calcext:value-type="float">
            <text:p>92.935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237" calcext:value-type="float">
            <text:p>43.5237</text:p>
          </table:table-cell>
          <table:table-cell office:value-type="float" office:value="61.5792" calcext:value-type="float">
            <text:p>61.5792</text:p>
          </table:table-cell>
          <table:table-cell office:value-type="float" office:value="75.7932" calcext:value-type="float">
            <text:p>75.79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882" calcext:value-type="float">
            <text:p>56.2882</text:p>
          </table:table-cell>
          <table:table-cell office:value-type="float" office:value="76.232" calcext:value-type="float">
            <text:p>76.232</text:p>
          </table:table-cell>
          <table:table-cell office:value-type="float" office:value="99.4264" calcext:value-type="float">
            <text:p>99.42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53" calcext:value-type="float">
            <text:p>47.6353</text:p>
          </table:table-cell>
          <table:table-cell office:value-type="float" office:value="75.5509" calcext:value-type="float">
            <text:p>75.5509</text:p>
          </table:table-cell>
          <table:table-cell office:value-type="float" office:value="93.6203" calcext:value-type="float">
            <text:p>93.62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7" calcext:value-type="float">
            <text:p>45.3767</text:p>
          </table:table-cell>
          <table:table-cell office:value-type="float" office:value="80.4842" calcext:value-type="float">
            <text:p>80.4842</text:p>
          </table:table-cell>
          <table:table-cell office:value-type="float" office:value="102.175" calcext:value-type="float">
            <text:p>102.17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05" calcext:value-type="float">
            <text:p>41.1705</text:p>
          </table:table-cell>
          <table:table-cell office:value-type="float" office:value="72.319" calcext:value-type="float">
            <text:p>72.319</text:p>
          </table:table-cell>
          <table:table-cell office:value-type="float" office:value="92.9201" calcext:value-type="float">
            <text:p>92.92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185" calcext:value-type="float">
            <text:p>43.5185</text:p>
          </table:table-cell>
          <table:table-cell office:value-type="float" office:value="61.569" calcext:value-type="float">
            <text:p>61.569</text:p>
          </table:table-cell>
          <table:table-cell office:value-type="float" office:value="75.78" calcext:value-type="float">
            <text:p>75.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955" calcext:value-type="float">
            <text:p>56.2955</text:p>
          </table:table-cell>
          <table:table-cell office:value-type="float" office:value="76.2452" calcext:value-type="float">
            <text:p>76.2452</text:p>
          </table:table-cell>
          <table:table-cell office:value-type="float" office:value="99.4398" calcext:value-type="float">
            <text:p>99.43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62" calcext:value-type="float">
            <text:p>47.6362</text:p>
          </table:table-cell>
          <table:table-cell office:value-type="float" office:value="75.5527" calcext:value-type="float">
            <text:p>75.5527</text:p>
          </table:table-cell>
          <table:table-cell office:value-type="float" office:value="93.6229" calcext:value-type="float">
            <text:p>93.62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" calcext:value-type="float">
            <text:p>45.374</text:p>
          </table:table-cell>
          <table:table-cell office:value-type="float" office:value="80.4809" calcext:value-type="float">
            <text:p>80.4809</text:p>
          </table:table-cell>
          <table:table-cell office:value-type="float" office:value="102.173" calcext:value-type="float">
            <text:p>102.1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686" calcext:value-type="float">
            <text:p>41.1686</text:p>
          </table:table-cell>
          <table:table-cell office:value-type="float" office:value="72.3165" calcext:value-type="float">
            <text:p>72.3165</text:p>
          </table:table-cell>
          <table:table-cell office:value-type="float" office:value="92.918" calcext:value-type="float">
            <text:p>92.9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1" calcext:value-type="float">
            <text:p>43.51</text:p>
          </table:table-cell>
          <table:table-cell office:value-type="float" office:value="61.5504" calcext:value-type="float">
            <text:p>61.5504</text:p>
          </table:table-cell>
          <table:table-cell office:value-type="float" office:value="75.7525" calcext:value-type="float">
            <text:p>75.75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963" calcext:value-type="float">
            <text:p>56.2963</text:p>
          </table:table-cell>
          <table:table-cell office:value-type="float" office:value="76.2461" calcext:value-type="float">
            <text:p>76.2461</text:p>
          </table:table-cell>
          <table:table-cell office:value-type="float" office:value="99.4406" calcext:value-type="float">
            <text:p>99.44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79" calcext:value-type="float">
            <text:p>47.6379</text:p>
          </table:table-cell>
          <table:table-cell office:value-type="float" office:value="75.556" calcext:value-type="float">
            <text:p>75.556</text:p>
          </table:table-cell>
          <table:table-cell office:value-type="float" office:value="93.6279" calcext:value-type="float">
            <text:p>93.627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91" calcext:value-type="float">
            <text:p>45.3691</text:p>
          </table:table-cell>
          <table:table-cell office:value-type="float" office:value="80.4739" calcext:value-type="float">
            <text:p>80.4739</text:p>
          </table:table-cell>
          <table:table-cell office:value-type="float" office:value="102.166" calcext:value-type="float">
            <text:p>102.1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656" calcext:value-type="float">
            <text:p>41.1656</text:p>
          </table:table-cell>
          <table:table-cell office:value-type="float" office:value="72.3124" calcext:value-type="float">
            <text:p>72.3124</text:p>
          </table:table-cell>
          <table:table-cell office:value-type="float" office:value="92.9142" calcext:value-type="float">
            <text:p>92.91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62" calcext:value-type="float">
            <text:p>43.4962</text:p>
          </table:table-cell>
          <table:table-cell office:value-type="float" office:value="61.5222" calcext:value-type="float">
            <text:p>61.5222</text:p>
          </table:table-cell>
          <table:table-cell office:value-type="float" office:value="75.7139" calcext:value-type="float">
            <text:p>75.71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014" calcext:value-type="float">
            <text:p>56.3014</text:p>
          </table:table-cell>
          <table:table-cell office:value-type="float" office:value="76.2553" calcext:value-type="float">
            <text:p>76.2553</text:p>
          </table:table-cell>
          <table:table-cell office:value-type="float" office:value="99.4501" calcext:value-type="float">
            <text:p>99.450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84" calcext:value-type="float">
            <text:p>47.6384</text:p>
          </table:table-cell>
          <table:table-cell office:value-type="float" office:value="75.5571" calcext:value-type="float">
            <text:p>75.5571</text:p>
          </table:table-cell>
          <table:table-cell office:value-type="float" office:value="93.6296" calcext:value-type="float">
            <text:p>93.62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9" calcext:value-type="float">
            <text:p>45.3669</text:p>
          </table:table-cell>
          <table:table-cell office:value-type="float" office:value="80.4705" calcext:value-type="float">
            <text:p>80.4705</text:p>
          </table:table-cell>
          <table:table-cell office:value-type="float" office:value="102.161" calcext:value-type="float">
            <text:p>102.1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625" calcext:value-type="float">
            <text:p>41.1625</text:p>
          </table:table-cell>
          <table:table-cell office:value-type="float" office:value="72.3089" calcext:value-type="float">
            <text:p>72.3089</text:p>
          </table:table-cell>
          <table:table-cell office:value-type="float" office:value="92.9124" calcext:value-type="float">
            <text:p>92.91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37" calcext:value-type="float">
            <text:p>43.4937</text:p>
          </table:table-cell>
          <table:table-cell office:value-type="float" office:value="61.5174" calcext:value-type="float">
            <text:p>61.5174</text:p>
          </table:table-cell>
          <table:table-cell office:value-type="float" office:value="75.7077" calcext:value-type="float">
            <text:p>75.70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327" calcext:value-type="float">
            <text:p>56.3327</text:p>
          </table:table-cell>
          <table:table-cell office:value-type="float" office:value="76.3191" calcext:value-type="float">
            <text:p>76.3191</text:p>
          </table:table-cell>
          <table:table-cell office:value-type="float" office:value="99.5206" calcext:value-type="float">
            <text:p>99.52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97" calcext:value-type="float">
            <text:p>47.6397</text:p>
          </table:table-cell>
          <table:table-cell office:value-type="float" office:value="75.5596" calcext:value-type="float">
            <text:p>75.5596</text:p>
          </table:table-cell>
          <table:table-cell office:value-type="float" office:value="93.6333" calcext:value-type="float">
            <text:p>93.63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19" calcext:value-type="float">
            <text:p>45.3619</text:p>
          </table:table-cell>
          <table:table-cell office:value-type="float" office:value="80.4631" calcext:value-type="float">
            <text:p>80.4631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93" calcext:value-type="float">
            <text:p>41.1593</text:p>
          </table:table-cell>
          <table:table-cell office:value-type="float" office:value="72.3047" calcext:value-type="float">
            <text:p>72.3047</text:p>
          </table:table-cell>
          <table:table-cell office:value-type="float" office:value="92.9088" calcext:value-type="float">
            <text:p>92.908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36" calcext:value-type="float">
            <text:p>43.4936</text:p>
          </table:table-cell>
          <table:table-cell office:value-type="float" office:value="61.5171" calcext:value-type="float">
            <text:p>61.5171</text:p>
          </table:table-cell>
          <table:table-cell office:value-type="float" office:value="75.7075" calcext:value-type="float">
            <text:p>75.70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38" calcext:value-type="float">
            <text:p>56.338</text:p>
          </table:table-cell>
          <table:table-cell office:value-type="float" office:value="76.3291" calcext:value-type="float">
            <text:p>76.3291</text:p>
          </table:table-cell>
          <table:table-cell office:value-type="float" office:value="99.5308" calcext:value-type="float">
            <text:p>99.53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05" calcext:value-type="float">
            <text:p>47.6405</text:p>
          </table:table-cell>
          <table:table-cell office:value-type="float" office:value="75.5613" calcext:value-type="float">
            <text:p>75.5613</text:p>
          </table:table-cell>
          <table:table-cell office:value-type="float" office:value="93.6358" calcext:value-type="float">
            <text:p>93.63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97" calcext:value-type="float">
            <text:p>45.3597</text:p>
          </table:table-cell>
          <table:table-cell office:value-type="float" office:value="80.4601" calcext:value-type="float">
            <text:p>80.4601</text:p>
          </table:table-cell>
          <table:table-cell office:value-type="float" office:value="102.15" calcext:value-type="float">
            <text:p>102.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83" calcext:value-type="float">
            <text:p>41.1583</text:p>
          </table:table-cell>
          <table:table-cell office:value-type="float" office:value="72.3021" calcext:value-type="float">
            <text:p>72.3021</text:p>
          </table:table-cell>
          <table:table-cell office:value-type="float" office:value="92.9043" calcext:value-type="float">
            <text:p>92.90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23" calcext:value-type="float">
            <text:p>43.4923</text:p>
          </table:table-cell>
          <table:table-cell office:value-type="float" office:value="61.5151" calcext:value-type="float">
            <text:p>61.5151</text:p>
          </table:table-cell>
          <table:table-cell office:value-type="float" office:value="75.7058" calcext:value-type="float">
            <text:p>75.70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38" calcext:value-type="float">
            <text:p>56.338</text:p>
          </table:table-cell>
          <table:table-cell office:value-type="float" office:value="76.3289" calcext:value-type="float">
            <text:p>76.3289</text:p>
          </table:table-cell>
          <table:table-cell office:value-type="float" office:value="99.5306" calcext:value-type="float">
            <text:p>99.53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26" calcext:value-type="float">
            <text:p>47.6426</text:p>
          </table:table-cell>
          <table:table-cell office:value-type="float" office:value="75.565" calcext:value-type="float">
            <text:p>75.565</text:p>
          </table:table-cell>
          <table:table-cell office:value-type="float" office:value="93.6405" calcext:value-type="float">
            <text:p>93.64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83" calcext:value-type="float">
            <text:p>45.3583</text:p>
          </table:table-cell>
          <table:table-cell office:value-type="float" office:value="80.4582" calcext:value-type="float">
            <text:p>80.4582</text:p>
          </table:table-cell>
          <table:table-cell office:value-type="float" office:value="102.149" calcext:value-type="float">
            <text:p>102.1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74" calcext:value-type="float">
            <text:p>41.1574</text:p>
          </table:table-cell>
          <table:table-cell office:value-type="float" office:value="72.3006" calcext:value-type="float">
            <text:p>72.3006</text:p>
          </table:table-cell>
          <table:table-cell office:value-type="float" office:value="92.9023" calcext:value-type="float">
            <text:p>92.90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18" calcext:value-type="float">
            <text:p>43.4918</text:p>
          </table:table-cell>
          <table:table-cell office:value-type="float" office:value="61.5146" calcext:value-type="float">
            <text:p>61.5146</text:p>
          </table:table-cell>
          <table:table-cell office:value-type="float" office:value="75.7061" calcext:value-type="float">
            <text:p>75.70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292" calcext:value-type="float">
            <text:p>56.3292</text:p>
          </table:table-cell>
          <table:table-cell office:value-type="float" office:value="76.3074" calcext:value-type="float">
            <text:p>76.3074</text:p>
          </table:table-cell>
          <table:table-cell office:value-type="float" office:value="99.5051" calcext:value-type="float">
            <text:p>99.50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43" calcext:value-type="float">
            <text:p>47.6443</text:p>
          </table:table-cell>
          <table:table-cell office:value-type="float" office:value="75.5681" calcext:value-type="float">
            <text:p>75.5681</text:p>
          </table:table-cell>
          <table:table-cell office:value-type="float" office:value="93.6447" calcext:value-type="float">
            <text:p>93.64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98" calcext:value-type="float">
            <text:p>45.3598</text:p>
          </table:table-cell>
          <table:table-cell office:value-type="float" office:value="80.4612" calcext:value-type="float">
            <text:p>80.4612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32" calcext:value-type="float">
            <text:p>41.1532</text:p>
          </table:table-cell>
          <table:table-cell office:value-type="float" office:value="72.2948" calcext:value-type="float">
            <text:p>72.2948</text:p>
          </table:table-cell>
          <table:table-cell office:value-type="float" office:value="92.8971" calcext:value-type="float">
            <text:p>92.89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97" calcext:value-type="float">
            <text:p>43.4897</text:p>
          </table:table-cell>
          <table:table-cell office:value-type="float" office:value="61.5108" calcext:value-type="float">
            <text:p>61.5108</text:p>
          </table:table-cell>
          <table:table-cell office:value-type="float" office:value="75.7017" calcext:value-type="float">
            <text:p>75.70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253" calcext:value-type="float">
            <text:p>56.3253</text:p>
          </table:table-cell>
          <table:table-cell office:value-type="float" office:value="76.2957" calcext:value-type="float">
            <text:p>76.2957</text:p>
          </table:table-cell>
          <table:table-cell office:value-type="float" office:value="99.4899" calcext:value-type="float">
            <text:p>99.48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54" calcext:value-type="float">
            <text:p>47.6454</text:p>
          </table:table-cell>
          <table:table-cell office:value-type="float" office:value="75.5701" calcext:value-type="float">
            <text:p>75.5701</text:p>
          </table:table-cell>
          <table:table-cell office:value-type="float" office:value="93.6474" calcext:value-type="float">
            <text:p>93.647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9" calcext:value-type="float">
            <text:p>45.359</text:p>
          </table:table-cell>
          <table:table-cell office:value-type="float" office:value="80.4611" calcext:value-type="float">
            <text:p>80.4611</text:p>
          </table:table-cell>
          <table:table-cell office:value-type="float" office:value="102.155" calcext:value-type="float">
            <text:p>102.1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32" calcext:value-type="float">
            <text:p>41.1532</text:p>
          </table:table-cell>
          <table:table-cell office:value-type="float" office:value="72.2952" calcext:value-type="float">
            <text:p>72.2952</text:p>
          </table:table-cell>
          <table:table-cell office:value-type="float" office:value="92.8981" calcext:value-type="float">
            <text:p>92.898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09" calcext:value-type="float">
            <text:p>43.4909</text:p>
          </table:table-cell>
          <table:table-cell office:value-type="float" office:value="61.5128" calcext:value-type="float">
            <text:p>61.5128</text:p>
          </table:table-cell>
          <table:table-cell office:value-type="float" office:value="75.7035" calcext:value-type="float">
            <text:p>75.70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266" calcext:value-type="float">
            <text:p>56.3266</text:p>
          </table:table-cell>
          <table:table-cell office:value-type="float" office:value="76.298" calcext:value-type="float">
            <text:p>76.298</text:p>
          </table:table-cell>
          <table:table-cell office:value-type="float" office:value="99.4922" calcext:value-type="float">
            <text:p>99.49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67" calcext:value-type="float">
            <text:p>47.6467</text:p>
          </table:table-cell>
          <table:table-cell office:value-type="float" office:value="75.5729" calcext:value-type="float">
            <text:p>75.5729</text:p>
          </table:table-cell>
          <table:table-cell office:value-type="float" office:value="93.6517" calcext:value-type="float">
            <text:p>93.65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87" calcext:value-type="float">
            <text:p>45.3587</text:p>
          </table:table-cell>
          <table:table-cell office:value-type="float" office:value="80.4607" calcext:value-type="float">
            <text:p>80.4607</text:p>
          </table:table-cell>
          <table:table-cell office:value-type="float" office:value="102.155" calcext:value-type="float">
            <text:p>102.1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17" calcext:value-type="float">
            <text:p>41.1517</text:p>
          </table:table-cell>
          <table:table-cell office:value-type="float" office:value="72.293" calcext:value-type="float">
            <text:p>72.293</text:p>
          </table:table-cell>
          <table:table-cell office:value-type="float" office:value="92.8958" calcext:value-type="float">
            <text:p>92.895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12" calcext:value-type="float">
            <text:p>43.4912</text:p>
          </table:table-cell>
          <table:table-cell office:value-type="float" office:value="61.513" calcext:value-type="float">
            <text:p>61.513</text:p>
          </table:table-cell>
          <table:table-cell office:value-type="float" office:value="75.7032" calcext:value-type="float">
            <text:p>75.70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346" calcext:value-type="float">
            <text:p>56.3346</text:p>
          </table:table-cell>
          <table:table-cell office:value-type="float" office:value="76.3124" calcext:value-type="float">
            <text:p>76.3124</text:p>
          </table:table-cell>
          <table:table-cell office:value-type="float" office:value="99.507" calcext:value-type="float">
            <text:p>99.50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82" calcext:value-type="float">
            <text:p>47.6482</text:p>
          </table:table-cell>
          <table:table-cell office:value-type="float" office:value="75.5763" calcext:value-type="float">
            <text:p>75.5763</text:p>
          </table:table-cell>
          <table:table-cell office:value-type="float" office:value="93.657" calcext:value-type="float">
            <text:p>93.6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96" calcext:value-type="float">
            <text:p>45.3596</text:p>
          </table:table-cell>
          <table:table-cell office:value-type="float" office:value="80.4623" calcext:value-type="float">
            <text:p>80.4623</text:p>
          </table:table-cell>
          <table:table-cell office:value-type="float" office:value="102.157" calcext:value-type="float">
            <text:p>102.1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12" calcext:value-type="float">
            <text:p>41.1512</text:p>
          </table:table-cell>
          <table:table-cell office:value-type="float" office:value="72.2923" calcext:value-type="float">
            <text:p>72.2923</text:p>
          </table:table-cell>
          <table:table-cell office:value-type="float" office:value="92.8951" calcext:value-type="float">
            <text:p>92.895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1" calcext:value-type="float">
            <text:p>43.491</text:p>
          </table:table-cell>
          <table:table-cell office:value-type="float" office:value="61.5126" calcext:value-type="float">
            <text:p>61.5126</text:p>
          </table:table-cell>
          <table:table-cell office:value-type="float" office:value="75.7027" calcext:value-type="float">
            <text:p>75.70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378" calcext:value-type="float">
            <text:p>56.3378</text:p>
          </table:table-cell>
          <table:table-cell office:value-type="float" office:value="76.3181" calcext:value-type="float">
            <text:p>76.3181</text:p>
          </table:table-cell>
          <table:table-cell office:value-type="float" office:value="99.5128" calcext:value-type="float">
            <text:p>99.51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1" calcext:value-type="float">
            <text:p>47.6501</text:p>
          </table:table-cell>
          <table:table-cell office:value-type="float" office:value="75.58" calcext:value-type="float">
            <text:p>75.58</text:p>
          </table:table-cell>
          <table:table-cell office:value-type="float" office:value="93.6625" calcext:value-type="float">
            <text:p>93.66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76" calcext:value-type="float">
            <text:p>45.3576</text:p>
          </table:table-cell>
          <table:table-cell office:value-type="float" office:value="80.4592" calcext:value-type="float">
            <text:p>80.4592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07" calcext:value-type="float">
            <text:p>41.1507</text:p>
          </table:table-cell>
          <table:table-cell office:value-type="float" office:value="72.2916" calcext:value-type="float">
            <text:p>72.2916</text:p>
          </table:table-cell>
          <table:table-cell office:value-type="float" office:value="92.8944" calcext:value-type="float">
            <text:p>92.89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18" calcext:value-type="float">
            <text:p>43.4918</text:p>
          </table:table-cell>
          <table:table-cell office:value-type="float" office:value="61.5141" calcext:value-type="float">
            <text:p>61.5141</text:p>
          </table:table-cell>
          <table:table-cell office:value-type="float" office:value="75.7046" calcext:value-type="float">
            <text:p>75.70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397" calcext:value-type="float">
            <text:p>56.3397</text:p>
          </table:table-cell>
          <table:table-cell office:value-type="float" office:value="76.3212" calcext:value-type="float">
            <text:p>76.3212</text:p>
          </table:table-cell>
          <table:table-cell office:value-type="float" office:value="99.5156" calcext:value-type="float">
            <text:p>99.51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6" calcext:value-type="float">
            <text:p>47.6506</text:p>
          </table:table-cell>
          <table:table-cell office:value-type="float" office:value="75.5816" calcext:value-type="float">
            <text:p>75.5816</text:p>
          </table:table-cell>
          <table:table-cell office:value-type="float" office:value="93.6656" calcext:value-type="float">
            <text:p>93.66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52" calcext:value-type="float">
            <text:p>45.3552</text:p>
          </table:table-cell>
          <table:table-cell office:value-type="float" office:value="80.4557" calcext:value-type="float">
            <text:p>80.4557</text:p>
          </table:table-cell>
          <table:table-cell office:value-type="float" office:value="102.149" calcext:value-type="float">
            <text:p>102.1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11" calcext:value-type="float">
            <text:p>41.1511</text:p>
          </table:table-cell>
          <table:table-cell office:value-type="float" office:value="72.2917" calcext:value-type="float">
            <text:p>72.2917</text:p>
          </table:table-cell>
          <table:table-cell office:value-type="float" office:value="92.8938" calcext:value-type="float">
            <text:p>92.89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11" calcext:value-type="float">
            <text:p>43.4911</text:p>
          </table:table-cell>
          <table:table-cell office:value-type="float" office:value="61.5126" calcext:value-type="float">
            <text:p>61.5126</text:p>
          </table:table-cell>
          <table:table-cell office:value-type="float" office:value="75.7021" calcext:value-type="float">
            <text:p>75.70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448" calcext:value-type="float">
            <text:p>56.3448</text:p>
          </table:table-cell>
          <table:table-cell office:value-type="float" office:value="76.33" calcext:value-type="float">
            <text:p>76.33</text:p>
          </table:table-cell>
          <table:table-cell office:value-type="float" office:value="99.5238" calcext:value-type="float">
            <text:p>99.52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6" calcext:value-type="float">
            <text:p>47.6516</text:p>
          </table:table-cell>
          <table:table-cell office:value-type="float" office:value="75.5837" calcext:value-type="float">
            <text:p>75.5837</text:p>
          </table:table-cell>
          <table:table-cell office:value-type="float" office:value="93.6689" calcext:value-type="float">
            <text:p>93.66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44" calcext:value-type="float">
            <text:p>45.3544</text:p>
          </table:table-cell>
          <table:table-cell office:value-type="float" office:value="80.4544" calcext:value-type="float">
            <text:p>80.4544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18" calcext:value-type="float">
            <text:p>41.1518</text:p>
          </table:table-cell>
          <table:table-cell office:value-type="float" office:value="72.2925" calcext:value-type="float">
            <text:p>72.2925</text:p>
          </table:table-cell>
          <table:table-cell office:value-type="float" office:value="92.8941" calcext:value-type="float">
            <text:p>92.89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98" calcext:value-type="float">
            <text:p>43.4898</text:p>
          </table:table-cell>
          <table:table-cell office:value-type="float" office:value="61.5099" calcext:value-type="float">
            <text:p>61.5099</text:p>
          </table:table-cell>
          <table:table-cell office:value-type="float" office:value="75.6986" calcext:value-type="float">
            <text:p>75.69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447" calcext:value-type="float">
            <text:p>56.3447</text:p>
          </table:table-cell>
          <table:table-cell office:value-type="float" office:value="76.3287" calcext:value-type="float">
            <text:p>76.3287</text:p>
          </table:table-cell>
          <table:table-cell office:value-type="float" office:value="99.5212" calcext:value-type="float">
            <text:p>99.521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6" calcext:value-type="float">
            <text:p>47.6526</text:p>
          </table:table-cell>
          <table:table-cell office:value-type="float" office:value="75.5856" calcext:value-type="float">
            <text:p>75.5856</text:p>
          </table:table-cell>
          <table:table-cell office:value-type="float" office:value="93.6713" calcext:value-type="float">
            <text:p>93.67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37" calcext:value-type="float">
            <text:p>45.3537</text:p>
          </table:table-cell>
          <table:table-cell office:value-type="float" office:value="80.4535" calcext:value-type="float">
            <text:p>80.4535</text:p>
          </table:table-cell>
          <table:table-cell office:value-type="float" office:value="102.147" calcext:value-type="float">
            <text:p>102.14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518" calcext:value-type="float">
            <text:p>41.1518</text:p>
          </table:table-cell>
          <table:table-cell office:value-type="float" office:value="72.2921" calcext:value-type="float">
            <text:p>72.2921</text:p>
          </table:table-cell>
          <table:table-cell office:value-type="float" office:value="92.8931" calcext:value-type="float">
            <text:p>92.893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85" calcext:value-type="float">
            <text:p>43.4885</text:p>
          </table:table-cell>
          <table:table-cell office:value-type="float" office:value="61.507" calcext:value-type="float">
            <text:p>61.507</text:p>
          </table:table-cell>
          <table:table-cell office:value-type="float" office:value="75.6939" calcext:value-type="float">
            <text:p>75.69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255" calcext:value-type="float">
            <text:p>56.3255</text:p>
          </table:table-cell>
          <table:table-cell office:value-type="float" office:value="76.2851" calcext:value-type="float">
            <text:p>76.285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62" calcext:value-type="float">
            <text:p>47.6562</text:p>
          </table:table-cell>
          <table:table-cell office:value-type="float" office:value="75.5917" calcext:value-type="float">
            <text:p>75.5917</text:p>
          </table:table-cell>
          <table:table-cell office:value-type="float" office:value="93.6787" calcext:value-type="float">
            <text:p>93.67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1" calcext:value-type="float">
            <text:p>45.3521</text:p>
          </table:table-cell>
          <table:table-cell office:value-type="float" office:value="80.451" calcext:value-type="float">
            <text:p>80.451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453" calcext:value-type="float">
            <text:p>41.1453</text:p>
          </table:table-cell>
          <table:table-cell office:value-type="float" office:value="72.2811" calcext:value-type="float">
            <text:p>72.2811</text:p>
          </table:table-cell>
          <table:table-cell office:value-type="float" office:value="92.879" calcext:value-type="float">
            <text:p>92.8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68" calcext:value-type="float">
            <text:p>43.4868</text:p>
          </table:table-cell>
          <table:table-cell office:value-type="float" office:value="61.5009" calcext:value-type="float">
            <text:p>61.5009</text:p>
          </table:table-cell>
          <table:table-cell office:value-type="float" office:value="75.6809" calcext:value-type="float">
            <text:p>75.68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4" calcext:value-type="float">
            <text:p>56.34</text:p>
          </table:table-cell>
          <table:table-cell office:value-type="float" office:value="76.3166" calcext:value-type="float">
            <text:p>76.3166</text:p>
          </table:table-cell>
          <table:table-cell office:value-type="float" office:value="99.508" calcext:value-type="float">
            <text:p>99.5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75" calcext:value-type="float">
            <text:p>47.6575</text:p>
          </table:table-cell>
          <table:table-cell office:value-type="float" office:value="75.5943" calcext:value-type="float">
            <text:p>75.5943</text:p>
          </table:table-cell>
          <table:table-cell office:value-type="float" office:value="93.6825" calcext:value-type="float">
            <text:p>93.68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93" calcext:value-type="float">
            <text:p>45.3493</text:p>
          </table:table-cell>
          <table:table-cell office:value-type="float" office:value="80.4472" calcext:value-type="float">
            <text:p>80.4472</text:p>
          </table:table-cell>
          <table:table-cell office:value-type="float" office:value="102.14" calcext:value-type="float">
            <text:p>102.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394" calcext:value-type="float">
            <text:p>41.1394</text:p>
          </table:table-cell>
          <table:table-cell office:value-type="float" office:value="72.271" calcext:value-type="float">
            <text:p>72.271</text:p>
          </table:table-cell>
          <table:table-cell office:value-type="float" office:value="92.8658" calcext:value-type="float">
            <text:p>92.865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2" calcext:value-type="float">
            <text:p>43.482</text:p>
          </table:table-cell>
          <table:table-cell office:value-type="float" office:value="61.4865" calcext:value-type="float">
            <text:p>61.4865</text:p>
          </table:table-cell>
          <table:table-cell office:value-type="float" office:value="75.6532" calcext:value-type="float">
            <text:p>75.65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486" calcext:value-type="float">
            <text:p>56.3486</text:p>
          </table:table-cell>
          <table:table-cell office:value-type="float" office:value="76.3347" calcext:value-type="float">
            <text:p>76.3347</text:p>
          </table:table-cell>
          <table:table-cell office:value-type="float" office:value="99.5292" calcext:value-type="float">
            <text:p>99.529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74" calcext:value-type="float">
            <text:p>47.6574</text:p>
          </table:table-cell>
          <table:table-cell office:value-type="float" office:value="75.5942" calcext:value-type="float">
            <text:p>75.5942</text:p>
          </table:table-cell>
          <table:table-cell office:value-type="float" office:value="93.6825" calcext:value-type="float">
            <text:p>93.68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63" calcext:value-type="float">
            <text:p>45.3463</text:p>
          </table:table-cell>
          <table:table-cell office:value-type="float" office:value="80.4426" calcext:value-type="float">
            <text:p>80.4426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394" calcext:value-type="float">
            <text:p>41.1394</text:p>
          </table:table-cell>
          <table:table-cell office:value-type="float" office:value="72.2667" calcext:value-type="float">
            <text:p>72.2667</text:p>
          </table:table-cell>
          <table:table-cell office:value-type="float" office:value="92.8544" calcext:value-type="float">
            <text:p>92.85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71" calcext:value-type="float">
            <text:p>43.4771</text:p>
          </table:table-cell>
          <table:table-cell office:value-type="float" office:value="61.4708" calcext:value-type="float">
            <text:p>61.4708</text:p>
          </table:table-cell>
          <table:table-cell office:value-type="float" office:value="75.622" calcext:value-type="float">
            <text:p>75.6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584" calcext:value-type="float">
            <text:p>56.3584</text:p>
          </table:table-cell>
          <table:table-cell office:value-type="float" office:value="76.3567" calcext:value-type="float">
            <text:p>76.3567</text:p>
          </table:table-cell>
          <table:table-cell office:value-type="float" office:value="99.5549" calcext:value-type="float">
            <text:p>99.55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59" calcext:value-type="float">
            <text:p>47.6559</text:p>
          </table:table-cell>
          <table:table-cell office:value-type="float" office:value="75.5919" calcext:value-type="float">
            <text:p>75.5919</text:p>
          </table:table-cell>
          <table:table-cell office:value-type="float" office:value="93.6804" calcext:value-type="float">
            <text:p>93.68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19" calcext:value-type="float">
            <text:p>45.3419</text:p>
          </table:table-cell>
          <table:table-cell office:value-type="float" office:value="80.4359" calcext:value-type="float">
            <text:p>80.4359</text:p>
          </table:table-cell>
          <table:table-cell office:value-type="float" office:value="102.127" calcext:value-type="float">
            <text:p>102.1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23" calcext:value-type="float">
            <text:p>41.1723</text:p>
          </table:table-cell>
          <table:table-cell office:value-type="float" office:value="72.3155" calcext:value-type="float">
            <text:p>72.3155</text:p>
          </table:table-cell>
          <table:table-cell office:value-type="float" office:value="92.9065" calcext:value-type="float">
            <text:p>92.90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612" calcext:value-type="float">
            <text:p>43.4612</text:p>
          </table:table-cell>
          <table:table-cell office:value-type="float" office:value="61.4337" calcext:value-type="float">
            <text:p>61.4337</text:p>
          </table:table-cell>
          <table:table-cell office:value-type="float" office:value="75.563" calcext:value-type="float">
            <text:p>75.5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652" calcext:value-type="float">
            <text:p>56.3652</text:p>
          </table:table-cell>
          <table:table-cell office:value-type="float" office:value="76.3692" calcext:value-type="float">
            <text:p>76.3692</text:p>
          </table:table-cell>
          <table:table-cell office:value-type="float" office:value="99.5675" calcext:value-type="float">
            <text:p>99.567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3" calcext:value-type="float">
            <text:p>47.6513</text:p>
          </table:table-cell>
          <table:table-cell office:value-type="float" office:value="75.5844" calcext:value-type="float">
            <text:p>75.5844</text:p>
          </table:table-cell>
          <table:table-cell office:value-type="float" office:value="93.6717" calcext:value-type="float">
            <text:p>93.67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91" calcext:value-type="float">
            <text:p>45.3391</text:p>
          </table:table-cell>
          <table:table-cell office:value-type="float" office:value="80.4318" calcext:value-type="float">
            <text:p>80.4318</text:p>
          </table:table-cell>
          <table:table-cell office:value-type="float" office:value="102.123" calcext:value-type="float">
            <text:p>102.12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11" calcext:value-type="float">
            <text:p>41.211</text:p>
          </table:table-cell>
          <table:table-cell office:value-type="float" office:value="72.3717" calcext:value-type="float">
            <text:p>72.3717</text:p>
          </table:table-cell>
          <table:table-cell office:value-type="float" office:value="92.9646" calcext:value-type="float">
            <text:p>92.96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572" calcext:value-type="float">
            <text:p>43.4572</text:p>
          </table:table-cell>
          <table:table-cell office:value-type="float" office:value="61.4198" calcext:value-type="float">
            <text:p>61.4198</text:p>
          </table:table-cell>
          <table:table-cell office:value-type="float" office:value="75.5336" calcext:value-type="float">
            <text:p>75.53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42" calcext:value-type="float">
            <text:p>56.342</text:p>
          </table:table-cell>
          <table:table-cell office:value-type="float" office:value="76.3187" calcext:value-type="float">
            <text:p>76.3187</text:p>
          </table:table-cell>
          <table:table-cell office:value-type="float" office:value="99.5097" calcext:value-type="float">
            <text:p>99.50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4" calcext:value-type="float">
            <text:p>47.6504</text:p>
          </table:table-cell>
          <table:table-cell office:value-type="float" office:value="75.5829" calcext:value-type="float">
            <text:p>75.5829</text:p>
          </table:table-cell>
          <table:table-cell office:value-type="float" office:value="93.6702" calcext:value-type="float">
            <text:p>93.670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36" calcext:value-type="float">
            <text:p>45.3336</text:p>
          </table:table-cell>
          <table:table-cell office:value-type="float" office:value="80.4232" calcext:value-type="float">
            <text:p>80.4232</text:p>
          </table:table-cell>
          <table:table-cell office:value-type="float" office:value="102.113" calcext:value-type="float">
            <text:p>102.1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1" calcext:value-type="float">
            <text:p>41.271</text:p>
          </table:table-cell>
          <table:table-cell office:value-type="float" office:value="72.4678" calcext:value-type="float">
            <text:p>72.4678</text:p>
          </table:table-cell>
          <table:table-cell office:value-type="float" office:value="93.0792" calcext:value-type="float">
            <text:p>93.079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585" calcext:value-type="float">
            <text:p>43.4585</text:p>
          </table:table-cell>
          <table:table-cell office:value-type="float" office:value="61.4213" calcext:value-type="float">
            <text:p>61.4213</text:p>
          </table:table-cell>
          <table:table-cell office:value-type="float" office:value="75.5339" calcext:value-type="float">
            <text:p>75.53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3087" calcext:value-type="float">
            <text:p>56.3087</text:p>
          </table:table-cell>
          <table:table-cell office:value-type="float" office:value="76.2496" calcext:value-type="float">
            <text:p>76.2496</text:p>
          </table:table-cell>
          <table:table-cell office:value-type="float" office:value="99.434" calcext:value-type="float">
            <text:p>99.43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5" calcext:value-type="float">
            <text:p>47.6505</text:p>
          </table:table-cell>
          <table:table-cell office:value-type="float" office:value="75.584" calcext:value-type="float">
            <text:p>75.584</text:p>
          </table:table-cell>
          <table:table-cell office:value-type="float" office:value="93.6729" calcext:value-type="float">
            <text:p>93.67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19" calcext:value-type="float">
            <text:p>45.3319</text:p>
          </table:table-cell>
          <table:table-cell office:value-type="float" office:value="80.4196" calcext:value-type="float">
            <text:p>80.4196</text:p>
          </table:table-cell>
          <table:table-cell office:value-type="float" office:value="102.107" calcext:value-type="float">
            <text:p>102.10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31" calcext:value-type="float">
            <text:p>41.2731</text:p>
          </table:table-cell>
          <table:table-cell office:value-type="float" office:value="72.4712" calcext:value-type="float">
            <text:p>72.4712</text:p>
          </table:table-cell>
          <table:table-cell office:value-type="float" office:value="93.0835" calcext:value-type="float">
            <text:p>93.08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688" calcext:value-type="float">
            <text:p>43.4688</text:p>
          </table:table-cell>
          <table:table-cell office:value-type="float" office:value="61.4396" calcext:value-type="float">
            <text:p>61.4396</text:p>
          </table:table-cell>
          <table:table-cell office:value-type="float" office:value="75.5538" calcext:value-type="float">
            <text:p>75.55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73" calcext:value-type="float">
            <text:p>56.273</text:p>
          </table:table-cell>
          <table:table-cell office:value-type="float" office:value="76.1757" calcext:value-type="float">
            <text:p>76.1757</text:p>
          </table:table-cell>
          <table:table-cell office:value-type="float" office:value="99.3531" calcext:value-type="float">
            <text:p>99.35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99" calcext:value-type="float">
            <text:p>47.6499</text:p>
          </table:table-cell>
          <table:table-cell office:value-type="float" office:value="75.5834" calcext:value-type="float">
            <text:p>75.5834</text:p>
          </table:table-cell>
          <table:table-cell office:value-type="float" office:value="93.6729" calcext:value-type="float">
            <text:p>93.67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94" calcext:value-type="float">
            <text:p>45.3294</text:p>
          </table:table-cell>
          <table:table-cell office:value-type="float" office:value="80.4151" calcext:value-type="float">
            <text:p>80.4151</text:p>
          </table:table-cell>
          <table:table-cell office:value-type="float" office:value="102.101" calcext:value-type="float">
            <text:p>102.1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27" calcext:value-type="float">
            <text:p>41.2727</text:p>
          </table:table-cell>
          <table:table-cell office:value-type="float" office:value="72.4704" calcext:value-type="float">
            <text:p>72.4704</text:p>
          </table:table-cell>
          <table:table-cell office:value-type="float" office:value="93.0823" calcext:value-type="float">
            <text:p>93.08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699" calcext:value-type="float">
            <text:p>43.4699</text:p>
          </table:table-cell>
          <table:table-cell office:value-type="float" office:value="61.4414" calcext:value-type="float">
            <text:p>61.4414</text:p>
          </table:table-cell>
          <table:table-cell office:value-type="float" office:value="75.5556" calcext:value-type="float">
            <text:p>75.55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425" calcext:value-type="float">
            <text:p>56.2425</text:p>
          </table:table-cell>
          <table:table-cell office:value-type="float" office:value="76.1158" calcext:value-type="float">
            <text:p>76.1158</text:p>
          </table:table-cell>
          <table:table-cell office:value-type="float" office:value="99.29" calcext:value-type="float">
            <text:p>99.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99" calcext:value-type="float">
            <text:p>47.6499</text:p>
          </table:table-cell>
          <table:table-cell office:value-type="float" office:value="75.5835" calcext:value-type="float">
            <text:p>75.5835</text:p>
          </table:table-cell>
          <table:table-cell office:value-type="float" office:value="93.6732" calcext:value-type="float">
            <text:p>93.673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93" calcext:value-type="float">
            <text:p>45.3293</text:p>
          </table:table-cell>
          <table:table-cell office:value-type="float" office:value="80.415" calcext:value-type="float">
            <text:p>80.415</text:p>
          </table:table-cell>
          <table:table-cell office:value-type="float" office:value="102.1" calcext:value-type="float">
            <text:p>102.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27" calcext:value-type="float">
            <text:p>41.2727</text:p>
          </table:table-cell>
          <table:table-cell office:value-type="float" office:value="72.4703" calcext:value-type="float">
            <text:p>72.4703</text:p>
          </table:table-cell>
          <table:table-cell office:value-type="float" office:value="93.0822" calcext:value-type="float">
            <text:p>93.082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699" calcext:value-type="float">
            <text:p>43.4699</text:p>
          </table:table-cell>
          <table:table-cell office:value-type="float" office:value="61.4415" calcext:value-type="float">
            <text:p>61.4415</text:p>
          </table:table-cell>
          <table:table-cell office:value-type="float" office:value="75.5555" calcext:value-type="float">
            <text:p>75.55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212" calcext:value-type="float">
            <text:p>56.2212</text:p>
          </table:table-cell>
          <table:table-cell office:value-type="float" office:value="76.0743" calcext:value-type="float">
            <text:p>76.0743</text:p>
          </table:table-cell>
          <table:table-cell office:value-type="float" office:value="99.2472" calcext:value-type="float">
            <text:p>99.24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1" calcext:value-type="float">
            <text:p>47.6501</text:p>
          </table:table-cell>
          <table:table-cell office:value-type="float" office:value="75.5838" calcext:value-type="float">
            <text:p>75.5838</text:p>
          </table:table-cell>
          <table:table-cell office:value-type="float" office:value="93.6736" calcext:value-type="float">
            <text:p>93.67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91" calcext:value-type="float">
            <text:p>45.3291</text:p>
          </table:table-cell>
          <table:table-cell office:value-type="float" office:value="80.4148" calcext:value-type="float">
            <text:p>80.4148</text:p>
          </table:table-cell>
          <table:table-cell office:value-type="float" office:value="102.101" calcext:value-type="float">
            <text:p>102.1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2" calcext:value-type="float">
            <text:p>41.272</text:p>
          </table:table-cell>
          <table:table-cell office:value-type="float" office:value="72.4688" calcext:value-type="float">
            <text:p>72.4688</text:p>
          </table:table-cell>
          <table:table-cell office:value-type="float" office:value="93.0797" calcext:value-type="float">
            <text:p>93.07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07" calcext:value-type="float">
            <text:p>43.4707</text:p>
          </table:table-cell>
          <table:table-cell office:value-type="float" office:value="61.4427" calcext:value-type="float">
            <text:p>61.4427</text:p>
          </table:table-cell>
          <table:table-cell office:value-type="float" office:value="75.557" calcext:value-type="float">
            <text:p>75.5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125" calcext:value-type="float">
            <text:p>56.2125</text:p>
          </table:table-cell>
          <table:table-cell office:value-type="float" office:value="76.0578" calcext:value-type="float">
            <text:p>76.0578</text:p>
          </table:table-cell>
          <table:table-cell office:value-type="float" office:value="99.2305" calcext:value-type="float">
            <text:p>99.23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9" calcext:value-type="float">
            <text:p>47.6519</text:p>
          </table:table-cell>
          <table:table-cell office:value-type="float" office:value="75.5872" calcext:value-type="float">
            <text:p>75.5872</text:p>
          </table:table-cell>
          <table:table-cell office:value-type="float" office:value="93.6779" calcext:value-type="float">
            <text:p>93.677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9" calcext:value-type="float">
            <text:p>45.329</text:p>
          </table:table-cell>
          <table:table-cell office:value-type="float" office:value="80.4149" calcext:value-type="float">
            <text:p>80.4149</text:p>
          </table:table-cell>
          <table:table-cell office:value-type="float" office:value="102.101" calcext:value-type="float">
            <text:p>102.1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8" calcext:value-type="float">
            <text:p>41.268</text:p>
          </table:table-cell>
          <table:table-cell office:value-type="float" office:value="72.4611" calcext:value-type="float">
            <text:p>72.4611</text:p>
          </table:table-cell>
          <table:table-cell office:value-type="float" office:value="93.0687" calcext:value-type="float">
            <text:p>93.06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17" calcext:value-type="float">
            <text:p>43.4717</text:p>
          </table:table-cell>
          <table:table-cell office:value-type="float" office:value="61.4447" calcext:value-type="float">
            <text:p>61.4447</text:p>
          </table:table-cell>
          <table:table-cell office:value-type="float" office:value="75.5596" calcext:value-type="float">
            <text:p>75.55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2056" calcext:value-type="float">
            <text:p>56.2056</text:p>
          </table:table-cell>
          <table:table-cell office:value-type="float" office:value="76.0455" calcext:value-type="float">
            <text:p>76.0455</text:p>
          </table:table-cell>
          <table:table-cell office:value-type="float" office:value="99.2187" calcext:value-type="float">
            <text:p>99.21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41" calcext:value-type="float">
            <text:p>47.6541</text:p>
          </table:table-cell>
          <table:table-cell office:value-type="float" office:value="75.5914" calcext:value-type="float">
            <text:p>75.5914</text:p>
          </table:table-cell>
          <table:table-cell office:value-type="float" office:value="93.684" calcext:value-type="float">
            <text:p>93.68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92" calcext:value-type="float">
            <text:p>45.3292</text:p>
          </table:table-cell>
          <table:table-cell office:value-type="float" office:value="80.4151" calcext:value-type="float">
            <text:p>80.4151</text:p>
          </table:table-cell>
          <table:table-cell office:value-type="float" office:value="102.101" calcext:value-type="float">
            <text:p>102.1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72" calcext:value-type="float">
            <text:p>41.2672</text:p>
          </table:table-cell>
          <table:table-cell office:value-type="float" office:value="72.4577" calcext:value-type="float">
            <text:p>72.4577</text:p>
          </table:table-cell>
          <table:table-cell office:value-type="float" office:value="93.0615" calcext:value-type="float">
            <text:p>93.06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27" calcext:value-type="float">
            <text:p>43.4727</text:p>
          </table:table-cell>
          <table:table-cell office:value-type="float" office:value="61.4469" calcext:value-type="float">
            <text:p>61.4469</text:p>
          </table:table-cell>
          <table:table-cell office:value-type="float" office:value="75.5627" calcext:value-type="float">
            <text:p>75.56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957" calcext:value-type="float">
            <text:p>56.1957</text:p>
          </table:table-cell>
          <table:table-cell office:value-type="float" office:value="76.0262" calcext:value-type="float">
            <text:p>76.0262</text:p>
          </table:table-cell>
          <table:table-cell office:value-type="float" office:value="99.199" calcext:value-type="float">
            <text:p>99.1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74" calcext:value-type="float">
            <text:p>47.6574</text:p>
          </table:table-cell>
          <table:table-cell office:value-type="float" office:value="75.5973" calcext:value-type="float">
            <text:p>75.5973</text:p>
          </table:table-cell>
          <table:table-cell office:value-type="float" office:value="93.6915" calcext:value-type="float">
            <text:p>93.69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84" calcext:value-type="float">
            <text:p>45.3284</text:p>
          </table:table-cell>
          <table:table-cell office:value-type="float" office:value="80.4136" calcext:value-type="float">
            <text:p>80.4136</text:p>
          </table:table-cell>
          <table:table-cell office:value-type="float" office:value="102.099" calcext:value-type="float">
            <text:p>102.09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79" calcext:value-type="float">
            <text:p>41.2679</text:p>
          </table:table-cell>
          <table:table-cell office:value-type="float" office:value="72.4582" calcext:value-type="float">
            <text:p>72.4582</text:p>
          </table:table-cell>
          <table:table-cell office:value-type="float" office:value="93.0609" calcext:value-type="float">
            <text:p>93.060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4" calcext:value-type="float">
            <text:p>43.474</text:p>
          </table:table-cell>
          <table:table-cell office:value-type="float" office:value="61.4493" calcext:value-type="float">
            <text:p>61.4493</text:p>
          </table:table-cell>
          <table:table-cell office:value-type="float" office:value="75.5655" calcext:value-type="float">
            <text:p>75.56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699" calcext:value-type="float">
            <text:p>56.1699</text:p>
          </table:table-cell>
          <table:table-cell office:value-type="float" office:value="75.9727" calcext:value-type="float">
            <text:p>75.9727</text:p>
          </table:table-cell>
          <table:table-cell office:value-type="float" office:value="99.1416" calcext:value-type="float">
            <text:p>99.14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85" calcext:value-type="float">
            <text:p>47.6585</text:p>
          </table:table-cell>
          <table:table-cell office:value-type="float" office:value="75.5994" calcext:value-type="float">
            <text:p>75.5994</text:p>
          </table:table-cell>
          <table:table-cell office:value-type="float" office:value="93.6945" calcext:value-type="float">
            <text:p>93.69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61" calcext:value-type="float">
            <text:p>45.3261</text:p>
          </table:table-cell>
          <table:table-cell office:value-type="float" office:value="80.4102" calcext:value-type="float">
            <text:p>80.4102</text:p>
          </table:table-cell>
          <table:table-cell office:value-type="float" office:value="102.095" calcext:value-type="float">
            <text:p>102.0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87" calcext:value-type="float">
            <text:p>41.2687</text:p>
          </table:table-cell>
          <table:table-cell office:value-type="float" office:value="72.4591" calcext:value-type="float">
            <text:p>72.4591</text:p>
          </table:table-cell>
          <table:table-cell office:value-type="float" office:value="93.0615" calcext:value-type="float">
            <text:p>93.06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4" calcext:value-type="float">
            <text:p>43.474</text:p>
          </table:table-cell>
          <table:table-cell office:value-type="float" office:value="61.4493" calcext:value-type="float">
            <text:p>61.4493</text:p>
          </table:table-cell>
          <table:table-cell office:value-type="float" office:value="75.5655" calcext:value-type="float">
            <text:p>75.56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42" calcext:value-type="float">
            <text:p>56.142</text:p>
          </table:table-cell>
          <table:table-cell office:value-type="float" office:value="75.913" calcext:value-type="float">
            <text:p>75.913</text:p>
          </table:table-cell>
          <table:table-cell office:value-type="float" office:value="99.0765" calcext:value-type="float">
            <text:p>99.07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4" calcext:value-type="float">
            <text:p>47.6604</text:p>
          </table:table-cell>
          <table:table-cell office:value-type="float" office:value="75.6027" calcext:value-type="float">
            <text:p>75.6027</text:p>
          </table:table-cell>
          <table:table-cell office:value-type="float" office:value="93.6987" calcext:value-type="float">
            <text:p>93.69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35" calcext:value-type="float">
            <text:p>45.3235</text:p>
          </table:table-cell>
          <table:table-cell office:value-type="float" office:value="80.4059" calcext:value-type="float">
            <text:p>80.4059</text:p>
          </table:table-cell>
          <table:table-cell office:value-type="float" office:value="102.09" calcext:value-type="float">
            <text:p>102.0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88" calcext:value-type="float">
            <text:p>41.2688</text:p>
          </table:table-cell>
          <table:table-cell office:value-type="float" office:value="72.4594" calcext:value-type="float">
            <text:p>72.4594</text:p>
          </table:table-cell>
          <table:table-cell office:value-type="float" office:value="93.062" calcext:value-type="float">
            <text:p>93.0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37" calcext:value-type="float">
            <text:p>43.4737</text:p>
          </table:table-cell>
          <table:table-cell office:value-type="float" office:value="61.4487" calcext:value-type="float">
            <text:p>61.4487</text:p>
          </table:table-cell>
          <table:table-cell office:value-type="float" office:value="75.5646" calcext:value-type="float">
            <text:p>75.56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1109" calcext:value-type="float">
            <text:p>56.1109</text:p>
          </table:table-cell>
          <table:table-cell office:value-type="float" office:value="75.8491" calcext:value-type="float">
            <text:p>75.8491</text:p>
          </table:table-cell>
          <table:table-cell office:value-type="float" office:value="99.0081" calcext:value-type="float">
            <text:p>99.008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4" calcext:value-type="float">
            <text:p>47.6604</text:p>
          </table:table-cell>
          <table:table-cell office:value-type="float" office:value="75.6029" calcext:value-type="float">
            <text:p>75.6029</text:p>
          </table:table-cell>
          <table:table-cell office:value-type="float" office:value="93.6989" calcext:value-type="float">
            <text:p>93.69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28" calcext:value-type="float">
            <text:p>45.3228</text:p>
          </table:table-cell>
          <table:table-cell office:value-type="float" office:value="80.4048" calcext:value-type="float">
            <text:p>80.4048</text:p>
          </table:table-cell>
          <table:table-cell office:value-type="float" office:value="102.088" calcext:value-type="float">
            <text:p>102.0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81" calcext:value-type="float">
            <text:p>41.2681</text:p>
          </table:table-cell>
          <table:table-cell office:value-type="float" office:value="72.4577" calcext:value-type="float">
            <text:p>72.4577</text:p>
          </table:table-cell>
          <table:table-cell office:value-type="float" office:value="93.0592" calcext:value-type="float">
            <text:p>93.059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37" calcext:value-type="float">
            <text:p>43.4737</text:p>
          </table:table-cell>
          <table:table-cell office:value-type="float" office:value="61.4486" calcext:value-type="float">
            <text:p>61.4486</text:p>
          </table:table-cell>
          <table:table-cell office:value-type="float" office:value="75.5646" calcext:value-type="float">
            <text:p>75.56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81" calcext:value-type="float">
            <text:p>56.081</text:p>
          </table:table-cell>
          <table:table-cell office:value-type="float" office:value="75.7897" calcext:value-type="float">
            <text:p>75.7897</text:p>
          </table:table-cell>
          <table:table-cell office:value-type="float" office:value="98.9471" calcext:value-type="float">
            <text:p>98.94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3" calcext:value-type="float">
            <text:p>47.6603</text:p>
          </table:table-cell>
          <table:table-cell office:value-type="float" office:value="75.6027" calcext:value-type="float">
            <text:p>75.6027</text:p>
          </table:table-cell>
          <table:table-cell office:value-type="float" office:value="93.6989" calcext:value-type="float">
            <text:p>93.69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3" calcext:value-type="float">
            <text:p>45.323</text:p>
          </table:table-cell>
          <table:table-cell office:value-type="float" office:value="80.4046" calcext:value-type="float">
            <text:p>80.4046</text:p>
          </table:table-cell>
          <table:table-cell office:value-type="float" office:value="102.087" calcext:value-type="float">
            <text:p>102.08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94" calcext:value-type="float">
            <text:p>41.2694</text:p>
          </table:table-cell>
          <table:table-cell office:value-type="float" office:value="72.4597" calcext:value-type="float">
            <text:p>72.4597</text:p>
          </table:table-cell>
          <table:table-cell office:value-type="float" office:value="93.0614" calcext:value-type="float">
            <text:p>93.06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37" calcext:value-type="float">
            <text:p>43.4737</text:p>
          </table:table-cell>
          <table:table-cell office:value-type="float" office:value="61.4485" calcext:value-type="float">
            <text:p>61.4485</text:p>
          </table:table-cell>
          <table:table-cell office:value-type="float" office:value="75.5643" calcext:value-type="float">
            <text:p>75.56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6.0239" calcext:value-type="float">
            <text:p>56.0239</text:p>
          </table:table-cell>
          <table:table-cell office:value-type="float" office:value="75.6722" calcext:value-type="float">
            <text:p>75.6722</text:p>
          </table:table-cell>
          <table:table-cell office:value-type="float" office:value="98.8213" calcext:value-type="float">
            <text:p>98.82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4" calcext:value-type="float">
            <text:p>47.6604</text:p>
          </table:table-cell>
          <table:table-cell office:value-type="float" office:value="75.6029" calcext:value-type="float">
            <text:p>75.6029</text:p>
          </table:table-cell>
          <table:table-cell office:value-type="float" office:value="93.6992" calcext:value-type="float">
            <text:p>93.69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3" calcext:value-type="float">
            <text:p>45.323</text:p>
          </table:table-cell>
          <table:table-cell office:value-type="float" office:value="80.4046" calcext:value-type="float">
            <text:p>80.4046</text:p>
          </table:table-cell>
          <table:table-cell office:value-type="float" office:value="102.087" calcext:value-type="float">
            <text:p>102.08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92" calcext:value-type="float">
            <text:p>41.2692</text:p>
          </table:table-cell>
          <table:table-cell office:value-type="float" office:value="72.4601" calcext:value-type="float">
            <text:p>72.4601</text:p>
          </table:table-cell>
          <table:table-cell office:value-type="float" office:value="93.0632" calcext:value-type="float">
            <text:p>93.063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25" calcext:value-type="float">
            <text:p>43.4725</text:p>
          </table:table-cell>
          <table:table-cell office:value-type="float" office:value="61.4467" calcext:value-type="float">
            <text:p>61.4467</text:p>
          </table:table-cell>
          <table:table-cell office:value-type="float" office:value="75.5626" calcext:value-type="float">
            <text:p>75.56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975" calcext:value-type="float">
            <text:p>55.9975</text:p>
          </table:table-cell>
          <table:table-cell office:value-type="float" office:value="75.6169" calcext:value-type="float">
            <text:p>75.6169</text:p>
          </table:table-cell>
          <table:table-cell office:value-type="float" office:value="98.7626" calcext:value-type="float">
            <text:p>98.76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" calcext:value-type="float">
            <text:p>47.66</text:p>
          </table:table-cell>
          <table:table-cell office:value-type="float" office:value="75.6023" calcext:value-type="float">
            <text:p>75.6023</text:p>
          </table:table-cell>
          <table:table-cell office:value-type="float" office:value="93.6987" calcext:value-type="float">
            <text:p>93.69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18" calcext:value-type="float">
            <text:p>45.3218</text:p>
          </table:table-cell>
          <table:table-cell office:value-type="float" office:value="80.402" calcext:value-type="float">
            <text:p>80.402</text:p>
          </table:table-cell>
          <table:table-cell office:value-type="float" office:value="102.083" calcext:value-type="float">
            <text:p>102.0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94" calcext:value-type="float">
            <text:p>41.2694</text:p>
          </table:table-cell>
          <table:table-cell office:value-type="float" office:value="72.4605" calcext:value-type="float">
            <text:p>72.4605</text:p>
          </table:table-cell>
          <table:table-cell office:value-type="float" office:value="93.0637" calcext:value-type="float">
            <text:p>93.063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28" calcext:value-type="float">
            <text:p>43.4728</text:p>
          </table:table-cell>
          <table:table-cell office:value-type="float" office:value="61.449" calcext:value-type="float">
            <text:p>61.449</text:p>
          </table:table-cell>
          <table:table-cell office:value-type="float" office:value="75.5688" calcext:value-type="float">
            <text:p>75.56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574" calcext:value-type="float">
            <text:p>55.9574</text:p>
          </table:table-cell>
          <table:table-cell office:value-type="float" office:value="75.5288" calcext:value-type="float">
            <text:p>75.5288</text:p>
          </table:table-cell>
          <table:table-cell office:value-type="float" office:value="98.6642" calcext:value-type="float">
            <text:p>98.66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3" calcext:value-type="float">
            <text:p>47.6603</text:p>
          </table:table-cell>
          <table:table-cell office:value-type="float" office:value="75.6029" calcext:value-type="float">
            <text:p>75.6029</text:p>
          </table:table-cell>
          <table:table-cell office:value-type="float" office:value="93.6995" calcext:value-type="float">
            <text:p>93.69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18" calcext:value-type="float">
            <text:p>45.3218</text:p>
          </table:table-cell>
          <table:table-cell office:value-type="float" office:value="80.402" calcext:value-type="float">
            <text:p>80.402</text:p>
          </table:table-cell>
          <table:table-cell office:value-type="float" office:value="102.083" calcext:value-type="float">
            <text:p>102.0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39" calcext:value-type="float">
            <text:p>41.2639</text:p>
          </table:table-cell>
          <table:table-cell office:value-type="float" office:value="72.4522" calcext:value-type="float">
            <text:p>72.4522</text:p>
          </table:table-cell>
          <table:table-cell office:value-type="float" office:value="93.0547" calcext:value-type="float">
            <text:p>93.05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27" calcext:value-type="float">
            <text:p>43.4727</text:p>
          </table:table-cell>
          <table:table-cell office:value-type="float" office:value="61.4489" calcext:value-type="float">
            <text:p>61.4489</text:p>
          </table:table-cell>
          <table:table-cell office:value-type="float" office:value="75.5688" calcext:value-type="float">
            <text:p>75.56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401" calcext:value-type="float">
            <text:p>55.9401</text:p>
          </table:table-cell>
          <table:table-cell office:value-type="float" office:value="75.4934" calcext:value-type="float">
            <text:p>75.4934</text:p>
          </table:table-cell>
          <table:table-cell office:value-type="float" office:value="98.6264" calcext:value-type="float">
            <text:p>98.62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4" calcext:value-type="float">
            <text:p>47.6604</text:p>
          </table:table-cell>
          <table:table-cell office:value-type="float" office:value="75.6031" calcext:value-type="float">
            <text:p>75.6031</text:p>
          </table:table-cell>
          <table:table-cell office:value-type="float" office:value="93.6998" calcext:value-type="float">
            <text:p>93.69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17" calcext:value-type="float">
            <text:p>45.3217</text:p>
          </table:table-cell>
          <table:table-cell office:value-type="float" office:value="80.4017" calcext:value-type="float">
            <text:p>80.4017</text:p>
          </table:table-cell>
          <table:table-cell office:value-type="float" office:value="102.082" calcext:value-type="float">
            <text:p>102.0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11" calcext:value-type="float">
            <text:p>41.2611</text:p>
          </table:table-cell>
          <table:table-cell office:value-type="float" office:value="72.449" calcext:value-type="float">
            <text:p>72.449</text:p>
          </table:table-cell>
          <table:table-cell office:value-type="float" office:value="93.0527" calcext:value-type="float">
            <text:p>93.05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2" calcext:value-type="float">
            <text:p>43.472</text:p>
          </table:table-cell>
          <table:table-cell office:value-type="float" office:value="61.4484" calcext:value-type="float">
            <text:p>61.4484</text:p>
          </table:table-cell>
          <table:table-cell office:value-type="float" office:value="75.5699" calcext:value-type="float">
            <text:p>75.56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288" calcext:value-type="float">
            <text:p>55.9288</text:p>
          </table:table-cell>
          <table:table-cell office:value-type="float" office:value="75.4705" calcext:value-type="float">
            <text:p>75.4705</text:p>
          </table:table-cell>
          <table:table-cell office:value-type="float" office:value="98.6021" calcext:value-type="float">
            <text:p>98.60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02" calcext:value-type="float">
            <text:p>47.6602</text:p>
          </table:table-cell>
          <table:table-cell office:value-type="float" office:value="75.6028" calcext:value-type="float">
            <text:p>75.6028</text:p>
          </table:table-cell>
          <table:table-cell office:value-type="float" office:value="93.6995" calcext:value-type="float">
            <text:p>93.69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06" calcext:value-type="float">
            <text:p>45.3206</text:p>
          </table:table-cell>
          <table:table-cell office:value-type="float" office:value="80.3992" calcext:value-type="float">
            <text:p>80.3992</text:p>
          </table:table-cell>
          <table:table-cell office:value-type="float" office:value="102.078" calcext:value-type="float">
            <text:p>102.0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588" calcext:value-type="float">
            <text:p>41.2588</text:p>
          </table:table-cell>
          <table:table-cell office:value-type="float" office:value="72.4464" calcext:value-type="float">
            <text:p>72.4464</text:p>
          </table:table-cell>
          <table:table-cell office:value-type="float" office:value="93.0513" calcext:value-type="float">
            <text:p>93.05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18" calcext:value-type="float">
            <text:p>43.4718</text:p>
          </table:table-cell>
          <table:table-cell office:value-type="float" office:value="61.4489" calcext:value-type="float">
            <text:p>61.4489</text:p>
          </table:table-cell>
          <table:table-cell office:value-type="float" office:value="75.5721" calcext:value-type="float">
            <text:p>75.57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9064" calcext:value-type="float">
            <text:p>55.9064</text:p>
          </table:table-cell>
          <table:table-cell office:value-type="float" office:value="75.4269" calcext:value-type="float">
            <text:p>75.4269</text:p>
          </table:table-cell>
          <table:table-cell office:value-type="float" office:value="98.5569" calcext:value-type="float">
            <text:p>98.55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" calcext:value-type="float">
            <text:p>47.66</text:p>
          </table:table-cell>
          <table:table-cell office:value-type="float" office:value="75.6025" calcext:value-type="float">
            <text:p>75.6025</text:p>
          </table:table-cell>
          <table:table-cell office:value-type="float" office:value="93.6992" calcext:value-type="float">
            <text:p>93.69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58" calcext:value-type="float">
            <text:p>45.3158</text:p>
          </table:table-cell>
          <table:table-cell office:value-type="float" office:value="80.3904" calcext:value-type="float">
            <text:p>80.3904</text:p>
          </table:table-cell>
          <table:table-cell office:value-type="float" office:value="102.066" calcext:value-type="float">
            <text:p>102.0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78" calcext:value-type="float">
            <text:p>41.2478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93.035" calcext:value-type="float">
            <text:p>93.0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41" calcext:value-type="float">
            <text:p>43.4741</text:p>
          </table:table-cell>
          <table:table-cell office:value-type="float" office:value="61.4551" calcext:value-type="float">
            <text:p>61.4551</text:p>
          </table:table-cell>
          <table:table-cell office:value-type="float" office:value="75.583" calcext:value-type="float">
            <text:p>75.5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932" calcext:value-type="float">
            <text:p>55.8932</text:p>
          </table:table-cell>
          <table:table-cell office:value-type="float" office:value="75.4015" calcext:value-type="float">
            <text:p>75.4015</text:p>
          </table:table-cell>
          <table:table-cell office:value-type="float" office:value="98.5306" calcext:value-type="float">
            <text:p>98.53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93" calcext:value-type="float">
            <text:p>47.6593</text:p>
          </table:table-cell>
          <table:table-cell office:value-type="float" office:value="75.6015" calcext:value-type="float">
            <text:p>75.6015</text:p>
          </table:table-cell>
          <table:table-cell office:value-type="float" office:value="93.6982" calcext:value-type="float">
            <text:p>93.698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43" calcext:value-type="float">
            <text:p>45.3143</text:p>
          </table:table-cell>
          <table:table-cell office:value-type="float" office:value="80.3885" calcext:value-type="float">
            <text:p>80.3885</text:p>
          </table:table-cell>
          <table:table-cell office:value-type="float" office:value="102.064" calcext:value-type="float">
            <text:p>102.0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61" calcext:value-type="float">
            <text:p>41.2461</text:p>
          </table:table-cell>
          <table:table-cell office:value-type="float" office:value="72.429" calcext:value-type="float">
            <text:p>72.429</text:p>
          </table:table-cell>
          <table:table-cell office:value-type="float" office:value="93.035" calcext:value-type="float">
            <text:p>93.0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41" calcext:value-type="float">
            <text:p>43.4741</text:p>
          </table:table-cell>
          <table:table-cell office:value-type="float" office:value="61.4555" calcext:value-type="float">
            <text:p>61.4555</text:p>
          </table:table-cell>
          <table:table-cell office:value-type="float" office:value="75.5844" calcext:value-type="float">
            <text:p>75.58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8657" calcext:value-type="float">
            <text:p>55.8657</text:p>
          </table:table-cell>
          <table:table-cell office:value-type="float" office:value="75.3479" calcext:value-type="float">
            <text:p>75.3479</text:p>
          </table:table-cell>
          <table:table-cell office:value-type="float" office:value="98.4744" calcext:value-type="float">
            <text:p>98.47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74" calcext:value-type="float">
            <text:p>47.6574</text:p>
          </table:table-cell>
          <table:table-cell office:value-type="float" office:value="75.5983" calcext:value-type="float">
            <text:p>75.5983</text:p>
          </table:table-cell>
          <table:table-cell office:value-type="float" office:value="93.6945" calcext:value-type="float">
            <text:p>93.69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91" calcext:value-type="float">
            <text:p>45.3091</text:p>
          </table:table-cell>
          <table:table-cell office:value-type="float" office:value="80.3806" calcext:value-type="float">
            <text:p>80.3806</text:p>
          </table:table-cell>
          <table:table-cell office:value-type="float" office:value="102.055" calcext:value-type="float">
            <text:p>102.0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18" calcext:value-type="float">
            <text:p>41.2418</text:p>
          </table:table-cell>
          <table:table-cell office:value-type="float" office:value="72.4234" calcext:value-type="float">
            <text:p>72.4234</text:p>
          </table:table-cell>
          <table:table-cell office:value-type="float" office:value="93.0305" calcext:value-type="float">
            <text:p>93.03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32" calcext:value-type="float">
            <text:p>43.4732</text:p>
          </table:table-cell>
          <table:table-cell office:value-type="float" office:value="61.4548" calcext:value-type="float">
            <text:p>61.4548</text:p>
          </table:table-cell>
          <table:table-cell office:value-type="float" office:value="75.5857" calcext:value-type="float">
            <text:p>75.58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792" calcext:value-type="float">
            <text:p>55.7792</text:p>
          </table:table-cell>
          <table:table-cell office:value-type="float" office:value="75.1817" calcext:value-type="float">
            <text:p>75.1817</text:p>
          </table:table-cell>
          <table:table-cell office:value-type="float" office:value="98.3031" calcext:value-type="float">
            <text:p>98.30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59" calcext:value-type="float">
            <text:p>47.6559</text:p>
          </table:table-cell>
          <table:table-cell office:value-type="float" office:value="75.5958" calcext:value-type="float">
            <text:p>75.5958</text:p>
          </table:table-cell>
          <table:table-cell office:value-type="float" office:value="93.6917" calcext:value-type="float">
            <text:p>93.69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03" calcext:value-type="float">
            <text:p>45.3003</text:p>
          </table:table-cell>
          <table:table-cell office:value-type="float" office:value="80.3662" calcext:value-type="float">
            <text:p>80.3662</text:p>
          </table:table-cell>
          <table:table-cell office:value-type="float" office:value="102.037" calcext:value-type="float">
            <text:p>102.0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348" calcext:value-type="float">
            <text:p>41.2348</text:p>
          </table:table-cell>
          <table:table-cell office:value-type="float" office:value="72.4141" calcext:value-type="float">
            <text:p>72.4141</text:p>
          </table:table-cell>
          <table:table-cell office:value-type="float" office:value="93.0224" calcext:value-type="float">
            <text:p>93.02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12" calcext:value-type="float">
            <text:p>43.4712</text:p>
          </table:table-cell>
          <table:table-cell office:value-type="float" office:value="61.4525" calcext:value-type="float">
            <text:p>61.4525</text:p>
          </table:table-cell>
          <table:table-cell office:value-type="float" office:value="75.5857" calcext:value-type="float">
            <text:p>75.58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469" calcext:value-type="float">
            <text:p>55.7469</text:p>
          </table:table-cell>
          <table:table-cell office:value-type="float" office:value="75.1329" calcext:value-type="float">
            <text:p>75.1329</text:p>
          </table:table-cell>
          <table:table-cell office:value-type="float" office:value="98.2686" calcext:value-type="float">
            <text:p>98.26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4" calcext:value-type="float">
            <text:p>47.6524</text:p>
          </table:table-cell>
          <table:table-cell office:value-type="float" office:value="75.5899" calcext:value-type="float">
            <text:p>75.5899</text:p>
          </table:table-cell>
          <table:table-cell office:value-type="float" office:value="93.6847" calcext:value-type="float">
            <text:p>93.68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72" calcext:value-type="float">
            <text:p>45.2872</text:p>
          </table:table-cell>
          <table:table-cell office:value-type="float" office:value="80.3438" calcext:value-type="float">
            <text:p>80.3438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299" calcext:value-type="float">
            <text:p>41.2299</text:p>
          </table:table-cell>
          <table:table-cell office:value-type="float" office:value="72.4083" calcext:value-type="float">
            <text:p>72.4083</text:p>
          </table:table-cell>
          <table:table-cell office:value-type="float" office:value="93.0184" calcext:value-type="float">
            <text:p>93.01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12" calcext:value-type="float">
            <text:p>43.4712</text:p>
          </table:table-cell>
          <table:table-cell office:value-type="float" office:value="61.4526" calcext:value-type="float">
            <text:p>61.4526</text:p>
          </table:table-cell>
          <table:table-cell office:value-type="float" office:value="75.5861" calcext:value-type="float">
            <text:p>75.58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7002" calcext:value-type="float">
            <text:p>55.7002</text:p>
          </table:table-cell>
          <table:table-cell office:value-type="float" office:value="75.0501" calcext:value-type="float">
            <text:p>75.0501</text:p>
          </table:table-cell>
          <table:table-cell office:value-type="float" office:value="98.1949" calcext:value-type="float">
            <text:p>98.19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5" calcext:value-type="float">
            <text:p>47.6515</text:p>
          </table:table-cell>
          <table:table-cell office:value-type="float" office:value="75.588" calcext:value-type="float">
            <text:p>75.588</text:p>
          </table:table-cell>
          <table:table-cell office:value-type="float" office:value="93.6819" calcext:value-type="float">
            <text:p>93.68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43" calcext:value-type="float">
            <text:p>45.2843</text:p>
          </table:table-cell>
          <table:table-cell office:value-type="float" office:value="80.3363" calcext:value-type="float">
            <text:p>80.3363</text:p>
          </table:table-cell>
          <table:table-cell office:value-type="float" office:value="101.994" calcext:value-type="float">
            <text:p>101.9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035" calcext:value-type="float">
            <text:p>41.2035</text:p>
          </table:table-cell>
          <table:table-cell office:value-type="float" office:value="72.3725" calcext:value-type="float">
            <text:p>72.3725</text:p>
          </table:table-cell>
          <table:table-cell office:value-type="float" office:value="92.9855" calcext:value-type="float">
            <text:p>92.985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651" calcext:value-type="float">
            <text:p>43.4651</text:p>
          </table:table-cell>
          <table:table-cell office:value-type="float" office:value="61.4425" calcext:value-type="float">
            <text:p>61.4425</text:p>
          </table:table-cell>
          <table:table-cell office:value-type="float" office:value="75.5766" calcext:value-type="float">
            <text:p>75.57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628" calcext:value-type="float">
            <text:p>55.6628</text:p>
          </table:table-cell>
          <table:table-cell office:value-type="float" office:value="74.9794" calcext:value-type="float">
            <text:p>74.9794</text:p>
          </table:table-cell>
          <table:table-cell office:value-type="float" office:value="98.1257" calcext:value-type="float">
            <text:p>98.12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73" calcext:value-type="float">
            <text:p>47.6473</text:p>
          </table:table-cell>
          <table:table-cell office:value-type="float" office:value="75.5804" calcext:value-type="float">
            <text:p>75.5804</text:p>
          </table:table-cell>
          <table:table-cell office:value-type="float" office:value="93.672" calcext:value-type="float">
            <text:p>93.6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14" calcext:value-type="float">
            <text:p>45.2814</text:p>
          </table:table-cell>
          <table:table-cell office:value-type="float" office:value="80.3309" calcext:value-type="float">
            <text:p>80.3309</text:p>
          </table:table-cell>
          <table:table-cell office:value-type="float" office:value="101.986" calcext:value-type="float">
            <text:p>101.9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43" calcext:value-type="float">
            <text:p>41.1843</text:p>
          </table:table-cell>
          <table:table-cell office:value-type="float" office:value="72.3465" calcext:value-type="float">
            <text:p>72.3465</text:p>
          </table:table-cell>
          <table:table-cell office:value-type="float" office:value="92.9617" calcext:value-type="float">
            <text:p>92.96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531" calcext:value-type="float">
            <text:p>43.4531</text:p>
          </table:table-cell>
          <table:table-cell office:value-type="float" office:value="61.422" calcext:value-type="float">
            <text:p>61.422</text:p>
          </table:table-cell>
          <table:table-cell office:value-type="float" office:value="75.5557" calcext:value-type="float">
            <text:p>75.55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267" calcext:value-type="float">
            <text:p>55.6267</text:p>
          </table:table-cell>
          <table:table-cell office:value-type="float" office:value="74.9107" calcext:value-type="float">
            <text:p>74.9107</text:p>
          </table:table-cell>
          <table:table-cell office:value-type="float" office:value="98.0592" calcext:value-type="float">
            <text:p>98.059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96" calcext:value-type="float">
            <text:p>47.6396</text:p>
          </table:table-cell>
          <table:table-cell office:value-type="float" office:value="75.5666" calcext:value-type="float">
            <text:p>75.5666</text:p>
          </table:table-cell>
          <table:table-cell office:value-type="float" office:value="93.6544" calcext:value-type="float">
            <text:p>93.65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47" calcext:value-type="float">
            <text:p>45.2747</text:p>
          </table:table-cell>
          <table:table-cell office:value-type="float" office:value="80.3206" calcext:value-type="float">
            <text:p>80.3206</text:p>
          </table:table-cell>
          <table:table-cell office:value-type="float" office:value="101.974" calcext:value-type="float">
            <text:p>101.97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45" calcext:value-type="float">
            <text:p>41.1745</text:p>
          </table:table-cell>
          <table:table-cell office:value-type="float" office:value="72.3335" calcext:value-type="float">
            <text:p>72.3335</text:p>
          </table:table-cell>
          <table:table-cell office:value-type="float" office:value="92.9503" calcext:value-type="float">
            <text:p>92.95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442" calcext:value-type="float">
            <text:p>43.4442</text:p>
          </table:table-cell>
          <table:table-cell office:value-type="float" office:value="61.4081" calcext:value-type="float">
            <text:p>61.4081</text:p>
          </table:table-cell>
          <table:table-cell office:value-type="float" office:value="75.544" calcext:value-type="float">
            <text:p>75.5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938" calcext:value-type="float">
            <text:p>55.5938</text:p>
          </table:table-cell>
          <table:table-cell office:value-type="float" office:value="74.8448" calcext:value-type="float">
            <text:p>74.8448</text:p>
          </table:table-cell>
          <table:table-cell office:value-type="float" office:value="97.9924" calcext:value-type="float">
            <text:p>97.992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35" calcext:value-type="float">
            <text:p>47.6335</text:p>
          </table:table-cell>
          <table:table-cell office:value-type="float" office:value="75.5554" calcext:value-type="float">
            <text:p>75.5554</text:p>
          </table:table-cell>
          <table:table-cell office:value-type="float" office:value="93.6397" calcext:value-type="float">
            <text:p>93.639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87" calcext:value-type="float">
            <text:p>45.2687</text:p>
          </table:table-cell>
          <table:table-cell office:value-type="float" office:value="80.3098" calcext:value-type="float">
            <text:p>80.3098</text:p>
          </table:table-cell>
          <table:table-cell office:value-type="float" office:value="101.959" calcext:value-type="float">
            <text:p>101.9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684" calcext:value-type="float">
            <text:p>41.1684</text:p>
          </table:table-cell>
          <table:table-cell office:value-type="float" office:value="72.3251" calcext:value-type="float">
            <text:p>72.3251</text:p>
          </table:table-cell>
          <table:table-cell office:value-type="float" office:value="92.9427" calcext:value-type="float">
            <text:p>92.94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34" calcext:value-type="float">
            <text:p>43.4334</text:p>
          </table:table-cell>
          <table:table-cell office:value-type="float" office:value="61.3899" calcext:value-type="float">
            <text:p>61.3899</text:p>
          </table:table-cell>
          <table:table-cell office:value-type="float" office:value="75.5262" calcext:value-type="float">
            <text:p>75.52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57" calcext:value-type="float">
            <text:p>55.557</text:p>
          </table:table-cell>
          <table:table-cell office:value-type="float" office:value="74.7667" calcext:value-type="float">
            <text:p>74.7667</text:p>
          </table:table-cell>
          <table:table-cell office:value-type="float" office:value="97.9077" calcext:value-type="float">
            <text:p>97.907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231" calcext:value-type="float">
            <text:p>47.6231</text:p>
          </table:table-cell>
          <table:table-cell office:value-type="float" office:value="75.5372" calcext:value-type="float">
            <text:p>75.5372</text:p>
          </table:table-cell>
          <table:table-cell office:value-type="float" office:value="93.6168" calcext:value-type="float">
            <text:p>93.61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62" calcext:value-type="float">
            <text:p>45.2662</text:p>
          </table:table-cell>
          <table:table-cell office:value-type="float" office:value="80.3046" calcext:value-type="float">
            <text:p>80.3046</text:p>
          </table:table-cell>
          <table:table-cell office:value-type="float" office:value="101.951" calcext:value-type="float">
            <text:p>101.9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686" calcext:value-type="float">
            <text:p>41.1686</text:p>
          </table:table-cell>
          <table:table-cell office:value-type="float" office:value="72.3272" calcext:value-type="float">
            <text:p>72.3272</text:p>
          </table:table-cell>
          <table:table-cell office:value-type="float" office:value="92.9473" calcext:value-type="float">
            <text:p>92.947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254" calcext:value-type="float">
            <text:p>43.4254</text:p>
          </table:table-cell>
          <table:table-cell office:value-type="float" office:value="61.3762" calcext:value-type="float">
            <text:p>61.3762</text:p>
          </table:table-cell>
          <table:table-cell office:value-type="float" office:value="75.5121" calcext:value-type="float">
            <text:p>75.51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859" calcext:value-type="float">
            <text:p>55.4859</text:p>
          </table:table-cell>
          <table:table-cell office:value-type="float" office:value="74.6134" calcext:value-type="float">
            <text:p>74.6134</text:p>
          </table:table-cell>
          <table:table-cell office:value-type="float" office:value="97.7369" calcext:value-type="float">
            <text:p>97.73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079" calcext:value-type="float">
            <text:p>47.6079</text:p>
          </table:table-cell>
          <table:table-cell office:value-type="float" office:value="75.5104" calcext:value-type="float">
            <text:p>75.5104</text:p>
          </table:table-cell>
          <table:table-cell office:value-type="float" office:value="93.5831" calcext:value-type="float">
            <text:p>93.58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25" calcext:value-type="float">
            <text:p>45.2625</text:p>
          </table:table-cell>
          <table:table-cell office:value-type="float" office:value="80.2987" calcext:value-type="float">
            <text:p>80.2987</text:p>
          </table:table-cell>
          <table:table-cell office:value-type="float" office:value="101.944" calcext:value-type="float">
            <text:p>101.9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737" calcext:value-type="float">
            <text:p>41.1737</text:p>
          </table:table-cell>
          <table:table-cell office:value-type="float" office:value="72.3354" calcext:value-type="float">
            <text:p>72.3354</text:p>
          </table:table-cell>
          <table:table-cell office:value-type="float" office:value="92.9572" calcext:value-type="float">
            <text:p>92.95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239" calcext:value-type="float">
            <text:p>43.4239</text:p>
          </table:table-cell>
          <table:table-cell office:value-type="float" office:value="61.3742" calcext:value-type="float">
            <text:p>61.3742</text:p>
          </table:table-cell>
          <table:table-cell office:value-type="float" office:value="75.5115" calcext:value-type="float">
            <text:p>75.51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414" calcext:value-type="float">
            <text:p>55.4414</text:p>
          </table:table-cell>
          <table:table-cell office:value-type="float" office:value="74.5195" calcext:value-type="float">
            <text:p>74.5195</text:p>
          </table:table-cell>
          <table:table-cell office:value-type="float" office:value="97.6322" calcext:value-type="float">
            <text:p>97.63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981" calcext:value-type="float">
            <text:p>47.5981</text:p>
          </table:table-cell>
          <table:table-cell office:value-type="float" office:value="75.4931" calcext:value-type="float">
            <text:p>75.4931</text:p>
          </table:table-cell>
          <table:table-cell office:value-type="float" office:value="93.5616" calcext:value-type="float">
            <text:p>93.56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77" calcext:value-type="float">
            <text:p>45.2577</text:p>
          </table:table-cell>
          <table:table-cell office:value-type="float" office:value="80.291" calcext:value-type="float">
            <text:p>80.291</text:p>
          </table:table-cell>
          <table:table-cell office:value-type="float" office:value="101.934" calcext:value-type="float">
            <text:p>101.93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44" calcext:value-type="float">
            <text:p>41.1844</text:p>
          </table:table-cell>
          <table:table-cell office:value-type="float" office:value="72.3523" calcext:value-type="float">
            <text:p>72.3523</text:p>
          </table:table-cell>
          <table:table-cell office:value-type="float" office:value="92.9767" calcext:value-type="float">
            <text:p>92.97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242" calcext:value-type="float">
            <text:p>43.4242</text:p>
          </table:table-cell>
          <table:table-cell office:value-type="float" office:value="61.3749" calcext:value-type="float">
            <text:p>61.3749</text:p>
          </table:table-cell>
          <table:table-cell office:value-type="float" office:value="75.5125" calcext:value-type="float">
            <text:p>75.51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945" calcext:value-type="float">
            <text:p>55.3945</text:p>
          </table:table-cell>
          <table:table-cell office:value-type="float" office:value="74.4192" calcext:value-type="float">
            <text:p>74.4192</text:p>
          </table:table-cell>
          <table:table-cell office:value-type="float" office:value="97.5176" calcext:value-type="float">
            <text:p>97.51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87" calcext:value-type="float">
            <text:p>47.5887</text:p>
          </table:table-cell>
          <table:table-cell office:value-type="float" office:value="75.4771" calcext:value-type="float">
            <text:p>75.4771</text:p>
          </table:table-cell>
          <table:table-cell office:value-type="float" office:value="93.5427" calcext:value-type="float">
            <text:p>93.54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37" calcext:value-type="float">
            <text:p>45.2537</text:p>
          </table:table-cell>
          <table:table-cell office:value-type="float" office:value="80.2846" calcext:value-type="float">
            <text:p>80.2846</text:p>
          </table:table-cell>
          <table:table-cell office:value-type="float" office:value="101.927" calcext:value-type="float">
            <text:p>101.9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009" calcext:value-type="float">
            <text:p>41.2009</text:p>
          </table:table-cell>
          <table:table-cell office:value-type="float" office:value="72.3789" calcext:value-type="float">
            <text:p>72.3789</text:p>
          </table:table-cell>
          <table:table-cell office:value-type="float" office:value="93.0086" calcext:value-type="float">
            <text:p>93.00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247" calcext:value-type="float">
            <text:p>43.4247</text:p>
          </table:table-cell>
          <table:table-cell office:value-type="float" office:value="61.376" calcext:value-type="float">
            <text:p>61.376</text:p>
          </table:table-cell>
          <table:table-cell office:value-type="float" office:value="75.5141" calcext:value-type="float">
            <text:p>75.51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268" calcext:value-type="float">
            <text:p>55.3268</text:p>
          </table:table-cell>
          <table:table-cell office:value-type="float" office:value="74.2708" calcext:value-type="float">
            <text:p>74.2708</text:p>
          </table:table-cell>
          <table:table-cell office:value-type="float" office:value="97.3429" calcext:value-type="float">
            <text:p>97.34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67" calcext:value-type="float">
            <text:p>47.5867</text:p>
          </table:table-cell>
          <table:table-cell office:value-type="float" office:value="75.474" calcext:value-type="float">
            <text:p>75.474</text:p>
          </table:table-cell>
          <table:table-cell office:value-type="float" office:value="93.5392" calcext:value-type="float">
            <text:p>93.53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94" calcext:value-type="float">
            <text:p>45.2494</text:p>
          </table:table-cell>
          <table:table-cell office:value-type="float" office:value="80.2789" calcext:value-type="float">
            <text:p>80.2789</text:p>
          </table:table-cell>
          <table:table-cell office:value-type="float" office:value="101.921" calcext:value-type="float">
            <text:p>101.92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005" calcext:value-type="float">
            <text:p>41.2005</text:p>
          </table:table-cell>
          <table:table-cell office:value-type="float" office:value="72.3782" calcext:value-type="float">
            <text:p>72.3782</text:p>
          </table:table-cell>
          <table:table-cell office:value-type="float" office:value="93.008" calcext:value-type="float">
            <text:p>93.0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253" calcext:value-type="float">
            <text:p>43.4253</text:p>
          </table:table-cell>
          <table:table-cell office:value-type="float" office:value="61.3772" calcext:value-type="float">
            <text:p>61.3772</text:p>
          </table:table-cell>
          <table:table-cell office:value-type="float" office:value="75.5158" calcext:value-type="float">
            <text:p>75.51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839" calcext:value-type="float">
            <text:p>55.2839</text:p>
          </table:table-cell>
          <table:table-cell office:value-type="float" office:value="74.178" calcext:value-type="float">
            <text:p>74.178</text:p>
          </table:table-cell>
          <table:table-cell office:value-type="float" office:value="97.232" calcext:value-type="float">
            <text:p>97.2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58" calcext:value-type="float">
            <text:p>47.5858</text:p>
          </table:table-cell>
          <table:table-cell office:value-type="float" office:value="75.4723" calcext:value-type="float">
            <text:p>75.4723</text:p>
          </table:table-cell>
          <table:table-cell office:value-type="float" office:value="93.5372" calcext:value-type="float">
            <text:p>93.53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56" calcext:value-type="float">
            <text:p>45.2456</text:p>
          </table:table-cell>
          <table:table-cell office:value-type="float" office:value="80.2725" calcext:value-type="float">
            <text:p>80.2725</text:p>
          </table:table-cell>
          <table:table-cell office:value-type="float" office:value="101.913" calcext:value-type="float">
            <text:p>101.9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001" calcext:value-type="float">
            <text:p>41.2001</text:p>
          </table:table-cell>
          <table:table-cell office:value-type="float" office:value="72.3779" calcext:value-type="float">
            <text:p>72.3779</text:p>
          </table:table-cell>
          <table:table-cell office:value-type="float" office:value="93.0078" calcext:value-type="float">
            <text:p>93.00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277" calcext:value-type="float">
            <text:p>43.4277</text:p>
          </table:table-cell>
          <table:table-cell office:value-type="float" office:value="61.3819" calcext:value-type="float">
            <text:p>61.3819</text:p>
          </table:table-cell>
          <table:table-cell office:value-type="float" office:value="75.5219" calcext:value-type="float">
            <text:p>75.52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965" calcext:value-type="float">
            <text:p>55.2965</text:p>
          </table:table-cell>
          <table:table-cell office:value-type="float" office:value="74.2064" calcext:value-type="float">
            <text:p>74.2064</text:p>
          </table:table-cell>
          <table:table-cell office:value-type="float" office:value="97.2626" calcext:value-type="float">
            <text:p>97.26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42" calcext:value-type="float">
            <text:p>47.5842</text:p>
          </table:table-cell>
          <table:table-cell office:value-type="float" office:value="75.4697" calcext:value-type="float">
            <text:p>75.4697</text:p>
          </table:table-cell>
          <table:table-cell office:value-type="float" office:value="93.5343" calcext:value-type="float">
            <text:p>93.534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8" calcext:value-type="float">
            <text:p>45.238</text:p>
          </table:table-cell>
          <table:table-cell office:value-type="float" office:value="80.2609" calcext:value-type="float">
            <text:p>80.2609</text:p>
          </table:table-cell>
          <table:table-cell office:value-type="float" office:value="101.9" calcext:value-type="float">
            <text:p>101.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987" calcext:value-type="float">
            <text:p>41.1987</text:p>
          </table:table-cell>
          <table:table-cell office:value-type="float" office:value="72.3757" calcext:value-type="float">
            <text:p>72.3757</text:p>
          </table:table-cell>
          <table:table-cell office:value-type="float" office:value="93.0056" calcext:value-type="float">
            <text:p>93.00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" calcext:value-type="float">
            <text:p>43.43</text:p>
          </table:table-cell>
          <table:table-cell office:value-type="float" office:value="61.387" calcext:value-type="float">
            <text:p>61.387</text:p>
          </table:table-cell>
          <table:table-cell office:value-type="float" office:value="75.5292" calcext:value-type="float">
            <text:p>75.52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44" calcext:value-type="float">
            <text:p>55.344</text:p>
          </table:table-cell>
          <table:table-cell office:value-type="float" office:value="74.3104" calcext:value-type="float">
            <text:p>74.3104</text:p>
          </table:table-cell>
          <table:table-cell office:value-type="float" office:value="97.3796" calcext:value-type="float">
            <text:p>97.379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54" calcext:value-type="float">
            <text:p>47.5754</text:p>
          </table:table-cell>
          <table:table-cell office:value-type="float" office:value="75.4538" calcext:value-type="float">
            <text:p>75.4538</text:p>
          </table:table-cell>
          <table:table-cell office:value-type="float" office:value="93.5138" calcext:value-type="float">
            <text:p>93.51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8" calcext:value-type="float">
            <text:p>45.238</text:p>
          </table:table-cell>
          <table:table-cell office:value-type="float" office:value="80.2609" calcext:value-type="float">
            <text:p>80.2609</text:p>
          </table:table-cell>
          <table:table-cell office:value-type="float" office:value="101.9" calcext:value-type="float">
            <text:p>101.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53" calcext:value-type="float">
            <text:p>41.1853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92.9806" calcext:value-type="float">
            <text:p>92.98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1" calcext:value-type="float">
            <text:p>43.4341</text:p>
          </table:table-cell>
          <table:table-cell office:value-type="float" office:value="61.3952" calcext:value-type="float">
            <text:p>61.3952</text:p>
          </table:table-cell>
          <table:table-cell office:value-type="float" office:value="75.5402" calcext:value-type="float">
            <text:p>75.54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58" calcext:value-type="float">
            <text:p>55.358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97.4023" calcext:value-type="float">
            <text:p>97.40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18" calcext:value-type="float">
            <text:p>47.5718</text:p>
          </table:table-cell>
          <table:table-cell office:value-type="float" office:value="75.4473" calcext:value-type="float">
            <text:p>75.4473</text:p>
          </table:table-cell>
          <table:table-cell office:value-type="float" office:value="93.5051" calcext:value-type="float">
            <text:p>93.50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72" calcext:value-type="float">
            <text:p>45.2372</text:p>
          </table:table-cell>
          <table:table-cell office:value-type="float" office:value="80.2597" calcext:value-type="float">
            <text:p>80.2597</text:p>
          </table:table-cell>
          <table:table-cell office:value-type="float" office:value="101.898" calcext:value-type="float">
            <text:p>101.8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5" calcext:value-type="float">
            <text:p>41.185</text:p>
          </table:table-cell>
          <table:table-cell office:value-type="float" office:value="72.3541" calcext:value-type="float">
            <text:p>72.3541</text:p>
          </table:table-cell>
          <table:table-cell office:value-type="float" office:value="92.9803" calcext:value-type="float">
            <text:p>92.98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3" calcext:value-type="float">
            <text:p>43.4343</text:p>
          </table:table-cell>
          <table:table-cell office:value-type="float" office:value="61.3955" calcext:value-type="float">
            <text:p>61.3955</text:p>
          </table:table-cell>
          <table:table-cell office:value-type="float" office:value="75.5408" calcext:value-type="float">
            <text:p>75.54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738" calcext:value-type="float">
            <text:p>55.3738</text:p>
          </table:table-cell>
          <table:table-cell office:value-type="float" office:value="74.3678" calcext:value-type="float">
            <text:p>74.3678</text:p>
          </table:table-cell>
          <table:table-cell office:value-type="float" office:value="97.4361" calcext:value-type="float">
            <text:p>97.436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05" calcext:value-type="float">
            <text:p>47.5605</text:p>
          </table:table-cell>
          <table:table-cell office:value-type="float" office:value="75.4261" calcext:value-type="float">
            <text:p>75.4261</text:p>
          </table:table-cell>
          <table:table-cell office:value-type="float" office:value="93.4763" calcext:value-type="float">
            <text:p>93.47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69" calcext:value-type="float">
            <text:p>45.2369</text:p>
          </table:table-cell>
          <table:table-cell office:value-type="float" office:value="80.2596" calcext:value-type="float">
            <text:p>80.2596</text:p>
          </table:table-cell>
          <table:table-cell office:value-type="float" office:value="101.899" calcext:value-type="float">
            <text:p>101.89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49" calcext:value-type="float">
            <text:p>41.1849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92.9815" calcext:value-type="float">
            <text:p>92.98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1" calcext:value-type="float">
            <text:p>43.4341</text:p>
          </table:table-cell>
          <table:table-cell office:value-type="float" office:value="61.3953" calcext:value-type="float">
            <text:p>61.3953</text:p>
          </table:table-cell>
          <table:table-cell office:value-type="float" office:value="75.5408" calcext:value-type="float">
            <text:p>75.54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807" calcext:value-type="float">
            <text:p>55.3807</text:p>
          </table:table-cell>
          <table:table-cell office:value-type="float" office:value="74.3794" calcext:value-type="float">
            <text:p>74.3794</text:p>
          </table:table-cell>
          <table:table-cell office:value-type="float" office:value="97.4452" calcext:value-type="float">
            <text:p>97.44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62" calcext:value-type="float">
            <text:p>47.5562</text:p>
          </table:table-cell>
          <table:table-cell office:value-type="float" office:value="75.4184" calcext:value-type="float">
            <text:p>75.4184</text:p>
          </table:table-cell>
          <table:table-cell office:value-type="float" office:value="93.4667" calcext:value-type="float">
            <text:p>93.46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54" calcext:value-type="float">
            <text:p>45.2354</text:p>
          </table:table-cell>
          <table:table-cell office:value-type="float" office:value="80.2573" calcext:value-type="float">
            <text:p>80.2573</text:p>
          </table:table-cell>
          <table:table-cell office:value-type="float" office:value="101.896" calcext:value-type="float">
            <text:p>101.89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31" calcext:value-type="float">
            <text:p>41.1831</text:p>
          </table:table-cell>
          <table:table-cell office:value-type="float" office:value="72.3528" calcext:value-type="float">
            <text:p>72.3528</text:p>
          </table:table-cell>
          <table:table-cell office:value-type="float" office:value="92.9813" calcext:value-type="float">
            <text:p>92.98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2" calcext:value-type="float">
            <text:p>43.4342</text:p>
          </table:table-cell>
          <table:table-cell office:value-type="float" office:value="61.3956" calcext:value-type="float">
            <text:p>61.3956</text:p>
          </table:table-cell>
          <table:table-cell office:value-type="float" office:value="75.5414" calcext:value-type="float">
            <text:p>75.54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875" calcext:value-type="float">
            <text:p>55.3875</text:p>
          </table:table-cell>
          <table:table-cell office:value-type="float" office:value="74.389" calcext:value-type="float">
            <text:p>74.389</text:p>
          </table:table-cell>
          <table:table-cell office:value-type="float" office:value="97.4492" calcext:value-type="float">
            <text:p>97.449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" calcext:value-type="float">
            <text:p>47.555</text:p>
          </table:table-cell>
          <table:table-cell office:value-type="float" office:value="75.4165" calcext:value-type="float">
            <text:p>75.4165</text:p>
          </table:table-cell>
          <table:table-cell office:value-type="float" office:value="93.4646" calcext:value-type="float">
            <text:p>93.46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31" calcext:value-type="float">
            <text:p>45.2331</text:p>
          </table:table-cell>
          <table:table-cell office:value-type="float" office:value="80.2535" calcext:value-type="float">
            <text:p>80.2535</text:p>
          </table:table-cell>
          <table:table-cell office:value-type="float" office:value="101.891" calcext:value-type="float">
            <text:p>101.89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28" calcext:value-type="float">
            <text:p>41.1828</text:p>
          </table:table-cell>
          <table:table-cell office:value-type="float" office:value="72.3527" calcext:value-type="float">
            <text:p>72.3527</text:p>
          </table:table-cell>
          <table:table-cell office:value-type="float" office:value="92.9818" calcext:value-type="float">
            <text:p>92.98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6" calcext:value-type="float">
            <text:p>43.4346</text:p>
          </table:table-cell>
          <table:table-cell office:value-type="float" office:value="61.3972" calcext:value-type="float">
            <text:p>61.3972</text:p>
          </table:table-cell>
          <table:table-cell office:value-type="float" office:value="75.5446" calcext:value-type="float">
            <text:p>75.54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863" calcext:value-type="float">
            <text:p>55.3863</text:p>
          </table:table-cell>
          <table:table-cell office:value-type="float" office:value="74.3798" calcext:value-type="float">
            <text:p>74.3798</text:p>
          </table:table-cell>
          <table:table-cell office:value-type="float" office:value="97.4323" calcext:value-type="float">
            <text:p>97.43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3" calcext:value-type="float">
            <text:p>47.5543</text:p>
          </table:table-cell>
          <table:table-cell office:value-type="float" office:value="75.4153" calcext:value-type="float">
            <text:p>75.4153</text:p>
          </table:table-cell>
          <table:table-cell office:value-type="float" office:value="93.4633" calcext:value-type="float">
            <text:p>93.46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99" calcext:value-type="float">
            <text:p>45.2299</text:p>
          </table:table-cell>
          <table:table-cell office:value-type="float" office:value="80.2489" calcext:value-type="float">
            <text:p>80.2489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12" calcext:value-type="float">
            <text:p>41.1812</text:p>
          </table:table-cell>
          <table:table-cell office:value-type="float" office:value="72.3506" calcext:value-type="float">
            <text:p>72.3506</text:p>
          </table:table-cell>
          <table:table-cell office:value-type="float" office:value="92.9802" calcext:value-type="float">
            <text:p>92.980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7" calcext:value-type="float">
            <text:p>43.4347</text:p>
          </table:table-cell>
          <table:table-cell office:value-type="float" office:value="61.3981" calcext:value-type="float">
            <text:p>61.3981</text:p>
          </table:table-cell>
          <table:table-cell office:value-type="float" office:value="75.5475" calcext:value-type="float">
            <text:p>75.54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787" calcext:value-type="float">
            <text:p>55.3787</text:p>
          </table:table-cell>
          <table:table-cell office:value-type="float" office:value="74.3527" calcext:value-type="float">
            <text:p>74.3527</text:p>
          </table:table-cell>
          <table:table-cell office:value-type="float" office:value="97.393" calcext:value-type="float">
            <text:p>97.3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1" calcext:value-type="float">
            <text:p>47.5541</text:p>
          </table:table-cell>
          <table:table-cell office:value-type="float" office:value="75.415" calcext:value-type="float">
            <text:p>75.415</text:p>
          </table:table-cell>
          <table:table-cell office:value-type="float" office:value="93.4628" calcext:value-type="float">
            <text:p>93.46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58" calcext:value-type="float">
            <text:p>45.2258</text:p>
          </table:table-cell>
          <table:table-cell office:value-type="float" office:value="80.2435" calcext:value-type="float">
            <text:p>80.2435</text:p>
          </table:table-cell>
          <table:table-cell office:value-type="float" office:value="101.882" calcext:value-type="float">
            <text:p>101.8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41" calcext:value-type="float">
            <text:p>41.1841</text:p>
          </table:table-cell>
          <table:table-cell office:value-type="float" office:value="72.3569" calcext:value-type="float">
            <text:p>72.3569</text:p>
          </table:table-cell>
          <table:table-cell office:value-type="float" office:value="92.9899" calcext:value-type="float">
            <text:p>92.98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47" calcext:value-type="float">
            <text:p>43.4347</text:p>
          </table:table-cell>
          <table:table-cell office:value-type="float" office:value="61.3989" calcext:value-type="float">
            <text:p>61.3989</text:p>
          </table:table-cell>
          <table:table-cell office:value-type="float" office:value="75.5498" calcext:value-type="float">
            <text:p>75.54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643" calcext:value-type="float">
            <text:p>55.3643</text:p>
          </table:table-cell>
          <table:table-cell office:value-type="float" office:value="74.3087" calcext:value-type="float">
            <text:p>74.3087</text:p>
          </table:table-cell>
          <table:table-cell office:value-type="float" office:value="97.3322" calcext:value-type="float">
            <text:p>97.33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9" calcext:value-type="float">
            <text:p>47.5549</text:p>
          </table:table-cell>
          <table:table-cell office:value-type="float" office:value="75.416" calcext:value-type="float">
            <text:p>75.416</text:p>
          </table:table-cell>
          <table:table-cell office:value-type="float" office:value="93.4636" calcext:value-type="float">
            <text:p>93.46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29" calcext:value-type="float">
            <text:p>45.2229</text:p>
          </table:table-cell>
          <table:table-cell office:value-type="float" office:value="80.2394" calcext:value-type="float">
            <text:p>80.2394</text:p>
          </table:table-cell>
          <table:table-cell office:value-type="float" office:value="101.877" calcext:value-type="float">
            <text:p>101.8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4" calcext:value-type="float">
            <text:p>41.184</text:p>
          </table:table-cell>
          <table:table-cell office:value-type="float" office:value="72.3568" calcext:value-type="float">
            <text:p>72.3568</text:p>
          </table:table-cell>
          <table:table-cell office:value-type="float" office:value="92.99" calcext:value-type="float">
            <text:p>92.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59" calcext:value-type="float">
            <text:p>43.4359</text:p>
          </table:table-cell>
          <table:table-cell office:value-type="float" office:value="61.4019" calcext:value-type="float">
            <text:p>61.4019</text:p>
          </table:table-cell>
          <table:table-cell office:value-type="float" office:value="75.555" calcext:value-type="float">
            <text:p>75.5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41" calcext:value-type="float">
            <text:p>55.341</text:p>
          </table:table-cell>
          <table:table-cell office:value-type="float" office:value="74.2436" calcext:value-type="float">
            <text:p>74.2436</text:p>
          </table:table-cell>
          <table:table-cell office:value-type="float" office:value="97.2451" calcext:value-type="float">
            <text:p>97.24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1" calcext:value-type="float">
            <text:p>47.5551</text:p>
          </table:table-cell>
          <table:table-cell office:value-type="float" office:value="75.4164" calcext:value-type="float">
            <text:p>75.4164</text:p>
          </table:table-cell>
          <table:table-cell office:value-type="float" office:value="93.464" calcext:value-type="float">
            <text:p>93.4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85" calcext:value-type="float">
            <text:p>45.2185</text:p>
          </table:table-cell>
          <table:table-cell office:value-type="float" office:value="80.2332" calcext:value-type="float">
            <text:p>80.2332</text:p>
          </table:table-cell>
          <table:table-cell office:value-type="float" office:value="101.871" calcext:value-type="float">
            <text:p>101.8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857" calcext:value-type="float">
            <text:p>41.1857</text:p>
          </table:table-cell>
          <table:table-cell office:value-type="float" office:value="72.36" calcext:value-type="float">
            <text:p>72.36</text:p>
          </table:table-cell>
          <table:table-cell office:value-type="float" office:value="92.9946" calcext:value-type="float">
            <text:p>92.99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394" calcext:value-type="float">
            <text:p>43.4394</text:p>
          </table:table-cell>
          <table:table-cell office:value-type="float" office:value="61.4102" calcext:value-type="float">
            <text:p>61.4102</text:p>
          </table:table-cell>
          <table:table-cell office:value-type="float" office:value="75.5683" calcext:value-type="float">
            <text:p>75.56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606" calcext:value-type="float">
            <text:p>55.3606</text:p>
          </table:table-cell>
          <table:table-cell office:value-type="float" office:value="74.279" calcext:value-type="float">
            <text:p>74.279</text:p>
          </table:table-cell>
          <table:table-cell office:value-type="float" office:value="97.2744" calcext:value-type="float">
            <text:p>97.27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" calcext:value-type="float">
            <text:p>47.555</text:p>
          </table:table-cell>
          <table:table-cell office:value-type="float" office:value="75.4162" calcext:value-type="float">
            <text:p>75.4162</text:p>
          </table:table-cell>
          <table:table-cell office:value-type="float" office:value="93.4638" calcext:value-type="float">
            <text:p>93.46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61" calcext:value-type="float">
            <text:p>45.2161</text:p>
          </table:table-cell>
          <table:table-cell office:value-type="float" office:value="80.2298" calcext:value-type="float">
            <text:p>80.2298</text:p>
          </table:table-cell>
          <table:table-cell office:value-type="float" office:value="101.868" calcext:value-type="float">
            <text:p>101.8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906" calcext:value-type="float">
            <text:p>41.1906</text:p>
          </table:table-cell>
          <table:table-cell office:value-type="float" office:value="72.3686" calcext:value-type="float">
            <text:p>72.3686</text:p>
          </table:table-cell>
          <table:table-cell office:value-type="float" office:value="93.0059" calcext:value-type="float">
            <text:p>93.005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407" calcext:value-type="float">
            <text:p>43.4407</text:p>
          </table:table-cell>
          <table:table-cell office:value-type="float" office:value="61.414" calcext:value-type="float">
            <text:p>61.414</text:p>
          </table:table-cell>
          <table:table-cell office:value-type="float" office:value="75.5753" calcext:value-type="float">
            <text:p>75.57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747" calcext:value-type="float">
            <text:p>55.3747</text:p>
          </table:table-cell>
          <table:table-cell office:value-type="float" office:value="74.3016" calcext:value-type="float">
            <text:p>74.3016</text:p>
          </table:table-cell>
          <table:table-cell office:value-type="float" office:value="97.29" calcext:value-type="float">
            <text:p>97.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9" calcext:value-type="float">
            <text:p>47.5549</text:p>
          </table:table-cell>
          <table:table-cell office:value-type="float" office:value="75.416" calcext:value-type="float">
            <text:p>75.416</text:p>
          </table:table-cell>
          <table:table-cell office:value-type="float" office:value="93.4636" calcext:value-type="float">
            <text:p>93.46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04" calcext:value-type="float">
            <text:p>45.2104</text:p>
          </table:table-cell>
          <table:table-cell office:value-type="float" office:value="80.2199" calcext:value-type="float">
            <text:p>80.2199</text:p>
          </table:table-cell>
          <table:table-cell office:value-type="float" office:value="101.854" calcext:value-type="float">
            <text:p>101.8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933" calcext:value-type="float">
            <text:p>41.1933</text:p>
          </table:table-cell>
          <table:table-cell office:value-type="float" office:value="72.3735" calcext:value-type="float">
            <text:p>72.3735</text:p>
          </table:table-cell>
          <table:table-cell office:value-type="float" office:value="93.0127" calcext:value-type="float">
            <text:p>93.01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425" calcext:value-type="float">
            <text:p>43.4425</text:p>
          </table:table-cell>
          <table:table-cell office:value-type="float" office:value="61.4189" calcext:value-type="float">
            <text:p>61.4189</text:p>
          </table:table-cell>
          <table:table-cell office:value-type="float" office:value="75.5845" calcext:value-type="float">
            <text:p>75.58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871" calcext:value-type="float">
            <text:p>55.3871</text:p>
          </table:table-cell>
          <table:table-cell office:value-type="float" office:value="74.3201" calcext:value-type="float">
            <text:p>74.3201</text:p>
          </table:table-cell>
          <table:table-cell office:value-type="float" office:value="97.3014" calcext:value-type="float">
            <text:p>97.301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8" calcext:value-type="float">
            <text:p>47.5548</text:p>
          </table:table-cell>
          <table:table-cell office:value-type="float" office:value="75.4159" calcext:value-type="float">
            <text:p>75.4159</text:p>
          </table:table-cell>
          <table:table-cell office:value-type="float" office:value="93.4636" calcext:value-type="float">
            <text:p>93.46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53" calcext:value-type="float">
            <text:p>45.2053</text:p>
          </table:table-cell>
          <table:table-cell office:value-type="float" office:value="80.2106" calcext:value-type="float">
            <text:p>80.2106</text:p>
          </table:table-cell>
          <table:table-cell office:value-type="float" office:value="101.841" calcext:value-type="float">
            <text:p>101.8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938" calcext:value-type="float">
            <text:p>41.1938</text:p>
          </table:table-cell>
          <table:table-cell office:value-type="float" office:value="72.3748" calcext:value-type="float">
            <text:p>72.3748</text:p>
          </table:table-cell>
          <table:table-cell office:value-type="float" office:value="93.0152" calcext:value-type="float">
            <text:p>93.015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438" calcext:value-type="float">
            <text:p>43.4438</text:p>
          </table:table-cell>
          <table:table-cell office:value-type="float" office:value="61.4225" calcext:value-type="float">
            <text:p>61.4225</text:p>
          </table:table-cell>
          <table:table-cell office:value-type="float" office:value="75.591" calcext:value-type="float">
            <text:p>75.5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997" calcext:value-type="float">
            <text:p>55.3997</text:p>
          </table:table-cell>
          <table:table-cell office:value-type="float" office:value="74.3404" calcext:value-type="float">
            <text:p>74.3404</text:p>
          </table:table-cell>
          <table:table-cell office:value-type="float" office:value="97.3166" calcext:value-type="float">
            <text:p>97.31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9" calcext:value-type="float">
            <text:p>47.5549</text:p>
          </table:table-cell>
          <table:table-cell office:value-type="float" office:value="75.416" calcext:value-type="float">
            <text:p>75.416</text:p>
          </table:table-cell>
          <table:table-cell office:value-type="float" office:value="93.4636" calcext:value-type="float">
            <text:p>93.46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82" calcext:value-type="float">
            <text:p>45.1982</text:p>
          </table:table-cell>
          <table:table-cell office:value-type="float" office:value="80.1982" calcext:value-type="float">
            <text:p>80.1982</text:p>
          </table:table-cell>
          <table:table-cell office:value-type="float" office:value="101.824" calcext:value-type="float">
            <text:p>101.82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1949" calcext:value-type="float">
            <text:p>41.1949</text:p>
          </table:table-cell>
          <table:table-cell office:value-type="float" office:value="72.3771" calcext:value-type="float">
            <text:p>72.3771</text:p>
          </table:table-cell>
          <table:table-cell office:value-type="float" office:value="93.0185" calcext:value-type="float">
            <text:p>93.01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446" calcext:value-type="float">
            <text:p>43.4446</text:p>
          </table:table-cell>
          <table:table-cell office:value-type="float" office:value="61.4248" calcext:value-type="float">
            <text:p>61.4248</text:p>
          </table:table-cell>
          <table:table-cell office:value-type="float" office:value="75.5949" calcext:value-type="float">
            <text:p>75.59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997" calcext:value-type="float">
            <text:p>55.3997</text:p>
          </table:table-cell>
          <table:table-cell office:value-type="float" office:value="74.3382" calcext:value-type="float">
            <text:p>74.3382</text:p>
          </table:table-cell>
          <table:table-cell office:value-type="float" office:value="97.3057" calcext:value-type="float">
            <text:p>97.30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2" calcext:value-type="float">
            <text:p>47.5552</text:p>
          </table:table-cell>
          <table:table-cell office:value-type="float" office:value="75.4164" calcext:value-type="float">
            <text:p>75.4164</text:p>
          </table:table-cell>
          <table:table-cell office:value-type="float" office:value="93.464" calcext:value-type="float">
            <text:p>93.4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23" calcext:value-type="float">
            <text:p>45.1923</text:p>
          </table:table-cell>
          <table:table-cell office:value-type="float" office:value="80.189" calcext:value-type="float">
            <text:p>80.189</text:p>
          </table:table-cell>
          <table:table-cell office:value-type="float" office:value="101.813" calcext:value-type="float">
            <text:p>101.8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039" calcext:value-type="float">
            <text:p>41.2039</text:p>
          </table:table-cell>
          <table:table-cell office:value-type="float" office:value="72.391" calcext:value-type="float">
            <text:p>72.391</text:p>
          </table:table-cell>
          <table:table-cell office:value-type="float" office:value="93.0344" calcext:value-type="float">
            <text:p>93.03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479" calcext:value-type="float">
            <text:p>43.4479</text:p>
          </table:table-cell>
          <table:table-cell office:value-type="float" office:value="61.4325" calcext:value-type="float">
            <text:p>61.4325</text:p>
          </table:table-cell>
          <table:table-cell office:value-type="float" office:value="75.6071" calcext:value-type="float">
            <text:p>75.60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373" calcext:value-type="float">
            <text:p>55.3373</text:p>
          </table:table-cell>
          <table:table-cell office:value-type="float" office:value="74.2037" calcext:value-type="float">
            <text:p>74.2037</text:p>
          </table:table-cell>
          <table:table-cell office:value-type="float" office:value="97.1451" calcext:value-type="float">
            <text:p>97.14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3" calcext:value-type="float">
            <text:p>47.5553</text:p>
          </table:table-cell>
          <table:table-cell office:value-type="float" office:value="75.4166" calcext:value-type="float">
            <text:p>75.4166</text:p>
          </table:table-cell>
          <table:table-cell office:value-type="float" office:value="93.4641" calcext:value-type="float">
            <text:p>93.464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55" calcext:value-type="float">
            <text:p>45.1855</text:p>
          </table:table-cell>
          <table:table-cell office:value-type="float" office:value="80.1792" calcext:value-type="float">
            <text:p>80.1792</text:p>
          </table:table-cell>
          <table:table-cell office:value-type="float" office:value="101.803" calcext:value-type="float">
            <text:p>101.8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184" calcext:value-type="float">
            <text:p>41.2184</text:p>
          </table:table-cell>
          <table:table-cell office:value-type="float" office:value="72.4136" calcext:value-type="float">
            <text:p>72.4136</text:p>
          </table:table-cell>
          <table:table-cell office:value-type="float" office:value="93.0604" calcext:value-type="float">
            <text:p>93.060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534" calcext:value-type="float">
            <text:p>43.4534</text:p>
          </table:table-cell>
          <table:table-cell office:value-type="float" office:value="61.4439" calcext:value-type="float">
            <text:p>61.4439</text:p>
          </table:table-cell>
          <table:table-cell office:value-type="float" office:value="75.6234" calcext:value-type="float">
            <text:p>75.62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164" calcext:value-type="float">
            <text:p>55.3164</text:p>
          </table:table-cell>
          <table:table-cell office:value-type="float" office:value="74.1564" calcext:value-type="float">
            <text:p>74.1564</text:p>
          </table:table-cell>
          <table:table-cell office:value-type="float" office:value="97.0827" calcext:value-type="float">
            <text:p>97.08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5" calcext:value-type="float">
            <text:p>47.555</text:p>
          </table:table-cell>
          <table:table-cell office:value-type="float" office:value="75.4163" calcext:value-type="float">
            <text:p>75.4163</text:p>
          </table:table-cell>
          <table:table-cell office:value-type="float" office:value="93.4644" calcext:value-type="float">
            <text:p>93.46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82" calcext:value-type="float">
            <text:p>45.1782</text:p>
          </table:table-cell>
          <table:table-cell office:value-type="float" office:value="80.169" calcext:value-type="float">
            <text:p>80.169</text:p>
          </table:table-cell>
          <table:table-cell office:value-type="float" office:value="101.792" calcext:value-type="float">
            <text:p>101.7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295" calcext:value-type="float">
            <text:p>41.2295</text:p>
          </table:table-cell>
          <table:table-cell office:value-type="float" office:value="72.4314" calcext:value-type="float">
            <text:p>72.4314</text:p>
          </table:table-cell>
          <table:table-cell office:value-type="float" office:value="93.0821" calcext:value-type="float">
            <text:p>93.08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632" calcext:value-type="float">
            <text:p>43.4632</text:p>
          </table:table-cell>
          <table:table-cell office:value-type="float" office:value="61.4647" calcext:value-type="float">
            <text:p>61.4647</text:p>
          </table:table-cell>
          <table:table-cell office:value-type="float" office:value="75.6532" calcext:value-type="float">
            <text:p>75.65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778" calcext:value-type="float">
            <text:p>55.2778</text:p>
          </table:table-cell>
          <table:table-cell office:value-type="float" office:value="74.0664" calcext:value-type="float">
            <text:p>74.0664</text:p>
          </table:table-cell>
          <table:table-cell office:value-type="float" office:value="96.9706" calcext:value-type="float">
            <text:p>96.97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38" calcext:value-type="float">
            <text:p>47.5538</text:p>
          </table:table-cell>
          <table:table-cell office:value-type="float" office:value="75.4148" calcext:value-type="float">
            <text:p>75.4148</text:p>
          </table:table-cell>
          <table:table-cell office:value-type="float" office:value="93.4631" calcext:value-type="float">
            <text:p>93.46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65" calcext:value-type="float">
            <text:p>45.1765</text:p>
          </table:table-cell>
          <table:table-cell office:value-type="float" office:value="80.1664" calcext:value-type="float">
            <text:p>80.1664</text:p>
          </table:table-cell>
          <table:table-cell office:value-type="float" office:value="101.789" calcext:value-type="float">
            <text:p>101.7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37" calcext:value-type="float">
            <text:p>41.237</text:p>
          </table:table-cell>
          <table:table-cell office:value-type="float" office:value="72.4439" calcext:value-type="float">
            <text:p>72.4439</text:p>
          </table:table-cell>
          <table:table-cell office:value-type="float" office:value="93.0976" calcext:value-type="float">
            <text:p>93.097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26" calcext:value-type="float">
            <text:p>43.4726</text:p>
          </table:table-cell>
          <table:table-cell office:value-type="float" office:value="61.4846" calcext:value-type="float">
            <text:p>61.4846</text:p>
          </table:table-cell>
          <table:table-cell office:value-type="float" office:value="75.6814" calcext:value-type="float">
            <text:p>75.68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348" calcext:value-type="float">
            <text:p>55.2348</text:p>
          </table:table-cell>
          <table:table-cell office:value-type="float" office:value="73.963" calcext:value-type="float">
            <text:p>73.963</text:p>
          </table:table-cell>
          <table:table-cell office:value-type="float" office:value="96.8422" calcext:value-type="float">
            <text:p>96.84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34" calcext:value-type="float">
            <text:p>47.5534</text:p>
          </table:table-cell>
          <table:table-cell office:value-type="float" office:value="75.4145" calcext:value-type="float">
            <text:p>75.4145</text:p>
          </table:table-cell>
          <table:table-cell office:value-type="float" office:value="93.4638" calcext:value-type="float">
            <text:p>93.46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3" calcext:value-type="float">
            <text:p>45.1773</text:p>
          </table:table-cell>
          <table:table-cell office:value-type="float" office:value="80.1688" calcext:value-type="float">
            <text:p>80.1688</text:p>
          </table:table-cell>
          <table:table-cell office:value-type="float" office:value="101.794" calcext:value-type="float">
            <text:p>101.7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483" calcext:value-type="float">
            <text:p>41.2483</text:p>
          </table:table-cell>
          <table:table-cell office:value-type="float" office:value="72.4624" calcext:value-type="float">
            <text:p>72.4624</text:p>
          </table:table-cell>
          <table:table-cell office:value-type="float" office:value="93.1204" calcext:value-type="float">
            <text:p>93.120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48" calcext:value-type="float">
            <text:p>43.4748</text:p>
          </table:table-cell>
          <table:table-cell office:value-type="float" office:value="61.4887" calcext:value-type="float">
            <text:p>61.4887</text:p>
          </table:table-cell>
          <table:table-cell office:value-type="float" office:value="75.6867" calcext:value-type="float">
            <text:p>75.68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187" calcext:value-type="float">
            <text:p>55.2187</text:p>
          </table:table-cell>
          <table:table-cell office:value-type="float" office:value="73.9219" calcext:value-type="float">
            <text:p>73.9219</text:p>
          </table:table-cell>
          <table:table-cell office:value-type="float" office:value="96.7877" calcext:value-type="float">
            <text:p>96.787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" calcext:value-type="float">
            <text:p>47.554</text:p>
          </table:table-cell>
          <table:table-cell office:value-type="float" office:value="75.4158" calcext:value-type="float">
            <text:p>75.4158</text:p>
          </table:table-cell>
          <table:table-cell office:value-type="float" office:value="93.4656" calcext:value-type="float">
            <text:p>93.46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" calcext:value-type="float">
            <text:p>45.177</text:p>
          </table:table-cell>
          <table:table-cell office:value-type="float" office:value="80.1689" calcext:value-type="float">
            <text:p>80.1689</text:p>
          </table:table-cell>
          <table:table-cell office:value-type="float" office:value="101.795" calcext:value-type="float">
            <text:p>101.7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612" calcext:value-type="float">
            <text:p>41.2612</text:p>
          </table:table-cell>
          <table:table-cell office:value-type="float" office:value="72.4839" calcext:value-type="float">
            <text:p>72.4839</text:p>
          </table:table-cell>
          <table:table-cell office:value-type="float" office:value="93.1472" calcext:value-type="float">
            <text:p>93.14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779" calcext:value-type="float">
            <text:p>43.4779</text:p>
          </table:table-cell>
          <table:table-cell office:value-type="float" office:value="61.4947" calcext:value-type="float">
            <text:p>61.4947</text:p>
          </table:table-cell>
          <table:table-cell office:value-type="float" office:value="75.6944" calcext:value-type="float">
            <text:p>75.69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94" calcext:value-type="float">
            <text:p>55.194</text:p>
          </table:table-cell>
          <table:table-cell office:value-type="float" office:value="73.862" calcext:value-type="float">
            <text:p>73.862</text:p>
          </table:table-cell>
          <table:table-cell office:value-type="float" office:value="96.711" calcext:value-type="float">
            <text:p>96.71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64" calcext:value-type="float">
            <text:p>47.5564</text:p>
          </table:table-cell>
          <table:table-cell office:value-type="float" office:value="75.42" calcext:value-type="float">
            <text:p>75.42</text:p>
          </table:table-cell>
          <table:table-cell office:value-type="float" office:value="93.4707" calcext:value-type="float">
            <text:p>93.47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75" calcext:value-type="float">
            <text:p>45.1775</text:p>
          </table:table-cell>
          <table:table-cell office:value-type="float" office:value="80.1701" calcext:value-type="float">
            <text:p>80.1701</text:p>
          </table:table-cell>
          <table:table-cell office:value-type="float" office:value="101.797" calcext:value-type="float">
            <text:p>101.79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707" calcext:value-type="float">
            <text:p>41.2707</text:p>
          </table:table-cell>
          <table:table-cell office:value-type="float" office:value="72.4995" calcext:value-type="float">
            <text:p>72.4995</text:p>
          </table:table-cell>
          <table:table-cell office:value-type="float" office:value="93.1666" calcext:value-type="float">
            <text:p>93.16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67" calcext:value-type="float">
            <text:p>43.4867</text:p>
          </table:table-cell>
          <table:table-cell office:value-type="float" office:value="61.5124" calcext:value-type="float">
            <text:p>61.5124</text:p>
          </table:table-cell>
          <table:table-cell office:value-type="float" office:value="75.7183" calcext:value-type="float">
            <text:p>75.71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62" calcext:value-type="float">
            <text:p>55.162</text:p>
          </table:table-cell>
          <table:table-cell office:value-type="float" office:value="73.7877" calcext:value-type="float">
            <text:p>73.7877</text:p>
          </table:table-cell>
          <table:table-cell office:value-type="float" office:value="96.6194" calcext:value-type="float">
            <text:p>96.619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84" calcext:value-type="float">
            <text:p>47.5584</text:p>
          </table:table-cell>
          <table:table-cell office:value-type="float" office:value="75.4236" calcext:value-type="float">
            <text:p>75.4236</text:p>
          </table:table-cell>
          <table:table-cell office:value-type="float" office:value="93.4753" calcext:value-type="float">
            <text:p>93.47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793" calcext:value-type="float">
            <text:p>45.1793</text:p>
          </table:table-cell>
          <table:table-cell office:value-type="float" office:value="80.174" calcext:value-type="float">
            <text:p>80.174</text:p>
          </table:table-cell>
          <table:table-cell office:value-type="float" office:value="101.803" calcext:value-type="float">
            <text:p>101.8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2949" calcext:value-type="float">
            <text:p>41.2949</text:p>
          </table:table-cell>
          <table:table-cell office:value-type="float" office:value="72.5388" calcext:value-type="float">
            <text:p>72.5388</text:p>
          </table:table-cell>
          <table:table-cell office:value-type="float" office:value="93.2143" calcext:value-type="float">
            <text:p>93.21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17" calcext:value-type="float">
            <text:p>43.4917</text:p>
          </table:table-cell>
          <table:table-cell office:value-type="float" office:value="61.5229" calcext:value-type="float">
            <text:p>61.5229</text:p>
          </table:table-cell>
          <table:table-cell office:value-type="float" office:value="75.7328" calcext:value-type="float">
            <text:p>75.7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544" calcext:value-type="float">
            <text:p>55.1544</text:p>
          </table:table-cell>
          <table:table-cell office:value-type="float" office:value="73.7686" calcext:value-type="float">
            <text:p>73.7686</text:p>
          </table:table-cell>
          <table:table-cell office:value-type="float" office:value="96.5919" calcext:value-type="float">
            <text:p>96.591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29" calcext:value-type="float">
            <text:p>47.5629</text:p>
          </table:table-cell>
          <table:table-cell office:value-type="float" office:value="75.4312" calcext:value-type="float">
            <text:p>75.4312</text:p>
          </table:table-cell>
          <table:table-cell office:value-type="float" office:value="93.4843" calcext:value-type="float">
            <text:p>93.484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18" calcext:value-type="float">
            <text:p>45.1818</text:p>
          </table:table-cell>
          <table:table-cell office:value-type="float" office:value="80.1788" calcext:value-type="float">
            <text:p>80.1788</text:p>
          </table:table-cell>
          <table:table-cell office:value-type="float" office:value="101.811" calcext:value-type="float">
            <text:p>101.8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27" calcext:value-type="float">
            <text:p>41.327</text:p>
          </table:table-cell>
          <table:table-cell office:value-type="float" office:value="72.5907" calcext:value-type="float">
            <text:p>72.5907</text:p>
          </table:table-cell>
          <table:table-cell office:value-type="float" office:value="93.2769" calcext:value-type="float">
            <text:p>93.27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02" calcext:value-type="float">
            <text:p>43.502</text:p>
          </table:table-cell>
          <table:table-cell office:value-type="float" office:value="61.5428" calcext:value-type="float">
            <text:p>61.5428</text:p>
          </table:table-cell>
          <table:table-cell office:value-type="float" office:value="75.7579" calcext:value-type="float">
            <text:p>75.75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937" calcext:value-type="float">
            <text:p>55.0937</text:p>
          </table:table-cell>
          <table:table-cell office:value-type="float" office:value="73.6353" calcext:value-type="float">
            <text:p>73.6353</text:p>
          </table:table-cell>
          <table:table-cell office:value-type="float" office:value="96.4344" calcext:value-type="float">
            <text:p>96.43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2" calcext:value-type="float">
            <text:p>47.572</text:p>
          </table:table-cell>
          <table:table-cell office:value-type="float" office:value="75.4474" calcext:value-type="float">
            <text:p>75.4474</text:p>
          </table:table-cell>
          <table:table-cell office:value-type="float" office:value="93.5049" calcext:value-type="float">
            <text:p>93.50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19" calcext:value-type="float">
            <text:p>45.1819</text:p>
          </table:table-cell>
          <table:table-cell office:value-type="float" office:value="80.1792" calcext:value-type="float">
            <text:p>80.1792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324" calcext:value-type="float">
            <text:p>41.3324</text:p>
          </table:table-cell>
          <table:table-cell office:value-type="float" office:value="72.5994" calcext:value-type="float">
            <text:p>72.5994</text:p>
          </table:table-cell>
          <table:table-cell office:value-type="float" office:value="93.2874" calcext:value-type="float">
            <text:p>93.28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139" calcext:value-type="float">
            <text:p>43.5139</text:p>
          </table:table-cell>
          <table:table-cell office:value-type="float" office:value="61.5658" calcext:value-type="float">
            <text:p>61.5658</text:p>
          </table:table-cell>
          <table:table-cell office:value-type="float" office:value="75.7874" calcext:value-type="float">
            <text:p>75.78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803" calcext:value-type="float">
            <text:p>55.0803</text:p>
          </table:table-cell>
          <table:table-cell office:value-type="float" office:value="73.6062" calcext:value-type="float">
            <text:p>73.6062</text:p>
          </table:table-cell>
          <table:table-cell office:value-type="float" office:value="96.3971" calcext:value-type="float">
            <text:p>96.39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781" calcext:value-type="float">
            <text:p>47.5781</text:p>
          </table:table-cell>
          <table:table-cell office:value-type="float" office:value="75.4587" calcext:value-type="float">
            <text:p>75.4587</text:p>
          </table:table-cell>
          <table:table-cell office:value-type="float" office:value="93.5197" calcext:value-type="float">
            <text:p>93.519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41" calcext:value-type="float">
            <text:p>45.1841</text:p>
          </table:table-cell>
          <table:table-cell office:value-type="float" office:value="80.1835" calcext:value-type="float">
            <text:p>80.1835</text:p>
          </table:table-cell>
          <table:table-cell office:value-type="float" office:value="101.818" calcext:value-type="float">
            <text:p>101.8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386" calcext:value-type="float">
            <text:p>41.3386</text:p>
          </table:table-cell>
          <table:table-cell office:value-type="float" office:value="72.609" calcext:value-type="float">
            <text:p>72.609</text:p>
          </table:table-cell>
          <table:table-cell office:value-type="float" office:value="93.2984" calcext:value-type="float">
            <text:p>93.29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242" calcext:value-type="float">
            <text:p>43.5242</text:p>
          </table:table-cell>
          <table:table-cell office:value-type="float" office:value="61.5855" calcext:value-type="float">
            <text:p>61.5855</text:p>
          </table:table-cell>
          <table:table-cell office:value-type="float" office:value="75.8122" calcext:value-type="float">
            <text:p>75.81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001" calcext:value-type="float">
            <text:p>55.1001</text:p>
          </table:table-cell>
          <table:table-cell office:value-type="float" office:value="73.6479" calcext:value-type="float">
            <text:p>73.6479</text:p>
          </table:table-cell>
          <table:table-cell office:value-type="float" office:value="96.4401" calcext:value-type="float">
            <text:p>96.440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35" calcext:value-type="float">
            <text:p>47.5835</text:p>
          </table:table-cell>
          <table:table-cell office:value-type="float" office:value="75.4676" calcext:value-type="float">
            <text:p>75.4676</text:p>
          </table:table-cell>
          <table:table-cell office:value-type="float" office:value="93.53" calcext:value-type="float">
            <text:p>93.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6" calcext:value-type="float">
            <text:p>45.186</text:p>
          </table:table-cell>
          <table:table-cell office:value-type="float" office:value="80.1878" calcext:value-type="float">
            <text:p>80.1878</text:p>
          </table:table-cell>
          <table:table-cell office:value-type="float" office:value="101.825" calcext:value-type="float">
            <text:p>101.8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561" calcext:value-type="float">
            <text:p>41.3561</text:p>
          </table:table-cell>
          <table:table-cell office:value-type="float" office:value="72.6362" calcext:value-type="float">
            <text:p>72.6362</text:p>
          </table:table-cell>
          <table:table-cell office:value-type="float" office:value="93.3295" calcext:value-type="float">
            <text:p>93.32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338" calcext:value-type="float">
            <text:p>43.5338</text:p>
          </table:table-cell>
          <table:table-cell office:value-type="float" office:value="61.6049" calcext:value-type="float">
            <text:p>61.6049</text:p>
          </table:table-cell>
          <table:table-cell office:value-type="float" office:value="75.8378" calcext:value-type="float">
            <text:p>75.83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044" calcext:value-type="float">
            <text:p>55.1044</text:p>
          </table:table-cell>
          <table:table-cell office:value-type="float" office:value="73.6568" calcext:value-type="float">
            <text:p>73.6568</text:p>
          </table:table-cell>
          <table:table-cell office:value-type="float" office:value="96.4468" calcext:value-type="float">
            <text:p>96.44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53" calcext:value-type="float">
            <text:p>47.5853</text:p>
          </table:table-cell>
          <table:table-cell office:value-type="float" office:value="75.4703" calcext:value-type="float">
            <text:p>75.4703</text:p>
          </table:table-cell>
          <table:table-cell office:value-type="float" office:value="93.5326" calcext:value-type="float">
            <text:p>93.532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99" calcext:value-type="float">
            <text:p>45.1899</text:p>
          </table:table-cell>
          <table:table-cell office:value-type="float" office:value="80.195" calcext:value-type="float">
            <text:p>80.195</text:p>
          </table:table-cell>
          <table:table-cell office:value-type="float" office:value="101.835" calcext:value-type="float">
            <text:p>101.83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26" calcext:value-type="float">
            <text:p>41.3926</text:p>
          </table:table-cell>
          <table:table-cell office:value-type="float" office:value="72.6925" calcext:value-type="float">
            <text:p>72.6925</text:p>
          </table:table-cell>
          <table:table-cell office:value-type="float" office:value="93.3935" calcext:value-type="float">
            <text:p>93.39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58" calcext:value-type="float">
            <text:p>43.5458</text:p>
          </table:table-cell>
          <table:table-cell office:value-type="float" office:value="61.628" calcext:value-type="float">
            <text:p>61.628</text:p>
          </table:table-cell>
          <table:table-cell office:value-type="float" office:value="75.8672" calcext:value-type="float">
            <text:p>75.86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836" calcext:value-type="float">
            <text:p>55.0836</text:p>
          </table:table-cell>
          <table:table-cell office:value-type="float" office:value="73.6131" calcext:value-type="float">
            <text:p>73.6131</text:p>
          </table:table-cell>
          <table:table-cell office:value-type="float" office:value="96.3943" calcext:value-type="float">
            <text:p>96.39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86" calcext:value-type="float">
            <text:p>47.5886</text:p>
          </table:table-cell>
          <table:table-cell office:value-type="float" office:value="75.4758" calcext:value-type="float">
            <text:p>75.4758</text:p>
          </table:table-cell>
          <table:table-cell office:value-type="float" office:value="93.5386" calcext:value-type="float">
            <text:p>93.538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973" calcext:value-type="float">
            <text:p>45.1973</text:p>
          </table:table-cell>
          <table:table-cell office:value-type="float" office:value="80.2063" calcext:value-type="float">
            <text:p>80.2063</text:p>
          </table:table-cell>
          <table:table-cell office:value-type="float" office:value="101.848" calcext:value-type="float">
            <text:p>101.8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212" calcext:value-type="float">
            <text:p>41.4212</text:p>
          </table:table-cell>
          <table:table-cell office:value-type="float" office:value="72.7372" calcext:value-type="float">
            <text:p>72.7372</text:p>
          </table:table-cell>
          <table:table-cell office:value-type="float" office:value="93.4452" calcext:value-type="float">
            <text:p>93.445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96" calcext:value-type="float">
            <text:p>43.5596</text:p>
          </table:table-cell>
          <table:table-cell office:value-type="float" office:value="61.6537" calcext:value-type="float">
            <text:p>61.6537</text:p>
          </table:table-cell>
          <table:table-cell office:value-type="float" office:value="75.8982" calcext:value-type="float">
            <text:p>75.89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496" calcext:value-type="float">
            <text:p>55.0496</text:p>
          </table:table-cell>
          <table:table-cell office:value-type="float" office:value="73.5445" calcext:value-type="float">
            <text:p>73.5445</text:p>
          </table:table-cell>
          <table:table-cell office:value-type="float" office:value="96.3154" calcext:value-type="float">
            <text:p>96.31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937" calcext:value-type="float">
            <text:p>47.5937</text:p>
          </table:table-cell>
          <table:table-cell office:value-type="float" office:value="75.4847" calcext:value-type="float">
            <text:p>75.4847</text:p>
          </table:table-cell>
          <table:table-cell office:value-type="float" office:value="93.5498" calcext:value-type="float">
            <text:p>93.54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91" calcext:value-type="float">
            <text:p>45.2091</text:p>
          </table:table-cell>
          <table:table-cell office:value-type="float" office:value="80.2251" calcext:value-type="float">
            <text:p>80.2251</text:p>
          </table:table-cell>
          <table:table-cell office:value-type="float" office:value="101.871" calcext:value-type="float">
            <text:p>101.8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372" calcext:value-type="float">
            <text:p>41.4372</text:p>
          </table:table-cell>
          <table:table-cell office:value-type="float" office:value="72.7617" calcext:value-type="float">
            <text:p>72.7617</text:p>
          </table:table-cell>
          <table:table-cell office:value-type="float" office:value="93.4724" calcext:value-type="float">
            <text:p>93.47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728" calcext:value-type="float">
            <text:p>43.5728</text:p>
          </table:table-cell>
          <table:table-cell office:value-type="float" office:value="61.6779" calcext:value-type="float">
            <text:p>61.6779</text:p>
          </table:table-cell>
          <table:table-cell office:value-type="float" office:value="75.9263" calcext:value-type="float">
            <text:p>75.92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591" calcext:value-type="float">
            <text:p>55.0591</text:p>
          </table:table-cell>
          <table:table-cell office:value-type="float" office:value="73.5611" calcext:value-type="float">
            <text:p>73.5611</text:p>
          </table:table-cell>
          <table:table-cell office:value-type="float" office:value="96.3295" calcext:value-type="float">
            <text:p>96.32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75.4965" calcext:value-type="float">
            <text:p>75.4965</text:p>
          </table:table-cell>
          <table:table-cell office:value-type="float" office:value="93.5654" calcext:value-type="float">
            <text:p>93.565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77" calcext:value-type="float">
            <text:p>45.2177</text:p>
          </table:table-cell>
          <table:table-cell office:value-type="float" office:value="80.2396" calcext:value-type="float">
            <text:p>80.239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556" calcext:value-type="float">
            <text:p>41.4556</text:p>
          </table:table-cell>
          <table:table-cell office:value-type="float" office:value="72.7898" calcext:value-type="float">
            <text:p>72.7898</text:p>
          </table:table-cell>
          <table:table-cell office:value-type="float" office:value="93.5038" calcext:value-type="float">
            <text:p>93.50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898" calcext:value-type="float">
            <text:p>43.5898</text:p>
          </table:table-cell>
          <table:table-cell office:value-type="float" office:value="61.7096" calcext:value-type="float">
            <text:p>61.7096</text:p>
          </table:table-cell>
          <table:table-cell office:value-type="float" office:value="75.9642" calcext:value-type="float">
            <text:p>75.96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636" calcext:value-type="float">
            <text:p>55.0636</text:p>
          </table:table-cell>
          <table:table-cell office:value-type="float" office:value="73.5656" calcext:value-type="float">
            <text:p>73.5656</text:p>
          </table:table-cell>
          <table:table-cell office:value-type="float" office:value="96.3296" calcext:value-type="float">
            <text:p>96.329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067" calcext:value-type="float">
            <text:p>47.6067</text:p>
          </table:table-cell>
          <table:table-cell office:value-type="float" office:value="75.5086" calcext:value-type="float">
            <text:p>75.5086</text:p>
          </table:table-cell>
          <table:table-cell office:value-type="float" office:value="93.5812" calcext:value-type="float">
            <text:p>93.581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56" calcext:value-type="float">
            <text:p>45.2256</text:p>
          </table:table-cell>
          <table:table-cell office:value-type="float" office:value="80.252" calcext:value-type="float">
            <text:p>80.252</text:p>
          </table:table-cell>
          <table:table-cell office:value-type="float" office:value="101.905" calcext:value-type="float">
            <text:p>101.90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719" calcext:value-type="float">
            <text:p>41.4719</text:p>
          </table:table-cell>
          <table:table-cell office:value-type="float" office:value="72.8142" calcext:value-type="float">
            <text:p>72.8142</text:p>
          </table:table-cell>
          <table:table-cell office:value-type="float" office:value="93.5305" calcext:value-type="float">
            <text:p>93.53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016" calcext:value-type="float">
            <text:p>43.6016</text:p>
          </table:table-cell>
          <table:table-cell office:value-type="float" office:value="61.7328" calcext:value-type="float">
            <text:p>61.7328</text:p>
          </table:table-cell>
          <table:table-cell office:value-type="float" office:value="75.9943" calcext:value-type="float">
            <text:p>75.99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728" calcext:value-type="float">
            <text:p>55.0728</text:p>
          </table:table-cell>
          <table:table-cell office:value-type="float" office:value="73.5775" calcext:value-type="float">
            <text:p>73.5775</text:p>
          </table:table-cell>
          <table:table-cell office:value-type="float" office:value="96.3355" calcext:value-type="float">
            <text:p>96.33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15" calcext:value-type="float">
            <text:p>47.615</text:p>
          </table:table-cell>
          <table:table-cell office:value-type="float" office:value="75.524" calcext:value-type="float">
            <text:p>75.524</text:p>
          </table:table-cell>
          <table:table-cell office:value-type="float" office:value="93.6019" calcext:value-type="float">
            <text:p>93.60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03" calcext:value-type="float">
            <text:p>45.2303</text:p>
          </table:table-cell>
          <table:table-cell office:value-type="float" office:value="80.2591" calcext:value-type="float">
            <text:p>80.2591</text:p>
          </table:table-cell>
          <table:table-cell office:value-type="float" office:value="101.913" calcext:value-type="float">
            <text:p>101.9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844" calcext:value-type="float">
            <text:p>41.4844</text:p>
          </table:table-cell>
          <table:table-cell office:value-type="float" office:value="72.8339" calcext:value-type="float">
            <text:p>72.8339</text:p>
          </table:table-cell>
          <table:table-cell office:value-type="float" office:value="93.5536" calcext:value-type="float">
            <text:p>93.55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146" calcext:value-type="float">
            <text:p>43.6146</text:p>
          </table:table-cell>
          <table:table-cell office:value-type="float" office:value="61.7573" calcext:value-type="float">
            <text:p>61.7573</text:p>
          </table:table-cell>
          <table:table-cell office:value-type="float" office:value="76.0246" calcext:value-type="float">
            <text:p>76.02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788" calcext:value-type="float">
            <text:p>55.0788</text:p>
          </table:table-cell>
          <table:table-cell office:value-type="float" office:value="73.5893" calcext:value-type="float">
            <text:p>73.5893</text:p>
          </table:table-cell>
          <table:table-cell office:value-type="float" office:value="96.3442" calcext:value-type="float">
            <text:p>96.34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238" calcext:value-type="float">
            <text:p>47.6238</text:p>
          </table:table-cell>
          <table:table-cell office:value-type="float" office:value="75.5401" calcext:value-type="float">
            <text:p>75.5401</text:p>
          </table:table-cell>
          <table:table-cell office:value-type="float" office:value="93.6228" calcext:value-type="float">
            <text:p>93.62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61" calcext:value-type="float">
            <text:p>45.2361</text:p>
          </table:table-cell>
          <table:table-cell office:value-type="float" office:value="80.2684" calcext:value-type="float">
            <text:p>80.2684</text:p>
          </table:table-cell>
          <table:table-cell office:value-type="float" office:value="101.924" calcext:value-type="float">
            <text:p>101.92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925" calcext:value-type="float">
            <text:p>41.4925</text:p>
          </table:table-cell>
          <table:table-cell office:value-type="float" office:value="72.8472" calcext:value-type="float">
            <text:p>72.8472</text:p>
          </table:table-cell>
          <table:table-cell office:value-type="float" office:value="93.5699" calcext:value-type="float">
            <text:p>93.56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264" calcext:value-type="float">
            <text:p>43.6264</text:p>
          </table:table-cell>
          <table:table-cell office:value-type="float" office:value="61.7799" calcext:value-type="float">
            <text:p>61.7799</text:p>
          </table:table-cell>
          <table:table-cell office:value-type="float" office:value="76.053" calcext:value-type="float">
            <text:p>76.0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542" calcext:value-type="float">
            <text:p>55.0542</text:p>
          </table:table-cell>
          <table:table-cell office:value-type="float" office:value="73.541" calcext:value-type="float">
            <text:p>73.541</text:p>
          </table:table-cell>
          <table:table-cell office:value-type="float" office:value="96.2887" calcext:value-type="float">
            <text:p>96.28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13" calcext:value-type="float">
            <text:p>47.6313</text:p>
          </table:table-cell>
          <table:table-cell office:value-type="float" office:value="75.553" calcext:value-type="float">
            <text:p>75.553</text:p>
          </table:table-cell>
          <table:table-cell office:value-type="float" office:value="93.6384" calcext:value-type="float">
            <text:p>93.638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23" calcext:value-type="float">
            <text:p>45.2423</text:p>
          </table:table-cell>
          <table:table-cell office:value-type="float" office:value="80.2783" calcext:value-type="float">
            <text:p>80.2783</text:p>
          </table:table-cell>
          <table:table-cell office:value-type="float" office:value="101.936" calcext:value-type="float">
            <text:p>101.93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58" calcext:value-type="float">
            <text:p>41.5158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93.6116" calcext:value-type="float">
            <text:p>93.61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368" calcext:value-type="float">
            <text:p>43.6368</text:p>
          </table:table-cell>
          <table:table-cell office:value-type="float" office:value="61.7995" calcext:value-type="float">
            <text:p>61.7995</text:p>
          </table:table-cell>
          <table:table-cell office:value-type="float" office:value="76.0769" calcext:value-type="float">
            <text:p>76.07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522" calcext:value-type="float">
            <text:p>55.0522</text:p>
          </table:table-cell>
          <table:table-cell office:value-type="float" office:value="73.5395" calcext:value-type="float">
            <text:p>73.5395</text:p>
          </table:table-cell>
          <table:table-cell office:value-type="float" office:value="96.2857" calcext:value-type="float">
            <text:p>96.28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83" calcext:value-type="float">
            <text:p>47.6383</text:p>
          </table:table-cell>
          <table:table-cell office:value-type="float" office:value="75.5649" calcext:value-type="float">
            <text:p>75.5649</text:p>
          </table:table-cell>
          <table:table-cell office:value-type="float" office:value="93.6522" calcext:value-type="float">
            <text:p>93.65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93" calcext:value-type="float">
            <text:p>45.2493</text:p>
          </table:table-cell>
          <table:table-cell office:value-type="float" office:value="80.2887" calcext:value-type="float">
            <text:p>80.2887</text:p>
          </table:table-cell>
          <table:table-cell office:value-type="float" office:value="101.948" calcext:value-type="float">
            <text:p>101.9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19" calcext:value-type="float">
            <text:p>41.5419</text:p>
          </table:table-cell>
          <table:table-cell office:value-type="float" office:value="72.9238" calcext:value-type="float">
            <text:p>72.9238</text:p>
          </table:table-cell>
          <table:table-cell office:value-type="float" office:value="93.6573" calcext:value-type="float">
            <text:p>93.657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498" calcext:value-type="float">
            <text:p>43.6498</text:p>
          </table:table-cell>
          <table:table-cell office:value-type="float" office:value="61.8239" calcext:value-type="float">
            <text:p>61.8239</text:p>
          </table:table-cell>
          <table:table-cell office:value-type="float" office:value="76.1062" calcext:value-type="float">
            <text:p>76.10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76" calcext:value-type="float">
            <text:p>55.0376</text:p>
          </table:table-cell>
          <table:table-cell office:value-type="float" office:value="73.5106" calcext:value-type="float">
            <text:p>73.5106</text:p>
          </table:table-cell>
          <table:table-cell office:value-type="float" office:value="96.2519" calcext:value-type="float">
            <text:p>96.251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24" calcext:value-type="float">
            <text:p>47.6424</text:p>
          </table:table-cell>
          <table:table-cell office:value-type="float" office:value="75.5715" calcext:value-type="float">
            <text:p>75.5715</text:p>
          </table:table-cell>
          <table:table-cell office:value-type="float" office:value="93.6595" calcext:value-type="float">
            <text:p>93.65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84" calcext:value-type="float">
            <text:p>45.2584</text:p>
          </table:table-cell>
          <table:table-cell office:value-type="float" office:value="80.3023" calcext:value-type="float">
            <text:p>80.3023</text:p>
          </table:table-cell>
          <table:table-cell office:value-type="float" office:value="101.963" calcext:value-type="float">
            <text:p>101.9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24" calcext:value-type="float">
            <text:p>41.5724</text:p>
          </table:table-cell>
          <table:table-cell office:value-type="float" office:value="72.9708" calcext:value-type="float">
            <text:p>72.9708</text:p>
          </table:table-cell>
          <table:table-cell office:value-type="float" office:value="93.7104" calcext:value-type="float">
            <text:p>93.710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34" calcext:value-type="float">
            <text:p>43.6634</text:p>
          </table:table-cell>
          <table:table-cell office:value-type="float" office:value="61.8479" calcext:value-type="float">
            <text:p>61.8479</text:p>
          </table:table-cell>
          <table:table-cell office:value-type="float" office:value="76.1328" calcext:value-type="float">
            <text:p>76.1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019" calcext:value-type="float">
            <text:p>55.0019</text:p>
          </table:table-cell>
          <table:table-cell office:value-type="float" office:value="73.4321" calcext:value-type="float">
            <text:p>73.4321</text:p>
          </table:table-cell>
          <table:table-cell office:value-type="float" office:value="96.1589" calcext:value-type="float">
            <text:p>96.15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5" calcext:value-type="float">
            <text:p>47.645</text:p>
          </table:table-cell>
          <table:table-cell office:value-type="float" office:value="75.5756" calcext:value-type="float">
            <text:p>75.5756</text:p>
          </table:table-cell>
          <table:table-cell office:value-type="float" office:value="93.6636" calcext:value-type="float">
            <text:p>93.66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82" calcext:value-type="float">
            <text:p>45.2682</text:p>
          </table:table-cell>
          <table:table-cell office:value-type="float" office:value="80.3164" calcext:value-type="float">
            <text:p>80.3164</text:p>
          </table:table-cell>
          <table:table-cell office:value-type="float" office:value="101.977" calcext:value-type="float">
            <text:p>101.9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83" calcext:value-type="float">
            <text:p>41.5983</text:p>
          </table:table-cell>
          <table:table-cell office:value-type="float" office:value="73.0093" calcext:value-type="float">
            <text:p>73.0093</text:p>
          </table:table-cell>
          <table:table-cell office:value-type="float" office:value="93.7517" calcext:value-type="float">
            <text:p>93.75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78" calcext:value-type="float">
            <text:p>43.6778</text:p>
          </table:table-cell>
          <table:table-cell office:value-type="float" office:value="61.8732" calcext:value-type="float">
            <text:p>61.8732</text:p>
          </table:table-cell>
          <table:table-cell office:value-type="float" office:value="76.1597" calcext:value-type="float">
            <text:p>76.15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2" calcext:value-type="float">
            <text:p>54.992</text:p>
          </table:table-cell>
          <table:table-cell office:value-type="float" office:value="73.4075" calcext:value-type="float">
            <text:p>73.4075</text:p>
          </table:table-cell>
          <table:table-cell office:value-type="float" office:value="96.1266" calcext:value-type="float">
            <text:p>96.12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69" calcext:value-type="float">
            <text:p>47.6469</text:p>
          </table:table-cell>
          <table:table-cell office:value-type="float" office:value="75.5784" calcext:value-type="float">
            <text:p>75.5784</text:p>
          </table:table-cell>
          <table:table-cell office:value-type="float" office:value="93.6662" calcext:value-type="float">
            <text:p>93.666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22" calcext:value-type="float">
            <text:p>45.2822</text:p>
          </table:table-cell>
          <table:table-cell office:value-type="float" office:value="80.3365" calcext:value-type="float">
            <text:p>80.3365</text:p>
          </table:table-cell>
          <table:table-cell office:value-type="float" office:value="101.998" calcext:value-type="float">
            <text:p>101.9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1" calcext:value-type="float">
            <text:p>41.611</text:p>
          </table:table-cell>
          <table:table-cell office:value-type="float" office:value="73.0268" calcext:value-type="float">
            <text:p>73.0268</text:p>
          </table:table-cell>
          <table:table-cell office:value-type="float" office:value="93.7682" calcext:value-type="float">
            <text:p>93.76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91" calcext:value-type="float">
            <text:p>43.6891</text:p>
          </table:table-cell>
          <table:table-cell office:value-type="float" office:value="61.8919" calcext:value-type="float">
            <text:p>61.8919</text:p>
          </table:table-cell>
          <table:table-cell office:value-type="float" office:value="76.1776" calcext:value-type="float">
            <text:p>76.17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491" calcext:value-type="float">
            <text:p>54.9491</text:p>
          </table:table-cell>
          <table:table-cell office:value-type="float" office:value="73.3146" calcext:value-type="float">
            <text:p>73.3146</text:p>
          </table:table-cell>
          <table:table-cell office:value-type="float" office:value="96.0179" calcext:value-type="float">
            <text:p>96.01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9" calcext:value-type="float">
            <text:p>47.6519</text:p>
          </table:table-cell>
          <table:table-cell office:value-type="float" office:value="75.5867" calcext:value-type="float">
            <text:p>75.5867</text:p>
          </table:table-cell>
          <table:table-cell office:value-type="float" office:value="93.6757" calcext:value-type="float">
            <text:p>93.67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4" calcext:value-type="float">
            <text:p>45.294</text:p>
          </table:table-cell>
          <table:table-cell office:value-type="float" office:value="80.3532" calcext:value-type="float">
            <text:p>80.3532</text:p>
          </table:table-cell>
          <table:table-cell office:value-type="float" office:value="102.015" calcext:value-type="float">
            <text:p>102.0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08" calcext:value-type="float">
            <text:p>41.6208</text:p>
          </table:table-cell>
          <table:table-cell office:value-type="float" office:value="73.0408" calcext:value-type="float">
            <text:p>73.0408</text:p>
          </table:table-cell>
          <table:table-cell office:value-type="float" office:value="93.7822" calcext:value-type="float">
            <text:p>93.782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54" calcext:value-type="float">
            <text:p>43.6954</text:p>
          </table:table-cell>
          <table:table-cell office:value-type="float" office:value="61.9008" calcext:value-type="float">
            <text:p>61.9008</text:p>
          </table:table-cell>
          <table:table-cell office:value-type="float" office:value="76.1832" calcext:value-type="float">
            <text:p>76.18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558" calcext:value-type="float">
            <text:p>54.8558</text:p>
          </table:table-cell>
          <table:table-cell office:value-type="float" office:value="73.1197" calcext:value-type="float">
            <text:p>73.1197</text:p>
          </table:table-cell>
          <table:table-cell office:value-type="float" office:value="95.7932" calcext:value-type="float">
            <text:p>95.79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99" calcext:value-type="float">
            <text:p>47.6599</text:p>
          </table:table-cell>
          <table:table-cell office:value-type="float" office:value="75.5996" calcext:value-type="float">
            <text:p>75.5996</text:p>
          </table:table-cell>
          <table:table-cell office:value-type="float" office:value="93.69" calcext:value-type="float">
            <text:p>93.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37" calcext:value-type="float">
            <text:p>45.3037</text:p>
          </table:table-cell>
          <table:table-cell office:value-type="float" office:value="80.3674" calcext:value-type="float">
            <text:p>80.3674</text:p>
          </table:table-cell>
          <table:table-cell office:value-type="float" office:value="102.031" calcext:value-type="float">
            <text:p>102.0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89" calcext:value-type="float">
            <text:p>41.6289</text:p>
          </table:table-cell>
          <table:table-cell office:value-type="float" office:value="73.052" calcext:value-type="float">
            <text:p>73.052</text:p>
          </table:table-cell>
          <table:table-cell office:value-type="float" office:value="93.7927" calcext:value-type="float">
            <text:p>93.79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36" calcext:value-type="float">
            <text:p>43.7036</text:p>
          </table:table-cell>
          <table:table-cell office:value-type="float" office:value="61.9136" calcext:value-type="float">
            <text:p>61.9136</text:p>
          </table:table-cell>
          <table:table-cell office:value-type="float" office:value="76.1935" calcext:value-type="float">
            <text:p>76.19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108" calcext:value-type="float">
            <text:p>54.8108</text:p>
          </table:table-cell>
          <table:table-cell office:value-type="float" office:value="73.0261" calcext:value-type="float">
            <text:p>73.0261</text:p>
          </table:table-cell>
          <table:table-cell office:value-type="float" office:value="95.6795" calcext:value-type="float">
            <text:p>95.67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6" calcext:value-type="float">
            <text:p>47.666</text:p>
          </table:table-cell>
          <table:table-cell office:value-type="float" office:value="75.6098" calcext:value-type="float">
            <text:p>75.6098</text:p>
          </table:table-cell>
          <table:table-cell office:value-type="float" office:value="93.7017" calcext:value-type="float">
            <text:p>93.70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48" calcext:value-type="float">
            <text:p>45.3148</text:p>
          </table:table-cell>
          <table:table-cell office:value-type="float" office:value="80.3839" calcext:value-type="float">
            <text:p>80.3839</text:p>
          </table:table-cell>
          <table:table-cell office:value-type="float" office:value="102.049" calcext:value-type="float">
            <text:p>102.0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15" calcext:value-type="float">
            <text:p>41.6415</text:p>
          </table:table-cell>
          <table:table-cell office:value-type="float" office:value="73.0702" calcext:value-type="float">
            <text:p>73.0702</text:p>
          </table:table-cell>
          <table:table-cell office:value-type="float" office:value="93.8115" calcext:value-type="float">
            <text:p>93.81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31" calcext:value-type="float">
            <text:p>43.7131</text:p>
          </table:table-cell>
          <table:table-cell office:value-type="float" office:value="61.9288" calcext:value-type="float">
            <text:p>61.9288</text:p>
          </table:table-cell>
          <table:table-cell office:value-type="float" office:value="76.2069" calcext:value-type="float">
            <text:p>76.20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665" calcext:value-type="float">
            <text:p>54.7665</text:p>
          </table:table-cell>
          <table:table-cell office:value-type="float" office:value="72.9385" calcext:value-type="float">
            <text:p>72.9385</text:p>
          </table:table-cell>
          <table:table-cell office:value-type="float" office:value="95.5769" calcext:value-type="float">
            <text:p>95.57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12" calcext:value-type="float">
            <text:p>47.6712</text:p>
          </table:table-cell>
          <table:table-cell office:value-type="float" office:value="75.6188" calcext:value-type="float">
            <text:p>75.6188</text:p>
          </table:table-cell>
          <table:table-cell office:value-type="float" office:value="93.7124" calcext:value-type="float">
            <text:p>93.71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55" calcext:value-type="float">
            <text:p>45.3255</text:p>
          </table:table-cell>
          <table:table-cell office:value-type="float" office:value="80.3999" calcext:value-type="float">
            <text:p>80.3999</text:p>
          </table:table-cell>
          <table:table-cell office:value-type="float" office:value="102.067" calcext:value-type="float">
            <text:p>102.0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14" calcext:value-type="float">
            <text:p>41.6514</text:p>
          </table:table-cell>
          <table:table-cell office:value-type="float" office:value="73.0842" calcext:value-type="float">
            <text:p>73.0842</text:p>
          </table:table-cell>
          <table:table-cell office:value-type="float" office:value="93.8251" calcext:value-type="float">
            <text:p>93.825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3" calcext:value-type="float">
            <text:p>43.733</text:p>
          </table:table-cell>
          <table:table-cell office:value-type="float" office:value="61.9635" calcext:value-type="float">
            <text:p>61.9635</text:p>
          </table:table-cell>
          <table:table-cell office:value-type="float" office:value="76.244" calcext:value-type="float">
            <text:p>76.2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637" calcext:value-type="float">
            <text:p>54.7637</text:p>
          </table:table-cell>
          <table:table-cell office:value-type="float" office:value="72.9343" calcext:value-type="float">
            <text:p>72.9343</text:p>
          </table:table-cell>
          <table:table-cell office:value-type="float" office:value="95.5722" calcext:value-type="float">
            <text:p>95.57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59" calcext:value-type="float">
            <text:p>47.6759</text:p>
          </table:table-cell>
          <table:table-cell office:value-type="float" office:value="75.6274" calcext:value-type="float">
            <text:p>75.6274</text:p>
          </table:table-cell>
          <table:table-cell office:value-type="float" office:value="93.7239" calcext:value-type="float">
            <text:p>93.723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25" calcext:value-type="float">
            <text:p>45.3325</text:p>
          </table:table-cell>
          <table:table-cell office:value-type="float" office:value="80.4105" calcext:value-type="float">
            <text:p>80.4105</text:p>
          </table:table-cell>
          <table:table-cell office:value-type="float" office:value="102.079" calcext:value-type="float">
            <text:p>102.0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82" calcext:value-type="float">
            <text:p>41.6682</text:p>
          </table:table-cell>
          <table:table-cell office:value-type="float" office:value="73.1087" calcext:value-type="float">
            <text:p>73.1087</text:p>
          </table:table-cell>
          <table:table-cell office:value-type="float" office:value="93.8507" calcext:value-type="float">
            <text:p>93.850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25" calcext:value-type="float">
            <text:p>43.7525</text:p>
          </table:table-cell>
          <table:table-cell office:value-type="float" office:value="61.9975" calcext:value-type="float">
            <text:p>61.9975</text:p>
          </table:table-cell>
          <table:table-cell office:value-type="float" office:value="76.2804" calcext:value-type="float">
            <text:p>76.28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648" calcext:value-type="float">
            <text:p>54.7648</text:p>
          </table:table-cell>
          <table:table-cell office:value-type="float" office:value="72.9379" calcext:value-type="float">
            <text:p>72.9379</text:p>
          </table:table-cell>
          <table:table-cell office:value-type="float" office:value="95.5764" calcext:value-type="float">
            <text:p>95.57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86" calcext:value-type="float">
            <text:p>47.6786</text:p>
          </table:table-cell>
          <table:table-cell office:value-type="float" office:value="75.6323" calcext:value-type="float">
            <text:p>75.6323</text:p>
          </table:table-cell>
          <table:table-cell office:value-type="float" office:value="93.7301" calcext:value-type="float">
            <text:p>93.730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79" calcext:value-type="float">
            <text:p>45.3379</text:p>
          </table:table-cell>
          <table:table-cell office:value-type="float" office:value="80.4191" calcext:value-type="float">
            <text:p>80.4191</text:p>
          </table:table-cell>
          <table:table-cell office:value-type="float" office:value="102.089" calcext:value-type="float">
            <text:p>102.0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8" calcext:value-type="float">
            <text:p>41.678</text:p>
          </table:table-cell>
          <table:table-cell office:value-type="float" office:value="73.123" calcext:value-type="float">
            <text:p>73.123</text:p>
          </table:table-cell>
          <table:table-cell office:value-type="float" office:value="93.8654" calcext:value-type="float">
            <text:p>93.86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01" calcext:value-type="float">
            <text:p>43.7701</text:p>
          </table:table-cell>
          <table:table-cell office:value-type="float" office:value="62.0282" calcext:value-type="float">
            <text:p>62.0282</text:p>
          </table:table-cell>
          <table:table-cell office:value-type="float" office:value="76.3131" calcext:value-type="float">
            <text:p>76.31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732" calcext:value-type="float">
            <text:p>54.7732</text:p>
          </table:table-cell>
          <table:table-cell office:value-type="float" office:value="72.9576" calcext:value-type="float">
            <text:p>72.9576</text:p>
          </table:table-cell>
          <table:table-cell office:value-type="float" office:value="95.5967" calcext:value-type="float">
            <text:p>95.59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16" calcext:value-type="float">
            <text:p>47.6816</text:p>
          </table:table-cell>
          <table:table-cell office:value-type="float" office:value="75.6375" calcext:value-type="float">
            <text:p>75.6375</text:p>
          </table:table-cell>
          <table:table-cell office:value-type="float" office:value="93.7367" calcext:value-type="float">
            <text:p>93.73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07" calcext:value-type="float">
            <text:p>45.3407</text:p>
          </table:table-cell>
          <table:table-cell office:value-type="float" office:value="80.4235" calcext:value-type="float">
            <text:p>80.4235</text:p>
          </table:table-cell>
          <table:table-cell office:value-type="float" office:value="102.095" calcext:value-type="float">
            <text:p>102.0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03" calcext:value-type="float">
            <text:p>41.6903</text:p>
          </table:table-cell>
          <table:table-cell office:value-type="float" office:value="73.1413" calcext:value-type="float">
            <text:p>73.1413</text:p>
          </table:table-cell>
          <table:table-cell office:value-type="float" office:value="93.8851" calcext:value-type="float">
            <text:p>93.885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92" calcext:value-type="float">
            <text:p>43.7792</text:p>
          </table:table-cell>
          <table:table-cell office:value-type="float" office:value="62.0437" calcext:value-type="float">
            <text:p>62.0437</text:p>
          </table:table-cell>
          <table:table-cell office:value-type="float" office:value="76.3291" calcext:value-type="float">
            <text:p>76.32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778" calcext:value-type="float">
            <text:p>54.7778</text:p>
          </table:table-cell>
          <table:table-cell office:value-type="float" office:value="72.9666" calcext:value-type="float">
            <text:p>72.9666</text:p>
          </table:table-cell>
          <table:table-cell office:value-type="float" office:value="95.6043" calcext:value-type="float">
            <text:p>95.60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38" calcext:value-type="float">
            <text:p>47.6838</text:p>
          </table:table-cell>
          <table:table-cell office:value-type="float" office:value="75.6414" calcext:value-type="float">
            <text:p>75.6414</text:p>
          </table:table-cell>
          <table:table-cell office:value-type="float" office:value="93.7413" calcext:value-type="float">
            <text:p>93.74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27" calcext:value-type="float">
            <text:p>45.3427</text:p>
          </table:table-cell>
          <table:table-cell office:value-type="float" office:value="80.4264" calcext:value-type="float">
            <text:p>80.4264</text:p>
          </table:table-cell>
          <table:table-cell office:value-type="float" office:value="102.098" calcext:value-type="float">
            <text:p>102.0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85" calcext:value-type="float">
            <text:p>41.6985</text:p>
          </table:table-cell>
          <table:table-cell office:value-type="float" office:value="73.1537" calcext:value-type="float">
            <text:p>73.1537</text:p>
          </table:table-cell>
          <table:table-cell office:value-type="float" office:value="93.8984" calcext:value-type="float">
            <text:p>93.89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16" calcext:value-type="float">
            <text:p>43.7916</text:p>
          </table:table-cell>
          <table:table-cell office:value-type="float" office:value="62.065" calcext:value-type="float">
            <text:p>62.065</text:p>
          </table:table-cell>
          <table:table-cell office:value-type="float" office:value="76.3511" calcext:value-type="float">
            <text:p>76.35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809" calcext:value-type="float">
            <text:p>54.7809</text:p>
          </table:table-cell>
          <table:table-cell office:value-type="float" office:value="72.9722" calcext:value-type="float">
            <text:p>72.9722</text:p>
          </table:table-cell>
          <table:table-cell office:value-type="float" office:value="95.6098" calcext:value-type="float">
            <text:p>95.60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51" calcext:value-type="float">
            <text:p>47.6851</text:p>
          </table:table-cell>
          <table:table-cell office:value-type="float" office:value="75.6435" calcext:value-type="float">
            <text:p>75.6435</text:p>
          </table:table-cell>
          <table:table-cell office:value-type="float" office:value="93.7437" calcext:value-type="float">
            <text:p>93.74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48" calcext:value-type="float">
            <text:p>45.3448</text:p>
          </table:table-cell>
          <table:table-cell office:value-type="float" office:value="80.4294" calcext:value-type="float">
            <text:p>80.4294</text:p>
          </table:table-cell>
          <table:table-cell office:value-type="float" office:value="102.101" calcext:value-type="float">
            <text:p>102.1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1" calcext:value-type="float">
            <text:p>41.711</text:p>
          </table:table-cell>
          <table:table-cell office:value-type="float" office:value="73.1718" calcext:value-type="float">
            <text:p>73.1718</text:p>
          </table:table-cell>
          <table:table-cell office:value-type="float" office:value="93.9171" calcext:value-type="float">
            <text:p>93.91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48" calcext:value-type="float">
            <text:p>43.8048</text:p>
          </table:table-cell>
          <table:table-cell office:value-type="float" office:value="62.0876" calcext:value-type="float">
            <text:p>62.0876</text:p>
          </table:table-cell>
          <table:table-cell office:value-type="float" office:value="76.3742" calcext:value-type="float">
            <text:p>76.37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83" calcext:value-type="float">
            <text:p>54.783</text:p>
          </table:table-cell>
          <table:table-cell office:value-type="float" office:value="72.9748" calcext:value-type="float">
            <text:p>72.9748</text:p>
          </table:table-cell>
          <table:table-cell office:value-type="float" office:value="95.6114" calcext:value-type="float">
            <text:p>95.611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82" calcext:value-type="float">
            <text:p>47.6882</text:p>
          </table:table-cell>
          <table:table-cell office:value-type="float" office:value="75.6484" calcext:value-type="float">
            <text:p>75.6484</text:p>
          </table:table-cell>
          <table:table-cell office:value-type="float" office:value="93.749" calcext:value-type="float">
            <text:p>93.7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99" calcext:value-type="float">
            <text:p>45.3499</text:p>
          </table:table-cell>
          <table:table-cell office:value-type="float" office:value="80.4374" calcext:value-type="float">
            <text:p>80.4374</text:p>
          </table:table-cell>
          <table:table-cell office:value-type="float" office:value="102.11" calcext:value-type="float">
            <text:p>102.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23" calcext:value-type="float">
            <text:p>41.7123</text:p>
          </table:table-cell>
          <table:table-cell office:value-type="float" office:value="73.1733" calcext:value-type="float">
            <text:p>73.1733</text:p>
          </table:table-cell>
          <table:table-cell office:value-type="float" office:value="93.9179" calcext:value-type="float">
            <text:p>93.91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65" calcext:value-type="float">
            <text:p>43.8165</text:p>
          </table:table-cell>
          <table:table-cell office:value-type="float" office:value="62.1068" calcext:value-type="float">
            <text:p>62.1068</text:p>
          </table:table-cell>
          <table:table-cell office:value-type="float" office:value="76.3922" calcext:value-type="float">
            <text:p>76.39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819" calcext:value-type="float">
            <text:p>54.7819</text:p>
          </table:table-cell>
          <table:table-cell office:value-type="float" office:value="72.9695" calcext:value-type="float">
            <text:p>72.9695</text:p>
          </table:table-cell>
          <table:table-cell office:value-type="float" office:value="95.6029" calcext:value-type="float">
            <text:p>95.60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6" calcext:value-type="float">
            <text:p>47.6906</text:p>
          </table:table-cell>
          <table:table-cell office:value-type="float" office:value="75.6523" calcext:value-type="float">
            <text:p>75.6523</text:p>
          </table:table-cell>
          <table:table-cell office:value-type="float" office:value="93.7533" calcext:value-type="float">
            <text:p>93.75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48" calcext:value-type="float">
            <text:p>45.3548</text:p>
          </table:table-cell>
          <table:table-cell office:value-type="float" office:value="80.4451" calcext:value-type="float">
            <text:p>80.4451</text:p>
          </table:table-cell>
          <table:table-cell office:value-type="float" office:value="102.119" calcext:value-type="float">
            <text:p>102.1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57" calcext:value-type="float">
            <text:p>41.7157</text:p>
          </table:table-cell>
          <table:table-cell office:value-type="float" office:value="73.1782" calcext:value-type="float">
            <text:p>73.1782</text:p>
          </table:table-cell>
          <table:table-cell office:value-type="float" office:value="93.9228" calcext:value-type="float">
            <text:p>93.92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49" calcext:value-type="float">
            <text:p>43.8249</text:p>
          </table:table-cell>
          <table:table-cell office:value-type="float" office:value="62.1204" calcext:value-type="float">
            <text:p>62.1204</text:p>
          </table:table-cell>
          <table:table-cell office:value-type="float" office:value="76.4048" calcext:value-type="float">
            <text:p>76.40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686" calcext:value-type="float">
            <text:p>54.7686</text:p>
          </table:table-cell>
          <table:table-cell office:value-type="float" office:value="72.9333" calcext:value-type="float">
            <text:p>72.9333</text:p>
          </table:table-cell>
          <table:table-cell office:value-type="float" office:value="95.5556" calcext:value-type="float">
            <text:p>95.55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61" calcext:value-type="float">
            <text:p>47.6961</text:p>
          </table:table-cell>
          <table:table-cell office:value-type="float" office:value="75.6613" calcext:value-type="float">
            <text:p>75.6613</text:p>
          </table:table-cell>
          <table:table-cell office:value-type="float" office:value="93.7633" calcext:value-type="float">
            <text:p>93.76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43" calcext:value-type="float">
            <text:p>45.3643</text:p>
          </table:table-cell>
          <table:table-cell office:value-type="float" office:value="80.459" calcext:value-type="float">
            <text:p>80.459</text:p>
          </table:table-cell>
          <table:table-cell office:value-type="float" office:value="102.134" calcext:value-type="float">
            <text:p>102.13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61" calcext:value-type="float">
            <text:p>41.7161</text:p>
          </table:table-cell>
          <table:table-cell office:value-type="float" office:value="73.1783" calcext:value-type="float">
            <text:p>73.1783</text:p>
          </table:table-cell>
          <table:table-cell office:value-type="float" office:value="93.9221" calcext:value-type="float">
            <text:p>93.92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99" calcext:value-type="float">
            <text:p>43.8299</text:p>
          </table:table-cell>
          <table:table-cell office:value-type="float" office:value="62.1286" calcext:value-type="float">
            <text:p>62.1286</text:p>
          </table:table-cell>
          <table:table-cell office:value-type="float" office:value="76.4123" calcext:value-type="float">
            <text:p>76.41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766" calcext:value-type="float">
            <text:p>54.7766</text:p>
          </table:table-cell>
          <table:table-cell office:value-type="float" office:value="72.9456" calcext:value-type="float">
            <text:p>72.9456</text:p>
          </table:table-cell>
          <table:table-cell office:value-type="float" office:value="95.5655" calcext:value-type="float">
            <text:p>95.56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23" calcext:value-type="float">
            <text:p>47.7023</text:p>
          </table:table-cell>
          <table:table-cell office:value-type="float" office:value="75.6718" calcext:value-type="float">
            <text:p>75.6718</text:p>
          </table:table-cell>
          <table:table-cell office:value-type="float" office:value="93.7757" calcext:value-type="float">
            <text:p>93.77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6" calcext:value-type="float">
            <text:p>45.3746</text:p>
          </table:table-cell>
          <table:table-cell office:value-type="float" office:value="80.4748" calcext:value-type="float">
            <text:p>80.4748</text:p>
          </table:table-cell>
          <table:table-cell office:value-type="float" office:value="102.152" calcext:value-type="float">
            <text:p>102.15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94" calcext:value-type="float">
            <text:p>41.7294</text:p>
          </table:table-cell>
          <table:table-cell office:value-type="float" office:value="73.1982" calcext:value-type="float">
            <text:p>73.1982</text:p>
          </table:table-cell>
          <table:table-cell office:value-type="float" office:value="93.9436" calcext:value-type="float">
            <text:p>93.94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37" calcext:value-type="float">
            <text:p>43.8437</text:p>
          </table:table-cell>
          <table:table-cell office:value-type="float" office:value="62.1536" calcext:value-type="float">
            <text:p>62.1536</text:p>
          </table:table-cell>
          <table:table-cell office:value-type="float" office:value="76.4407" calcext:value-type="float">
            <text:p>76.44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849" calcext:value-type="float">
            <text:p>54.7849</text:p>
          </table:table-cell>
          <table:table-cell office:value-type="float" office:value="72.9601" calcext:value-type="float">
            <text:p>72.9601</text:p>
          </table:table-cell>
          <table:table-cell office:value-type="float" office:value="95.5789" calcext:value-type="float">
            <text:p>95.57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39" calcext:value-type="float">
            <text:p>47.7039</text:p>
          </table:table-cell>
          <table:table-cell office:value-type="float" office:value="75.6748" calcext:value-type="float">
            <text:p>75.6748</text:p>
          </table:table-cell>
          <table:table-cell office:value-type="float" office:value="93.7796" calcext:value-type="float">
            <text:p>93.77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76" calcext:value-type="float">
            <text:p>45.3776</text:p>
          </table:table-cell>
          <table:table-cell office:value-type="float" office:value="80.4796" calcext:value-type="float">
            <text:p>80.4796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42" calcext:value-type="float">
            <text:p>41.7342</text:p>
          </table:table-cell>
          <table:table-cell office:value-type="float" office:value="73.2052" calcext:value-type="float">
            <text:p>73.2052</text:p>
          </table:table-cell>
          <table:table-cell office:value-type="float" office:value="93.9508" calcext:value-type="float">
            <text:p>93.95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84" calcext:value-type="float">
            <text:p>43.8484</text:p>
          </table:table-cell>
          <table:table-cell office:value-type="float" office:value="62.1621" calcext:value-type="float">
            <text:p>62.1621</text:p>
          </table:table-cell>
          <table:table-cell office:value-type="float" office:value="76.4507" calcext:value-type="float">
            <text:p>76.45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883" calcext:value-type="float">
            <text:p>54.7883</text:p>
          </table:table-cell>
          <table:table-cell office:value-type="float" office:value="72.9579" calcext:value-type="float">
            <text:p>72.9579</text:p>
          </table:table-cell>
          <table:table-cell office:value-type="float" office:value="95.5697" calcext:value-type="float">
            <text:p>95.56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67" calcext:value-type="float">
            <text:p>47.7067</text:p>
          </table:table-cell>
          <table:table-cell office:value-type="float" office:value="75.6797" calcext:value-type="float">
            <text:p>75.6797</text:p>
          </table:table-cell>
          <table:table-cell office:value-type="float" office:value="93.7858" calcext:value-type="float">
            <text:p>93.78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04" calcext:value-type="float">
            <text:p>45.3804</text:p>
          </table:table-cell>
          <table:table-cell office:value-type="float" office:value="80.4836" calcext:value-type="float">
            <text:p>80.4836</text:p>
          </table:table-cell>
          <table:table-cell office:value-type="float" office:value="102.162" calcext:value-type="float">
            <text:p>102.1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409" calcext:value-type="float">
            <text:p>41.7409</text:p>
          </table:table-cell>
          <table:table-cell office:value-type="float" office:value="73.215" calcext:value-type="float">
            <text:p>73.215</text:p>
          </table:table-cell>
          <table:table-cell office:value-type="float" office:value="93.9608" calcext:value-type="float">
            <text:p>93.96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41" calcext:value-type="float">
            <text:p>43.8541</text:p>
          </table:table-cell>
          <table:table-cell office:value-type="float" office:value="62.1727" calcext:value-type="float">
            <text:p>62.1727</text:p>
          </table:table-cell>
          <table:table-cell office:value-type="float" office:value="76.4629" calcext:value-type="float">
            <text:p>76.46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2.9073" calcext:value-type="float">
            <text:p>72.9073</text:p>
          </table:table-cell>
          <table:table-cell office:value-type="float" office:value="95.5089" calcext:value-type="float">
            <text:p>95.50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11" calcext:value-type="float">
            <text:p>47.7111</text:p>
          </table:table-cell>
          <table:table-cell office:value-type="float" office:value="75.6872" calcext:value-type="float">
            <text:p>75.6872</text:p>
          </table:table-cell>
          <table:table-cell office:value-type="float" office:value="93.7946" calcext:value-type="float">
            <text:p>93.79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14" calcext:value-type="float">
            <text:p>45.3814</text:p>
          </table:table-cell>
          <table:table-cell office:value-type="float" office:value="80.4851" calcext:value-type="float">
            <text:p>80.4851</text:p>
          </table:table-cell>
          <table:table-cell office:value-type="float" office:value="102.164" calcext:value-type="float">
            <text:p>102.1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488" calcext:value-type="float">
            <text:p>41.7488</text:p>
          </table:table-cell>
          <table:table-cell office:value-type="float" office:value="73.2261" calcext:value-type="float">
            <text:p>73.2261</text:p>
          </table:table-cell>
          <table:table-cell office:value-type="float" office:value="93.9718" calcext:value-type="float">
            <text:p>93.97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09" calcext:value-type="float">
            <text:p>43.8609</text:p>
          </table:table-cell>
          <table:table-cell office:value-type="float" office:value="62.1849" calcext:value-type="float">
            <text:p>62.1849</text:p>
          </table:table-cell>
          <table:table-cell office:value-type="float" office:value="76.4769" calcext:value-type="float">
            <text:p>76.47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288" calcext:value-type="float">
            <text:p>54.7288</text:p>
          </table:table-cell>
          <table:table-cell office:value-type="float" office:value="72.8174" calcext:value-type="float">
            <text:p>72.8174</text:p>
          </table:table-cell>
          <table:table-cell office:value-type="float" office:value="95.4045" calcext:value-type="float">
            <text:p>95.40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" calcext:value-type="float">
            <text:p>47.717</text:p>
          </table:table-cell>
          <table:table-cell office:value-type="float" office:value="75.6969" calcext:value-type="float">
            <text:p>75.6969</text:p>
          </table:table-cell>
          <table:table-cell office:value-type="float" office:value="93.8056" calcext:value-type="float">
            <text:p>93.80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57" calcext:value-type="float">
            <text:p>45.3857</text:p>
          </table:table-cell>
          <table:table-cell office:value-type="float" office:value="80.4922" calcext:value-type="float">
            <text:p>80.4922</text:p>
          </table:table-cell>
          <table:table-cell office:value-type="float" office:value="102.173" calcext:value-type="float">
            <text:p>102.1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66" calcext:value-type="float">
            <text:p>41.7566</text:p>
          </table:table-cell>
          <table:table-cell office:value-type="float" office:value="73.2375" calcext:value-type="float">
            <text:p>73.2375</text:p>
          </table:table-cell>
          <table:table-cell office:value-type="float" office:value="93.9835" calcext:value-type="float">
            <text:p>93.98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7" calcext:value-type="float">
            <text:p>43.867</text:p>
          </table:table-cell>
          <table:table-cell office:value-type="float" office:value="62.1952" calcext:value-type="float">
            <text:p>62.1952</text:p>
          </table:table-cell>
          <table:table-cell office:value-type="float" office:value="76.487" calcext:value-type="float">
            <text:p>76.4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92" calcext:value-type="float">
            <text:p>54.692</text:p>
          </table:table-cell>
          <table:table-cell office:value-type="float" office:value="72.734" calcext:value-type="float">
            <text:p>72.734</text:p>
          </table:table-cell>
          <table:table-cell office:value-type="float" office:value="95.3089" calcext:value-type="float">
            <text:p>95.30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32" calcext:value-type="float">
            <text:p>47.7232</text:p>
          </table:table-cell>
          <table:table-cell office:value-type="float" office:value="75.7072" calcext:value-type="float">
            <text:p>75.7072</text:p>
          </table:table-cell>
          <table:table-cell office:value-type="float" office:value="93.8176" calcext:value-type="float">
            <text:p>93.81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73" calcext:value-type="float">
            <text:p>45.3873</text:p>
          </table:table-cell>
          <table:table-cell office:value-type="float" office:value="80.4944" calcext:value-type="float">
            <text:p>80.4944</text:p>
          </table:table-cell>
          <table:table-cell office:value-type="float" office:value="102.175" calcext:value-type="float">
            <text:p>102.17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02" calcext:value-type="float">
            <text:p>41.7702</text:p>
          </table:table-cell>
          <table:table-cell office:value-type="float" office:value="73.2583" calcext:value-type="float">
            <text:p>73.2583</text:p>
          </table:table-cell>
          <table:table-cell office:value-type="float" office:value="94.0068" calcext:value-type="float">
            <text:p>94.00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34" calcext:value-type="float">
            <text:p>43.8734</text:p>
          </table:table-cell>
          <table:table-cell office:value-type="float" office:value="62.2061" calcext:value-type="float">
            <text:p>62.2061</text:p>
          </table:table-cell>
          <table:table-cell office:value-type="float" office:value="76.498" calcext:value-type="float">
            <text:p>76.4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348" calcext:value-type="float">
            <text:p>54.6348</text:p>
          </table:table-cell>
          <table:table-cell office:value-type="float" office:value="72.6013" calcext:value-type="float">
            <text:p>72.6013</text:p>
          </table:table-cell>
          <table:table-cell office:value-type="float" office:value="95.1527" calcext:value-type="float">
            <text:p>95.15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4" calcext:value-type="float">
            <text:p>47.7294</text:p>
          </table:table-cell>
          <table:table-cell office:value-type="float" office:value="75.7178" calcext:value-type="float">
            <text:p>75.7178</text:p>
          </table:table-cell>
          <table:table-cell office:value-type="float" office:value="93.8299" calcext:value-type="float">
            <text:p>93.829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92" calcext:value-type="float">
            <text:p>45.3992</text:p>
          </table:table-cell>
          <table:table-cell office:value-type="float" office:value="80.5129" calcext:value-type="float">
            <text:p>80.5129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02" calcext:value-type="float">
            <text:p>41.7802</text:p>
          </table:table-cell>
          <table:table-cell office:value-type="float" office:value="73.2737" calcext:value-type="float">
            <text:p>73.2737</text:p>
          </table:table-cell>
          <table:table-cell office:value-type="float" office:value="94.024" calcext:value-type="float">
            <text:p>94.0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1" calcext:value-type="float">
            <text:p>43.881</text:p>
          </table:table-cell>
          <table:table-cell office:value-type="float" office:value="62.2193" calcext:value-type="float">
            <text:p>62.2193</text:p>
          </table:table-cell>
          <table:table-cell office:value-type="float" office:value="76.5122" calcext:value-type="float">
            <text:p>76.51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135" calcext:value-type="float">
            <text:p>54.6135</text:p>
          </table:table-cell>
          <table:table-cell office:value-type="float" office:value="72.5508" calcext:value-type="float">
            <text:p>72.5508</text:p>
          </table:table-cell>
          <table:table-cell office:value-type="float" office:value="95.0929" calcext:value-type="float">
            <text:p>95.09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2" calcext:value-type="float">
            <text:p>47.7312</text:p>
          </table:table-cell>
          <table:table-cell office:value-type="float" office:value="75.7208" calcext:value-type="float">
            <text:p>75.7208</text:p>
          </table:table-cell>
          <table:table-cell office:value-type="float" office:value="93.8335" calcext:value-type="float">
            <text:p>93.83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22" calcext:value-type="float">
            <text:p>45.4222</text:p>
          </table:table-cell>
          <table:table-cell office:value-type="float" office:value="80.5481" calcext:value-type="float">
            <text:p>80.5481</text:p>
          </table:table-cell>
          <table:table-cell office:value-type="float" office:value="102.237" calcext:value-type="float">
            <text:p>102.2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27" calcext:value-type="float">
            <text:p>41.7827</text:p>
          </table:table-cell>
          <table:table-cell office:value-type="float" office:value="73.2772" calcext:value-type="float">
            <text:p>73.2772</text:p>
          </table:table-cell>
          <table:table-cell office:value-type="float" office:value="94.0275" calcext:value-type="float">
            <text:p>94.02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8" calcext:value-type="float">
            <text:p>43.888</text:p>
          </table:table-cell>
          <table:table-cell office:value-type="float" office:value="62.2319" calcext:value-type="float">
            <text:p>62.2319</text:p>
          </table:table-cell>
          <table:table-cell office:value-type="float" office:value="76.5263" calcext:value-type="float">
            <text:p>76.52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987" calcext:value-type="float">
            <text:p>54.5987</text:p>
          </table:table-cell>
          <table:table-cell office:value-type="float" office:value="72.5121" calcext:value-type="float">
            <text:p>72.5121</text:p>
          </table:table-cell>
          <table:table-cell office:value-type="float" office:value="95.0427" calcext:value-type="float">
            <text:p>95.04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3" calcext:value-type="float">
            <text:p>47.7333</text:p>
          </table:table-cell>
          <table:table-cell office:value-type="float" office:value="75.7246" calcext:value-type="float">
            <text:p>75.7246</text:p>
          </table:table-cell>
          <table:table-cell office:value-type="float" office:value="93.8382" calcext:value-type="float">
            <text:p>93.838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373" calcext:value-type="float">
            <text:p>45.4373</text:p>
          </table:table-cell>
          <table:table-cell office:value-type="float" office:value="80.5704" calcext:value-type="float">
            <text:p>80.5704</text:p>
          </table:table-cell>
          <table:table-cell office:value-type="float" office:value="102.261" calcext:value-type="float">
            <text:p>102.2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57" calcext:value-type="float">
            <text:p>41.7857</text:p>
          </table:table-cell>
          <table:table-cell office:value-type="float" office:value="73.2822" calcext:value-type="float">
            <text:p>73.2822</text:p>
          </table:table-cell>
          <table:table-cell office:value-type="float" office:value="94.0336" calcext:value-type="float">
            <text:p>94.03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44" calcext:value-type="float">
            <text:p>43.8944</text:p>
          </table:table-cell>
          <table:table-cell office:value-type="float" office:value="62.243" calcext:value-type="float">
            <text:p>62.243</text:p>
          </table:table-cell>
          <table:table-cell office:value-type="float" office:value="76.5379" calcext:value-type="float">
            <text:p>76.53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768" calcext:value-type="float">
            <text:p>54.5768</text:p>
          </table:table-cell>
          <table:table-cell office:value-type="float" office:value="72.4545" calcext:value-type="float">
            <text:p>72.4545</text:p>
          </table:table-cell>
          <table:table-cell office:value-type="float" office:value="94.9686" calcext:value-type="float">
            <text:p>94.96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" calcext:value-type="float">
            <text:p>47.736</text:p>
          </table:table-cell>
          <table:table-cell office:value-type="float" office:value="75.7297" calcext:value-type="float">
            <text:p>75.7297</text:p>
          </table:table-cell>
          <table:table-cell office:value-type="float" office:value="93.8451" calcext:value-type="float">
            <text:p>93.84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454" calcext:value-type="float">
            <text:p>45.4454</text:p>
          </table:table-cell>
          <table:table-cell office:value-type="float" office:value="80.5819" calcext:value-type="float">
            <text:p>80.5819</text:p>
          </table:table-cell>
          <table:table-cell office:value-type="float" office:value="102.273" calcext:value-type="float">
            <text:p>102.2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25" calcext:value-type="float">
            <text:p>41.7925</text:p>
          </table:table-cell>
          <table:table-cell office:value-type="float" office:value="73.2931" calcext:value-type="float">
            <text:p>73.2931</text:p>
          </table:table-cell>
          <table:table-cell office:value-type="float" office:value="94.0466" calcext:value-type="float">
            <text:p>94.04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35" calcext:value-type="float">
            <text:p>43.9035</text:p>
          </table:table-cell>
          <table:table-cell office:value-type="float" office:value="62.2594" calcext:value-type="float">
            <text:p>62.2594</text:p>
          </table:table-cell>
          <table:table-cell office:value-type="float" office:value="76.5564" calcext:value-type="float">
            <text:p>76.55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444" calcext:value-type="float">
            <text:p>54.5444</text:p>
          </table:table-cell>
          <table:table-cell office:value-type="float" office:value="72.3811" calcext:value-type="float">
            <text:p>72.3811</text:p>
          </table:table-cell>
          <table:table-cell office:value-type="float" office:value="94.8808" calcext:value-type="float">
            <text:p>94.88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14" calcext:value-type="float">
            <text:p>47.7414</text:p>
          </table:table-cell>
          <table:table-cell office:value-type="float" office:value="75.739" calcext:value-type="float">
            <text:p>75.739</text:p>
          </table:table-cell>
          <table:table-cell office:value-type="float" office:value="93.8564" calcext:value-type="float">
            <text:p>93.85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482" calcext:value-type="float">
            <text:p>45.4482</text:p>
          </table:table-cell>
          <table:table-cell office:value-type="float" office:value="80.5856" calcext:value-type="float">
            <text:p>80.5856</text:p>
          </table:table-cell>
          <table:table-cell office:value-type="float" office:value="102.276" calcext:value-type="float">
            <text:p>102.27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28" calcext:value-type="float">
            <text:p>41.7928</text:p>
          </table:table-cell>
          <table:table-cell office:value-type="float" office:value="73.2941" calcext:value-type="float">
            <text:p>73.2941</text:p>
          </table:table-cell>
          <table:table-cell office:value-type="float" office:value="94.0484" calcext:value-type="float">
            <text:p>94.04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66" calcext:value-type="float">
            <text:p>43.9166</text:p>
          </table:table-cell>
          <table:table-cell office:value-type="float" office:value="62.2829" calcext:value-type="float">
            <text:p>62.2829</text:p>
          </table:table-cell>
          <table:table-cell office:value-type="float" office:value="76.5833" calcext:value-type="float">
            <text:p>76.58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833" calcext:value-type="float">
            <text:p>54.4833</text:p>
          </table:table-cell>
          <table:table-cell office:value-type="float" office:value="72.2476" calcext:value-type="float">
            <text:p>72.2476</text:p>
          </table:table-cell>
          <table:table-cell office:value-type="float" office:value="94.7271" calcext:value-type="float">
            <text:p>94.72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39" calcext:value-type="float">
            <text:p>47.7439</text:p>
          </table:table-cell>
          <table:table-cell office:value-type="float" office:value="75.7436" calcext:value-type="float">
            <text:p>75.7436</text:p>
          </table:table-cell>
          <table:table-cell office:value-type="float" office:value="93.8622" calcext:value-type="float">
            <text:p>93.86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546" calcext:value-type="float">
            <text:p>45.4546</text:p>
          </table:table-cell>
          <table:table-cell office:value-type="float" office:value="80.595" calcext:value-type="float">
            <text:p>80.595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59" calcext:value-type="float">
            <text:p>41.7959</text:p>
          </table:table-cell>
          <table:table-cell office:value-type="float" office:value="73.2984" calcext:value-type="float">
            <text:p>73.2984</text:p>
          </table:table-cell>
          <table:table-cell office:value-type="float" office:value="94.0523" calcext:value-type="float">
            <text:p>94.05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258" calcext:value-type="float">
            <text:p>43.9258</text:p>
          </table:table-cell>
          <table:table-cell office:value-type="float" office:value="62.2991" calcext:value-type="float">
            <text:p>62.2991</text:p>
          </table:table-cell>
          <table:table-cell office:value-type="float" office:value="76.6008" calcext:value-type="float">
            <text:p>76.60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66" calcext:value-type="float">
            <text:p>54.4266</text:p>
          </table:table-cell>
          <table:table-cell office:value-type="float" office:value="72.1212" calcext:value-type="float">
            <text:p>72.1212</text:p>
          </table:table-cell>
          <table:table-cell office:value-type="float" office:value="94.5782" calcext:value-type="float">
            <text:p>94.578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94" calcext:value-type="float">
            <text:p>47.7494</text:p>
          </table:table-cell>
          <table:table-cell office:value-type="float" office:value="75.7526" calcext:value-type="float">
            <text:p>75.7526</text:p>
          </table:table-cell>
          <table:table-cell office:value-type="float" office:value="93.8723" calcext:value-type="float">
            <text:p>93.87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709" calcext:value-type="float">
            <text:p>45.4709</text:p>
          </table:table-cell>
          <table:table-cell office:value-type="float" office:value="80.6199" calcext:value-type="float">
            <text:p>80.6199</text:p>
          </table:table-cell>
          <table:table-cell office:value-type="float" office:value="102.314" calcext:value-type="float">
            <text:p>102.3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007" calcext:value-type="float">
            <text:p>41.8007</text:p>
          </table:table-cell>
          <table:table-cell office:value-type="float" office:value="73.3062" calcext:value-type="float">
            <text:p>73.3062</text:p>
          </table:table-cell>
          <table:table-cell office:value-type="float" office:value="94.0615" calcext:value-type="float">
            <text:p>94.06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65" calcext:value-type="float">
            <text:p>43.9365</text:p>
          </table:table-cell>
          <table:table-cell office:value-type="float" office:value="62.3187" calcext:value-type="float">
            <text:p>62.3187</text:p>
          </table:table-cell>
          <table:table-cell office:value-type="float" office:value="76.6234" calcext:value-type="float">
            <text:p>76.62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051" calcext:value-type="float">
            <text:p>54.4051</text:p>
          </table:table-cell>
          <table:table-cell office:value-type="float" office:value="72.0621" calcext:value-type="float">
            <text:p>72.0621</text:p>
          </table:table-cell>
          <table:table-cell office:value-type="float" office:value="94.5014" calcext:value-type="float">
            <text:p>94.501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53" calcext:value-type="float">
            <text:p>47.7553</text:p>
          </table:table-cell>
          <table:table-cell office:value-type="float" office:value="75.7622" calcext:value-type="float">
            <text:p>75.7622</text:p>
          </table:table-cell>
          <table:table-cell office:value-type="float" office:value="93.883" calcext:value-type="float">
            <text:p>93.8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866" calcext:value-type="float">
            <text:p>45.4866</text:p>
          </table:table-cell>
          <table:table-cell office:value-type="float" office:value="80.6427" calcext:value-type="float">
            <text:p>80.6427</text:p>
          </table:table-cell>
          <table:table-cell office:value-type="float" office:value="102.339" calcext:value-type="float">
            <text:p>102.33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119" calcext:value-type="float">
            <text:p>41.8119</text:p>
          </table:table-cell>
          <table:table-cell office:value-type="float" office:value="73.3239" calcext:value-type="float">
            <text:p>73.3239</text:p>
          </table:table-cell>
          <table:table-cell office:value-type="float" office:value="94.0819" calcext:value-type="float">
            <text:p>94.08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79" calcext:value-type="float">
            <text:p>43.9479</text:p>
          </table:table-cell>
          <table:table-cell office:value-type="float" office:value="62.3391" calcext:value-type="float">
            <text:p>62.3391</text:p>
          </table:table-cell>
          <table:table-cell office:value-type="float" office:value="76.6464" calcext:value-type="float">
            <text:p>76.64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72" calcext:value-type="float">
            <text:p>54.3972</text:p>
          </table:table-cell>
          <table:table-cell office:value-type="float" office:value="72.0411" calcext:value-type="float">
            <text:p>72.0411</text:p>
          </table:table-cell>
          <table:table-cell office:value-type="float" office:value="94.4751" calcext:value-type="float">
            <text:p>94.47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721" calcext:value-type="float">
            <text:p>47.7721</text:p>
          </table:table-cell>
          <table:table-cell office:value-type="float" office:value="75.7919" calcext:value-type="float">
            <text:p>75.7919</text:p>
          </table:table-cell>
          <table:table-cell office:value-type="float" office:value="93.92" calcext:value-type="float">
            <text:p>93.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863" calcext:value-type="float">
            <text:p>45.4863</text:p>
          </table:table-cell>
          <table:table-cell office:value-type="float" office:value="80.6407" calcext:value-type="float">
            <text:p>80.6407</text:p>
          </table:table-cell>
          <table:table-cell office:value-type="float" office:value="102.333" calcext:value-type="float">
            <text:p>102.33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579" calcext:value-type="float">
            <text:p>41.8579</text:p>
          </table:table-cell>
          <table:table-cell office:value-type="float" office:value="73.4041" calcext:value-type="float">
            <text:p>73.4041</text:p>
          </table:table-cell>
          <table:table-cell office:value-type="float" office:value="94.1871" calcext:value-type="float">
            <text:p>94.18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91" calcext:value-type="float">
            <text:p>43.991</text:p>
          </table:table-cell>
          <table:table-cell office:value-type="float" office:value="62.4198" calcext:value-type="float">
            <text:p>62.4198</text:p>
          </table:table-cell>
          <table:table-cell office:value-type="float" office:value="76.7442" calcext:value-type="float">
            <text:p>76.74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66" calcext:value-type="float">
            <text:p>54.3966</text:p>
          </table:table-cell>
          <table:table-cell office:value-type="float" office:value="72.039" calcext:value-type="float">
            <text:p>72.039</text:p>
          </table:table-cell>
          <table:table-cell office:value-type="float" office:value="94.4721" calcext:value-type="float">
            <text:p>94.47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866" calcext:value-type="float">
            <text:p>47.7866</text:p>
          </table:table-cell>
          <table:table-cell office:value-type="float" office:value="75.8165" calcext:value-type="float">
            <text:p>75.8165</text:p>
          </table:table-cell>
          <table:table-cell office:value-type="float" office:value="93.949" calcext:value-type="float">
            <text:p>93.9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918" calcext:value-type="float">
            <text:p>45.4918</text:p>
          </table:table-cell>
          <table:table-cell office:value-type="float" office:value="80.6478" calcext:value-type="float">
            <text:p>80.6478</text:p>
          </table:table-cell>
          <table:table-cell office:value-type="float" office:value="102.34" calcext:value-type="float">
            <text:p>102.3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658" calcext:value-type="float">
            <text:p>41.8658</text:p>
          </table:table-cell>
          <table:table-cell office:value-type="float" office:value="73.4161" calcext:value-type="float">
            <text:p>73.4161</text:p>
          </table:table-cell>
          <table:table-cell office:value-type="float" office:value="94.1997" calcext:value-type="float">
            <text:p>94.19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423" calcext:value-type="float">
            <text:p>44.0423</text:p>
          </table:table-cell>
          <table:table-cell office:value-type="float" office:value="62.5147" calcext:value-type="float">
            <text:p>62.5147</text:p>
          </table:table-cell>
          <table:table-cell office:value-type="float" office:value="76.8574" calcext:value-type="float">
            <text:p>76.85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01" calcext:value-type="float">
            <text:p>54.3801</text:p>
          </table:table-cell>
          <table:table-cell office:value-type="float" office:value="72.008" calcext:value-type="float">
            <text:p>72.008</text:p>
          </table:table-cell>
          <table:table-cell office:value-type="float" office:value="94.4374" calcext:value-type="float">
            <text:p>94.43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25" calcext:value-type="float">
            <text:p>47.7925</text:p>
          </table:table-cell>
          <table:table-cell office:value-type="float" office:value="75.8264" calcext:value-type="float">
            <text:p>75.8264</text:p>
          </table:table-cell>
          <table:table-cell office:value-type="float" office:value="93.9603" calcext:value-type="float">
            <text:p>93.96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57" calcext:value-type="float">
            <text:p>45.5057</text:p>
          </table:table-cell>
          <table:table-cell office:value-type="float" office:value="80.669" calcext:value-type="float">
            <text:p>80.669</text:p>
          </table:table-cell>
          <table:table-cell office:value-type="float" office:value="102.364" calcext:value-type="float">
            <text:p>102.3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11" calcext:value-type="float">
            <text:p>41.8711</text:p>
          </table:table-cell>
          <table:table-cell office:value-type="float" office:value="73.4234" calcext:value-type="float">
            <text:p>73.4234</text:p>
          </table:table-cell>
          <table:table-cell office:value-type="float" office:value="94.2066" calcext:value-type="float">
            <text:p>94.20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747" calcext:value-type="float">
            <text:p>44.0747</text:p>
          </table:table-cell>
          <table:table-cell office:value-type="float" office:value="62.574" calcext:value-type="float">
            <text:p>62.574</text:p>
          </table:table-cell>
          <table:table-cell office:value-type="float" office:value="76.9263" calcext:value-type="float">
            <text:p>76.92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632" calcext:value-type="float">
            <text:p>54.3632</text:p>
          </table:table-cell>
          <table:table-cell office:value-type="float" office:value="71.9742" calcext:value-type="float">
            <text:p>71.9742</text:p>
          </table:table-cell>
          <table:table-cell office:value-type="float" office:value="94.3986" calcext:value-type="float">
            <text:p>94.39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57" calcext:value-type="float">
            <text:p>47.7957</text:p>
          </table:table-cell>
          <table:table-cell office:value-type="float" office:value="75.8314" calcext:value-type="float">
            <text:p>75.8314</text:p>
          </table:table-cell>
          <table:table-cell office:value-type="float" office:value="93.9654" calcext:value-type="float">
            <text:p>93.965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163" calcext:value-type="float">
            <text:p>45.5163</text:p>
          </table:table-cell>
          <table:table-cell office:value-type="float" office:value="80.6852" calcext:value-type="float">
            <text:p>80.6852</text:p>
          </table:table-cell>
          <table:table-cell office:value-type="float" office:value="102.382" calcext:value-type="float">
            <text:p>102.3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872" calcext:value-type="float">
            <text:p>41.8872</text:p>
          </table:table-cell>
          <table:table-cell office:value-type="float" office:value="73.4466" calcext:value-type="float">
            <text:p>73.4466</text:p>
          </table:table-cell>
          <table:table-cell office:value-type="float" office:value="94.2301" calcext:value-type="float">
            <text:p>94.23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936" calcext:value-type="float">
            <text:p>44.0936</text:p>
          </table:table-cell>
          <table:table-cell office:value-type="float" office:value="62.6073" calcext:value-type="float">
            <text:p>62.6073</text:p>
          </table:table-cell>
          <table:table-cell office:value-type="float" office:value="76.9626" calcext:value-type="float">
            <text:p>76.96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254" calcext:value-type="float">
            <text:p>54.3254</text:p>
          </table:table-cell>
          <table:table-cell office:value-type="float" office:value="71.8938" calcext:value-type="float">
            <text:p>71.8938</text:p>
          </table:table-cell>
          <table:table-cell office:value-type="float" office:value="94.3067" calcext:value-type="float">
            <text:p>94.30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76" calcext:value-type="float">
            <text:p>47.7976</text:p>
          </table:table-cell>
          <table:table-cell office:value-type="float" office:value="75.8343" calcext:value-type="float">
            <text:p>75.8343</text:p>
          </table:table-cell>
          <table:table-cell office:value-type="float" office:value="93.9683" calcext:value-type="float">
            <text:p>93.96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354" calcext:value-type="float">
            <text:p>45.5354</text:p>
          </table:table-cell>
          <table:table-cell office:value-type="float" office:value="80.7146" calcext:value-type="float">
            <text:p>80.7146</text:p>
          </table:table-cell>
          <table:table-cell office:value-type="float" office:value="102.416" calcext:value-type="float">
            <text:p>102.4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046" calcext:value-type="float">
            <text:p>41.9046</text:p>
          </table:table-cell>
          <table:table-cell office:value-type="float" office:value="73.4715" calcext:value-type="float">
            <text:p>73.4715</text:p>
          </table:table-cell>
          <table:table-cell office:value-type="float" office:value="94.2548" calcext:value-type="float">
            <text:p>94.25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025" calcext:value-type="float">
            <text:p>44.1025</text:p>
          </table:table-cell>
          <table:table-cell office:value-type="float" office:value="62.6213" calcext:value-type="float">
            <text:p>62.6213</text:p>
          </table:table-cell>
          <table:table-cell office:value-type="float" office:value="76.9744" calcext:value-type="float">
            <text:p>76.97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83" calcext:value-type="float">
            <text:p>54.3183</text:p>
          </table:table-cell>
          <table:table-cell office:value-type="float" office:value="71.879" calcext:value-type="float">
            <text:p>71.879</text:p>
          </table:table-cell>
          <table:table-cell office:value-type="float" office:value="94.29" calcext:value-type="float">
            <text:p>94.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96" calcext:value-type="float">
            <text:p>47.7996</text:p>
          </table:table-cell>
          <table:table-cell office:value-type="float" office:value="75.8375" calcext:value-type="float">
            <text:p>75.8375</text:p>
          </table:table-cell>
          <table:table-cell office:value-type="float" office:value="93.9717" calcext:value-type="float">
            <text:p>93.97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451" calcext:value-type="float">
            <text:p>45.5451</text:p>
          </table:table-cell>
          <table:table-cell office:value-type="float" office:value="80.7288" calcext:value-type="float">
            <text:p>80.7288</text:p>
          </table:table-cell>
          <table:table-cell office:value-type="float" office:value="102.431" calcext:value-type="float">
            <text:p>102.4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251" calcext:value-type="float">
            <text:p>41.9251</text:p>
          </table:table-cell>
          <table:table-cell office:value-type="float" office:value="73.5003" calcext:value-type="float">
            <text:p>73.5003</text:p>
          </table:table-cell>
          <table:table-cell office:value-type="float" office:value="94.2831" calcext:value-type="float">
            <text:p>94.283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124" calcext:value-type="float">
            <text:p>44.1124</text:p>
          </table:table-cell>
          <table:table-cell office:value-type="float" office:value="62.6377" calcext:value-type="float">
            <text:p>62.6377</text:p>
          </table:table-cell>
          <table:table-cell office:value-type="float" office:value="76.9901" calcext:value-type="float">
            <text:p>76.99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084" calcext:value-type="float">
            <text:p>54.3084</text:p>
          </table:table-cell>
          <table:table-cell office:value-type="float" office:value="71.8608" calcext:value-type="float">
            <text:p>71.8608</text:p>
          </table:table-cell>
          <table:table-cell office:value-type="float" office:value="94.2702" calcext:value-type="float">
            <text:p>94.27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07" calcext:value-type="float">
            <text:p>47.8007</text:p>
          </table:table-cell>
          <table:table-cell office:value-type="float" office:value="75.8392" calcext:value-type="float">
            <text:p>75.8392</text:p>
          </table:table-cell>
          <table:table-cell office:value-type="float" office:value="93.9734" calcext:value-type="float">
            <text:p>93.97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35" calcext:value-type="float">
            <text:p>45.5535</text:p>
          </table:table-cell>
          <table:table-cell office:value-type="float" office:value="80.7413" calcext:value-type="float">
            <text:p>80.7413</text:p>
          </table:table-cell>
          <table:table-cell office:value-type="float" office:value="102.445" calcext:value-type="float">
            <text:p>102.4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373" calcext:value-type="float">
            <text:p>41.9373</text:p>
          </table:table-cell>
          <table:table-cell office:value-type="float" office:value="73.5172" calcext:value-type="float">
            <text:p>73.5172</text:p>
          </table:table-cell>
          <table:table-cell office:value-type="float" office:value="94.2987" calcext:value-type="float">
            <text:p>94.29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214" calcext:value-type="float">
            <text:p>44.1214</text:p>
          </table:table-cell>
          <table:table-cell office:value-type="float" office:value="62.6521" calcext:value-type="float">
            <text:p>62.6521</text:p>
          </table:table-cell>
          <table:table-cell office:value-type="float" office:value="77.0028" calcext:value-type="float">
            <text:p>77.00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009" calcext:value-type="float">
            <text:p>54.3009</text:p>
          </table:table-cell>
          <table:table-cell office:value-type="float" office:value="71.8495" calcext:value-type="float">
            <text:p>71.8495</text:p>
          </table:table-cell>
          <table:table-cell office:value-type="float" office:value="94.2599" calcext:value-type="float">
            <text:p>94.25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19" calcext:value-type="float">
            <text:p>47.8019</text:p>
          </table:table-cell>
          <table:table-cell office:value-type="float" office:value="75.8411" calcext:value-type="float">
            <text:p>75.8411</text:p>
          </table:table-cell>
          <table:table-cell office:value-type="float" office:value="93.9755" calcext:value-type="float">
            <text:p>93.975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37" calcext:value-type="float">
            <text:p>45.5537</text:p>
          </table:table-cell>
          <table:table-cell office:value-type="float" office:value="80.7408" calcext:value-type="float">
            <text:p>80.7408</text:p>
          </table:table-cell>
          <table:table-cell office:value-type="float" office:value="102.442" calcext:value-type="float">
            <text:p>102.44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481" calcext:value-type="float">
            <text:p>41.9481</text:p>
          </table:table-cell>
          <table:table-cell office:value-type="float" office:value="73.5317" calcext:value-type="float">
            <text:p>73.5317</text:p>
          </table:table-cell>
          <table:table-cell office:value-type="float" office:value="94.3116" calcext:value-type="float">
            <text:p>94.31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309" calcext:value-type="float">
            <text:p>44.1309</text:p>
          </table:table-cell>
          <table:table-cell office:value-type="float" office:value="62.6674" calcext:value-type="float">
            <text:p>62.6674</text:p>
          </table:table-cell>
          <table:table-cell office:value-type="float" office:value="77.0163" calcext:value-type="float">
            <text:p>77.01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44" calcext:value-type="float">
            <text:p>54.2944</text:p>
          </table:table-cell>
          <table:table-cell office:value-type="float" office:value="71.8384" calcext:value-type="float">
            <text:p>71.8384</text:p>
          </table:table-cell>
          <table:table-cell office:value-type="float" office:value="94.2488" calcext:value-type="float">
            <text:p>94.24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29" calcext:value-type="float">
            <text:p>47.8029</text:p>
          </table:table-cell>
          <table:table-cell office:value-type="float" office:value="75.8426" calcext:value-type="float">
            <text:p>75.8426</text:p>
          </table:table-cell>
          <table:table-cell office:value-type="float" office:value="93.9768" calcext:value-type="float">
            <text:p>93.97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62" calcext:value-type="float">
            <text:p>45.5662</text:p>
          </table:table-cell>
          <table:table-cell office:value-type="float" office:value="80.7595" calcext:value-type="float">
            <text:p>80.7595</text:p>
          </table:table-cell>
          <table:table-cell office:value-type="float" office:value="102.463" calcext:value-type="float">
            <text:p>102.4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551" calcext:value-type="float">
            <text:p>41.9551</text:p>
          </table:table-cell>
          <table:table-cell office:value-type="float" office:value="73.5409" calcext:value-type="float">
            <text:p>73.5409</text:p>
          </table:table-cell>
          <table:table-cell office:value-type="float" office:value="94.3194" calcext:value-type="float">
            <text:p>94.31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356" calcext:value-type="float">
            <text:p>44.1356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77.0213" calcext:value-type="float">
            <text:p>77.02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611" calcext:value-type="float">
            <text:p>54.2611</text:p>
          </table:table-cell>
          <table:table-cell office:value-type="float" office:value="71.7584" calcext:value-type="float">
            <text:p>71.7584</text:p>
          </table:table-cell>
          <table:table-cell office:value-type="float" office:value="94.1536" calcext:value-type="float">
            <text:p>94.15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38" calcext:value-type="float">
            <text:p>47.8038</text:p>
          </table:table-cell>
          <table:table-cell office:value-type="float" office:value="75.844" calcext:value-type="float">
            <text:p>75.844</text:p>
          </table:table-cell>
          <table:table-cell office:value-type="float" office:value="93.9782" calcext:value-type="float">
            <text:p>93.978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6" calcext:value-type="float">
            <text:p>45.5696</text:p>
          </table:table-cell>
          <table:table-cell office:value-type="float" office:value="80.7642" calcext:value-type="float">
            <text:p>80.7642</text:p>
          </table:table-cell>
          <table:table-cell office:value-type="float" office:value="102.467" calcext:value-type="float">
            <text:p>102.4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6" calcext:value-type="float">
            <text:p>41.96</text:p>
          </table:table-cell>
          <table:table-cell office:value-type="float" office:value="73.5472" calcext:value-type="float">
            <text:p>73.5472</text:p>
          </table:table-cell>
          <table:table-cell office:value-type="float" office:value="94.3244" calcext:value-type="float">
            <text:p>94.32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389" calcext:value-type="float">
            <text:p>44.1389</text:p>
          </table:table-cell>
          <table:table-cell office:value-type="float" office:value="62.6788" calcext:value-type="float">
            <text:p>62.6788</text:p>
          </table:table-cell>
          <table:table-cell office:value-type="float" office:value="77.0231" calcext:value-type="float">
            <text:p>77.02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563" calcext:value-type="float">
            <text:p>54.2563</text:p>
          </table:table-cell>
          <table:table-cell office:value-type="float" office:value="71.7471" calcext:value-type="float">
            <text:p>71.7471</text:p>
          </table:table-cell>
          <table:table-cell office:value-type="float" office:value="94.1403" calcext:value-type="float">
            <text:p>94.14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47" calcext:value-type="float">
            <text:p>47.8047</text:p>
          </table:table-cell>
          <table:table-cell office:value-type="float" office:value="75.8454" calcext:value-type="float">
            <text:p>75.8454</text:p>
          </table:table-cell>
          <table:table-cell office:value-type="float" office:value="93.9796" calcext:value-type="float">
            <text:p>93.97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65" calcext:value-type="float">
            <text:p>45.5765</text:p>
          </table:table-cell>
          <table:table-cell office:value-type="float" office:value="80.7743" calcext:value-type="float">
            <text:p>80.7743</text:p>
          </table:table-cell>
          <table:table-cell office:value-type="float" office:value="102.477" calcext:value-type="float">
            <text:p>102.4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68" calcext:value-type="float">
            <text:p>41.968</text:p>
          </table:table-cell>
          <table:table-cell office:value-type="float" office:value="73.5582" calcext:value-type="float">
            <text:p>73.5582</text:p>
          </table:table-cell>
          <table:table-cell office:value-type="float" office:value="94.3347" calcext:value-type="float">
            <text:p>94.33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397" calcext:value-type="float">
            <text:p>44.1397</text:p>
          </table:table-cell>
          <table:table-cell office:value-type="float" office:value="62.6796" calcext:value-type="float">
            <text:p>62.6796</text:p>
          </table:table-cell>
          <table:table-cell office:value-type="float" office:value="77.0228" calcext:value-type="float">
            <text:p>77.02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473" calcext:value-type="float">
            <text:p>54.2473</text:p>
          </table:table-cell>
          <table:table-cell office:value-type="float" office:value="71.7263" calcext:value-type="float">
            <text:p>71.7263</text:p>
          </table:table-cell>
          <table:table-cell office:value-type="float" office:value="94.1157" calcext:value-type="float">
            <text:p>94.11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64" calcext:value-type="float">
            <text:p>47.8064</text:p>
          </table:table-cell>
          <table:table-cell office:value-type="float" office:value="75.8481" calcext:value-type="float">
            <text:p>75.8481</text:p>
          </table:table-cell>
          <table:table-cell office:value-type="float" office:value="93.9823" calcext:value-type="float">
            <text:p>93.98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37" calcext:value-type="float">
            <text:p>45.5737</text:p>
          </table:table-cell>
          <table:table-cell office:value-type="float" office:value="80.7698" calcext:value-type="float">
            <text:p>80.7698</text:p>
          </table:table-cell>
          <table:table-cell office:value-type="float" office:value="102.471" calcext:value-type="float">
            <text:p>102.4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698" calcext:value-type="float">
            <text:p>41.9698</text:p>
          </table:table-cell>
          <table:table-cell office:value-type="float" office:value="73.5602" calcext:value-type="float">
            <text:p>73.5602</text:p>
          </table:table-cell>
          <table:table-cell office:value-type="float" office:value="94.3354" calcext:value-type="float">
            <text:p>94.33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409" calcext:value-type="float">
            <text:p>44.1409</text:p>
          </table:table-cell>
          <table:table-cell office:value-type="float" office:value="62.6811" calcext:value-type="float">
            <text:p>62.6811</text:p>
          </table:table-cell>
          <table:table-cell office:value-type="float" office:value="77.023" calcext:value-type="float">
            <text:p>77.0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476" calcext:value-type="float">
            <text:p>54.2476</text:p>
          </table:table-cell>
          <table:table-cell office:value-type="float" office:value="71.7255" calcext:value-type="float">
            <text:p>71.7255</text:p>
          </table:table-cell>
          <table:table-cell office:value-type="float" office:value="94.1138" calcext:value-type="float">
            <text:p>94.11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89" calcext:value-type="float">
            <text:p>47.8089</text:p>
          </table:table-cell>
          <table:table-cell office:value-type="float" office:value="75.8518" calcext:value-type="float">
            <text:p>75.8518</text:p>
          </table:table-cell>
          <table:table-cell office:value-type="float" office:value="93.9859" calcext:value-type="float">
            <text:p>93.98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13" calcext:value-type="float">
            <text:p>45.5713</text:p>
          </table:table-cell>
          <table:table-cell office:value-type="float" office:value="80.7661" calcext:value-type="float">
            <text:p>80.7661</text:p>
          </table:table-cell>
          <table:table-cell office:value-type="float" office:value="102.467" calcext:value-type="float">
            <text:p>102.4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778" calcext:value-type="float">
            <text:p>41.9778</text:p>
          </table:table-cell>
          <table:table-cell office:value-type="float" office:value="73.5705" calcext:value-type="float">
            <text:p>73.5705</text:p>
          </table:table-cell>
          <table:table-cell office:value-type="float" office:value="94.3436" calcext:value-type="float">
            <text:p>94.34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431" calcext:value-type="float">
            <text:p>44.1431</text:p>
          </table:table-cell>
          <table:table-cell office:value-type="float" office:value="62.6839" calcext:value-type="float">
            <text:p>62.6839</text:p>
          </table:table-cell>
          <table:table-cell office:value-type="float" office:value="77.0236" calcext:value-type="float">
            <text:p>77.02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495" calcext:value-type="float">
            <text:p>54.2495</text:p>
          </table:table-cell>
          <table:table-cell office:value-type="float" office:value="71.7295" calcext:value-type="float">
            <text:p>71.7295</text:p>
          </table:table-cell>
          <table:table-cell office:value-type="float" office:value="94.1179" calcext:value-type="float">
            <text:p>94.11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18" calcext:value-type="float">
            <text:p>47.8118</text:p>
          </table:table-cell>
          <table:table-cell office:value-type="float" office:value="75.8563" calcext:value-type="float">
            <text:p>75.8563</text:p>
          </table:table-cell>
          <table:table-cell office:value-type="float" office:value="93.9904" calcext:value-type="float">
            <text:p>93.99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09" calcext:value-type="float">
            <text:p>45.5709</text:p>
          </table:table-cell>
          <table:table-cell office:value-type="float" office:value="80.7657" calcext:value-type="float">
            <text:p>80.7657</text:p>
          </table:table-cell>
          <table:table-cell office:value-type="float" office:value="102.466" calcext:value-type="float">
            <text:p>102.4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915" calcext:value-type="float">
            <text:p>41.9915</text:p>
          </table:table-cell>
          <table:table-cell office:value-type="float" office:value="73.5891" calcext:value-type="float">
            <text:p>73.5891</text:p>
          </table:table-cell>
          <table:table-cell office:value-type="float" office:value="94.3606" calcext:value-type="float">
            <text:p>94.36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453" calcext:value-type="float">
            <text:p>44.1453</text:p>
          </table:table-cell>
          <table:table-cell office:value-type="float" office:value="62.6862" calcext:value-type="float">
            <text:p>62.6862</text:p>
          </table:table-cell>
          <table:table-cell office:value-type="float" office:value="77.0232" calcext:value-type="float">
            <text:p>77.02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517" calcext:value-type="float">
            <text:p>54.2517</text:p>
          </table:table-cell>
          <table:table-cell office:value-type="float" office:value="71.7333" calcext:value-type="float">
            <text:p>71.7333</text:p>
          </table:table-cell>
          <table:table-cell office:value-type="float" office:value="94.1217" calcext:value-type="float">
            <text:p>94.12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49" calcext:value-type="float">
            <text:p>47.8149</text:p>
          </table:table-cell>
          <table:table-cell office:value-type="float" office:value="75.8611" calcext:value-type="float">
            <text:p>75.8611</text:p>
          </table:table-cell>
          <table:table-cell office:value-type="float" office:value="93.9952" calcext:value-type="float">
            <text:p>93.99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7" calcext:value-type="float">
            <text:p>45.567</text:p>
          </table:table-cell>
          <table:table-cell office:value-type="float" office:value="80.7595" calcext:value-type="float">
            <text:p>80.7595</text:p>
          </table:table-cell>
          <table:table-cell office:value-type="float" office:value="102.459" calcext:value-type="float">
            <text:p>102.4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363" calcext:value-type="float">
            <text:p>42.0363</text:p>
          </table:table-cell>
          <table:table-cell office:value-type="float" office:value="73.6544" calcext:value-type="float">
            <text:p>73.6544</text:p>
          </table:table-cell>
          <table:table-cell office:value-type="float" office:value="94.4282" calcext:value-type="float">
            <text:p>94.42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542" calcext:value-type="float">
            <text:p>44.1542</text:p>
          </table:table-cell>
          <table:table-cell office:value-type="float" office:value="62.6988" calcext:value-type="float">
            <text:p>62.6988</text:p>
          </table:table-cell>
          <table:table-cell office:value-type="float" office:value="77.0302" calcext:value-type="float">
            <text:p>77.03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517" calcext:value-type="float">
            <text:p>54.2517</text:p>
          </table:table-cell>
          <table:table-cell office:value-type="float" office:value="71.7331" calcext:value-type="float">
            <text:p>71.7331</text:p>
          </table:table-cell>
          <table:table-cell office:value-type="float" office:value="94.1215" calcext:value-type="float">
            <text:p>94.121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81" calcext:value-type="float">
            <text:p>47.8181</text:p>
          </table:table-cell>
          <table:table-cell office:value-type="float" office:value="75.866" calcext:value-type="float">
            <text:p>75.866</text:p>
          </table:table-cell>
          <table:table-cell office:value-type="float" office:value="94" calcext:value-type="float">
            <text:p>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31" calcext:value-type="float">
            <text:p>45.5631</text:p>
          </table:table-cell>
          <table:table-cell office:value-type="float" office:value="80.7535" calcext:value-type="float">
            <text:p>80.7535</text:p>
          </table:table-cell>
          <table:table-cell office:value-type="float" office:value="102.451" calcext:value-type="float">
            <text:p>102.4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853" calcext:value-type="float">
            <text:p>42.0853</text:p>
          </table:table-cell>
          <table:table-cell office:value-type="float" office:value="73.7267" calcext:value-type="float">
            <text:p>73.7267</text:p>
          </table:table-cell>
          <table:table-cell office:value-type="float" office:value="94.5047" calcext:value-type="float">
            <text:p>94.50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638" calcext:value-type="float">
            <text:p>44.1638</text:p>
          </table:table-cell>
          <table:table-cell office:value-type="float" office:value="62.7117" calcext:value-type="float">
            <text:p>62.7117</text:p>
          </table:table-cell>
          <table:table-cell office:value-type="float" office:value="77.0353" calcext:value-type="float">
            <text:p>77.03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526" calcext:value-type="float">
            <text:p>54.2526</text:p>
          </table:table-cell>
          <table:table-cell office:value-type="float" office:value="71.7368" calcext:value-type="float">
            <text:p>71.7368</text:p>
          </table:table-cell>
          <table:table-cell office:value-type="float" office:value="94.1267" calcext:value-type="float">
            <text:p>94.12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31" calcext:value-type="float">
            <text:p>47.8231</text:p>
          </table:table-cell>
          <table:table-cell office:value-type="float" office:value="75.8738" calcext:value-type="float">
            <text:p>75.8738</text:p>
          </table:table-cell>
          <table:table-cell office:value-type="float" office:value="94.0081" calcext:value-type="float">
            <text:p>94.00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17" calcext:value-type="float">
            <text:p>45.5617</text:p>
          </table:table-cell>
          <table:table-cell office:value-type="float" office:value="80.7512" calcext:value-type="float">
            <text:p>80.7512</text:p>
          </table:table-cell>
          <table:table-cell office:value-type="float" office:value="102.448" calcext:value-type="float">
            <text:p>102.4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226" calcext:value-type="float">
            <text:p>42.1226</text:p>
          </table:table-cell>
          <table:table-cell office:value-type="float" office:value="73.7816" calcext:value-type="float">
            <text:p>73.7816</text:p>
          </table:table-cell>
          <table:table-cell office:value-type="float" office:value="94.5626" calcext:value-type="float">
            <text:p>94.56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705" calcext:value-type="float">
            <text:p>44.1705</text:p>
          </table:table-cell>
          <table:table-cell office:value-type="float" office:value="62.7207" calcext:value-type="float">
            <text:p>62.7207</text:p>
          </table:table-cell>
          <table:table-cell office:value-type="float" office:value="77.0389" calcext:value-type="float">
            <text:p>77.03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633" calcext:value-type="float">
            <text:p>54.2633</text:p>
          </table:table-cell>
          <table:table-cell office:value-type="float" office:value="71.7688" calcext:value-type="float">
            <text:p>71.7688</text:p>
          </table:table-cell>
          <table:table-cell office:value-type="float" office:value="94.1686" calcext:value-type="float">
            <text:p>94.16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6" calcext:value-type="float">
            <text:p>47.826</text:p>
          </table:table-cell>
          <table:table-cell office:value-type="float" office:value="75.8784" calcext:value-type="float">
            <text:p>75.8784</text:p>
          </table:table-cell>
          <table:table-cell office:value-type="float" office:value="94.0128" calcext:value-type="float">
            <text:p>94.01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91" calcext:value-type="float">
            <text:p>45.5591</text:p>
          </table:table-cell>
          <table:table-cell office:value-type="float" office:value="80.7472" calcext:value-type="float">
            <text:p>80.7472</text:p>
          </table:table-cell>
          <table:table-cell office:value-type="float" office:value="102.443" calcext:value-type="float">
            <text:p>102.44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483" calcext:value-type="float">
            <text:p>42.1483</text:p>
          </table:table-cell>
          <table:table-cell office:value-type="float" office:value="73.8184" calcext:value-type="float">
            <text:p>73.8184</text:p>
          </table:table-cell>
          <table:table-cell office:value-type="float" office:value="94.5994" calcext:value-type="float">
            <text:p>94.59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789" calcext:value-type="float">
            <text:p>44.1789</text:p>
          </table:table-cell>
          <table:table-cell office:value-type="float" office:value="62.7333" calcext:value-type="float">
            <text:p>62.7333</text:p>
          </table:table-cell>
          <table:table-cell office:value-type="float" office:value="77.0478" calcext:value-type="float">
            <text:p>77.04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676" calcext:value-type="float">
            <text:p>54.2676</text:p>
          </table:table-cell>
          <table:table-cell office:value-type="float" office:value="71.7802" calcext:value-type="float">
            <text:p>71.7802</text:p>
          </table:table-cell>
          <table:table-cell office:value-type="float" office:value="94.1823" calcext:value-type="float">
            <text:p>94.18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62" calcext:value-type="float">
            <text:p>47.8262</text:p>
          </table:table-cell>
          <table:table-cell office:value-type="float" office:value="75.8786" calcext:value-type="float">
            <text:p>75.8786</text:p>
          </table:table-cell>
          <table:table-cell office:value-type="float" office:value="94.0129" calcext:value-type="float">
            <text:p>94.01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72" calcext:value-type="float">
            <text:p>45.5572</text:p>
          </table:table-cell>
          <table:table-cell office:value-type="float" office:value="80.7445" calcext:value-type="float">
            <text:p>80.7445</text:p>
          </table:table-cell>
          <table:table-cell office:value-type="float" office:value="102.44" calcext:value-type="float">
            <text:p>102.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718" calcext:value-type="float">
            <text:p>42.1718</text:p>
          </table:table-cell>
          <table:table-cell office:value-type="float" office:value="73.8524" calcext:value-type="float">
            <text:p>73.8524</text:p>
          </table:table-cell>
          <table:table-cell office:value-type="float" office:value="94.6341" calcext:value-type="float">
            <text:p>94.63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882" calcext:value-type="float">
            <text:p>44.1882</text:p>
          </table:table-cell>
          <table:table-cell office:value-type="float" office:value="62.7474" calcext:value-type="float">
            <text:p>62.7474</text:p>
          </table:table-cell>
          <table:table-cell office:value-type="float" office:value="77.0585" calcext:value-type="float">
            <text:p>77.05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683" calcext:value-type="float">
            <text:p>54.2683</text:p>
          </table:table-cell>
          <table:table-cell office:value-type="float" office:value="71.7831" calcext:value-type="float">
            <text:p>71.7831</text:p>
          </table:table-cell>
          <table:table-cell office:value-type="float" office:value="94.1858" calcext:value-type="float">
            <text:p>94.185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65" calcext:value-type="float">
            <text:p>47.8265</text:p>
          </table:table-cell>
          <table:table-cell office:value-type="float" office:value="75.879" calcext:value-type="float">
            <text:p>75.879</text:p>
          </table:table-cell>
          <table:table-cell office:value-type="float" office:value="94.0131" calcext:value-type="float">
            <text:p>94.01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42" calcext:value-type="float">
            <text:p>45.5542</text:p>
          </table:table-cell>
          <table:table-cell office:value-type="float" office:value="80.7394" calcext:value-type="float">
            <text:p>80.7394</text:p>
          </table:table-cell>
          <table:table-cell office:value-type="float" office:value="102.434" calcext:value-type="float">
            <text:p>102.43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924" calcext:value-type="float">
            <text:p>42.1924</text:p>
          </table:table-cell>
          <table:table-cell office:value-type="float" office:value="73.8826" calcext:value-type="float">
            <text:p>73.8826</text:p>
          </table:table-cell>
          <table:table-cell office:value-type="float" office:value="94.6656" calcext:value-type="float">
            <text:p>94.66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964" calcext:value-type="float">
            <text:p>44.1964</text:p>
          </table:table-cell>
          <table:table-cell office:value-type="float" office:value="62.7598" calcext:value-type="float">
            <text:p>62.7598</text:p>
          </table:table-cell>
          <table:table-cell office:value-type="float" office:value="77.0675" calcext:value-type="float">
            <text:p>77.06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713" calcext:value-type="float">
            <text:p>54.2713</text:p>
          </table:table-cell>
          <table:table-cell office:value-type="float" office:value="71.7932" calcext:value-type="float">
            <text:p>71.7932</text:p>
          </table:table-cell>
          <table:table-cell office:value-type="float" office:value="94.1987" calcext:value-type="float">
            <text:p>94.19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71" calcext:value-type="float">
            <text:p>47.8271</text:p>
          </table:table-cell>
          <table:table-cell office:value-type="float" office:value="75.8798" calcext:value-type="float">
            <text:p>75.8798</text:p>
          </table:table-cell>
          <table:table-cell office:value-type="float" office:value="94.0138" calcext:value-type="float">
            <text:p>94.01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16" calcext:value-type="float">
            <text:p>45.5516</text:p>
          </table:table-cell>
          <table:table-cell office:value-type="float" office:value="80.7351" calcext:value-type="float">
            <text:p>80.7351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082" calcext:value-type="float">
            <text:p>42.2082</text:p>
          </table:table-cell>
          <table:table-cell office:value-type="float" office:value="73.9056" calcext:value-type="float">
            <text:p>73.9056</text:p>
          </table:table-cell>
          <table:table-cell office:value-type="float" office:value="94.6894" calcext:value-type="float">
            <text:p>94.68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043" calcext:value-type="float">
            <text:p>44.2043</text:p>
          </table:table-cell>
          <table:table-cell office:value-type="float" office:value="62.7723" calcext:value-type="float">
            <text:p>62.7723</text:p>
          </table:table-cell>
          <table:table-cell office:value-type="float" office:value="77.0779" calcext:value-type="float">
            <text:p>77.07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725" calcext:value-type="float">
            <text:p>54.2725</text:p>
          </table:table-cell>
          <table:table-cell office:value-type="float" office:value="71.7977" calcext:value-type="float">
            <text:p>71.7977</text:p>
          </table:table-cell>
          <table:table-cell office:value-type="float" office:value="94.2039" calcext:value-type="float">
            <text:p>94.203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72" calcext:value-type="float">
            <text:p>47.8272</text:p>
          </table:table-cell>
          <table:table-cell office:value-type="float" office:value="75.8799" calcext:value-type="float">
            <text:p>75.8799</text:p>
          </table:table-cell>
          <table:table-cell office:value-type="float" office:value="94.0138" calcext:value-type="float">
            <text:p>94.01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05" calcext:value-type="float">
            <text:p>45.5505</text:p>
          </table:table-cell>
          <table:table-cell office:value-type="float" office:value="80.7331" calcext:value-type="float">
            <text:p>80.7331</text:p>
          </table:table-cell>
          <table:table-cell office:value-type="float" office:value="102.425" calcext:value-type="float">
            <text:p>102.4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223" calcext:value-type="float">
            <text:p>42.2223</text:p>
          </table:table-cell>
          <table:table-cell office:value-type="float" office:value="73.9264" calcext:value-type="float">
            <text:p>73.9264</text:p>
          </table:table-cell>
          <table:table-cell office:value-type="float" office:value="94.7112" calcext:value-type="float">
            <text:p>94.71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24" calcext:value-type="float">
            <text:p>44.2124</text:p>
          </table:table-cell>
          <table:table-cell office:value-type="float" office:value="62.7853" calcext:value-type="float">
            <text:p>62.7853</text:p>
          </table:table-cell>
          <table:table-cell office:value-type="float" office:value="77.0892" calcext:value-type="float">
            <text:p>77.08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74" calcext:value-type="float">
            <text:p>54.274</text:p>
          </table:table-cell>
          <table:table-cell office:value-type="float" office:value="71.8006" calcext:value-type="float">
            <text:p>71.8006</text:p>
          </table:table-cell>
          <table:table-cell office:value-type="float" office:value="94.206" calcext:value-type="float">
            <text:p>94.2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78" calcext:value-type="float">
            <text:p>47.8278</text:p>
          </table:table-cell>
          <table:table-cell office:value-type="float" office:value="75.8808" calcext:value-type="float">
            <text:p>75.8808</text:p>
          </table:table-cell>
          <table:table-cell office:value-type="float" office:value="94.0146" calcext:value-type="float">
            <text:p>94.01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06" calcext:value-type="float">
            <text:p>45.5506</text:p>
          </table:table-cell>
          <table:table-cell office:value-type="float" office:value="80.7326" calcext:value-type="float">
            <text:p>80.7326</text:p>
          </table:table-cell>
          <table:table-cell office:value-type="float" office:value="102.423" calcext:value-type="float">
            <text:p>102.42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357" calcext:value-type="float">
            <text:p>42.2357</text:p>
          </table:table-cell>
          <table:table-cell office:value-type="float" office:value="73.9467" calcext:value-type="float">
            <text:p>73.9467</text:p>
          </table:table-cell>
          <table:table-cell office:value-type="float" office:value="94.7336" calcext:value-type="float">
            <text:p>94.73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72" calcext:value-type="float">
            <text:p>44.2172</text:p>
          </table:table-cell>
          <table:table-cell office:value-type="float" office:value="62.7928" calcext:value-type="float">
            <text:p>62.7928</text:p>
          </table:table-cell>
          <table:table-cell office:value-type="float" office:value="77.0953" calcext:value-type="float">
            <text:p>77.09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819" calcext:value-type="float">
            <text:p>54.2819</text:p>
          </table:table-cell>
          <table:table-cell office:value-type="float" office:value="71.8173" calcext:value-type="float">
            <text:p>71.8173</text:p>
          </table:table-cell>
          <table:table-cell office:value-type="float" office:value="94.2231" calcext:value-type="float">
            <text:p>94.22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78" calcext:value-type="float">
            <text:p>47.8278</text:p>
          </table:table-cell>
          <table:table-cell office:value-type="float" office:value="75.8809" calcext:value-type="float">
            <text:p>75.8809</text:p>
          </table:table-cell>
          <table:table-cell office:value-type="float" office:value="94.0146" calcext:value-type="float">
            <text:p>94.01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19" calcext:value-type="float">
            <text:p>45.5519</text:p>
          </table:table-cell>
          <table:table-cell office:value-type="float" office:value="80.7344" calcext:value-type="float">
            <text:p>80.7344</text:p>
          </table:table-cell>
          <table:table-cell office:value-type="float" office:value="102.425" calcext:value-type="float">
            <text:p>102.4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431" calcext:value-type="float">
            <text:p>42.2431</text:p>
          </table:table-cell>
          <table:table-cell office:value-type="float" office:value="73.9578" calcext:value-type="float">
            <text:p>73.9578</text:p>
          </table:table-cell>
          <table:table-cell office:value-type="float" office:value="94.7456" calcext:value-type="float">
            <text:p>94.74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9" calcext:value-type="float">
            <text:p>44.219</text:p>
          </table:table-cell>
          <table:table-cell office:value-type="float" office:value="62.7946" calcext:value-type="float">
            <text:p>62.7946</text:p>
          </table:table-cell>
          <table:table-cell office:value-type="float" office:value="77.0943" calcext:value-type="float">
            <text:p>77.09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854" calcext:value-type="float">
            <text:p>54.2854</text:p>
          </table:table-cell>
          <table:table-cell office:value-type="float" office:value="71.8247" calcext:value-type="float">
            <text:p>71.8247</text:p>
          </table:table-cell>
          <table:table-cell office:value-type="float" office:value="94.2295" calcext:value-type="float">
            <text:p>94.22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81" calcext:value-type="float">
            <text:p>47.8281</text:p>
          </table:table-cell>
          <table:table-cell office:value-type="float" office:value="75.8812" calcext:value-type="float">
            <text:p>75.8812</text:p>
          </table:table-cell>
          <table:table-cell office:value-type="float" office:value="94.0147" calcext:value-type="float">
            <text:p>94.01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43" calcext:value-type="float">
            <text:p>45.5543</text:p>
          </table:table-cell>
          <table:table-cell office:value-type="float" office:value="80.7374" calcext:value-type="float">
            <text:p>80.7374</text:p>
          </table:table-cell>
          <table:table-cell office:value-type="float" office:value="102.427" calcext:value-type="float">
            <text:p>102.4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537" calcext:value-type="float">
            <text:p>42.2537</text:p>
          </table:table-cell>
          <table:table-cell office:value-type="float" office:value="73.9736" calcext:value-type="float">
            <text:p>73.9736</text:p>
          </table:table-cell>
          <table:table-cell office:value-type="float" office:value="94.7625" calcext:value-type="float">
            <text:p>94.76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98" calcext:value-type="float">
            <text:p>44.2198</text:p>
          </table:table-cell>
          <table:table-cell office:value-type="float" office:value="62.7955" calcext:value-type="float">
            <text:p>62.7955</text:p>
          </table:table-cell>
          <table:table-cell office:value-type="float" office:value="77.0938" calcext:value-type="float">
            <text:p>77.09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872" calcext:value-type="float">
            <text:p>54.2872</text:p>
          </table:table-cell>
          <table:table-cell office:value-type="float" office:value="71.832" calcext:value-type="float">
            <text:p>71.832</text:p>
          </table:table-cell>
          <table:table-cell office:value-type="float" office:value="94.2379" calcext:value-type="float">
            <text:p>94.23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9" calcext:value-type="float">
            <text:p>47.829</text:p>
          </table:table-cell>
          <table:table-cell office:value-type="float" office:value="75.8826" calcext:value-type="float">
            <text:p>75.8826</text:p>
          </table:table-cell>
          <table:table-cell office:value-type="float" office:value="94.0162" calcext:value-type="float">
            <text:p>94.016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49" calcext:value-type="float">
            <text:p>45.5549</text:p>
          </table:table-cell>
          <table:table-cell office:value-type="float" office:value="80.7382" calcext:value-type="float">
            <text:p>80.7382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557" calcext:value-type="float">
            <text:p>42.2557</text:p>
          </table:table-cell>
          <table:table-cell office:value-type="float" office:value="73.9764" calcext:value-type="float">
            <text:p>73.9764</text:p>
          </table:table-cell>
          <table:table-cell office:value-type="float" office:value="94.765" calcext:value-type="float">
            <text:p>94.7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08" calcext:value-type="float">
            <text:p>44.2208</text:p>
          </table:table-cell>
          <table:table-cell office:value-type="float" office:value="62.7964" calcext:value-type="float">
            <text:p>62.7964</text:p>
          </table:table-cell>
          <table:table-cell office:value-type="float" office:value="77.0931" calcext:value-type="float">
            <text:p>77.09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069" calcext:value-type="float">
            <text:p>54.3069</text:p>
          </table:table-cell>
          <table:table-cell office:value-type="float" office:value="71.88" calcext:value-type="float">
            <text:p>71.88</text:p>
          </table:table-cell>
          <table:table-cell office:value-type="float" office:value="94.2927" calcext:value-type="float">
            <text:p>94.29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06" calcext:value-type="float">
            <text:p>47.8306</text:p>
          </table:table-cell>
          <table:table-cell office:value-type="float" office:value="75.8852" calcext:value-type="float">
            <text:p>75.8852</text:p>
          </table:table-cell>
          <table:table-cell office:value-type="float" office:value="94.0188" calcext:value-type="float">
            <text:p>94.018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5" calcext:value-type="float">
            <text:p>45.555</text:p>
          </table:table-cell>
          <table:table-cell office:value-type="float" office:value="80.7383" calcext:value-type="float">
            <text:p>80.7383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577" calcext:value-type="float">
            <text:p>42.2577</text:p>
          </table:table-cell>
          <table:table-cell office:value-type="float" office:value="73.9793" calcext:value-type="float">
            <text:p>73.9793</text:p>
          </table:table-cell>
          <table:table-cell office:value-type="float" office:value="94.768" calcext:value-type="float">
            <text:p>94.7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13" calcext:value-type="float">
            <text:p>44.2213</text:p>
          </table:table-cell>
          <table:table-cell office:value-type="float" office:value="62.7965" calcext:value-type="float">
            <text:p>62.7965</text:p>
          </table:table-cell>
          <table:table-cell office:value-type="float" office:value="77.0915" calcext:value-type="float">
            <text:p>77.09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589" calcext:value-type="float">
            <text:p>54.3589</text:p>
          </table:table-cell>
          <table:table-cell office:value-type="float" office:value="71.998" calcext:value-type="float">
            <text:p>71.998</text:p>
          </table:table-cell>
          <table:table-cell office:value-type="float" office:value="94.4229" calcext:value-type="float">
            <text:p>94.422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24" calcext:value-type="float">
            <text:p>47.8324</text:p>
          </table:table-cell>
          <table:table-cell office:value-type="float" office:value="75.8879" calcext:value-type="float">
            <text:p>75.8879</text:p>
          </table:table-cell>
          <table:table-cell office:value-type="float" office:value="94.0216" calcext:value-type="float">
            <text:p>94.02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54" calcext:value-type="float">
            <text:p>45.5554</text:p>
          </table:table-cell>
          <table:table-cell office:value-type="float" office:value="80.7388" calcext:value-type="float">
            <text:p>80.7388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589" calcext:value-type="float">
            <text:p>42.2589</text:p>
          </table:table-cell>
          <table:table-cell office:value-type="float" office:value="73.9808" calcext:value-type="float">
            <text:p>73.9808</text:p>
          </table:table-cell>
          <table:table-cell office:value-type="float" office:value="94.7692" calcext:value-type="float">
            <text:p>94.769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15" calcext:value-type="float">
            <text:p>44.2215</text:p>
          </table:table-cell>
          <table:table-cell office:value-type="float" office:value="62.7965" calcext:value-type="float">
            <text:p>62.7965</text:p>
          </table:table-cell>
          <table:table-cell office:value-type="float" office:value="77.0907" calcext:value-type="float">
            <text:p>77.09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34" calcext:value-type="float">
            <text:p>54.3934</text:p>
          </table:table-cell>
          <table:table-cell office:value-type="float" office:value="72.0787" calcext:value-type="float">
            <text:p>72.0787</text:p>
          </table:table-cell>
          <table:table-cell office:value-type="float" office:value="94.5136" calcext:value-type="float">
            <text:p>94.51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29" calcext:value-type="float">
            <text:p>47.8329</text:p>
          </table:table-cell>
          <table:table-cell office:value-type="float" office:value="75.8886" calcext:value-type="float">
            <text:p>75.8886</text:p>
          </table:table-cell>
          <table:table-cell office:value-type="float" office:value="94.0222" calcext:value-type="float">
            <text:p>94.02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578" calcext:value-type="float">
            <text:p>45.5578</text:p>
          </table:table-cell>
          <table:table-cell office:value-type="float" office:value="80.7424" calcext:value-type="float">
            <text:p>80.7424</text:p>
          </table:table-cell>
          <table:table-cell office:value-type="float" office:value="102.433" calcext:value-type="float">
            <text:p>102.43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2388" calcext:value-type="float">
            <text:p>42.2388</text:p>
          </table:table-cell>
          <table:table-cell office:value-type="float" office:value="73.9483" calcext:value-type="float">
            <text:p>73.9483</text:p>
          </table:table-cell>
          <table:table-cell office:value-type="float" office:value="94.7296" calcext:value-type="float">
            <text:p>94.72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18" calcext:value-type="float">
            <text:p>44.2218</text:p>
          </table:table-cell>
          <table:table-cell office:value-type="float" office:value="62.7967" calcext:value-type="float">
            <text:p>62.7967</text:p>
          </table:table-cell>
          <table:table-cell office:value-type="float" office:value="77.0901" calcext:value-type="float">
            <text:p>77.09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343" calcext:value-type="float">
            <text:p>54.4343</text:p>
          </table:table-cell>
          <table:table-cell office:value-type="float" office:value="72.1683" calcext:value-type="float">
            <text:p>72.1683</text:p>
          </table:table-cell>
          <table:table-cell office:value-type="float" office:value="94.612" calcext:value-type="float">
            <text:p>94.61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29" calcext:value-type="float">
            <text:p>47.8329</text:p>
          </table:table-cell>
          <table:table-cell office:value-type="float" office:value="75.8886" calcext:value-type="float">
            <text:p>75.8886</text:p>
          </table:table-cell>
          <table:table-cell office:value-type="float" office:value="94.0221" calcext:value-type="float">
            <text:p>94.02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02" calcext:value-type="float">
            <text:p>45.5602</text:p>
          </table:table-cell>
          <table:table-cell office:value-type="float" office:value="80.7462" calcext:value-type="float">
            <text:p>80.7462</text:p>
          </table:table-cell>
          <table:table-cell office:value-type="float" office:value="102.437" calcext:value-type="float">
            <text:p>102.4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785" calcext:value-type="float">
            <text:p>42.1785</text:p>
          </table:table-cell>
          <table:table-cell office:value-type="float" office:value="73.8436" calcext:value-type="float">
            <text:p>73.8436</text:p>
          </table:table-cell>
          <table:table-cell office:value-type="float" office:value="94.5899" calcext:value-type="float">
            <text:p>94.58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17" calcext:value-type="float">
            <text:p>44.2217</text:p>
          </table:table-cell>
          <table:table-cell office:value-type="float" office:value="62.7962" calcext:value-type="float">
            <text:p>62.7962</text:p>
          </table:table-cell>
          <table:table-cell office:value-type="float" office:value="77.0889" calcext:value-type="float">
            <text:p>77.08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563" calcext:value-type="float">
            <text:p>54.4563</text:p>
          </table:table-cell>
          <table:table-cell office:value-type="float" office:value="72.2168" calcext:value-type="float">
            <text:p>72.2168</text:p>
          </table:table-cell>
          <table:table-cell office:value-type="float" office:value="94.6649" calcext:value-type="float">
            <text:p>94.66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28" calcext:value-type="float">
            <text:p>47.8328</text:p>
          </table:table-cell>
          <table:table-cell office:value-type="float" office:value="75.8883" calcext:value-type="float">
            <text:p>75.8883</text:p>
          </table:table-cell>
          <table:table-cell office:value-type="float" office:value="94.0215" calcext:value-type="float">
            <text:p>94.02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36" calcext:value-type="float">
            <text:p>45.5636</text:p>
          </table:table-cell>
          <table:table-cell office:value-type="float" office:value="80.752" calcext:value-type="float">
            <text:p>80.752</text:p>
          </table:table-cell>
          <table:table-cell office:value-type="float" office:value="102.444" calcext:value-type="float">
            <text:p>102.4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513" calcext:value-type="float">
            <text:p>42.1513</text:p>
          </table:table-cell>
          <table:table-cell office:value-type="float" office:value="73.7929" calcext:value-type="float">
            <text:p>73.7929</text:p>
          </table:table-cell>
          <table:table-cell office:value-type="float" office:value="94.5167" calcext:value-type="float">
            <text:p>94.51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09" calcext:value-type="float">
            <text:p>44.2209</text:p>
          </table:table-cell>
          <table:table-cell office:value-type="float" office:value="62.7939" calcext:value-type="float">
            <text:p>62.7939</text:p>
          </table:table-cell>
          <table:table-cell office:value-type="float" office:value="77.0845" calcext:value-type="float">
            <text:p>77.08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744" calcext:value-type="float">
            <text:p>54.4744</text:p>
          </table:table-cell>
          <table:table-cell office:value-type="float" office:value="72.2549" calcext:value-type="float">
            <text:p>72.2549</text:p>
          </table:table-cell>
          <table:table-cell office:value-type="float" office:value="94.7056" calcext:value-type="float">
            <text:p>94.70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18" calcext:value-type="float">
            <text:p>47.8318</text:p>
          </table:table-cell>
          <table:table-cell office:value-type="float" office:value="75.8867" calcext:value-type="float">
            <text:p>75.8867</text:p>
          </table:table-cell>
          <table:table-cell office:value-type="float" office:value="94.0195" calcext:value-type="float">
            <text:p>94.01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2" calcext:value-type="float">
            <text:p>45.5692</text:p>
          </table:table-cell>
          <table:table-cell office:value-type="float" office:value="80.7607" calcext:value-type="float">
            <text:p>80.7607</text:p>
          </table:table-cell>
          <table:table-cell office:value-type="float" office:value="102.455" calcext:value-type="float">
            <text:p>102.4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335" calcext:value-type="float">
            <text:p>42.1335</text:p>
          </table:table-cell>
          <table:table-cell office:value-type="float" office:value="73.7612" calcext:value-type="float">
            <text:p>73.7612</text:p>
          </table:table-cell>
          <table:table-cell office:value-type="float" office:value="94.4732" calcext:value-type="float">
            <text:p>94.473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206" calcext:value-type="float">
            <text:p>44.2206</text:p>
          </table:table-cell>
          <table:table-cell office:value-type="float" office:value="62.7926" calcext:value-type="float">
            <text:p>62.7926</text:p>
          </table:table-cell>
          <table:table-cell office:value-type="float" office:value="77.0814" calcext:value-type="float">
            <text:p>77.08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901" calcext:value-type="float">
            <text:p>54.4901</text:p>
          </table:table-cell>
          <table:table-cell office:value-type="float" office:value="72.2912" calcext:value-type="float">
            <text:p>72.2912</text:p>
          </table:table-cell>
          <table:table-cell office:value-type="float" office:value="94.7455" calcext:value-type="float">
            <text:p>94.74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07" calcext:value-type="float">
            <text:p>47.8307</text:p>
          </table:table-cell>
          <table:table-cell office:value-type="float" office:value="75.8848" calcext:value-type="float">
            <text:p>75.8848</text:p>
          </table:table-cell>
          <table:table-cell office:value-type="float" office:value="94.0173" calcext:value-type="float">
            <text:p>94.01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05" calcext:value-type="float">
            <text:p>45.5705</text:p>
          </table:table-cell>
          <table:table-cell office:value-type="float" office:value="80.7634" calcext:value-type="float">
            <text:p>80.7634</text:p>
          </table:table-cell>
          <table:table-cell office:value-type="float" office:value="102.459" calcext:value-type="float">
            <text:p>102.4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228" calcext:value-type="float">
            <text:p>42.1228</text:p>
          </table:table-cell>
          <table:table-cell office:value-type="float" office:value="73.7433" calcext:value-type="float">
            <text:p>73.7433</text:p>
          </table:table-cell>
          <table:table-cell office:value-type="float" office:value="94.4506" calcext:value-type="float">
            <text:p>94.45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7" calcext:value-type="float">
            <text:p>44.217</text:p>
          </table:table-cell>
          <table:table-cell office:value-type="float" office:value="62.784" calcext:value-type="float">
            <text:p>62.784</text:p>
          </table:table-cell>
          <table:table-cell office:value-type="float" office:value="77.0669" calcext:value-type="float">
            <text:p>77.06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284" calcext:value-type="float">
            <text:p>54.5284</text:p>
          </table:table-cell>
          <table:table-cell office:value-type="float" office:value="72.3674" calcext:value-type="float">
            <text:p>72.3674</text:p>
          </table:table-cell>
          <table:table-cell office:value-type="float" office:value="94.8278" calcext:value-type="float">
            <text:p>94.82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04" calcext:value-type="float">
            <text:p>47.8304</text:p>
          </table:table-cell>
          <table:table-cell office:value-type="float" office:value="75.8842" calcext:value-type="float">
            <text:p>75.8842</text:p>
          </table:table-cell>
          <table:table-cell office:value-type="float" office:value="94.0164" calcext:value-type="float">
            <text:p>94.01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14" calcext:value-type="float">
            <text:p>45.5714</text:p>
          </table:table-cell>
          <table:table-cell office:value-type="float" office:value="80.7652" calcext:value-type="float">
            <text:p>80.7652</text:p>
          </table:table-cell>
          <table:table-cell office:value-type="float" office:value="102.462" calcext:value-type="float">
            <text:p>102.4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105" calcext:value-type="float">
            <text:p>42.105</text:p>
          </table:table-cell>
          <table:table-cell office:value-type="float" office:value="73.7152" calcext:value-type="float">
            <text:p>73.7152</text:p>
          </table:table-cell>
          <table:table-cell office:value-type="float" office:value="94.4176" calcext:value-type="float">
            <text:p>94.417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35" calcext:value-type="float">
            <text:p>44.2135</text:p>
          </table:table-cell>
          <table:table-cell office:value-type="float" office:value="62.7758" calcext:value-type="float">
            <text:p>62.7758</text:p>
          </table:table-cell>
          <table:table-cell office:value-type="float" office:value="77.0538" calcext:value-type="float">
            <text:p>77.05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48" calcext:value-type="float">
            <text:p>54.548</text:p>
          </table:table-cell>
          <table:table-cell office:value-type="float" office:value="72.402" calcext:value-type="float">
            <text:p>72.402</text:p>
          </table:table-cell>
          <table:table-cell office:value-type="float" office:value="94.8625" calcext:value-type="float">
            <text:p>94.86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302" calcext:value-type="float">
            <text:p>47.8302</text:p>
          </table:table-cell>
          <table:table-cell office:value-type="float" office:value="75.8838" calcext:value-type="float">
            <text:p>75.8838</text:p>
          </table:table-cell>
          <table:table-cell office:value-type="float" office:value="94.0158" calcext:value-type="float">
            <text:p>94.01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07" calcext:value-type="float">
            <text:p>45.5707</text:p>
          </table:table-cell>
          <table:table-cell office:value-type="float" office:value="80.7656" calcext:value-type="float">
            <text:p>80.7656</text:p>
          </table:table-cell>
          <table:table-cell office:value-type="float" office:value="102.465" calcext:value-type="float">
            <text:p>102.4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913" calcext:value-type="float">
            <text:p>42.0913</text:p>
          </table:table-cell>
          <table:table-cell office:value-type="float" office:value="73.6934" calcext:value-type="float">
            <text:p>73.6934</text:p>
          </table:table-cell>
          <table:table-cell office:value-type="float" office:value="94.3918" calcext:value-type="float">
            <text:p>94.39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104" calcext:value-type="float">
            <text:p>44.2104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7.0429" calcext:value-type="float">
            <text:p>77.04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725" calcext:value-type="float">
            <text:p>54.5725</text:p>
          </table:table-cell>
          <table:table-cell office:value-type="float" office:value="72.4467" calcext:value-type="float">
            <text:p>72.4467</text:p>
          </table:table-cell>
          <table:table-cell office:value-type="float" office:value="94.9086" calcext:value-type="float">
            <text:p>94.90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89" calcext:value-type="float">
            <text:p>47.8289</text:p>
          </table:table-cell>
          <table:table-cell office:value-type="float" office:value="75.8817" calcext:value-type="float">
            <text:p>75.8817</text:p>
          </table:table-cell>
          <table:table-cell office:value-type="float" office:value="94.0133" calcext:value-type="float">
            <text:p>94.01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4" calcext:value-type="float">
            <text:p>45.5694</text:p>
          </table:table-cell>
          <table:table-cell office:value-type="float" office:value="80.7635" calcext:value-type="float">
            <text:p>80.7635</text:p>
          </table:table-cell>
          <table:table-cell office:value-type="float" office:value="102.463" calcext:value-type="float">
            <text:p>102.4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808" calcext:value-type="float">
            <text:p>42.0808</text:p>
          </table:table-cell>
          <table:table-cell office:value-type="float" office:value="73.6764" calcext:value-type="float">
            <text:p>73.6764</text:p>
          </table:table-cell>
          <table:table-cell office:value-type="float" office:value="94.3711" calcext:value-type="float">
            <text:p>94.37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077" calcext:value-type="float">
            <text:p>44.2077</text:p>
          </table:table-cell>
          <table:table-cell office:value-type="float" office:value="62.7628" calcext:value-type="float">
            <text:p>62.7628</text:p>
          </table:table-cell>
          <table:table-cell office:value-type="float" office:value="77.0334" calcext:value-type="float">
            <text:p>77.03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18" calcext:value-type="float">
            <text:p>54.618</text:p>
          </table:table-cell>
          <table:table-cell office:value-type="float" office:value="72.5353" calcext:value-type="float">
            <text:p>72.5353</text:p>
          </table:table-cell>
          <table:table-cell office:value-type="float" office:value="95.0046" calcext:value-type="float">
            <text:p>95.00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77" calcext:value-type="float">
            <text:p>47.8277</text:p>
          </table:table-cell>
          <table:table-cell office:value-type="float" office:value="75.8798" calcext:value-type="float">
            <text:p>75.8798</text:p>
          </table:table-cell>
          <table:table-cell office:value-type="float" office:value="94.0113" calcext:value-type="float">
            <text:p>94.01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4" calcext:value-type="float">
            <text:p>45.5694</text:p>
          </table:table-cell>
          <table:table-cell office:value-type="float" office:value="80.7636" calcext:value-type="float">
            <text:p>80.7636</text:p>
          </table:table-cell>
          <table:table-cell office:value-type="float" office:value="102.463" calcext:value-type="float">
            <text:p>102.4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752" calcext:value-type="float">
            <text:p>42.0752</text:p>
          </table:table-cell>
          <table:table-cell office:value-type="float" office:value="73.667" calcext:value-type="float">
            <text:p>73.667</text:p>
          </table:table-cell>
          <table:table-cell office:value-type="float" office:value="94.3594" calcext:value-type="float">
            <text:p>94.35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036" calcext:value-type="float">
            <text:p>44.2036</text:p>
          </table:table-cell>
          <table:table-cell office:value-type="float" office:value="62.754" calcext:value-type="float">
            <text:p>62.754</text:p>
          </table:table-cell>
          <table:table-cell office:value-type="float" office:value="77.0201" calcext:value-type="float">
            <text:p>77.02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646" calcext:value-type="float">
            <text:p>54.6646</text:p>
          </table:table-cell>
          <table:table-cell office:value-type="float" office:value="72.633" calcext:value-type="float">
            <text:p>72.633</text:p>
          </table:table-cell>
          <table:table-cell office:value-type="float" office:value="95.1141" calcext:value-type="float">
            <text:p>95.11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52" calcext:value-type="float">
            <text:p>47.8252</text:p>
          </table:table-cell>
          <table:table-cell office:value-type="float" office:value="75.8756" calcext:value-type="float">
            <text:p>75.8756</text:p>
          </table:table-cell>
          <table:table-cell office:value-type="float" office:value="94.0065" calcext:value-type="float">
            <text:p>94.006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6" calcext:value-type="float">
            <text:p>45.5696</text:p>
          </table:table-cell>
          <table:table-cell office:value-type="float" office:value="80.764" calcext:value-type="float">
            <text:p>80.764</text:p>
          </table:table-cell>
          <table:table-cell office:value-type="float" office:value="102.464" calcext:value-type="float">
            <text:p>102.4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685" calcext:value-type="float">
            <text:p>42.0685</text:p>
          </table:table-cell>
          <table:table-cell office:value-type="float" office:value="73.6568" calcext:value-type="float">
            <text:p>73.6568</text:p>
          </table:table-cell>
          <table:table-cell office:value-type="float" office:value="94.348" calcext:value-type="float">
            <text:p>94.3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2012" calcext:value-type="float">
            <text:p>44.2012</text:p>
          </table:table-cell>
          <table:table-cell office:value-type="float" office:value="62.7495" calcext:value-type="float">
            <text:p>62.7495</text:p>
          </table:table-cell>
          <table:table-cell office:value-type="float" office:value="77.0147" calcext:value-type="float">
            <text:p>77.01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935" calcext:value-type="float">
            <text:p>54.6935</text:p>
          </table:table-cell>
          <table:table-cell office:value-type="float" office:value="72.6931" calcext:value-type="float">
            <text:p>72.6931</text:p>
          </table:table-cell>
          <table:table-cell office:value-type="float" office:value="95.1816" calcext:value-type="float">
            <text:p>95.18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35" calcext:value-type="float">
            <text:p>47.8235</text:p>
          </table:table-cell>
          <table:table-cell office:value-type="float" office:value="75.8728" calcext:value-type="float">
            <text:p>75.8728</text:p>
          </table:table-cell>
          <table:table-cell office:value-type="float" office:value="94.0031" calcext:value-type="float">
            <text:p>94.00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4" calcext:value-type="float">
            <text:p>45.5694</text:p>
          </table:table-cell>
          <table:table-cell office:value-type="float" office:value="80.7639" calcext:value-type="float">
            <text:p>80.7639</text:p>
          </table:table-cell>
          <table:table-cell office:value-type="float" office:value="102.464" calcext:value-type="float">
            <text:p>102.4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648" calcext:value-type="float">
            <text:p>42.0648</text:p>
          </table:table-cell>
          <table:table-cell office:value-type="float" office:value="73.6513" calcext:value-type="float">
            <text:p>73.6513</text:p>
          </table:table-cell>
          <table:table-cell office:value-type="float" office:value="94.3426" calcext:value-type="float">
            <text:p>94.34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96" calcext:value-type="float">
            <text:p>44.196</text:p>
          </table:table-cell>
          <table:table-cell office:value-type="float" office:value="62.7408" calcext:value-type="float">
            <text:p>62.7408</text:p>
          </table:table-cell>
          <table:table-cell office:value-type="float" office:value="77.0062" calcext:value-type="float">
            <text:p>77.00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333" calcext:value-type="float">
            <text:p>54.7333</text:p>
          </table:table-cell>
          <table:table-cell office:value-type="float" office:value="72.7728" calcext:value-type="float">
            <text:p>72.7728</text:p>
          </table:table-cell>
          <table:table-cell office:value-type="float" office:value="95.2695" calcext:value-type="float">
            <text:p>95.26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216" calcext:value-type="float">
            <text:p>47.8216</text:p>
          </table:table-cell>
          <table:table-cell office:value-type="float" office:value="75.8697" calcext:value-type="float">
            <text:p>75.8697</text:p>
          </table:table-cell>
          <table:table-cell office:value-type="float" office:value="93.9994" calcext:value-type="float">
            <text:p>93.99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67" calcext:value-type="float">
            <text:p>45.5667</text:p>
          </table:table-cell>
          <table:table-cell office:value-type="float" office:value="80.7604" calcext:value-type="float">
            <text:p>80.7604</text:p>
          </table:table-cell>
          <table:table-cell office:value-type="float" office:value="102.461" calcext:value-type="float">
            <text:p>102.4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637" calcext:value-type="float">
            <text:p>42.0637</text:p>
          </table:table-cell>
          <table:table-cell office:value-type="float" office:value="73.6503" calcext:value-type="float">
            <text:p>73.6503</text:p>
          </table:table-cell>
          <table:table-cell office:value-type="float" office:value="94.3423" calcext:value-type="float">
            <text:p>94.34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903" calcext:value-type="float">
            <text:p>44.1903</text:p>
          </table:table-cell>
          <table:table-cell office:value-type="float" office:value="62.7306" calcext:value-type="float">
            <text:p>62.7306</text:p>
          </table:table-cell>
          <table:table-cell office:value-type="float" office:value="76.9952" calcext:value-type="float">
            <text:p>76.99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708" calcext:value-type="float">
            <text:p>54.7708</text:p>
          </table:table-cell>
          <table:table-cell office:value-type="float" office:value="72.8503" calcext:value-type="float">
            <text:p>72.8503</text:p>
          </table:table-cell>
          <table:table-cell office:value-type="float" office:value="95.3571" calcext:value-type="float">
            <text:p>95.35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93" calcext:value-type="float">
            <text:p>47.8193</text:p>
          </table:table-cell>
          <table:table-cell office:value-type="float" office:value="75.8659" calcext:value-type="float">
            <text:p>75.8659</text:p>
          </table:table-cell>
          <table:table-cell office:value-type="float" office:value="93.9953" calcext:value-type="float">
            <text:p>93.99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71" calcext:value-type="float">
            <text:p>45.5671</text:p>
          </table:table-cell>
          <table:table-cell office:value-type="float" office:value="80.7607" calcext:value-type="float">
            <text:p>80.7607</text:p>
          </table:table-cell>
          <table:table-cell office:value-type="float" office:value="102.462" calcext:value-type="float">
            <text:p>102.4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623" calcext:value-type="float">
            <text:p>42.0623</text:p>
          </table:table-cell>
          <table:table-cell office:value-type="float" office:value="73.6487" calcext:value-type="float">
            <text:p>73.6487</text:p>
          </table:table-cell>
          <table:table-cell office:value-type="float" office:value="94.3416" calcext:value-type="float">
            <text:p>94.34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866" calcext:value-type="float">
            <text:p>44.1866</text:p>
          </table:table-cell>
          <table:table-cell office:value-type="float" office:value="62.7243" calcext:value-type="float">
            <text:p>62.7243</text:p>
          </table:table-cell>
          <table:table-cell office:value-type="float" office:value="76.9888" calcext:value-type="float">
            <text:p>76.98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231" calcext:value-type="float">
            <text:p>54.8231</text:p>
          </table:table-cell>
          <table:table-cell office:value-type="float" office:value="72.9541" calcext:value-type="float">
            <text:p>72.9541</text:p>
          </table:table-cell>
          <table:table-cell office:value-type="float" office:value="95.474" calcext:value-type="float">
            <text:p>95.4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83" calcext:value-type="float">
            <text:p>47.8183</text:p>
          </table:table-cell>
          <table:table-cell office:value-type="float" office:value="75.8643" calcext:value-type="float">
            <text:p>75.8643</text:p>
          </table:table-cell>
          <table:table-cell office:value-type="float" office:value="93.9934" calcext:value-type="float">
            <text:p>93.99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74" calcext:value-type="float">
            <text:p>45.5674</text:p>
          </table:table-cell>
          <table:table-cell office:value-type="float" office:value="80.7611" calcext:value-type="float">
            <text:p>80.7611</text:p>
          </table:table-cell>
          <table:table-cell office:value-type="float" office:value="102.462" calcext:value-type="float">
            <text:p>102.4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613" calcext:value-type="float">
            <text:p>42.0613</text:p>
          </table:table-cell>
          <table:table-cell office:value-type="float" office:value="73.6479" calcext:value-type="float">
            <text:p>73.6479</text:p>
          </table:table-cell>
          <table:table-cell office:value-type="float" office:value="94.3419" calcext:value-type="float">
            <text:p>94.34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838" calcext:value-type="float">
            <text:p>44.1838</text:p>
          </table:table-cell>
          <table:table-cell office:value-type="float" office:value="62.7201" calcext:value-type="float">
            <text:p>62.7201</text:p>
          </table:table-cell>
          <table:table-cell office:value-type="float" office:value="76.9854" calcext:value-type="float">
            <text:p>76.98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516" calcext:value-type="float">
            <text:p>54.8516</text:p>
          </table:table-cell>
          <table:table-cell office:value-type="float" office:value="73.0094" calcext:value-type="float">
            <text:p>73.0094</text:p>
          </table:table-cell>
          <table:table-cell office:value-type="float" office:value="95.5337" calcext:value-type="float">
            <text:p>95.53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63" calcext:value-type="float">
            <text:p>47.8163</text:p>
          </table:table-cell>
          <table:table-cell office:value-type="float" office:value="75.8613" calcext:value-type="float">
            <text:p>75.8613</text:p>
          </table:table-cell>
          <table:table-cell office:value-type="float" office:value="93.9903" calcext:value-type="float">
            <text:p>93.99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84" calcext:value-type="float">
            <text:p>45.5684</text:p>
          </table:table-cell>
          <table:table-cell office:value-type="float" office:value="80.7628" calcext:value-type="float">
            <text:p>80.7628</text:p>
          </table:table-cell>
          <table:table-cell office:value-type="float" office:value="102.465" calcext:value-type="float">
            <text:p>102.4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559" calcext:value-type="float">
            <text:p>42.0559</text:p>
          </table:table-cell>
          <table:table-cell office:value-type="float" office:value="73.6408" calcext:value-type="float">
            <text:p>73.6408</text:p>
          </table:table-cell>
          <table:table-cell office:value-type="float" office:value="94.3361" calcext:value-type="float">
            <text:p>94.33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808" calcext:value-type="float">
            <text:p>44.1808</text:p>
          </table:table-cell>
          <table:table-cell office:value-type="float" office:value="62.7153" calcext:value-type="float">
            <text:p>62.7153</text:p>
          </table:table-cell>
          <table:table-cell office:value-type="float" office:value="76.9817" calcext:value-type="float">
            <text:p>76.98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877" calcext:value-type="float">
            <text:p>54.8877</text:p>
          </table:table-cell>
          <table:table-cell office:value-type="float" office:value="73.0817" calcext:value-type="float">
            <text:p>73.0817</text:p>
          </table:table-cell>
          <table:table-cell office:value-type="float" office:value="95.6126" calcext:value-type="float">
            <text:p>95.61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49" calcext:value-type="float">
            <text:p>47.8149</text:p>
          </table:table-cell>
          <table:table-cell office:value-type="float" office:value="75.859" calcext:value-type="float">
            <text:p>75.859</text:p>
          </table:table-cell>
          <table:table-cell office:value-type="float" office:value="93.9882" calcext:value-type="float">
            <text:p>93.988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83" calcext:value-type="float">
            <text:p>45.5683</text:p>
          </table:table-cell>
          <table:table-cell office:value-type="float" office:value="80.7629" calcext:value-type="float">
            <text:p>80.7629</text:p>
          </table:table-cell>
          <table:table-cell office:value-type="float" office:value="102.465" calcext:value-type="float">
            <text:p>102.4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493" calcext:value-type="float">
            <text:p>42.0493</text:p>
          </table:table-cell>
          <table:table-cell office:value-type="float" office:value="73.6323" calcext:value-type="float">
            <text:p>73.6323</text:p>
          </table:table-cell>
          <table:table-cell office:value-type="float" office:value="94.3298" calcext:value-type="float">
            <text:p>94.32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786" calcext:value-type="float">
            <text:p>44.1786</text:p>
          </table:table-cell>
          <table:table-cell office:value-type="float" office:value="62.7121" calcext:value-type="float">
            <text:p>62.7121</text:p>
          </table:table-cell>
          <table:table-cell office:value-type="float" office:value="76.9795" calcext:value-type="float">
            <text:p>76.97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72" calcext:value-type="float">
            <text:p>54.9272</text:p>
          </table:table-cell>
          <table:table-cell office:value-type="float" office:value="73.1599" calcext:value-type="float">
            <text:p>73.1599</text:p>
          </table:table-cell>
          <table:table-cell office:value-type="float" office:value="95.6972" calcext:value-type="float">
            <text:p>95.69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31" calcext:value-type="float">
            <text:p>47.8131</text:p>
          </table:table-cell>
          <table:table-cell office:value-type="float" office:value="75.8564" calcext:value-type="float">
            <text:p>75.8564</text:p>
          </table:table-cell>
          <table:table-cell office:value-type="float" office:value="93.9856" calcext:value-type="float">
            <text:p>93.98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89" calcext:value-type="float">
            <text:p>45.5689</text:p>
          </table:table-cell>
          <table:table-cell office:value-type="float" office:value="80.7643" calcext:value-type="float">
            <text:p>80.7643</text:p>
          </table:table-cell>
          <table:table-cell office:value-type="float" office:value="102.468" calcext:value-type="float">
            <text:p>102.4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477" calcext:value-type="float">
            <text:p>42.0477</text:p>
          </table:table-cell>
          <table:table-cell office:value-type="float" office:value="73.6307" calcext:value-type="float">
            <text:p>73.6307</text:p>
          </table:table-cell>
          <table:table-cell office:value-type="float" office:value="94.3294" calcext:value-type="float">
            <text:p>94.32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723" calcext:value-type="float">
            <text:p>44.1723</text:p>
          </table:table-cell>
          <table:table-cell office:value-type="float" office:value="62.701" calcext:value-type="float">
            <text:p>62.701</text:p>
          </table:table-cell>
          <table:table-cell office:value-type="float" office:value="76.9674" calcext:value-type="float">
            <text:p>76.96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606" calcext:value-type="float">
            <text:p>54.9606</text:p>
          </table:table-cell>
          <table:table-cell office:value-type="float" office:value="73.2236" calcext:value-type="float">
            <text:p>73.2236</text:p>
          </table:table-cell>
          <table:table-cell office:value-type="float" office:value="95.7654" calcext:value-type="float">
            <text:p>95.76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25" calcext:value-type="float">
            <text:p>47.8125</text:p>
          </table:table-cell>
          <table:table-cell office:value-type="float" office:value="75.8556" calcext:value-type="float">
            <text:p>75.8556</text:p>
          </table:table-cell>
          <table:table-cell office:value-type="float" office:value="93.9848" calcext:value-type="float">
            <text:p>93.984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18" calcext:value-type="float">
            <text:p>45.5718</text:p>
          </table:table-cell>
          <table:table-cell office:value-type="float" office:value="80.7695" calcext:value-type="float">
            <text:p>80.7695</text:p>
          </table:table-cell>
          <table:table-cell office:value-type="float" office:value="102.475" calcext:value-type="float">
            <text:p>102.47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444" calcext:value-type="float">
            <text:p>42.0444</text:p>
          </table:table-cell>
          <table:table-cell office:value-type="float" office:value="73.6269" calcext:value-type="float">
            <text:p>73.6269</text:p>
          </table:table-cell>
          <table:table-cell office:value-type="float" office:value="94.3275" calcext:value-type="float">
            <text:p>94.32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69" calcext:value-type="float">
            <text:p>44.169</text:p>
          </table:table-cell>
          <table:table-cell office:value-type="float" office:value="62.696" calcext:value-type="float">
            <text:p>62.696</text:p>
          </table:table-cell>
          <table:table-cell office:value-type="float" office:value="76.9638" calcext:value-type="float">
            <text:p>76.96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881" calcext:value-type="float">
            <text:p>54.9881</text:p>
          </table:table-cell>
          <table:table-cell office:value-type="float" office:value="73.283" calcext:value-type="float">
            <text:p>73.283</text:p>
          </table:table-cell>
          <table:table-cell office:value-type="float" office:value="95.8345" calcext:value-type="float">
            <text:p>95.83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18" calcext:value-type="float">
            <text:p>47.8118</text:p>
          </table:table-cell>
          <table:table-cell office:value-type="float" office:value="75.8544" calcext:value-type="float">
            <text:p>75.8544</text:p>
          </table:table-cell>
          <table:table-cell office:value-type="float" office:value="93.9837" calcext:value-type="float">
            <text:p>93.98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37" calcext:value-type="float">
            <text:p>45.5737</text:p>
          </table:table-cell>
          <table:table-cell office:value-type="float" office:value="80.7734" calcext:value-type="float">
            <text:p>80.7734</text:p>
          </table:table-cell>
          <table:table-cell office:value-type="float" office:value="102.482" calcext:value-type="float">
            <text:p>102.4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198" calcext:value-type="float">
            <text:p>42.0198</text:p>
          </table:table-cell>
          <table:table-cell office:value-type="float" office:value="73.5918" calcext:value-type="float">
            <text:p>73.5918</text:p>
          </table:table-cell>
          <table:table-cell office:value-type="float" office:value="94.2928" calcext:value-type="float">
            <text:p>94.29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642" calcext:value-type="float">
            <text:p>44.1642</text:p>
          </table:table-cell>
          <table:table-cell office:value-type="float" office:value="62.6885" calcext:value-type="float">
            <text:p>62.6885</text:p>
          </table:table-cell>
          <table:table-cell office:value-type="float" office:value="76.9577" calcext:value-type="float">
            <text:p>76.95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55" calcext:value-type="float">
            <text:p>55.0355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95.9472" calcext:value-type="float">
            <text:p>95.94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17" calcext:value-type="float">
            <text:p>47.8117</text:p>
          </table:table-cell>
          <table:table-cell office:value-type="float" office:value="75.8543" calcext:value-type="float">
            <text:p>75.8543</text:p>
          </table:table-cell>
          <table:table-cell office:value-type="float" office:value="93.9837" calcext:value-type="float">
            <text:p>93.98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27" calcext:value-type="float">
            <text:p>45.5727</text:p>
          </table:table-cell>
          <table:table-cell office:value-type="float" office:value="80.773" calcext:value-type="float">
            <text:p>80.773</text:p>
          </table:table-cell>
          <table:table-cell office:value-type="float" office:value="102.484" calcext:value-type="float">
            <text:p>102.4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2.0121" calcext:value-type="float">
            <text:p>42.0121</text:p>
          </table:table-cell>
          <table:table-cell office:value-type="float" office:value="73.5818" calcext:value-type="float">
            <text:p>73.5818</text:p>
          </table:table-cell>
          <table:table-cell office:value-type="float" office:value="94.2849" calcext:value-type="float">
            <text:p>94.28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535" calcext:value-type="float">
            <text:p>44.1535</text:p>
          </table:table-cell>
          <table:table-cell office:value-type="float" office:value="62.6714" calcext:value-type="float">
            <text:p>62.6714</text:p>
          </table:table-cell>
          <table:table-cell office:value-type="float" office:value="76.9429" calcext:value-type="float">
            <text:p>76.94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677" calcext:value-type="float">
            <text:p>55.0677</text:p>
          </table:table-cell>
          <table:table-cell office:value-type="float" office:value="73.4551" calcext:value-type="float">
            <text:p>73.4551</text:p>
          </table:table-cell>
          <table:table-cell office:value-type="float" office:value="96.0271" calcext:value-type="float">
            <text:p>96.02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17" calcext:value-type="float">
            <text:p>47.8117</text:p>
          </table:table-cell>
          <table:table-cell office:value-type="float" office:value="75.8542" calcext:value-type="float">
            <text:p>75.8542</text:p>
          </table:table-cell>
          <table:table-cell office:value-type="float" office:value="93.9836" calcext:value-type="float">
            <text:p>93.98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722" calcext:value-type="float">
            <text:p>45.5722</text:p>
          </table:table-cell>
          <table:table-cell office:value-type="float" office:value="80.773" calcext:value-type="float">
            <text:p>80.773</text:p>
          </table:table-cell>
          <table:table-cell office:value-type="float" office:value="102.486" calcext:value-type="float">
            <text:p>102.4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792" calcext:value-type="float">
            <text:p>41.9792</text:p>
          </table:table-cell>
          <table:table-cell office:value-type="float" office:value="73.5325" calcext:value-type="float">
            <text:p>73.5325</text:p>
          </table:table-cell>
          <table:table-cell office:value-type="float" office:value="94.2319" calcext:value-type="float">
            <text:p>94.23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44" calcext:value-type="float">
            <text:p>44.144</text:p>
          </table:table-cell>
          <table:table-cell office:value-type="float" office:value="62.6566" calcext:value-type="float">
            <text:p>62.6566</text:p>
          </table:table-cell>
          <table:table-cell office:value-type="float" office:value="76.9314" calcext:value-type="float">
            <text:p>76.93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731" calcext:value-type="float">
            <text:p>55.0731</text:p>
          </table:table-cell>
          <table:table-cell office:value-type="float" office:value="73.4678" calcext:value-type="float">
            <text:p>73.4678</text:p>
          </table:table-cell>
          <table:table-cell office:value-type="float" office:value="96.0411" calcext:value-type="float">
            <text:p>96.041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15" calcext:value-type="float">
            <text:p>47.8115</text:p>
          </table:table-cell>
          <table:table-cell office:value-type="float" office:value="75.854" calcext:value-type="float">
            <text:p>75.854</text:p>
          </table:table-cell>
          <table:table-cell office:value-type="float" office:value="93.9834" calcext:value-type="float">
            <text:p>93.98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93" calcext:value-type="float">
            <text:p>45.5693</text:p>
          </table:table-cell>
          <table:table-cell office:value-type="float" office:value="80.7682" calcext:value-type="float">
            <text:p>80.7682</text:p>
          </table:table-cell>
          <table:table-cell office:value-type="float" office:value="102.479" calcext:value-type="float">
            <text:p>102.4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653" calcext:value-type="float">
            <text:p>41.9653</text:p>
          </table:table-cell>
          <table:table-cell office:value-type="float" office:value="73.5142" calcext:value-type="float">
            <text:p>73.5142</text:p>
          </table:table-cell>
          <table:table-cell office:value-type="float" office:value="94.2168" calcext:value-type="float">
            <text:p>94.21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267" calcext:value-type="float">
            <text:p>44.1267</text:p>
          </table:table-cell>
          <table:table-cell office:value-type="float" office:value="62.6276" calcext:value-type="float">
            <text:p>62.6276</text:p>
          </table:table-cell>
          <table:table-cell office:value-type="float" office:value="76.9024" calcext:value-type="float">
            <text:p>76.90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758" calcext:value-type="float">
            <text:p>55.0758</text:p>
          </table:table-cell>
          <table:table-cell office:value-type="float" office:value="73.4807" calcext:value-type="float">
            <text:p>73.4807</text:p>
          </table:table-cell>
          <table:table-cell office:value-type="float" office:value="96.0583" calcext:value-type="float">
            <text:p>96.05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11" calcext:value-type="float">
            <text:p>47.811</text:p>
          </table:table-cell>
          <table:table-cell office:value-type="float" office:value="75.8532" calcext:value-type="float">
            <text:p>75.8532</text:p>
          </table:table-cell>
          <table:table-cell office:value-type="float" office:value="93.9826" calcext:value-type="float">
            <text:p>93.982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6" calcext:value-type="float">
            <text:p>45.566</text:p>
          </table:table-cell>
          <table:table-cell office:value-type="float" office:value="80.7628" calcext:value-type="float">
            <text:p>80.7628</text:p>
          </table:table-cell>
          <table:table-cell office:value-type="float" office:value="102.473" calcext:value-type="float">
            <text:p>102.4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461" calcext:value-type="float">
            <text:p>41.9461</text:p>
          </table:table-cell>
          <table:table-cell office:value-type="float" office:value="73.4882" calcext:value-type="float">
            <text:p>73.4882</text:p>
          </table:table-cell>
          <table:table-cell office:value-type="float" office:value="94.1938" calcext:value-type="float">
            <text:p>94.19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1086" calcext:value-type="float">
            <text:p>44.1086</text:p>
          </table:table-cell>
          <table:table-cell office:value-type="float" office:value="62.5973" calcext:value-type="float">
            <text:p>62.5973</text:p>
          </table:table-cell>
          <table:table-cell office:value-type="float" office:value="76.873" calcext:value-type="float">
            <text:p>76.8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965" calcext:value-type="float">
            <text:p>55.0965</text:p>
          </table:table-cell>
          <table:table-cell office:value-type="float" office:value="73.5319" calcext:value-type="float">
            <text:p>73.5319</text:p>
          </table:table-cell>
          <table:table-cell office:value-type="float" office:value="96.1191" calcext:value-type="float">
            <text:p>96.119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98" calcext:value-type="float">
            <text:p>47.8098</text:p>
          </table:table-cell>
          <table:table-cell office:value-type="float" office:value="75.8512" calcext:value-type="float">
            <text:p>75.8512</text:p>
          </table:table-cell>
          <table:table-cell office:value-type="float" office:value="93.9803" calcext:value-type="float">
            <text:p>93.98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618" calcext:value-type="float">
            <text:p>45.5618</text:p>
          </table:table-cell>
          <table:table-cell office:value-type="float" office:value="80.7562" calcext:value-type="float">
            <text:p>80.7562</text:p>
          </table:table-cell>
          <table:table-cell office:value-type="float" office:value="102.465" calcext:value-type="float">
            <text:p>102.4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243" calcext:value-type="float">
            <text:p>41.9243</text:p>
          </table:table-cell>
          <table:table-cell office:value-type="float" office:value="73.4578" calcext:value-type="float">
            <text:p>73.4578</text:p>
          </table:table-cell>
          <table:table-cell office:value-type="float" office:value="94.1651" calcext:value-type="float">
            <text:p>94.165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907" calcext:value-type="float">
            <text:p>44.0907</text:p>
          </table:table-cell>
          <table:table-cell office:value-type="float" office:value="62.569" calcext:value-type="float">
            <text:p>62.569</text:p>
          </table:table-cell>
          <table:table-cell office:value-type="float" office:value="76.8489" calcext:value-type="float">
            <text:p>76.84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182" calcext:value-type="float">
            <text:p>55.1182</text:p>
          </table:table-cell>
          <table:table-cell office:value-type="float" office:value="73.59" calcext:value-type="float">
            <text:p>73.59</text:p>
          </table:table-cell>
          <table:table-cell office:value-type="float" office:value="96.1926" calcext:value-type="float">
            <text:p>96.19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82" calcext:value-type="float">
            <text:p>47.8082</text:p>
          </table:table-cell>
          <table:table-cell office:value-type="float" office:value="75.8484" calcext:value-type="float">
            <text:p>75.8484</text:p>
          </table:table-cell>
          <table:table-cell office:value-type="float" office:value="93.9769" calcext:value-type="float">
            <text:p>93.97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471" calcext:value-type="float">
            <text:p>45.5471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102.435" calcext:value-type="float">
            <text:p>102.43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9003" calcext:value-type="float">
            <text:p>41.9003</text:p>
          </table:table-cell>
          <table:table-cell office:value-type="float" office:value="73.4245" calcext:value-type="float">
            <text:p>73.4245</text:p>
          </table:table-cell>
          <table:table-cell office:value-type="float" office:value="94.1341" calcext:value-type="float">
            <text:p>94.13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762" calcext:value-type="float">
            <text:p>44.0762</text:p>
          </table:table-cell>
          <table:table-cell office:value-type="float" office:value="62.5448" calcext:value-type="float">
            <text:p>62.5448</text:p>
          </table:table-cell>
          <table:table-cell office:value-type="float" office:value="76.8255" calcext:value-type="float">
            <text:p>76.82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226" calcext:value-type="float">
            <text:p>55.1226</text:p>
          </table:table-cell>
          <table:table-cell office:value-type="float" office:value="73.6019" calcext:value-type="float">
            <text:p>73.6019</text:p>
          </table:table-cell>
          <table:table-cell office:value-type="float" office:value="96.2085" calcext:value-type="float">
            <text:p>96.20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67" calcext:value-type="float">
            <text:p>47.8067</text:p>
          </table:table-cell>
          <table:table-cell office:value-type="float" office:value="75.8459" calcext:value-type="float">
            <text:p>75.8459</text:p>
          </table:table-cell>
          <table:table-cell office:value-type="float" office:value="93.9741" calcext:value-type="float">
            <text:p>93.974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381" calcext:value-type="float">
            <text:p>45.5381</text:p>
          </table:table-cell>
          <table:table-cell office:value-type="float" office:value="80.7176" calcext:value-type="float">
            <text:p>80.7176</text:p>
          </table:table-cell>
          <table:table-cell office:value-type="float" office:value="102.417" calcext:value-type="float">
            <text:p>102.4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894" calcext:value-type="float">
            <text:p>41.8894</text:p>
          </table:table-cell>
          <table:table-cell office:value-type="float" office:value="73.411" calcext:value-type="float">
            <text:p>73.411</text:p>
          </table:table-cell>
          <table:table-cell office:value-type="float" office:value="94.1246" calcext:value-type="float">
            <text:p>94.12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624" calcext:value-type="float">
            <text:p>44.0624</text:p>
          </table:table-cell>
          <table:table-cell office:value-type="float" office:value="62.5222" calcext:value-type="float">
            <text:p>62.5222</text:p>
          </table:table-cell>
          <table:table-cell office:value-type="float" office:value="76.8046" calcext:value-type="float">
            <text:p>76.80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271" calcext:value-type="float">
            <text:p>55.1271</text:p>
          </table:table-cell>
          <table:table-cell office:value-type="float" office:value="73.6142" calcext:value-type="float">
            <text:p>73.6142</text:p>
          </table:table-cell>
          <table:table-cell office:value-type="float" office:value="96.225" calcext:value-type="float">
            <text:p>96.2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41" calcext:value-type="float">
            <text:p>47.8041</text:p>
          </table:table-cell>
          <table:table-cell office:value-type="float" office:value="75.8414" calcext:value-type="float">
            <text:p>75.8414</text:p>
          </table:table-cell>
          <table:table-cell office:value-type="float" office:value="93.9683" calcext:value-type="float">
            <text:p>93.96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298" calcext:value-type="float">
            <text:p>45.5298</text:p>
          </table:table-cell>
          <table:table-cell office:value-type="float" office:value="80.705" calcext:value-type="float">
            <text:p>80.705</text:p>
          </table:table-cell>
          <table:table-cell office:value-type="float" office:value="102.403" calcext:value-type="float">
            <text:p>102.4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834" calcext:value-type="float">
            <text:p>41.8834</text:p>
          </table:table-cell>
          <table:table-cell office:value-type="float" office:value="73.4041" calcext:value-type="float">
            <text:p>73.4041</text:p>
          </table:table-cell>
          <table:table-cell office:value-type="float" office:value="94.1208" calcext:value-type="float">
            <text:p>94.12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524" calcext:value-type="float">
            <text:p>44.0524</text:p>
          </table:table-cell>
          <table:table-cell office:value-type="float" office:value="62.5062" calcext:value-type="float">
            <text:p>62.5062</text:p>
          </table:table-cell>
          <table:table-cell office:value-type="float" office:value="76.7906" calcext:value-type="float">
            <text:p>76.79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282" calcext:value-type="float">
            <text:p>55.1282</text:p>
          </table:table-cell>
          <table:table-cell office:value-type="float" office:value="73.6179" calcext:value-type="float">
            <text:p>73.6179</text:p>
          </table:table-cell>
          <table:table-cell office:value-type="float" office:value="96.2305" calcext:value-type="float">
            <text:p>96.23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8015" calcext:value-type="float">
            <text:p>47.8015</text:p>
          </table:table-cell>
          <table:table-cell office:value-type="float" office:value="75.8368" calcext:value-type="float">
            <text:p>75.8368</text:p>
          </table:table-cell>
          <table:table-cell office:value-type="float" office:value="93.9627" calcext:value-type="float">
            <text:p>93.96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287" calcext:value-type="float">
            <text:p>45.5287</text:p>
          </table:table-cell>
          <table:table-cell office:value-type="float" office:value="80.7038" calcext:value-type="float">
            <text:p>80.7038</text:p>
          </table:table-cell>
          <table:table-cell office:value-type="float" office:value="102.402" calcext:value-type="float">
            <text:p>102.4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18" calcext:value-type="float">
            <text:p>41.8718</text:p>
          </table:table-cell>
          <table:table-cell office:value-type="float" office:value="73.3884" calcext:value-type="float">
            <text:p>73.3884</text:p>
          </table:table-cell>
          <table:table-cell office:value-type="float" office:value="94.107" calcext:value-type="float">
            <text:p>94.10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429" calcext:value-type="float">
            <text:p>44.0429</text:p>
          </table:table-cell>
          <table:table-cell office:value-type="float" office:value="62.4907" calcext:value-type="float">
            <text:p>62.4907</text:p>
          </table:table-cell>
          <table:table-cell office:value-type="float" office:value="76.7764" calcext:value-type="float">
            <text:p>76.77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359" calcext:value-type="float">
            <text:p>55.1359</text:p>
          </table:table-cell>
          <table:table-cell office:value-type="float" office:value="73.6364" calcext:value-type="float">
            <text:p>73.6364</text:p>
          </table:table-cell>
          <table:table-cell office:value-type="float" office:value="96.2537" calcext:value-type="float">
            <text:p>96.25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67" calcext:value-type="float">
            <text:p>47.7967</text:p>
          </table:table-cell>
          <table:table-cell office:value-type="float" office:value="75.8285" calcext:value-type="float">
            <text:p>75.8285</text:p>
          </table:table-cell>
          <table:table-cell office:value-type="float" office:value="93.9525" calcext:value-type="float">
            <text:p>93.95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195" calcext:value-type="float">
            <text:p>45.5195</text:p>
          </table:table-cell>
          <table:table-cell office:value-type="float" office:value="80.6903" calcext:value-type="float">
            <text:p>80.6903</text:p>
          </table:table-cell>
          <table:table-cell office:value-type="float" office:value="102.388" calcext:value-type="float">
            <text:p>102.3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609" calcext:value-type="float">
            <text:p>41.8609</text:p>
          </table:table-cell>
          <table:table-cell office:value-type="float" office:value="73.3741" calcext:value-type="float">
            <text:p>73.3741</text:p>
          </table:table-cell>
          <table:table-cell office:value-type="float" office:value="94.0956" calcext:value-type="float">
            <text:p>94.09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248" calcext:value-type="float">
            <text:p>44.0248</text:p>
          </table:table-cell>
          <table:table-cell office:value-type="float" office:value="62.4595" calcext:value-type="float">
            <text:p>62.4595</text:p>
          </table:table-cell>
          <table:table-cell office:value-type="float" office:value="76.7442" calcext:value-type="float">
            <text:p>76.74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537" calcext:value-type="float">
            <text:p>55.1537</text:p>
          </table:table-cell>
          <table:table-cell office:value-type="float" office:value="73.6802" calcext:value-type="float">
            <text:p>73.6802</text:p>
          </table:table-cell>
          <table:table-cell office:value-type="float" office:value="96.3064" calcext:value-type="float">
            <text:p>96.30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38" calcext:value-type="float">
            <text:p>47.7938</text:p>
          </table:table-cell>
          <table:table-cell office:value-type="float" office:value="75.8235" calcext:value-type="float">
            <text:p>75.8235</text:p>
          </table:table-cell>
          <table:table-cell office:value-type="float" office:value="93.9468" calcext:value-type="float">
            <text:p>93.94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129" calcext:value-type="float">
            <text:p>45.5129</text:p>
          </table:table-cell>
          <table:table-cell office:value-type="float" office:value="80.6803" calcext:value-type="float">
            <text:p>80.6803</text:p>
          </table:table-cell>
          <table:table-cell office:value-type="float" office:value="102.377" calcext:value-type="float">
            <text:p>102.3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462" calcext:value-type="float">
            <text:p>41.8462</text:p>
          </table:table-cell>
          <table:table-cell office:value-type="float" office:value="73.3538" calcext:value-type="float">
            <text:p>73.3538</text:p>
          </table:table-cell>
          <table:table-cell office:value-type="float" office:value="94.0767" calcext:value-type="float">
            <text:p>94.07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143" calcext:value-type="float">
            <text:p>44.0143</text:p>
          </table:table-cell>
          <table:table-cell office:value-type="float" office:value="62.4429" calcext:value-type="float">
            <text:p>62.4429</text:p>
          </table:table-cell>
          <table:table-cell office:value-type="float" office:value="76.7299" calcext:value-type="float">
            <text:p>76.72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56" calcext:value-type="float">
            <text:p>55.156</text:p>
          </table:table-cell>
          <table:table-cell office:value-type="float" office:value="73.6861" calcext:value-type="float">
            <text:p>73.6861</text:p>
          </table:table-cell>
          <table:table-cell office:value-type="float" office:value="96.3135" calcext:value-type="float">
            <text:p>96.313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91" calcext:value-type="float">
            <text:p>47.791</text:p>
          </table:table-cell>
          <table:table-cell office:value-type="float" office:value="75.8192" calcext:value-type="float">
            <text:p>75.8192</text:p>
          </table:table-cell>
          <table:table-cell office:value-type="float" office:value="93.9425" calcext:value-type="float">
            <text:p>93.94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96" calcext:value-type="float">
            <text:p>45.5096</text:p>
          </table:table-cell>
          <table:table-cell office:value-type="float" office:value="80.6753" calcext:value-type="float">
            <text:p>80.6753</text:p>
          </table:table-cell>
          <table:table-cell office:value-type="float" office:value="102.371" calcext:value-type="float">
            <text:p>102.3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06" calcext:value-type="float">
            <text:p>41.8306</text:p>
          </table:table-cell>
          <table:table-cell office:value-type="float" office:value="73.3311" calcext:value-type="float">
            <text:p>73.3311</text:p>
          </table:table-cell>
          <table:table-cell office:value-type="float" office:value="94.0534" calcext:value-type="float">
            <text:p>94.053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4.0018" calcext:value-type="float">
            <text:p>44.0018</text:p>
          </table:table-cell>
          <table:table-cell office:value-type="float" office:value="62.423" calcext:value-type="float">
            <text:p>62.423</text:p>
          </table:table-cell>
          <table:table-cell office:value-type="float" office:value="76.7129" calcext:value-type="float">
            <text:p>76.71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593" calcext:value-type="float">
            <text:p>55.1593</text:p>
          </table:table-cell>
          <table:table-cell office:value-type="float" office:value="73.694" calcext:value-type="float">
            <text:p>73.694</text:p>
          </table:table-cell>
          <table:table-cell office:value-type="float" office:value="96.3227" calcext:value-type="float">
            <text:p>96.32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886" calcext:value-type="float">
            <text:p>47.7886</text:p>
          </table:table-cell>
          <table:table-cell office:value-type="float" office:value="75.8155" calcext:value-type="float">
            <text:p>75.8155</text:p>
          </table:table-cell>
          <table:table-cell office:value-type="float" office:value="93.9388" calcext:value-type="float">
            <text:p>93.938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77" calcext:value-type="float">
            <text:p>45.5077</text:p>
          </table:table-cell>
          <table:table-cell office:value-type="float" office:value="80.6719" calcext:value-type="float">
            <text:p>80.6719</text:p>
          </table:table-cell>
          <table:table-cell office:value-type="float" office:value="102.366" calcext:value-type="float">
            <text:p>102.3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59" calcext:value-type="float">
            <text:p>41.8259</text:p>
          </table:table-cell>
          <table:table-cell office:value-type="float" office:value="73.3253" calcext:value-type="float">
            <text:p>73.3253</text:p>
          </table:table-cell>
          <table:table-cell office:value-type="float" office:value="94.0497" calcext:value-type="float">
            <text:p>94.04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938" calcext:value-type="float">
            <text:p>43.9938</text:p>
          </table:table-cell>
          <table:table-cell office:value-type="float" office:value="62.4109" calcext:value-type="float">
            <text:p>62.4109</text:p>
          </table:table-cell>
          <table:table-cell office:value-type="float" office:value="76.7039" calcext:value-type="float">
            <text:p>76.70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681" calcext:value-type="float">
            <text:p>55.1681</text:p>
          </table:table-cell>
          <table:table-cell office:value-type="float" office:value="73.7145" calcext:value-type="float">
            <text:p>73.7145</text:p>
          </table:table-cell>
          <table:table-cell office:value-type="float" office:value="96.3466" calcext:value-type="float">
            <text:p>96.34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866" calcext:value-type="float">
            <text:p>47.7866</text:p>
          </table:table-cell>
          <table:table-cell office:value-type="float" office:value="75.8123" calcext:value-type="float">
            <text:p>75.8123</text:p>
          </table:table-cell>
          <table:table-cell office:value-type="float" office:value="93.9355" calcext:value-type="float">
            <text:p>93.935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64" calcext:value-type="float">
            <text:p>45.5064</text:p>
          </table:table-cell>
          <table:table-cell office:value-type="float" office:value="80.6701" calcext:value-type="float">
            <text:p>80.6701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13" calcext:value-type="float">
            <text:p>41.8213</text:p>
          </table:table-cell>
          <table:table-cell office:value-type="float" office:value="73.3192" calcext:value-type="float">
            <text:p>73.3192</text:p>
          </table:table-cell>
          <table:table-cell office:value-type="float" office:value="94.0443" calcext:value-type="float">
            <text:p>94.04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863" calcext:value-type="float">
            <text:p>43.9863</text:p>
          </table:table-cell>
          <table:table-cell office:value-type="float" office:value="62.3997" calcext:value-type="float">
            <text:p>62.3997</text:p>
          </table:table-cell>
          <table:table-cell office:value-type="float" office:value="76.6961" calcext:value-type="float">
            <text:p>76.69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191" calcext:value-type="float">
            <text:p>55.2191</text:p>
          </table:table-cell>
          <table:table-cell office:value-type="float" office:value="73.8284" calcext:value-type="float">
            <text:p>73.8284</text:p>
          </table:table-cell>
          <table:table-cell office:value-type="float" office:value="96.4793" calcext:value-type="float">
            <text:p>96.47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844" calcext:value-type="float">
            <text:p>47.7844</text:p>
          </table:table-cell>
          <table:table-cell office:value-type="float" office:value="75.8087" calcext:value-type="float">
            <text:p>75.8087</text:p>
          </table:table-cell>
          <table:table-cell office:value-type="float" office:value="93.9319" calcext:value-type="float">
            <text:p>93.93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69" calcext:value-type="float">
            <text:p>45.5069</text:p>
          </table:table-cell>
          <table:table-cell office:value-type="float" office:value="80.6709" calcext:value-type="float">
            <text:p>80.6709</text:p>
          </table:table-cell>
          <table:table-cell office:value-type="float" office:value="102.366" calcext:value-type="float">
            <text:p>102.3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146" calcext:value-type="float">
            <text:p>41.8146</text:p>
          </table:table-cell>
          <table:table-cell office:value-type="float" office:value="73.3103" calcext:value-type="float">
            <text:p>73.3103</text:p>
          </table:table-cell>
          <table:table-cell office:value-type="float" office:value="94.0367" calcext:value-type="float">
            <text:p>94.03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85" calcext:value-type="float">
            <text:p>43.9785</text:p>
          </table:table-cell>
          <table:table-cell office:value-type="float" office:value="62.3875" calcext:value-type="float">
            <text:p>62.3875</text:p>
          </table:table-cell>
          <table:table-cell office:value-type="float" office:value="76.686" calcext:value-type="float">
            <text:p>76.6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73" calcext:value-type="float">
            <text:p>55.273</text:p>
          </table:table-cell>
          <table:table-cell office:value-type="float" office:value="73.9443" calcext:value-type="float">
            <text:p>73.9443</text:p>
          </table:table-cell>
          <table:table-cell office:value-type="float" office:value="96.6096" calcext:value-type="float">
            <text:p>96.609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825" calcext:value-type="float">
            <text:p>47.7825</text:p>
          </table:table-cell>
          <table:table-cell office:value-type="float" office:value="75.8058" calcext:value-type="float">
            <text:p>75.8058</text:p>
          </table:table-cell>
          <table:table-cell office:value-type="float" office:value="93.9291" calcext:value-type="float">
            <text:p>93.92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84" calcext:value-type="float">
            <text:p>45.5084</text:p>
          </table:table-cell>
          <table:table-cell office:value-type="float" office:value="80.673" calcext:value-type="float">
            <text:p>80.673</text:p>
          </table:table-cell>
          <table:table-cell office:value-type="float" office:value="102.368" calcext:value-type="float">
            <text:p>102.3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054" calcext:value-type="float">
            <text:p>41.8054</text:p>
          </table:table-cell>
          <table:table-cell office:value-type="float" office:value="73.2989" calcext:value-type="float">
            <text:p>73.2989</text:p>
          </table:table-cell>
          <table:table-cell office:value-type="float" office:value="94.0284" calcext:value-type="float">
            <text:p>94.02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674" calcext:value-type="float">
            <text:p>43.9674</text:p>
          </table:table-cell>
          <table:table-cell office:value-type="float" office:value="62.369" calcext:value-type="float">
            <text:p>62.369</text:p>
          </table:table-cell>
          <table:table-cell office:value-type="float" office:value="76.6685" calcext:value-type="float">
            <text:p>76.66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74.0759" calcext:value-type="float">
            <text:p>74.0759</text:p>
          </table:table-cell>
          <table:table-cell office:value-type="float" office:value="96.7595" calcext:value-type="float">
            <text:p>96.75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793" calcext:value-type="float">
            <text:p>47.7793</text:p>
          </table:table-cell>
          <table:table-cell office:value-type="float" office:value="75.8009" calcext:value-type="float">
            <text:p>75.8009</text:p>
          </table:table-cell>
          <table:table-cell office:value-type="float" office:value="93.9243" calcext:value-type="float">
            <text:p>93.924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85" calcext:value-type="float">
            <text:p>45.5085</text:p>
          </table:table-cell>
          <table:table-cell office:value-type="float" office:value="80.6739" calcext:value-type="float">
            <text:p>80.6739</text:p>
          </table:table-cell>
          <table:table-cell office:value-type="float" office:value="102.37" calcext:value-type="float">
            <text:p>102.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21" calcext:value-type="float">
            <text:p>41.7921</text:p>
          </table:table-cell>
          <table:table-cell office:value-type="float" office:value="73.2805" calcext:value-type="float">
            <text:p>73.2805</text:p>
          </table:table-cell>
          <table:table-cell office:value-type="float" office:value="94.0111" calcext:value-type="float">
            <text:p>94.01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538" calcext:value-type="float">
            <text:p>43.9538</text:p>
          </table:table-cell>
          <table:table-cell office:value-type="float" office:value="62.3472" calcext:value-type="float">
            <text:p>62.3472</text:p>
          </table:table-cell>
          <table:table-cell office:value-type="float" office:value="76.6489" calcext:value-type="float">
            <text:p>76.64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539" calcext:value-type="float">
            <text:p>55.4539</text:p>
          </table:table-cell>
          <table:table-cell office:value-type="float" office:value="74.33" calcext:value-type="float">
            <text:p>74.33</text:p>
          </table:table-cell>
          <table:table-cell office:value-type="float" office:value="97.0463" calcext:value-type="float">
            <text:p>97.04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744" calcext:value-type="float">
            <text:p>47.7744</text:p>
          </table:table-cell>
          <table:table-cell office:value-type="float" office:value="75.7926" calcext:value-type="float">
            <text:p>75.7926</text:p>
          </table:table-cell>
          <table:table-cell office:value-type="float" office:value="93.9144" calcext:value-type="float">
            <text:p>93.91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8" calcext:value-type="float">
            <text:p>45.508</text:p>
          </table:table-cell>
          <table:table-cell office:value-type="float" office:value="80.6734" calcext:value-type="float">
            <text:p>80.6734</text:p>
          </table:table-cell>
          <table:table-cell office:value-type="float" office:value="102.37" calcext:value-type="float">
            <text:p>102.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08" calcext:value-type="float">
            <text:p>41.7808</text:p>
          </table:table-cell>
          <table:table-cell office:value-type="float" office:value="73.2655" calcext:value-type="float">
            <text:p>73.2655</text:p>
          </table:table-cell>
          <table:table-cell office:value-type="float" office:value="93.9982" calcext:value-type="float">
            <text:p>93.99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71" calcext:value-type="float">
            <text:p>43.9471</text:p>
          </table:table-cell>
          <table:table-cell office:value-type="float" office:value="62.3376" calcext:value-type="float">
            <text:p>62.3376</text:p>
          </table:table-cell>
          <table:table-cell office:value-type="float" office:value="76.643" calcext:value-type="float">
            <text:p>76.6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1" calcext:value-type="float">
            <text:p>55.521</text:p>
          </table:table-cell>
          <table:table-cell office:value-type="float" office:value="74.47" calcext:value-type="float">
            <text:p>74.47</text:p>
          </table:table-cell>
          <table:table-cell office:value-type="float" office:value="97.203" calcext:value-type="float">
            <text:p>97.2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717" calcext:value-type="float">
            <text:p>47.7717</text:p>
          </table:table-cell>
          <table:table-cell office:value-type="float" office:value="75.7878" calcext:value-type="float">
            <text:p>75.7878</text:p>
          </table:table-cell>
          <table:table-cell office:value-type="float" office:value="93.9083" calcext:value-type="float">
            <text:p>93.90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5036" calcext:value-type="float">
            <text:p>45.5036</text:p>
          </table:table-cell>
          <table:table-cell office:value-type="float" office:value="80.6661" calcext:value-type="float">
            <text:p>80.6661</text:p>
          </table:table-cell>
          <table:table-cell office:value-type="float" office:value="102.361" calcext:value-type="float">
            <text:p>102.3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41" calcext:value-type="float">
            <text:p>41.7741</text:p>
          </table:table-cell>
          <table:table-cell office:value-type="float" office:value="73.2565" calcext:value-type="float">
            <text:p>73.2565</text:p>
          </table:table-cell>
          <table:table-cell office:value-type="float" office:value="93.9903" calcext:value-type="float">
            <text:p>93.99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89" calcext:value-type="float">
            <text:p>43.9389</text:p>
          </table:table-cell>
          <table:table-cell office:value-type="float" office:value="62.3245" calcext:value-type="float">
            <text:p>62.3245</text:p>
          </table:table-cell>
          <table:table-cell office:value-type="float" office:value="76.6317" calcext:value-type="float">
            <text:p>76.63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76" calcext:value-type="float">
            <text:p>55.5376</text:p>
          </table:table-cell>
          <table:table-cell office:value-type="float" office:value="74.5054" calcext:value-type="float">
            <text:p>74.5054</text:p>
          </table:table-cell>
          <table:table-cell office:value-type="float" office:value="97.246" calcext:value-type="float">
            <text:p>97.2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678" calcext:value-type="float">
            <text:p>47.7678</text:p>
          </table:table-cell>
          <table:table-cell office:value-type="float" office:value="75.7802" calcext:value-type="float">
            <text:p>75.7802</text:p>
          </table:table-cell>
          <table:table-cell office:value-type="float" office:value="93.898" calcext:value-type="float">
            <text:p>93.8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992" calcext:value-type="float">
            <text:p>45.4992</text:p>
          </table:table-cell>
          <table:table-cell office:value-type="float" office:value="80.6583" calcext:value-type="float">
            <text:p>80.6583</text:p>
          </table:table-cell>
          <table:table-cell office:value-type="float" office:value="102.351" calcext:value-type="float">
            <text:p>102.3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54" calcext:value-type="float">
            <text:p>41.7654</text:p>
          </table:table-cell>
          <table:table-cell office:value-type="float" office:value="73.2449" calcext:value-type="float">
            <text:p>73.2449</text:p>
          </table:table-cell>
          <table:table-cell office:value-type="float" office:value="93.9799" calcext:value-type="float">
            <text:p>93.97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12" calcext:value-type="float">
            <text:p>43.9312</text:p>
          </table:table-cell>
          <table:table-cell office:value-type="float" office:value="62.312" calcext:value-type="float">
            <text:p>62.312</text:p>
          </table:table-cell>
          <table:table-cell office:value-type="float" office:value="76.6204" calcext:value-type="float">
            <text:p>76.62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407" calcext:value-type="float">
            <text:p>55.5407</text:p>
          </table:table-cell>
          <table:table-cell office:value-type="float" office:value="74.5114" calcext:value-type="float">
            <text:p>74.5114</text:p>
          </table:table-cell>
          <table:table-cell office:value-type="float" office:value="97.2554" calcext:value-type="float">
            <text:p>97.25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689" calcext:value-type="float">
            <text:p>47.7689</text:p>
          </table:table-cell>
          <table:table-cell office:value-type="float" office:value="75.7806" calcext:value-type="float">
            <text:p>75.7806</text:p>
          </table:table-cell>
          <table:table-cell office:value-type="float" office:value="93.8956" calcext:value-type="float">
            <text:p>93.89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92" calcext:value-type="float">
            <text:p>45.492</text:p>
          </table:table-cell>
          <table:table-cell office:value-type="float" office:value="80.6482" calcext:value-type="float">
            <text:p>80.6482</text:p>
          </table:table-cell>
          <table:table-cell office:value-type="float" office:value="102.341" calcext:value-type="float">
            <text:p>102.3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67" calcext:value-type="float">
            <text:p>41.7567</text:p>
          </table:table-cell>
          <table:table-cell office:value-type="float" office:value="73.2329" calcext:value-type="float">
            <text:p>73.2329</text:p>
          </table:table-cell>
          <table:table-cell office:value-type="float" office:value="93.9688" calcext:value-type="float">
            <text:p>93.968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62.2893" calcext:value-type="float">
            <text:p>62.2893</text:p>
          </table:table-cell>
          <table:table-cell office:value-type="float" office:value="76.598" calcext:value-type="float">
            <text:p>76.5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77" calcext:value-type="float">
            <text:p>55.5377</text:p>
          </table:table-cell>
          <table:table-cell office:value-type="float" office:value="74.5037" calcext:value-type="float">
            <text:p>74.5037</text:p>
          </table:table-cell>
          <table:table-cell office:value-type="float" office:value="97.2487" calcext:value-type="float">
            <text:p>97.24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679" calcext:value-type="float">
            <text:p>47.7679</text:p>
          </table:table-cell>
          <table:table-cell office:value-type="float" office:value="75.7773" calcext:value-type="float">
            <text:p>75.7773</text:p>
          </table:table-cell>
          <table:table-cell office:value-type="float" office:value="93.8896" calcext:value-type="float">
            <text:p>93.88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693" calcext:value-type="float">
            <text:p>45.4693</text:p>
          </table:table-cell>
          <table:table-cell office:value-type="float" office:value="80.6134" calcext:value-type="float">
            <text:p>80.6134</text:p>
          </table:table-cell>
          <table:table-cell office:value-type="float" office:value="102.301" calcext:value-type="float">
            <text:p>102.3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8" calcext:value-type="float">
            <text:p>41.738</text:p>
          </table:table-cell>
          <table:table-cell office:value-type="float" office:value="73.2025" calcext:value-type="float">
            <text:p>73.2025</text:p>
          </table:table-cell>
          <table:table-cell office:value-type="float" office:value="93.9324" calcext:value-type="float">
            <text:p>93.93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06" calcext:value-type="float">
            <text:p>43.9106</text:p>
          </table:table-cell>
          <table:table-cell office:value-type="float" office:value="62.2769" calcext:value-type="float">
            <text:p>62.2769</text:p>
          </table:table-cell>
          <table:table-cell office:value-type="float" office:value="76.5846" calcext:value-type="float">
            <text:p>76.58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71" calcext:value-type="float">
            <text:p>55.5371</text:p>
          </table:table-cell>
          <table:table-cell office:value-type="float" office:value="74.5015" calcext:value-type="float">
            <text:p>74.5015</text:p>
          </table:table-cell>
          <table:table-cell office:value-type="float" office:value="97.247" calcext:value-type="float">
            <text:p>97.24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617" calcext:value-type="float">
            <text:p>47.7617</text:p>
          </table:table-cell>
          <table:table-cell office:value-type="float" office:value="75.7665" calcext:value-type="float">
            <text:p>75.7665</text:p>
          </table:table-cell>
          <table:table-cell office:value-type="float" office:value="93.8762" calcext:value-type="float">
            <text:p>93.876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594" calcext:value-type="float">
            <text:p>45.4594</text:p>
          </table:table-cell>
          <table:table-cell office:value-type="float" office:value="80.5979" calcext:value-type="float">
            <text:p>80.5979</text:p>
          </table:table-cell>
          <table:table-cell office:value-type="float" office:value="102.282" calcext:value-type="float">
            <text:p>102.2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91" calcext:value-type="float">
            <text:p>41.7191</text:p>
          </table:table-cell>
          <table:table-cell office:value-type="float" office:value="73.1768" calcext:value-type="float">
            <text:p>73.1768</text:p>
          </table:table-cell>
          <table:table-cell office:value-type="float" office:value="93.9094" calcext:value-type="float">
            <text:p>93.90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35" calcext:value-type="float">
            <text:p>43.9035</text:p>
          </table:table-cell>
          <table:table-cell office:value-type="float" office:value="62.2652" calcext:value-type="float">
            <text:p>62.2652</text:p>
          </table:table-cell>
          <table:table-cell office:value-type="float" office:value="76.5733" calcext:value-type="float">
            <text:p>76.57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76" calcext:value-type="float">
            <text:p>55.5376</text:p>
          </table:table-cell>
          <table:table-cell office:value-type="float" office:value="74.5021" calcext:value-type="float">
            <text:p>74.5021</text:p>
          </table:table-cell>
          <table:table-cell office:value-type="float" office:value="97.2478" calcext:value-type="float">
            <text:p>97.24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56" calcext:value-type="float">
            <text:p>47.7556</text:p>
          </table:table-cell>
          <table:table-cell office:value-type="float" office:value="75.7562" calcext:value-type="float">
            <text:p>75.7562</text:p>
          </table:table-cell>
          <table:table-cell office:value-type="float" office:value="93.8645" calcext:value-type="float">
            <text:p>93.86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518" calcext:value-type="float">
            <text:p>45.4518</text:p>
          </table:table-cell>
          <table:table-cell office:value-type="float" office:value="80.5867" calcext:value-type="float">
            <text:p>80.5867</text:p>
          </table:table-cell>
          <table:table-cell office:value-type="float" office:value="102.27" calcext:value-type="float">
            <text:p>102.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32" calcext:value-type="float">
            <text:p>41.7132</text:p>
          </table:table-cell>
          <table:table-cell office:value-type="float" office:value="73.1664" calcext:value-type="float">
            <text:p>73.1664</text:p>
          </table:table-cell>
          <table:table-cell office:value-type="float" office:value="93.8956" calcext:value-type="float">
            <text:p>93.89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73" calcext:value-type="float">
            <text:p>43.8973</text:p>
          </table:table-cell>
          <table:table-cell office:value-type="float" office:value="62.2554" calcext:value-type="float">
            <text:p>62.2554</text:p>
          </table:table-cell>
          <table:table-cell office:value-type="float" office:value="76.5648" calcext:value-type="float">
            <text:p>76.56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465" calcext:value-type="float">
            <text:p>55.5465</text:p>
          </table:table-cell>
          <table:table-cell office:value-type="float" office:value="74.5202" calcext:value-type="float">
            <text:p>74.5202</text:p>
          </table:table-cell>
          <table:table-cell office:value-type="float" office:value="97.2676" calcext:value-type="float">
            <text:p>97.26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3" calcext:value-type="float">
            <text:p>47.7483</text:p>
          </table:table-cell>
          <table:table-cell office:value-type="float" office:value="75.7444" calcext:value-type="float">
            <text:p>75.7444</text:p>
          </table:table-cell>
          <table:table-cell office:value-type="float" office:value="93.8514" calcext:value-type="float">
            <text:p>93.85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41" calcext:value-type="float">
            <text:p>45.441</text:p>
          </table:table-cell>
          <table:table-cell office:value-type="float" office:value="80.57" calcext:value-type="float">
            <text:p>80.57</text:p>
          </table:table-cell>
          <table:table-cell office:value-type="float" office:value="102.25" calcext:value-type="float">
            <text:p>102.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55" calcext:value-type="float">
            <text:p>41.7055</text:p>
          </table:table-cell>
          <table:table-cell office:value-type="float" office:value="73.1557" calcext:value-type="float">
            <text:p>73.1557</text:p>
          </table:table-cell>
          <table:table-cell office:value-type="float" office:value="93.8856" calcext:value-type="float">
            <text:p>93.88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38" calcext:value-type="float">
            <text:p>43.8938</text:p>
          </table:table-cell>
          <table:table-cell office:value-type="float" office:value="62.2505" calcext:value-type="float">
            <text:p>62.2505</text:p>
          </table:table-cell>
          <table:table-cell office:value-type="float" office:value="76.5621" calcext:value-type="float">
            <text:p>76.56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7" calcext:value-type="float">
            <text:p>55.537</text:p>
          </table:table-cell>
          <table:table-cell office:value-type="float" office:value="74.4968" calcext:value-type="float">
            <text:p>74.4968</text:p>
          </table:table-cell>
          <table:table-cell office:value-type="float" office:value="97.2377" calcext:value-type="float">
            <text:p>97.237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13" calcext:value-type="float">
            <text:p>47.7413</text:p>
          </table:table-cell>
          <table:table-cell office:value-type="float" office:value="75.7327" calcext:value-type="float">
            <text:p>75.7327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329" calcext:value-type="float">
            <text:p>45.4329</text:p>
          </table:table-cell>
          <table:table-cell office:value-type="float" office:value="80.5582" calcext:value-type="float">
            <text:p>80.5582</text:p>
          </table:table-cell>
          <table:table-cell office:value-type="float" office:value="102.238" calcext:value-type="float">
            <text:p>102.2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08" calcext:value-type="float">
            <text:p>41.7008</text:p>
          </table:table-cell>
          <table:table-cell office:value-type="float" office:value="73.1479" calcext:value-type="float">
            <text:p>73.1479</text:p>
          </table:table-cell>
          <table:table-cell office:value-type="float" office:value="93.8764" calcext:value-type="float">
            <text:p>93.87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84" calcext:value-type="float">
            <text:p>43.8884</text:p>
          </table:table-cell>
          <table:table-cell office:value-type="float" office:value="62.2425" calcext:value-type="float">
            <text:p>62.2425</text:p>
          </table:table-cell>
          <table:table-cell office:value-type="float" office:value="76.5569" calcext:value-type="float">
            <text:p>76.55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436" calcext:value-type="float">
            <text:p>55.5436</text:p>
          </table:table-cell>
          <table:table-cell office:value-type="float" office:value="74.5089" calcext:value-type="float">
            <text:p>74.5089</text:p>
          </table:table-cell>
          <table:table-cell office:value-type="float" office:value="97.25" calcext:value-type="float">
            <text:p>97.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9" calcext:value-type="float">
            <text:p>47.7369</text:p>
          </table:table-cell>
          <table:table-cell office:value-type="float" office:value="75.7254" calcext:value-type="float">
            <text:p>75.7254</text:p>
          </table:table-cell>
          <table:table-cell office:value-type="float" office:value="93.8294" calcext:value-type="float">
            <text:p>93.82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38" calcext:value-type="float">
            <text:p>45.4238</text:p>
          </table:table-cell>
          <table:table-cell office:value-type="float" office:value="80.5439" calcext:value-type="float">
            <text:p>80.5439</text:p>
          </table:table-cell>
          <table:table-cell office:value-type="float" office:value="102.221" calcext:value-type="float">
            <text:p>102.22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91" calcext:value-type="float">
            <text:p>41.6991</text:p>
          </table:table-cell>
          <table:table-cell office:value-type="float" office:value="73.1454" calcext:value-type="float">
            <text:p>73.1454</text:p>
          </table:table-cell>
          <table:table-cell office:value-type="float" office:value="93.8737" calcext:value-type="float">
            <text:p>93.873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13" calcext:value-type="float">
            <text:p>43.8813</text:p>
          </table:table-cell>
          <table:table-cell office:value-type="float" office:value="62.2325" calcext:value-type="float">
            <text:p>62.2325</text:p>
          </table:table-cell>
          <table:table-cell office:value-type="float" office:value="76.5512" calcext:value-type="float">
            <text:p>76.55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491" calcext:value-type="float">
            <text:p>55.5491</text:p>
          </table:table-cell>
          <table:table-cell office:value-type="float" office:value="74.5185" calcext:value-type="float">
            <text:p>74.5185</text:p>
          </table:table-cell>
          <table:table-cell office:value-type="float" office:value="97.259" calcext:value-type="float">
            <text:p>97.2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" calcext:value-type="float">
            <text:p>47.734</text:p>
          </table:table-cell>
          <table:table-cell office:value-type="float" office:value="75.7206" calcext:value-type="float">
            <text:p>75.7206</text:p>
          </table:table-cell>
          <table:table-cell office:value-type="float" office:value="93.8242" calcext:value-type="float">
            <text:p>93.82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5" calcext:value-type="float">
            <text:p>45.4135</text:p>
          </table:table-cell>
          <table:table-cell office:value-type="float" office:value="80.5279" calcext:value-type="float">
            <text:p>80.5279</text:p>
          </table:table-cell>
          <table:table-cell office:value-type="float" office:value="102.202" calcext:value-type="float">
            <text:p>102.2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98" calcext:value-type="float">
            <text:p>41.6998</text:p>
          </table:table-cell>
          <table:table-cell office:value-type="float" office:value="73.1458" calcext:value-type="float">
            <text:p>73.1458</text:p>
          </table:table-cell>
          <table:table-cell office:value-type="float" office:value="93.8734" calcext:value-type="float">
            <text:p>93.873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87" calcext:value-type="float">
            <text:p>43.8687</text:p>
          </table:table-cell>
          <table:table-cell office:value-type="float" office:value="62.2118" calcext:value-type="float">
            <text:p>62.2118</text:p>
          </table:table-cell>
          <table:table-cell office:value-type="float" office:value="76.5318" calcext:value-type="float">
            <text:p>76.53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405" calcext:value-type="float">
            <text:p>55.5405</text:p>
          </table:table-cell>
          <table:table-cell office:value-type="float" office:value="74.4969" calcext:value-type="float">
            <text:p>74.4969</text:p>
          </table:table-cell>
          <table:table-cell office:value-type="float" office:value="97.2328" calcext:value-type="float">
            <text:p>97.23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69" calcext:value-type="float">
            <text:p>47.7269</text:p>
          </table:table-cell>
          <table:table-cell office:value-type="float" office:value="75.7087" calcext:value-type="float">
            <text:p>75.7087</text:p>
          </table:table-cell>
          <table:table-cell office:value-type="float" office:value="93.8106" calcext:value-type="float">
            <text:p>93.81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18" calcext:value-type="float">
            <text:p>45.4018</text:p>
          </table:table-cell>
          <table:table-cell office:value-type="float" office:value="80.5099" calcext:value-type="float">
            <text:p>80.5099</text:p>
          </table:table-cell>
          <table:table-cell office:value-type="float" office:value="102.181" calcext:value-type="float">
            <text:p>102.18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58" calcext:value-type="float">
            <text:p>41.6958</text:p>
          </table:table-cell>
          <table:table-cell office:value-type="float" office:value="73.1402" calcext:value-type="float">
            <text:p>73.1402</text:p>
          </table:table-cell>
          <table:table-cell office:value-type="float" office:value="93.8678" calcext:value-type="float">
            <text:p>93.86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24" calcext:value-type="float">
            <text:p>43.8624</text:p>
          </table:table-cell>
          <table:table-cell office:value-type="float" office:value="62.2022" calcext:value-type="float">
            <text:p>62.2022</text:p>
          </table:table-cell>
          <table:table-cell office:value-type="float" office:value="76.5248" calcext:value-type="float">
            <text:p>76.52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95" calcext:value-type="float">
            <text:p>55.5395</text:p>
          </table:table-cell>
          <table:table-cell office:value-type="float" office:value="74.4946" calcext:value-type="float">
            <text:p>74.4946</text:p>
          </table:table-cell>
          <table:table-cell office:value-type="float" office:value="97.2299" calcext:value-type="float">
            <text:p>97.22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21" calcext:value-type="float">
            <text:p>47.7221</text:p>
          </table:table-cell>
          <table:table-cell office:value-type="float" office:value="75.7009" calcext:value-type="float">
            <text:p>75.7009</text:p>
          </table:table-cell>
          <table:table-cell office:value-type="float" office:value="93.8017" calcext:value-type="float">
            <text:p>93.80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47" calcext:value-type="float">
            <text:p>45.3947</text:p>
          </table:table-cell>
          <table:table-cell office:value-type="float" office:value="80.4986" calcext:value-type="float">
            <text:p>80.4986</text:p>
          </table:table-cell>
          <table:table-cell office:value-type="float" office:value="102.167" calcext:value-type="float">
            <text:p>102.1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54" calcext:value-type="float">
            <text:p>41.6954</text:p>
          </table:table-cell>
          <table:table-cell office:value-type="float" office:value="73.1403" calcext:value-type="float">
            <text:p>73.1403</text:p>
          </table:table-cell>
          <table:table-cell office:value-type="float" office:value="93.8692" calcext:value-type="float">
            <text:p>93.869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36" calcext:value-type="float">
            <text:p>43.8536</text:p>
          </table:table-cell>
          <table:table-cell office:value-type="float" office:value="62.1873" calcext:value-type="float">
            <text:p>62.1873</text:p>
          </table:table-cell>
          <table:table-cell office:value-type="float" office:value="76.5098" calcext:value-type="float">
            <text:p>76.50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5" calcext:value-type="float">
            <text:p>55.525</text:p>
          </table:table-cell>
          <table:table-cell office:value-type="float" office:value="74.464" calcext:value-type="float">
            <text:p>74.464</text:p>
          </table:table-cell>
          <table:table-cell office:value-type="float" office:value="97.1955" calcext:value-type="float">
            <text:p>97.19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6" calcext:value-type="float">
            <text:p>47.7196</text:p>
          </table:table-cell>
          <table:table-cell office:value-type="float" office:value="75.6966" calcext:value-type="float">
            <text:p>75.6966</text:p>
          </table:table-cell>
          <table:table-cell office:value-type="float" office:value="93.7966" calcext:value-type="float">
            <text:p>93.796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24" calcext:value-type="float">
            <text:p>45.3824</text:p>
          </table:table-cell>
          <table:table-cell office:value-type="float" office:value="80.4793" calcext:value-type="float">
            <text:p>80.4793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91" calcext:value-type="float">
            <text:p>41.6891</text:p>
          </table:table-cell>
          <table:table-cell office:value-type="float" office:value="73.1316" calcext:value-type="float">
            <text:p>73.1316</text:p>
          </table:table-cell>
          <table:table-cell office:value-type="float" office:value="93.8612" calcext:value-type="float">
            <text:p>93.86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69" calcext:value-type="float">
            <text:p>43.8469</text:p>
          </table:table-cell>
          <table:table-cell office:value-type="float" office:value="62.1761" calcext:value-type="float">
            <text:p>62.1761</text:p>
          </table:table-cell>
          <table:table-cell office:value-type="float" office:value="76.4987" calcext:value-type="float">
            <text:p>76.49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066" calcext:value-type="float">
            <text:p>55.5066</text:p>
          </table:table-cell>
          <table:table-cell office:value-type="float" office:value="74.426" calcext:value-type="float">
            <text:p>74.426</text:p>
          </table:table-cell>
          <table:table-cell office:value-type="float" office:value="97.1536" calcext:value-type="float">
            <text:p>97.15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69" calcext:value-type="float">
            <text:p>47.7169</text:p>
          </table:table-cell>
          <table:table-cell office:value-type="float" office:value="75.6922" calcext:value-type="float">
            <text:p>75.6922</text:p>
          </table:table-cell>
          <table:table-cell office:value-type="float" office:value="93.7917" calcext:value-type="float">
            <text:p>93.79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13" calcext:value-type="float">
            <text:p>45.3813</text:p>
          </table:table-cell>
          <table:table-cell office:value-type="float" office:value="80.4788" calcext:value-type="float">
            <text:p>80.4788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17" calcext:value-type="float">
            <text:p>41.6817</text:p>
          </table:table-cell>
          <table:table-cell office:value-type="float" office:value="73.1203" calcext:value-type="float">
            <text:p>73.1203</text:p>
          </table:table-cell>
          <table:table-cell office:value-type="float" office:value="93.8486" calcext:value-type="float">
            <text:p>93.84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22" calcext:value-type="float">
            <text:p>43.8422</text:p>
          </table:table-cell>
          <table:table-cell office:value-type="float" office:value="62.1692" calcext:value-type="float">
            <text:p>62.1692</text:p>
          </table:table-cell>
          <table:table-cell office:value-type="float" office:value="76.4941" calcext:value-type="float">
            <text:p>76.49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585" calcext:value-type="float">
            <text:p>55.4585</text:p>
          </table:table-cell>
          <table:table-cell office:value-type="float" office:value="74.3274" calcext:value-type="float">
            <text:p>74.3274</text:p>
          </table:table-cell>
          <table:table-cell office:value-type="float" office:value="97.0464" calcext:value-type="float">
            <text:p>97.04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8" calcext:value-type="float">
            <text:p>47.7148</text:p>
          </table:table-cell>
          <table:table-cell office:value-type="float" office:value="75.6886" calcext:value-type="float">
            <text:p>75.6886</text:p>
          </table:table-cell>
          <table:table-cell office:value-type="float" office:value="93.7877" calcext:value-type="float">
            <text:p>93.78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15" calcext:value-type="float">
            <text:p>45.3715</text:p>
          </table:table-cell>
          <table:table-cell office:value-type="float" office:value="80.4622" calcext:value-type="float">
            <text:p>80.4622</text:p>
          </table:table-cell>
          <table:table-cell office:value-type="float" office:value="102.124" calcext:value-type="float">
            <text:p>102.12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09" calcext:value-type="float">
            <text:p>41.6709</text:p>
          </table:table-cell>
          <table:table-cell office:value-type="float" office:value="73.1044" calcext:value-type="float">
            <text:p>73.1044</text:p>
          </table:table-cell>
          <table:table-cell office:value-type="float" office:value="93.8318" calcext:value-type="float">
            <text:p>93.83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71" calcext:value-type="float">
            <text:p>43.8371</text:p>
          </table:table-cell>
          <table:table-cell office:value-type="float" office:value="62.1608" calcext:value-type="float">
            <text:p>62.1608</text:p>
          </table:table-cell>
          <table:table-cell office:value-type="float" office:value="76.4863" calcext:value-type="float">
            <text:p>76.48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157" calcext:value-type="float">
            <text:p>55.4157</text:p>
          </table:table-cell>
          <table:table-cell office:value-type="float" office:value="74.2384" calcext:value-type="float">
            <text:p>74.2384</text:p>
          </table:table-cell>
          <table:table-cell office:value-type="float" office:value="96.9472" calcext:value-type="float">
            <text:p>96.94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09" calcext:value-type="float">
            <text:p>47.7109</text:p>
          </table:table-cell>
          <table:table-cell office:value-type="float" office:value="75.6825" calcext:value-type="float">
            <text:p>75.6825</text:p>
          </table:table-cell>
          <table:table-cell office:value-type="float" office:value="93.7812" calcext:value-type="float">
            <text:p>93.781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28" calcext:value-type="float">
            <text:p>45.3628</text:p>
          </table:table-cell>
          <table:table-cell office:value-type="float" office:value="80.4497" calcext:value-type="float">
            <text:p>80.4497</text:p>
          </table:table-cell>
          <table:table-cell office:value-type="float" office:value="102.111" calcext:value-type="float">
            <text:p>102.1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84" calcext:value-type="float">
            <text:p>41.6684</text:p>
          </table:table-cell>
          <table:table-cell office:value-type="float" office:value="73.1015" calcext:value-type="float">
            <text:p>73.1015</text:p>
          </table:table-cell>
          <table:table-cell office:value-type="float" office:value="93.8303" calcext:value-type="float">
            <text:p>93.83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47" calcext:value-type="float">
            <text:p>43.8247</text:p>
          </table:table-cell>
          <table:table-cell office:value-type="float" office:value="62.1379" calcext:value-type="float">
            <text:p>62.1379</text:p>
          </table:table-cell>
          <table:table-cell office:value-type="float" office:value="76.4596" calcext:value-type="float">
            <text:p>76.45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413" calcext:value-type="float">
            <text:p>55.3413</text:p>
          </table:table-cell>
          <table:table-cell office:value-type="float" office:value="74.0818" calcext:value-type="float">
            <text:p>74.0818</text:p>
          </table:table-cell>
          <table:table-cell office:value-type="float" office:value="96.7744" calcext:value-type="float">
            <text:p>96.77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88" calcext:value-type="float">
            <text:p>47.7088</text:p>
          </table:table-cell>
          <table:table-cell office:value-type="float" office:value="75.679" calcext:value-type="float">
            <text:p>75.679</text:p>
          </table:table-cell>
          <table:table-cell office:value-type="float" office:value="93.7773" calcext:value-type="float">
            <text:p>93.77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7" calcext:value-type="float">
            <text:p>45.3527</text:p>
          </table:table-cell>
          <table:table-cell office:value-type="float" office:value="80.4346" calcext:value-type="float">
            <text:p>80.4346</text:p>
          </table:table-cell>
          <table:table-cell office:value-type="float" office:value="102.094" calcext:value-type="float">
            <text:p>102.0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43" calcext:value-type="float">
            <text:p>41.6643</text:p>
          </table:table-cell>
          <table:table-cell office:value-type="float" office:value="73.0968" calcext:value-type="float">
            <text:p>73.0968</text:p>
          </table:table-cell>
          <table:table-cell office:value-type="float" office:value="93.8274" calcext:value-type="float">
            <text:p>93.82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62.1264" calcext:value-type="float">
            <text:p>62.1264</text:p>
          </table:table-cell>
          <table:table-cell office:value-type="float" office:value="76.4481" calcext:value-type="float">
            <text:p>76.44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686" calcext:value-type="float">
            <text:p>55.2686</text:p>
          </table:table-cell>
          <table:table-cell office:value-type="float" office:value="73.9283" calcext:value-type="float">
            <text:p>73.9283</text:p>
          </table:table-cell>
          <table:table-cell office:value-type="float" office:value="96.6045" calcext:value-type="float">
            <text:p>96.60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" calcext:value-type="float">
            <text:p>47.707</text:p>
          </table:table-cell>
          <table:table-cell office:value-type="float" office:value="75.6762" calcext:value-type="float">
            <text:p>75.6762</text:p>
          </table:table-cell>
          <table:table-cell office:value-type="float" office:value="93.7745" calcext:value-type="float">
            <text:p>93.77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23" calcext:value-type="float">
            <text:p>45.3423</text:p>
          </table:table-cell>
          <table:table-cell office:value-type="float" office:value="80.4186" calcext:value-type="float">
            <text:p>80.4186</text:p>
          </table:table-cell>
          <table:table-cell office:value-type="float" office:value="102.076" calcext:value-type="float">
            <text:p>102.07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37" calcext:value-type="float">
            <text:p>41.6637</text:p>
          </table:table-cell>
          <table:table-cell office:value-type="float" office:value="73.0969" calcext:value-type="float">
            <text:p>73.0969</text:p>
          </table:table-cell>
          <table:table-cell office:value-type="float" office:value="93.8293" calcext:value-type="float">
            <text:p>93.829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05" calcext:value-type="float">
            <text:p>43.8105</text:p>
          </table:table-cell>
          <table:table-cell office:value-type="float" office:value="62.1135" calcext:value-type="float">
            <text:p>62.1135</text:p>
          </table:table-cell>
          <table:table-cell office:value-type="float" office:value="76.4345" calcext:value-type="float">
            <text:p>76.43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368" calcext:value-type="float">
            <text:p>55.2368</text:p>
          </table:table-cell>
          <table:table-cell office:value-type="float" office:value="73.8644" calcext:value-type="float">
            <text:p>73.8644</text:p>
          </table:table-cell>
          <table:table-cell office:value-type="float" office:value="96.5358" calcext:value-type="float">
            <text:p>96.535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6" calcext:value-type="float">
            <text:p>47.7056</text:p>
          </table:table-cell>
          <table:table-cell office:value-type="float" office:value="75.674" calcext:value-type="float">
            <text:p>75.674</text:p>
          </table:table-cell>
          <table:table-cell office:value-type="float" office:value="93.772" calcext:value-type="float">
            <text:p>93.7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66" calcext:value-type="float">
            <text:p>45.3366</text:p>
          </table:table-cell>
          <table:table-cell office:value-type="float" office:value="80.4096" calcext:value-type="float">
            <text:p>80.4096</text:p>
          </table:table-cell>
          <table:table-cell office:value-type="float" office:value="102.065" calcext:value-type="float">
            <text:p>102.0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14" calcext:value-type="float">
            <text:p>41.6614</text:p>
          </table:table-cell>
          <table:table-cell office:value-type="float" office:value="73.0939" calcext:value-type="float">
            <text:p>73.0939</text:p>
          </table:table-cell>
          <table:table-cell office:value-type="float" office:value="93.8269" calcext:value-type="float">
            <text:p>93.82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72" calcext:value-type="float">
            <text:p>43.8072</text:p>
          </table:table-cell>
          <table:table-cell office:value-type="float" office:value="62.1092" calcext:value-type="float">
            <text:p>62.1092</text:p>
          </table:table-cell>
          <table:table-cell office:value-type="float" office:value="76.4327" calcext:value-type="float">
            <text:p>76.43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999" calcext:value-type="float">
            <text:p>55.1999</text:p>
          </table:table-cell>
          <table:table-cell office:value-type="float" office:value="73.7892" calcext:value-type="float">
            <text:p>73.7892</text:p>
          </table:table-cell>
          <table:table-cell office:value-type="float" office:value="96.4546" calcext:value-type="float">
            <text:p>96.45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37" calcext:value-type="float">
            <text:p>47.7037</text:p>
          </table:table-cell>
          <table:table-cell office:value-type="float" office:value="75.6707" calcext:value-type="float">
            <text:p>75.6707</text:p>
          </table:table-cell>
          <table:table-cell office:value-type="float" office:value="93.7683" calcext:value-type="float">
            <text:p>93.76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05" calcext:value-type="float">
            <text:p>45.3205</text:p>
          </table:table-cell>
          <table:table-cell office:value-type="float" office:value="80.3847" calcext:value-type="float">
            <text:p>80.3847</text:p>
          </table:table-cell>
          <table:table-cell office:value-type="float" office:value="102.036" calcext:value-type="float">
            <text:p>102.03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43" calcext:value-type="float">
            <text:p>41.6543</text:p>
          </table:table-cell>
          <table:table-cell office:value-type="float" office:value="73.0836" calcext:value-type="float">
            <text:p>73.0836</text:p>
          </table:table-cell>
          <table:table-cell office:value-type="float" office:value="93.8164" calcext:value-type="float">
            <text:p>93.81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68" calcext:value-type="float">
            <text:p>43.7968</text:p>
          </table:table-cell>
          <table:table-cell office:value-type="float" office:value="62.0907" calcext:value-type="float">
            <text:p>62.0907</text:p>
          </table:table-cell>
          <table:table-cell office:value-type="float" office:value="76.4124" calcext:value-type="float">
            <text:p>76.41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576" calcext:value-type="float">
            <text:p>55.1576</text:p>
          </table:table-cell>
          <table:table-cell office:value-type="float" office:value="73.7012" calcext:value-type="float">
            <text:p>73.7012</text:p>
          </table:table-cell>
          <table:table-cell office:value-type="float" office:value="96.3592" calcext:value-type="float">
            <text:p>96.359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96" calcext:value-type="float">
            <text:p>47.6996</text:p>
          </table:table-cell>
          <table:table-cell office:value-type="float" office:value="75.6638" calcext:value-type="float">
            <text:p>75.6638</text:p>
          </table:table-cell>
          <table:table-cell office:value-type="float" office:value="93.7601" calcext:value-type="float">
            <text:p>93.760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54" calcext:value-type="float">
            <text:p>45.3054</text:p>
          </table:table-cell>
          <table:table-cell office:value-type="float" office:value="80.3615" calcext:value-type="float">
            <text:p>80.3615</text:p>
          </table:table-cell>
          <table:table-cell office:value-type="float" office:value="102.009" calcext:value-type="float">
            <text:p>102.00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" calcext:value-type="float">
            <text:p>41.65</text:p>
          </table:table-cell>
          <table:table-cell office:value-type="float" office:value="73.0773" calcext:value-type="float">
            <text:p>73.0773</text:p>
          </table:table-cell>
          <table:table-cell office:value-type="float" office:value="93.8098" calcext:value-type="float">
            <text:p>93.80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17" calcext:value-type="float">
            <text:p>43.7917</text:p>
          </table:table-cell>
          <table:table-cell office:value-type="float" office:value="62.0813" calcext:value-type="float">
            <text:p>62.0813</text:p>
          </table:table-cell>
          <table:table-cell office:value-type="float" office:value="76.4016" calcext:value-type="float">
            <text:p>76.40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367" calcext:value-type="float">
            <text:p>55.1367</text:p>
          </table:table-cell>
          <table:table-cell office:value-type="float" office:value="73.6596" calcext:value-type="float">
            <text:p>73.6596</text:p>
          </table:table-cell>
          <table:table-cell office:value-type="float" office:value="96.316" calcext:value-type="float">
            <text:p>96.3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41" calcext:value-type="float">
            <text:p>47.6941</text:p>
          </table:table-cell>
          <table:table-cell office:value-type="float" office:value="75.6539" calcext:value-type="float">
            <text:p>75.6539</text:p>
          </table:table-cell>
          <table:table-cell office:value-type="float" office:value="93.7474" calcext:value-type="float">
            <text:p>93.747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28" calcext:value-type="float">
            <text:p>45.2928</text:p>
          </table:table-cell>
          <table:table-cell office:value-type="float" office:value="80.3435" calcext:value-type="float">
            <text:p>80.3435</text:p>
          </table:table-cell>
          <table:table-cell office:value-type="float" office:value="101.99" calcext:value-type="float">
            <text:p>101.9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74" calcext:value-type="float">
            <text:p>41.6474</text:p>
          </table:table-cell>
          <table:table-cell office:value-type="float" office:value="73.0732" calcext:value-type="float">
            <text:p>73.0732</text:p>
          </table:table-cell>
          <table:table-cell office:value-type="float" office:value="93.8053" calcext:value-type="float">
            <text:p>93.80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73" calcext:value-type="float">
            <text:p>43.7873</text:p>
          </table:table-cell>
          <table:table-cell office:value-type="float" office:value="62.0732" calcext:value-type="float">
            <text:p>62.0732</text:p>
          </table:table-cell>
          <table:table-cell office:value-type="float" office:value="76.3922" calcext:value-type="float">
            <text:p>76.39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267" calcext:value-type="float">
            <text:p>55.1267</text:p>
          </table:table-cell>
          <table:table-cell office:value-type="float" office:value="73.6393" calcext:value-type="float">
            <text:p>73.6393</text:p>
          </table:table-cell>
          <table:table-cell office:value-type="float" office:value="96.2948" calcext:value-type="float">
            <text:p>96.29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8" calcext:value-type="float">
            <text:p>47.688</text:p>
          </table:table-cell>
          <table:table-cell office:value-type="float" office:value="75.6433" calcext:value-type="float">
            <text:p>75.6433</text:p>
          </table:table-cell>
          <table:table-cell office:value-type="float" office:value="93.7346" calcext:value-type="float">
            <text:p>93.73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11" calcext:value-type="float">
            <text:p>45.2811</text:p>
          </table:table-cell>
          <table:table-cell office:value-type="float" office:value="80.3268" calcext:value-type="float">
            <text:p>80.3268</text:p>
          </table:table-cell>
          <table:table-cell office:value-type="float" office:value="101.973" calcext:value-type="float">
            <text:p>101.9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39" calcext:value-type="float">
            <text:p>41.6439</text:p>
          </table:table-cell>
          <table:table-cell office:value-type="float" office:value="73.0678" calcext:value-type="float">
            <text:p>73.0678</text:p>
          </table:table-cell>
          <table:table-cell office:value-type="float" office:value="93.7994" calcext:value-type="float">
            <text:p>93.79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32" calcext:value-type="float">
            <text:p>43.7832</text:p>
          </table:table-cell>
          <table:table-cell office:value-type="float" office:value="62.0653" calcext:value-type="float">
            <text:p>62.0653</text:p>
          </table:table-cell>
          <table:table-cell office:value-type="float" office:value="76.3824" calcext:value-type="float">
            <text:p>76.38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951" calcext:value-type="float">
            <text:p>55.0951</text:p>
          </table:table-cell>
          <table:table-cell office:value-type="float" office:value="73.573" calcext:value-type="float">
            <text:p>73.573</text:p>
          </table:table-cell>
          <table:table-cell office:value-type="float" office:value="96.2225" calcext:value-type="float">
            <text:p>96.22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29" calcext:value-type="float">
            <text:p>47.6829</text:p>
          </table:table-cell>
          <table:table-cell office:value-type="float" office:value="75.6346" calcext:value-type="float">
            <text:p>75.6346</text:p>
          </table:table-cell>
          <table:table-cell office:value-type="float" office:value="93.7244" calcext:value-type="float">
            <text:p>93.72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82" calcext:value-type="float">
            <text:p>45.2682</text:p>
          </table:table-cell>
          <table:table-cell office:value-type="float" office:value="80.3082" calcext:value-type="float">
            <text:p>80.3082</text:p>
          </table:table-cell>
          <table:table-cell office:value-type="float" office:value="101.954" calcext:value-type="float">
            <text:p>101.9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57" calcext:value-type="float">
            <text:p>41.6357</text:p>
          </table:table-cell>
          <table:table-cell office:value-type="float" office:value="73.0564" calcext:value-type="float">
            <text:p>73.0564</text:p>
          </table:table-cell>
          <table:table-cell office:value-type="float" office:value="93.7885" calcext:value-type="float">
            <text:p>93.78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39" calcext:value-type="float">
            <text:p>43.7739</text:p>
          </table:table-cell>
          <table:table-cell office:value-type="float" office:value="62.0482" calcext:value-type="float">
            <text:p>62.0482</text:p>
          </table:table-cell>
          <table:table-cell office:value-type="float" office:value="76.3622" calcext:value-type="float">
            <text:p>76.36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57" calcext:value-type="float">
            <text:p>55.057</text:p>
          </table:table-cell>
          <table:table-cell office:value-type="float" office:value="73.4932" calcext:value-type="float">
            <text:p>73.4932</text:p>
          </table:table-cell>
          <table:table-cell office:value-type="float" office:value="96.1349" calcext:value-type="float">
            <text:p>96.13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96" calcext:value-type="float">
            <text:p>47.6796</text:p>
          </table:table-cell>
          <table:table-cell office:value-type="float" office:value="75.6286" calcext:value-type="float">
            <text:p>75.6286</text:p>
          </table:table-cell>
          <table:table-cell office:value-type="float" office:value="93.7166" calcext:value-type="float">
            <text:p>93.716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78" calcext:value-type="float">
            <text:p>45.2578</text:p>
          </table:table-cell>
          <table:table-cell office:value-type="float" office:value="80.2926" calcext:value-type="float">
            <text:p>80.2926</text:p>
          </table:table-cell>
          <table:table-cell office:value-type="float" office:value="101.936" calcext:value-type="float">
            <text:p>101.93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34" calcext:value-type="float">
            <text:p>41.6234</text:p>
          </table:table-cell>
          <table:table-cell office:value-type="float" office:value="73.0378" calcext:value-type="float">
            <text:p>73.0378</text:p>
          </table:table-cell>
          <table:table-cell office:value-type="float" office:value="93.768" calcext:value-type="float">
            <text:p>93.7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6" calcext:value-type="float">
            <text:p>43.7616</text:p>
          </table:table-cell>
          <table:table-cell office:value-type="float" office:value="62.0261" calcext:value-type="float">
            <text:p>62.0261</text:p>
          </table:table-cell>
          <table:table-cell office:value-type="float" office:value="76.3373" calcext:value-type="float">
            <text:p>76.33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93" calcext:value-type="float">
            <text:p>55.0193</text:p>
          </table:table-cell>
          <table:table-cell office:value-type="float" office:value="73.4146" calcext:value-type="float">
            <text:p>73.4146</text:p>
          </table:table-cell>
          <table:table-cell office:value-type="float" office:value="96.0489" calcext:value-type="float">
            <text:p>96.04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96" calcext:value-type="float">
            <text:p>47.6696</text:p>
          </table:table-cell>
          <table:table-cell office:value-type="float" office:value="75.6119" calcext:value-type="float">
            <text:p>75.6119</text:p>
          </table:table-cell>
          <table:table-cell office:value-type="float" office:value="93.6973" calcext:value-type="float">
            <text:p>93.69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95" calcext:value-type="float">
            <text:p>45.2495</text:p>
          </table:table-cell>
          <table:table-cell office:value-type="float" office:value="80.2795" calcext:value-type="float">
            <text:p>80.2795</text:p>
          </table:table-cell>
          <table:table-cell office:value-type="float" office:value="101.921" calcext:value-type="float">
            <text:p>101.92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06" calcext:value-type="float">
            <text:p>41.6106</text:p>
          </table:table-cell>
          <table:table-cell office:value-type="float" office:value="73.0191" calcext:value-type="float">
            <text:p>73.0191</text:p>
          </table:table-cell>
          <table:table-cell office:value-type="float" office:value="93.7486" calcext:value-type="float">
            <text:p>93.74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87" calcext:value-type="float">
            <text:p>43.7487</text:p>
          </table:table-cell>
          <table:table-cell office:value-type="float" office:value="62.0023" calcext:value-type="float">
            <text:p>62.0023</text:p>
          </table:table-cell>
          <table:table-cell office:value-type="float" office:value="76.3093" calcext:value-type="float">
            <text:p>76.30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99" calcext:value-type="float">
            <text:p>54.9999</text:p>
          </table:table-cell>
          <table:table-cell office:value-type="float" office:value="73.3747" calcext:value-type="float">
            <text:p>73.3747</text:p>
          </table:table-cell>
          <table:table-cell office:value-type="float" office:value="96.0059" calcext:value-type="float">
            <text:p>96.00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28" calcext:value-type="float">
            <text:p>47.6628</text:p>
          </table:table-cell>
          <table:table-cell office:value-type="float" office:value="75.5999" calcext:value-type="float">
            <text:p>75.5999</text:p>
          </table:table-cell>
          <table:table-cell office:value-type="float" office:value="93.6823" calcext:value-type="float">
            <text:p>93.68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57" calcext:value-type="float">
            <text:p>45.2357</text:p>
          </table:table-cell>
          <table:table-cell office:value-type="float" office:value="80.2582" calcext:value-type="float">
            <text:p>80.2582</text:p>
          </table:table-cell>
          <table:table-cell office:value-type="float" office:value="101.896" calcext:value-type="float">
            <text:p>101.89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1" calcext:value-type="float">
            <text:p>41.601</text:p>
          </table:table-cell>
          <table:table-cell office:value-type="float" office:value="73.006" calcext:value-type="float">
            <text:p>73.006</text:p>
          </table:table-cell>
          <table:table-cell office:value-type="float" office:value="93.7366" calcext:value-type="float">
            <text:p>93.73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94" calcext:value-type="float">
            <text:p>43.7294</text:p>
          </table:table-cell>
          <table:table-cell office:value-type="float" office:value="61.9678" calcext:value-type="float">
            <text:p>61.9678</text:p>
          </table:table-cell>
          <table:table-cell office:value-type="float" office:value="76.2707" calcext:value-type="float">
            <text:p>76.27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15" calcext:value-type="float">
            <text:p>55.0115</text:p>
          </table:table-cell>
          <table:table-cell office:value-type="float" office:value="73.4032" calcext:value-type="float">
            <text:p>73.4032</text:p>
          </table:table-cell>
          <table:table-cell office:value-type="float" office:value="96.0404" calcext:value-type="float">
            <text:p>96.040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59" calcext:value-type="float">
            <text:p>47.6559</text:p>
          </table:table-cell>
          <table:table-cell office:value-type="float" office:value="75.5887" calcext:value-type="float">
            <text:p>75.5887</text:p>
          </table:table-cell>
          <table:table-cell office:value-type="float" office:value="93.6698" calcext:value-type="float">
            <text:p>93.66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61" calcext:value-type="float">
            <text:p>45.2261</text:p>
          </table:table-cell>
          <table:table-cell office:value-type="float" office:value="80.2423" calcext:value-type="float">
            <text:p>80.2423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94" calcext:value-type="float">
            <text:p>41.5994</text:p>
          </table:table-cell>
          <table:table-cell office:value-type="float" office:value="73.0042" calcext:value-type="float">
            <text:p>73.0042</text:p>
          </table:table-cell>
          <table:table-cell office:value-type="float" office:value="93.7356" calcext:value-type="float">
            <text:p>93.73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07" calcext:value-type="float">
            <text:p>43.7207</text:p>
          </table:table-cell>
          <table:table-cell office:value-type="float" office:value="61.9526" calcext:value-type="float">
            <text:p>61.9526</text:p>
          </table:table-cell>
          <table:table-cell office:value-type="float" office:value="76.2543" calcext:value-type="float">
            <text:p>76.25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09" calcext:value-type="float">
            <text:p>55.0109</text:p>
          </table:table-cell>
          <table:table-cell office:value-type="float" office:value="73.4047" calcext:value-type="float">
            <text:p>73.4047</text:p>
          </table:table-cell>
          <table:table-cell office:value-type="float" office:value="96.0444" calcext:value-type="float">
            <text:p>96.04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37" calcext:value-type="float">
            <text:p>47.6537</text:p>
          </table:table-cell>
          <table:table-cell office:value-type="float" office:value="75.585" calcext:value-type="float">
            <text:p>75.585</text:p>
          </table:table-cell>
          <table:table-cell office:value-type="float" office:value="93.6655" calcext:value-type="float">
            <text:p>93.665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21" calcext:value-type="float">
            <text:p>45.2221</text:p>
          </table:table-cell>
          <table:table-cell office:value-type="float" office:value="80.2364" calcext:value-type="float">
            <text:p>80.2364</text:p>
          </table:table-cell>
          <table:table-cell office:value-type="float" office:value="101.869" calcext:value-type="float">
            <text:p>101.86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26" calcext:value-type="float">
            <text:p>41.5926</text:p>
          </table:table-cell>
          <table:table-cell office:value-type="float" office:value="72.9941" calcext:value-type="float">
            <text:p>72.9941</text:p>
          </table:table-cell>
          <table:table-cell office:value-type="float" office:value="93.7247" calcext:value-type="float">
            <text:p>93.72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12" calcext:value-type="float">
            <text:p>43.7112</text:p>
          </table:table-cell>
          <table:table-cell office:value-type="float" office:value="61.9358" calcext:value-type="float">
            <text:p>61.9358</text:p>
          </table:table-cell>
          <table:table-cell office:value-type="float" office:value="76.2358" calcext:value-type="float">
            <text:p>76.23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084" calcext:value-type="float">
            <text:p>55.0084</text:p>
          </table:table-cell>
          <table:table-cell office:value-type="float" office:value="73.4029" calcext:value-type="float">
            <text:p>73.4029</text:p>
          </table:table-cell>
          <table:table-cell office:value-type="float" office:value="96.0455" calcext:value-type="float">
            <text:p>96.04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1" calcext:value-type="float">
            <text:p>47.6501</text:p>
          </table:table-cell>
          <table:table-cell office:value-type="float" office:value="75.5787" calcext:value-type="float">
            <text:p>75.5787</text:p>
          </table:table-cell>
          <table:table-cell office:value-type="float" office:value="93.6578" calcext:value-type="float">
            <text:p>93.657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97" calcext:value-type="float">
            <text:p>45.2197</text:p>
          </table:table-cell>
          <table:table-cell office:value-type="float" office:value="80.233" calcext:value-type="float">
            <text:p>80.233</text:p>
          </table:table-cell>
          <table:table-cell office:value-type="float" office:value="101.866" calcext:value-type="float">
            <text:p>101.8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32" calcext:value-type="float">
            <text:p>41.5832</text:p>
          </table:table-cell>
          <table:table-cell office:value-type="float" office:value="72.9801" calcext:value-type="float">
            <text:p>72.9801</text:p>
          </table:table-cell>
          <table:table-cell office:value-type="float" office:value="93.7097" calcext:value-type="float">
            <text:p>93.70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83" calcext:value-type="float">
            <text:p>43.6983</text:p>
          </table:table-cell>
          <table:table-cell office:value-type="float" office:value="61.9116" calcext:value-type="float">
            <text:p>61.9116</text:p>
          </table:table-cell>
          <table:table-cell office:value-type="float" office:value="76.2063" calcext:value-type="float">
            <text:p>76.20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253" calcext:value-type="float">
            <text:p>55.0253</text:p>
          </table:table-cell>
          <table:table-cell office:value-type="float" office:value="73.4454" calcext:value-type="float">
            <text:p>73.4454</text:p>
          </table:table-cell>
          <table:table-cell office:value-type="float" office:value="96.1002" calcext:value-type="float">
            <text:p>96.10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74" calcext:value-type="float">
            <text:p>47.6474</text:p>
          </table:table-cell>
          <table:table-cell office:value-type="float" office:value="75.5739" calcext:value-type="float">
            <text:p>75.5739</text:p>
          </table:table-cell>
          <table:table-cell office:value-type="float" office:value="93.652" calcext:value-type="float">
            <text:p>93.6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96" calcext:value-type="float">
            <text:p>45.2196</text:p>
          </table:table-cell>
          <table:table-cell office:value-type="float" office:value="80.2331" calcext:value-type="float">
            <text:p>80.2331</text:p>
          </table:table-cell>
          <table:table-cell office:value-type="float" office:value="101.866" calcext:value-type="float">
            <text:p>101.8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76" calcext:value-type="float">
            <text:p>41.5776</text:p>
          </table:table-cell>
          <table:table-cell office:value-type="float" office:value="72.9722" calcext:value-type="float">
            <text:p>72.9722</text:p>
          </table:table-cell>
          <table:table-cell office:value-type="float" office:value="93.7016" calcext:value-type="float">
            <text:p>93.70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61.9007" calcext:value-type="float">
            <text:p>61.9007</text:p>
          </table:table-cell>
          <table:table-cell office:value-type="float" office:value="76.1948" calcext:value-type="float">
            <text:p>76.19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97" calcext:value-type="float">
            <text:p>55.0197</text:p>
          </table:table-cell>
          <table:table-cell office:value-type="float" office:value="73.4401" calcext:value-type="float">
            <text:p>73.4401</text:p>
          </table:table-cell>
          <table:table-cell office:value-type="float" office:value="96.1006" calcext:value-type="float">
            <text:p>96.10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48" calcext:value-type="float">
            <text:p>47.6448</text:p>
          </table:table-cell>
          <table:table-cell office:value-type="float" office:value="75.5698" calcext:value-type="float">
            <text:p>75.5698</text:p>
          </table:table-cell>
          <table:table-cell office:value-type="float" office:value="93.6475" calcext:value-type="float">
            <text:p>93.647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04" calcext:value-type="float">
            <text:p>45.2204</text:p>
          </table:table-cell>
          <table:table-cell office:value-type="float" office:value="80.235" calcext:value-type="float">
            <text:p>80.235</text:p>
          </table:table-cell>
          <table:table-cell office:value-type="float" office:value="101.87" calcext:value-type="float">
            <text:p>101.8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56" calcext:value-type="float">
            <text:p>41.5656</text:p>
          </table:table-cell>
          <table:table-cell office:value-type="float" office:value="72.9544" calcext:value-type="float">
            <text:p>72.9544</text:p>
          </table:table-cell>
          <table:table-cell office:value-type="float" office:value="93.6827" calcext:value-type="float">
            <text:p>93.68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66" calcext:value-type="float">
            <text:p>43.6866</text:p>
          </table:table-cell>
          <table:table-cell office:value-type="float" office:value="61.8908" calcext:value-type="float">
            <text:p>61.8908</text:p>
          </table:table-cell>
          <table:table-cell office:value-type="float" office:value="76.1836" calcext:value-type="float">
            <text:p>76.18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88" calcext:value-type="float">
            <text:p>55.0188</text:p>
          </table:table-cell>
          <table:table-cell office:value-type="float" office:value="73.4449" calcext:value-type="float">
            <text:p>73.4449</text:p>
          </table:table-cell>
          <table:table-cell office:value-type="float" office:value="96.112" calcext:value-type="float">
            <text:p>96.11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06" calcext:value-type="float">
            <text:p>47.6406</text:p>
          </table:table-cell>
          <table:table-cell office:value-type="float" office:value="75.563" calcext:value-type="float">
            <text:p>75.563</text:p>
          </table:table-cell>
          <table:table-cell office:value-type="float" office:value="93.6399" calcext:value-type="float">
            <text:p>93.639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01" calcext:value-type="float">
            <text:p>45.2201</text:p>
          </table:table-cell>
          <table:table-cell office:value-type="float" office:value="80.236" calcext:value-type="float">
            <text:p>80.236</text:p>
          </table:table-cell>
          <table:table-cell office:value-type="float" office:value="101.873" calcext:value-type="float">
            <text:p>101.8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31" calcext:value-type="float">
            <text:p>41.5531</text:p>
          </table:table-cell>
          <table:table-cell office:value-type="float" office:value="72.9354" calcext:value-type="float">
            <text:p>72.9354</text:p>
          </table:table-cell>
          <table:table-cell office:value-type="float" office:value="93.6617" calcext:value-type="float">
            <text:p>93.66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29" calcext:value-type="float">
            <text:p>43.6829</text:p>
          </table:table-cell>
          <table:table-cell office:value-type="float" office:value="61.8841" calcext:value-type="float">
            <text:p>61.8841</text:p>
          </table:table-cell>
          <table:table-cell office:value-type="float" office:value="76.1758" calcext:value-type="float">
            <text:p>76.17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253" calcext:value-type="float">
            <text:p>55.0253</text:p>
          </table:table-cell>
          <table:table-cell office:value-type="float" office:value="73.468" calcext:value-type="float">
            <text:p>73.468</text:p>
          </table:table-cell>
          <table:table-cell office:value-type="float" office:value="96.1451" calcext:value-type="float">
            <text:p>96.14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96" calcext:value-type="float">
            <text:p>47.6396</text:p>
          </table:table-cell>
          <table:table-cell office:value-type="float" office:value="75.5614" calcext:value-type="float">
            <text:p>75.5614</text:p>
          </table:table-cell>
          <table:table-cell office:value-type="float" office:value="93.6383" calcext:value-type="float">
            <text:p>93.63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97" calcext:value-type="float">
            <text:p>45.2197</text:p>
          </table:table-cell>
          <table:table-cell office:value-type="float" office:value="80.2355" calcext:value-type="float">
            <text:p>80.2355</text:p>
          </table:table-cell>
          <table:table-cell office:value-type="float" office:value="101.873" calcext:value-type="float">
            <text:p>101.8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85" calcext:value-type="float">
            <text:p>41.5485</text:p>
          </table:table-cell>
          <table:table-cell office:value-type="float" office:value="72.9293" calcext:value-type="float">
            <text:p>72.9293</text:p>
          </table:table-cell>
          <table:table-cell office:value-type="float" office:value="93.6562" calcext:value-type="float">
            <text:p>93.65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93" calcext:value-type="float">
            <text:p>43.6793</text:p>
          </table:table-cell>
          <table:table-cell office:value-type="float" office:value="61.8778" calcext:value-type="float">
            <text:p>61.8778</text:p>
          </table:table-cell>
          <table:table-cell office:value-type="float" office:value="76.1691" calcext:value-type="float">
            <text:p>76.16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33" calcext:value-type="float">
            <text:p>55.0333</text:p>
          </table:table-cell>
          <table:table-cell office:value-type="float" office:value="73.4936" calcext:value-type="float">
            <text:p>73.4936</text:p>
          </table:table-cell>
          <table:table-cell office:value-type="float" office:value="96.181" calcext:value-type="float">
            <text:p>96.18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93" calcext:value-type="float">
            <text:p>47.6393</text:p>
          </table:table-cell>
          <table:table-cell office:value-type="float" office:value="75.5611" calcext:value-type="float">
            <text:p>75.5611</text:p>
          </table:table-cell>
          <table:table-cell office:value-type="float" office:value="93.6383" calcext:value-type="float">
            <text:p>93.63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92" calcext:value-type="float">
            <text:p>45.2192</text:p>
          </table:table-cell>
          <table:table-cell office:value-type="float" office:value="80.2346" calcext:value-type="float">
            <text:p>80.2346</text:p>
          </table:table-cell>
          <table:table-cell office:value-type="float" office:value="101.871" calcext:value-type="float">
            <text:p>101.8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55" calcext:value-type="float">
            <text:p>41.5455</text:p>
          </table:table-cell>
          <table:table-cell office:value-type="float" office:value="72.9251" calcext:value-type="float">
            <text:p>72.9251</text:p>
          </table:table-cell>
          <table:table-cell office:value-type="float" office:value="93.6523" calcext:value-type="float">
            <text:p>93.65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43" calcext:value-type="float">
            <text:p>43.6743</text:p>
          </table:table-cell>
          <table:table-cell office:value-type="float" office:value="61.869" calcext:value-type="float">
            <text:p>61.869</text:p>
          </table:table-cell>
          <table:table-cell office:value-type="float" office:value="76.1594" calcext:value-type="float">
            <text:p>76.15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43" calcext:value-type="float">
            <text:p>55.0343</text:p>
          </table:table-cell>
          <table:table-cell office:value-type="float" office:value="73.5008" calcext:value-type="float">
            <text:p>73.5008</text:p>
          </table:table-cell>
          <table:table-cell office:value-type="float" office:value="96.1948" calcext:value-type="float">
            <text:p>96.19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96" calcext:value-type="float">
            <text:p>47.6396</text:p>
          </table:table-cell>
          <table:table-cell office:value-type="float" office:value="75.5616" calcext:value-type="float">
            <text:p>75.5616</text:p>
          </table:table-cell>
          <table:table-cell office:value-type="float" office:value="93.6391" calcext:value-type="float">
            <text:p>93.63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32" calcext:value-type="float">
            <text:p>45.2232</text:p>
          </table:table-cell>
          <table:table-cell office:value-type="float" office:value="80.2405" calcext:value-type="float">
            <text:p>80.2405</text:p>
          </table:table-cell>
          <table:table-cell office:value-type="float" office:value="101.878" calcext:value-type="float">
            <text:p>101.8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9" calcext:value-type="float">
            <text:p>41.539</text:p>
          </table:table-cell>
          <table:table-cell office:value-type="float" office:value="72.9152" calcext:value-type="float">
            <text:p>72.9152</text:p>
          </table:table-cell>
          <table:table-cell office:value-type="float" office:value="93.6413" calcext:value-type="float">
            <text:p>93.64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24" calcext:value-type="float">
            <text:p>43.6724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76.1565" calcext:value-type="float">
            <text:p>76.15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43" calcext:value-type="float">
            <text:p>55.0343</text:p>
          </table:table-cell>
          <table:table-cell office:value-type="float" office:value="73.5039" calcext:value-type="float">
            <text:p>73.5039</text:p>
          </table:table-cell>
          <table:table-cell office:value-type="float" office:value="96.2026" calcext:value-type="float">
            <text:p>96.20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04" calcext:value-type="float">
            <text:p>47.6404</text:p>
          </table:table-cell>
          <table:table-cell office:value-type="float" office:value="75.5628" calcext:value-type="float">
            <text:p>75.5628</text:p>
          </table:table-cell>
          <table:table-cell office:value-type="float" office:value="93.6402" calcext:value-type="float">
            <text:p>93.640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26" calcext:value-type="float">
            <text:p>45.2226</text:p>
          </table:table-cell>
          <table:table-cell office:value-type="float" office:value="80.2397" calcext:value-type="float">
            <text:p>80.2397</text:p>
          </table:table-cell>
          <table:table-cell office:value-type="float" office:value="101.877" calcext:value-type="float">
            <text:p>101.8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06" calcext:value-type="float">
            <text:p>41.5306</text:p>
          </table:table-cell>
          <table:table-cell office:value-type="float" office:value="72.9032" calcext:value-type="float">
            <text:p>72.9032</text:p>
          </table:table-cell>
          <table:table-cell office:value-type="float" office:value="93.6289" calcext:value-type="float">
            <text:p>93.628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06" calcext:value-type="float">
            <text:p>43.6706</text:p>
          </table:table-cell>
          <table:table-cell office:value-type="float" office:value="61.8627" calcext:value-type="float">
            <text:p>61.8627</text:p>
          </table:table-cell>
          <table:table-cell office:value-type="float" office:value="76.1531" calcext:value-type="float">
            <text:p>76.15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272" calcext:value-type="float">
            <text:p>55.0272</text:p>
          </table:table-cell>
          <table:table-cell office:value-type="float" office:value="73.4912" calcext:value-type="float">
            <text:p>73.4912</text:p>
          </table:table-cell>
          <table:table-cell office:value-type="float" office:value="96.1921" calcext:value-type="float">
            <text:p>96.19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11" calcext:value-type="float">
            <text:p>47.6411</text:p>
          </table:table-cell>
          <table:table-cell office:value-type="float" office:value="75.5638" calcext:value-type="float">
            <text:p>75.5638</text:p>
          </table:table-cell>
          <table:table-cell office:value-type="float" office:value="93.6413" calcext:value-type="float">
            <text:p>93.64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55" calcext:value-type="float">
            <text:p>45.2255</text:p>
          </table:table-cell>
          <table:table-cell office:value-type="float" office:value="80.2448" calcext:value-type="float">
            <text:p>80.2448</text:p>
          </table:table-cell>
          <table:table-cell office:value-type="float" office:value="101.885" calcext:value-type="float">
            <text:p>101.8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89" calcext:value-type="float">
            <text:p>41.5289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3.6263" calcext:value-type="float">
            <text:p>93.626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72" calcext:value-type="float">
            <text:p>43.6672</text:p>
          </table:table-cell>
          <table:table-cell office:value-type="float" office:value="61.857" calcext:value-type="float">
            <text:p>61.857</text:p>
          </table:table-cell>
          <table:table-cell office:value-type="float" office:value="76.1475" calcext:value-type="float">
            <text:p>76.14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79" calcext:value-type="float">
            <text:p>55.0179</text:p>
          </table:table-cell>
          <table:table-cell office:value-type="float" office:value="73.4722" calcext:value-type="float">
            <text:p>73.4722</text:p>
          </table:table-cell>
          <table:table-cell office:value-type="float" office:value="96.1727" calcext:value-type="float">
            <text:p>96.17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2" calcext:value-type="float">
            <text:p>47.642</text:p>
          </table:table-cell>
          <table:table-cell office:value-type="float" office:value="75.5654" calcext:value-type="float">
            <text:p>75.5654</text:p>
          </table:table-cell>
          <table:table-cell office:value-type="float" office:value="93.6429" calcext:value-type="float">
            <text:p>93.64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7" calcext:value-type="float">
            <text:p>45.227</text:p>
          </table:table-cell>
          <table:table-cell office:value-type="float" office:value="80.2477" calcext:value-type="float">
            <text:p>80.2477</text:p>
          </table:table-cell>
          <table:table-cell office:value-type="float" office:value="101.889" calcext:value-type="float">
            <text:p>101.8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81" calcext:value-type="float">
            <text:p>41.5281</text:p>
          </table:table-cell>
          <table:table-cell office:value-type="float" office:value="72.8997" calcext:value-type="float">
            <text:p>72.8997</text:p>
          </table:table-cell>
          <table:table-cell office:value-type="float" office:value="93.6258" calcext:value-type="float">
            <text:p>93.625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35" calcext:value-type="float">
            <text:p>43.6635</text:p>
          </table:table-cell>
          <table:table-cell office:value-type="float" office:value="61.8507" calcext:value-type="float">
            <text:p>61.8507</text:p>
          </table:table-cell>
          <table:table-cell office:value-type="float" office:value="76.141" calcext:value-type="float">
            <text:p>76.1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87" calcext:value-type="float">
            <text:p>54.9987</text:p>
          </table:table-cell>
          <table:table-cell office:value-type="float" office:value="73.4337" calcext:value-type="float">
            <text:p>73.4337</text:p>
          </table:table-cell>
          <table:table-cell office:value-type="float" office:value="96.1328" calcext:value-type="float">
            <text:p>96.13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28" calcext:value-type="float">
            <text:p>47.6428</text:p>
          </table:table-cell>
          <table:table-cell office:value-type="float" office:value="75.5665" calcext:value-type="float">
            <text:p>75.5665</text:p>
          </table:table-cell>
          <table:table-cell office:value-type="float" office:value="93.6439" calcext:value-type="float">
            <text:p>93.643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93" calcext:value-type="float">
            <text:p>45.2293</text:p>
          </table:table-cell>
          <table:table-cell office:value-type="float" office:value="80.2513" calcext:value-type="float">
            <text:p>80.2513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42" calcext:value-type="float">
            <text:p>41.5242</text:p>
          </table:table-cell>
          <table:table-cell office:value-type="float" office:value="72.8947" calcext:value-type="float">
            <text:p>72.8947</text:p>
          </table:table-cell>
          <table:table-cell office:value-type="float" office:value="93.6217" calcext:value-type="float">
            <text:p>93.62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29" calcext:value-type="float">
            <text:p>43.6629</text:p>
          </table:table-cell>
          <table:table-cell office:value-type="float" office:value="61.8497" calcext:value-type="float">
            <text:p>61.8497</text:p>
          </table:table-cell>
          <table:table-cell office:value-type="float" office:value="76.1401" calcext:value-type="float">
            <text:p>76.14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889" calcext:value-type="float">
            <text:p>54.9889</text:p>
          </table:table-cell>
          <table:table-cell office:value-type="float" office:value="73.416" calcext:value-type="float">
            <text:p>73.416</text:p>
          </table:table-cell>
          <table:table-cell office:value-type="float" office:value="96.1151" calcext:value-type="float">
            <text:p>96.11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35" calcext:value-type="float">
            <text:p>47.6435</text:p>
          </table:table-cell>
          <table:table-cell office:value-type="float" office:value="75.5677" calcext:value-type="float">
            <text:p>75.5677</text:p>
          </table:table-cell>
          <table:table-cell office:value-type="float" office:value="93.6454" calcext:value-type="float">
            <text:p>93.645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04" calcext:value-type="float">
            <text:p>45.2304</text:p>
          </table:table-cell>
          <table:table-cell office:value-type="float" office:value="80.253" calcext:value-type="float">
            <text:p>80.253</text:p>
          </table:table-cell>
          <table:table-cell office:value-type="float" office:value="101.895" calcext:value-type="float">
            <text:p>101.8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26" calcext:value-type="float">
            <text:p>41.5226</text:p>
          </table:table-cell>
          <table:table-cell office:value-type="float" office:value="72.8927" calcext:value-type="float">
            <text:p>72.8927</text:p>
          </table:table-cell>
          <table:table-cell office:value-type="float" office:value="93.62" calcext:value-type="float">
            <text:p>93.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21" calcext:value-type="float">
            <text:p>43.6621</text:p>
          </table:table-cell>
          <table:table-cell office:value-type="float" office:value="61.8485" calcext:value-type="float">
            <text:p>61.8485</text:p>
          </table:table-cell>
          <table:table-cell office:value-type="float" office:value="76.1389" calcext:value-type="float">
            <text:p>76.13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794" calcext:value-type="float">
            <text:p>54.9794</text:p>
          </table:table-cell>
          <table:table-cell office:value-type="float" office:value="73.3984" calcext:value-type="float">
            <text:p>73.3984</text:p>
          </table:table-cell>
          <table:table-cell office:value-type="float" office:value="96.0974" calcext:value-type="float">
            <text:p>96.09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38" calcext:value-type="float">
            <text:p>47.6438</text:p>
          </table:table-cell>
          <table:table-cell office:value-type="float" office:value="75.5682" calcext:value-type="float">
            <text:p>75.5682</text:p>
          </table:table-cell>
          <table:table-cell office:value-type="float" office:value="93.646" calcext:value-type="float">
            <text:p>93.6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44" calcext:value-type="float">
            <text:p>45.2344</text:p>
          </table:table-cell>
          <table:table-cell office:value-type="float" office:value="80.2591" calcext:value-type="float">
            <text:p>80.2591</text:p>
          </table:table-cell>
          <table:table-cell office:value-type="float" office:value="101.902" calcext:value-type="float">
            <text:p>101.9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05" calcext:value-type="float">
            <text:p>41.5205</text:p>
          </table:table-cell>
          <table:table-cell office:value-type="float" office:value="72.8897" calcext:value-type="float">
            <text:p>72.8897</text:p>
          </table:table-cell>
          <table:table-cell office:value-type="float" office:value="93.6169" calcext:value-type="float">
            <text:p>93.61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15" calcext:value-type="float">
            <text:p>43.6615</text:p>
          </table:table-cell>
          <table:table-cell office:value-type="float" office:value="61.8479" calcext:value-type="float">
            <text:p>61.8479</text:p>
          </table:table-cell>
          <table:table-cell office:value-type="float" office:value="76.1394" calcext:value-type="float">
            <text:p>76.13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702" calcext:value-type="float">
            <text:p>54.9702</text:p>
          </table:table-cell>
          <table:table-cell office:value-type="float" office:value="73.383" calcext:value-type="float">
            <text:p>73.383</text:p>
          </table:table-cell>
          <table:table-cell office:value-type="float" office:value="96.0831" calcext:value-type="float">
            <text:p>96.08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42" calcext:value-type="float">
            <text:p>47.6442</text:p>
          </table:table-cell>
          <table:table-cell office:value-type="float" office:value="75.5688" calcext:value-type="float">
            <text:p>75.5688</text:p>
          </table:table-cell>
          <table:table-cell office:value-type="float" office:value="93.6467" calcext:value-type="float">
            <text:p>93.64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49" calcext:value-type="float">
            <text:p>45.2449</text:p>
          </table:table-cell>
          <table:table-cell office:value-type="float" office:value="80.2758" calcext:value-type="float">
            <text:p>80.2758</text:p>
          </table:table-cell>
          <table:table-cell office:value-type="float" office:value="101.922" calcext:value-type="float">
            <text:p>101.9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" calcext:value-type="float">
            <text:p>41.52</text:p>
          </table:table-cell>
          <table:table-cell office:value-type="float" office:value="72.889" calcext:value-type="float">
            <text:p>72.889</text:p>
          </table:table-cell>
          <table:table-cell office:value-type="float" office:value="93.6164" calcext:value-type="float">
            <text:p>93.61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12" calcext:value-type="float">
            <text:p>43.6612</text:p>
          </table:table-cell>
          <table:table-cell office:value-type="float" office:value="61.8477" calcext:value-type="float">
            <text:p>61.8477</text:p>
          </table:table-cell>
          <table:table-cell office:value-type="float" office:value="76.1398" calcext:value-type="float">
            <text:p>76.13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373" calcext:value-type="float">
            <text:p>54.9373</text:p>
          </table:table-cell>
          <table:table-cell office:value-type="float" office:value="73.3201" calcext:value-type="float">
            <text:p>73.3201</text:p>
          </table:table-cell>
          <table:table-cell office:value-type="float" office:value="96.0172" calcext:value-type="float">
            <text:p>96.01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49" calcext:value-type="float">
            <text:p>47.6449</text:p>
          </table:table-cell>
          <table:table-cell office:value-type="float" office:value="75.5701" calcext:value-type="float">
            <text:p>75.5701</text:p>
          </table:table-cell>
          <table:table-cell office:value-type="float" office:value="93.6481" calcext:value-type="float">
            <text:p>93.64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91" calcext:value-type="float">
            <text:p>45.2491</text:p>
          </table:table-cell>
          <table:table-cell office:value-type="float" office:value="80.282" calcext:value-type="float">
            <text:p>80.282</text:p>
          </table:table-cell>
          <table:table-cell office:value-type="float" office:value="101.93" calcext:value-type="float">
            <text:p>101.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64" calcext:value-type="float">
            <text:p>41.5164</text:p>
          </table:table-cell>
          <table:table-cell office:value-type="float" office:value="72.8841" calcext:value-type="float">
            <text:p>72.8841</text:p>
          </table:table-cell>
          <table:table-cell office:value-type="float" office:value="93.6115" calcext:value-type="float">
            <text:p>93.61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16" calcext:value-type="float">
            <text:p>43.6616</text:p>
          </table:table-cell>
          <table:table-cell office:value-type="float" office:value="61.8497" calcext:value-type="float">
            <text:p>61.8497</text:p>
          </table:table-cell>
          <table:table-cell office:value-type="float" office:value="76.1445" calcext:value-type="float">
            <text:p>76.14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84" calcext:value-type="float">
            <text:p>54.9284</text:p>
          </table:table-cell>
          <table:table-cell office:value-type="float" office:value="73.304" calcext:value-type="float">
            <text:p>73.304</text:p>
          </table:table-cell>
          <table:table-cell office:value-type="float" office:value="96.0009" calcext:value-type="float">
            <text:p>96.00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57" calcext:value-type="float">
            <text:p>47.6457</text:p>
          </table:table-cell>
          <table:table-cell office:value-type="float" office:value="75.5714" calcext:value-type="float">
            <text:p>75.5714</text:p>
          </table:table-cell>
          <table:table-cell office:value-type="float" office:value="93.6498" calcext:value-type="float">
            <text:p>93.64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09" calcext:value-type="float">
            <text:p>45.2509</text:p>
          </table:table-cell>
          <table:table-cell office:value-type="float" office:value="80.2846" calcext:value-type="float">
            <text:p>80.2846</text:p>
          </table:table-cell>
          <table:table-cell office:value-type="float" office:value="101.932" calcext:value-type="float">
            <text:p>101.93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39" calcext:value-type="float">
            <text:p>41.5139</text:p>
          </table:table-cell>
          <table:table-cell office:value-type="float" office:value="72.8807" calcext:value-type="float">
            <text:p>72.8807</text:p>
          </table:table-cell>
          <table:table-cell office:value-type="float" office:value="93.6083" calcext:value-type="float">
            <text:p>93.608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06" calcext:value-type="float">
            <text:p>43.6606</text:p>
          </table:table-cell>
          <table:table-cell office:value-type="float" office:value="61.848" calcext:value-type="float">
            <text:p>61.848</text:p>
          </table:table-cell>
          <table:table-cell office:value-type="float" office:value="76.1429" calcext:value-type="float">
            <text:p>76.14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17" calcext:value-type="float">
            <text:p>54.9217</text:p>
          </table:table-cell>
          <table:table-cell office:value-type="float" office:value="73.2917" calcext:value-type="float">
            <text:p>73.2917</text:p>
          </table:table-cell>
          <table:table-cell office:value-type="float" office:value="95.9883" calcext:value-type="float">
            <text:p>95.98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63" calcext:value-type="float">
            <text:p>47.6463</text:p>
          </table:table-cell>
          <table:table-cell office:value-type="float" office:value="75.5727" calcext:value-type="float">
            <text:p>75.5727</text:p>
          </table:table-cell>
          <table:table-cell office:value-type="float" office:value="93.6518" calcext:value-type="float">
            <text:p>93.65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17" calcext:value-type="float">
            <text:p>45.2517</text:p>
          </table:table-cell>
          <table:table-cell office:value-type="float" office:value="80.2858" calcext:value-type="float">
            <text:p>80.2858</text:p>
          </table:table-cell>
          <table:table-cell office:value-type="float" office:value="101.934" calcext:value-type="float">
            <text:p>101.93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31" calcext:value-type="float">
            <text:p>41.5131</text:p>
          </table:table-cell>
          <table:table-cell office:value-type="float" office:value="72.8797" calcext:value-type="float">
            <text:p>72.8797</text:p>
          </table:table-cell>
          <table:table-cell office:value-type="float" office:value="93.6077" calcext:value-type="float">
            <text:p>93.607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593" calcext:value-type="float">
            <text:p>43.6593</text:p>
          </table:table-cell>
          <table:table-cell office:value-type="float" office:value="61.846" calcext:value-type="float">
            <text:p>61.846</text:p>
          </table:table-cell>
          <table:table-cell office:value-type="float" office:value="76.141" calcext:value-type="float">
            <text:p>76.1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38" calcext:value-type="float">
            <text:p>54.9238</text:p>
          </table:table-cell>
          <table:table-cell office:value-type="float" office:value="73.3015" calcext:value-type="float">
            <text:p>73.3015</text:p>
          </table:table-cell>
          <table:table-cell office:value-type="float" office:value="96.003" calcext:value-type="float">
            <text:p>96.0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85" calcext:value-type="float">
            <text:p>47.6485</text:p>
          </table:table-cell>
          <table:table-cell office:value-type="float" office:value="75.5766" calcext:value-type="float">
            <text:p>75.5766</text:p>
          </table:table-cell>
          <table:table-cell office:value-type="float" office:value="93.6567" calcext:value-type="float">
            <text:p>93.65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28" calcext:value-type="float">
            <text:p>45.2528</text:p>
          </table:table-cell>
          <table:table-cell office:value-type="float" office:value="80.2878" calcext:value-type="float">
            <text:p>80.2878</text:p>
          </table:table-cell>
          <table:table-cell office:value-type="float" office:value="101.936" calcext:value-type="float">
            <text:p>101.93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9" calcext:value-type="float">
            <text:p>41.5149</text:p>
          </table:table-cell>
          <table:table-cell office:value-type="float" office:value="72.8826" calcext:value-type="float">
            <text:p>72.8826</text:p>
          </table:table-cell>
          <table:table-cell office:value-type="float" office:value="93.6112" calcext:value-type="float">
            <text:p>93.61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03" calcext:value-type="float">
            <text:p>43.6603</text:p>
          </table:table-cell>
          <table:table-cell office:value-type="float" office:value="61.8484" calcext:value-type="float">
            <text:p>61.8484</text:p>
          </table:table-cell>
          <table:table-cell office:value-type="float" office:value="76.1449" calcext:value-type="float">
            <text:p>76.14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32" calcext:value-type="float">
            <text:p>54.9232</text:p>
          </table:table-cell>
          <table:table-cell office:value-type="float" office:value="73.303" calcext:value-type="float">
            <text:p>73.303</text:p>
          </table:table-cell>
          <table:table-cell office:value-type="float" office:value="96.0067" calcext:value-type="float">
            <text:p>96.00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496" calcext:value-type="float">
            <text:p>47.6496</text:p>
          </table:table-cell>
          <table:table-cell office:value-type="float" office:value="75.5786" calcext:value-type="float">
            <text:p>75.5786</text:p>
          </table:table-cell>
          <table:table-cell office:value-type="float" office:value="93.6594" calcext:value-type="float">
            <text:p>93.65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38" calcext:value-type="float">
            <text:p>45.2538</text:p>
          </table:table-cell>
          <table:table-cell office:value-type="float" office:value="80.2894" calcext:value-type="float">
            <text:p>80.2894</text:p>
          </table:table-cell>
          <table:table-cell office:value-type="float" office:value="101.938" calcext:value-type="float">
            <text:p>101.9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65" calcext:value-type="float">
            <text:p>41.5165</text:p>
          </table:table-cell>
          <table:table-cell office:value-type="float" office:value="72.8853" calcext:value-type="float">
            <text:p>72.8853</text:p>
          </table:table-cell>
          <table:table-cell office:value-type="float" office:value="93.6145" calcext:value-type="float">
            <text:p>93.614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12" calcext:value-type="float">
            <text:p>43.6612</text:p>
          </table:table-cell>
          <table:table-cell office:value-type="float" office:value="61.8503" calcext:value-type="float">
            <text:p>61.8503</text:p>
          </table:table-cell>
          <table:table-cell office:value-type="float" office:value="76.1478" calcext:value-type="float">
            <text:p>76.14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37" calcext:value-type="float">
            <text:p>54.9237</text:p>
          </table:table-cell>
          <table:table-cell office:value-type="float" office:value="73.3081" calcext:value-type="float">
            <text:p>73.3081</text:p>
          </table:table-cell>
          <table:table-cell office:value-type="float" office:value="96.016" calcext:value-type="float">
            <text:p>96.0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35" calcext:value-type="float">
            <text:p>47.6535</text:p>
          </table:table-cell>
          <table:table-cell office:value-type="float" office:value="75.5853" calcext:value-type="float">
            <text:p>75.5853</text:p>
          </table:table-cell>
          <table:table-cell office:value-type="float" office:value="93.6676" calcext:value-type="float">
            <text:p>93.66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69" calcext:value-type="float">
            <text:p>45.2569</text:p>
          </table:table-cell>
          <table:table-cell office:value-type="float" office:value="80.2943" calcext:value-type="float">
            <text:p>80.2943</text:p>
          </table:table-cell>
          <table:table-cell office:value-type="float" office:value="101.944" calcext:value-type="float">
            <text:p>101.9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02" calcext:value-type="float">
            <text:p>41.5202</text:p>
          </table:table-cell>
          <table:table-cell office:value-type="float" office:value="72.891" calcext:value-type="float">
            <text:p>72.891</text:p>
          </table:table-cell>
          <table:table-cell office:value-type="float" office:value="93.621" calcext:value-type="float">
            <text:p>93.6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33" calcext:value-type="float">
            <text:p>43.6633</text:p>
          </table:table-cell>
          <table:table-cell office:value-type="float" office:value="61.8539" calcext:value-type="float">
            <text:p>61.8539</text:p>
          </table:table-cell>
          <table:table-cell office:value-type="float" office:value="76.1513" calcext:value-type="float">
            <text:p>76.15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36" calcext:value-type="float">
            <text:p>54.9236</text:p>
          </table:table-cell>
          <table:table-cell office:value-type="float" office:value="73.312" calcext:value-type="float">
            <text:p>73.312</text:p>
          </table:table-cell>
          <table:table-cell office:value-type="float" office:value="96.024" calcext:value-type="float">
            <text:p>96.02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53" calcext:value-type="float">
            <text:p>47.6553</text:p>
          </table:table-cell>
          <table:table-cell office:value-type="float" office:value="75.5885" calcext:value-type="float">
            <text:p>75.5885</text:p>
          </table:table-cell>
          <table:table-cell office:value-type="float" office:value="93.6716" calcext:value-type="float">
            <text:p>93.67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96" calcext:value-type="float">
            <text:p>45.2596</text:p>
          </table:table-cell>
          <table:table-cell office:value-type="float" office:value="80.2987" calcext:value-type="float">
            <text:p>80.2987</text:p>
          </table:table-cell>
          <table:table-cell office:value-type="float" office:value="101.95" calcext:value-type="float">
            <text:p>101.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24" calcext:value-type="float">
            <text:p>41.5224</text:p>
          </table:table-cell>
          <table:table-cell office:value-type="float" office:value="72.8943" calcext:value-type="float">
            <text:p>72.8943</text:p>
          </table:table-cell>
          <table:table-cell office:value-type="float" office:value="93.6246" calcext:value-type="float">
            <text:p>93.62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43" calcext:value-type="float">
            <text:p>43.6643</text:p>
          </table:table-cell>
          <table:table-cell office:value-type="float" office:value="61.8551" calcext:value-type="float">
            <text:p>61.8551</text:p>
          </table:table-cell>
          <table:table-cell office:value-type="float" office:value="76.1516" calcext:value-type="float">
            <text:p>76.15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178" calcext:value-type="float">
            <text:p>54.9178</text:p>
          </table:table-cell>
          <table:table-cell office:value-type="float" office:value="73.3024" calcext:value-type="float">
            <text:p>73.3024</text:p>
          </table:table-cell>
          <table:table-cell office:value-type="float" office:value="96.0153" calcext:value-type="float">
            <text:p>96.015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69" calcext:value-type="float">
            <text:p>47.6569</text:p>
          </table:table-cell>
          <table:table-cell office:value-type="float" office:value="75.5911" calcext:value-type="float">
            <text:p>75.5911</text:p>
          </table:table-cell>
          <table:table-cell office:value-type="float" office:value="93.6744" calcext:value-type="float">
            <text:p>93.67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21" calcext:value-type="float">
            <text:p>45.2621</text:p>
          </table:table-cell>
          <table:table-cell office:value-type="float" office:value="80.3031" calcext:value-type="float">
            <text:p>80.3031</text:p>
          </table:table-cell>
          <table:table-cell office:value-type="float" office:value="101.956" calcext:value-type="float">
            <text:p>101.9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43" calcext:value-type="float">
            <text:p>41.5243</text:p>
          </table:table-cell>
          <table:table-cell office:value-type="float" office:value="72.8976" calcext:value-type="float">
            <text:p>72.8976</text:p>
          </table:table-cell>
          <table:table-cell office:value-type="float" office:value="93.6287" calcext:value-type="float">
            <text:p>93.62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63" calcext:value-type="float">
            <text:p>43.6663</text:p>
          </table:table-cell>
          <table:table-cell office:value-type="float" office:value="61.8596" calcext:value-type="float">
            <text:p>61.8596</text:p>
          </table:table-cell>
          <table:table-cell office:value-type="float" office:value="76.1583" calcext:value-type="float">
            <text:p>76.15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86" calcext:value-type="float">
            <text:p>54.886</text:p>
          </table:table-cell>
          <table:table-cell office:value-type="float" office:value="73.2369" calcext:value-type="float">
            <text:p>73.2369</text:p>
          </table:table-cell>
          <table:table-cell office:value-type="float" office:value="95.9444" calcext:value-type="float">
            <text:p>95.94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86" calcext:value-type="float">
            <text:p>47.6586</text:p>
          </table:table-cell>
          <table:table-cell office:value-type="float" office:value="75.5938" calcext:value-type="float">
            <text:p>75.5938</text:p>
          </table:table-cell>
          <table:table-cell office:value-type="float" office:value="93.6771" calcext:value-type="float">
            <text:p>93.67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48" calcext:value-type="float">
            <text:p>45.264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101.964" calcext:value-type="float">
            <text:p>101.9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31" calcext:value-type="float">
            <text:p>41.5231</text:p>
          </table:table-cell>
          <table:table-cell office:value-type="float" office:value="72.8954" calcext:value-type="float">
            <text:p>72.8954</text:p>
          </table:table-cell>
          <table:table-cell office:value-type="float" office:value="93.626" calcext:value-type="float">
            <text:p>93.6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67" calcext:value-type="float">
            <text:p>43.6667</text:p>
          </table:table-cell>
          <table:table-cell office:value-type="float" office:value="61.8606" calcext:value-type="float">
            <text:p>61.8606</text:p>
          </table:table-cell>
          <table:table-cell office:value-type="float" office:value="76.1597" calcext:value-type="float">
            <text:p>76.15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06" calcext:value-type="float">
            <text:p>54.806</text:p>
          </table:table-cell>
          <table:table-cell office:value-type="float" office:value="73.0685" calcext:value-type="float">
            <text:p>73.0685</text:p>
          </table:table-cell>
          <table:table-cell office:value-type="float" office:value="95.7575" calcext:value-type="float">
            <text:p>95.757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85" calcext:value-type="float">
            <text:p>47.6585</text:p>
          </table:table-cell>
          <table:table-cell office:value-type="float" office:value="75.5937" calcext:value-type="float">
            <text:p>75.5937</text:p>
          </table:table-cell>
          <table:table-cell office:value-type="float" office:value="93.6769" calcext:value-type="float">
            <text:p>93.67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57" calcext:value-type="float">
            <text:p>45.2657</text:p>
          </table:table-cell>
          <table:table-cell office:value-type="float" office:value="80.3102" calcext:value-type="float">
            <text:p>80.3102</text:p>
          </table:table-cell>
          <table:table-cell office:value-type="float" office:value="101.966" calcext:value-type="float">
            <text:p>101.9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16" calcext:value-type="float">
            <text:p>41.5216</text:p>
          </table:table-cell>
          <table:table-cell office:value-type="float" office:value="72.8934" calcext:value-type="float">
            <text:p>72.8934</text:p>
          </table:table-cell>
          <table:table-cell office:value-type="float" office:value="93.624" calcext:value-type="float">
            <text:p>93.6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699" calcext:value-type="float">
            <text:p>43.6699</text:p>
          </table:table-cell>
          <table:table-cell office:value-type="float" office:value="61.865" calcext:value-type="float">
            <text:p>61.865</text:p>
          </table:table-cell>
          <table:table-cell office:value-type="float" office:value="76.162" calcext:value-type="float">
            <text:p>76.1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389" calcext:value-type="float">
            <text:p>54.7389</text:p>
          </table:table-cell>
          <table:table-cell office:value-type="float" office:value="72.922" calcext:value-type="float">
            <text:p>72.922</text:p>
          </table:table-cell>
          <table:table-cell office:value-type="float" office:value="95.5898" calcext:value-type="float">
            <text:p>95.58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89" calcext:value-type="float">
            <text:p>47.6589</text:p>
          </table:table-cell>
          <table:table-cell office:value-type="float" office:value="75.5943" calcext:value-type="float">
            <text:p>75.5943</text:p>
          </table:table-cell>
          <table:table-cell office:value-type="float" office:value="93.6779" calcext:value-type="float">
            <text:p>93.677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96" calcext:value-type="float">
            <text:p>45.2696</text:p>
          </table:table-cell>
          <table:table-cell office:value-type="float" office:value="80.3156" calcext:value-type="float">
            <text:p>80.3156</text:p>
          </table:table-cell>
          <table:table-cell office:value-type="float" office:value="101.972" calcext:value-type="float">
            <text:p>101.9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96" calcext:value-type="float">
            <text:p>41.5196</text:p>
          </table:table-cell>
          <table:table-cell office:value-type="float" office:value="72.891" calcext:value-type="float">
            <text:p>72.891</text:p>
          </table:table-cell>
          <table:table-cell office:value-type="float" office:value="93.6223" calcext:value-type="float">
            <text:p>93.62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03" calcext:value-type="float">
            <text:p>43.6703</text:p>
          </table:table-cell>
          <table:table-cell office:value-type="float" office:value="61.8651" calcext:value-type="float">
            <text:p>61.8651</text:p>
          </table:table-cell>
          <table:table-cell office:value-type="float" office:value="76.1609" calcext:value-type="float">
            <text:p>76.16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992" calcext:value-type="float">
            <text:p>54.6992</text:p>
          </table:table-cell>
          <table:table-cell office:value-type="float" office:value="72.8365" calcext:value-type="float">
            <text:p>72.8365</text:p>
          </table:table-cell>
          <table:table-cell office:value-type="float" office:value="95.4924" calcext:value-type="float">
            <text:p>95.492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82" calcext:value-type="float">
            <text:p>47.6582</text:p>
          </table:table-cell>
          <table:table-cell office:value-type="float" office:value="75.5929" calcext:value-type="float">
            <text:p>75.5929</text:p>
          </table:table-cell>
          <table:table-cell office:value-type="float" office:value="93.6757" calcext:value-type="float">
            <text:p>93.67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48" calcext:value-type="float">
            <text:p>45.2748</text:p>
          </table:table-cell>
          <table:table-cell office:value-type="float" office:value="80.3233" calcext:value-type="float">
            <text:p>80.3233</text:p>
          </table:table-cell>
          <table:table-cell office:value-type="float" office:value="101.98" calcext:value-type="float">
            <text:p>101.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12" calcext:value-type="float">
            <text:p>41.5212</text:p>
          </table:table-cell>
          <table:table-cell office:value-type="float" office:value="72.8936" calcext:value-type="float">
            <text:p>72.8936</text:p>
          </table:table-cell>
          <table:table-cell office:value-type="float" office:value="93.6254" calcext:value-type="float">
            <text:p>93.62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39" calcext:value-type="float">
            <text:p>43.6739</text:p>
          </table:table-cell>
          <table:table-cell office:value-type="float" office:value="61.8719" calcext:value-type="float">
            <text:p>61.8719</text:p>
          </table:table-cell>
          <table:table-cell office:value-type="float" office:value="76.1688" calcext:value-type="float">
            <text:p>76.16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029" calcext:value-type="float">
            <text:p>54.7029</text:p>
          </table:table-cell>
          <table:table-cell office:value-type="float" office:value="72.8451" calcext:value-type="float">
            <text:p>72.8451</text:p>
          </table:table-cell>
          <table:table-cell office:value-type="float" office:value="95.5021" calcext:value-type="float">
            <text:p>95.50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7" calcext:value-type="float">
            <text:p>47.657</text:p>
          </table:table-cell>
          <table:table-cell office:value-type="float" office:value="75.5906" calcext:value-type="float">
            <text:p>75.5906</text:p>
          </table:table-cell>
          <table:table-cell office:value-type="float" office:value="93.6724" calcext:value-type="float">
            <text:p>93.67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4" calcext:value-type="float">
            <text:p>45.284</text:p>
          </table:table-cell>
          <table:table-cell office:value-type="float" office:value="80.3382" calcext:value-type="float">
            <text:p>80.3382</text:p>
          </table:table-cell>
          <table:table-cell office:value-type="float" office:value="101.999" calcext:value-type="float">
            <text:p>101.99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45" calcext:value-type="float">
            <text:p>41.5245</text:p>
          </table:table-cell>
          <table:table-cell office:value-type="float" office:value="72.8985" calcext:value-type="float">
            <text:p>72.8985</text:p>
          </table:table-cell>
          <table:table-cell office:value-type="float" office:value="93.6305" calcext:value-type="float">
            <text:p>93.63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67" calcext:value-type="float">
            <text:p>43.6767</text:p>
          </table:table-cell>
          <table:table-cell office:value-type="float" office:value="61.8774" calcext:value-type="float">
            <text:p>61.8774</text:p>
          </table:table-cell>
          <table:table-cell office:value-type="float" office:value="76.176" calcext:value-type="float">
            <text:p>76.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148" calcext:value-type="float">
            <text:p>54.7148</text:p>
          </table:table-cell>
          <table:table-cell office:value-type="float" office:value="72.8743" calcext:value-type="float">
            <text:p>72.8743</text:p>
          </table:table-cell>
          <table:table-cell office:value-type="float" office:value="95.5367" calcext:value-type="float">
            <text:p>95.53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73" calcext:value-type="float">
            <text:p>47.6573</text:p>
          </table:table-cell>
          <table:table-cell office:value-type="float" office:value="75.5911" calcext:value-type="float">
            <text:p>75.5911</text:p>
          </table:table-cell>
          <table:table-cell office:value-type="float" office:value="93.6729" calcext:value-type="float">
            <text:p>93.67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24" calcext:value-type="float">
            <text:p>45.2924</text:p>
          </table:table-cell>
          <table:table-cell office:value-type="float" office:value="80.3507" calcext:value-type="float">
            <text:p>80.3507</text:p>
          </table:table-cell>
          <table:table-cell office:value-type="float" office:value="102.013" calcext:value-type="float">
            <text:p>102.0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25" calcext:value-type="float">
            <text:p>41.5325</text:p>
          </table:table-cell>
          <table:table-cell office:value-type="float" office:value="72.911" calcext:value-type="float">
            <text:p>72.911</text:p>
          </table:table-cell>
          <table:table-cell office:value-type="float" office:value="93.6449" calcext:value-type="float">
            <text:p>93.64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23" calcext:value-type="float">
            <text:p>43.6823</text:p>
          </table:table-cell>
          <table:table-cell office:value-type="float" office:value="61.8869" calcext:value-type="float">
            <text:p>61.8869</text:p>
          </table:table-cell>
          <table:table-cell office:value-type="float" office:value="76.1857" calcext:value-type="float">
            <text:p>76.18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164" calcext:value-type="float">
            <text:p>54.7164</text:p>
          </table:table-cell>
          <table:table-cell office:value-type="float" office:value="72.878" calcext:value-type="float">
            <text:p>72.878</text:p>
          </table:table-cell>
          <table:table-cell office:value-type="float" office:value="95.541" calcext:value-type="float">
            <text:p>95.5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24" calcext:value-type="float">
            <text:p>47.6624</text:p>
          </table:table-cell>
          <table:table-cell office:value-type="float" office:value="75.5998" calcext:value-type="float">
            <text:p>75.5998</text:p>
          </table:table-cell>
          <table:table-cell office:value-type="float" office:value="93.6834" calcext:value-type="float">
            <text:p>93.68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97" calcext:value-type="float">
            <text:p>45.2997</text:p>
          </table:table-cell>
          <table:table-cell office:value-type="float" office:value="80.3624" calcext:value-type="float">
            <text:p>80.3624</text:p>
          </table:table-cell>
          <table:table-cell office:value-type="float" office:value="102.027" calcext:value-type="float">
            <text:p>102.0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99" calcext:value-type="float">
            <text:p>41.5399</text:p>
          </table:table-cell>
          <table:table-cell office:value-type="float" office:value="72.9233" calcext:value-type="float">
            <text:p>72.9233</text:p>
          </table:table-cell>
          <table:table-cell office:value-type="float" office:value="93.6602" calcext:value-type="float">
            <text:p>93.660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01" calcext:value-type="float">
            <text:p>43.6901</text:p>
          </table:table-cell>
          <table:table-cell office:value-type="float" office:value="61.8992" calcext:value-type="float">
            <text:p>61.8992</text:p>
          </table:table-cell>
          <table:table-cell office:value-type="float" office:value="76.1959" calcext:value-type="float">
            <text:p>76.19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167" calcext:value-type="float">
            <text:p>54.7167</text:p>
          </table:table-cell>
          <table:table-cell office:value-type="float" office:value="72.8787" calcext:value-type="float">
            <text:p>72.8787</text:p>
          </table:table-cell>
          <table:table-cell office:value-type="float" office:value="95.5418" calcext:value-type="float">
            <text:p>95.54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2" calcext:value-type="float">
            <text:p>47.672</text:p>
          </table:table-cell>
          <table:table-cell office:value-type="float" office:value="75.6165" calcext:value-type="float">
            <text:p>75.6165</text:p>
          </table:table-cell>
          <table:table-cell office:value-type="float" office:value="93.704" calcext:value-type="float">
            <text:p>93.7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58" calcext:value-type="float">
            <text:p>45.3058</text:p>
          </table:table-cell>
          <table:table-cell office:value-type="float" office:value="80.373" calcext:value-type="float">
            <text:p>80.373</text:p>
          </table:table-cell>
          <table:table-cell office:value-type="float" office:value="102.041" calcext:value-type="float">
            <text:p>102.0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17" calcext:value-type="float">
            <text:p>41.5417</text:p>
          </table:table-cell>
          <table:table-cell office:value-type="float" office:value="72.9255" calcext:value-type="float">
            <text:p>72.9255</text:p>
          </table:table-cell>
          <table:table-cell office:value-type="float" office:value="93.6616" calcext:value-type="float">
            <text:p>93.66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58" calcext:value-type="float">
            <text:p>43.6958</text:p>
          </table:table-cell>
          <table:table-cell office:value-type="float" office:value="61.9065" calcext:value-type="float">
            <text:p>61.9065</text:p>
          </table:table-cell>
          <table:table-cell office:value-type="float" office:value="76.1987" calcext:value-type="float">
            <text:p>76.19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168" calcext:value-type="float">
            <text:p>54.7168</text:p>
          </table:table-cell>
          <table:table-cell office:value-type="float" office:value="72.8784" calcext:value-type="float">
            <text:p>72.8784</text:p>
          </table:table-cell>
          <table:table-cell office:value-type="float" office:value="95.5409" calcext:value-type="float">
            <text:p>95.54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" calcext:value-type="float">
            <text:p>47.68</text:p>
          </table:table-cell>
          <table:table-cell office:value-type="float" office:value="75.6305" calcext:value-type="float">
            <text:p>75.6305</text:p>
          </table:table-cell>
          <table:table-cell office:value-type="float" office:value="93.7214" calcext:value-type="float">
            <text:p>93.72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38" calcext:value-type="float">
            <text:p>45.3138</text:p>
          </table:table-cell>
          <table:table-cell office:value-type="float" office:value="80.3858" calcext:value-type="float">
            <text:p>80.3858</text:p>
          </table:table-cell>
          <table:table-cell office:value-type="float" office:value="102.057" calcext:value-type="float">
            <text:p>102.0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34" calcext:value-type="float">
            <text:p>41.5434</text:p>
          </table:table-cell>
          <table:table-cell office:value-type="float" office:value="72.9277" calcext:value-type="float">
            <text:p>72.9277</text:p>
          </table:table-cell>
          <table:table-cell office:value-type="float" office:value="93.6635" calcext:value-type="float">
            <text:p>93.66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05" calcext:value-type="float">
            <text:p>43.7005</text:p>
          </table:table-cell>
          <table:table-cell office:value-type="float" office:value="61.9133" calcext:value-type="float">
            <text:p>61.9133</text:p>
          </table:table-cell>
          <table:table-cell office:value-type="float" office:value="76.2027" calcext:value-type="float">
            <text:p>76.20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158" calcext:value-type="float">
            <text:p>54.7158</text:p>
          </table:table-cell>
          <table:table-cell office:value-type="float" office:value="72.8764" calcext:value-type="float">
            <text:p>72.8764</text:p>
          </table:table-cell>
          <table:table-cell office:value-type="float" office:value="95.5386" calcext:value-type="float">
            <text:p>95.53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65" calcext:value-type="float">
            <text:p>47.6865</text:p>
          </table:table-cell>
          <table:table-cell office:value-type="float" office:value="75.6422" calcext:value-type="float">
            <text:p>75.6422</text:p>
          </table:table-cell>
          <table:table-cell office:value-type="float" office:value="93.7361" calcext:value-type="float">
            <text:p>93.736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95" calcext:value-type="float">
            <text:p>45.3195</text:p>
          </table:table-cell>
          <table:table-cell office:value-type="float" office:value="80.3949" calcext:value-type="float">
            <text:p>80.3949</text:p>
          </table:table-cell>
          <table:table-cell office:value-type="float" office:value="102.068" calcext:value-type="float">
            <text:p>102.0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42" calcext:value-type="float">
            <text:p>41.5442</text:p>
          </table:table-cell>
          <table:table-cell office:value-type="float" office:value="72.928" calcext:value-type="float">
            <text:p>72.928</text:p>
          </table:table-cell>
          <table:table-cell office:value-type="float" office:value="93.662" calcext:value-type="float">
            <text:p>93.6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3" calcext:value-type="float">
            <text:p>43.703</text:p>
          </table:table-cell>
          <table:table-cell office:value-type="float" office:value="61.9165" calcext:value-type="float">
            <text:p>61.9165</text:p>
          </table:table-cell>
          <table:table-cell office:value-type="float" office:value="76.2038" calcext:value-type="float">
            <text:p>76.20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054" calcext:value-type="float">
            <text:p>54.7054</text:p>
          </table:table-cell>
          <table:table-cell office:value-type="float" office:value="72.8532" calcext:value-type="float">
            <text:p>72.8532</text:p>
          </table:table-cell>
          <table:table-cell office:value-type="float" office:value="95.5123" calcext:value-type="float">
            <text:p>95.51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31" calcext:value-type="float">
            <text:p>47.6931</text:p>
          </table:table-cell>
          <table:table-cell office:value-type="float" office:value="75.6531" calcext:value-type="float">
            <text:p>75.6531</text:p>
          </table:table-cell>
          <table:table-cell office:value-type="float" office:value="93.7491" calcext:value-type="float">
            <text:p>93.74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56" calcext:value-type="float">
            <text:p>45.3256</text:p>
          </table:table-cell>
          <table:table-cell office:value-type="float" office:value="80.4048" calcext:value-type="float">
            <text:p>80.4048</text:p>
          </table:table-cell>
          <table:table-cell office:value-type="float" office:value="102.081" calcext:value-type="float">
            <text:p>102.08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9" calcext:value-type="float">
            <text:p>41.549</text:p>
          </table:table-cell>
          <table:table-cell office:value-type="float" office:value="72.9344" calcext:value-type="float">
            <text:p>72.9344</text:p>
          </table:table-cell>
          <table:table-cell office:value-type="float" office:value="93.6678" calcext:value-type="float">
            <text:p>93.66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4" calcext:value-type="float">
            <text:p>43.704</text:p>
          </table:table-cell>
          <table:table-cell office:value-type="float" office:value="61.9169" calcext:value-type="float">
            <text:p>61.9169</text:p>
          </table:table-cell>
          <table:table-cell office:value-type="float" office:value="76.2012" calcext:value-type="float">
            <text:p>76.20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025" calcext:value-type="float">
            <text:p>54.7025</text:p>
          </table:table-cell>
          <table:table-cell office:value-type="float" office:value="72.8476" calcext:value-type="float">
            <text:p>72.8476</text:p>
          </table:table-cell>
          <table:table-cell office:value-type="float" office:value="95.5062" calcext:value-type="float">
            <text:p>95.506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" calcext:value-type="float">
            <text:p>47.7</text:p>
          </table:table-cell>
          <table:table-cell office:value-type="float" office:value="75.665" calcext:value-type="float">
            <text:p>75.665</text:p>
          </table:table-cell>
          <table:table-cell office:value-type="float" office:value="93.7634" calcext:value-type="float">
            <text:p>93.76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23" calcext:value-type="float">
            <text:p>45.3323</text:p>
          </table:table-cell>
          <table:table-cell office:value-type="float" office:value="80.4152" calcext:value-type="float">
            <text:p>80.4152</text:p>
          </table:table-cell>
          <table:table-cell office:value-type="float" office:value="102.093" calcext:value-type="float">
            <text:p>102.0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75" calcext:value-type="float">
            <text:p>41.5575</text:p>
          </table:table-cell>
          <table:table-cell office:value-type="float" office:value="72.9464" calcext:value-type="float">
            <text:p>72.9464</text:p>
          </table:table-cell>
          <table:table-cell office:value-type="float" office:value="93.6795" calcext:value-type="float">
            <text:p>93.67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69" calcext:value-type="float">
            <text:p>43.7069</text:p>
          </table:table-cell>
          <table:table-cell office:value-type="float" office:value="61.9204" calcext:value-type="float">
            <text:p>61.9204</text:p>
          </table:table-cell>
          <table:table-cell office:value-type="float" office:value="76.2017" calcext:value-type="float">
            <text:p>76.20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955" calcext:value-type="float">
            <text:p>54.6955</text:p>
          </table:table-cell>
          <table:table-cell office:value-type="float" office:value="72.8345" calcext:value-type="float">
            <text:p>72.8345</text:p>
          </table:table-cell>
          <table:table-cell office:value-type="float" office:value="95.4922" calcext:value-type="float">
            <text:p>95.49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99" calcext:value-type="float">
            <text:p>47.7099</text:p>
          </table:table-cell>
          <table:table-cell office:value-type="float" office:value="75.682" calcext:value-type="float">
            <text:p>75.682</text:p>
          </table:table-cell>
          <table:table-cell office:value-type="float" office:value="93.7838" calcext:value-type="float">
            <text:p>93.78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38" calcext:value-type="float">
            <text:p>45.3338</text:p>
          </table:table-cell>
          <table:table-cell office:value-type="float" office:value="80.4179" calcext:value-type="float">
            <text:p>80.4179</text:p>
          </table:table-cell>
          <table:table-cell office:value-type="float" office:value="102.097" calcext:value-type="float">
            <text:p>102.09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84" calcext:value-type="float">
            <text:p>41.5684</text:p>
          </table:table-cell>
          <table:table-cell office:value-type="float" office:value="72.962" calcext:value-type="float">
            <text:p>72.962</text:p>
          </table:table-cell>
          <table:table-cell office:value-type="float" office:value="93.6953" calcext:value-type="float">
            <text:p>93.69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26" calcext:value-type="float">
            <text:p>43.7126</text:p>
          </table:table-cell>
          <table:table-cell office:value-type="float" office:value="61.9292" calcext:value-type="float">
            <text:p>61.9292</text:p>
          </table:table-cell>
          <table:table-cell office:value-type="float" office:value="76.2083" calcext:value-type="float">
            <text:p>76.20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79" calcext:value-type="float">
            <text:p>54.679</text:p>
          </table:table-cell>
          <table:table-cell office:value-type="float" office:value="72.8015" calcext:value-type="float">
            <text:p>72.8015</text:p>
          </table:table-cell>
          <table:table-cell office:value-type="float" office:value="95.4569" calcext:value-type="float">
            <text:p>95.45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2" calcext:value-type="float">
            <text:p>47.7172</text:p>
          </table:table-cell>
          <table:table-cell office:value-type="float" office:value="75.6946" calcext:value-type="float">
            <text:p>75.6946</text:p>
          </table:table-cell>
          <table:table-cell office:value-type="float" office:value="93.7991" calcext:value-type="float">
            <text:p>93.79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66" calcext:value-type="float">
            <text:p>45.3366</text:p>
          </table:table-cell>
          <table:table-cell office:value-type="float" office:value="80.4223" calcext:value-type="float">
            <text:p>80.4223</text:p>
          </table:table-cell>
          <table:table-cell office:value-type="float" office:value="102.102" calcext:value-type="float">
            <text:p>102.1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88" calcext:value-type="float">
            <text:p>41.5788</text:p>
          </table:table-cell>
          <table:table-cell office:value-type="float" office:value="72.9773" calcext:value-type="float">
            <text:p>72.9773</text:p>
          </table:table-cell>
          <table:table-cell office:value-type="float" office:value="93.7115" calcext:value-type="float">
            <text:p>93.71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53" calcext:value-type="float">
            <text:p>43.7153</text:p>
          </table:table-cell>
          <table:table-cell office:value-type="float" office:value="61.9349" calcext:value-type="float">
            <text:p>61.9349</text:p>
          </table:table-cell>
          <table:table-cell office:value-type="float" office:value="76.2163" calcext:value-type="float">
            <text:p>76.21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72.7988" calcext:value-type="float">
            <text:p>72.7988</text:p>
          </table:table-cell>
          <table:table-cell office:value-type="float" office:value="95.4561" calcext:value-type="float">
            <text:p>95.456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1" calcext:value-type="float">
            <text:p>47.7241</text:p>
          </table:table-cell>
          <table:table-cell office:value-type="float" office:value="75.7065" calcext:value-type="float">
            <text:p>75.7065</text:p>
          </table:table-cell>
          <table:table-cell office:value-type="float" office:value="93.8136" calcext:value-type="float">
            <text:p>93.81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94" calcext:value-type="float">
            <text:p>45.3394</text:p>
          </table:table-cell>
          <table:table-cell office:value-type="float" office:value="80.4268" calcext:value-type="float">
            <text:p>80.4268</text:p>
          </table:table-cell>
          <table:table-cell office:value-type="float" office:value="102.107" calcext:value-type="float">
            <text:p>102.10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96" calcext:value-type="float">
            <text:p>41.5996</text:p>
          </table:table-cell>
          <table:table-cell office:value-type="float" office:value="73.0089" calcext:value-type="float">
            <text:p>73.0089</text:p>
          </table:table-cell>
          <table:table-cell office:value-type="float" office:value="93.7464" calcext:value-type="float">
            <text:p>93.74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26" calcext:value-type="float">
            <text:p>43.7226</text:p>
          </table:table-cell>
          <table:table-cell office:value-type="float" office:value="61.9488" calcext:value-type="float">
            <text:p>61.9488</text:p>
          </table:table-cell>
          <table:table-cell office:value-type="float" office:value="76.2334" calcext:value-type="float">
            <text:p>76.23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636" calcext:value-type="float">
            <text:p>54.6636</text:p>
          </table:table-cell>
          <table:table-cell office:value-type="float" office:value="72.7745" calcext:value-type="float">
            <text:p>72.7745</text:p>
          </table:table-cell>
          <table:table-cell office:value-type="float" office:value="95.4313" calcext:value-type="float">
            <text:p>95.43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7" calcext:value-type="float">
            <text:p>47.7297</text:p>
          </table:table-cell>
          <table:table-cell office:value-type="float" office:value="75.7159" calcext:value-type="float">
            <text:p>75.7159</text:p>
          </table:table-cell>
          <table:table-cell office:value-type="float" office:value="93.8249" calcext:value-type="float">
            <text:p>93.82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25" calcext:value-type="float">
            <text:p>45.3425</text:p>
          </table:table-cell>
          <table:table-cell office:value-type="float" office:value="80.4315" calcext:value-type="float">
            <text:p>80.4315</text:p>
          </table:table-cell>
          <table:table-cell office:value-type="float" office:value="102.112" calcext:value-type="float">
            <text:p>102.1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83" calcext:value-type="float">
            <text:p>41.6083</text:p>
          </table:table-cell>
          <table:table-cell office:value-type="float" office:value="73.0221" calcext:value-type="float">
            <text:p>73.0221</text:p>
          </table:table-cell>
          <table:table-cell office:value-type="float" office:value="93.761" calcext:value-type="float">
            <text:p>93.7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42" calcext:value-type="float">
            <text:p>43.7242</text:p>
          </table:table-cell>
          <table:table-cell office:value-type="float" office:value="61.9534" calcext:value-type="float">
            <text:p>61.9534</text:p>
          </table:table-cell>
          <table:table-cell office:value-type="float" office:value="76.2424" calcext:value-type="float">
            <text:p>76.24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592" calcext:value-type="float">
            <text:p>54.6592</text:p>
          </table:table-cell>
          <table:table-cell office:value-type="float" office:value="72.7715" calcext:value-type="float">
            <text:p>72.7715</text:p>
          </table:table-cell>
          <table:table-cell office:value-type="float" office:value="95.4328" calcext:value-type="float">
            <text:p>95.43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7" calcext:value-type="float">
            <text:p>47.7347</text:p>
          </table:table-cell>
          <table:table-cell office:value-type="float" office:value="75.7243" calcext:value-type="float">
            <text:p>75.7243</text:p>
          </table:table-cell>
          <table:table-cell office:value-type="float" office:value="93.8347" calcext:value-type="float">
            <text:p>93.83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41" calcext:value-type="float">
            <text:p>45.3441</text:p>
          </table:table-cell>
          <table:table-cell office:value-type="float" office:value="80.4335" calcext:value-type="float">
            <text:p>80.4335</text:p>
          </table:table-cell>
          <table:table-cell office:value-type="float" office:value="102.114" calcext:value-type="float">
            <text:p>102.1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25" calcext:value-type="float">
            <text:p>41.6125</text:p>
          </table:table-cell>
          <table:table-cell office:value-type="float" office:value="73.028" calcext:value-type="float">
            <text:p>73.028</text:p>
          </table:table-cell>
          <table:table-cell office:value-type="float" office:value="93.7667" calcext:value-type="float">
            <text:p>93.76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93" calcext:value-type="float">
            <text:p>43.7293</text:p>
          </table:table-cell>
          <table:table-cell office:value-type="float" office:value="61.9634" calcext:value-type="float">
            <text:p>61.9634</text:p>
          </table:table-cell>
          <table:table-cell office:value-type="float" office:value="76.2553" calcext:value-type="float">
            <text:p>76.25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456" calcext:value-type="float">
            <text:p>54.6456</text:p>
          </table:table-cell>
          <table:table-cell office:value-type="float" office:value="72.7481" calcext:value-type="float">
            <text:p>72.7481</text:p>
          </table:table-cell>
          <table:table-cell office:value-type="float" office:value="95.4116" calcext:value-type="float">
            <text:p>95.41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7" calcext:value-type="float">
            <text:p>47.7367</text:p>
          </table:table-cell>
          <table:table-cell office:value-type="float" office:value="75.7278" calcext:value-type="float">
            <text:p>75.7278</text:p>
          </table:table-cell>
          <table:table-cell office:value-type="float" office:value="93.8391" calcext:value-type="float">
            <text:p>93.83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43" calcext:value-type="float">
            <text:p>45.3443</text:p>
          </table:table-cell>
          <table:table-cell office:value-type="float" office:value="80.434" calcext:value-type="float">
            <text:p>80.434</text:p>
          </table:table-cell>
          <table:table-cell office:value-type="float" office:value="102.115" calcext:value-type="float">
            <text:p>102.1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02" calcext:value-type="float">
            <text:p>41.6202</text:p>
          </table:table-cell>
          <table:table-cell office:value-type="float" office:value="73.0396" calcext:value-type="float">
            <text:p>73.0396</text:p>
          </table:table-cell>
          <table:table-cell office:value-type="float" office:value="93.7796" calcext:value-type="float">
            <text:p>93.77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25" calcext:value-type="float">
            <text:p>43.7325</text:p>
          </table:table-cell>
          <table:table-cell office:value-type="float" office:value="61.9695" calcext:value-type="float">
            <text:p>61.9695</text:p>
          </table:table-cell>
          <table:table-cell office:value-type="float" office:value="76.2629" calcext:value-type="float">
            <text:p>76.26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303" calcext:value-type="float">
            <text:p>54.6303</text:p>
          </table:table-cell>
          <table:table-cell office:value-type="float" office:value="72.7195" calcext:value-type="float">
            <text:p>72.7195</text:p>
          </table:table-cell>
          <table:table-cell office:value-type="float" office:value="95.3841" calcext:value-type="float">
            <text:p>95.38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1" calcext:value-type="float">
            <text:p>47.741</text:p>
          </table:table-cell>
          <table:table-cell office:value-type="float" office:value="75.7351" calcext:value-type="float">
            <text:p>75.7351</text:p>
          </table:table-cell>
          <table:table-cell office:value-type="float" office:value="93.8476" calcext:value-type="float">
            <text:p>93.84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43" calcext:value-type="float">
            <text:p>45.3443</text:p>
          </table:table-cell>
          <table:table-cell office:value-type="float" office:value="80.4341" calcext:value-type="float">
            <text:p>80.4341</text:p>
          </table:table-cell>
          <table:table-cell office:value-type="float" office:value="102.115" calcext:value-type="float">
            <text:p>102.1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77" calcext:value-type="float">
            <text:p>41.6277</text:p>
          </table:table-cell>
          <table:table-cell office:value-type="float" office:value="73.0512" calcext:value-type="float">
            <text:p>73.0512</text:p>
          </table:table-cell>
          <table:table-cell office:value-type="float" office:value="93.7929" calcext:value-type="float">
            <text:p>93.79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55" calcext:value-type="float">
            <text:p>43.7355</text:p>
          </table:table-cell>
          <table:table-cell office:value-type="float" office:value="61.9749" calcext:value-type="float">
            <text:p>61.9749</text:p>
          </table:table-cell>
          <table:table-cell office:value-type="float" office:value="76.2689" calcext:value-type="float">
            <text:p>76.26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073" calcext:value-type="float">
            <text:p>54.6073</text:p>
          </table:table-cell>
          <table:table-cell office:value-type="float" office:value="72.6732" calcext:value-type="float">
            <text:p>72.6732</text:p>
          </table:table-cell>
          <table:table-cell office:value-type="float" office:value="95.3364" calcext:value-type="float">
            <text:p>95.33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5" calcext:value-type="float">
            <text:p>47.7445</text:p>
          </table:table-cell>
          <table:table-cell office:value-type="float" office:value="75.7413" calcext:value-type="float">
            <text:p>75.7413</text:p>
          </table:table-cell>
          <table:table-cell office:value-type="float" office:value="93.8553" calcext:value-type="float">
            <text:p>93.85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59" calcext:value-type="float">
            <text:p>45.3459</text:p>
          </table:table-cell>
          <table:table-cell office:value-type="float" office:value="80.436" calcext:value-type="float">
            <text:p>80.436</text:p>
          </table:table-cell>
          <table:table-cell office:value-type="float" office:value="102.117" calcext:value-type="float">
            <text:p>102.1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23" calcext:value-type="float">
            <text:p>41.6323</text:p>
          </table:table-cell>
          <table:table-cell office:value-type="float" office:value="73.0589" calcext:value-type="float">
            <text:p>73.0589</text:p>
          </table:table-cell>
          <table:table-cell office:value-type="float" office:value="93.8025" calcext:value-type="float">
            <text:p>93.80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" calcext:value-type="float">
            <text:p>43.74</text:p>
          </table:table-cell>
          <table:table-cell office:value-type="float" office:value="61.9839" calcext:value-type="float">
            <text:p>61.9839</text:p>
          </table:table-cell>
          <table:table-cell office:value-type="float" office:value="76.2807" calcext:value-type="float">
            <text:p>76.28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76" calcext:value-type="float">
            <text:p>54.576</text:p>
          </table:table-cell>
          <table:table-cell office:value-type="float" office:value="72.6058" calcext:value-type="float">
            <text:p>72.6058</text:p>
          </table:table-cell>
          <table:table-cell office:value-type="float" office:value="95.2637" calcext:value-type="float">
            <text:p>95.26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73" calcext:value-type="float">
            <text:p>47.7473</text:p>
          </table:table-cell>
          <table:table-cell office:value-type="float" office:value="75.7461" calcext:value-type="float">
            <text:p>75.7461</text:p>
          </table:table-cell>
          <table:table-cell office:value-type="float" office:value="93.861" calcext:value-type="float">
            <text:p>93.86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72" calcext:value-type="float">
            <text:p>45.3472</text:p>
          </table:table-cell>
          <table:table-cell office:value-type="float" office:value="80.4376" calcext:value-type="float">
            <text:p>80.4376</text:p>
          </table:table-cell>
          <table:table-cell office:value-type="float" office:value="102.118" calcext:value-type="float">
            <text:p>102.1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37" calcext:value-type="float">
            <text:p>41.6337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93.8054" calcext:value-type="float">
            <text:p>93.80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17" calcext:value-type="float">
            <text:p>43.7417</text:p>
          </table:table-cell>
          <table:table-cell office:value-type="float" office:value="61.9867" calcext:value-type="float">
            <text:p>61.9867</text:p>
          </table:table-cell>
          <table:table-cell office:value-type="float" office:value="76.2834" calcext:value-type="float">
            <text:p>76.28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439" calcext:value-type="float">
            <text:p>54.5439</text:p>
          </table:table-cell>
          <table:table-cell office:value-type="float" office:value="72.5372" calcext:value-type="float">
            <text:p>72.5372</text:p>
          </table:table-cell>
          <table:table-cell office:value-type="float" office:value="95.1897" calcext:value-type="float">
            <text:p>95.18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96" calcext:value-type="float">
            <text:p>47.7496</text:p>
          </table:table-cell>
          <table:table-cell office:value-type="float" office:value="75.7498" calcext:value-type="float">
            <text:p>75.7498</text:p>
          </table:table-cell>
          <table:table-cell office:value-type="float" office:value="93.8652" calcext:value-type="float">
            <text:p>93.86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7" calcext:value-type="float">
            <text:p>45.357</text:p>
          </table:table-cell>
          <table:table-cell office:value-type="float" office:value="80.4526" calcext:value-type="float">
            <text:p>80.4526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74" calcext:value-type="float">
            <text:p>41.6374</text:p>
          </table:table-cell>
          <table:table-cell office:value-type="float" office:value="73.0669" calcext:value-type="float">
            <text:p>73.0669</text:p>
          </table:table-cell>
          <table:table-cell office:value-type="float" office:value="93.8115" calcext:value-type="float">
            <text:p>93.81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33" calcext:value-type="float">
            <text:p>43.7433</text:p>
          </table:table-cell>
          <table:table-cell office:value-type="float" office:value="61.9891" calcext:value-type="float">
            <text:p>61.9891</text:p>
          </table:table-cell>
          <table:table-cell office:value-type="float" office:value="76.2852" calcext:value-type="float">
            <text:p>76.28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351" calcext:value-type="float">
            <text:p>54.5351</text:p>
          </table:table-cell>
          <table:table-cell office:value-type="float" office:value="72.5211" calcext:value-type="float">
            <text:p>72.5211</text:p>
          </table:table-cell>
          <table:table-cell office:value-type="float" office:value="95.174" calcext:value-type="float">
            <text:p>95.1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" calcext:value-type="float">
            <text:p>47.75</text:p>
          </table:table-cell>
          <table:table-cell office:value-type="float" office:value="75.7504" calcext:value-type="float">
            <text:p>75.7504</text:p>
          </table:table-cell>
          <table:table-cell office:value-type="float" office:value="93.8657" calcext:value-type="float">
            <text:p>93.86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18" calcext:value-type="float">
            <text:p>45.3618</text:p>
          </table:table-cell>
          <table:table-cell office:value-type="float" office:value="80.46" calcext:value-type="float">
            <text:p>80.46</text:p>
          </table:table-cell>
          <table:table-cell office:value-type="float" office:value="102.143" calcext:value-type="float">
            <text:p>102.14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63" calcext:value-type="float">
            <text:p>41.6463</text:p>
          </table:table-cell>
          <table:table-cell office:value-type="float" office:value="73.0806" calcext:value-type="float">
            <text:p>73.0806</text:p>
          </table:table-cell>
          <table:table-cell office:value-type="float" office:value="93.827" calcext:value-type="float">
            <text:p>93.8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58" calcext:value-type="float">
            <text:p>43.7458</text:p>
          </table:table-cell>
          <table:table-cell office:value-type="float" office:value="61.994" calcext:value-type="float">
            <text:p>61.994</text:p>
          </table:table-cell>
          <table:table-cell office:value-type="float" office:value="76.2916" calcext:value-type="float">
            <text:p>76.29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243" calcext:value-type="float">
            <text:p>54.5243</text:p>
          </table:table-cell>
          <table:table-cell office:value-type="float" office:value="72.501" calcext:value-type="float">
            <text:p>72.501</text:p>
          </table:table-cell>
          <table:table-cell office:value-type="float" office:value="95.1542" calcext:value-type="float">
            <text:p>95.15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21" calcext:value-type="float">
            <text:p>47.7521</text:p>
          </table:table-cell>
          <table:table-cell office:value-type="float" office:value="75.7539" calcext:value-type="float">
            <text:p>75.7539</text:p>
          </table:table-cell>
          <table:table-cell office:value-type="float" office:value="93.8698" calcext:value-type="float">
            <text:p>93.86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45" calcext:value-type="float">
            <text:p>45.3645</text:p>
          </table:table-cell>
          <table:table-cell office:value-type="float" office:value="80.4639" calcext:value-type="float">
            <text:p>80.4639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67" calcext:value-type="float">
            <text:p>41.6567</text:p>
          </table:table-cell>
          <table:table-cell office:value-type="float" office:value="73.0964" calcext:value-type="float">
            <text:p>73.0964</text:p>
          </table:table-cell>
          <table:table-cell office:value-type="float" office:value="93.8446" calcext:value-type="float">
            <text:p>93.84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92" calcext:value-type="float">
            <text:p>43.7492</text:p>
          </table:table-cell>
          <table:table-cell office:value-type="float" office:value="62.0003" calcext:value-type="float">
            <text:p>62.0003</text:p>
          </table:table-cell>
          <table:table-cell office:value-type="float" office:value="76.299" calcext:value-type="float">
            <text:p>76.2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071" calcext:value-type="float">
            <text:p>54.5071</text:p>
          </table:table-cell>
          <table:table-cell office:value-type="float" office:value="72.4662" calcext:value-type="float">
            <text:p>72.4662</text:p>
          </table:table-cell>
          <table:table-cell office:value-type="float" office:value="95.1175" calcext:value-type="float">
            <text:p>95.117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22" calcext:value-type="float">
            <text:p>47.7522</text:p>
          </table:table-cell>
          <table:table-cell office:value-type="float" office:value="75.754" calcext:value-type="float">
            <text:p>75.754</text:p>
          </table:table-cell>
          <table:table-cell office:value-type="float" office:value="93.8697" calcext:value-type="float">
            <text:p>93.869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5" calcext:value-type="float">
            <text:p>45.365</text:p>
          </table:table-cell>
          <table:table-cell office:value-type="float" office:value="80.4645" calcext:value-type="float">
            <text:p>80.4645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59" calcext:value-type="float">
            <text:p>41.6559</text:p>
          </table:table-cell>
          <table:table-cell office:value-type="float" office:value="73.095" calcext:value-type="float">
            <text:p>73.095</text:p>
          </table:table-cell>
          <table:table-cell office:value-type="float" office:value="93.8428" calcext:value-type="float">
            <text:p>93.84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62.0001" calcext:value-type="float">
            <text:p>62.0001</text:p>
          </table:table-cell>
          <table:table-cell office:value-type="float" office:value="76.2995" calcext:value-type="float">
            <text:p>76.29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015" calcext:value-type="float">
            <text:p>54.5015</text:p>
          </table:table-cell>
          <table:table-cell office:value-type="float" office:value="72.4557" calcext:value-type="float">
            <text:p>72.4557</text:p>
          </table:table-cell>
          <table:table-cell office:value-type="float" office:value="95.1069" calcext:value-type="float">
            <text:p>95.10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34" calcext:value-type="float">
            <text:p>47.7534</text:p>
          </table:table-cell>
          <table:table-cell office:value-type="float" office:value="75.7558" calcext:value-type="float">
            <text:p>75.7558</text:p>
          </table:table-cell>
          <table:table-cell office:value-type="float" office:value="93.8713" calcext:value-type="float">
            <text:p>93.87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" calcext:value-type="float">
            <text:p>45.366</text:p>
          </table:table-cell>
          <table:table-cell office:value-type="float" office:value="80.466" calcext:value-type="float">
            <text:p>80.466</text:p>
          </table:table-cell>
          <table:table-cell office:value-type="float" office:value="102.15" calcext:value-type="float">
            <text:p>102.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45" calcext:value-type="float">
            <text:p>41.6545</text:p>
          </table:table-cell>
          <table:table-cell office:value-type="float" office:value="73.093" calcext:value-type="float">
            <text:p>73.093</text:p>
          </table:table-cell>
          <table:table-cell office:value-type="float" office:value="93.8406" calcext:value-type="float">
            <text:p>93.84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9" calcext:value-type="float">
            <text:p>43.749</text:p>
          </table:table-cell>
          <table:table-cell office:value-type="float" office:value="62.0002" calcext:value-type="float">
            <text:p>62.0002</text:p>
          </table:table-cell>
          <table:table-cell office:value-type="float" office:value="76.2995" calcext:value-type="float">
            <text:p>76.29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962" calcext:value-type="float">
            <text:p>54.4962</text:p>
          </table:table-cell>
          <table:table-cell office:value-type="float" office:value="72.446" calcext:value-type="float">
            <text:p>72.446</text:p>
          </table:table-cell>
          <table:table-cell office:value-type="float" office:value="95.0973" calcext:value-type="float">
            <text:p>95.097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08" calcext:value-type="float">
            <text:p>47.7508</text:p>
          </table:table-cell>
          <table:table-cell office:value-type="float" office:value="75.7508" calcext:value-type="float">
            <text:p>75.7508</text:p>
          </table:table-cell>
          <table:table-cell office:value-type="float" office:value="93.8644" calcext:value-type="float">
            <text:p>93.86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99" calcext:value-type="float">
            <text:p>45.3699</text:p>
          </table:table-cell>
          <table:table-cell office:value-type="float" office:value="80.4711" calcext:value-type="float">
            <text:p>80.4711</text:p>
          </table:table-cell>
          <table:table-cell office:value-type="float" office:value="102.154" calcext:value-type="float">
            <text:p>102.1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3" calcext:value-type="float">
            <text:p>41.653</text:p>
          </table:table-cell>
          <table:table-cell office:value-type="float" office:value="73.0915" calcext:value-type="float">
            <text:p>73.0915</text:p>
          </table:table-cell>
          <table:table-cell office:value-type="float" office:value="93.8401" calcext:value-type="float">
            <text:p>93.84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91" calcext:value-type="float">
            <text:p>43.7491</text:p>
          </table:table-cell>
          <table:table-cell office:value-type="float" office:value="62.0003" calcext:value-type="float">
            <text:p>62.0003</text:p>
          </table:table-cell>
          <table:table-cell office:value-type="float" office:value="76.2993" calcext:value-type="float">
            <text:p>76.29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35" calcext:value-type="float">
            <text:p>54.435</text:p>
          </table:table-cell>
          <table:table-cell office:value-type="float" office:value="72.3138" calcext:value-type="float">
            <text:p>72.3138</text:p>
          </table:table-cell>
          <table:table-cell office:value-type="float" office:value="94.9488" calcext:value-type="float">
            <text:p>94.94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71" calcext:value-type="float">
            <text:p>47.7371</text:p>
          </table:table-cell>
          <table:table-cell office:value-type="float" office:value="75.7253" calcext:value-type="float">
            <text:p>75.7253</text:p>
          </table:table-cell>
          <table:table-cell office:value-type="float" office:value="93.8297" calcext:value-type="float">
            <text:p>93.829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88" calcext:value-type="float">
            <text:p>45.3788</text:p>
          </table:table-cell>
          <table:table-cell office:value-type="float" office:value="80.4835" calcext:value-type="float">
            <text:p>80.4835</text:p>
          </table:table-cell>
          <table:table-cell office:value-type="float" office:value="102.167" calcext:value-type="float">
            <text:p>102.1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83" calcext:value-type="float">
            <text:p>41.6483</text:p>
          </table:table-cell>
          <table:table-cell office:value-type="float" office:value="73.0844" calcext:value-type="float">
            <text:p>73.0844</text:p>
          </table:table-cell>
          <table:table-cell office:value-type="float" office:value="93.8323" calcext:value-type="float">
            <text:p>93.83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89" calcext:value-type="float">
            <text:p>43.7489</text:p>
          </table:table-cell>
          <table:table-cell office:value-type="float" office:value="61.9992" calcext:value-type="float">
            <text:p>61.9992</text:p>
          </table:table-cell>
          <table:table-cell office:value-type="float" office:value="76.2964" calcext:value-type="float">
            <text:p>76.29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41" calcext:value-type="float">
            <text:p>54.4241</text:p>
          </table:table-cell>
          <table:table-cell office:value-type="float" office:value="72.2924" calcext:value-type="float">
            <text:p>72.2924</text:p>
          </table:table-cell>
          <table:table-cell office:value-type="float" office:value="94.9252" calcext:value-type="float">
            <text:p>94.92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6" calcext:value-type="float">
            <text:p>47.7356</text:p>
          </table:table-cell>
          <table:table-cell office:value-type="float" office:value="75.7225" calcext:value-type="float">
            <text:p>75.7225</text:p>
          </table:table-cell>
          <table:table-cell office:value-type="float" office:value="93.8259" calcext:value-type="float">
            <text:p>93.82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99" calcext:value-type="float">
            <text:p>45.3799</text:p>
          </table:table-cell>
          <table:table-cell office:value-type="float" office:value="80.4848" calcext:value-type="float">
            <text:p>80.4848</text:p>
          </table:table-cell>
          <table:table-cell office:value-type="float" office:value="102.167" calcext:value-type="float">
            <text:p>102.1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51" calcext:value-type="float">
            <text:p>41.6451</text:p>
          </table:table-cell>
          <table:table-cell office:value-type="float" office:value="73.0788" calcext:value-type="float">
            <text:p>73.0788</text:p>
          </table:table-cell>
          <table:table-cell office:value-type="float" office:value="93.8248" calcext:value-type="float">
            <text:p>93.82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29" calcext:value-type="float">
            <text:p>43.7529</text:p>
          </table:table-cell>
          <table:table-cell office:value-type="float" office:value="62.005" calcext:value-type="float">
            <text:p>62.005</text:p>
          </table:table-cell>
          <table:table-cell office:value-type="float" office:value="76.3004" calcext:value-type="float">
            <text:p>76.30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07" calcext:value-type="float">
            <text:p>54.4207</text:p>
          </table:table-cell>
          <table:table-cell office:value-type="float" office:value="72.2864" calcext:value-type="float">
            <text:p>72.2864</text:p>
          </table:table-cell>
          <table:table-cell office:value-type="float" office:value="94.9188" calcext:value-type="float">
            <text:p>94.91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5" calcext:value-type="float">
            <text:p>47.7355</text:p>
          </table:table-cell>
          <table:table-cell office:value-type="float" office:value="75.7223" calcext:value-type="float">
            <text:p>75.7223</text:p>
          </table:table-cell>
          <table:table-cell office:value-type="float" office:value="93.8256" calcext:value-type="float">
            <text:p>93.82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76" calcext:value-type="float">
            <text:p>45.3776</text:p>
          </table:table-cell>
          <table:table-cell office:value-type="float" office:value="80.481" calcext:value-type="float">
            <text:p>80.481</text:p>
          </table:table-cell>
          <table:table-cell office:value-type="float" office:value="102.162" calcext:value-type="float">
            <text:p>102.1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46" calcext:value-type="float">
            <text:p>41.6446</text:p>
          </table:table-cell>
          <table:table-cell office:value-type="float" office:value="73.0776" calcext:value-type="float">
            <text:p>73.0776</text:p>
          </table:table-cell>
          <table:table-cell office:value-type="float" office:value="93.8226" calcext:value-type="float">
            <text:p>93.82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85" calcext:value-type="float">
            <text:p>43.7585</text:p>
          </table:table-cell>
          <table:table-cell office:value-type="float" office:value="62.0148" calcext:value-type="float">
            <text:p>62.0148</text:p>
          </table:table-cell>
          <table:table-cell office:value-type="float" office:value="76.3107" calcext:value-type="float">
            <text:p>76.31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09" calcext:value-type="float">
            <text:p>54.4209</text:p>
          </table:table-cell>
          <table:table-cell office:value-type="float" office:value="72.2879" calcext:value-type="float">
            <text:p>72.2879</text:p>
          </table:table-cell>
          <table:table-cell office:value-type="float" office:value="94.9208" calcext:value-type="float">
            <text:p>94.92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9" calcext:value-type="float">
            <text:p>47.7359</text:p>
          </table:table-cell>
          <table:table-cell office:value-type="float" office:value="75.7231" calcext:value-type="float">
            <text:p>75.7231</text:p>
          </table:table-cell>
          <table:table-cell office:value-type="float" office:value="93.8267" calcext:value-type="float">
            <text:p>93.82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" calcext:value-type="float">
            <text:p>45.376</text:p>
          </table:table-cell>
          <table:table-cell office:value-type="float" office:value="80.4783" calcext:value-type="float">
            <text:p>80.4783</text:p>
          </table:table-cell>
          <table:table-cell office:value-type="float" office:value="102.159" calcext:value-type="float">
            <text:p>102.1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65" calcext:value-type="float">
            <text:p>41.6465</text:p>
          </table:table-cell>
          <table:table-cell office:value-type="float" office:value="73.08" calcext:value-type="float">
            <text:p>73.08</text:p>
          </table:table-cell>
          <table:table-cell office:value-type="float" office:value="93.8243" calcext:value-type="float">
            <text:p>93.82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96" calcext:value-type="float">
            <text:p>43.7596</text:p>
          </table:table-cell>
          <table:table-cell office:value-type="float" office:value="62.0164" calcext:value-type="float">
            <text:p>62.0164</text:p>
          </table:table-cell>
          <table:table-cell office:value-type="float" office:value="76.3117" calcext:value-type="float">
            <text:p>76.31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05" calcext:value-type="float">
            <text:p>54.4205</text:p>
          </table:table-cell>
          <table:table-cell office:value-type="float" office:value="72.2883" calcext:value-type="float">
            <text:p>72.2883</text:p>
          </table:table-cell>
          <table:table-cell office:value-type="float" office:value="94.9212" calcext:value-type="float">
            <text:p>94.921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8" calcext:value-type="float">
            <text:p>47.7368</text:p>
          </table:table-cell>
          <table:table-cell office:value-type="float" office:value="75.7248" calcext:value-type="float">
            <text:p>75.7248</text:p>
          </table:table-cell>
          <table:table-cell office:value-type="float" office:value="93.829" calcext:value-type="float">
            <text:p>93.8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58" calcext:value-type="float">
            <text:p>45.3758</text:p>
          </table:table-cell>
          <table:table-cell office:value-type="float" office:value="80.4777" calcext:value-type="float">
            <text:p>80.4777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87" calcext:value-type="float">
            <text:p>41.6487</text:p>
          </table:table-cell>
          <table:table-cell office:value-type="float" office:value="73.0828" calcext:value-type="float">
            <text:p>73.0828</text:p>
          </table:table-cell>
          <table:table-cell office:value-type="float" office:value="93.8268" calcext:value-type="float">
            <text:p>93.82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06" calcext:value-type="float">
            <text:p>43.7606</text:p>
          </table:table-cell>
          <table:table-cell office:value-type="float" office:value="62.0182" calcext:value-type="float">
            <text:p>62.0182</text:p>
          </table:table-cell>
          <table:table-cell office:value-type="float" office:value="76.3137" calcext:value-type="float">
            <text:p>76.31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92" calcext:value-type="float">
            <text:p>54.3992</text:p>
          </table:table-cell>
          <table:table-cell office:value-type="float" office:value="72.2431" calcext:value-type="float">
            <text:p>72.2431</text:p>
          </table:table-cell>
          <table:table-cell office:value-type="float" office:value="94.8694" calcext:value-type="float">
            <text:p>94.869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89" calcext:value-type="float">
            <text:p>47.7389</text:p>
          </table:table-cell>
          <table:table-cell office:value-type="float" office:value="75.7284" calcext:value-type="float">
            <text:p>75.7284</text:p>
          </table:table-cell>
          <table:table-cell office:value-type="float" office:value="93.8334" calcext:value-type="float">
            <text:p>93.83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51" calcext:value-type="float">
            <text:p>45.3751</text:p>
          </table:table-cell>
          <table:table-cell office:value-type="float" office:value="80.4765" calcext:value-type="float">
            <text:p>80.4765</text:p>
          </table:table-cell>
          <table:table-cell office:value-type="float" office:value="102.156" calcext:value-type="float">
            <text:p>102.1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97" calcext:value-type="float">
            <text:p>41.6497</text:p>
          </table:table-cell>
          <table:table-cell office:value-type="float" office:value="73.0838" calcext:value-type="float">
            <text:p>73.0838</text:p>
          </table:table-cell>
          <table:table-cell office:value-type="float" office:value="93.827" calcext:value-type="float">
            <text:p>93.8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05" calcext:value-type="float">
            <text:p>43.7605</text:p>
          </table:table-cell>
          <table:table-cell office:value-type="float" office:value="62.0181" calcext:value-type="float">
            <text:p>62.0181</text:p>
          </table:table-cell>
          <table:table-cell office:value-type="float" office:value="76.3137" calcext:value-type="float">
            <text:p>76.31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62" calcext:value-type="float">
            <text:p>54.3862</text:p>
          </table:table-cell>
          <table:table-cell office:value-type="float" office:value="72.2165" calcext:value-type="float">
            <text:p>72.2165</text:p>
          </table:table-cell>
          <table:table-cell office:value-type="float" office:value="94.8393" calcext:value-type="float">
            <text:p>94.83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89" calcext:value-type="float">
            <text:p>47.7389</text:p>
          </table:table-cell>
          <table:table-cell office:value-type="float" office:value="75.7284" calcext:value-type="float">
            <text:p>75.7284</text:p>
          </table:table-cell>
          <table:table-cell office:value-type="float" office:value="93.8336" calcext:value-type="float">
            <text:p>93.83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51" calcext:value-type="float">
            <text:p>45.3751</text:p>
          </table:table-cell>
          <table:table-cell office:value-type="float" office:value="80.4764" calcext:value-type="float">
            <text:p>80.4764</text:p>
          </table:table-cell>
          <table:table-cell office:value-type="float" office:value="102.156" calcext:value-type="float">
            <text:p>102.1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27" calcext:value-type="float">
            <text:p>41.6527</text:p>
          </table:table-cell>
          <table:table-cell office:value-type="float" office:value="73.0881" calcext:value-type="float">
            <text:p>73.0881</text:p>
          </table:table-cell>
          <table:table-cell office:value-type="float" office:value="93.8312" calcext:value-type="float">
            <text:p>93.83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5" calcext:value-type="float">
            <text:p>43.7615</text:p>
          </table:table-cell>
          <table:table-cell office:value-type="float" office:value="62.0202" calcext:value-type="float">
            <text:p>62.0202</text:p>
          </table:table-cell>
          <table:table-cell office:value-type="float" office:value="76.3166" calcext:value-type="float">
            <text:p>76.31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58" calcext:value-type="float">
            <text:p>54.3858</text:p>
          </table:table-cell>
          <table:table-cell office:value-type="float" office:value="72.2164" calcext:value-type="float">
            <text:p>72.2164</text:p>
          </table:table-cell>
          <table:table-cell office:value-type="float" office:value="94.8391" calcext:value-type="float">
            <text:p>94.839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79" calcext:value-type="float">
            <text:p>47.7379</text:p>
          </table:table-cell>
          <table:table-cell office:value-type="float" office:value="75.7272" calcext:value-type="float">
            <text:p>75.7272</text:p>
          </table:table-cell>
          <table:table-cell office:value-type="float" office:value="93.8328" calcext:value-type="float">
            <text:p>93.83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7" calcext:value-type="float">
            <text:p>45.3747</text:p>
          </table:table-cell>
          <table:table-cell office:value-type="float" office:value="80.4759" calcext:value-type="float">
            <text:p>80.4759</text:p>
          </table:table-cell>
          <table:table-cell office:value-type="float" office:value="102.155" calcext:value-type="float">
            <text:p>102.1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65" calcext:value-type="float">
            <text:p>41.6565</text:p>
          </table:table-cell>
          <table:table-cell office:value-type="float" office:value="73.0936" calcext:value-type="float">
            <text:p>73.0936</text:p>
          </table:table-cell>
          <table:table-cell office:value-type="float" office:value="93.8371" calcext:value-type="float">
            <text:p>93.83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39" calcext:value-type="float">
            <text:p>43.7639</text:p>
          </table:table-cell>
          <table:table-cell office:value-type="float" office:value="62.0248" calcext:value-type="float">
            <text:p>62.0248</text:p>
          </table:table-cell>
          <table:table-cell office:value-type="float" office:value="76.3225" calcext:value-type="float">
            <text:p>76.32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75" calcext:value-type="float">
            <text:p>54.3875</text:p>
          </table:table-cell>
          <table:table-cell office:value-type="float" office:value="72.2204" calcext:value-type="float">
            <text:p>72.2204</text:p>
          </table:table-cell>
          <table:table-cell office:value-type="float" office:value="94.8434" calcext:value-type="float">
            <text:p>94.843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74" calcext:value-type="float">
            <text:p>47.7374</text:p>
          </table:table-cell>
          <table:table-cell office:value-type="float" office:value="75.7264" calcext:value-type="float">
            <text:p>75.7264</text:p>
          </table:table-cell>
          <table:table-cell office:value-type="float" office:value="93.8321" calcext:value-type="float">
            <text:p>93.83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01" calcext:value-type="float">
            <text:p>45.3701</text:p>
          </table:table-cell>
          <table:table-cell office:value-type="float" office:value="80.4692" calcext:value-type="float">
            <text:p>80.4692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99" calcext:value-type="float">
            <text:p>41.6599</text:p>
          </table:table-cell>
          <table:table-cell office:value-type="float" office:value="73.0987" calcext:value-type="float">
            <text:p>73.0987</text:p>
          </table:table-cell>
          <table:table-cell office:value-type="float" office:value="93.8427" calcext:value-type="float">
            <text:p>93.84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78" calcext:value-type="float">
            <text:p>43.7678</text:p>
          </table:table-cell>
          <table:table-cell office:value-type="float" office:value="62.0325" calcext:value-type="float">
            <text:p>62.0325</text:p>
          </table:table-cell>
          <table:table-cell office:value-type="float" office:value="76.3325" calcext:value-type="float">
            <text:p>76.33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7" calcext:value-type="float">
            <text:p>54.387</text:p>
          </table:table-cell>
          <table:table-cell office:value-type="float" office:value="72.2194" calcext:value-type="float">
            <text:p>72.2194</text:p>
          </table:table-cell>
          <table:table-cell office:value-type="float" office:value="94.8423" calcext:value-type="float">
            <text:p>94.84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8" calcext:value-type="float">
            <text:p>47.7368</text:p>
          </table:table-cell>
          <table:table-cell office:value-type="float" office:value="75.7257" calcext:value-type="float">
            <text:p>75.7257</text:p>
          </table:table-cell>
          <table:table-cell office:value-type="float" office:value="93.8315" calcext:value-type="float">
            <text:p>93.83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6" calcext:value-type="float">
            <text:p>45.3666</text:p>
          </table:table-cell>
          <table:table-cell office:value-type="float" office:value="80.464" calcext:value-type="float">
            <text:p>80.464</text:p>
          </table:table-cell>
          <table:table-cell office:value-type="float" office:value="102.143" calcext:value-type="float">
            <text:p>102.14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05" calcext:value-type="float">
            <text:p>41.6605</text:p>
          </table:table-cell>
          <table:table-cell office:value-type="float" office:value="73.0998" calcext:value-type="float">
            <text:p>73.0998</text:p>
          </table:table-cell>
          <table:table-cell office:value-type="float" office:value="93.844" calcext:value-type="float">
            <text:p>93.8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83" calcext:value-type="float">
            <text:p>43.7683</text:p>
          </table:table-cell>
          <table:table-cell office:value-type="float" office:value="62.0331" calcext:value-type="float">
            <text:p>62.0331</text:p>
          </table:table-cell>
          <table:table-cell office:value-type="float" office:value="76.3326" calcext:value-type="float">
            <text:p>76.33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73" calcext:value-type="float">
            <text:p>54.3873</text:p>
          </table:table-cell>
          <table:table-cell office:value-type="float" office:value="72.2204" calcext:value-type="float">
            <text:p>72.2204</text:p>
          </table:table-cell>
          <table:table-cell office:value-type="float" office:value="94.8433" calcext:value-type="float">
            <text:p>94.84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5" calcext:value-type="float">
            <text:p>47.7365</text:p>
          </table:table-cell>
          <table:table-cell office:value-type="float" office:value="75.7253" calcext:value-type="float">
            <text:p>75.7253</text:p>
          </table:table-cell>
          <table:table-cell office:value-type="float" office:value="93.8313" calcext:value-type="float">
            <text:p>93.83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3" calcext:value-type="float">
            <text:p>45.3663</text:p>
          </table:table-cell>
          <table:table-cell office:value-type="float" office:value="80.4637" calcext:value-type="float">
            <text:p>80.4637</text:p>
          </table:table-cell>
          <table:table-cell office:value-type="float" office:value="102.143" calcext:value-type="float">
            <text:p>102.14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19" calcext:value-type="float">
            <text:p>41.6619</text:p>
          </table:table-cell>
          <table:table-cell office:value-type="float" office:value="73.1019" calcext:value-type="float">
            <text:p>73.1019</text:p>
          </table:table-cell>
          <table:table-cell office:value-type="float" office:value="93.8464" calcext:value-type="float">
            <text:p>93.84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97" calcext:value-type="float">
            <text:p>43.7697</text:p>
          </table:table-cell>
          <table:table-cell office:value-type="float" office:value="62.0351" calcext:value-type="float">
            <text:p>62.0351</text:p>
          </table:table-cell>
          <table:table-cell office:value-type="float" office:value="76.3342" calcext:value-type="float">
            <text:p>76.33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89" calcext:value-type="float">
            <text:p>54.3889</text:p>
          </table:table-cell>
          <table:table-cell office:value-type="float" office:value="72.2239" calcext:value-type="float">
            <text:p>72.2239</text:p>
          </table:table-cell>
          <table:table-cell office:value-type="float" office:value="94.8465" calcext:value-type="float">
            <text:p>94.84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2" calcext:value-type="float">
            <text:p>47.7362</text:p>
          </table:table-cell>
          <table:table-cell office:value-type="float" office:value="75.7248" calcext:value-type="float">
            <text:p>75.7248</text:p>
          </table:table-cell>
          <table:table-cell office:value-type="float" office:value="93.8309" calcext:value-type="float">
            <text:p>93.83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44" calcext:value-type="float">
            <text:p>45.3644</text:p>
          </table:table-cell>
          <table:table-cell office:value-type="float" office:value="80.4606" calcext:value-type="float">
            <text:p>80.4606</text:p>
          </table:table-cell>
          <table:table-cell office:value-type="float" office:value="102.138" calcext:value-type="float">
            <text:p>102.1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58" calcext:value-type="float">
            <text:p>41.6658</text:p>
          </table:table-cell>
          <table:table-cell office:value-type="float" office:value="73.1073" calcext:value-type="float">
            <text:p>73.1073</text:p>
          </table:table-cell>
          <table:table-cell office:value-type="float" office:value="93.8516" calcext:value-type="float">
            <text:p>93.85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08" calcext:value-type="float">
            <text:p>43.7708</text:p>
          </table:table-cell>
          <table:table-cell office:value-type="float" office:value="62.0369" calcext:value-type="float">
            <text:p>62.0369</text:p>
          </table:table-cell>
          <table:table-cell office:value-type="float" office:value="76.336" calcext:value-type="float">
            <text:p>76.3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77" calcext:value-type="float">
            <text:p>54.377</text:p>
          </table:table-cell>
          <table:table-cell office:value-type="float" office:value="72.1949" calcext:value-type="float">
            <text:p>72.1949</text:p>
          </table:table-cell>
          <table:table-cell office:value-type="float" office:value="94.8097" calcext:value-type="float">
            <text:p>94.80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9" calcext:value-type="float">
            <text:p>47.7359</text:p>
          </table:table-cell>
          <table:table-cell office:value-type="float" office:value="75.7245" calcext:value-type="float">
            <text:p>75.7245</text:p>
          </table:table-cell>
          <table:table-cell office:value-type="float" office:value="93.8307" calcext:value-type="float">
            <text:p>93.83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01" calcext:value-type="float">
            <text:p>45.3601</text:p>
          </table:table-cell>
          <table:table-cell office:value-type="float" office:value="80.4541" calcext:value-type="float">
            <text:p>80.4541</text:p>
          </table:table-cell>
          <table:table-cell office:value-type="float" office:value="102.131" calcext:value-type="float">
            <text:p>102.1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14" calcext:value-type="float">
            <text:p>41.6714</text:p>
          </table:table-cell>
          <table:table-cell office:value-type="float" office:value="73.1154" calcext:value-type="float">
            <text:p>73.1154</text:p>
          </table:table-cell>
          <table:table-cell office:value-type="float" office:value="93.8599" calcext:value-type="float">
            <text:p>93.85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13" calcext:value-type="float">
            <text:p>43.7713</text:p>
          </table:table-cell>
          <table:table-cell office:value-type="float" office:value="62.0379" calcext:value-type="float">
            <text:p>62.0379</text:p>
          </table:table-cell>
          <table:table-cell office:value-type="float" office:value="76.3368" calcext:value-type="float">
            <text:p>76.33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74" calcext:value-type="float">
            <text:p>54.374</text:p>
          </table:table-cell>
          <table:table-cell office:value-type="float" office:value="72.1835" calcext:value-type="float">
            <text:p>72.1835</text:p>
          </table:table-cell>
          <table:table-cell office:value-type="float" office:value="94.7917" calcext:value-type="float">
            <text:p>94.79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4" calcext:value-type="float">
            <text:p>47.7334</text:p>
          </table:table-cell>
          <table:table-cell office:value-type="float" office:value="75.7198" calcext:value-type="float">
            <text:p>75.7198</text:p>
          </table:table-cell>
          <table:table-cell office:value-type="float" office:value="93.8243" calcext:value-type="float">
            <text:p>93.824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76" calcext:value-type="float">
            <text:p>45.3576</text:p>
          </table:table-cell>
          <table:table-cell office:value-type="float" office:value="80.4504" calcext:value-type="float">
            <text:p>80.4504</text:p>
          </table:table-cell>
          <table:table-cell office:value-type="float" office:value="102.127" calcext:value-type="float">
            <text:p>102.1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05" calcext:value-type="float">
            <text:p>41.6805</text:p>
          </table:table-cell>
          <table:table-cell office:value-type="float" office:value="73.1288" calcext:value-type="float">
            <text:p>73.1288</text:p>
          </table:table-cell>
          <table:table-cell office:value-type="float" office:value="93.8742" calcext:value-type="float">
            <text:p>93.87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2" calcext:value-type="float">
            <text:p>43.772</text:p>
          </table:table-cell>
          <table:table-cell office:value-type="float" office:value="62.0391" calcext:value-type="float">
            <text:p>62.0391</text:p>
          </table:table-cell>
          <table:table-cell office:value-type="float" office:value="76.3382" calcext:value-type="float">
            <text:p>76.33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701" calcext:value-type="float">
            <text:p>54.3701</text:p>
          </table:table-cell>
          <table:table-cell office:value-type="float" office:value="72.1724" calcext:value-type="float">
            <text:p>72.1724</text:p>
          </table:table-cell>
          <table:table-cell office:value-type="float" office:value="94.776" calcext:value-type="float">
            <text:p>94.7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2" calcext:value-type="float">
            <text:p>47.7322</text:p>
          </table:table-cell>
          <table:table-cell office:value-type="float" office:value="75.7176" calcext:value-type="float">
            <text:p>75.7176</text:p>
          </table:table-cell>
          <table:table-cell office:value-type="float" office:value="93.8217" calcext:value-type="float">
            <text:p>93.82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3" calcext:value-type="float">
            <text:p>45.3523</text:p>
          </table:table-cell>
          <table:table-cell office:value-type="float" office:value="80.4426" calcext:value-type="float">
            <text:p>80.4426</text:p>
          </table:table-cell>
          <table:table-cell office:value-type="float" office:value="102.119" calcext:value-type="float">
            <text:p>102.1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31" calcext:value-type="float">
            <text:p>41.6931</text:p>
          </table:table-cell>
          <table:table-cell office:value-type="float" office:value="73.148" calcext:value-type="float">
            <text:p>73.148</text:p>
          </table:table-cell>
          <table:table-cell office:value-type="float" office:value="93.8959" calcext:value-type="float">
            <text:p>93.895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32" calcext:value-type="float">
            <text:p>43.7732</text:p>
          </table:table-cell>
          <table:table-cell office:value-type="float" office:value="62.0412" calcext:value-type="float">
            <text:p>62.0412</text:p>
          </table:table-cell>
          <table:table-cell office:value-type="float" office:value="76.3404" calcext:value-type="float">
            <text:p>76.34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72.1739" calcext:value-type="float">
            <text:p>72.1739</text:p>
          </table:table-cell>
          <table:table-cell office:value-type="float" office:value="94.7755" calcext:value-type="float">
            <text:p>94.77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6" calcext:value-type="float">
            <text:p>47.7316</text:p>
          </table:table-cell>
          <table:table-cell office:value-type="float" office:value="75.7167" calcext:value-type="float">
            <text:p>75.7167</text:p>
          </table:table-cell>
          <table:table-cell office:value-type="float" office:value="93.8207" calcext:value-type="float">
            <text:p>93.82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98" calcext:value-type="float">
            <text:p>45.3498</text:p>
          </table:table-cell>
          <table:table-cell office:value-type="float" office:value="80.4389" calcext:value-type="float">
            <text:p>80.4389</text:p>
          </table:table-cell>
          <table:table-cell office:value-type="float" office:value="102.115" calcext:value-type="float">
            <text:p>102.1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77" calcext:value-type="float">
            <text:p>41.6977</text:p>
          </table:table-cell>
          <table:table-cell office:value-type="float" office:value="73.1551" calcext:value-type="float">
            <text:p>73.1551</text:p>
          </table:table-cell>
          <table:table-cell office:value-type="float" office:value="93.9036" calcext:value-type="float">
            <text:p>93.90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38" calcext:value-type="float">
            <text:p>43.7738</text:p>
          </table:table-cell>
          <table:table-cell office:value-type="float" office:value="62.0421" calcext:value-type="float">
            <text:p>62.0421</text:p>
          </table:table-cell>
          <table:table-cell office:value-type="float" office:value="76.3412" calcext:value-type="float">
            <text:p>76.34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567" calcext:value-type="float">
            <text:p>54.3567</text:p>
          </table:table-cell>
          <table:table-cell office:value-type="float" office:value="72.1505" calcext:value-type="float">
            <text:p>72.1505</text:p>
          </table:table-cell>
          <table:table-cell office:value-type="float" office:value="94.7454" calcext:value-type="float">
            <text:p>94.74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3" calcext:value-type="float">
            <text:p>47.7313</text:p>
          </table:table-cell>
          <table:table-cell office:value-type="float" office:value="75.7163" calcext:value-type="float">
            <text:p>75.7163</text:p>
          </table:table-cell>
          <table:table-cell office:value-type="float" office:value="93.8204" calcext:value-type="float">
            <text:p>93.82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83" calcext:value-type="float">
            <text:p>45.3483</text:p>
          </table:table-cell>
          <table:table-cell office:value-type="float" office:value="80.4366" calcext:value-type="float">
            <text:p>80.4366</text:p>
          </table:table-cell>
          <table:table-cell office:value-type="float" office:value="102.112" calcext:value-type="float">
            <text:p>102.1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02" calcext:value-type="float">
            <text:p>41.7002</text:p>
          </table:table-cell>
          <table:table-cell office:value-type="float" office:value="73.1588" calcext:value-type="float">
            <text:p>73.1588</text:p>
          </table:table-cell>
          <table:table-cell office:value-type="float" office:value="93.9079" calcext:value-type="float">
            <text:p>93.90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45" calcext:value-type="float">
            <text:p>43.7745</text:p>
          </table:table-cell>
          <table:table-cell office:value-type="float" office:value="62.0427" calcext:value-type="float">
            <text:p>62.0427</text:p>
          </table:table-cell>
          <table:table-cell office:value-type="float" office:value="76.3407" calcext:value-type="float">
            <text:p>76.34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393" calcext:value-type="float">
            <text:p>54.3393</text:p>
          </table:table-cell>
          <table:table-cell office:value-type="float" office:value="72.113" calcext:value-type="float">
            <text:p>72.113</text:p>
          </table:table-cell>
          <table:table-cell office:value-type="float" office:value="94.699" calcext:value-type="float">
            <text:p>94.6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5" calcext:value-type="float">
            <text:p>47.7195</text:p>
          </table:table-cell>
          <table:table-cell office:value-type="float" office:value="75.6945" calcext:value-type="float">
            <text:p>75.6945</text:p>
          </table:table-cell>
          <table:table-cell office:value-type="float" office:value="93.7912" calcext:value-type="float">
            <text:p>93.791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03" calcext:value-type="float">
            <text:p>45.3503</text:p>
          </table:table-cell>
          <table:table-cell office:value-type="float" office:value="80.44" calcext:value-type="float">
            <text:p>80.44</text:p>
          </table:table-cell>
          <table:table-cell office:value-type="float" office:value="102.117" calcext:value-type="float">
            <text:p>102.1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25" calcext:value-type="float">
            <text:p>41.7025</text:p>
          </table:table-cell>
          <table:table-cell office:value-type="float" office:value="73.1629" calcext:value-type="float">
            <text:p>73.1629</text:p>
          </table:table-cell>
          <table:table-cell office:value-type="float" office:value="93.9133" calcext:value-type="float">
            <text:p>93.913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5" calcext:value-type="float">
            <text:p>43.775</text:p>
          </table:table-cell>
          <table:table-cell office:value-type="float" office:value="62.0435" calcext:value-type="float">
            <text:p>62.0435</text:p>
          </table:table-cell>
          <table:table-cell office:value-type="float" office:value="76.3413" calcext:value-type="float">
            <text:p>76.34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24" calcext:value-type="float">
            <text:p>54.3124</text:p>
          </table:table-cell>
          <table:table-cell office:value-type="float" office:value="72.05" calcext:value-type="float">
            <text:p>72.05</text:p>
          </table:table-cell>
          <table:table-cell office:value-type="float" office:value="94.6193" calcext:value-type="float">
            <text:p>94.61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5" calcext:value-type="float">
            <text:p>47.7175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93.7856" calcext:value-type="float">
            <text:p>93.78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13" calcext:value-type="float">
            <text:p>45.3513</text:p>
          </table:table-cell>
          <table:table-cell office:value-type="float" office:value="80.4414" calcext:value-type="float">
            <text:p>80.4414</text:p>
          </table:table-cell>
          <table:table-cell office:value-type="float" office:value="102.118" calcext:value-type="float">
            <text:p>102.1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5" calcext:value-type="float">
            <text:p>41.705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93.9176" calcext:value-type="float">
            <text:p>93.917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51" calcext:value-type="float">
            <text:p>43.7751</text:p>
          </table:table-cell>
          <table:table-cell office:value-type="float" office:value="62.0436" calcext:value-type="float">
            <text:p>62.0436</text:p>
          </table:table-cell>
          <table:table-cell office:value-type="float" office:value="76.3414" calcext:value-type="float">
            <text:p>76.34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99" calcext:value-type="float">
            <text:p>54.2999</text:p>
          </table:table-cell>
          <table:table-cell office:value-type="float" office:value="72.0233" calcext:value-type="float">
            <text:p>72.0233</text:p>
          </table:table-cell>
          <table:table-cell office:value-type="float" office:value="94.5871" calcext:value-type="float">
            <text:p>94.58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81" calcext:value-type="float">
            <text:p>47.7181</text:p>
          </table:table-cell>
          <table:table-cell office:value-type="float" office:value="75.6915" calcext:value-type="float">
            <text:p>75.6915</text:p>
          </table:table-cell>
          <table:table-cell office:value-type="float" office:value="93.7866" calcext:value-type="float">
            <text:p>93.786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4" calcext:value-type="float">
            <text:p>45.3524</text:p>
          </table:table-cell>
          <table:table-cell office:value-type="float" office:value="80.4429" calcext:value-type="float">
            <text:p>80.4429</text:p>
          </table:table-cell>
          <table:table-cell office:value-type="float" office:value="102.119" calcext:value-type="float">
            <text:p>102.1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5" calcext:value-type="float">
            <text:p>41.705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93.9175" calcext:value-type="float">
            <text:p>93.91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63" calcext:value-type="float">
            <text:p>43.7763</text:p>
          </table:table-cell>
          <table:table-cell office:value-type="float" office:value="62.046" calcext:value-type="float">
            <text:p>62.046</text:p>
          </table:table-cell>
          <table:table-cell office:value-type="float" office:value="76.3444" calcext:value-type="float">
            <text:p>76.34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84" calcext:value-type="float">
            <text:p>54.2984</text:p>
          </table:table-cell>
          <table:table-cell office:value-type="float" office:value="72.0207" calcext:value-type="float">
            <text:p>72.0207</text:p>
          </table:table-cell>
          <table:table-cell office:value-type="float" office:value="94.5834" calcext:value-type="float">
            <text:p>94.583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82" calcext:value-type="float">
            <text:p>47.7182</text:p>
          </table:table-cell>
          <table:table-cell office:value-type="float" office:value="75.6917" calcext:value-type="float">
            <text:p>75.6917</text:p>
          </table:table-cell>
          <table:table-cell office:value-type="float" office:value="93.7868" calcext:value-type="float">
            <text:p>93.78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7" calcext:value-type="float">
            <text:p>45.3527</text:p>
          </table:table-cell>
          <table:table-cell office:value-type="float" office:value="80.4433" calcext:value-type="float">
            <text:p>80.4433</text:p>
          </table:table-cell>
          <table:table-cell office:value-type="float" office:value="102.12" calcext:value-type="float">
            <text:p>102.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6" calcext:value-type="float">
            <text:p>41.706</text:p>
          </table:table-cell>
          <table:table-cell office:value-type="float" office:value="73.168" calcext:value-type="float">
            <text:p>73.168</text:p>
          </table:table-cell>
          <table:table-cell office:value-type="float" office:value="93.9187" calcext:value-type="float">
            <text:p>93.91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91" calcext:value-type="float">
            <text:p>43.7791</text:p>
          </table:table-cell>
          <table:table-cell office:value-type="float" office:value="62.0509" calcext:value-type="float">
            <text:p>62.0509</text:p>
          </table:table-cell>
          <table:table-cell office:value-type="float" office:value="76.3499" calcext:value-type="float">
            <text:p>76.34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34" calcext:value-type="float">
            <text:p>54.2934</text:p>
          </table:table-cell>
          <table:table-cell office:value-type="float" office:value="72.0105" calcext:value-type="float">
            <text:p>72.0105</text:p>
          </table:table-cell>
          <table:table-cell office:value-type="float" office:value="94.5719" calcext:value-type="float">
            <text:p>94.571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3" calcext:value-type="float">
            <text:p>47.7153</text:p>
          </table:table-cell>
          <table:table-cell office:value-type="float" office:value="75.6865" calcext:value-type="float">
            <text:p>75.6865</text:p>
          </table:table-cell>
          <table:table-cell office:value-type="float" office:value="93.7803" calcext:value-type="float">
            <text:p>93.78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9" calcext:value-type="float">
            <text:p>45.3529</text:p>
          </table:table-cell>
          <table:table-cell office:value-type="float" office:value="80.4434" calcext:value-type="float">
            <text:p>80.4434</text:p>
          </table:table-cell>
          <table:table-cell office:value-type="float" office:value="102.119" calcext:value-type="float">
            <text:p>102.1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67" calcext:value-type="float">
            <text:p>41.7067</text:p>
          </table:table-cell>
          <table:table-cell office:value-type="float" office:value="73.1689" calcext:value-type="float">
            <text:p>73.1689</text:p>
          </table:table-cell>
          <table:table-cell office:value-type="float" office:value="93.9195" calcext:value-type="float">
            <text:p>93.91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01" calcext:value-type="float">
            <text:p>43.7801</text:p>
          </table:table-cell>
          <table:table-cell office:value-type="float" office:value="62.0526" calcext:value-type="float">
            <text:p>62.0526</text:p>
          </table:table-cell>
          <table:table-cell office:value-type="float" office:value="76.3516" calcext:value-type="float">
            <text:p>76.35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72" calcext:value-type="float">
            <text:p>54.2972</text:p>
          </table:table-cell>
          <table:table-cell office:value-type="float" office:value="72.0153" calcext:value-type="float">
            <text:p>72.0153</text:p>
          </table:table-cell>
          <table:table-cell office:value-type="float" office:value="94.5742" calcext:value-type="float">
            <text:p>94.57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" calcext:value-type="float">
            <text:p>47.714</text:p>
          </table:table-cell>
          <table:table-cell office:value-type="float" office:value="75.6845" calcext:value-type="float">
            <text:p>75.6845</text:p>
          </table:table-cell>
          <table:table-cell office:value-type="float" office:value="93.7781" calcext:value-type="float">
            <text:p>93.77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8" calcext:value-type="float">
            <text:p>45.3528</text:p>
          </table:table-cell>
          <table:table-cell office:value-type="float" office:value="80.4432" calcext:value-type="float">
            <text:p>80.4432</text:p>
          </table:table-cell>
          <table:table-cell office:value-type="float" office:value="102.119" calcext:value-type="float">
            <text:p>102.1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72" calcext:value-type="float">
            <text:p>41.7072</text:p>
          </table:table-cell>
          <table:table-cell office:value-type="float" office:value="73.1697" calcext:value-type="float">
            <text:p>73.1697</text:p>
          </table:table-cell>
          <table:table-cell office:value-type="float" office:value="93.9201" calcext:value-type="float">
            <text:p>93.92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14" calcext:value-type="float">
            <text:p>43.7814</text:p>
          </table:table-cell>
          <table:table-cell office:value-type="float" office:value="62.0545" calcext:value-type="float">
            <text:p>62.0545</text:p>
          </table:table-cell>
          <table:table-cell office:value-type="float" office:value="76.3528" calcext:value-type="float">
            <text:p>76.35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031" calcext:value-type="float">
            <text:p>54.3031</text:p>
          </table:table-cell>
          <table:table-cell office:value-type="float" office:value="72.0269" calcext:value-type="float">
            <text:p>72.0269</text:p>
          </table:table-cell>
          <table:table-cell office:value-type="float" office:value="94.5865" calcext:value-type="float">
            <text:p>94.58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05" calcext:value-type="float">
            <text:p>47.7105</text:p>
          </table:table-cell>
          <table:table-cell office:value-type="float" office:value="75.6787" calcext:value-type="float">
            <text:p>75.6787</text:p>
          </table:table-cell>
          <table:table-cell office:value-type="float" office:value="93.7718" calcext:value-type="float">
            <text:p>93.77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3" calcext:value-type="float">
            <text:p>45.3523</text:p>
          </table:table-cell>
          <table:table-cell office:value-type="float" office:value="80.4424" calcext:value-type="float">
            <text:p>80.4424</text:p>
          </table:table-cell>
          <table:table-cell office:value-type="float" office:value="102.118" calcext:value-type="float">
            <text:p>102.1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76" calcext:value-type="float">
            <text:p>41.7076</text:p>
          </table:table-cell>
          <table:table-cell office:value-type="float" office:value="73.1693" calcext:value-type="float">
            <text:p>73.1693</text:p>
          </table:table-cell>
          <table:table-cell office:value-type="float" office:value="93.9185" calcext:value-type="float">
            <text:p>93.91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37" calcext:value-type="float">
            <text:p>43.7837</text:p>
          </table:table-cell>
          <table:table-cell office:value-type="float" office:value="62.0581" calcext:value-type="float">
            <text:p>62.0581</text:p>
          </table:table-cell>
          <table:table-cell office:value-type="float" office:value="76.3559" calcext:value-type="float">
            <text:p>76.35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92" calcext:value-type="float">
            <text:p>54.3192</text:p>
          </table:table-cell>
          <table:table-cell office:value-type="float" office:value="72.061" calcext:value-type="float">
            <text:p>72.061</text:p>
          </table:table-cell>
          <table:table-cell office:value-type="float" office:value="94.6235" calcext:value-type="float">
            <text:p>94.623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" calcext:value-type="float">
            <text:p>47.71</text:p>
          </table:table-cell>
          <table:table-cell office:value-type="float" office:value="75.678" calcext:value-type="float">
            <text:p>75.678</text:p>
          </table:table-cell>
          <table:table-cell office:value-type="float" office:value="93.771" calcext:value-type="float">
            <text:p>93.7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18" calcext:value-type="float">
            <text:p>45.3518</text:p>
          </table:table-cell>
          <table:table-cell office:value-type="float" office:value="80.4413" calcext:value-type="float">
            <text:p>80.4413</text:p>
          </table:table-cell>
          <table:table-cell office:value-type="float" office:value="102.116" calcext:value-type="float">
            <text:p>102.1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07" calcext:value-type="float">
            <text:p>41.7107</text:p>
          </table:table-cell>
          <table:table-cell office:value-type="float" office:value="73.1737" calcext:value-type="float">
            <text:p>73.1737</text:p>
          </table:table-cell>
          <table:table-cell office:value-type="float" office:value="93.9227" calcext:value-type="float">
            <text:p>93.92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71" calcext:value-type="float">
            <text:p>43.7871</text:p>
          </table:table-cell>
          <table:table-cell office:value-type="float" office:value="62.0627" calcext:value-type="float">
            <text:p>62.0627</text:p>
          </table:table-cell>
          <table:table-cell office:value-type="float" office:value="76.3582" calcext:value-type="float">
            <text:p>76.35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589" calcext:value-type="float">
            <text:p>54.3589</text:p>
          </table:table-cell>
          <table:table-cell office:value-type="float" office:value="72.1459" calcext:value-type="float">
            <text:p>72.1459</text:p>
          </table:table-cell>
          <table:table-cell office:value-type="float" office:value="94.7168" calcext:value-type="float">
            <text:p>94.71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1" calcext:value-type="float">
            <text:p>47.711</text:p>
          </table:table-cell>
          <table:table-cell office:value-type="float" office:value="75.6798" calcext:value-type="float">
            <text:p>75.6798</text:p>
          </table:table-cell>
          <table:table-cell office:value-type="float" office:value="93.7733" calcext:value-type="float">
            <text:p>93.77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03" calcext:value-type="float">
            <text:p>45.3503</text:p>
          </table:table-cell>
          <table:table-cell office:value-type="float" office:value="80.4388" calcext:value-type="float">
            <text:p>80.4388</text:p>
          </table:table-cell>
          <table:table-cell office:value-type="float" office:value="102.113" calcext:value-type="float">
            <text:p>102.1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23" calcext:value-type="float">
            <text:p>41.7123</text:p>
          </table:table-cell>
          <table:table-cell office:value-type="float" office:value="73.1757" calcext:value-type="float">
            <text:p>73.1757</text:p>
          </table:table-cell>
          <table:table-cell office:value-type="float" office:value="93.9241" calcext:value-type="float">
            <text:p>93.92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01" calcext:value-type="float">
            <text:p>43.7901</text:p>
          </table:table-cell>
          <table:table-cell office:value-type="float" office:value="62.0668" calcext:value-type="float">
            <text:p>62.0668</text:p>
          </table:table-cell>
          <table:table-cell office:value-type="float" office:value="76.3603" calcext:value-type="float">
            <text:p>76.36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24" calcext:value-type="float">
            <text:p>54.4224</text:p>
          </table:table-cell>
          <table:table-cell office:value-type="float" office:value="72.2802" calcext:value-type="float">
            <text:p>72.2802</text:p>
          </table:table-cell>
          <table:table-cell office:value-type="float" office:value="94.8642" calcext:value-type="float">
            <text:p>94.86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11" calcext:value-type="float">
            <text:p>47.7111</text:p>
          </table:table-cell>
          <table:table-cell office:value-type="float" office:value="75.6799" calcext:value-type="float">
            <text:p>75.6799</text:p>
          </table:table-cell>
          <table:table-cell office:value-type="float" office:value="93.7734" calcext:value-type="float">
            <text:p>93.77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92" calcext:value-type="float">
            <text:p>45.3492</text:p>
          </table:table-cell>
          <table:table-cell office:value-type="float" office:value="80.4372" calcext:value-type="float">
            <text:p>80.4372</text:p>
          </table:table-cell>
          <table:table-cell office:value-type="float" office:value="102.111" calcext:value-type="float">
            <text:p>102.1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39" calcext:value-type="float">
            <text:p>41.7139</text:p>
          </table:table-cell>
          <table:table-cell office:value-type="float" office:value="73.1776" calcext:value-type="float">
            <text:p>73.1776</text:p>
          </table:table-cell>
          <table:table-cell office:value-type="float" office:value="93.9254" calcext:value-type="float">
            <text:p>93.92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34" calcext:value-type="float">
            <text:p>43.7934</text:p>
          </table:table-cell>
          <table:table-cell office:value-type="float" office:value="62.0723" calcext:value-type="float">
            <text:p>62.0723</text:p>
          </table:table-cell>
          <table:table-cell office:value-type="float" office:value="76.3658" calcext:value-type="float">
            <text:p>76.36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853" calcext:value-type="float">
            <text:p>54.4853</text:p>
          </table:table-cell>
          <table:table-cell office:value-type="float" office:value="72.4087" calcext:value-type="float">
            <text:p>72.4087</text:p>
          </table:table-cell>
          <table:table-cell office:value-type="float" office:value="95.0003" calcext:value-type="float">
            <text:p>95.00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97" calcext:value-type="float">
            <text:p>47.7097</text:p>
          </table:table-cell>
          <table:table-cell office:value-type="float" office:value="75.6776" calcext:value-type="float">
            <text:p>75.6776</text:p>
          </table:table-cell>
          <table:table-cell office:value-type="float" office:value="93.7707" calcext:value-type="float">
            <text:p>93.77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89" calcext:value-type="float">
            <text:p>45.3489</text:p>
          </table:table-cell>
          <table:table-cell office:value-type="float" office:value="80.4366" calcext:value-type="float">
            <text:p>80.4366</text:p>
          </table:table-cell>
          <table:table-cell office:value-type="float" office:value="102.111" calcext:value-type="float">
            <text:p>102.1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52" calcext:value-type="float">
            <text:p>41.7152</text:p>
          </table:table-cell>
          <table:table-cell office:value-type="float" office:value="73.1793" calcext:value-type="float">
            <text:p>73.1793</text:p>
          </table:table-cell>
          <table:table-cell office:value-type="float" office:value="93.9268" calcext:value-type="float">
            <text:p>93.92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76" calcext:value-type="float">
            <text:p>43.7976</text:p>
          </table:table-cell>
          <table:table-cell office:value-type="float" office:value="62.0798" calcext:value-type="float">
            <text:p>62.0798</text:p>
          </table:table-cell>
          <table:table-cell office:value-type="float" office:value="76.3741" calcext:value-type="float">
            <text:p>76.37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413" calcext:value-type="float">
            <text:p>54.5413</text:p>
          </table:table-cell>
          <table:table-cell office:value-type="float" office:value="72.5199" calcext:value-type="float">
            <text:p>72.5199</text:p>
          </table:table-cell>
          <table:table-cell office:value-type="float" office:value="95.1159" calcext:value-type="float">
            <text:p>95.11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81" calcext:value-type="float">
            <text:p>47.7081</text:p>
          </table:table-cell>
          <table:table-cell office:value-type="float" office:value="75.675" calcext:value-type="float">
            <text:p>75.675</text:p>
          </table:table-cell>
          <table:table-cell office:value-type="float" office:value="93.7677" calcext:value-type="float">
            <text:p>93.76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89" calcext:value-type="float">
            <text:p>45.3489</text:p>
          </table:table-cell>
          <table:table-cell office:value-type="float" office:value="80.4365" calcext:value-type="float">
            <text:p>80.4365</text:p>
          </table:table-cell>
          <table:table-cell office:value-type="float" office:value="102.11" calcext:value-type="float">
            <text:p>102.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7" calcext:value-type="float">
            <text:p>41.717</text:p>
          </table:table-cell>
          <table:table-cell office:value-type="float" office:value="73.1816" calcext:value-type="float">
            <text:p>73.1816</text:p>
          </table:table-cell>
          <table:table-cell office:value-type="float" office:value="93.9285" calcext:value-type="float">
            <text:p>93.92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08" calcext:value-type="float">
            <text:p>43.8008</text:p>
          </table:table-cell>
          <table:table-cell office:value-type="float" office:value="62.0852" calcext:value-type="float">
            <text:p>62.0852</text:p>
          </table:table-cell>
          <table:table-cell office:value-type="float" office:value="76.3793" calcext:value-type="float">
            <text:p>76.37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896" calcext:value-type="float">
            <text:p>54.5896</text:p>
          </table:table-cell>
          <table:table-cell office:value-type="float" office:value="72.6149" calcext:value-type="float">
            <text:p>72.6149</text:p>
          </table:table-cell>
          <table:table-cell office:value-type="float" office:value="95.2139" calcext:value-type="float">
            <text:p>95.213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4" calcext:value-type="float">
            <text:p>47.7074</text:p>
          </table:table-cell>
          <table:table-cell office:value-type="float" office:value="75.6738" calcext:value-type="float">
            <text:p>75.6738</text:p>
          </table:table-cell>
          <table:table-cell office:value-type="float" office:value="93.7664" calcext:value-type="float">
            <text:p>93.76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82" calcext:value-type="float">
            <text:p>45.3482</text:p>
          </table:table-cell>
          <table:table-cell office:value-type="float" office:value="80.4351" calcext:value-type="float">
            <text:p>80.4351</text:p>
          </table:table-cell>
          <table:table-cell office:value-type="float" office:value="102.108" calcext:value-type="float">
            <text:p>102.10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8" calcext:value-type="float">
            <text:p>41.718</text:p>
          </table:table-cell>
          <table:table-cell office:value-type="float" office:value="73.1826" calcext:value-type="float">
            <text:p>73.1826</text:p>
          </table:table-cell>
          <table:table-cell office:value-type="float" office:value="93.9291" calcext:value-type="float">
            <text:p>93.929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39" calcext:value-type="float">
            <text:p>43.8039</text:p>
          </table:table-cell>
          <table:table-cell office:value-type="float" office:value="62.0901" calcext:value-type="float">
            <text:p>62.0901</text:p>
          </table:table-cell>
          <table:table-cell office:value-type="float" office:value="76.3838" calcext:value-type="float">
            <text:p>76.38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343" calcext:value-type="float">
            <text:p>54.6343</text:p>
          </table:table-cell>
          <table:table-cell office:value-type="float" office:value="72.7052" calcext:value-type="float">
            <text:p>72.7052</text:p>
          </table:table-cell>
          <table:table-cell office:value-type="float" office:value="95.309" calcext:value-type="float">
            <text:p>95.3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69" calcext:value-type="float">
            <text:p>47.7069</text:p>
          </table:table-cell>
          <table:table-cell office:value-type="float" office:value="75.673" calcext:value-type="float">
            <text:p>75.673</text:p>
          </table:table-cell>
          <table:table-cell office:value-type="float" office:value="93.7656" calcext:value-type="float">
            <text:p>93.76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64" calcext:value-type="float">
            <text:p>45.3464</text:p>
          </table:table-cell>
          <table:table-cell office:value-type="float" office:value="80.4325" calcext:value-type="float">
            <text:p>80.4325</text:p>
          </table:table-cell>
          <table:table-cell office:value-type="float" office:value="102.105" calcext:value-type="float">
            <text:p>102.10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76" calcext:value-type="float">
            <text:p>41.7176</text:p>
          </table:table-cell>
          <table:table-cell office:value-type="float" office:value="73.1812" calcext:value-type="float">
            <text:p>73.1812</text:p>
          </table:table-cell>
          <table:table-cell office:value-type="float" office:value="93.9262" calcext:value-type="float">
            <text:p>93.92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65" calcext:value-type="float">
            <text:p>43.8065</text:p>
          </table:table-cell>
          <table:table-cell office:value-type="float" office:value="62.0942" calcext:value-type="float">
            <text:p>62.0942</text:p>
          </table:table-cell>
          <table:table-cell office:value-type="float" office:value="76.3873" calcext:value-type="float">
            <text:p>76.38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681" calcext:value-type="float">
            <text:p>54.6681</text:p>
          </table:table-cell>
          <table:table-cell office:value-type="float" office:value="72.7696" calcext:value-type="float">
            <text:p>72.7696</text:p>
          </table:table-cell>
          <table:table-cell office:value-type="float" office:value="95.3739" calcext:value-type="float">
            <text:p>95.373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9" calcext:value-type="float">
            <text:p>47.7059</text:p>
          </table:table-cell>
          <table:table-cell office:value-type="float" office:value="75.6714" calcext:value-type="float">
            <text:p>75.6714</text:p>
          </table:table-cell>
          <table:table-cell office:value-type="float" office:value="93.7637" calcext:value-type="float">
            <text:p>93.76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39" calcext:value-type="float">
            <text:p>45.3439</text:p>
          </table:table-cell>
          <table:table-cell office:value-type="float" office:value="80.4282" calcext:value-type="float">
            <text:p>80.4282</text:p>
          </table:table-cell>
          <table:table-cell office:value-type="float" office:value="102.1" calcext:value-type="float">
            <text:p>102.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62" calcext:value-type="float">
            <text:p>41.7162</text:p>
          </table:table-cell>
          <table:table-cell office:value-type="float" office:value="73.1783" calcext:value-type="float">
            <text:p>73.1783</text:p>
          </table:table-cell>
          <table:table-cell office:value-type="float" office:value="93.9218" calcext:value-type="float">
            <text:p>93.92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96" calcext:value-type="float">
            <text:p>43.8096</text:p>
          </table:table-cell>
          <table:table-cell office:value-type="float" office:value="62.0995" calcext:value-type="float">
            <text:p>62.0995</text:p>
          </table:table-cell>
          <table:table-cell office:value-type="float" office:value="76.3928" calcext:value-type="float">
            <text:p>76.39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854" calcext:value-type="float">
            <text:p>54.6854</text:p>
          </table:table-cell>
          <table:table-cell office:value-type="float" office:value="72.8024" calcext:value-type="float">
            <text:p>72.8024</text:p>
          </table:table-cell>
          <table:table-cell office:value-type="float" office:value="95.4064" calcext:value-type="float">
            <text:p>95.40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37" calcext:value-type="float">
            <text:p>47.7037</text:p>
          </table:table-cell>
          <table:table-cell office:value-type="float" office:value="75.6678" calcext:value-type="float">
            <text:p>75.6678</text:p>
          </table:table-cell>
          <table:table-cell office:value-type="float" office:value="93.7598" calcext:value-type="float">
            <text:p>93.75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19" calcext:value-type="float">
            <text:p>45.3419</text:p>
          </table:table-cell>
          <table:table-cell office:value-type="float" office:value="80.4239" calcext:value-type="float">
            <text:p>80.4239</text:p>
          </table:table-cell>
          <table:table-cell office:value-type="float" office:value="102.093" calcext:value-type="float">
            <text:p>102.0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28" calcext:value-type="float">
            <text:p>41.7128</text:p>
          </table:table-cell>
          <table:table-cell office:value-type="float" office:value="73.172" calcext:value-type="float">
            <text:p>73.172</text:p>
          </table:table-cell>
          <table:table-cell office:value-type="float" office:value="93.9129" calcext:value-type="float">
            <text:p>93.91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28" calcext:value-type="float">
            <text:p>43.8128</text:p>
          </table:table-cell>
          <table:table-cell office:value-type="float" office:value="62.1048" calcext:value-type="float">
            <text:p>62.1048</text:p>
          </table:table-cell>
          <table:table-cell office:value-type="float" office:value="76.3979" calcext:value-type="float">
            <text:p>76.39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98" calcext:value-type="float">
            <text:p>54.698</text:p>
          </table:table-cell>
          <table:table-cell office:value-type="float" office:value="72.8249" calcext:value-type="float">
            <text:p>72.8249</text:p>
          </table:table-cell>
          <table:table-cell office:value-type="float" office:value="95.4259" calcext:value-type="float">
            <text:p>95.42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08" calcext:value-type="float">
            <text:p>47.7008</text:p>
          </table:table-cell>
          <table:table-cell office:value-type="float" office:value="75.6633" calcext:value-type="float">
            <text:p>75.6633</text:p>
          </table:table-cell>
          <table:table-cell office:value-type="float" office:value="93.7552" calcext:value-type="float">
            <text:p>93.75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06" calcext:value-type="float">
            <text:p>45.3406</text:p>
          </table:table-cell>
          <table:table-cell office:value-type="float" office:value="80.422" calcext:value-type="float">
            <text:p>80.422</text:p>
          </table:table-cell>
          <table:table-cell office:value-type="float" office:value="102.091" calcext:value-type="float">
            <text:p>102.09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85" calcext:value-type="float">
            <text:p>41.7085</text:p>
          </table:table-cell>
          <table:table-cell office:value-type="float" office:value="73.1644" calcext:value-type="float">
            <text:p>73.1644</text:p>
          </table:table-cell>
          <table:table-cell office:value-type="float" office:value="93.9026" calcext:value-type="float">
            <text:p>93.902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33" calcext:value-type="float">
            <text:p>43.8133</text:p>
          </table:table-cell>
          <table:table-cell office:value-type="float" office:value="62.1049" calcext:value-type="float">
            <text:p>62.1049</text:p>
          </table:table-cell>
          <table:table-cell office:value-type="float" office:value="76.3966" calcext:value-type="float">
            <text:p>76.39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218" calcext:value-type="float">
            <text:p>54.7218</text:p>
          </table:table-cell>
          <table:table-cell office:value-type="float" office:value="72.8731" calcext:value-type="float">
            <text:p>72.8731</text:p>
          </table:table-cell>
          <table:table-cell office:value-type="float" office:value="95.476" calcext:value-type="float">
            <text:p>95.4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2" calcext:value-type="float">
            <text:p>47.6982</text:p>
          </table:table-cell>
          <table:table-cell office:value-type="float" office:value="75.659" calcext:value-type="float">
            <text:p>75.659</text:p>
          </table:table-cell>
          <table:table-cell office:value-type="float" office:value="93.7502" calcext:value-type="float">
            <text:p>93.750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89" calcext:value-type="float">
            <text:p>45.3389</text:p>
          </table:table-cell>
          <table:table-cell office:value-type="float" office:value="80.4197" calcext:value-type="float">
            <text:p>80.4197</text:p>
          </table:table-cell>
          <table:table-cell office:value-type="float" office:value="102.089" calcext:value-type="float">
            <text:p>102.0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49" calcext:value-type="float">
            <text:p>41.7049</text:p>
          </table:table-cell>
          <table:table-cell office:value-type="float" office:value="73.1581" calcext:value-type="float">
            <text:p>73.1581</text:p>
          </table:table-cell>
          <table:table-cell office:value-type="float" office:value="93.8946" calcext:value-type="float">
            <text:p>93.89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56" calcext:value-type="float">
            <text:p>43.8156</text:p>
          </table:table-cell>
          <table:table-cell office:value-type="float" office:value="62.1081" calcext:value-type="float">
            <text:p>62.1081</text:p>
          </table:table-cell>
          <table:table-cell office:value-type="float" office:value="76.3984" calcext:value-type="float">
            <text:p>76.39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495" calcext:value-type="float">
            <text:p>54.7495</text:p>
          </table:table-cell>
          <table:table-cell office:value-type="float" office:value="72.9305" calcext:value-type="float">
            <text:p>72.9305</text:p>
          </table:table-cell>
          <table:table-cell office:value-type="float" office:value="95.5349" calcext:value-type="float">
            <text:p>95.53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6" calcext:value-type="float">
            <text:p>47.696</text:p>
          </table:table-cell>
          <table:table-cell office:value-type="float" office:value="75.6552" calcext:value-type="float">
            <text:p>75.6552</text:p>
          </table:table-cell>
          <table:table-cell office:value-type="float" office:value="93.7458" calcext:value-type="float">
            <text:p>93.74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51" calcext:value-type="float">
            <text:p>45.3351</text:p>
          </table:table-cell>
          <table:table-cell office:value-type="float" office:value="80.4143" calcext:value-type="float">
            <text:p>80.4143</text:p>
          </table:table-cell>
          <table:table-cell office:value-type="float" office:value="102.083" calcext:value-type="float">
            <text:p>102.0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23" calcext:value-type="float">
            <text:p>41.7023</text:p>
          </table:table-cell>
          <table:table-cell office:value-type="float" office:value="73.1536" calcext:value-type="float">
            <text:p>73.1536</text:p>
          </table:table-cell>
          <table:table-cell office:value-type="float" office:value="93.8885" calcext:value-type="float">
            <text:p>93.88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52" calcext:value-type="float">
            <text:p>43.8152</text:p>
          </table:table-cell>
          <table:table-cell office:value-type="float" office:value="62.107" calcext:value-type="float">
            <text:p>62.107</text:p>
          </table:table-cell>
          <table:table-cell office:value-type="float" office:value="76.3967" calcext:value-type="float">
            <text:p>76.39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625" calcext:value-type="float">
            <text:p>54.7625</text:p>
          </table:table-cell>
          <table:table-cell office:value-type="float" office:value="72.9514" calcext:value-type="float">
            <text:p>72.9514</text:p>
          </table:table-cell>
          <table:table-cell office:value-type="float" office:value="95.5471" calcext:value-type="float">
            <text:p>95.54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38" calcext:value-type="float">
            <text:p>47.6938</text:p>
          </table:table-cell>
          <table:table-cell office:value-type="float" office:value="75.6518" calcext:value-type="float">
            <text:p>75.6518</text:p>
          </table:table-cell>
          <table:table-cell office:value-type="float" office:value="93.7425" calcext:value-type="float">
            <text:p>93.74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81" calcext:value-type="float">
            <text:p>45.3281</text:p>
          </table:table-cell>
          <table:table-cell office:value-type="float" office:value="80.4038" calcext:value-type="float">
            <text:p>80.4038</text:p>
          </table:table-cell>
          <table:table-cell office:value-type="float" office:value="102.071" calcext:value-type="float">
            <text:p>102.0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76" calcext:value-type="float">
            <text:p>41.6976</text:p>
          </table:table-cell>
          <table:table-cell office:value-type="float" office:value="73.1452" calcext:value-type="float">
            <text:p>73.1452</text:p>
          </table:table-cell>
          <table:table-cell office:value-type="float" office:value="93.8771" calcext:value-type="float">
            <text:p>93.87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42" calcext:value-type="float">
            <text:p>43.8142</text:p>
          </table:table-cell>
          <table:table-cell office:value-type="float" office:value="62.1052" calcext:value-type="float">
            <text:p>62.1052</text:p>
          </table:table-cell>
          <table:table-cell office:value-type="float" office:value="76.3944" calcext:value-type="float">
            <text:p>76.39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748" calcext:value-type="float">
            <text:p>54.7748</text:p>
          </table:table-cell>
          <table:table-cell office:value-type="float" office:value="72.9722" calcext:value-type="float">
            <text:p>72.9722</text:p>
          </table:table-cell>
          <table:table-cell office:value-type="float" office:value="95.564" calcext:value-type="float">
            <text:p>95.5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25" calcext:value-type="float">
            <text:p>47.6925</text:p>
          </table:table-cell>
          <table:table-cell office:value-type="float" office:value="75.6497" calcext:value-type="float">
            <text:p>75.6497</text:p>
          </table:table-cell>
          <table:table-cell office:value-type="float" office:value="93.74" calcext:value-type="float">
            <text:p>93.7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21" calcext:value-type="float">
            <text:p>45.3221</text:p>
          </table:table-cell>
          <table:table-cell office:value-type="float" office:value="80.3955" calcext:value-type="float">
            <text:p>80.3955</text:p>
          </table:table-cell>
          <table:table-cell office:value-type="float" office:value="102.063" calcext:value-type="float">
            <text:p>102.0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56" calcext:value-type="float">
            <text:p>41.6956</text:p>
          </table:table-cell>
          <table:table-cell office:value-type="float" office:value="73.1417" calcext:value-type="float">
            <text:p>73.1417</text:p>
          </table:table-cell>
          <table:table-cell office:value-type="float" office:value="93.8728" calcext:value-type="float">
            <text:p>93.87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49" calcext:value-type="float">
            <text:p>43.8149</text:p>
          </table:table-cell>
          <table:table-cell office:value-type="float" office:value="62.1059" calcext:value-type="float">
            <text:p>62.1059</text:p>
          </table:table-cell>
          <table:table-cell office:value-type="float" office:value="76.3944" calcext:value-type="float">
            <text:p>76.39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913" calcext:value-type="float">
            <text:p>54.7913</text:p>
          </table:table-cell>
          <table:table-cell office:value-type="float" office:value="72.9976" calcext:value-type="float">
            <text:p>72.9976</text:p>
          </table:table-cell>
          <table:table-cell office:value-type="float" office:value="95.5825" calcext:value-type="float">
            <text:p>95.58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16" calcext:value-type="float">
            <text:p>47.6916</text:p>
          </table:table-cell>
          <table:table-cell office:value-type="float" office:value="75.6477" calcext:value-type="float">
            <text:p>75.6477</text:p>
          </table:table-cell>
          <table:table-cell office:value-type="float" office:value="93.7371" calcext:value-type="float">
            <text:p>93.73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55" calcext:value-type="float">
            <text:p>45.3155</text:p>
          </table:table-cell>
          <table:table-cell office:value-type="float" office:value="80.3853" calcext:value-type="float">
            <text:p>80.3853</text:p>
          </table:table-cell>
          <table:table-cell office:value-type="float" office:value="102.051" calcext:value-type="float">
            <text:p>102.0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36" calcext:value-type="float">
            <text:p>41.6936</text:p>
          </table:table-cell>
          <table:table-cell office:value-type="float" office:value="73.1388" calcext:value-type="float">
            <text:p>73.1388</text:p>
          </table:table-cell>
          <table:table-cell office:value-type="float" office:value="93.8698" calcext:value-type="float">
            <text:p>93.86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48" calcext:value-type="float">
            <text:p>43.8148</text:p>
          </table:table-cell>
          <table:table-cell office:value-type="float" office:value="62.1061" calcext:value-type="float">
            <text:p>62.1061</text:p>
          </table:table-cell>
          <table:table-cell office:value-type="float" office:value="76.3951" calcext:value-type="float">
            <text:p>76.39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079" calcext:value-type="float">
            <text:p>54.8079</text:p>
          </table:table-cell>
          <table:table-cell office:value-type="float" office:value="73.0237" calcext:value-type="float">
            <text:p>73.0237</text:p>
          </table:table-cell>
          <table:table-cell office:value-type="float" office:value="95.604" calcext:value-type="float">
            <text:p>95.60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7" calcext:value-type="float">
            <text:p>47.6907</text:p>
          </table:table-cell>
          <table:table-cell office:value-type="float" office:value="75.6462" calcext:value-type="float">
            <text:p>75.6462</text:p>
          </table:table-cell>
          <table:table-cell office:value-type="float" office:value="93.7354" calcext:value-type="float">
            <text:p>93.735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19" calcext:value-type="float">
            <text:p>45.3119</text:p>
          </table:table-cell>
          <table:table-cell office:value-type="float" office:value="80.3792" calcext:value-type="float">
            <text:p>80.3792</text:p>
          </table:table-cell>
          <table:table-cell office:value-type="float" office:value="102.043" calcext:value-type="float">
            <text:p>102.04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07" calcext:value-type="float">
            <text:p>41.6907</text:p>
          </table:table-cell>
          <table:table-cell office:value-type="float" office:value="73.1347" calcext:value-type="float">
            <text:p>73.1347</text:p>
          </table:table-cell>
          <table:table-cell office:value-type="float" office:value="93.8658" calcext:value-type="float">
            <text:p>93.865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76" calcext:value-type="float">
            <text:p>43.8176</text:p>
          </table:table-cell>
          <table:table-cell office:value-type="float" office:value="62.1119" calcext:value-type="float">
            <text:p>62.1119</text:p>
          </table:table-cell>
          <table:table-cell office:value-type="float" office:value="76.4035" calcext:value-type="float">
            <text:p>76.40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2" calcext:value-type="float">
            <text:p>54.82</text:p>
          </table:table-cell>
          <table:table-cell office:value-type="float" office:value="73.0418" calcext:value-type="float">
            <text:p>73.0418</text:p>
          </table:table-cell>
          <table:table-cell office:value-type="float" office:value="95.6185" calcext:value-type="float">
            <text:p>95.61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2" calcext:value-type="float">
            <text:p>47.6902</text:p>
          </table:table-cell>
          <table:table-cell office:value-type="float" office:value="75.6455" calcext:value-type="float">
            <text:p>75.6455</text:p>
          </table:table-cell>
          <table:table-cell office:value-type="float" office:value="93.7346" calcext:value-type="float">
            <text:p>93.73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" calcext:value-type="float">
            <text:p>45.31</text:p>
          </table:table-cell>
          <table:table-cell office:value-type="float" office:value="80.3759" calcext:value-type="float">
            <text:p>80.3759</text:p>
          </table:table-cell>
          <table:table-cell office:value-type="float" office:value="102.038" calcext:value-type="float">
            <text:p>102.0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88" calcext:value-type="float">
            <text:p>41.6888</text:p>
          </table:table-cell>
          <table:table-cell office:value-type="float" office:value="73.1323" calcext:value-type="float">
            <text:p>73.1323</text:p>
          </table:table-cell>
          <table:table-cell office:value-type="float" office:value="93.8638" calcext:value-type="float">
            <text:p>93.86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65" calcext:value-type="float">
            <text:p>43.8165</text:p>
          </table:table-cell>
          <table:table-cell office:value-type="float" office:value="62.111" calcext:value-type="float">
            <text:p>62.111</text:p>
          </table:table-cell>
          <table:table-cell office:value-type="float" office:value="76.4047" calcext:value-type="float">
            <text:p>76.40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484" calcext:value-type="float">
            <text:p>54.8484</text:p>
          </table:table-cell>
          <table:table-cell office:value-type="float" office:value="73.0939" calcext:value-type="float">
            <text:p>73.0939</text:p>
          </table:table-cell>
          <table:table-cell office:value-type="float" office:value="95.6706" calcext:value-type="float">
            <text:p>95.67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99" calcext:value-type="float">
            <text:p>47.6899</text:p>
          </table:table-cell>
          <table:table-cell office:value-type="float" office:value="75.645" calcext:value-type="float">
            <text:p>75.645</text:p>
          </table:table-cell>
          <table:table-cell office:value-type="float" office:value="93.7342" calcext:value-type="float">
            <text:p>93.73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78" calcext:value-type="float">
            <text:p>45.3078</text:p>
          </table:table-cell>
          <table:table-cell office:value-type="float" office:value="80.3726" calcext:value-type="float">
            <text:p>80.3726</text:p>
          </table:table-cell>
          <table:table-cell office:value-type="float" office:value="102.035" calcext:value-type="float">
            <text:p>102.03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66" calcext:value-type="float">
            <text:p>41.6866</text:p>
          </table:table-cell>
          <table:table-cell office:value-type="float" office:value="73.1293" calcext:value-type="float">
            <text:p>73.1293</text:p>
          </table:table-cell>
          <table:table-cell office:value-type="float" office:value="93.8613" calcext:value-type="float">
            <text:p>93.86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43" calcext:value-type="float">
            <text:p>43.8143</text:p>
          </table:table-cell>
          <table:table-cell office:value-type="float" office:value="62.1079" calcext:value-type="float">
            <text:p>62.1079</text:p>
          </table:table-cell>
          <table:table-cell office:value-type="float" office:value="76.4032" calcext:value-type="float">
            <text:p>76.40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628" calcext:value-type="float">
            <text:p>54.8628</text:p>
          </table:table-cell>
          <table:table-cell office:value-type="float" office:value="73.1181" calcext:value-type="float">
            <text:p>73.1181</text:p>
          </table:table-cell>
          <table:table-cell office:value-type="float" office:value="95.6935" calcext:value-type="float">
            <text:p>95.693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4" calcext:value-type="float">
            <text:p>47.6904</text:p>
          </table:table-cell>
          <table:table-cell office:value-type="float" office:value="75.6457" calcext:value-type="float">
            <text:p>75.6457</text:p>
          </table:table-cell>
          <table:table-cell office:value-type="float" office:value="93.7346" calcext:value-type="float">
            <text:p>93.73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37" calcext:value-type="float">
            <text:p>45.3037</text:p>
          </table:table-cell>
          <table:table-cell office:value-type="float" office:value="80.3668" calcext:value-type="float">
            <text:p>80.3668</text:p>
          </table:table-cell>
          <table:table-cell office:value-type="float" office:value="102.029" calcext:value-type="float">
            <text:p>102.02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38" calcext:value-type="float">
            <text:p>41.6838</text:p>
          </table:table-cell>
          <table:table-cell office:value-type="float" office:value="73.1256" calcext:value-type="float">
            <text:p>73.1256</text:p>
          </table:table-cell>
          <table:table-cell office:value-type="float" office:value="93.8579" calcext:value-type="float">
            <text:p>93.85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14" calcext:value-type="float">
            <text:p>43.8114</text:p>
          </table:table-cell>
          <table:table-cell office:value-type="float" office:value="62.1036" calcext:value-type="float">
            <text:p>62.1036</text:p>
          </table:table-cell>
          <table:table-cell office:value-type="float" office:value="76.4001" calcext:value-type="float">
            <text:p>76.40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732" calcext:value-type="float">
            <text:p>54.8732</text:p>
          </table:table-cell>
          <table:table-cell office:value-type="float" office:value="73.1359" calcext:value-type="float">
            <text:p>73.1359</text:p>
          </table:table-cell>
          <table:table-cell office:value-type="float" office:value="95.7105" calcext:value-type="float">
            <text:p>95.71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" calcext:value-type="float">
            <text:p>47.69</text:p>
          </table:table-cell>
          <table:table-cell office:value-type="float" office:value="75.6449" calcext:value-type="float">
            <text:p>75.6449</text:p>
          </table:table-cell>
          <table:table-cell office:value-type="float" office:value="93.7337" calcext:value-type="float">
            <text:p>93.73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1" calcext:value-type="float">
            <text:p>45.301</text:p>
          </table:table-cell>
          <table:table-cell office:value-type="float" office:value="80.3629" calcext:value-type="float">
            <text:p>80.3629</text:p>
          </table:table-cell>
          <table:table-cell office:value-type="float" office:value="102.025" calcext:value-type="float">
            <text:p>102.0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75" calcext:value-type="float">
            <text:p>41.6775</text:p>
          </table:table-cell>
          <table:table-cell office:value-type="float" office:value="73.1163" calcext:value-type="float">
            <text:p>73.1163</text:p>
          </table:table-cell>
          <table:table-cell office:value-type="float" office:value="93.848" calcext:value-type="float">
            <text:p>93.8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61" calcext:value-type="float">
            <text:p>43.8061</text:p>
          </table:table-cell>
          <table:table-cell office:value-type="float" office:value="62.0946" calcext:value-type="float">
            <text:p>62.0946</text:p>
          </table:table-cell>
          <table:table-cell office:value-type="float" office:value="76.391" calcext:value-type="float">
            <text:p>76.3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074" calcext:value-type="float">
            <text:p>54.9074</text:p>
          </table:table-cell>
          <table:table-cell office:value-type="float" office:value="73.2075" calcext:value-type="float">
            <text:p>73.2075</text:p>
          </table:table-cell>
          <table:table-cell office:value-type="float" office:value="95.7898" calcext:value-type="float">
            <text:p>95.78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87" calcext:value-type="float">
            <text:p>47.6887</text:p>
          </table:table-cell>
          <table:table-cell office:value-type="float" office:value="75.6427" calcext:value-type="float">
            <text:p>75.6427</text:p>
          </table:table-cell>
          <table:table-cell office:value-type="float" office:value="93.7311" calcext:value-type="float">
            <text:p>93.73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66" calcext:value-type="float">
            <text:p>45.2966</text:p>
          </table:table-cell>
          <table:table-cell office:value-type="float" office:value="80.3559" calcext:value-type="float">
            <text:p>80.3559</text:p>
          </table:table-cell>
          <table:table-cell office:value-type="float" office:value="102.016" calcext:value-type="float">
            <text:p>102.0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24" calcext:value-type="float">
            <text:p>41.6724</text:p>
          </table:table-cell>
          <table:table-cell office:value-type="float" office:value="73.1087" calcext:value-type="float">
            <text:p>73.1087</text:p>
          </table:table-cell>
          <table:table-cell office:value-type="float" office:value="93.84" calcext:value-type="float">
            <text:p>93.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25" calcext:value-type="float">
            <text:p>43.8025</text:p>
          </table:table-cell>
          <table:table-cell office:value-type="float" office:value="62.0896" calcext:value-type="float">
            <text:p>62.0896</text:p>
          </table:table-cell>
          <table:table-cell office:value-type="float" office:value="76.3884" calcext:value-type="float">
            <text:p>76.38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92" calcext:value-type="float">
            <text:p>54.9292</text:p>
          </table:table-cell>
          <table:table-cell office:value-type="float" office:value="73.2517" calcext:value-type="float">
            <text:p>73.2517</text:p>
          </table:table-cell>
          <table:table-cell office:value-type="float" office:value="95.8385" calcext:value-type="float">
            <text:p>95.83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63" calcext:value-type="float">
            <text:p>47.6863</text:p>
          </table:table-cell>
          <table:table-cell office:value-type="float" office:value="75.6388" calcext:value-type="float">
            <text:p>75.6388</text:p>
          </table:table-cell>
          <table:table-cell office:value-type="float" office:value="93.7269" calcext:value-type="float">
            <text:p>93.72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8" calcext:value-type="float">
            <text:p>45.288</text:p>
          </table:table-cell>
          <table:table-cell office:value-type="float" office:value="80.3433" calcext:value-type="float">
            <text:p>80.3433</text:p>
          </table:table-cell>
          <table:table-cell office:value-type="float" office:value="102.003" calcext:value-type="float">
            <text:p>102.0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48" calcext:value-type="float">
            <text:p>41.6648</text:p>
          </table:table-cell>
          <table:table-cell office:value-type="float" office:value="73.0974" calcext:value-type="float">
            <text:p>73.0974</text:p>
          </table:table-cell>
          <table:table-cell office:value-type="float" office:value="93.8279" calcext:value-type="float">
            <text:p>93.82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69" calcext:value-type="float">
            <text:p>43.7969</text:p>
          </table:table-cell>
          <table:table-cell office:value-type="float" office:value="62.0803" calcext:value-type="float">
            <text:p>62.0803</text:p>
          </table:table-cell>
          <table:table-cell office:value-type="float" office:value="76.3796" calcext:value-type="float">
            <text:p>76.37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82" calcext:value-type="float">
            <text:p>54.9982</text:p>
          </table:table-cell>
          <table:table-cell office:value-type="float" office:value="73.3901" calcext:value-type="float">
            <text:p>73.3901</text:p>
          </table:table-cell>
          <table:table-cell office:value-type="float" office:value="95.9891" calcext:value-type="float">
            <text:p>95.989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39" calcext:value-type="float">
            <text:p>47.6839</text:p>
          </table:table-cell>
          <table:table-cell office:value-type="float" office:value="75.6349" calcext:value-type="float">
            <text:p>75.6349</text:p>
          </table:table-cell>
          <table:table-cell office:value-type="float" office:value="93.7225" calcext:value-type="float">
            <text:p>93.72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2" calcext:value-type="float">
            <text:p>45.282</text:p>
          </table:table-cell>
          <table:table-cell office:value-type="float" office:value="80.3335" calcext:value-type="float">
            <text:p>80.3335</text:p>
          </table:table-cell>
          <table:table-cell office:value-type="float" office:value="101.991" calcext:value-type="float">
            <text:p>101.99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75" calcext:value-type="float">
            <text:p>41.6575</text:p>
          </table:table-cell>
          <table:table-cell office:value-type="float" office:value="73.0871" calcext:value-type="float">
            <text:p>73.0871</text:p>
          </table:table-cell>
          <table:table-cell office:value-type="float" office:value="93.8178" calcext:value-type="float">
            <text:p>93.81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37" calcext:value-type="float">
            <text:p>43.7937</text:p>
          </table:table-cell>
          <table:table-cell office:value-type="float" office:value="62.075" calcext:value-type="float">
            <text:p>62.075</text:p>
          </table:table-cell>
          <table:table-cell office:value-type="float" office:value="76.3745" calcext:value-type="float">
            <text:p>76.37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015" calcext:value-type="float">
            <text:p>55.1015</text:p>
          </table:table-cell>
          <table:table-cell office:value-type="float" office:value="73.6051" calcext:value-type="float">
            <text:p>73.6051</text:p>
          </table:table-cell>
          <table:table-cell office:value-type="float" office:value="96.2321" calcext:value-type="float">
            <text:p>96.23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17" calcext:value-type="float">
            <text:p>47.6817</text:p>
          </table:table-cell>
          <table:table-cell office:value-type="float" office:value="75.6314" calcext:value-type="float">
            <text:p>75.6314</text:p>
          </table:table-cell>
          <table:table-cell office:value-type="float" office:value="93.7189" calcext:value-type="float">
            <text:p>93.71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58" calcext:value-type="float">
            <text:p>45.2758</text:p>
          </table:table-cell>
          <table:table-cell office:value-type="float" office:value="80.3253" calcext:value-type="float">
            <text:p>80.3253</text:p>
          </table:table-cell>
          <table:table-cell office:value-type="float" office:value="101.983" calcext:value-type="float">
            <text:p>101.9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23" calcext:value-type="float">
            <text:p>41.6523</text:p>
          </table:table-cell>
          <table:table-cell office:value-type="float" office:value="73.0803" calcext:value-type="float">
            <text:p>73.0803</text:p>
          </table:table-cell>
          <table:table-cell office:value-type="float" office:value="93.8121" calcext:value-type="float">
            <text:p>93.81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91" calcext:value-type="float">
            <text:p>43.7891</text:p>
          </table:table-cell>
          <table:table-cell office:value-type="float" office:value="62.0672" calcext:value-type="float">
            <text:p>62.0672</text:p>
          </table:table-cell>
          <table:table-cell office:value-type="float" office:value="76.3664" calcext:value-type="float">
            <text:p>76.36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758" calcext:value-type="float">
            <text:p>55.1758</text:p>
          </table:table-cell>
          <table:table-cell office:value-type="float" office:value="73.758" calcext:value-type="float">
            <text:p>73.758</text:p>
          </table:table-cell>
          <table:table-cell office:value-type="float" office:value="96.4055" calcext:value-type="float">
            <text:p>96.40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84" calcext:value-type="float">
            <text:p>47.6784</text:p>
          </table:table-cell>
          <table:table-cell office:value-type="float" office:value="75.6261" calcext:value-type="float">
            <text:p>75.6261</text:p>
          </table:table-cell>
          <table:table-cell office:value-type="float" office:value="93.713" calcext:value-type="float">
            <text:p>93.7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07" calcext:value-type="float">
            <text:p>45.2707</text:p>
          </table:table-cell>
          <table:table-cell office:value-type="float" office:value="80.3181" calcext:value-type="float">
            <text:p>80.3181</text:p>
          </table:table-cell>
          <table:table-cell office:value-type="float" office:value="101.976" calcext:value-type="float">
            <text:p>101.97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76" calcext:value-type="float">
            <text:p>41.6476</text:p>
          </table:table-cell>
          <table:table-cell office:value-type="float" office:value="73.0744" calcext:value-type="float">
            <text:p>73.0744</text:p>
          </table:table-cell>
          <table:table-cell office:value-type="float" office:value="93.8078" calcext:value-type="float">
            <text:p>93.80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45" calcext:value-type="float">
            <text:p>43.7845</text:p>
          </table:table-cell>
          <table:table-cell office:value-type="float" office:value="62.0597" calcext:value-type="float">
            <text:p>62.0597</text:p>
          </table:table-cell>
          <table:table-cell office:value-type="float" office:value="76.3595" calcext:value-type="float">
            <text:p>76.35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029" calcext:value-type="float">
            <text:p>55.2029</text:p>
          </table:table-cell>
          <table:table-cell office:value-type="float" office:value="73.8138" calcext:value-type="float">
            <text:p>73.8138</text:p>
          </table:table-cell>
          <table:table-cell office:value-type="float" office:value="96.4695" calcext:value-type="float">
            <text:p>96.46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44" calcext:value-type="float">
            <text:p>47.6744</text:p>
          </table:table-cell>
          <table:table-cell office:value-type="float" office:value="75.6196" calcext:value-type="float">
            <text:p>75.6196</text:p>
          </table:table-cell>
          <table:table-cell office:value-type="float" office:value="93.7059" calcext:value-type="float">
            <text:p>93.70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41" calcext:value-type="float">
            <text:p>45.2641</text:p>
          </table:table-cell>
          <table:table-cell office:value-type="float" office:value="80.3082" calcext:value-type="float">
            <text:p>80.3082</text:p>
          </table:table-cell>
          <table:table-cell office:value-type="float" office:value="101.965" calcext:value-type="float">
            <text:p>101.9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66" calcext:value-type="float">
            <text:p>41.6466</text:p>
          </table:table-cell>
          <table:table-cell office:value-type="float" office:value="73.0737" calcext:value-type="float">
            <text:p>73.0737</text:p>
          </table:table-cell>
          <table:table-cell office:value-type="float" office:value="93.8084" calcext:value-type="float">
            <text:p>93.80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13" calcext:value-type="float">
            <text:p>43.7813</text:p>
          </table:table-cell>
          <table:table-cell office:value-type="float" office:value="62.0554" calcext:value-type="float">
            <text:p>62.0554</text:p>
          </table:table-cell>
          <table:table-cell office:value-type="float" office:value="76.3577" calcext:value-type="float">
            <text:p>76.35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092" calcext:value-type="float">
            <text:p>55.2092</text:p>
          </table:table-cell>
          <table:table-cell office:value-type="float" office:value="73.8288" calcext:value-type="float">
            <text:p>73.8288</text:p>
          </table:table-cell>
          <table:table-cell office:value-type="float" office:value="96.489" calcext:value-type="float">
            <text:p>96.4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11" calcext:value-type="float">
            <text:p>47.6711</text:p>
          </table:table-cell>
          <table:table-cell office:value-type="float" office:value="75.6143" calcext:value-type="float">
            <text:p>75.6143</text:p>
          </table:table-cell>
          <table:table-cell office:value-type="float" office:value="93.7" calcext:value-type="float">
            <text:p>93.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12" calcext:value-type="float">
            <text:p>45.2612</text:p>
          </table:table-cell>
          <table:table-cell office:value-type="float" office:value="80.3044" calcext:value-type="float">
            <text:p>80.3044</text:p>
          </table:table-cell>
          <table:table-cell office:value-type="float" office:value="101.961" calcext:value-type="float">
            <text:p>101.96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74" calcext:value-type="float">
            <text:p>41.6374</text:p>
          </table:table-cell>
          <table:table-cell office:value-type="float" office:value="73.0607" calcext:value-type="float">
            <text:p>73.0607</text:p>
          </table:table-cell>
          <table:table-cell office:value-type="float" office:value="93.7955" calcext:value-type="float">
            <text:p>93.795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64" calcext:value-type="float">
            <text:p>43.7764</text:p>
          </table:table-cell>
          <table:table-cell office:value-type="float" office:value="62.0483" calcext:value-type="float">
            <text:p>62.0483</text:p>
          </table:table-cell>
          <table:table-cell office:value-type="float" office:value="76.3531" calcext:value-type="float">
            <text:p>76.35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222" calcext:value-type="float">
            <text:p>55.2222</text:p>
          </table:table-cell>
          <table:table-cell office:value-type="float" office:value="73.8561" calcext:value-type="float">
            <text:p>73.8561</text:p>
          </table:table-cell>
          <table:table-cell office:value-type="float" office:value="96.5217" calcext:value-type="float">
            <text:p>96.52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84" calcext:value-type="float">
            <text:p>47.6684</text:p>
          </table:table-cell>
          <table:table-cell office:value-type="float" office:value="75.6099" calcext:value-type="float">
            <text:p>75.6099</text:p>
          </table:table-cell>
          <table:table-cell office:value-type="float" office:value="93.6952" calcext:value-type="float">
            <text:p>93.69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75" calcext:value-type="float">
            <text:p>45.2575</text:p>
          </table:table-cell>
          <table:table-cell office:value-type="float" office:value="80.2985" calcext:value-type="float">
            <text:p>80.2985</text:p>
          </table:table-cell>
          <table:table-cell office:value-type="float" office:value="101.954" calcext:value-type="float">
            <text:p>101.9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01" calcext:value-type="float">
            <text:p>41.6301</text:p>
          </table:table-cell>
          <table:table-cell office:value-type="float" office:value="73.052" calcext:value-type="float">
            <text:p>73.052</text:p>
          </table:table-cell>
          <table:table-cell office:value-type="float" office:value="93.79" calcext:value-type="float">
            <text:p>93.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1" calcext:value-type="float">
            <text:p>43.781</text:p>
          </table:table-cell>
          <table:table-cell office:value-type="float" office:value="62.059" calcext:value-type="float">
            <text:p>62.059</text:p>
          </table:table-cell>
          <table:table-cell office:value-type="float" office:value="76.3701" calcext:value-type="float">
            <text:p>76.3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088" calcext:value-type="float">
            <text:p>55.2088</text:p>
          </table:table-cell>
          <table:table-cell office:value-type="float" office:value="73.8276" calcext:value-type="float">
            <text:p>73.8276</text:p>
          </table:table-cell>
          <table:table-cell office:value-type="float" office:value="96.49" calcext:value-type="float">
            <text:p>96.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76" calcext:value-type="float">
            <text:p>47.6676</text:p>
          </table:table-cell>
          <table:table-cell office:value-type="float" office:value="75.6085" calcext:value-type="float">
            <text:p>75.6085</text:p>
          </table:table-cell>
          <table:table-cell office:value-type="float" office:value="93.6936" calcext:value-type="float">
            <text:p>93.69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38" calcext:value-type="float">
            <text:p>45.2538</text:p>
          </table:table-cell>
          <table:table-cell office:value-type="float" office:value="80.2933" calcext:value-type="float">
            <text:p>80.2933</text:p>
          </table:table-cell>
          <table:table-cell office:value-type="float" office:value="101.949" calcext:value-type="float">
            <text:p>101.9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01" calcext:value-type="float">
            <text:p>41.6201</text:p>
          </table:table-cell>
          <table:table-cell office:value-type="float" office:value="73.0383" calcext:value-type="float">
            <text:p>73.0383</text:p>
          </table:table-cell>
          <table:table-cell office:value-type="float" office:value="93.7772" calcext:value-type="float">
            <text:p>93.77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35" calcext:value-type="float">
            <text:p>43.7835</text:p>
          </table:table-cell>
          <table:table-cell office:value-type="float" office:value="62.0663" calcext:value-type="float">
            <text:p>62.0663</text:p>
          </table:table-cell>
          <table:table-cell office:value-type="float" office:value="76.3841" calcext:value-type="float">
            <text:p>76.38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051" calcext:value-type="float">
            <text:p>55.2051</text:p>
          </table:table-cell>
          <table:table-cell office:value-type="float" office:value="73.8197" calcext:value-type="float">
            <text:p>73.8197</text:p>
          </table:table-cell>
          <table:table-cell office:value-type="float" office:value="96.4813" calcext:value-type="float">
            <text:p>96.48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69" calcext:value-type="float">
            <text:p>47.6669</text:p>
          </table:table-cell>
          <table:table-cell office:value-type="float" office:value="75.6074" calcext:value-type="float">
            <text:p>75.6074</text:p>
          </table:table-cell>
          <table:table-cell office:value-type="float" office:value="93.6923" calcext:value-type="float">
            <text:p>93.69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38" calcext:value-type="float">
            <text:p>45.2538</text:p>
          </table:table-cell>
          <table:table-cell office:value-type="float" office:value="80.2934" calcext:value-type="float">
            <text:p>80.2934</text:p>
          </table:table-cell>
          <table:table-cell office:value-type="float" office:value="101.949" calcext:value-type="float">
            <text:p>101.9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32" calcext:value-type="float">
            <text:p>41.6132</text:p>
          </table:table-cell>
          <table:table-cell office:value-type="float" office:value="73.0289" calcext:value-type="float">
            <text:p>73.0289</text:p>
          </table:table-cell>
          <table:table-cell office:value-type="float" office:value="93.7685" calcext:value-type="float">
            <text:p>93.76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74" calcext:value-type="float">
            <text:p>43.7874</text:p>
          </table:table-cell>
          <table:table-cell office:value-type="float" office:value="62.0762" calcext:value-type="float">
            <text:p>62.0762</text:p>
          </table:table-cell>
          <table:table-cell office:value-type="float" office:value="76.4011" calcext:value-type="float">
            <text:p>76.40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022" calcext:value-type="float">
            <text:p>55.2022</text:p>
          </table:table-cell>
          <table:table-cell office:value-type="float" office:value="73.8134" calcext:value-type="float">
            <text:p>73.8134</text:p>
          </table:table-cell>
          <table:table-cell office:value-type="float" office:value="96.4745" calcext:value-type="float">
            <text:p>96.47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59" calcext:value-type="float">
            <text:p>47.6659</text:p>
          </table:table-cell>
          <table:table-cell office:value-type="float" office:value="75.6057" calcext:value-type="float">
            <text:p>75.6057</text:p>
          </table:table-cell>
          <table:table-cell office:value-type="float" office:value="93.6904" calcext:value-type="float">
            <text:p>93.69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25" calcext:value-type="float">
            <text:p>45.2525</text:p>
          </table:table-cell>
          <table:table-cell office:value-type="float" office:value="80.2915" calcext:value-type="float">
            <text:p>80.2915</text:p>
          </table:table-cell>
          <table:table-cell office:value-type="float" office:value="101.947" calcext:value-type="float">
            <text:p>101.94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96" calcext:value-type="float">
            <text:p>41.6096</text:p>
          </table:table-cell>
          <table:table-cell office:value-type="float" office:value="73.0249" calcext:value-type="float">
            <text:p>73.0249</text:p>
          </table:table-cell>
          <table:table-cell office:value-type="float" office:value="93.7665" calcext:value-type="float">
            <text:p>93.76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13" calcext:value-type="float">
            <text:p>43.7913</text:p>
          </table:table-cell>
          <table:table-cell office:value-type="float" office:value="62.085" calcext:value-type="float">
            <text:p>62.085</text:p>
          </table:table-cell>
          <table:table-cell office:value-type="float" office:value="76.4152" calcext:value-type="float">
            <text:p>76.41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711" calcext:value-type="float">
            <text:p>55.1711</text:p>
          </table:table-cell>
          <table:table-cell office:value-type="float" office:value="73.747" calcext:value-type="float">
            <text:p>73.747</text:p>
          </table:table-cell>
          <table:table-cell office:value-type="float" office:value="96.4014" calcext:value-type="float">
            <text:p>96.401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53" calcext:value-type="float">
            <text:p>47.6653</text:p>
          </table:table-cell>
          <table:table-cell office:value-type="float" office:value="75.6047" calcext:value-type="float">
            <text:p>75.6047</text:p>
          </table:table-cell>
          <table:table-cell office:value-type="float" office:value="93.6892" calcext:value-type="float">
            <text:p>93.68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16" calcext:value-type="float">
            <text:p>45.2516</text:p>
          </table:table-cell>
          <table:table-cell office:value-type="float" office:value="80.2899" calcext:value-type="float">
            <text:p>80.2899</text:p>
          </table:table-cell>
          <table:table-cell office:value-type="float" office:value="101.945" calcext:value-type="float">
            <text:p>101.9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29" calcext:value-type="float">
            <text:p>41.6029</text:p>
          </table:table-cell>
          <table:table-cell office:value-type="float" office:value="73.0159" calcext:value-type="float">
            <text:p>73.0159</text:p>
          </table:table-cell>
          <table:table-cell office:value-type="float" office:value="93.7584" calcext:value-type="float">
            <text:p>93.75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43" calcext:value-type="float">
            <text:p>43.7843</text:p>
          </table:table-cell>
          <table:table-cell office:value-type="float" office:value="62.0739" calcext:value-type="float">
            <text:p>62.0739</text:p>
          </table:table-cell>
          <table:table-cell office:value-type="float" office:value="76.4051" calcext:value-type="float">
            <text:p>76.40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527" calcext:value-type="float">
            <text:p>55.1527</text:p>
          </table:table-cell>
          <table:table-cell office:value-type="float" office:value="73.7087" calcext:value-type="float">
            <text:p>73.7087</text:p>
          </table:table-cell>
          <table:table-cell office:value-type="float" office:value="96.3603" calcext:value-type="float">
            <text:p>96.36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28" calcext:value-type="float">
            <text:p>47.6628</text:p>
          </table:table-cell>
          <table:table-cell office:value-type="float" office:value="75.6005" calcext:value-type="float">
            <text:p>75.6005</text:p>
          </table:table-cell>
          <table:table-cell office:value-type="float" office:value="93.6842" calcext:value-type="float">
            <text:p>93.68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93" calcext:value-type="float">
            <text:p>45.2493</text:p>
          </table:table-cell>
          <table:table-cell office:value-type="float" office:value="80.2864" calcext:value-type="float">
            <text:p>80.2864</text:p>
          </table:table-cell>
          <table:table-cell office:value-type="float" office:value="101.941" calcext:value-type="float">
            <text:p>101.9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19" calcext:value-type="float">
            <text:p>41.5919</text:p>
          </table:table-cell>
          <table:table-cell office:value-type="float" office:value="73.0006" calcext:value-type="float">
            <text:p>73.0006</text:p>
          </table:table-cell>
          <table:table-cell office:value-type="float" office:value="93.7438" calcext:value-type="float">
            <text:p>93.74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22" calcext:value-type="float">
            <text:p>43.7722</text:p>
          </table:table-cell>
          <table:table-cell office:value-type="float" office:value="62.0531" calcext:value-type="float">
            <text:p>62.0531</text:p>
          </table:table-cell>
          <table:table-cell office:value-type="float" office:value="76.3837" calcext:value-type="float">
            <text:p>76.38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971" calcext:value-type="float">
            <text:p>55.0971</text:p>
          </table:table-cell>
          <table:table-cell office:value-type="float" office:value="73.5901" calcext:value-type="float">
            <text:p>73.5901</text:p>
          </table:table-cell>
          <table:table-cell office:value-type="float" office:value="96.2283" calcext:value-type="float">
            <text:p>96.22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18" calcext:value-type="float">
            <text:p>47.6618</text:p>
          </table:table-cell>
          <table:table-cell office:value-type="float" office:value="75.5988" calcext:value-type="float">
            <text:p>75.5988</text:p>
          </table:table-cell>
          <table:table-cell office:value-type="float" office:value="93.6823" calcext:value-type="float">
            <text:p>93.68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67" calcext:value-type="float">
            <text:p>45.2467</text:p>
          </table:table-cell>
          <table:table-cell office:value-type="float" office:value="80.2811" calcext:value-type="float">
            <text:p>80.2811</text:p>
          </table:table-cell>
          <table:table-cell office:value-type="float" office:value="101.932" calcext:value-type="float">
            <text:p>101.93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97" calcext:value-type="float">
            <text:p>41.5797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93.7266" calcext:value-type="float">
            <text:p>93.72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49" calcext:value-type="float">
            <text:p>43.7649</text:p>
          </table:table-cell>
          <table:table-cell office:value-type="float" office:value="62.0415" calcext:value-type="float">
            <text:p>62.0415</text:p>
          </table:table-cell>
          <table:table-cell office:value-type="float" office:value="76.3736" calcext:value-type="float">
            <text:p>76.37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68" calcext:value-type="float">
            <text:p>55.068</text:p>
          </table:table-cell>
          <table:table-cell office:value-type="float" office:value="73.5305" calcext:value-type="float">
            <text:p>73.5305</text:p>
          </table:table-cell>
          <table:table-cell office:value-type="float" office:value="96.1643" calcext:value-type="float">
            <text:p>96.16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81" calcext:value-type="float">
            <text:p>47.6581</text:p>
          </table:table-cell>
          <table:table-cell office:value-type="float" office:value="75.5929" calcext:value-type="float">
            <text:p>75.5929</text:p>
          </table:table-cell>
          <table:table-cell office:value-type="float" office:value="93.6759" calcext:value-type="float">
            <text:p>93.67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22" calcext:value-type="float">
            <text:p>45.2422</text:p>
          </table:table-cell>
          <table:table-cell office:value-type="float" office:value="80.2739" calcext:value-type="float">
            <text:p>80.2739</text:p>
          </table:table-cell>
          <table:table-cell office:value-type="float" office:value="101.924" calcext:value-type="float">
            <text:p>101.92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96" calcext:value-type="float">
            <text:p>41.5696</text:p>
          </table:table-cell>
          <table:table-cell office:value-type="float" office:value="72.9685" calcext:value-type="float">
            <text:p>72.9685</text:p>
          </table:table-cell>
          <table:table-cell office:value-type="float" office:value="93.7109" calcext:value-type="float">
            <text:p>93.710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05" calcext:value-type="float">
            <text:p>43.7605</text:p>
          </table:table-cell>
          <table:table-cell office:value-type="float" office:value="62.035" calcext:value-type="float">
            <text:p>62.035</text:p>
          </table:table-cell>
          <table:table-cell office:value-type="float" office:value="76.3688" calcext:value-type="float">
            <text:p>76.36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38" calcext:value-type="float">
            <text:p>55.0338</text:p>
          </table:table-cell>
          <table:table-cell office:value-type="float" office:value="73.4594" calcext:value-type="float">
            <text:p>73.4594</text:p>
          </table:table-cell>
          <table:table-cell office:value-type="float" office:value="96.0865" calcext:value-type="float">
            <text:p>96.08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63" calcext:value-type="float">
            <text:p>47.6563</text:p>
          </table:table-cell>
          <table:table-cell office:value-type="float" office:value="75.5896" calcext:value-type="float">
            <text:p>75.5896</text:p>
          </table:table-cell>
          <table:table-cell office:value-type="float" office:value="93.6715" calcext:value-type="float">
            <text:p>93.67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72" calcext:value-type="float">
            <text:p>45.2372</text:p>
          </table:table-cell>
          <table:table-cell office:value-type="float" office:value="80.2658" calcext:value-type="float">
            <text:p>80.2658</text:p>
          </table:table-cell>
          <table:table-cell office:value-type="float" office:value="101.914" calcext:value-type="float">
            <text:p>101.9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95" calcext:value-type="float">
            <text:p>41.5595</text:p>
          </table:table-cell>
          <table:table-cell office:value-type="float" office:value="72.953" calcext:value-type="float">
            <text:p>72.953</text:p>
          </table:table-cell>
          <table:table-cell office:value-type="float" office:value="93.6936" calcext:value-type="float">
            <text:p>93.69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65" calcext:value-type="float">
            <text:p>43.7565</text:p>
          </table:table-cell>
          <table:table-cell office:value-type="float" office:value="62.0282" calcext:value-type="float">
            <text:p>62.0282</text:p>
          </table:table-cell>
          <table:table-cell office:value-type="float" office:value="76.362" calcext:value-type="float">
            <text:p>76.3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053" calcext:value-type="float">
            <text:p>55.0053</text:p>
          </table:table-cell>
          <table:table-cell office:value-type="float" office:value="73.4015" calcext:value-type="float">
            <text:p>73.4015</text:p>
          </table:table-cell>
          <table:table-cell office:value-type="float" office:value="96.0238" calcext:value-type="float">
            <text:p>96.02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32" calcext:value-type="float">
            <text:p>47.6532</text:p>
          </table:table-cell>
          <table:table-cell office:value-type="float" office:value="75.5839" calcext:value-type="float">
            <text:p>75.5839</text:p>
          </table:table-cell>
          <table:table-cell office:value-type="float" office:value="93.664" calcext:value-type="float">
            <text:p>93.6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36" calcext:value-type="float">
            <text:p>45.2336</text:p>
          </table:table-cell>
          <table:table-cell office:value-type="float" office:value="80.2608" calcext:value-type="float">
            <text:p>80.2608</text:p>
          </table:table-cell>
          <table:table-cell office:value-type="float" office:value="101.909" calcext:value-type="float">
            <text:p>101.90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26" calcext:value-type="float">
            <text:p>41.5526</text:p>
          </table:table-cell>
          <table:table-cell office:value-type="float" office:value="72.9424" calcext:value-type="float">
            <text:p>72.9424</text:p>
          </table:table-cell>
          <table:table-cell office:value-type="float" office:value="93.6815" calcext:value-type="float">
            <text:p>93.68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11" calcext:value-type="float">
            <text:p>43.7511</text:p>
          </table:table-cell>
          <table:table-cell office:value-type="float" office:value="62.0184" calcext:value-type="float">
            <text:p>62.0184</text:p>
          </table:table-cell>
          <table:table-cell office:value-type="float" office:value="76.3507" calcext:value-type="float">
            <text:p>76.35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28" calcext:value-type="float">
            <text:p>54.9928</text:p>
          </table:table-cell>
          <table:table-cell office:value-type="float" office:value="73.3752" calcext:value-type="float">
            <text:p>73.3752</text:p>
          </table:table-cell>
          <table:table-cell office:value-type="float" office:value="95.9955" calcext:value-type="float">
            <text:p>95.99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3" calcext:value-type="float">
            <text:p>47.6513</text:p>
          </table:table-cell>
          <table:table-cell office:value-type="float" office:value="75.5802" calcext:value-type="float">
            <text:p>75.5802</text:p>
          </table:table-cell>
          <table:table-cell office:value-type="float" office:value="93.659" calcext:value-type="float">
            <text:p>93.6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09" calcext:value-type="float">
            <text:p>45.2309</text:p>
          </table:table-cell>
          <table:table-cell office:value-type="float" office:value="80.2568" calcext:value-type="float">
            <text:p>80.2568</text:p>
          </table:table-cell>
          <table:table-cell office:value-type="float" office:value="101.905" calcext:value-type="float">
            <text:p>101.90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91" calcext:value-type="float">
            <text:p>41.5491</text:p>
          </table:table-cell>
          <table:table-cell office:value-type="float" office:value="72.937" calcext:value-type="float">
            <text:p>72.937</text:p>
          </table:table-cell>
          <table:table-cell office:value-type="float" office:value="93.6753" calcext:value-type="float">
            <text:p>93.67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77" calcext:value-type="float">
            <text:p>43.7477</text:p>
          </table:table-cell>
          <table:table-cell office:value-type="float" office:value="62.0127" calcext:value-type="float">
            <text:p>62.0127</text:p>
          </table:table-cell>
          <table:table-cell office:value-type="float" office:value="76.3453" calcext:value-type="float">
            <text:p>76.34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27" calcext:value-type="float">
            <text:p>54.9927</text:p>
          </table:table-cell>
          <table:table-cell office:value-type="float" office:value="73.375" calcext:value-type="float">
            <text:p>73.375</text:p>
          </table:table-cell>
          <table:table-cell office:value-type="float" office:value="95.9963" calcext:value-type="float">
            <text:p>95.99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6" calcext:value-type="float">
            <text:p>47.6506</text:p>
          </table:table-cell>
          <table:table-cell office:value-type="float" office:value="75.5788" calcext:value-type="float">
            <text:p>75.5788</text:p>
          </table:table-cell>
          <table:table-cell office:value-type="float" office:value="93.6568" calcext:value-type="float">
            <text:p>93.65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08" calcext:value-type="float">
            <text:p>45.2308</text:p>
          </table:table-cell>
          <table:table-cell office:value-type="float" office:value="80.2568" calcext:value-type="float">
            <text:p>80.2568</text:p>
          </table:table-cell>
          <table:table-cell office:value-type="float" office:value="101.905" calcext:value-type="float">
            <text:p>101.90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76" calcext:value-type="float">
            <text:p>41.5476</text:p>
          </table:table-cell>
          <table:table-cell office:value-type="float" office:value="72.9343" calcext:value-type="float">
            <text:p>72.9343</text:p>
          </table:table-cell>
          <table:table-cell office:value-type="float" office:value="93.6718" calcext:value-type="float">
            <text:p>93.67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26" calcext:value-type="float">
            <text:p>43.7426</text:p>
          </table:table-cell>
          <table:table-cell office:value-type="float" office:value="62.0039" calcext:value-type="float">
            <text:p>62.0039</text:p>
          </table:table-cell>
          <table:table-cell office:value-type="float" office:value="76.336" calcext:value-type="float">
            <text:p>76.3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29" calcext:value-type="float">
            <text:p>54.9929</text:p>
          </table:table-cell>
          <table:table-cell office:value-type="float" office:value="73.3764" calcext:value-type="float">
            <text:p>73.3764</text:p>
          </table:table-cell>
          <table:table-cell office:value-type="float" office:value="95.9998" calcext:value-type="float">
            <text:p>95.99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08" calcext:value-type="float">
            <text:p>47.6508</text:p>
          </table:table-cell>
          <table:table-cell office:value-type="float" office:value="75.5791" calcext:value-type="float">
            <text:p>75.5791</text:p>
          </table:table-cell>
          <table:table-cell office:value-type="float" office:value="93.657" calcext:value-type="float">
            <text:p>93.6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08" calcext:value-type="float">
            <text:p>45.2308</text:p>
          </table:table-cell>
          <table:table-cell office:value-type="float" office:value="80.2566" calcext:value-type="float">
            <text:p>80.2566</text:p>
          </table:table-cell>
          <table:table-cell office:value-type="float" office:value="101.904" calcext:value-type="float">
            <text:p>101.9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68" calcext:value-type="float">
            <text:p>41.5468</text:p>
          </table:table-cell>
          <table:table-cell office:value-type="float" office:value="72.933" calcext:value-type="float">
            <text:p>72.933</text:p>
          </table:table-cell>
          <table:table-cell office:value-type="float" office:value="93.6699" calcext:value-type="float">
            <text:p>93.66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7" calcext:value-type="float">
            <text:p>43.737</text:p>
          </table:table-cell>
          <table:table-cell office:value-type="float" office:value="61.9937" calcext:value-type="float">
            <text:p>61.9937</text:p>
          </table:table-cell>
          <table:table-cell office:value-type="float" office:value="76.3244" calcext:value-type="float">
            <text:p>76.32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851" calcext:value-type="float">
            <text:p>54.9851</text:p>
          </table:table-cell>
          <table:table-cell office:value-type="float" office:value="73.3599" calcext:value-type="float">
            <text:p>73.3599</text:p>
          </table:table-cell>
          <table:table-cell office:value-type="float" office:value="95.9818" calcext:value-type="float">
            <text:p>95.98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3" calcext:value-type="float">
            <text:p>47.6513</text:p>
          </table:table-cell>
          <table:table-cell office:value-type="float" office:value="75.5799" calcext:value-type="float">
            <text:p>75.5799</text:p>
          </table:table-cell>
          <table:table-cell office:value-type="float" office:value="93.6579" calcext:value-type="float">
            <text:p>93.657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12" calcext:value-type="float">
            <text:p>45.2312</text:p>
          </table:table-cell>
          <table:table-cell office:value-type="float" office:value="80.2583" calcext:value-type="float">
            <text:p>80.2583</text:p>
          </table:table-cell>
          <table:table-cell office:value-type="float" office:value="101.908" calcext:value-type="float">
            <text:p>101.90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64" calcext:value-type="float">
            <text:p>41.5464</text:p>
          </table:table-cell>
          <table:table-cell office:value-type="float" office:value="72.9322" calcext:value-type="float">
            <text:p>72.9322</text:p>
          </table:table-cell>
          <table:table-cell office:value-type="float" office:value="93.6689" calcext:value-type="float">
            <text:p>93.668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41" calcext:value-type="float">
            <text:p>43.7341</text:p>
          </table:table-cell>
          <table:table-cell office:value-type="float" office:value="61.9883" calcext:value-type="float">
            <text:p>61.9883</text:p>
          </table:table-cell>
          <table:table-cell office:value-type="float" office:value="76.3177" calcext:value-type="float">
            <text:p>76.31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684" calcext:value-type="float">
            <text:p>54.9684</text:p>
          </table:table-cell>
          <table:table-cell office:value-type="float" office:value="73.3248" calcext:value-type="float">
            <text:p>73.3248</text:p>
          </table:table-cell>
          <table:table-cell office:value-type="float" office:value="95.944" calcext:value-type="float">
            <text:p>95.9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1" calcext:value-type="float">
            <text:p>47.6511</text:p>
          </table:table-cell>
          <table:table-cell office:value-type="float" office:value="75.5796" calcext:value-type="float">
            <text:p>75.5796</text:p>
          </table:table-cell>
          <table:table-cell office:value-type="float" office:value="93.6576" calcext:value-type="float">
            <text:p>93.65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32" calcext:value-type="float">
            <text:p>45.2332</text:p>
          </table:table-cell>
          <table:table-cell office:value-type="float" office:value="80.2615" calcext:value-type="float">
            <text:p>80.2615</text:p>
          </table:table-cell>
          <table:table-cell office:value-type="float" office:value="101.912" calcext:value-type="float">
            <text:p>101.9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17" calcext:value-type="float">
            <text:p>41.5417</text:p>
          </table:table-cell>
          <table:table-cell office:value-type="float" office:value="72.925" calcext:value-type="float">
            <text:p>72.925</text:p>
          </table:table-cell>
          <table:table-cell office:value-type="float" office:value="93.6607" calcext:value-type="float">
            <text:p>93.660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81" calcext:value-type="float">
            <text:p>43.7281</text:p>
          </table:table-cell>
          <table:table-cell office:value-type="float" office:value="61.9766" calcext:value-type="float">
            <text:p>61.9766</text:p>
          </table:table-cell>
          <table:table-cell office:value-type="float" office:value="76.3029" calcext:value-type="float">
            <text:p>76.30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569" calcext:value-type="float">
            <text:p>54.9569</text:p>
          </table:table-cell>
          <table:table-cell office:value-type="float" office:value="73.3019" calcext:value-type="float">
            <text:p>73.3019</text:p>
          </table:table-cell>
          <table:table-cell office:value-type="float" office:value="95.9203" calcext:value-type="float">
            <text:p>95.92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5" calcext:value-type="float">
            <text:p>47.6515</text:p>
          </table:table-cell>
          <table:table-cell office:value-type="float" office:value="75.5802" calcext:value-type="float">
            <text:p>75.5802</text:p>
          </table:table-cell>
          <table:table-cell office:value-type="float" office:value="93.6583" calcext:value-type="float">
            <text:p>93.65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41" calcext:value-type="float">
            <text:p>45.2341</text:p>
          </table:table-cell>
          <table:table-cell office:value-type="float" office:value="80.2627" calcext:value-type="float">
            <text:p>80.2627</text:p>
          </table:table-cell>
          <table:table-cell office:value-type="float" office:value="101.913" calcext:value-type="float">
            <text:p>101.91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42" calcext:value-type="float">
            <text:p>41.5342</text:p>
          </table:table-cell>
          <table:table-cell office:value-type="float" office:value="72.9139" calcext:value-type="float">
            <text:p>72.9139</text:p>
          </table:table-cell>
          <table:table-cell office:value-type="float" office:value="93.649" calcext:value-type="float">
            <text:p>93.6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47" calcext:value-type="float">
            <text:p>43.7247</text:p>
          </table:table-cell>
          <table:table-cell office:value-type="float" office:value="61.9703" calcext:value-type="float">
            <text:p>61.9703</text:p>
          </table:table-cell>
          <table:table-cell office:value-type="float" office:value="76.2954" calcext:value-type="float">
            <text:p>76.29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449" calcext:value-type="float">
            <text:p>54.9449</text:p>
          </table:table-cell>
          <table:table-cell office:value-type="float" office:value="73.2786" calcext:value-type="float">
            <text:p>73.2786</text:p>
          </table:table-cell>
          <table:table-cell office:value-type="float" office:value="95.897" calcext:value-type="float">
            <text:p>95.8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" calcext:value-type="float">
            <text:p>47.652</text:p>
          </table:table-cell>
          <table:table-cell office:value-type="float" office:value="75.5809" calcext:value-type="float">
            <text:p>75.5809</text:p>
          </table:table-cell>
          <table:table-cell office:value-type="float" office:value="93.6592" calcext:value-type="float">
            <text:p>93.65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49" calcext:value-type="float">
            <text:p>45.2349</text:p>
          </table:table-cell>
          <table:table-cell office:value-type="float" office:value="80.2641" calcext:value-type="float">
            <text:p>80.2641</text:p>
          </table:table-cell>
          <table:table-cell office:value-type="float" office:value="101.915" calcext:value-type="float">
            <text:p>101.9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13" calcext:value-type="float">
            <text:p>41.5213</text:p>
          </table:table-cell>
          <table:table-cell office:value-type="float" office:value="72.8948" calcext:value-type="float">
            <text:p>72.8948</text:p>
          </table:table-cell>
          <table:table-cell office:value-type="float" office:value="93.6284" calcext:value-type="float">
            <text:p>93.62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02" calcext:value-type="float">
            <text:p>43.7202</text:p>
          </table:table-cell>
          <table:table-cell office:value-type="float" office:value="61.9617" calcext:value-type="float">
            <text:p>61.9617</text:p>
          </table:table-cell>
          <table:table-cell office:value-type="float" office:value="76.2846" calcext:value-type="float">
            <text:p>76.28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284" calcext:value-type="float">
            <text:p>54.9284</text:p>
          </table:table-cell>
          <table:table-cell office:value-type="float" office:value="73.249" calcext:value-type="float">
            <text:p>73.249</text:p>
          </table:table-cell>
          <table:table-cell office:value-type="float" office:value="95.8687" calcext:value-type="float">
            <text:p>95.86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" calcext:value-type="float">
            <text:p>47.652</text:p>
          </table:table-cell>
          <table:table-cell office:value-type="float" office:value="75.581" calcext:value-type="float">
            <text:p>75.581</text:p>
          </table:table-cell>
          <table:table-cell office:value-type="float" office:value="93.6594" calcext:value-type="float">
            <text:p>93.65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52" calcext:value-type="float">
            <text:p>45.2352</text:p>
          </table:table-cell>
          <table:table-cell office:value-type="float" office:value="80.2648" calcext:value-type="float">
            <text:p>80.2648</text:p>
          </table:table-cell>
          <table:table-cell office:value-type="float" office:value="101.916" calcext:value-type="float">
            <text:p>101.9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72" calcext:value-type="float">
            <text:p>41.5172</text:p>
          </table:table-cell>
          <table:table-cell office:value-type="float" office:value="72.8888" calcext:value-type="float">
            <text:p>72.8888</text:p>
          </table:table-cell>
          <table:table-cell office:value-type="float" office:value="93.6223" calcext:value-type="float">
            <text:p>93.62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51" calcext:value-type="float">
            <text:p>43.7151</text:p>
          </table:table-cell>
          <table:table-cell office:value-type="float" office:value="61.9521" calcext:value-type="float">
            <text:p>61.9521</text:p>
          </table:table-cell>
          <table:table-cell office:value-type="float" office:value="76.2725" calcext:value-type="float">
            <text:p>76.27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176" calcext:value-type="float">
            <text:p>54.9176</text:p>
          </table:table-cell>
          <table:table-cell office:value-type="float" office:value="73.2275" calcext:value-type="float">
            <text:p>73.2275</text:p>
          </table:table-cell>
          <table:table-cell office:value-type="float" office:value="95.8463" calcext:value-type="float">
            <text:p>95.84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" calcext:value-type="float">
            <text:p>47.652</text:p>
          </table:table-cell>
          <table:table-cell office:value-type="float" office:value="75.581" calcext:value-type="float">
            <text:p>75.581</text:p>
          </table:table-cell>
          <table:table-cell office:value-type="float" office:value="93.6594" calcext:value-type="float">
            <text:p>93.65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62" calcext:value-type="float">
            <text:p>45.2362</text:p>
          </table:table-cell>
          <table:table-cell office:value-type="float" office:value="80.2666" calcext:value-type="float">
            <text:p>80.2666</text:p>
          </table:table-cell>
          <table:table-cell office:value-type="float" office:value="101.919" calcext:value-type="float">
            <text:p>101.9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6" calcext:value-type="float">
            <text:p>41.516</text:p>
          </table:table-cell>
          <table:table-cell office:value-type="float" office:value="72.8871" calcext:value-type="float">
            <text:p>72.8871</text:p>
          </table:table-cell>
          <table:table-cell office:value-type="float" office:value="93.6206" calcext:value-type="float">
            <text:p>93.62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84" calcext:value-type="float">
            <text:p>43.7084</text:p>
          </table:table-cell>
          <table:table-cell office:value-type="float" office:value="61.9394" calcext:value-type="float">
            <text:p>61.9394</text:p>
          </table:table-cell>
          <table:table-cell office:value-type="float" office:value="76.257" calcext:value-type="float">
            <text:p>76.2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06" calcext:value-type="float">
            <text:p>54.906</text:p>
          </table:table-cell>
          <table:table-cell office:value-type="float" office:value="73.2062" calcext:value-type="float">
            <text:p>73.2062</text:p>
          </table:table-cell>
          <table:table-cell office:value-type="float" office:value="95.8257" calcext:value-type="float">
            <text:p>95.82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" calcext:value-type="float">
            <text:p>47.652</text:p>
          </table:table-cell>
          <table:table-cell office:value-type="float" office:value="75.581" calcext:value-type="float">
            <text:p>75.581</text:p>
          </table:table-cell>
          <table:table-cell office:value-type="float" office:value="93.6595" calcext:value-type="float">
            <text:p>93.65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65" calcext:value-type="float">
            <text:p>45.2365</text:p>
          </table:table-cell>
          <table:table-cell office:value-type="float" office:value="80.2671" calcext:value-type="float">
            <text:p>80.2671</text:p>
          </table:table-cell>
          <table:table-cell office:value-type="float" office:value="101.92" calcext:value-type="float">
            <text:p>101.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9" calcext:value-type="float">
            <text:p>41.5149</text:p>
          </table:table-cell>
          <table:table-cell office:value-type="float" office:value="72.8856" calcext:value-type="float">
            <text:p>72.8856</text:p>
          </table:table-cell>
          <table:table-cell office:value-type="float" office:value="93.6191" calcext:value-type="float">
            <text:p>93.619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56" calcext:value-type="float">
            <text:p>43.7056</text:p>
          </table:table-cell>
          <table:table-cell office:value-type="float" office:value="61.9341" calcext:value-type="float">
            <text:p>61.9341</text:p>
          </table:table-cell>
          <table:table-cell office:value-type="float" office:value="76.2507" calcext:value-type="float">
            <text:p>76.25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891" calcext:value-type="float">
            <text:p>54.8891</text:p>
          </table:table-cell>
          <table:table-cell office:value-type="float" office:value="73.1743" calcext:value-type="float">
            <text:p>73.1743</text:p>
          </table:table-cell>
          <table:table-cell office:value-type="float" office:value="95.7938" calcext:value-type="float">
            <text:p>95.79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" calcext:value-type="float">
            <text:p>47.652</text:p>
          </table:table-cell>
          <table:table-cell office:value-type="float" office:value="75.581" calcext:value-type="float">
            <text:p>75.581</text:p>
          </table:table-cell>
          <table:table-cell office:value-type="float" office:value="93.6595" calcext:value-type="float">
            <text:p>93.65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68" calcext:value-type="float">
            <text:p>45.2368</text:p>
          </table:table-cell>
          <table:table-cell office:value-type="float" office:value="80.2677" calcext:value-type="float">
            <text:p>80.2677</text:p>
          </table:table-cell>
          <table:table-cell office:value-type="float" office:value="101.92" calcext:value-type="float">
            <text:p>101.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2" calcext:value-type="float">
            <text:p>41.5142</text:p>
          </table:table-cell>
          <table:table-cell office:value-type="float" office:value="72.8846" calcext:value-type="float">
            <text:p>72.8846</text:p>
          </table:table-cell>
          <table:table-cell office:value-type="float" office:value="93.618" calcext:value-type="float">
            <text:p>93.6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19" calcext:value-type="float">
            <text:p>43.7019</text:p>
          </table:table-cell>
          <table:table-cell office:value-type="float" office:value="61.9273" calcext:value-type="float">
            <text:p>61.9273</text:p>
          </table:table-cell>
          <table:table-cell office:value-type="float" office:value="76.2425" calcext:value-type="float">
            <text:p>76.24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971" calcext:value-type="float">
            <text:p>54.8971</text:p>
          </table:table-cell>
          <table:table-cell office:value-type="float" office:value="73.2032" calcext:value-type="float">
            <text:p>73.2032</text:p>
          </table:table-cell>
          <table:table-cell office:value-type="float" office:value="95.8386" calcext:value-type="float">
            <text:p>95.83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9" calcext:value-type="float">
            <text:p>47.6519</text:p>
          </table:table-cell>
          <table:table-cell office:value-type="float" office:value="75.5809" calcext:value-type="float">
            <text:p>75.5809</text:p>
          </table:table-cell>
          <table:table-cell office:value-type="float" office:value="93.6595" calcext:value-type="float">
            <text:p>93.65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79" calcext:value-type="float">
            <text:p>45.2379</text:p>
          </table:table-cell>
          <table:table-cell office:value-type="float" office:value="80.2695" calcext:value-type="float">
            <text:p>80.2695</text:p>
          </table:table-cell>
          <table:table-cell office:value-type="float" office:value="101.923" calcext:value-type="float">
            <text:p>101.92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3" calcext:value-type="float">
            <text:p>41.5143</text:p>
          </table:table-cell>
          <table:table-cell office:value-type="float" office:value="72.8846" calcext:value-type="float">
            <text:p>72.8846</text:p>
          </table:table-cell>
          <table:table-cell office:value-type="float" office:value="93.6179" calcext:value-type="float">
            <text:p>93.61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84" calcext:value-type="float">
            <text:p>43.6984</text:p>
          </table:table-cell>
          <table:table-cell office:value-type="float" office:value="61.9206" calcext:value-type="float">
            <text:p>61.9206</text:p>
          </table:table-cell>
          <table:table-cell office:value-type="float" office:value="76.2341" calcext:value-type="float">
            <text:p>76.23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889" calcext:value-type="float">
            <text:p>54.8889</text:p>
          </table:table-cell>
          <table:table-cell office:value-type="float" office:value="73.1932" calcext:value-type="float">
            <text:p>73.1932</text:p>
          </table:table-cell>
          <table:table-cell office:value-type="float" office:value="95.836" calcext:value-type="float">
            <text:p>95.8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9" calcext:value-type="float">
            <text:p>47.6519</text:p>
          </table:table-cell>
          <table:table-cell office:value-type="float" office:value="75.5811" calcext:value-type="float">
            <text:p>75.5811</text:p>
          </table:table-cell>
          <table:table-cell office:value-type="float" office:value="93.6597" calcext:value-type="float">
            <text:p>93.659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94" calcext:value-type="float">
            <text:p>45.2394</text:p>
          </table:table-cell>
          <table:table-cell office:value-type="float" office:value="80.2718" calcext:value-type="float">
            <text:p>80.2718</text:p>
          </table:table-cell>
          <table:table-cell office:value-type="float" office:value="101.925" calcext:value-type="float">
            <text:p>101.9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72.8852" calcext:value-type="float">
            <text:p>72.8852</text:p>
          </table:table-cell>
          <table:table-cell office:value-type="float" office:value="93.6189" calcext:value-type="float">
            <text:p>93.618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51" calcext:value-type="float">
            <text:p>43.6951</text:p>
          </table:table-cell>
          <table:table-cell office:value-type="float" office:value="61.9141" calcext:value-type="float">
            <text:p>61.9141</text:p>
          </table:table-cell>
          <table:table-cell office:value-type="float" office:value="76.2255" calcext:value-type="float">
            <text:p>76.22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872" calcext:value-type="float">
            <text:p>54.8872</text:p>
          </table:table-cell>
          <table:table-cell office:value-type="float" office:value="73.1985" calcext:value-type="float">
            <text:p>73.1985</text:p>
          </table:table-cell>
          <table:table-cell office:value-type="float" office:value="95.8546" calcext:value-type="float">
            <text:p>95.85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2" calcext:value-type="float">
            <text:p>47.6522</text:p>
          </table:table-cell>
          <table:table-cell office:value-type="float" office:value="75.5816" calcext:value-type="float">
            <text:p>75.5816</text:p>
          </table:table-cell>
          <table:table-cell office:value-type="float" office:value="93.6604" calcext:value-type="float">
            <text:p>93.66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04" calcext:value-type="float">
            <text:p>45.2404</text:p>
          </table:table-cell>
          <table:table-cell office:value-type="float" office:value="80.2734" calcext:value-type="float">
            <text:p>80.2734</text:p>
          </table:table-cell>
          <table:table-cell office:value-type="float" office:value="101.927" calcext:value-type="float">
            <text:p>101.9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37" calcext:value-type="float">
            <text:p>41.5137</text:p>
          </table:table-cell>
          <table:table-cell office:value-type="float" office:value="72.8839" calcext:value-type="float">
            <text:p>72.8839</text:p>
          </table:table-cell>
          <table:table-cell office:value-type="float" office:value="93.6172" calcext:value-type="float">
            <text:p>93.61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35" calcext:value-type="float">
            <text:p>43.6935</text:p>
          </table:table-cell>
          <table:table-cell office:value-type="float" office:value="61.9107" calcext:value-type="float">
            <text:p>61.9107</text:p>
          </table:table-cell>
          <table:table-cell office:value-type="float" office:value="76.2206" calcext:value-type="float">
            <text:p>76.22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769" calcext:value-type="float">
            <text:p>54.8769</text:p>
          </table:table-cell>
          <table:table-cell office:value-type="float" office:value="73.1852" calcext:value-type="float">
            <text:p>73.1852</text:p>
          </table:table-cell>
          <table:table-cell office:value-type="float" office:value="95.8504" calcext:value-type="float">
            <text:p>95.850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8" calcext:value-type="float">
            <text:p>47.6528</text:p>
          </table:table-cell>
          <table:table-cell office:value-type="float" office:value="75.5825" calcext:value-type="float">
            <text:p>75.5825</text:p>
          </table:table-cell>
          <table:table-cell office:value-type="float" office:value="93.6614" calcext:value-type="float">
            <text:p>93.66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17" calcext:value-type="float">
            <text:p>45.2417</text:p>
          </table:table-cell>
          <table:table-cell office:value-type="float" office:value="80.2759" calcext:value-type="float">
            <text:p>80.2759</text:p>
          </table:table-cell>
          <table:table-cell office:value-type="float" office:value="101.931" calcext:value-type="float">
            <text:p>101.9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39" calcext:value-type="float">
            <text:p>41.5139</text:p>
          </table:table-cell>
          <table:table-cell office:value-type="float" office:value="72.8841" calcext:value-type="float">
            <text:p>72.8841</text:p>
          </table:table-cell>
          <table:table-cell office:value-type="float" office:value="93.6172" calcext:value-type="float">
            <text:p>93.61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18" calcext:value-type="float">
            <text:p>43.6918</text:p>
          </table:table-cell>
          <table:table-cell office:value-type="float" office:value="61.9073" calcext:value-type="float">
            <text:p>61.9073</text:p>
          </table:table-cell>
          <table:table-cell office:value-type="float" office:value="76.2158" calcext:value-type="float">
            <text:p>76.21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667" calcext:value-type="float">
            <text:p>54.8667</text:p>
          </table:table-cell>
          <table:table-cell office:value-type="float" office:value="73.1715" calcext:value-type="float">
            <text:p>73.1715</text:p>
          </table:table-cell>
          <table:table-cell office:value-type="float" office:value="95.8459" calcext:value-type="float">
            <text:p>95.84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8" calcext:value-type="float">
            <text:p>47.6518</text:p>
          </table:table-cell>
          <table:table-cell office:value-type="float" office:value="75.5807" calcext:value-type="float">
            <text:p>75.5807</text:p>
          </table:table-cell>
          <table:table-cell office:value-type="float" office:value="93.659" calcext:value-type="float">
            <text:p>93.6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3" calcext:value-type="float">
            <text:p>45.243</text:p>
          </table:table-cell>
          <table:table-cell office:value-type="float" office:value="80.278" calcext:value-type="float">
            <text:p>80.278</text:p>
          </table:table-cell>
          <table:table-cell office:value-type="float" office:value="101.934" calcext:value-type="float">
            <text:p>101.93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2" calcext:value-type="float">
            <text:p>41.5142</text:p>
          </table:table-cell>
          <table:table-cell office:value-type="float" office:value="72.8846" calcext:value-type="float">
            <text:p>72.8846</text:p>
          </table:table-cell>
          <table:table-cell office:value-type="float" office:value="93.6179" calcext:value-type="float">
            <text:p>93.61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94" calcext:value-type="float">
            <text:p>43.6894</text:p>
          </table:table-cell>
          <table:table-cell office:value-type="float" office:value="61.9017" calcext:value-type="float">
            <text:p>61.9017</text:p>
          </table:table-cell>
          <table:table-cell office:value-type="float" office:value="76.2069" calcext:value-type="float">
            <text:p>76.20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495" calcext:value-type="float">
            <text:p>54.8495</text:p>
          </table:table-cell>
          <table:table-cell office:value-type="float" office:value="73.1388" calcext:value-type="float">
            <text:p>73.1388</text:p>
          </table:table-cell>
          <table:table-cell office:value-type="float" office:value="95.8139" calcext:value-type="float">
            <text:p>95.813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22" calcext:value-type="float">
            <text:p>47.6522</text:p>
          </table:table-cell>
          <table:table-cell office:value-type="float" office:value="75.5814" calcext:value-type="float">
            <text:p>75.5814</text:p>
          </table:table-cell>
          <table:table-cell office:value-type="float" office:value="93.6599" calcext:value-type="float">
            <text:p>93.659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483" calcext:value-type="float">
            <text:p>45.2483</text:p>
          </table:table-cell>
          <table:table-cell office:value-type="float" office:value="80.2873" calcext:value-type="float">
            <text:p>80.2873</text:p>
          </table:table-cell>
          <table:table-cell office:value-type="float" office:value="101.946" calcext:value-type="float">
            <text:p>101.9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23" calcext:value-type="float">
            <text:p>41.5123</text:p>
          </table:table-cell>
          <table:table-cell office:value-type="float" office:value="72.882" calcext:value-type="float">
            <text:p>72.882</text:p>
          </table:table-cell>
          <table:table-cell office:value-type="float" office:value="93.6153" calcext:value-type="float">
            <text:p>93.61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85" calcext:value-type="float">
            <text:p>43.6885</text:p>
          </table:table-cell>
          <table:table-cell office:value-type="float" office:value="61.8993" calcext:value-type="float">
            <text:p>61.8993</text:p>
          </table:table-cell>
          <table:table-cell office:value-type="float" office:value="76.2029" calcext:value-type="float">
            <text:p>76.20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317" calcext:value-type="float">
            <text:p>54.8317</text:p>
          </table:table-cell>
          <table:table-cell office:value-type="float" office:value="73.1056" calcext:value-type="float">
            <text:p>73.1056</text:p>
          </table:table-cell>
          <table:table-cell office:value-type="float" office:value="95.7809" calcext:value-type="float">
            <text:p>95.78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34" calcext:value-type="float">
            <text:p>47.6534</text:p>
          </table:table-cell>
          <table:table-cell office:value-type="float" office:value="75.5836" calcext:value-type="float">
            <text:p>75.5836</text:p>
          </table:table-cell>
          <table:table-cell office:value-type="float" office:value="93.6629" calcext:value-type="float">
            <text:p>93.66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51" calcext:value-type="float">
            <text:p>45.2551</text:p>
          </table:table-cell>
          <table:table-cell office:value-type="float" office:value="80.2977" calcext:value-type="float">
            <text:p>80.2977</text:p>
          </table:table-cell>
          <table:table-cell office:value-type="float" office:value="101.959" calcext:value-type="float">
            <text:p>101.9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094" calcext:value-type="float">
            <text:p>41.5094</text:p>
          </table:table-cell>
          <table:table-cell office:value-type="float" office:value="72.8777" calcext:value-type="float">
            <text:p>72.8777</text:p>
          </table:table-cell>
          <table:table-cell office:value-type="float" office:value="93.6108" calcext:value-type="float">
            <text:p>93.61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76" calcext:value-type="float">
            <text:p>43.6876</text:p>
          </table:table-cell>
          <table:table-cell office:value-type="float" office:value="61.8967" calcext:value-type="float">
            <text:p>61.8967</text:p>
          </table:table-cell>
          <table:table-cell office:value-type="float" office:value="76.198" calcext:value-type="float">
            <text:p>76.1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03" calcext:value-type="float">
            <text:p>54.803</text:p>
          </table:table-cell>
          <table:table-cell office:value-type="float" office:value="73.0469" calcext:value-type="float">
            <text:p>73.0469</text:p>
          </table:table-cell>
          <table:table-cell office:value-type="float" office:value="95.7183" calcext:value-type="float">
            <text:p>95.71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61" calcext:value-type="float">
            <text:p>47.6561</text:p>
          </table:table-cell>
          <table:table-cell office:value-type="float" office:value="75.5884" calcext:value-type="float">
            <text:p>75.5884</text:p>
          </table:table-cell>
          <table:table-cell office:value-type="float" office:value="93.6691" calcext:value-type="float">
            <text:p>93.66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02" calcext:value-type="float">
            <text:p>45.2702</text:p>
          </table:table-cell>
          <table:table-cell office:value-type="float" office:value="80.3218" calcext:value-type="float">
            <text:p>80.3218</text:p>
          </table:table-cell>
          <table:table-cell office:value-type="float" office:value="101.988" calcext:value-type="float">
            <text:p>101.9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099" calcext:value-type="float">
            <text:p>41.5099</text:p>
          </table:table-cell>
          <table:table-cell office:value-type="float" office:value="72.8784" calcext:value-type="float">
            <text:p>72.8784</text:p>
          </table:table-cell>
          <table:table-cell office:value-type="float" office:value="93.6112" calcext:value-type="float">
            <text:p>93.61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55" calcext:value-type="float">
            <text:p>43.6855</text:p>
          </table:table-cell>
          <table:table-cell office:value-type="float" office:value="61.8923" calcext:value-type="float">
            <text:p>61.8923</text:p>
          </table:table-cell>
          <table:table-cell office:value-type="float" office:value="76.1917" calcext:value-type="float">
            <text:p>76.19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4" calcext:value-type="float">
            <text:p>54.74</text:p>
          </table:table-cell>
          <table:table-cell office:value-type="float" office:value="72.9175" calcext:value-type="float">
            <text:p>72.9175</text:p>
          </table:table-cell>
          <table:table-cell office:value-type="float" office:value="95.5785" calcext:value-type="float">
            <text:p>95.57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29" calcext:value-type="float">
            <text:p>47.6629</text:p>
          </table:table-cell>
          <table:table-cell office:value-type="float" office:value="75.6001" calcext:value-type="float">
            <text:p>75.6001</text:p>
          </table:table-cell>
          <table:table-cell office:value-type="float" office:value="93.6831" calcext:value-type="float">
            <text:p>93.68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14" calcext:value-type="float">
            <text:p>45.2814</text:p>
          </table:table-cell>
          <table:table-cell office:value-type="float" office:value="80.3396" calcext:value-type="float">
            <text:p>80.3396</text:p>
          </table:table-cell>
          <table:table-cell office:value-type="float" office:value="102.01" calcext:value-type="float">
            <text:p>102.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087" calcext:value-type="float">
            <text:p>41.5087</text:p>
          </table:table-cell>
          <table:table-cell office:value-type="float" office:value="72.8759" calcext:value-type="float">
            <text:p>72.8759</text:p>
          </table:table-cell>
          <table:table-cell office:value-type="float" office:value="93.6074" calcext:value-type="float">
            <text:p>93.60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34" calcext:value-type="float">
            <text:p>43.6834</text:p>
          </table:table-cell>
          <table:table-cell office:value-type="float" office:value="61.8875" calcext:value-type="float">
            <text:p>61.8875</text:p>
          </table:table-cell>
          <table:table-cell office:value-type="float" office:value="76.1841" calcext:value-type="float">
            <text:p>76.18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897" calcext:value-type="float">
            <text:p>54.6897</text:p>
          </table:table-cell>
          <table:table-cell office:value-type="float" office:value="72.8129" calcext:value-type="float">
            <text:p>72.8129</text:p>
          </table:table-cell>
          <table:table-cell office:value-type="float" office:value="95.4648" calcext:value-type="float">
            <text:p>95.46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03" calcext:value-type="float">
            <text:p>47.6703</text:p>
          </table:table-cell>
          <table:table-cell office:value-type="float" office:value="75.6126" calcext:value-type="float">
            <text:p>75.6126</text:p>
          </table:table-cell>
          <table:table-cell office:value-type="float" office:value="93.698" calcext:value-type="float">
            <text:p>93.6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37" calcext:value-type="float">
            <text:p>45.2937</text:p>
          </table:table-cell>
          <table:table-cell office:value-type="float" office:value="80.3583" calcext:value-type="float">
            <text:p>80.3583</text:p>
          </table:table-cell>
          <table:table-cell office:value-type="float" office:value="102.031" calcext:value-type="float">
            <text:p>102.0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08" calcext:value-type="float">
            <text:p>41.508</text:p>
          </table:table-cell>
          <table:table-cell office:value-type="float" office:value="72.8747" calcext:value-type="float">
            <text:p>72.8747</text:p>
          </table:table-cell>
          <table:table-cell office:value-type="float" office:value="93.6059" calcext:value-type="float">
            <text:p>93.605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22" calcext:value-type="float">
            <text:p>43.6822</text:p>
          </table:table-cell>
          <table:table-cell office:value-type="float" office:value="61.8845" calcext:value-type="float">
            <text:p>61.8845</text:p>
          </table:table-cell>
          <table:table-cell office:value-type="float" office:value="76.1788" calcext:value-type="float">
            <text:p>76.17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722" calcext:value-type="float">
            <text:p>54.6722</text:p>
          </table:table-cell>
          <table:table-cell office:value-type="float" office:value="72.7778" calcext:value-type="float">
            <text:p>72.7778</text:p>
          </table:table-cell>
          <table:table-cell office:value-type="float" office:value="95.4276" calcext:value-type="float">
            <text:p>95.42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7" calcext:value-type="float">
            <text:p>47.677</text:p>
          </table:table-cell>
          <table:table-cell office:value-type="float" office:value="75.6245" calcext:value-type="float">
            <text:p>75.6245</text:p>
          </table:table-cell>
          <table:table-cell office:value-type="float" office:value="93.7129" calcext:value-type="float">
            <text:p>93.71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1" calcext:value-type="float">
            <text:p>45.311</text:p>
          </table:table-cell>
          <table:table-cell office:value-type="float" office:value="80.3851" calcext:value-type="float">
            <text:p>80.3851</text:p>
          </table:table-cell>
          <table:table-cell office:value-type="float" office:value="102.063" calcext:value-type="float">
            <text:p>102.0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28" calcext:value-type="float">
            <text:p>41.5128</text:p>
          </table:table-cell>
          <table:table-cell office:value-type="float" office:value="72.8819" calcext:value-type="float">
            <text:p>72.8819</text:p>
          </table:table-cell>
          <table:table-cell office:value-type="float" office:value="93.6136" calcext:value-type="float">
            <text:p>93.61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47" calcext:value-type="float">
            <text:p>43.6847</text:p>
          </table:table-cell>
          <table:table-cell office:value-type="float" office:value="61.8889" calcext:value-type="float">
            <text:p>61.8889</text:p>
          </table:table-cell>
          <table:table-cell office:value-type="float" office:value="76.1839" calcext:value-type="float">
            <text:p>76.18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575" calcext:value-type="float">
            <text:p>54.6575</text:p>
          </table:table-cell>
          <table:table-cell office:value-type="float" office:value="72.7489" calcext:value-type="float">
            <text:p>72.7489</text:p>
          </table:table-cell>
          <table:table-cell office:value-type="float" office:value="95.398" calcext:value-type="float">
            <text:p>95.39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58" calcext:value-type="float">
            <text:p>47.6858</text:p>
          </table:table-cell>
          <table:table-cell office:value-type="float" office:value="75.6395" calcext:value-type="float">
            <text:p>75.6395</text:p>
          </table:table-cell>
          <table:table-cell office:value-type="float" office:value="93.7311" calcext:value-type="float">
            <text:p>93.73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43" calcext:value-type="float">
            <text:p>45.3143</text:p>
          </table:table-cell>
          <table:table-cell office:value-type="float" office:value="80.389" calcext:value-type="float">
            <text:p>80.389</text:p>
          </table:table-cell>
          <table:table-cell office:value-type="float" office:value="102.065" calcext:value-type="float">
            <text:p>102.06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27" calcext:value-type="float">
            <text:p>41.5127</text:p>
          </table:table-cell>
          <table:table-cell office:value-type="float" office:value="72.8816" calcext:value-type="float">
            <text:p>72.8816</text:p>
          </table:table-cell>
          <table:table-cell office:value-type="float" office:value="93.6129" calcext:value-type="float">
            <text:p>93.61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82" calcext:value-type="float">
            <text:p>43.6882</text:p>
          </table:table-cell>
          <table:table-cell office:value-type="float" office:value="61.8958" calcext:value-type="float">
            <text:p>61.8958</text:p>
          </table:table-cell>
          <table:table-cell office:value-type="float" office:value="76.1924" calcext:value-type="float">
            <text:p>76.19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39" calcext:value-type="float">
            <text:p>54.639</text:p>
          </table:table-cell>
          <table:table-cell office:value-type="float" office:value="72.7116" calcext:value-type="float">
            <text:p>72.7116</text:p>
          </table:table-cell>
          <table:table-cell office:value-type="float" office:value="95.3582" calcext:value-type="float">
            <text:p>95.358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5" calcext:value-type="float">
            <text:p>47.6985</text:p>
          </table:table-cell>
          <table:table-cell office:value-type="float" office:value="75.6611" calcext:value-type="float">
            <text:p>75.6611</text:p>
          </table:table-cell>
          <table:table-cell office:value-type="float" office:value="93.757" calcext:value-type="float">
            <text:p>93.75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38" calcext:value-type="float">
            <text:p>45.3138</text:p>
          </table:table-cell>
          <table:table-cell office:value-type="float" office:value="80.3874" calcext:value-type="float">
            <text:p>80.3874</text:p>
          </table:table-cell>
          <table:table-cell office:value-type="float" office:value="102.062" calcext:value-type="float">
            <text:p>102.0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72.8839" calcext:value-type="float">
            <text:p>72.8839</text:p>
          </table:table-cell>
          <table:table-cell office:value-type="float" office:value="93.6147" calcext:value-type="float">
            <text:p>93.614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97" calcext:value-type="float">
            <text:p>43.6897</text:p>
          </table:table-cell>
          <table:table-cell office:value-type="float" office:value="61.8981" calcext:value-type="float">
            <text:p>61.8981</text:p>
          </table:table-cell>
          <table:table-cell office:value-type="float" office:value="76.1944" calcext:value-type="float">
            <text:p>76.19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257" calcext:value-type="float">
            <text:p>54.6257</text:p>
          </table:table-cell>
          <table:table-cell office:value-type="float" office:value="72.6874" calcext:value-type="float">
            <text:p>72.6874</text:p>
          </table:table-cell>
          <table:table-cell office:value-type="float" office:value="95.3336" calcext:value-type="float">
            <text:p>95.33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8" calcext:value-type="float">
            <text:p>47.7078</text:p>
          </table:table-cell>
          <table:table-cell office:value-type="float" office:value="75.6774" calcext:value-type="float">
            <text:p>75.6774</text:p>
          </table:table-cell>
          <table:table-cell office:value-type="float" office:value="93.777" calcext:value-type="float">
            <text:p>93.7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32" calcext:value-type="float">
            <text:p>45.3132</text:p>
          </table:table-cell>
          <table:table-cell office:value-type="float" office:value="80.3863" calcext:value-type="float">
            <text:p>80.3863</text:p>
          </table:table-cell>
          <table:table-cell office:value-type="float" office:value="102.06" calcext:value-type="float">
            <text:p>102.0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58" calcext:value-type="float">
            <text:p>41.5258</text:p>
          </table:table-cell>
          <table:table-cell office:value-type="float" office:value="72.9008" calcext:value-type="float">
            <text:p>72.9008</text:p>
          </table:table-cell>
          <table:table-cell office:value-type="float" office:value="93.6333" calcext:value-type="float">
            <text:p>93.633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04" calcext:value-type="float">
            <text:p>43.6904</text:p>
          </table:table-cell>
          <table:table-cell office:value-type="float" office:value="61.899" calcext:value-type="float">
            <text:p>61.899</text:p>
          </table:table-cell>
          <table:table-cell office:value-type="float" office:value="76.1946" calcext:value-type="float">
            <text:p>76.19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045" calcext:value-type="float">
            <text:p>54.6045</text:p>
          </table:table-cell>
          <table:table-cell office:value-type="float" office:value="72.6461" calcext:value-type="float">
            <text:p>72.6461</text:p>
          </table:table-cell>
          <table:table-cell office:value-type="float" office:value="95.2903" calcext:value-type="float">
            <text:p>95.29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3" calcext:value-type="float">
            <text:p>47.7153</text:p>
          </table:table-cell>
          <table:table-cell office:value-type="float" office:value="75.6904" calcext:value-type="float">
            <text:p>75.6904</text:p>
          </table:table-cell>
          <table:table-cell office:value-type="float" office:value="93.7931" calcext:value-type="float">
            <text:p>93.79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32" calcext:value-type="float">
            <text:p>45.3132</text:p>
          </table:table-cell>
          <table:table-cell office:value-type="float" office:value="80.3863" calcext:value-type="float">
            <text:p>80.3863</text:p>
          </table:table-cell>
          <table:table-cell office:value-type="float" office:value="102.06" calcext:value-type="float">
            <text:p>102.0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8" calcext:value-type="float">
            <text:p>41.538</text:p>
          </table:table-cell>
          <table:table-cell office:value-type="float" office:value="72.9194" calcext:value-type="float">
            <text:p>72.9194</text:p>
          </table:table-cell>
          <table:table-cell office:value-type="float" office:value="93.6538" calcext:value-type="float">
            <text:p>93.65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22" calcext:value-type="float">
            <text:p>43.6922</text:p>
          </table:table-cell>
          <table:table-cell office:value-type="float" office:value="61.9018" calcext:value-type="float">
            <text:p>61.9018</text:p>
          </table:table-cell>
          <table:table-cell office:value-type="float" office:value="76.1967" calcext:value-type="float">
            <text:p>76.19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777" calcext:value-type="float">
            <text:p>54.5777</text:p>
          </table:table-cell>
          <table:table-cell office:value-type="float" office:value="72.5913" calcext:value-type="float">
            <text:p>72.5913</text:p>
          </table:table-cell>
          <table:table-cell office:value-type="float" office:value="95.231" calcext:value-type="float">
            <text:p>95.2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8" calcext:value-type="float">
            <text:p>47.7198</text:p>
          </table:table-cell>
          <table:table-cell office:value-type="float" office:value="75.6983" calcext:value-type="float">
            <text:p>75.6983</text:p>
          </table:table-cell>
          <table:table-cell office:value-type="float" office:value="93.8029" calcext:value-type="float">
            <text:p>93.80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89" calcext:value-type="float">
            <text:p>45.3189</text:p>
          </table:table-cell>
          <table:table-cell office:value-type="float" office:value="80.3947" calcext:value-type="float">
            <text:p>80.3947</text:p>
          </table:table-cell>
          <table:table-cell office:value-type="float" office:value="102.069" calcext:value-type="float">
            <text:p>102.06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36" calcext:value-type="float">
            <text:p>41.5536</text:p>
          </table:table-cell>
          <table:table-cell office:value-type="float" office:value="72.9428" calcext:value-type="float">
            <text:p>72.9428</text:p>
          </table:table-cell>
          <table:table-cell office:value-type="float" office:value="93.6796" calcext:value-type="float">
            <text:p>93.67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55" calcext:value-type="float">
            <text:p>43.6955</text:p>
          </table:table-cell>
          <table:table-cell office:value-type="float" office:value="61.9078" calcext:value-type="float">
            <text:p>61.9078</text:p>
          </table:table-cell>
          <table:table-cell office:value-type="float" office:value="76.2039" calcext:value-type="float">
            <text:p>76.20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501" calcext:value-type="float">
            <text:p>54.5501</text:p>
          </table:table-cell>
          <table:table-cell office:value-type="float" office:value="72.5367" calcext:value-type="float">
            <text:p>72.5367</text:p>
          </table:table-cell>
          <table:table-cell office:value-type="float" office:value="95.1726" calcext:value-type="float">
            <text:p>95.17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1" calcext:value-type="float">
            <text:p>47.7241</text:p>
          </table:table-cell>
          <table:table-cell office:value-type="float" office:value="75.7056" calcext:value-type="float">
            <text:p>75.7056</text:p>
          </table:table-cell>
          <table:table-cell office:value-type="float" office:value="93.8114" calcext:value-type="float">
            <text:p>93.81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97" calcext:value-type="float">
            <text:p>45.3197</text:p>
          </table:table-cell>
          <table:table-cell office:value-type="float" office:value="80.3959" calcext:value-type="float">
            <text:p>80.3959</text:p>
          </table:table-cell>
          <table:table-cell office:value-type="float" office:value="102.071" calcext:value-type="float">
            <text:p>102.0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63" calcext:value-type="float">
            <text:p>41.5663</text:p>
          </table:table-cell>
          <table:table-cell office:value-type="float" office:value="72.9617" calcext:value-type="float">
            <text:p>72.9617</text:p>
          </table:table-cell>
          <table:table-cell office:value-type="float" office:value="93.7001" calcext:value-type="float">
            <text:p>93.70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028" calcext:value-type="float">
            <text:p>43.7028</text:p>
          </table:table-cell>
          <table:table-cell office:value-type="float" office:value="61.9216" calcext:value-type="float">
            <text:p>61.9216</text:p>
          </table:table-cell>
          <table:table-cell office:value-type="float" office:value="76.2209" calcext:value-type="float">
            <text:p>76.22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426" calcext:value-type="float">
            <text:p>54.5426</text:p>
          </table:table-cell>
          <table:table-cell office:value-type="float" office:value="72.5233" calcext:value-type="float">
            <text:p>72.5233</text:p>
          </table:table-cell>
          <table:table-cell office:value-type="float" office:value="95.1589" calcext:value-type="float">
            <text:p>95.15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8" calcext:value-type="float">
            <text:p>47.7278</text:p>
          </table:table-cell>
          <table:table-cell office:value-type="float" office:value="75.712" calcext:value-type="float">
            <text:p>75.712</text:p>
          </table:table-cell>
          <table:table-cell office:value-type="float" office:value="93.8191" calcext:value-type="float">
            <text:p>93.81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07" calcext:value-type="float">
            <text:p>45.3207</text:p>
          </table:table-cell>
          <table:table-cell office:value-type="float" office:value="80.3973" calcext:value-type="float">
            <text:p>80.3973</text:p>
          </table:table-cell>
          <table:table-cell office:value-type="float" office:value="102.072" calcext:value-type="float">
            <text:p>102.0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93" calcext:value-type="float">
            <text:p>41.5893</text:p>
          </table:table-cell>
          <table:table-cell office:value-type="float" office:value="72.9964" calcext:value-type="float">
            <text:p>72.9964</text:p>
          </table:table-cell>
          <table:table-cell office:value-type="float" office:value="93.7381" calcext:value-type="float">
            <text:p>93.738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41" calcext:value-type="float">
            <text:p>43.7141</text:p>
          </table:table-cell>
          <table:table-cell office:value-type="float" office:value="61.943" calcext:value-type="float">
            <text:p>61.943</text:p>
          </table:table-cell>
          <table:table-cell office:value-type="float" office:value="76.247" calcext:value-type="float">
            <text:p>76.2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286" calcext:value-type="float">
            <text:p>54.5286</text:p>
          </table:table-cell>
          <table:table-cell office:value-type="float" office:value="72.4953" calcext:value-type="float">
            <text:p>72.4953</text:p>
          </table:table-cell>
          <table:table-cell office:value-type="float" office:value="95.1287" calcext:value-type="float">
            <text:p>95.12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1" calcext:value-type="float">
            <text:p>47.7311</text:p>
          </table:table-cell>
          <table:table-cell office:value-type="float" office:value="75.7177" calcext:value-type="float">
            <text:p>75.7177</text:p>
          </table:table-cell>
          <table:table-cell office:value-type="float" office:value="93.826" calcext:value-type="float">
            <text:p>93.82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03" calcext:value-type="float">
            <text:p>45.3203</text:p>
          </table:table-cell>
          <table:table-cell office:value-type="float" office:value="80.397" calcext:value-type="float">
            <text:p>80.397</text:p>
          </table:table-cell>
          <table:table-cell office:value-type="float" office:value="102.072" calcext:value-type="float">
            <text:p>102.0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85" calcext:value-type="float">
            <text:p>41.6085</text:p>
          </table:table-cell>
          <table:table-cell office:value-type="float" office:value="73.0248" calcext:value-type="float">
            <text:p>73.0248</text:p>
          </table:table-cell>
          <table:table-cell office:value-type="float" office:value="93.7684" calcext:value-type="float">
            <text:p>93.768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54" calcext:value-type="float">
            <text:p>43.7254</text:p>
          </table:table-cell>
          <table:table-cell office:value-type="float" office:value="61.9627" calcext:value-type="float">
            <text:p>61.9627</text:p>
          </table:table-cell>
          <table:table-cell office:value-type="float" office:value="76.2684" calcext:value-type="float">
            <text:p>76.26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934" calcext:value-type="float">
            <text:p>54.4934</text:p>
          </table:table-cell>
          <table:table-cell office:value-type="float" office:value="72.4248" calcext:value-type="float">
            <text:p>72.4248</text:p>
          </table:table-cell>
          <table:table-cell office:value-type="float" office:value="95.0523" calcext:value-type="float">
            <text:p>95.05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2" calcext:value-type="float">
            <text:p>47.7352</text:p>
          </table:table-cell>
          <table:table-cell office:value-type="float" office:value="75.7249" calcext:value-type="float">
            <text:p>75.7249</text:p>
          </table:table-cell>
          <table:table-cell office:value-type="float" office:value="93.8351" calcext:value-type="float">
            <text:p>93.83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09" calcext:value-type="float">
            <text:p>45.3209</text:p>
          </table:table-cell>
          <table:table-cell office:value-type="float" office:value="80.3978" calcext:value-type="float">
            <text:p>80.3978</text:p>
          </table:table-cell>
          <table:table-cell office:value-type="float" office:value="102.073" calcext:value-type="float">
            <text:p>102.0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44" calcext:value-type="float">
            <text:p>41.6244</text:p>
          </table:table-cell>
          <table:table-cell office:value-type="float" office:value="73.049" calcext:value-type="float">
            <text:p>73.049</text:p>
          </table:table-cell>
          <table:table-cell office:value-type="float" office:value="93.7953" calcext:value-type="float">
            <text:p>93.79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31" calcext:value-type="float">
            <text:p>43.7331</text:p>
          </table:table-cell>
          <table:table-cell office:value-type="float" office:value="61.9758" calcext:value-type="float">
            <text:p>61.9758</text:p>
          </table:table-cell>
          <table:table-cell office:value-type="float" office:value="76.2816" calcext:value-type="float">
            <text:p>76.28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481" calcext:value-type="float">
            <text:p>54.4481</text:p>
          </table:table-cell>
          <table:table-cell office:value-type="float" office:value="72.3295" calcext:value-type="float">
            <text:p>72.3295</text:p>
          </table:table-cell>
          <table:table-cell office:value-type="float" office:value="94.9466" calcext:value-type="float">
            <text:p>94.94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7" calcext:value-type="float">
            <text:p>47.7357</text:p>
          </table:table-cell>
          <table:table-cell office:value-type="float" office:value="75.7262" calcext:value-type="float">
            <text:p>75.7262</text:p>
          </table:table-cell>
          <table:table-cell office:value-type="float" office:value="93.8372" calcext:value-type="float">
            <text:p>93.83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22" calcext:value-type="float">
            <text:p>45.3222</text:p>
          </table:table-cell>
          <table:table-cell office:value-type="float" office:value="80.3999" calcext:value-type="float">
            <text:p>80.3999</text:p>
          </table:table-cell>
          <table:table-cell office:value-type="float" office:value="102.075" calcext:value-type="float">
            <text:p>102.07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43" calcext:value-type="float">
            <text:p>41.6343</text:p>
          </table:table-cell>
          <table:table-cell office:value-type="float" office:value="73.0637" calcext:value-type="float">
            <text:p>73.0637</text:p>
          </table:table-cell>
          <table:table-cell office:value-type="float" office:value="93.8112" calcext:value-type="float">
            <text:p>93.81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72" calcext:value-type="float">
            <text:p>43.7372</text:p>
          </table:table-cell>
          <table:table-cell office:value-type="float" office:value="61.9822" calcext:value-type="float">
            <text:p>61.9822</text:p>
          </table:table-cell>
          <table:table-cell office:value-type="float" office:value="76.2867" calcext:value-type="float">
            <text:p>76.28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18" calcext:value-type="float">
            <text:p>54.418</text:p>
          </table:table-cell>
          <table:table-cell office:value-type="float" office:value="72.2672" calcext:value-type="float">
            <text:p>72.2672</text:p>
          </table:table-cell>
          <table:table-cell office:value-type="float" office:value="94.8785" calcext:value-type="float">
            <text:p>94.87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1" calcext:value-type="float">
            <text:p>47.7341</text:p>
          </table:table-cell>
          <table:table-cell office:value-type="float" office:value="75.7247" calcext:value-type="float">
            <text:p>75.7247</text:p>
          </table:table-cell>
          <table:table-cell office:value-type="float" office:value="93.8372" calcext:value-type="float">
            <text:p>93.83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36" calcext:value-type="float">
            <text:p>45.3236</text:p>
          </table:table-cell>
          <table:table-cell office:value-type="float" office:value="80.4024" calcext:value-type="float">
            <text:p>80.4024</text:p>
          </table:table-cell>
          <table:table-cell office:value-type="float" office:value="102.079" calcext:value-type="float">
            <text:p>102.0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9" calcext:value-type="float">
            <text:p>41.649</text:p>
          </table:table-cell>
          <table:table-cell office:value-type="float" office:value="73.0857" calcext:value-type="float">
            <text:p>73.0857</text:p>
          </table:table-cell>
          <table:table-cell office:value-type="float" office:value="93.8349" calcext:value-type="float">
            <text:p>93.83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06" calcext:value-type="float">
            <text:p>43.7506</text:p>
          </table:table-cell>
          <table:table-cell office:value-type="float" office:value="62.0052" calcext:value-type="float">
            <text:p>62.0052</text:p>
          </table:table-cell>
          <table:table-cell office:value-type="float" office:value="76.3105" calcext:value-type="float">
            <text:p>76.31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124" calcext:value-type="float">
            <text:p>54.4124</text:p>
          </table:table-cell>
          <table:table-cell office:value-type="float" office:value="72.2564" calcext:value-type="float">
            <text:p>72.2564</text:p>
          </table:table-cell>
          <table:table-cell office:value-type="float" office:value="94.8671" calcext:value-type="float">
            <text:p>94.86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4" calcext:value-type="float">
            <text:p>47.7334</text:p>
          </table:table-cell>
          <table:table-cell office:value-type="float" office:value="75.7237" calcext:value-type="float">
            <text:p>75.7237</text:p>
          </table:table-cell>
          <table:table-cell office:value-type="float" office:value="93.8364" calcext:value-type="float">
            <text:p>93.83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64" calcext:value-type="float">
            <text:p>45.3264</text:p>
          </table:table-cell>
          <table:table-cell office:value-type="float" office:value="80.4067" calcext:value-type="float">
            <text:p>80.4067</text:p>
          </table:table-cell>
          <table:table-cell office:value-type="float" office:value="102.084" calcext:value-type="float">
            <text:p>102.0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31" calcext:value-type="float">
            <text:p>41.6531</text:p>
          </table:table-cell>
          <table:table-cell office:value-type="float" office:value="73.0918" calcext:value-type="float">
            <text:p>73.0918</text:p>
          </table:table-cell>
          <table:table-cell office:value-type="float" office:value="93.8413" calcext:value-type="float">
            <text:p>93.84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34" calcext:value-type="float">
            <text:p>43.7534</text:p>
          </table:table-cell>
          <table:table-cell office:value-type="float" office:value="62.0099" calcext:value-type="float">
            <text:p>62.0099</text:p>
          </table:table-cell>
          <table:table-cell office:value-type="float" office:value="76.3153" calcext:value-type="float">
            <text:p>76.31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89" calcext:value-type="float">
            <text:p>54.3989</text:p>
          </table:table-cell>
          <table:table-cell office:value-type="float" office:value="72.2301" calcext:value-type="float">
            <text:p>72.2301</text:p>
          </table:table-cell>
          <table:table-cell office:value-type="float" office:value="94.839" calcext:value-type="float">
            <text:p>94.83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1" calcext:value-type="float">
            <text:p>47.7331</text:p>
          </table:table-cell>
          <table:table-cell office:value-type="float" office:value="75.7234" calcext:value-type="float">
            <text:p>75.7234</text:p>
          </table:table-cell>
          <table:table-cell office:value-type="float" office:value="93.8362" calcext:value-type="float">
            <text:p>93.836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87" calcext:value-type="float">
            <text:p>45.3287</text:p>
          </table:table-cell>
          <table:table-cell office:value-type="float" office:value="80.4102" calcext:value-type="float">
            <text:p>80.4102</text:p>
          </table:table-cell>
          <table:table-cell office:value-type="float" office:value="102.088" calcext:value-type="float">
            <text:p>102.0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45" calcext:value-type="float">
            <text:p>41.6745</text:p>
          </table:table-cell>
          <table:table-cell office:value-type="float" office:value="73.124" calcext:value-type="float">
            <text:p>73.124</text:p>
          </table:table-cell>
          <table:table-cell office:value-type="float" office:value="93.8766" calcext:value-type="float">
            <text:p>93.87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89" calcext:value-type="float">
            <text:p>43.7589</text:p>
          </table:table-cell>
          <table:table-cell office:value-type="float" office:value="62.0192" calcext:value-type="float">
            <text:p>62.0192</text:p>
          </table:table-cell>
          <table:table-cell office:value-type="float" office:value="76.3244" calcext:value-type="float">
            <text:p>76.32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51" calcext:value-type="float">
            <text:p>54.3851</text:p>
          </table:table-cell>
          <table:table-cell office:value-type="float" office:value="72.1948" calcext:value-type="float">
            <text:p>72.1948</text:p>
          </table:table-cell>
          <table:table-cell office:value-type="float" office:value="94.7956" calcext:value-type="float">
            <text:p>94.79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5" calcext:value-type="float">
            <text:p>47.7245</text:p>
          </table:table-cell>
          <table:table-cell office:value-type="float" office:value="75.7084" calcext:value-type="float">
            <text:p>75.7084</text:p>
          </table:table-cell>
          <table:table-cell office:value-type="float" office:value="93.8179" calcext:value-type="float">
            <text:p>93.817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78" calcext:value-type="float">
            <text:p>45.3178</text:p>
          </table:table-cell>
          <table:table-cell office:value-type="float" office:value="80.3921" calcext:value-type="float">
            <text:p>80.3921</text:p>
          </table:table-cell>
          <table:table-cell office:value-type="float" office:value="102.064" calcext:value-type="float">
            <text:p>102.0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54" calcext:value-type="float">
            <text:p>41.7054</text:p>
          </table:table-cell>
          <table:table-cell office:value-type="float" office:value="73.1615" calcext:value-type="float">
            <text:p>73.1615</text:p>
          </table:table-cell>
          <table:table-cell office:value-type="float" office:value="93.9032" calcext:value-type="float">
            <text:p>93.903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82" calcext:value-type="float">
            <text:p>43.7782</text:p>
          </table:table-cell>
          <table:table-cell office:value-type="float" office:value="62.0539" calcext:value-type="float">
            <text:p>62.0539</text:p>
          </table:table-cell>
          <table:table-cell office:value-type="float" office:value="76.3635" calcext:value-type="float">
            <text:p>76.36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77" calcext:value-type="float">
            <text:p>54.3977</text:p>
          </table:table-cell>
          <table:table-cell office:value-type="float" office:value="72.2125" calcext:value-type="float">
            <text:p>72.2125</text:p>
          </table:table-cell>
          <table:table-cell office:value-type="float" office:value="94.8084" calcext:value-type="float">
            <text:p>94.80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1" calcext:value-type="float">
            <text:p>47.721</text:p>
          </table:table-cell>
          <table:table-cell office:value-type="float" office:value="75.7027" calcext:value-type="float">
            <text:p>75.7027</text:p>
          </table:table-cell>
          <table:table-cell office:value-type="float" office:value="93.8111" calcext:value-type="float">
            <text:p>93.81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47" calcext:value-type="float">
            <text:p>45.3147</text:p>
          </table:table-cell>
          <table:table-cell office:value-type="float" office:value="80.3871" calcext:value-type="float">
            <text:p>80.3871</text:p>
          </table:table-cell>
          <table:table-cell office:value-type="float" office:value="102.058" calcext:value-type="float">
            <text:p>102.0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15" calcext:value-type="float">
            <text:p>41.7315</text:p>
          </table:table-cell>
          <table:table-cell office:value-type="float" office:value="73.1953" calcext:value-type="float">
            <text:p>73.1953</text:p>
          </table:table-cell>
          <table:table-cell office:value-type="float" office:value="93.9313" calcext:value-type="float">
            <text:p>93.93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48" calcext:value-type="float">
            <text:p>43.7948</text:p>
          </table:table-cell>
          <table:table-cell office:value-type="float" office:value="62.0823" calcext:value-type="float">
            <text:p>62.0823</text:p>
          </table:table-cell>
          <table:table-cell office:value-type="float" office:value="76.3928" calcext:value-type="float">
            <text:p>76.39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153" calcext:value-type="float">
            <text:p>54.4153</text:p>
          </table:table-cell>
          <table:table-cell office:value-type="float" office:value="72.238" calcext:value-type="float">
            <text:p>72.238</text:p>
          </table:table-cell>
          <table:table-cell office:value-type="float" office:value="94.8267" calcext:value-type="float">
            <text:p>94.826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1" calcext:value-type="float">
            <text:p>47.7191</text:p>
          </table:table-cell>
          <table:table-cell office:value-type="float" office:value="75.6994" calcext:value-type="float">
            <text:p>75.6994</text:p>
          </table:table-cell>
          <table:table-cell office:value-type="float" office:value="93.8074" calcext:value-type="float">
            <text:p>93.807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13" calcext:value-type="float">
            <text:p>45.3113</text:p>
          </table:table-cell>
          <table:table-cell office:value-type="float" office:value="80.3812" calcext:value-type="float">
            <text:p>80.3812</text:p>
          </table:table-cell>
          <table:table-cell office:value-type="float" office:value="102.049" calcext:value-type="float">
            <text:p>102.0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487" calcext:value-type="float">
            <text:p>41.7487</text:p>
          </table:table-cell>
          <table:table-cell office:value-type="float" office:value="73.2194" calcext:value-type="float">
            <text:p>73.2194</text:p>
          </table:table-cell>
          <table:table-cell office:value-type="float" office:value="93.9548" calcext:value-type="float">
            <text:p>93.95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89" calcext:value-type="float">
            <text:p>43.7989</text:p>
          </table:table-cell>
          <table:table-cell office:value-type="float" office:value="62.0886" calcext:value-type="float">
            <text:p>62.0886</text:p>
          </table:table-cell>
          <table:table-cell office:value-type="float" office:value="76.3977" calcext:value-type="float">
            <text:p>76.39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368" calcext:value-type="float">
            <text:p>54.4368</text:p>
          </table:table-cell>
          <table:table-cell office:value-type="float" office:value="72.2683" calcext:value-type="float">
            <text:p>72.2683</text:p>
          </table:table-cell>
          <table:table-cell office:value-type="float" office:value="94.8486" calcext:value-type="float">
            <text:p>94.84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6" calcext:value-type="float">
            <text:p>47.7176</text:p>
          </table:table-cell>
          <table:table-cell office:value-type="float" office:value="75.697" calcext:value-type="float">
            <text:p>75.697</text:p>
          </table:table-cell>
          <table:table-cell office:value-type="float" office:value="93.8045" calcext:value-type="float">
            <text:p>93.80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05" calcext:value-type="float">
            <text:p>45.3105</text:p>
          </table:table-cell>
          <table:table-cell office:value-type="float" office:value="80.3791" calcext:value-type="float">
            <text:p>80.3791</text:p>
          </table:table-cell>
          <table:table-cell office:value-type="float" office:value="102.045" calcext:value-type="float">
            <text:p>102.0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95" calcext:value-type="float">
            <text:p>41.7595</text:p>
          </table:table-cell>
          <table:table-cell office:value-type="float" office:value="73.2348" calcext:value-type="float">
            <text:p>73.2348</text:p>
          </table:table-cell>
          <table:table-cell office:value-type="float" office:value="93.9702" calcext:value-type="float">
            <text:p>93.970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08" calcext:value-type="float">
            <text:p>43.8008</text:p>
          </table:table-cell>
          <table:table-cell office:value-type="float" office:value="62.0913" calcext:value-type="float">
            <text:p>62.0913</text:p>
          </table:table-cell>
          <table:table-cell office:value-type="float" office:value="76.3996" calcext:value-type="float">
            <text:p>76.39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449" calcext:value-type="float">
            <text:p>54.4449</text:p>
          </table:table-cell>
          <table:table-cell office:value-type="float" office:value="72.2771" calcext:value-type="float">
            <text:p>72.2771</text:p>
          </table:table-cell>
          <table:table-cell office:value-type="float" office:value="94.8521" calcext:value-type="float">
            <text:p>94.85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81" calcext:value-type="float">
            <text:p>47.7181</text:p>
          </table:table-cell>
          <table:table-cell office:value-type="float" office:value="75.6978" calcext:value-type="float">
            <text:p>75.6978</text:p>
          </table:table-cell>
          <table:table-cell office:value-type="float" office:value="93.8053" calcext:value-type="float">
            <text:p>93.80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1" calcext:value-type="float">
            <text:p>45.311</text:p>
          </table:table-cell>
          <table:table-cell office:value-type="float" office:value="80.379" calcext:value-type="float">
            <text:p>80.379</text:p>
          </table:table-cell>
          <table:table-cell office:value-type="float" office:value="102.044" calcext:value-type="float">
            <text:p>102.0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22" calcext:value-type="float">
            <text:p>41.7722</text:p>
          </table:table-cell>
          <table:table-cell office:value-type="float" office:value="73.2542" calcext:value-type="float">
            <text:p>73.2542</text:p>
          </table:table-cell>
          <table:table-cell office:value-type="float" office:value="93.9919" calcext:value-type="float">
            <text:p>93.99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24" calcext:value-type="float">
            <text:p>43.8024</text:p>
          </table:table-cell>
          <table:table-cell office:value-type="float" office:value="62.0936" calcext:value-type="float">
            <text:p>62.0936</text:p>
          </table:table-cell>
          <table:table-cell office:value-type="float" office:value="76.4011" calcext:value-type="float">
            <text:p>76.40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31" calcext:value-type="float">
            <text:p>54.431</text:p>
          </table:table-cell>
          <table:table-cell office:value-type="float" office:value="72.2381" calcext:value-type="float">
            <text:p>72.2381</text:p>
          </table:table-cell>
          <table:table-cell office:value-type="float" office:value="94.8016" calcext:value-type="float">
            <text:p>94.80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" calcext:value-type="float">
            <text:p>47.72</text:p>
          </table:table-cell>
          <table:table-cell office:value-type="float" office:value="75.701" calcext:value-type="float">
            <text:p>75.701</text:p>
          </table:table-cell>
          <table:table-cell office:value-type="float" office:value="93.8088" calcext:value-type="float">
            <text:p>93.808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2" calcext:value-type="float">
            <text:p>45.312</text:p>
          </table:table-cell>
          <table:table-cell office:value-type="float" office:value="80.3804" calcext:value-type="float">
            <text:p>80.3804</text:p>
          </table:table-cell>
          <table:table-cell office:value-type="float" office:value="102.045" calcext:value-type="float">
            <text:p>102.0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16" calcext:value-type="float">
            <text:p>41.7816</text:p>
          </table:table-cell>
          <table:table-cell office:value-type="float" office:value="73.2687" calcext:value-type="float">
            <text:p>73.2687</text:p>
          </table:table-cell>
          <table:table-cell office:value-type="float" office:value="94.0085" calcext:value-type="float">
            <text:p>94.00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37" calcext:value-type="float">
            <text:p>43.8037</text:p>
          </table:table-cell>
          <table:table-cell office:value-type="float" office:value="62.0956" calcext:value-type="float">
            <text:p>62.0956</text:p>
          </table:table-cell>
          <table:table-cell office:value-type="float" office:value="76.4026" calcext:value-type="float">
            <text:p>76.40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843" calcext:value-type="float">
            <text:p>54.3843</text:p>
          </table:table-cell>
          <table:table-cell office:value-type="float" office:value="72.1315" calcext:value-type="float">
            <text:p>72.1315</text:p>
          </table:table-cell>
          <table:table-cell office:value-type="float" office:value="94.6761" calcext:value-type="float">
            <text:p>94.676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31" calcext:value-type="float">
            <text:p>47.7231</text:p>
          </table:table-cell>
          <table:table-cell office:value-type="float" office:value="75.7059" calcext:value-type="float">
            <text:p>75.7059</text:p>
          </table:table-cell>
          <table:table-cell office:value-type="float" office:value="93.8141" calcext:value-type="float">
            <text:p>93.814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29" calcext:value-type="float">
            <text:p>45.3129</text:p>
          </table:table-cell>
          <table:table-cell office:value-type="float" office:value="80.3816" calcext:value-type="float">
            <text:p>80.3816</text:p>
          </table:table-cell>
          <table:table-cell office:value-type="float" office:value="102.046" calcext:value-type="float">
            <text:p>102.0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3" calcext:value-type="float">
            <text:p>41.793</text:p>
          </table:table-cell>
          <table:table-cell office:value-type="float" office:value="73.2868" calcext:value-type="float">
            <text:p>73.2868</text:p>
          </table:table-cell>
          <table:table-cell office:value-type="float" office:value="94.0297" calcext:value-type="float">
            <text:p>94.02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57" calcext:value-type="float">
            <text:p>43.8057</text:p>
          </table:table-cell>
          <table:table-cell office:value-type="float" office:value="62.099" calcext:value-type="float">
            <text:p>62.099</text:p>
          </table:table-cell>
          <table:table-cell office:value-type="float" office:value="76.406" calcext:value-type="float">
            <text:p>76.4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453" calcext:value-type="float">
            <text:p>54.3453</text:p>
          </table:table-cell>
          <table:table-cell office:value-type="float" office:value="72.0542" calcext:value-type="float">
            <text:p>72.0542</text:p>
          </table:table-cell>
          <table:table-cell office:value-type="float" office:value="94.59" calcext:value-type="float">
            <text:p>94.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38" calcext:value-type="float">
            <text:p>47.7238</text:p>
          </table:table-cell>
          <table:table-cell office:value-type="float" office:value="75.7073" calcext:value-type="float">
            <text:p>75.7073</text:p>
          </table:table-cell>
          <table:table-cell office:value-type="float" office:value="93.816" calcext:value-type="float">
            <text:p>93.8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59" calcext:value-type="float">
            <text:p>45.3159</text:p>
          </table:table-cell>
          <table:table-cell office:value-type="float" office:value="80.386" calcext:value-type="float">
            <text:p>80.386</text:p>
          </table:table-cell>
          <table:table-cell office:value-type="float" office:value="102.051" calcext:value-type="float">
            <text:p>102.0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99" calcext:value-type="float">
            <text:p>41.7999</text:p>
          </table:table-cell>
          <table:table-cell office:value-type="float" office:value="73.2979" calcext:value-type="float">
            <text:p>73.2979</text:p>
          </table:table-cell>
          <table:table-cell office:value-type="float" office:value="94.0431" calcext:value-type="float">
            <text:p>94.043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26" calcext:value-type="float">
            <text:p>43.8126</text:p>
          </table:table-cell>
          <table:table-cell office:value-type="float" office:value="62.1114" calcext:value-type="float">
            <text:p>62.1114</text:p>
          </table:table-cell>
          <table:table-cell office:value-type="float" office:value="76.4202" calcext:value-type="float">
            <text:p>76.420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211" calcext:value-type="float">
            <text:p>54.3211</text:p>
          </table:table-cell>
          <table:table-cell office:value-type="float" office:value="72.0047" calcext:value-type="float">
            <text:p>72.0047</text:p>
          </table:table-cell>
          <table:table-cell office:value-type="float" office:value="94.5337" calcext:value-type="float">
            <text:p>94.53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3" calcext:value-type="float">
            <text:p>47.723</text:p>
          </table:table-cell>
          <table:table-cell office:value-type="float" office:value="75.7066" calcext:value-type="float">
            <text:p>75.7066</text:p>
          </table:table-cell>
          <table:table-cell office:value-type="float" office:value="93.8161" calcext:value-type="float">
            <text:p>93.816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2" calcext:value-type="float">
            <text:p>45.32</text:p>
          </table:table-cell>
          <table:table-cell office:value-type="float" office:value="80.3923" calcext:value-type="float">
            <text:p>80.3923</text:p>
          </table:table-cell>
          <table:table-cell office:value-type="float" office:value="102.058" calcext:value-type="float">
            <text:p>102.0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107" calcext:value-type="float">
            <text:p>41.8107</text:p>
          </table:table-cell>
          <table:table-cell office:value-type="float" office:value="73.3145" calcext:value-type="float">
            <text:p>73.3145</text:p>
          </table:table-cell>
          <table:table-cell office:value-type="float" office:value="94.0618" calcext:value-type="float">
            <text:p>94.06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85" calcext:value-type="float">
            <text:p>43.8185</text:p>
          </table:table-cell>
          <table:table-cell office:value-type="float" office:value="62.1217" calcext:value-type="float">
            <text:p>62.1217</text:p>
          </table:table-cell>
          <table:table-cell office:value-type="float" office:value="76.4311" calcext:value-type="float">
            <text:p>76.43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209" calcext:value-type="float">
            <text:p>54.3209</text:p>
          </table:table-cell>
          <table:table-cell office:value-type="float" office:value="72.0044" calcext:value-type="float">
            <text:p>72.0044</text:p>
          </table:table-cell>
          <table:table-cell office:value-type="float" office:value="94.5333" calcext:value-type="float">
            <text:p>94.53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1" calcext:value-type="float">
            <text:p>47.7241</text:p>
          </table:table-cell>
          <table:table-cell office:value-type="float" office:value="75.7085" calcext:value-type="float">
            <text:p>75.7085</text:p>
          </table:table-cell>
          <table:table-cell office:value-type="float" office:value="93.8187" calcext:value-type="float">
            <text:p>93.818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367" calcext:value-type="float">
            <text:p>45.3367</text:p>
          </table:table-cell>
          <table:table-cell office:value-type="float" office:value="80.4182" calcext:value-type="float">
            <text:p>80.4182</text:p>
          </table:table-cell>
          <table:table-cell office:value-type="float" office:value="102.089" calcext:value-type="float">
            <text:p>102.0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13" calcext:value-type="float">
            <text:p>41.8213</text:p>
          </table:table-cell>
          <table:table-cell office:value-type="float" office:value="73.3313" calcext:value-type="float">
            <text:p>73.3313</text:p>
          </table:table-cell>
          <table:table-cell office:value-type="float" office:value="94.0814" calcext:value-type="float">
            <text:p>94.08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75" calcext:value-type="float">
            <text:p>43.8275</text:p>
          </table:table-cell>
          <table:table-cell office:value-type="float" office:value="62.1371" calcext:value-type="float">
            <text:p>62.1371</text:p>
          </table:table-cell>
          <table:table-cell office:value-type="float" office:value="76.4469" calcext:value-type="float">
            <text:p>76.44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78" calcext:value-type="float">
            <text:p>54.3178</text:p>
          </table:table-cell>
          <table:table-cell office:value-type="float" office:value="71.9976" calcext:value-type="float">
            <text:p>71.9976</text:p>
          </table:table-cell>
          <table:table-cell office:value-type="float" office:value="94.5256" calcext:value-type="float">
            <text:p>94.52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9" calcext:value-type="float">
            <text:p>47.7249</text:p>
          </table:table-cell>
          <table:table-cell office:value-type="float" office:value="75.7099" calcext:value-type="float">
            <text:p>75.7099</text:p>
          </table:table-cell>
          <table:table-cell office:value-type="float" office:value="93.8201" calcext:value-type="float">
            <text:p>93.820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17" calcext:value-type="float">
            <text:p>45.3417</text:p>
          </table:table-cell>
          <table:table-cell office:value-type="float" office:value="80.4253" calcext:value-type="float">
            <text:p>80.4253</text:p>
          </table:table-cell>
          <table:table-cell office:value-type="float" office:value="102.096" calcext:value-type="float">
            <text:p>102.09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61" calcext:value-type="float">
            <text:p>41.8261</text:p>
          </table:table-cell>
          <table:table-cell office:value-type="float" office:value="73.3396" calcext:value-type="float">
            <text:p>73.3396</text:p>
          </table:table-cell>
          <table:table-cell office:value-type="float" office:value="94.0919" calcext:value-type="float">
            <text:p>94.09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1" calcext:value-type="float">
            <text:p>43.831</text:p>
          </table:table-cell>
          <table:table-cell office:value-type="float" office:value="62.1428" calcext:value-type="float">
            <text:p>62.1428</text:p>
          </table:table-cell>
          <table:table-cell office:value-type="float" office:value="76.4521" calcext:value-type="float">
            <text:p>76.45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64" calcext:value-type="float">
            <text:p>54.3164</text:p>
          </table:table-cell>
          <table:table-cell office:value-type="float" office:value="71.9944" calcext:value-type="float">
            <text:p>71.9944</text:p>
          </table:table-cell>
          <table:table-cell office:value-type="float" office:value="94.5219" calcext:value-type="float">
            <text:p>94.521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3" calcext:value-type="float">
            <text:p>47.7273</text:p>
          </table:table-cell>
          <table:table-cell office:value-type="float" office:value="75.7139" calcext:value-type="float">
            <text:p>75.7139</text:p>
          </table:table-cell>
          <table:table-cell office:value-type="float" office:value="93.8248" calcext:value-type="float">
            <text:p>93.824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6" calcext:value-type="float">
            <text:p>45.346</text:p>
          </table:table-cell>
          <table:table-cell office:value-type="float" office:value="80.4311" calcext:value-type="float">
            <text:p>80.4311</text:p>
          </table:table-cell>
          <table:table-cell office:value-type="float" office:value="102.102" calcext:value-type="float">
            <text:p>102.1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" calcext:value-type="float">
            <text:p>41.83</text:p>
          </table:table-cell>
          <table:table-cell office:value-type="float" office:value="73.3461" calcext:value-type="float">
            <text:p>73.3461</text:p>
          </table:table-cell>
          <table:table-cell office:value-type="float" office:value="94.1002" calcext:value-type="float">
            <text:p>94.100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46" calcext:value-type="float">
            <text:p>43.8346</text:p>
          </table:table-cell>
          <table:table-cell office:value-type="float" office:value="62.1491" calcext:value-type="float">
            <text:p>62.1491</text:p>
          </table:table-cell>
          <table:table-cell office:value-type="float" office:value="76.4588" calcext:value-type="float">
            <text:p>76.45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66" calcext:value-type="float">
            <text:p>54.3166</text:p>
          </table:table-cell>
          <table:table-cell office:value-type="float" office:value="71.9947" calcext:value-type="float">
            <text:p>71.9947</text:p>
          </table:table-cell>
          <table:table-cell office:value-type="float" office:value="94.5222" calcext:value-type="float">
            <text:p>94.52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7" calcext:value-type="float">
            <text:p>47.7297</text:p>
          </table:table-cell>
          <table:table-cell office:value-type="float" office:value="75.7181" calcext:value-type="float">
            <text:p>75.7181</text:p>
          </table:table-cell>
          <table:table-cell office:value-type="float" office:value="93.83" calcext:value-type="float">
            <text:p>93.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16" calcext:value-type="float">
            <text:p>45.3516</text:p>
          </table:table-cell>
          <table:table-cell office:value-type="float" office:value="80.4386" calcext:value-type="float">
            <text:p>80.4386</text:p>
          </table:table-cell>
          <table:table-cell office:value-type="float" office:value="102.108" calcext:value-type="float">
            <text:p>102.10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26" calcext:value-type="float">
            <text:p>41.8326</text:p>
          </table:table-cell>
          <table:table-cell office:value-type="float" office:value="73.3503" calcext:value-type="float">
            <text:p>73.3503</text:p>
          </table:table-cell>
          <table:table-cell office:value-type="float" office:value="94.105" calcext:value-type="float">
            <text:p>94.1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91" calcext:value-type="float">
            <text:p>43.8391</text:p>
          </table:table-cell>
          <table:table-cell office:value-type="float" office:value="62.157" calcext:value-type="float">
            <text:p>62.157</text:p>
          </table:table-cell>
          <table:table-cell office:value-type="float" office:value="76.4675" calcext:value-type="float">
            <text:p>76.467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67" calcext:value-type="float">
            <text:p>54.3167</text:p>
          </table:table-cell>
          <table:table-cell office:value-type="float" office:value="71.9943" calcext:value-type="float">
            <text:p>71.9943</text:p>
          </table:table-cell>
          <table:table-cell office:value-type="float" office:value="94.5208" calcext:value-type="float">
            <text:p>94.52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06" calcext:value-type="float">
            <text:p>47.7306</text:p>
          </table:table-cell>
          <table:table-cell office:value-type="float" office:value="75.7198" calcext:value-type="float">
            <text:p>75.7198</text:p>
          </table:table-cell>
          <table:table-cell office:value-type="float" office:value="93.8321" calcext:value-type="float">
            <text:p>93.83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29" calcext:value-type="float">
            <text:p>45.3529</text:p>
          </table:table-cell>
          <table:table-cell office:value-type="float" office:value="80.4405" calcext:value-type="float">
            <text:p>80.4405</text:p>
          </table:table-cell>
          <table:table-cell office:value-type="float" office:value="102.11" calcext:value-type="float">
            <text:p>102.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35" calcext:value-type="float">
            <text:p>41.8335</text:p>
          </table:table-cell>
          <table:table-cell office:value-type="float" office:value="73.3517" calcext:value-type="float">
            <text:p>73.3517</text:p>
          </table:table-cell>
          <table:table-cell office:value-type="float" office:value="94.1066" calcext:value-type="float">
            <text:p>94.10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4" calcext:value-type="float">
            <text:p>43.844</text:p>
          </table:table-cell>
          <table:table-cell office:value-type="float" office:value="62.1661" calcext:value-type="float">
            <text:p>62.1661</text:p>
          </table:table-cell>
          <table:table-cell office:value-type="float" office:value="76.478" calcext:value-type="float">
            <text:p>76.4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42" calcext:value-type="float">
            <text:p>54.2942</text:p>
          </table:table-cell>
          <table:table-cell office:value-type="float" office:value="71.9416" calcext:value-type="float">
            <text:p>71.9416</text:p>
          </table:table-cell>
          <table:table-cell office:value-type="float" office:value="94.457" calcext:value-type="float">
            <text:p>94.4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4" calcext:value-type="float">
            <text:p>47.7344</text:p>
          </table:table-cell>
          <table:table-cell office:value-type="float" office:value="75.726" calcext:value-type="float">
            <text:p>75.726</text:p>
          </table:table-cell>
          <table:table-cell office:value-type="float" office:value="93.8391" calcext:value-type="float">
            <text:p>93.839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33" calcext:value-type="float">
            <text:p>45.3533</text:p>
          </table:table-cell>
          <table:table-cell office:value-type="float" office:value="80.4408" calcext:value-type="float">
            <text:p>80.4408</text:p>
          </table:table-cell>
          <table:table-cell office:value-type="float" office:value="102.11" calcext:value-type="float">
            <text:p>102.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16" calcext:value-type="float">
            <text:p>41.8316</text:p>
          </table:table-cell>
          <table:table-cell office:value-type="float" office:value="73.3489" calcext:value-type="float">
            <text:p>73.3489</text:p>
          </table:table-cell>
          <table:table-cell office:value-type="float" office:value="94.1035" calcext:value-type="float">
            <text:p>94.10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09" calcext:value-type="float">
            <text:p>43.8509</text:p>
          </table:table-cell>
          <table:table-cell office:value-type="float" office:value="62.1781" calcext:value-type="float">
            <text:p>62.1781</text:p>
          </table:table-cell>
          <table:table-cell office:value-type="float" office:value="76.491" calcext:value-type="float">
            <text:p>76.4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887" calcext:value-type="float">
            <text:p>54.2887</text:p>
          </table:table-cell>
          <table:table-cell office:value-type="float" office:value="71.9278" calcext:value-type="float">
            <text:p>71.9278</text:p>
          </table:table-cell>
          <table:table-cell office:value-type="float" office:value="94.4393" calcext:value-type="float">
            <text:p>94.43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6" calcext:value-type="float">
            <text:p>47.7346</text:p>
          </table:table-cell>
          <table:table-cell office:value-type="float" office:value="75.7266" calcext:value-type="float">
            <text:p>75.7266</text:p>
          </table:table-cell>
          <table:table-cell office:value-type="float" office:value="93.8404" calcext:value-type="float">
            <text:p>93.84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46" calcext:value-type="float">
            <text:p>45.3546</text:p>
          </table:table-cell>
          <table:table-cell office:value-type="float" office:value="80.4427" calcext:value-type="float">
            <text:p>80.4427</text:p>
          </table:table-cell>
          <table:table-cell office:value-type="float" office:value="102.112" calcext:value-type="float">
            <text:p>102.11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17" calcext:value-type="float">
            <text:p>41.8317</text:p>
          </table:table-cell>
          <table:table-cell office:value-type="float" office:value="73.3492" calcext:value-type="float">
            <text:p>73.3492</text:p>
          </table:table-cell>
          <table:table-cell office:value-type="float" office:value="94.1042" calcext:value-type="float">
            <text:p>94.10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51" calcext:value-type="float">
            <text:p>43.8551</text:p>
          </table:table-cell>
          <table:table-cell office:value-type="float" office:value="62.1848" calcext:value-type="float">
            <text:p>62.1848</text:p>
          </table:table-cell>
          <table:table-cell office:value-type="float" office:value="76.4971" calcext:value-type="float">
            <text:p>76.49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406" calcext:value-type="float">
            <text:p>54.2406</text:p>
          </table:table-cell>
          <table:table-cell office:value-type="float" office:value="71.8181" calcext:value-type="float">
            <text:p>71.8181</text:p>
          </table:table-cell>
          <table:table-cell office:value-type="float" office:value="94.3071" calcext:value-type="float">
            <text:p>94.30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5" calcext:value-type="float">
            <text:p>47.7355</text:p>
          </table:table-cell>
          <table:table-cell office:value-type="float" office:value="75.7282" calcext:value-type="float">
            <text:p>75.7282</text:p>
          </table:table-cell>
          <table:table-cell office:value-type="float" office:value="93.842" calcext:value-type="float">
            <text:p>93.8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65" calcext:value-type="float">
            <text:p>45.3565</text:p>
          </table:table-cell>
          <table:table-cell office:value-type="float" office:value="80.4453" calcext:value-type="float">
            <text:p>80.4453</text:p>
          </table:table-cell>
          <table:table-cell office:value-type="float" office:value="102.115" calcext:value-type="float">
            <text:p>102.1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06" calcext:value-type="float">
            <text:p>41.8306</text:p>
          </table:table-cell>
          <table:table-cell office:value-type="float" office:value="73.3475" calcext:value-type="float">
            <text:p>73.3475</text:p>
          </table:table-cell>
          <table:table-cell office:value-type="float" office:value="94.1023" calcext:value-type="float">
            <text:p>94.10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95" calcext:value-type="float">
            <text:p>43.8595</text:p>
          </table:table-cell>
          <table:table-cell office:value-type="float" office:value="62.1924" calcext:value-type="float">
            <text:p>62.1924</text:p>
          </table:table-cell>
          <table:table-cell office:value-type="float" office:value="76.5047" calcext:value-type="float">
            <text:p>76.50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082" calcext:value-type="float">
            <text:p>54.2082</text:p>
          </table:table-cell>
          <table:table-cell office:value-type="float" office:value="71.7519" calcext:value-type="float">
            <text:p>71.7519</text:p>
          </table:table-cell>
          <table:table-cell office:value-type="float" office:value="94.2318" calcext:value-type="float">
            <text:p>94.23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1" calcext:value-type="float">
            <text:p>47.7361</text:p>
          </table:table-cell>
          <table:table-cell office:value-type="float" office:value="75.729" calcext:value-type="float">
            <text:p>75.729</text:p>
          </table:table-cell>
          <table:table-cell office:value-type="float" office:value="93.8427" calcext:value-type="float">
            <text:p>93.84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96" calcext:value-type="float">
            <text:p>45.3596</text:p>
          </table:table-cell>
          <table:table-cell office:value-type="float" office:value="80.4493" calcext:value-type="float">
            <text:p>80.4493</text:p>
          </table:table-cell>
          <table:table-cell office:value-type="float" office:value="102.118" calcext:value-type="float">
            <text:p>102.1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23" calcext:value-type="float">
            <text:p>41.8323</text:p>
          </table:table-cell>
          <table:table-cell office:value-type="float" office:value="73.3498" calcext:value-type="float">
            <text:p>73.3498</text:p>
          </table:table-cell>
          <table:table-cell office:value-type="float" office:value="94.1041" calcext:value-type="float">
            <text:p>94.10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47" calcext:value-type="float">
            <text:p>43.8647</text:p>
          </table:table-cell>
          <table:table-cell office:value-type="float" office:value="62.2018" calcext:value-type="float">
            <text:p>62.2018</text:p>
          </table:table-cell>
          <table:table-cell office:value-type="float" office:value="76.5155" calcext:value-type="float">
            <text:p>76.51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02" calcext:value-type="float">
            <text:p>54.1802</text:p>
          </table:table-cell>
          <table:table-cell office:value-type="float" office:value="71.6949" calcext:value-type="float">
            <text:p>71.6949</text:p>
          </table:table-cell>
          <table:table-cell office:value-type="float" office:value="94.1674" calcext:value-type="float">
            <text:p>94.16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9" calcext:value-type="float">
            <text:p>47.7369</text:p>
          </table:table-cell>
          <table:table-cell office:value-type="float" office:value="75.73" calcext:value-type="float">
            <text:p>75.73</text:p>
          </table:table-cell>
          <table:table-cell office:value-type="float" office:value="93.8434" calcext:value-type="float">
            <text:p>93.84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4" calcext:value-type="float">
            <text:p>45.364</text:p>
          </table:table-cell>
          <table:table-cell office:value-type="float" office:value="80.455" calcext:value-type="float">
            <text:p>80.455</text:p>
          </table:table-cell>
          <table:table-cell office:value-type="float" office:value="102.123" calcext:value-type="float">
            <text:p>102.12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14" calcext:value-type="float">
            <text:p>41.8314</text:p>
          </table:table-cell>
          <table:table-cell office:value-type="float" office:value="73.348" calcext:value-type="float">
            <text:p>73.348</text:p>
          </table:table-cell>
          <table:table-cell office:value-type="float" office:value="94.1014" calcext:value-type="float">
            <text:p>94.10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18" calcext:value-type="float">
            <text:p>43.8718</text:p>
          </table:table-cell>
          <table:table-cell office:value-type="float" office:value="62.2139" calcext:value-type="float">
            <text:p>62.2139</text:p>
          </table:table-cell>
          <table:table-cell office:value-type="float" office:value="76.5281" calcext:value-type="float">
            <text:p>76.528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659" calcext:value-type="float">
            <text:p>54.1659</text:p>
          </table:table-cell>
          <table:table-cell office:value-type="float" office:value="71.6639" calcext:value-type="float">
            <text:p>71.6639</text:p>
          </table:table-cell>
          <table:table-cell office:value-type="float" office:value="94.1318" calcext:value-type="float">
            <text:p>94.13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81" calcext:value-type="float">
            <text:p>47.7381</text:p>
          </table:table-cell>
          <table:table-cell office:value-type="float" office:value="75.7317" calcext:value-type="float">
            <text:p>75.7317</text:p>
          </table:table-cell>
          <table:table-cell office:value-type="float" office:value="93.8449" calcext:value-type="float">
            <text:p>93.84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" calcext:value-type="float">
            <text:p>45.366</text:p>
          </table:table-cell>
          <table:table-cell office:value-type="float" office:value="80.4582" calcext:value-type="float">
            <text:p>80.4582</text:p>
          </table:table-cell>
          <table:table-cell office:value-type="float" office:value="102.127" calcext:value-type="float">
            <text:p>102.1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94" calcext:value-type="float">
            <text:p>41.8294</text:p>
          </table:table-cell>
          <table:table-cell office:value-type="float" office:value="73.3446" calcext:value-type="float">
            <text:p>73.3446</text:p>
          </table:table-cell>
          <table:table-cell office:value-type="float" office:value="94.097" calcext:value-type="float">
            <text:p>94.0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51" calcext:value-type="float">
            <text:p>43.8751</text:p>
          </table:table-cell>
          <table:table-cell office:value-type="float" office:value="62.219" calcext:value-type="float">
            <text:p>62.219</text:p>
          </table:table-cell>
          <table:table-cell office:value-type="float" office:value="76.5321" calcext:value-type="float">
            <text:p>76.53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573" calcext:value-type="float">
            <text:p>54.1573</text:p>
          </table:table-cell>
          <table:table-cell office:value-type="float" office:value="71.647" calcext:value-type="float">
            <text:p>71.647</text:p>
          </table:table-cell>
          <table:table-cell office:value-type="float" office:value="94.1134" calcext:value-type="float">
            <text:p>94.113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" calcext:value-type="float">
            <text:p>47.74</text:p>
          </table:table-cell>
          <table:table-cell office:value-type="float" office:value="75.7345" calcext:value-type="float">
            <text:p>75.7345</text:p>
          </table:table-cell>
          <table:table-cell office:value-type="float" office:value="93.8473" calcext:value-type="float">
            <text:p>93.84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9" calcext:value-type="float">
            <text:p>45.369</text:p>
          </table:table-cell>
          <table:table-cell office:value-type="float" office:value="80.4626" calcext:value-type="float">
            <text:p>80.4626</text:p>
          </table:table-cell>
          <table:table-cell office:value-type="float" office:value="102.131" calcext:value-type="float">
            <text:p>102.1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14" calcext:value-type="float">
            <text:p>41.8214</text:p>
          </table:table-cell>
          <table:table-cell office:value-type="float" office:value="73.3318" calcext:value-type="float">
            <text:p>73.3318</text:p>
          </table:table-cell>
          <table:table-cell office:value-type="float" office:value="94.0817" calcext:value-type="float">
            <text:p>94.08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71" calcext:value-type="float">
            <text:p>43.8771</text:p>
          </table:table-cell>
          <table:table-cell office:value-type="float" office:value="62.222" calcext:value-type="float">
            <text:p>62.222</text:p>
          </table:table-cell>
          <table:table-cell office:value-type="float" office:value="76.5343" calcext:value-type="float">
            <text:p>76.53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468" calcext:value-type="float">
            <text:p>54.1468</text:p>
          </table:table-cell>
          <table:table-cell office:value-type="float" office:value="71.6259" calcext:value-type="float">
            <text:p>71.6259</text:p>
          </table:table-cell>
          <table:table-cell office:value-type="float" office:value="94.0901" calcext:value-type="float">
            <text:p>94.090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2" calcext:value-type="float">
            <text:p>47.742</text:p>
          </table:table-cell>
          <table:table-cell office:value-type="float" office:value="75.7375" calcext:value-type="float">
            <text:p>75.7375</text:p>
          </table:table-cell>
          <table:table-cell office:value-type="float" office:value="93.8502" calcext:value-type="float">
            <text:p>93.850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27" calcext:value-type="float">
            <text:p>45.3727</text:p>
          </table:table-cell>
          <table:table-cell office:value-type="float" office:value="80.4682" calcext:value-type="float">
            <text:p>80.4682</text:p>
          </table:table-cell>
          <table:table-cell office:value-type="float" office:value="102.138" calcext:value-type="float">
            <text:p>102.1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11" calcext:value-type="float">
            <text:p>41.811</text:p>
          </table:table-cell>
          <table:table-cell office:value-type="float" office:value="73.3145" calcext:value-type="float">
            <text:p>73.3145</text:p>
          </table:table-cell>
          <table:table-cell office:value-type="float" office:value="94.0601" calcext:value-type="float">
            <text:p>94.06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72" calcext:value-type="float">
            <text:p>43.8772</text:p>
          </table:table-cell>
          <table:table-cell office:value-type="float" office:value="62.2217" calcext:value-type="float">
            <text:p>62.2217</text:p>
          </table:table-cell>
          <table:table-cell office:value-type="float" office:value="76.5328" calcext:value-type="float">
            <text:p>76.5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487" calcext:value-type="float">
            <text:p>54.1487</text:p>
          </table:table-cell>
          <table:table-cell office:value-type="float" office:value="71.6295" calcext:value-type="float">
            <text:p>71.6295</text:p>
          </table:table-cell>
          <table:table-cell office:value-type="float" office:value="94.0933" calcext:value-type="float">
            <text:p>94.09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28" calcext:value-type="float">
            <text:p>47.7428</text:p>
          </table:table-cell>
          <table:table-cell office:value-type="float" office:value="75.7388" calcext:value-type="float">
            <text:p>75.7388</text:p>
          </table:table-cell>
          <table:table-cell office:value-type="float" office:value="93.8515" calcext:value-type="float">
            <text:p>93.85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76" calcext:value-type="float">
            <text:p>45.3776</text:p>
          </table:table-cell>
          <table:table-cell office:value-type="float" office:value="80.4753" calcext:value-type="float">
            <text:p>80.4753</text:p>
          </table:table-cell>
          <table:table-cell office:value-type="float" office:value="102.145" calcext:value-type="float">
            <text:p>102.1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64" calcext:value-type="float">
            <text:p>41.7964</text:p>
          </table:table-cell>
          <table:table-cell office:value-type="float" office:value="73.2871" calcext:value-type="float">
            <text:p>73.2871</text:p>
          </table:table-cell>
          <table:table-cell office:value-type="float" office:value="94.0211" calcext:value-type="float">
            <text:p>94.02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69" calcext:value-type="float">
            <text:p>43.8769</text:p>
          </table:table-cell>
          <table:table-cell office:value-type="float" office:value="62.2206" calcext:value-type="float">
            <text:p>62.2206</text:p>
          </table:table-cell>
          <table:table-cell office:value-type="float" office:value="76.5306" calcext:value-type="float">
            <text:p>76.53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537" calcext:value-type="float">
            <text:p>54.1537</text:p>
          </table:table-cell>
          <table:table-cell office:value-type="float" office:value="71.6341" calcext:value-type="float">
            <text:p>71.6341</text:p>
          </table:table-cell>
          <table:table-cell office:value-type="float" office:value="94.0943" calcext:value-type="float">
            <text:p>94.09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39" calcext:value-type="float">
            <text:p>47.7439</text:p>
          </table:table-cell>
          <table:table-cell office:value-type="float" office:value="75.7405" calcext:value-type="float">
            <text:p>75.7405</text:p>
          </table:table-cell>
          <table:table-cell office:value-type="float" office:value="93.8532" calcext:value-type="float">
            <text:p>93.853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9" calcext:value-type="float">
            <text:p>45.379</text:p>
          </table:table-cell>
          <table:table-cell office:value-type="float" office:value="80.477" calcext:value-type="float">
            <text:p>80.477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34" calcext:value-type="float">
            <text:p>41.7834</text:p>
          </table:table-cell>
          <table:table-cell office:value-type="float" office:value="73.2618" calcext:value-type="float">
            <text:p>73.2618</text:p>
          </table:table-cell>
          <table:table-cell office:value-type="float" office:value="93.9835" calcext:value-type="float">
            <text:p>93.98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66" calcext:value-type="float">
            <text:p>43.8766</text:p>
          </table:table-cell>
          <table:table-cell office:value-type="float" office:value="62.2197" calcext:value-type="float">
            <text:p>62.2197</text:p>
          </table:table-cell>
          <table:table-cell office:value-type="float" office:value="76.5286" calcext:value-type="float">
            <text:p>76.52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574" calcext:value-type="float">
            <text:p>54.1574</text:p>
          </table:table-cell>
          <table:table-cell office:value-type="float" office:value="71.6352" calcext:value-type="float">
            <text:p>71.6352</text:p>
          </table:table-cell>
          <table:table-cell office:value-type="float" office:value="94.0905" calcext:value-type="float">
            <text:p>94.09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8" calcext:value-type="float">
            <text:p>47.7448</text:p>
          </table:table-cell>
          <table:table-cell office:value-type="float" office:value="75.7419" calcext:value-type="float">
            <text:p>75.7419</text:p>
          </table:table-cell>
          <table:table-cell office:value-type="float" office:value="93.8545" calcext:value-type="float">
            <text:p>93.85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93" calcext:value-type="float">
            <text:p>45.3793</text:p>
          </table:table-cell>
          <table:table-cell office:value-type="float" office:value="80.4773" calcext:value-type="float">
            <text:p>80.4773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27" calcext:value-type="float">
            <text:p>41.7827</text:p>
          </table:table-cell>
          <table:table-cell office:value-type="float" office:value="73.2602" calcext:value-type="float">
            <text:p>73.2602</text:p>
          </table:table-cell>
          <table:table-cell office:value-type="float" office:value="93.9811" calcext:value-type="float">
            <text:p>93.98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68" calcext:value-type="float">
            <text:p>43.8768</text:p>
          </table:table-cell>
          <table:table-cell office:value-type="float" office:value="62.22" calcext:value-type="float">
            <text:p>62.22</text:p>
          </table:table-cell>
          <table:table-cell office:value-type="float" office:value="76.5286" calcext:value-type="float">
            <text:p>76.52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613" calcext:value-type="float">
            <text:p>54.1613</text:p>
          </table:table-cell>
          <table:table-cell office:value-type="float" office:value="71.6318" calcext:value-type="float">
            <text:p>71.6318</text:p>
          </table:table-cell>
          <table:table-cell office:value-type="float" office:value="94.0787" calcext:value-type="float">
            <text:p>94.078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2" calcext:value-type="float">
            <text:p>47.7452</text:p>
          </table:table-cell>
          <table:table-cell office:value-type="float" office:value="75.7423" calcext:value-type="float">
            <text:p>75.7423</text:p>
          </table:table-cell>
          <table:table-cell office:value-type="float" office:value="93.8549" calcext:value-type="float">
            <text:p>93.85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95" calcext:value-type="float">
            <text:p>45.3795</text:p>
          </table:table-cell>
          <table:table-cell office:value-type="float" office:value="80.4775" calcext:value-type="float">
            <text:p>80.4775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38" calcext:value-type="float">
            <text:p>41.7838</text:p>
          </table:table-cell>
          <table:table-cell office:value-type="float" office:value="73.2617" calcext:value-type="float">
            <text:p>73.2617</text:p>
          </table:table-cell>
          <table:table-cell office:value-type="float" office:value="93.9823" calcext:value-type="float">
            <text:p>93.98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04" calcext:value-type="float">
            <text:p>43.8804</text:p>
          </table:table-cell>
          <table:table-cell office:value-type="float" office:value="62.2259" calcext:value-type="float">
            <text:p>62.2259</text:p>
          </table:table-cell>
          <table:table-cell office:value-type="float" office:value="76.5341" calcext:value-type="float">
            <text:p>76.53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697" calcext:value-type="float">
            <text:p>54.1697</text:p>
          </table:table-cell>
          <table:table-cell office:value-type="float" office:value="71.643" calcext:value-type="float">
            <text:p>71.643</text:p>
          </table:table-cell>
          <table:table-cell office:value-type="float" office:value="94.0868" calcext:value-type="float">
            <text:p>94.08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" calcext:value-type="float">
            <text:p>47.745</text:p>
          </table:table-cell>
          <table:table-cell office:value-type="float" office:value="75.7421" calcext:value-type="float">
            <text:p>75.7421</text:p>
          </table:table-cell>
          <table:table-cell office:value-type="float" office:value="93.8544" calcext:value-type="float">
            <text:p>93.85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16" calcext:value-type="float">
            <text:p>45.3816</text:p>
          </table:table-cell>
          <table:table-cell office:value-type="float" office:value="80.4801" calcext:value-type="float">
            <text:p>80.4801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96" calcext:value-type="float">
            <text:p>41.7896</text:p>
          </table:table-cell>
          <table:table-cell office:value-type="float" office:value="73.2706" calcext:value-type="float">
            <text:p>73.2706</text:p>
          </table:table-cell>
          <table:table-cell office:value-type="float" office:value="93.9923" calcext:value-type="float">
            <text:p>93.99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11" calcext:value-type="float">
            <text:p>43.8811</text:p>
          </table:table-cell>
          <table:table-cell office:value-type="float" office:value="62.2267" calcext:value-type="float">
            <text:p>62.2267</text:p>
          </table:table-cell>
          <table:table-cell office:value-type="float" office:value="76.5344" calcext:value-type="float">
            <text:p>76.53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786" calcext:value-type="float">
            <text:p>54.1786</text:p>
          </table:table-cell>
          <table:table-cell office:value-type="float" office:value="71.6514" calcext:value-type="float">
            <text:p>71.6514</text:p>
          </table:table-cell>
          <table:table-cell office:value-type="float" office:value="94.089" calcext:value-type="float">
            <text:p>94.0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1" calcext:value-type="float">
            <text:p>47.7451</text:p>
          </table:table-cell>
          <table:table-cell office:value-type="float" office:value="75.7421" calcext:value-type="float">
            <text:p>75.7421</text:p>
          </table:table-cell>
          <table:table-cell office:value-type="float" office:value="93.8544" calcext:value-type="float">
            <text:p>93.85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25" calcext:value-type="float">
            <text:p>45.3825</text:p>
          </table:table-cell>
          <table:table-cell office:value-type="float" office:value="80.4812" calcext:value-type="float">
            <text:p>80.4812</text:p>
          </table:table-cell>
          <table:table-cell office:value-type="float" office:value="102.149" calcext:value-type="float">
            <text:p>102.1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86" calcext:value-type="float">
            <text:p>41.7986</text:p>
          </table:table-cell>
          <table:table-cell office:value-type="float" office:value="73.2841" calcext:value-type="float">
            <text:p>73.2841</text:p>
          </table:table-cell>
          <table:table-cell office:value-type="float" office:value="94.0068" calcext:value-type="float">
            <text:p>94.00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34" calcext:value-type="float">
            <text:p>43.8834</text:p>
          </table:table-cell>
          <table:table-cell office:value-type="float" office:value="62.2303" calcext:value-type="float">
            <text:p>62.2303</text:p>
          </table:table-cell>
          <table:table-cell office:value-type="float" office:value="76.5372" calcext:value-type="float">
            <text:p>76.53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759" calcext:value-type="float">
            <text:p>54.1759</text:p>
          </table:table-cell>
          <table:table-cell office:value-type="float" office:value="71.6346" calcext:value-type="float">
            <text:p>71.6346</text:p>
          </table:table-cell>
          <table:table-cell office:value-type="float" office:value="94.0628" calcext:value-type="float">
            <text:p>94.06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9" calcext:value-type="float">
            <text:p>47.7449</text:p>
          </table:table-cell>
          <table:table-cell office:value-type="float" office:value="75.7417" calcext:value-type="float">
            <text:p>75.7417</text:p>
          </table:table-cell>
          <table:table-cell office:value-type="float" office:value="93.8536" calcext:value-type="float">
            <text:p>93.85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76" calcext:value-type="float">
            <text:p>45.3876</text:p>
          </table:table-cell>
          <table:table-cell office:value-type="float" office:value="80.4885" calcext:value-type="float">
            <text:p>80.4885</text:p>
          </table:table-cell>
          <table:table-cell office:value-type="float" office:value="102.156" calcext:value-type="float">
            <text:p>102.1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89" calcext:value-type="float">
            <text:p>41.7989</text:p>
          </table:table-cell>
          <table:table-cell office:value-type="float" office:value="73.2843" calcext:value-type="float">
            <text:p>73.2843</text:p>
          </table:table-cell>
          <table:table-cell office:value-type="float" office:value="94.0068" calcext:value-type="float">
            <text:p>94.00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69" calcext:value-type="float">
            <text:p>43.8869</text:p>
          </table:table-cell>
          <table:table-cell office:value-type="float" office:value="62.2356" calcext:value-type="float">
            <text:p>62.2356</text:p>
          </table:table-cell>
          <table:table-cell office:value-type="float" office:value="76.5414" calcext:value-type="float">
            <text:p>76.54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779" calcext:value-type="float">
            <text:p>54.1779</text:p>
          </table:table-cell>
          <table:table-cell office:value-type="float" office:value="71.6344" calcext:value-type="float">
            <text:p>71.6344</text:p>
          </table:table-cell>
          <table:table-cell office:value-type="float" office:value="94.0604" calcext:value-type="float">
            <text:p>94.060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8" calcext:value-type="float">
            <text:p>47.7448</text:p>
          </table:table-cell>
          <table:table-cell office:value-type="float" office:value="75.7414" calcext:value-type="float">
            <text:p>75.7414</text:p>
          </table:table-cell>
          <table:table-cell office:value-type="float" office:value="93.8532" calcext:value-type="float">
            <text:p>93.853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99" calcext:value-type="float">
            <text:p>45.3899</text:p>
          </table:table-cell>
          <table:table-cell office:value-type="float" office:value="80.4913" calcext:value-type="float">
            <text:p>80.4913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029" calcext:value-type="float">
            <text:p>41.8029</text:p>
          </table:table-cell>
          <table:table-cell office:value-type="float" office:value="73.2901" calcext:value-type="float">
            <text:p>73.2901</text:p>
          </table:table-cell>
          <table:table-cell office:value-type="float" office:value="94.0125" calcext:value-type="float">
            <text:p>94.01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85" calcext:value-type="float">
            <text:p>43.8885</text:p>
          </table:table-cell>
          <table:table-cell office:value-type="float" office:value="62.2379" calcext:value-type="float">
            <text:p>62.2379</text:p>
          </table:table-cell>
          <table:table-cell office:value-type="float" office:value="76.5427" calcext:value-type="float">
            <text:p>76.54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64" calcext:value-type="float">
            <text:p>54.1864</text:p>
          </table:table-cell>
          <table:table-cell office:value-type="float" office:value="71.6417" calcext:value-type="float">
            <text:p>71.6417</text:p>
          </table:table-cell>
          <table:table-cell office:value-type="float" office:value="94.0628" calcext:value-type="float">
            <text:p>94.06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3" calcext:value-type="float">
            <text:p>47.7443</text:p>
          </table:table-cell>
          <table:table-cell office:value-type="float" office:value="75.7404" calcext:value-type="float">
            <text:p>75.7404</text:p>
          </table:table-cell>
          <table:table-cell office:value-type="float" office:value="93.8518" calcext:value-type="float">
            <text:p>93.85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02" calcext:value-type="float">
            <text:p>45.3902</text:p>
          </table:table-cell>
          <table:table-cell office:value-type="float" office:value="80.4916" calcext:value-type="float">
            <text:p>80.4916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041" calcext:value-type="float">
            <text:p>41.8041</text:p>
          </table:table-cell>
          <table:table-cell office:value-type="float" office:value="73.2909" calcext:value-type="float">
            <text:p>73.2909</text:p>
          </table:table-cell>
          <table:table-cell office:value-type="float" office:value="94.012" calcext:value-type="float">
            <text:p>94.0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42" calcext:value-type="float">
            <text:p>43.8942</text:p>
          </table:table-cell>
          <table:table-cell office:value-type="float" office:value="62.2472" calcext:value-type="float">
            <text:p>62.2472</text:p>
          </table:table-cell>
          <table:table-cell office:value-type="float" office:value="76.5515" calcext:value-type="float">
            <text:p>76.55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905" calcext:value-type="float">
            <text:p>54.1905</text:p>
          </table:table-cell>
          <table:table-cell office:value-type="float" office:value="71.6323" calcext:value-type="float">
            <text:p>71.6323</text:p>
          </table:table-cell>
          <table:table-cell office:value-type="float" office:value="94.0416" calcext:value-type="float">
            <text:p>94.04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7" calcext:value-type="float">
            <text:p>47.7447</text:p>
          </table:table-cell>
          <table:table-cell office:value-type="float" office:value="75.741" calcext:value-type="float">
            <text:p>75.741</text:p>
          </table:table-cell>
          <table:table-cell office:value-type="float" office:value="93.8521" calcext:value-type="float">
            <text:p>93.85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16" calcext:value-type="float">
            <text:p>45.3916</text:p>
          </table:table-cell>
          <table:table-cell office:value-type="float" office:value="80.4934" calcext:value-type="float">
            <text:p>80.4934</text:p>
          </table:table-cell>
          <table:table-cell office:value-type="float" office:value="102.16" calcext:value-type="float">
            <text:p>102.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054" calcext:value-type="float">
            <text:p>41.8054</text:p>
          </table:table-cell>
          <table:table-cell office:value-type="float" office:value="73.2925" calcext:value-type="float">
            <text:p>73.2925</text:p>
          </table:table-cell>
          <table:table-cell office:value-type="float" office:value="94.0129" calcext:value-type="float">
            <text:p>94.01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5" calcext:value-type="float">
            <text:p>43.905</text:p>
          </table:table-cell>
          <table:table-cell office:value-type="float" office:value="62.2656" calcext:value-type="float">
            <text:p>62.2656</text:p>
          </table:table-cell>
          <table:table-cell office:value-type="float" office:value="76.5704" calcext:value-type="float">
            <text:p>76.57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939" calcext:value-type="float">
            <text:p>54.1939</text:p>
          </table:table-cell>
          <table:table-cell office:value-type="float" office:value="71.6257" calcext:value-type="float">
            <text:p>71.6257</text:p>
          </table:table-cell>
          <table:table-cell office:value-type="float" office:value="94.0265" calcext:value-type="float">
            <text:p>94.02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9" calcext:value-type="float">
            <text:p>47.7449</text:p>
          </table:table-cell>
          <table:table-cell office:value-type="float" office:value="75.7411" calcext:value-type="float">
            <text:p>75.7411</text:p>
          </table:table-cell>
          <table:table-cell office:value-type="float" office:value="93.8518" calcext:value-type="float">
            <text:p>93.85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17" calcext:value-type="float">
            <text:p>45.3917</text:p>
          </table:table-cell>
          <table:table-cell office:value-type="float" office:value="80.4934" calcext:value-type="float">
            <text:p>80.4934</text:p>
          </table:table-cell>
          <table:table-cell office:value-type="float" office:value="102.16" calcext:value-type="float">
            <text:p>102.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188" calcext:value-type="float">
            <text:p>41.8188</text:p>
          </table:table-cell>
          <table:table-cell office:value-type="float" office:value="73.3125" calcext:value-type="float">
            <text:p>73.3125</text:p>
          </table:table-cell>
          <table:table-cell office:value-type="float" office:value="94.0345" calcext:value-type="float">
            <text:p>94.034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88" calcext:value-type="float">
            <text:p>43.9088</text:p>
          </table:table-cell>
          <table:table-cell office:value-type="float" office:value="62.2716" calcext:value-type="float">
            <text:p>62.2716</text:p>
          </table:table-cell>
          <table:table-cell office:value-type="float" office:value="76.5754" calcext:value-type="float">
            <text:p>76.57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98" calcext:value-type="float">
            <text:p>54.1898</text:p>
          </table:table-cell>
          <table:table-cell office:value-type="float" office:value="71.6094" calcext:value-type="float">
            <text:p>71.6094</text:p>
          </table:table-cell>
          <table:table-cell office:value-type="float" office:value="94.0043" calcext:value-type="float">
            <text:p>94.00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" calcext:value-type="float">
            <text:p>47.745</text:p>
          </table:table-cell>
          <table:table-cell office:value-type="float" office:value="75.7412" calcext:value-type="float">
            <text:p>75.7412</text:p>
          </table:table-cell>
          <table:table-cell office:value-type="float" office:value="93.8516" calcext:value-type="float">
            <text:p>93.85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18" calcext:value-type="float">
            <text:p>45.3918</text:p>
          </table:table-cell>
          <table:table-cell office:value-type="float" office:value="80.4935" calcext:value-type="float">
            <text:p>80.4935</text:p>
          </table:table-cell>
          <table:table-cell office:value-type="float" office:value="102.159" calcext:value-type="float">
            <text:p>102.1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62" calcext:value-type="float">
            <text:p>41.8262</text:p>
          </table:table-cell>
          <table:table-cell office:value-type="float" office:value="73.3237" calcext:value-type="float">
            <text:p>73.3237</text:p>
          </table:table-cell>
          <table:table-cell office:value-type="float" office:value="94.0467" calcext:value-type="float">
            <text:p>94.04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18" calcext:value-type="float">
            <text:p>43.9118</text:p>
          </table:table-cell>
          <table:table-cell office:value-type="float" office:value="62.276" calcext:value-type="float">
            <text:p>62.276</text:p>
          </table:table-cell>
          <table:table-cell office:value-type="float" office:value="76.5784" calcext:value-type="float">
            <text:p>76.57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89" calcext:value-type="float">
            <text:p>54.1889</text:p>
          </table:table-cell>
          <table:table-cell office:value-type="float" office:value="71.6044" calcext:value-type="float">
            <text:p>71.6044</text:p>
          </table:table-cell>
          <table:table-cell office:value-type="float" office:value="93.9966" calcext:value-type="float">
            <text:p>93.99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7" calcext:value-type="float">
            <text:p>47.7447</text:p>
          </table:table-cell>
          <table:table-cell office:value-type="float" office:value="75.7405" calcext:value-type="float">
            <text:p>75.7405</text:p>
          </table:table-cell>
          <table:table-cell office:value-type="float" office:value="93.8505" calcext:value-type="float">
            <text:p>93.85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18" calcext:value-type="float">
            <text:p>45.3918</text:p>
          </table:table-cell>
          <table:table-cell office:value-type="float" office:value="80.4933" calcext:value-type="float">
            <text:p>80.4933</text:p>
          </table:table-cell>
          <table:table-cell office:value-type="float" office:value="102.159" calcext:value-type="float">
            <text:p>102.1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31" calcext:value-type="float">
            <text:p>41.8331</text:p>
          </table:table-cell>
          <table:table-cell office:value-type="float" office:value="73.3346" calcext:value-type="float">
            <text:p>73.3346</text:p>
          </table:table-cell>
          <table:table-cell office:value-type="float" office:value="94.0595" calcext:value-type="float">
            <text:p>94.05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55" calcext:value-type="float">
            <text:p>43.9155</text:p>
          </table:table-cell>
          <table:table-cell office:value-type="float" office:value="62.2817" calcext:value-type="float">
            <text:p>62.2817</text:p>
          </table:table-cell>
          <table:table-cell office:value-type="float" office:value="76.5827" calcext:value-type="float">
            <text:p>76.58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38" calcext:value-type="float">
            <text:p>54.1838</text:p>
          </table:table-cell>
          <table:table-cell office:value-type="float" office:value="71.5912" calcext:value-type="float">
            <text:p>71.5912</text:p>
          </table:table-cell>
          <table:table-cell office:value-type="float" office:value="93.978" calcext:value-type="float">
            <text:p>93.9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6" calcext:value-type="float">
            <text:p>47.7446</text:p>
          </table:table-cell>
          <table:table-cell office:value-type="float" office:value="75.7402" calcext:value-type="float">
            <text:p>75.7402</text:p>
          </table:table-cell>
          <table:table-cell office:value-type="float" office:value="93.8498" calcext:value-type="float">
            <text:p>93.84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27" calcext:value-type="float">
            <text:p>45.3927</text:p>
          </table:table-cell>
          <table:table-cell office:value-type="float" office:value="80.4945" calcext:value-type="float">
            <text:p>80.4945</text:p>
          </table:table-cell>
          <table:table-cell office:value-type="float" office:value="102.16" calcext:value-type="float">
            <text:p>102.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368" calcext:value-type="float">
            <text:p>41.8368</text:p>
          </table:table-cell>
          <table:table-cell office:value-type="float" office:value="73.3405" calcext:value-type="float">
            <text:p>73.3405</text:p>
          </table:table-cell>
          <table:table-cell office:value-type="float" office:value="94.0664" calcext:value-type="float">
            <text:p>94.06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82" calcext:value-type="float">
            <text:p>43.9182</text:p>
          </table:table-cell>
          <table:table-cell office:value-type="float" office:value="62.2857" calcext:value-type="float">
            <text:p>62.2857</text:p>
          </table:table-cell>
          <table:table-cell office:value-type="float" office:value="76.5857" calcext:value-type="float">
            <text:p>76.58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99" calcext:value-type="float">
            <text:p>54.1899</text:p>
          </table:table-cell>
          <table:table-cell office:value-type="float" office:value="71.6011" calcext:value-type="float">
            <text:p>71.6011</text:p>
          </table:table-cell>
          <table:table-cell office:value-type="float" office:value="93.9866" calcext:value-type="float">
            <text:p>93.98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46" calcext:value-type="float">
            <text:p>47.7446</text:p>
          </table:table-cell>
          <table:table-cell office:value-type="float" office:value="75.7401" calcext:value-type="float">
            <text:p>75.7401</text:p>
          </table:table-cell>
          <table:table-cell office:value-type="float" office:value="93.8495" calcext:value-type="float">
            <text:p>93.84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31" calcext:value-type="float">
            <text:p>45.3931</text:p>
          </table:table-cell>
          <table:table-cell office:value-type="float" office:value="80.4949" calcext:value-type="float">
            <text:p>80.4949</text:p>
          </table:table-cell>
          <table:table-cell office:value-type="float" office:value="102.16" calcext:value-type="float">
            <text:p>102.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473" calcext:value-type="float">
            <text:p>41.8473</text:p>
          </table:table-cell>
          <table:table-cell office:value-type="float" office:value="73.3576" calcext:value-type="float">
            <text:p>73.3576</text:p>
          </table:table-cell>
          <table:table-cell office:value-type="float" office:value="94.0875" calcext:value-type="float">
            <text:p>94.08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98" calcext:value-type="float">
            <text:p>43.9198</text:p>
          </table:table-cell>
          <table:table-cell office:value-type="float" office:value="62.288" calcext:value-type="float">
            <text:p>62.288</text:p>
          </table:table-cell>
          <table:table-cell office:value-type="float" office:value="76.587" calcext:value-type="float">
            <text:p>76.5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012" calcext:value-type="float">
            <text:p>54.2012</text:p>
          </table:table-cell>
          <table:table-cell office:value-type="float" office:value="71.6209" calcext:value-type="float">
            <text:p>71.6209</text:p>
          </table:table-cell>
          <table:table-cell office:value-type="float" office:value="94.0046" calcext:value-type="float">
            <text:p>94.00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6" calcext:value-type="float">
            <text:p>47.7456</text:p>
          </table:table-cell>
          <table:table-cell office:value-type="float" office:value="75.7416" calcext:value-type="float">
            <text:p>75.7416</text:p>
          </table:table-cell>
          <table:table-cell office:value-type="float" office:value="93.8509" calcext:value-type="float">
            <text:p>93.85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31" calcext:value-type="float">
            <text:p>45.3931</text:p>
          </table:table-cell>
          <table:table-cell office:value-type="float" office:value="80.4942" calcext:value-type="float">
            <text:p>80.4942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573" calcext:value-type="float">
            <text:p>41.8573</text:p>
          </table:table-cell>
          <table:table-cell office:value-type="float" office:value="73.3739" calcext:value-type="float">
            <text:p>73.3739</text:p>
          </table:table-cell>
          <table:table-cell office:value-type="float" office:value="94.1071" calcext:value-type="float">
            <text:p>94.10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297" calcext:value-type="float">
            <text:p>43.9297</text:p>
          </table:table-cell>
          <table:table-cell office:value-type="float" office:value="62.3056" calcext:value-type="float">
            <text:p>62.3056</text:p>
          </table:table-cell>
          <table:table-cell office:value-type="float" office:value="76.6067" calcext:value-type="float">
            <text:p>76.60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12" calcext:value-type="float">
            <text:p>54.212</text:p>
          </table:table-cell>
          <table:table-cell office:value-type="float" office:value="71.6407" calcext:value-type="float">
            <text:p>71.6407</text:p>
          </table:table-cell>
          <table:table-cell office:value-type="float" office:value="94.0233" calcext:value-type="float">
            <text:p>94.02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6" calcext:value-type="float">
            <text:p>47.7456</text:p>
          </table:table-cell>
          <table:table-cell office:value-type="float" office:value="75.7415" calcext:value-type="float">
            <text:p>75.7415</text:p>
          </table:table-cell>
          <table:table-cell office:value-type="float" office:value="93.8507" calcext:value-type="float">
            <text:p>93.85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48" calcext:value-type="float">
            <text:p>45.3948</text:p>
          </table:table-cell>
          <table:table-cell office:value-type="float" office:value="80.4965" calcext:value-type="float">
            <text:p>80.4965</text:p>
          </table:table-cell>
          <table:table-cell office:value-type="float" office:value="102.16" calcext:value-type="float">
            <text:p>102.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634" calcext:value-type="float">
            <text:p>41.8634</text:p>
          </table:table-cell>
          <table:table-cell office:value-type="float" office:value="73.3829" calcext:value-type="float">
            <text:p>73.3829</text:p>
          </table:table-cell>
          <table:table-cell office:value-type="float" office:value="94.1166" calcext:value-type="float">
            <text:p>94.11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" calcext:value-type="float">
            <text:p>43.94</text:p>
          </table:table-cell>
          <table:table-cell office:value-type="float" office:value="62.3234" calcext:value-type="float">
            <text:p>62.3234</text:p>
          </table:table-cell>
          <table:table-cell office:value-type="float" office:value="76.6252" calcext:value-type="float">
            <text:p>76.62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281" calcext:value-type="float">
            <text:p>54.2281</text:p>
          </table:table-cell>
          <table:table-cell office:value-type="float" office:value="71.6691" calcext:value-type="float">
            <text:p>71.6691</text:p>
          </table:table-cell>
          <table:table-cell office:value-type="float" office:value="94.0502" calcext:value-type="float">
            <text:p>94.05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9" calcext:value-type="float">
            <text:p>47.7459</text:p>
          </table:table-cell>
          <table:table-cell office:value-type="float" office:value="75.7419" calcext:value-type="float">
            <text:p>75.7419</text:p>
          </table:table-cell>
          <table:table-cell office:value-type="float" office:value="93.8509" calcext:value-type="float">
            <text:p>93.85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06" calcext:value-type="float">
            <text:p>45.4006</text:p>
          </table:table-cell>
          <table:table-cell office:value-type="float" office:value="80.5048" calcext:value-type="float">
            <text:p>80.5048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663" calcext:value-type="float">
            <text:p>41.8663</text:p>
          </table:table-cell>
          <table:table-cell office:value-type="float" office:value="73.3875" calcext:value-type="float">
            <text:p>73.3875</text:p>
          </table:table-cell>
          <table:table-cell office:value-type="float" office:value="94.1218" calcext:value-type="float">
            <text:p>94.12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43" calcext:value-type="float">
            <text:p>43.9443</text:p>
          </table:table-cell>
          <table:table-cell office:value-type="float" office:value="62.3308" calcext:value-type="float">
            <text:p>62.3308</text:p>
          </table:table-cell>
          <table:table-cell office:value-type="float" office:value="76.633" calcext:value-type="float">
            <text:p>76.6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538" calcext:value-type="float">
            <text:p>54.2538</text:p>
          </table:table-cell>
          <table:table-cell office:value-type="float" office:value="71.718" calcext:value-type="float">
            <text:p>71.718</text:p>
          </table:table-cell>
          <table:table-cell office:value-type="float" office:value="94.0991" calcext:value-type="float">
            <text:p>94.099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" calcext:value-type="float">
            <text:p>47.746</text:p>
          </table:table-cell>
          <table:table-cell office:value-type="float" office:value="75.7421" calcext:value-type="float">
            <text:p>75.7421</text:p>
          </table:table-cell>
          <table:table-cell office:value-type="float" office:value="93.8509" calcext:value-type="float">
            <text:p>93.85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3" calcext:value-type="float">
            <text:p>45.4083</text:p>
          </table:table-cell>
          <table:table-cell office:value-type="float" office:value="80.5168" calcext:value-type="float">
            <text:p>80.5168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695" calcext:value-type="float">
            <text:p>41.8695</text:p>
          </table:table-cell>
          <table:table-cell office:value-type="float" office:value="73.392" calcext:value-type="float">
            <text:p>73.392</text:p>
          </table:table-cell>
          <table:table-cell office:value-type="float" office:value="94.1263" calcext:value-type="float">
            <text:p>94.126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72" calcext:value-type="float">
            <text:p>43.9472</text:p>
          </table:table-cell>
          <table:table-cell office:value-type="float" office:value="62.3354" calcext:value-type="float">
            <text:p>62.3354</text:p>
          </table:table-cell>
          <table:table-cell office:value-type="float" office:value="76.6368" calcext:value-type="float">
            <text:p>76.63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59" calcext:value-type="float">
            <text:p>54.3159</text:p>
          </table:table-cell>
          <table:table-cell office:value-type="float" office:value="71.847" calcext:value-type="float">
            <text:p>71.847</text:p>
          </table:table-cell>
          <table:table-cell office:value-type="float" office:value="94.2366" calcext:value-type="float">
            <text:p>94.23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9" calcext:value-type="float">
            <text:p>47.7459</text:p>
          </table:table-cell>
          <table:table-cell office:value-type="float" office:value="75.7418" calcext:value-type="float">
            <text:p>75.7418</text:p>
          </table:table-cell>
          <table:table-cell office:value-type="float" office:value="93.8503" calcext:value-type="float">
            <text:p>93.85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6" calcext:value-type="float">
            <text:p>45.4086</text:p>
          </table:table-cell>
          <table:table-cell office:value-type="float" office:value="80.5175" calcext:value-type="float">
            <text:p>80.5175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48" calcext:value-type="float">
            <text:p>41.8748</text:p>
          </table:table-cell>
          <table:table-cell office:value-type="float" office:value="73.401" calcext:value-type="float">
            <text:p>73.401</text:p>
          </table:table-cell>
          <table:table-cell office:value-type="float" office:value="94.1378" calcext:value-type="float">
            <text:p>94.13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532" calcext:value-type="float">
            <text:p>43.9532</text:p>
          </table:table-cell>
          <table:table-cell office:value-type="float" office:value="62.3455" calcext:value-type="float">
            <text:p>62.3455</text:p>
          </table:table-cell>
          <table:table-cell office:value-type="float" office:value="76.647" calcext:value-type="float">
            <text:p>76.6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485" calcext:value-type="float">
            <text:p>54.4485</text:p>
          </table:table-cell>
          <table:table-cell office:value-type="float" office:value="72.1245" calcext:value-type="float">
            <text:p>72.1245</text:p>
          </table:table-cell>
          <table:table-cell office:value-type="float" office:value="94.5377" calcext:value-type="float">
            <text:p>94.537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31" calcext:value-type="float">
            <text:p>47.7431</text:p>
          </table:table-cell>
          <table:table-cell office:value-type="float" office:value="75.7375" calcext:value-type="float">
            <text:p>75.7375</text:p>
          </table:table-cell>
          <table:table-cell office:value-type="float" office:value="93.8462" calcext:value-type="float">
            <text:p>93.846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6" calcext:value-type="float">
            <text:p>45.4086</text:p>
          </table:table-cell>
          <table:table-cell office:value-type="float" office:value="80.5176" calcext:value-type="float">
            <text:p>80.5176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45" calcext:value-type="float">
            <text:p>41.8745</text:p>
          </table:table-cell>
          <table:table-cell office:value-type="float" office:value="73.4008" calcext:value-type="float">
            <text:p>73.4008</text:p>
          </table:table-cell>
          <table:table-cell office:value-type="float" office:value="94.1379" calcext:value-type="float">
            <text:p>94.13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598" calcext:value-type="float">
            <text:p>43.9598</text:p>
          </table:table-cell>
          <table:table-cell office:value-type="float" office:value="62.3578" calcext:value-type="float">
            <text:p>62.3578</text:p>
          </table:table-cell>
          <table:table-cell office:value-type="float" office:value="76.6618" calcext:value-type="float">
            <text:p>76.66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126" calcext:value-type="float">
            <text:p>54.6126</text:p>
          </table:table-cell>
          <table:table-cell office:value-type="float" office:value="72.4764" calcext:value-type="float">
            <text:p>72.4764</text:p>
          </table:table-cell>
          <table:table-cell office:value-type="float" office:value="94.927" calcext:value-type="float">
            <text:p>94.9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18" calcext:value-type="float">
            <text:p>47.7418</text:p>
          </table:table-cell>
          <table:table-cell office:value-type="float" office:value="75.7357" calcext:value-type="float">
            <text:p>75.7357</text:p>
          </table:table-cell>
          <table:table-cell office:value-type="float" office:value="93.8444" calcext:value-type="float">
            <text:p>93.84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2" calcext:value-type="float">
            <text:p>45.4082</text:p>
          </table:table-cell>
          <table:table-cell office:value-type="float" office:value="80.5172" calcext:value-type="float">
            <text:p>80.5172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31" calcext:value-type="float">
            <text:p>41.8731</text:p>
          </table:table-cell>
          <table:table-cell office:value-type="float" office:value="73.3988" calcext:value-type="float">
            <text:p>73.3988</text:p>
          </table:table-cell>
          <table:table-cell office:value-type="float" office:value="94.1356" calcext:value-type="float">
            <text:p>94.13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661" calcext:value-type="float">
            <text:p>43.9661</text:p>
          </table:table-cell>
          <table:table-cell office:value-type="float" office:value="62.3698" calcext:value-type="float">
            <text:p>62.3698</text:p>
          </table:table-cell>
          <table:table-cell office:value-type="float" office:value="76.6768" calcext:value-type="float">
            <text:p>76.67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932" calcext:value-type="float">
            <text:p>54.6932</text:p>
          </table:table-cell>
          <table:table-cell office:value-type="float" office:value="72.6486" calcext:value-type="float">
            <text:p>72.6486</text:p>
          </table:table-cell>
          <table:table-cell office:value-type="float" office:value="95.1136" calcext:value-type="float">
            <text:p>95.11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96" calcext:value-type="float">
            <text:p>47.7396</text:p>
          </table:table-cell>
          <table:table-cell office:value-type="float" office:value="75.7323" calcext:value-type="float">
            <text:p>75.7323</text:p>
          </table:table-cell>
          <table:table-cell office:value-type="float" office:value="93.8411" calcext:value-type="float">
            <text:p>93.84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72" calcext:value-type="float">
            <text:p>45.4072</text:p>
          </table:table-cell>
          <table:table-cell office:value-type="float" office:value="80.5162" calcext:value-type="float">
            <text:p>80.5162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35" calcext:value-type="float">
            <text:p>41.8735</text:p>
          </table:table-cell>
          <table:table-cell office:value-type="float" office:value="73.3997" calcext:value-type="float">
            <text:p>73.3997</text:p>
          </table:table-cell>
          <table:table-cell office:value-type="float" office:value="94.1374" calcext:value-type="float">
            <text:p>94.13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662" calcext:value-type="float">
            <text:p>43.9662</text:p>
          </table:table-cell>
          <table:table-cell office:value-type="float" office:value="62.37" calcext:value-type="float">
            <text:p>62.37</text:p>
          </table:table-cell>
          <table:table-cell office:value-type="float" office:value="76.6769" calcext:value-type="float">
            <text:p>76.67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384" calcext:value-type="float">
            <text:p>54.7384</text:p>
          </table:table-cell>
          <table:table-cell office:value-type="float" office:value="72.7461" calcext:value-type="float">
            <text:p>72.7461</text:p>
          </table:table-cell>
          <table:table-cell office:value-type="float" office:value="95.2181" calcext:value-type="float">
            <text:p>95.218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8" calcext:value-type="float">
            <text:p>47.738</text:p>
          </table:table-cell>
          <table:table-cell office:value-type="float" office:value="75.73" calcext:value-type="float">
            <text:p>75.73</text:p>
          </table:table-cell>
          <table:table-cell office:value-type="float" office:value="93.8389" calcext:value-type="float">
            <text:p>93.83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67" calcext:value-type="float">
            <text:p>45.4067</text:p>
          </table:table-cell>
          <table:table-cell office:value-type="float" office:value="80.5161" calcext:value-type="float">
            <text:p>80.5161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38" calcext:value-type="float">
            <text:p>41.8738</text:p>
          </table:table-cell>
          <table:table-cell office:value-type="float" office:value="73.4007" calcext:value-type="float">
            <text:p>73.4007</text:p>
          </table:table-cell>
          <table:table-cell office:value-type="float" office:value="94.1391" calcext:value-type="float">
            <text:p>94.139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68" calcext:value-type="float">
            <text:p>43.968</text:p>
          </table:table-cell>
          <table:table-cell office:value-type="float" office:value="62.3734" calcext:value-type="float">
            <text:p>62.3734</text:p>
          </table:table-cell>
          <table:table-cell office:value-type="float" office:value="76.6813" calcext:value-type="float">
            <text:p>76.68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135" calcext:value-type="float">
            <text:p>54.9135</text:p>
          </table:table-cell>
          <table:table-cell office:value-type="float" office:value="73.1114" calcext:value-type="float">
            <text:p>73.1114</text:p>
          </table:table-cell>
          <table:table-cell office:value-type="float" office:value="95.6145" calcext:value-type="float">
            <text:p>95.61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6" calcext:value-type="float">
            <text:p>47.7366</text:p>
          </table:table-cell>
          <table:table-cell office:value-type="float" office:value="75.7278" calcext:value-type="float">
            <text:p>75.7278</text:p>
          </table:table-cell>
          <table:table-cell office:value-type="float" office:value="93.8366" calcext:value-type="float">
            <text:p>93.836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61" calcext:value-type="float">
            <text:p>45.4061</text:p>
          </table:table-cell>
          <table:table-cell office:value-type="float" office:value="80.5158" calcext:value-type="float">
            <text:p>80.5158</text:p>
          </table:table-cell>
          <table:table-cell office:value-type="float" office:value="102.186" calcext:value-type="float">
            <text:p>102.1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41" calcext:value-type="float">
            <text:p>41.8741</text:p>
          </table:table-cell>
          <table:table-cell office:value-type="float" office:value="73.4012" calcext:value-type="float">
            <text:p>73.4012</text:p>
          </table:table-cell>
          <table:table-cell office:value-type="float" office:value="94.1398" calcext:value-type="float">
            <text:p>94.13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23" calcext:value-type="float">
            <text:p>43.9723</text:p>
          </table:table-cell>
          <table:table-cell office:value-type="float" office:value="62.3827" calcext:value-type="float">
            <text:p>62.3827</text:p>
          </table:table-cell>
          <table:table-cell office:value-type="float" office:value="76.6948" calcext:value-type="float">
            <text:p>76.69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2" calcext:value-type="float">
            <text:p>55.032</text:p>
          </table:table-cell>
          <table:table-cell office:value-type="float" office:value="73.3542" calcext:value-type="float">
            <text:p>73.3542</text:p>
          </table:table-cell>
          <table:table-cell office:value-type="float" office:value="95.8745" calcext:value-type="float">
            <text:p>95.874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1" calcext:value-type="float">
            <text:p>47.7361</text:p>
          </table:table-cell>
          <table:table-cell office:value-type="float" office:value="75.7269" calcext:value-type="float">
            <text:p>75.7269</text:p>
          </table:table-cell>
          <table:table-cell office:value-type="float" office:value="93.8355" calcext:value-type="float">
            <text:p>93.835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2" calcext:value-type="float">
            <text:p>45.4082</text:p>
          </table:table-cell>
          <table:table-cell office:value-type="float" office:value="80.5204" calcext:value-type="float">
            <text:p>80.5204</text:p>
          </table:table-cell>
          <table:table-cell office:value-type="float" office:value="102.193" calcext:value-type="float">
            <text:p>102.1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41" calcext:value-type="float">
            <text:p>41.8741</text:p>
          </table:table-cell>
          <table:table-cell office:value-type="float" office:value="73.401" calcext:value-type="float">
            <text:p>73.401</text:p>
          </table:table-cell>
          <table:table-cell office:value-type="float" office:value="94.1395" calcext:value-type="float">
            <text:p>94.13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42" calcext:value-type="float">
            <text:p>43.9742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76.701" calcext:value-type="float">
            <text:p>76.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174" calcext:value-type="float">
            <text:p>55.1174</text:p>
          </table:table-cell>
          <table:table-cell office:value-type="float" office:value="73.5314" calcext:value-type="float">
            <text:p>73.5314</text:p>
          </table:table-cell>
          <table:table-cell office:value-type="float" office:value="96.0664" calcext:value-type="float">
            <text:p>96.06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53" calcext:value-type="float">
            <text:p>47.7353</text:p>
          </table:table-cell>
          <table:table-cell office:value-type="float" office:value="75.7257" calcext:value-type="float">
            <text:p>75.7257</text:p>
          </table:table-cell>
          <table:table-cell office:value-type="float" office:value="93.8342" calcext:value-type="float">
            <text:p>93.83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96" calcext:value-type="float">
            <text:p>45.4096</text:p>
          </table:table-cell>
          <table:table-cell office:value-type="float" office:value="80.522" calcext:value-type="float">
            <text:p>80.522</text:p>
          </table:table-cell>
          <table:table-cell office:value-type="float" office:value="102.194" calcext:value-type="float">
            <text:p>102.1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723" calcext:value-type="float">
            <text:p>41.8723</text:p>
          </table:table-cell>
          <table:table-cell office:value-type="float" office:value="73.3981" calcext:value-type="float">
            <text:p>73.3981</text:p>
          </table:table-cell>
          <table:table-cell office:value-type="float" office:value="94.136" calcext:value-type="float">
            <text:p>94.1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7" calcext:value-type="float">
            <text:p>43.977</text:p>
          </table:table-cell>
          <table:table-cell office:value-type="float" office:value="62.3925" calcext:value-type="float">
            <text:p>62.3925</text:p>
          </table:table-cell>
          <table:table-cell office:value-type="float" office:value="76.7091" calcext:value-type="float">
            <text:p>76.70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13" calcext:value-type="float">
            <text:p>55.213</text:p>
          </table:table-cell>
          <table:table-cell office:value-type="float" office:value="73.7198" calcext:value-type="float">
            <text:p>73.7198</text:p>
          </table:table-cell>
          <table:table-cell office:value-type="float" office:value="96.2682" calcext:value-type="float">
            <text:p>96.268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8" calcext:value-type="float">
            <text:p>47.7348</text:p>
          </table:table-cell>
          <table:table-cell office:value-type="float" office:value="75.725" calcext:value-type="float">
            <text:p>75.725</text:p>
          </table:table-cell>
          <table:table-cell office:value-type="float" office:value="93.8336" calcext:value-type="float">
            <text:p>93.83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8" calcext:value-type="float">
            <text:p>45.4118</text:p>
          </table:table-cell>
          <table:table-cell office:value-type="float" office:value="80.5249" calcext:value-type="float">
            <text:p>80.5249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695" calcext:value-type="float">
            <text:p>41.8695</text:p>
          </table:table-cell>
          <table:table-cell office:value-type="float" office:value="73.3939" calcext:value-type="float">
            <text:p>73.3939</text:p>
          </table:table-cell>
          <table:table-cell office:value-type="float" office:value="94.1314" calcext:value-type="float">
            <text:p>94.13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72" calcext:value-type="float">
            <text:p>43.9772</text:p>
          </table:table-cell>
          <table:table-cell office:value-type="float" office:value="62.3933" calcext:value-type="float">
            <text:p>62.3933</text:p>
          </table:table-cell>
          <table:table-cell office:value-type="float" office:value="76.7106" calcext:value-type="float">
            <text:p>76.71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729" calcext:value-type="float">
            <text:p>55.2729</text:p>
          </table:table-cell>
          <table:table-cell office:value-type="float" office:value="73.8417" calcext:value-type="float">
            <text:p>73.8417</text:p>
          </table:table-cell>
          <table:table-cell office:value-type="float" office:value="96.3985" calcext:value-type="float">
            <text:p>96.398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4" calcext:value-type="float">
            <text:p>47.7344</text:p>
          </table:table-cell>
          <table:table-cell office:value-type="float" office:value="75.7243" calcext:value-type="float">
            <text:p>75.7243</text:p>
          </table:table-cell>
          <table:table-cell office:value-type="float" office:value="93.8328" calcext:value-type="float">
            <text:p>93.83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2" calcext:value-type="float">
            <text:p>45.4122</text:p>
          </table:table-cell>
          <table:table-cell office:value-type="float" office:value="80.5253" calcext:value-type="float">
            <text:p>80.5253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585" calcext:value-type="float">
            <text:p>41.8585</text:p>
          </table:table-cell>
          <table:table-cell office:value-type="float" office:value="73.3756" calcext:value-type="float">
            <text:p>73.3756</text:p>
          </table:table-cell>
          <table:table-cell office:value-type="float" office:value="94.1087" calcext:value-type="float">
            <text:p>94.10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74" calcext:value-type="float">
            <text:p>43.9774</text:p>
          </table:table-cell>
          <table:table-cell office:value-type="float" office:value="62.3944" calcext:value-type="float">
            <text:p>62.3944</text:p>
          </table:table-cell>
          <table:table-cell office:value-type="float" office:value="76.7132" calcext:value-type="float">
            <text:p>76.71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729" calcext:value-type="float">
            <text:p>55.3729</text:p>
          </table:table-cell>
          <table:table-cell office:value-type="float" office:value="74.0538" calcext:value-type="float">
            <text:p>74.0538</text:p>
          </table:table-cell>
          <table:table-cell office:value-type="float" office:value="96.6319" calcext:value-type="float">
            <text:p>96.631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" calcext:value-type="float">
            <text:p>47.734</text:p>
          </table:table-cell>
          <table:table-cell office:value-type="float" office:value="75.7236" calcext:value-type="float">
            <text:p>75.7236</text:p>
          </table:table-cell>
          <table:table-cell office:value-type="float" office:value="93.8321" calcext:value-type="float">
            <text:p>93.83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99" calcext:value-type="float">
            <text:p>45.4099</text:p>
          </table:table-cell>
          <table:table-cell office:value-type="float" office:value="80.5216" calcext:value-type="float">
            <text:p>80.5216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528" calcext:value-type="float">
            <text:p>41.8528</text:p>
          </table:table-cell>
          <table:table-cell office:value-type="float" office:value="73.3674" calcext:value-type="float">
            <text:p>73.3674</text:p>
          </table:table-cell>
          <table:table-cell office:value-type="float" office:value="94.1001" calcext:value-type="float">
            <text:p>94.100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65" calcext:value-type="float">
            <text:p>43.9765</text:p>
          </table:table-cell>
          <table:table-cell office:value-type="float" office:value="62.393" calcext:value-type="float">
            <text:p>62.393</text:p>
          </table:table-cell>
          <table:table-cell office:value-type="float" office:value="76.7125" calcext:value-type="float">
            <text:p>76.71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617" calcext:value-type="float">
            <text:p>55.4617</text:p>
          </table:table-cell>
          <table:table-cell office:value-type="float" office:value="74.249" calcext:value-type="float">
            <text:p>74.249</text:p>
          </table:table-cell>
          <table:table-cell office:value-type="float" office:value="96.8514" calcext:value-type="float">
            <text:p>96.851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3" calcext:value-type="float">
            <text:p>47.7333</text:p>
          </table:table-cell>
          <table:table-cell office:value-type="float" office:value="75.7225" calcext:value-type="float">
            <text:p>75.7225</text:p>
          </table:table-cell>
          <table:table-cell office:value-type="float" office:value="93.8307" calcext:value-type="float">
            <text:p>93.83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" calcext:value-type="float">
            <text:p>45.41</text:p>
          </table:table-cell>
          <table:table-cell office:value-type="float" office:value="80.5217" calcext:value-type="float">
            <text:p>80.5217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406" calcext:value-type="float">
            <text:p>41.8406</text:p>
          </table:table-cell>
          <table:table-cell office:value-type="float" office:value="73.35" calcext:value-type="float">
            <text:p>73.35</text:p>
          </table:table-cell>
          <table:table-cell office:value-type="float" office:value="94.0828" calcext:value-type="float">
            <text:p>94.08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55" calcext:value-type="float">
            <text:p>43.9755</text:p>
          </table:table-cell>
          <table:table-cell office:value-type="float" office:value="62.3916" calcext:value-type="float">
            <text:p>62.3916</text:p>
          </table:table-cell>
          <table:table-cell office:value-type="float" office:value="76.7115" calcext:value-type="float">
            <text:p>76.71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121" calcext:value-type="float">
            <text:p>55.5121</text:p>
          </table:table-cell>
          <table:table-cell office:value-type="float" office:value="74.3561" calcext:value-type="float">
            <text:p>74.3561</text:p>
          </table:table-cell>
          <table:table-cell office:value-type="float" office:value="96.9702" calcext:value-type="float">
            <text:p>96.97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" calcext:value-type="float">
            <text:p>47.732</text:p>
          </table:table-cell>
          <table:table-cell office:value-type="float" office:value="75.7204" calcext:value-type="float">
            <text:p>75.7204</text:p>
          </table:table-cell>
          <table:table-cell office:value-type="float" office:value="93.8284" calcext:value-type="float">
            <text:p>93.828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8" calcext:value-type="float">
            <text:p>45.4118</text:p>
          </table:table-cell>
          <table:table-cell office:value-type="float" office:value="80.5243" calcext:value-type="float">
            <text:p>80.5243</text:p>
          </table:table-cell>
          <table:table-cell office:value-type="float" office:value="102.195" calcext:value-type="float">
            <text:p>102.1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259" calcext:value-type="float">
            <text:p>41.8259</text:p>
          </table:table-cell>
          <table:table-cell office:value-type="float" office:value="73.3285" calcext:value-type="float">
            <text:p>73.3285</text:p>
          </table:table-cell>
          <table:table-cell office:value-type="float" office:value="94.0605" calcext:value-type="float">
            <text:p>94.06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51" calcext:value-type="float">
            <text:p>43.9751</text:p>
          </table:table-cell>
          <table:table-cell office:value-type="float" office:value="62.3912" calcext:value-type="float">
            <text:p>62.3912</text:p>
          </table:table-cell>
          <table:table-cell office:value-type="float" office:value="76.7115" calcext:value-type="float">
            <text:p>76.71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3" calcext:value-type="float">
            <text:p>55.523</text:p>
          </table:table-cell>
          <table:table-cell office:value-type="float" office:value="74.3806" calcext:value-type="float">
            <text:p>74.3806</text:p>
          </table:table-cell>
          <table:table-cell office:value-type="float" office:value="96.997" calcext:value-type="float">
            <text:p>96.9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07" calcext:value-type="float">
            <text:p>47.7307</text:p>
          </table:table-cell>
          <table:table-cell office:value-type="float" office:value="75.7182" calcext:value-type="float">
            <text:p>75.7182</text:p>
          </table:table-cell>
          <table:table-cell office:value-type="float" office:value="93.826" calcext:value-type="float">
            <text:p>93.82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7" calcext:value-type="float">
            <text:p>45.4127</text:p>
          </table:table-cell>
          <table:table-cell office:value-type="float" office:value="80.5261" calcext:value-type="float">
            <text:p>80.5261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809" calcext:value-type="float">
            <text:p>41.809</text:p>
          </table:table-cell>
          <table:table-cell office:value-type="float" office:value="73.3016" calcext:value-type="float">
            <text:p>73.3016</text:p>
          </table:table-cell>
          <table:table-cell office:value-type="float" office:value="94.0287" calcext:value-type="float">
            <text:p>94.028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39" calcext:value-type="float">
            <text:p>43.9739</text:p>
          </table:table-cell>
          <table:table-cell office:value-type="float" office:value="62.3899" calcext:value-type="float">
            <text:p>62.3899</text:p>
          </table:table-cell>
          <table:table-cell office:value-type="float" office:value="76.712" calcext:value-type="float">
            <text:p>76.7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72" calcext:value-type="float">
            <text:p>55.5272</text:p>
          </table:table-cell>
          <table:table-cell office:value-type="float" office:value="74.3923" calcext:value-type="float">
            <text:p>74.3923</text:p>
          </table:table-cell>
          <table:table-cell office:value-type="float" office:value="97.0106" calcext:value-type="float">
            <text:p>97.010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4" calcext:value-type="float">
            <text:p>47.7284</text:p>
          </table:table-cell>
          <table:table-cell office:value-type="float" office:value="75.7147" calcext:value-type="float">
            <text:p>75.7147</text:p>
          </table:table-cell>
          <table:table-cell office:value-type="float" office:value="93.8224" calcext:value-type="float">
            <text:p>93.82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6" calcext:value-type="float">
            <text:p>45.4136</text:p>
          </table:table-cell>
          <table:table-cell office:value-type="float" office:value="80.5275" calcext:value-type="float">
            <text:p>80.5275</text:p>
          </table:table-cell>
          <table:table-cell office:value-type="float" office:value="102.199" calcext:value-type="float">
            <text:p>102.19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56" calcext:value-type="float">
            <text:p>41.7956</text:p>
          </table:table-cell>
          <table:table-cell office:value-type="float" office:value="73.2817" calcext:value-type="float">
            <text:p>73.2817</text:p>
          </table:table-cell>
          <table:table-cell office:value-type="float" office:value="94.0075" calcext:value-type="float">
            <text:p>94.00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722" calcext:value-type="float">
            <text:p>43.9722</text:p>
          </table:table-cell>
          <table:table-cell office:value-type="float" office:value="62.3876" calcext:value-type="float">
            <text:p>62.3876</text:p>
          </table:table-cell>
          <table:table-cell office:value-type="float" office:value="76.7111" calcext:value-type="float">
            <text:p>76.71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83" calcext:value-type="float">
            <text:p>55.5283</text:p>
          </table:table-cell>
          <table:table-cell office:value-type="float" office:value="74.3966" calcext:value-type="float">
            <text:p>74.3966</text:p>
          </table:table-cell>
          <table:table-cell office:value-type="float" office:value="97.016" calcext:value-type="float">
            <text:p>97.0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61" calcext:value-type="float">
            <text:p>47.7261</text:p>
          </table:table-cell>
          <table:table-cell office:value-type="float" office:value="75.7112" calcext:value-type="float">
            <text:p>75.7112</text:p>
          </table:table-cell>
          <table:table-cell office:value-type="float" office:value="93.8189" calcext:value-type="float">
            <text:p>93.81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7" calcext:value-type="float">
            <text:p>45.4137</text:p>
          </table:table-cell>
          <table:table-cell office:value-type="float" office:value="80.528" calcext:value-type="float">
            <text:p>80.528</text:p>
          </table:table-cell>
          <table:table-cell office:value-type="float" office:value="102.201" calcext:value-type="float">
            <text:p>102.20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16" calcext:value-type="float">
            <text:p>41.7716</text:p>
          </table:table-cell>
          <table:table-cell office:value-type="float" office:value="73.2447" calcext:value-type="float">
            <text:p>73.2447</text:p>
          </table:table-cell>
          <table:table-cell office:value-type="float" office:value="93.9656" calcext:value-type="float">
            <text:p>93.96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692" calcext:value-type="float">
            <text:p>43.9692</text:p>
          </table:table-cell>
          <table:table-cell office:value-type="float" office:value="62.3832" calcext:value-type="float">
            <text:p>62.3832</text:p>
          </table:table-cell>
          <table:table-cell office:value-type="float" office:value="76.7083" calcext:value-type="float">
            <text:p>76.70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69" calcext:value-type="float">
            <text:p>55.5269</text:p>
          </table:table-cell>
          <table:table-cell office:value-type="float" office:value="74.3955" calcext:value-type="float">
            <text:p>74.3955</text:p>
          </table:table-cell>
          <table:table-cell office:value-type="float" office:value="97.0156" calcext:value-type="float">
            <text:p>97.01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2" calcext:value-type="float">
            <text:p>47.7242</text:p>
          </table:table-cell>
          <table:table-cell office:value-type="float" office:value="75.708" calcext:value-type="float">
            <text:p>75.708</text:p>
          </table:table-cell>
          <table:table-cell office:value-type="float" office:value="93.815" calcext:value-type="float">
            <text:p>93.8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7" calcext:value-type="float">
            <text:p>45.4137</text:p>
          </table:table-cell>
          <table:table-cell office:value-type="float" office:value="80.5284" calcext:value-type="float">
            <text:p>80.5284</text:p>
          </table:table-cell>
          <table:table-cell office:value-type="float" office:value="102.202" calcext:value-type="float">
            <text:p>102.2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08" calcext:value-type="float">
            <text:p>41.7608</text:p>
          </table:table-cell>
          <table:table-cell office:value-type="float" office:value="73.2296" calcext:value-type="float">
            <text:p>73.2296</text:p>
          </table:table-cell>
          <table:table-cell office:value-type="float" office:value="93.9512" calcext:value-type="float">
            <text:p>93.95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635" calcext:value-type="float">
            <text:p>43.9635</text:p>
          </table:table-cell>
          <table:table-cell office:value-type="float" office:value="62.3738" calcext:value-type="float">
            <text:p>62.3738</text:p>
          </table:table-cell>
          <table:table-cell office:value-type="float" office:value="76.6991" calcext:value-type="float">
            <text:p>76.69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07" calcext:value-type="float">
            <text:p>55.5207</text:p>
          </table:table-cell>
          <table:table-cell office:value-type="float" office:value="74.386" calcext:value-type="float">
            <text:p>74.386</text:p>
          </table:table-cell>
          <table:table-cell office:value-type="float" office:value="97.0066" calcext:value-type="float">
            <text:p>97.00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19" calcext:value-type="float">
            <text:p>47.7219</text:p>
          </table:table-cell>
          <table:table-cell office:value-type="float" office:value="75.7039" calcext:value-type="float">
            <text:p>75.7039</text:p>
          </table:table-cell>
          <table:table-cell office:value-type="float" office:value="93.8101" calcext:value-type="float">
            <text:p>93.810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1" calcext:value-type="float">
            <text:p>45.4141</text:p>
          </table:table-cell>
          <table:table-cell office:value-type="float" office:value="80.529" calcext:value-type="float">
            <text:p>80.529</text:p>
          </table:table-cell>
          <table:table-cell office:value-type="float" office:value="102.203" calcext:value-type="float">
            <text:p>102.2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38" calcext:value-type="float">
            <text:p>41.7538</text:p>
          </table:table-cell>
          <table:table-cell office:value-type="float" office:value="73.2208" calcext:value-type="float">
            <text:p>73.2208</text:p>
          </table:table-cell>
          <table:table-cell office:value-type="float" office:value="93.9446" calcext:value-type="float">
            <text:p>93.94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571" calcext:value-type="float">
            <text:p>43.9571</text:p>
          </table:table-cell>
          <table:table-cell office:value-type="float" office:value="62.3631" calcext:value-type="float">
            <text:p>62.3631</text:p>
          </table:table-cell>
          <table:table-cell office:value-type="float" office:value="76.6885" calcext:value-type="float">
            <text:p>76.68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018" calcext:value-type="float">
            <text:p>55.5018</text:p>
          </table:table-cell>
          <table:table-cell office:value-type="float" office:value="74.3522" calcext:value-type="float">
            <text:p>74.3522</text:p>
          </table:table-cell>
          <table:table-cell office:value-type="float" office:value="96.9693" calcext:value-type="float">
            <text:p>96.96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7" calcext:value-type="float">
            <text:p>47.7197</text:p>
          </table:table-cell>
          <table:table-cell office:value-type="float" office:value="75.7003" calcext:value-type="float">
            <text:p>75.7003</text:p>
          </table:table-cell>
          <table:table-cell office:value-type="float" office:value="93.8063" calcext:value-type="float">
            <text:p>93.80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6" calcext:value-type="float">
            <text:p>45.4146</text:p>
          </table:table-cell>
          <table:table-cell office:value-type="float" office:value="80.5296" calcext:value-type="float">
            <text:p>80.5296</text:p>
          </table:table-cell>
          <table:table-cell office:value-type="float" office:value="102.203" calcext:value-type="float">
            <text:p>102.2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449" calcext:value-type="float">
            <text:p>41.7449</text:p>
          </table:table-cell>
          <table:table-cell office:value-type="float" office:value="73.2086" calcext:value-type="float">
            <text:p>73.2086</text:p>
          </table:table-cell>
          <table:table-cell office:value-type="float" office:value="93.933" calcext:value-type="float">
            <text:p>93.93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83" calcext:value-type="float">
            <text:p>43.9483</text:p>
          </table:table-cell>
          <table:table-cell office:value-type="float" office:value="62.3483" calcext:value-type="float">
            <text:p>62.3483</text:p>
          </table:table-cell>
          <table:table-cell office:value-type="float" office:value="76.6738" calcext:value-type="float">
            <text:p>76.67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79" calcext:value-type="float">
            <text:p>55.479</text:p>
          </table:table-cell>
          <table:table-cell office:value-type="float" office:value="74.3143" calcext:value-type="float">
            <text:p>74.3143</text:p>
          </table:table-cell>
          <table:table-cell office:value-type="float" office:value="96.9297" calcext:value-type="float">
            <text:p>96.92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1" calcext:value-type="float">
            <text:p>47.7191</text:p>
          </table:table-cell>
          <table:table-cell office:value-type="float" office:value="75.6996" calcext:value-type="float">
            <text:p>75.6996</text:p>
          </table:table-cell>
          <table:table-cell office:value-type="float" office:value="93.8058" calcext:value-type="float">
            <text:p>93.80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6" calcext:value-type="float">
            <text:p>45.4146</text:p>
          </table:table-cell>
          <table:table-cell office:value-type="float" office:value="80.5297" calcext:value-type="float">
            <text:p>80.5297</text:p>
          </table:table-cell>
          <table:table-cell office:value-type="float" office:value="102.203" calcext:value-type="float">
            <text:p>102.2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9" calcext:value-type="float">
            <text:p>41.739</text:p>
          </table:table-cell>
          <table:table-cell office:value-type="float" office:value="73.2011" calcext:value-type="float">
            <text:p>73.2011</text:p>
          </table:table-cell>
          <table:table-cell office:value-type="float" office:value="93.9271" calcext:value-type="float">
            <text:p>93.92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47" calcext:value-type="float">
            <text:p>43.9347</text:p>
          </table:table-cell>
          <table:table-cell office:value-type="float" office:value="62.3249" calcext:value-type="float">
            <text:p>62.3249</text:p>
          </table:table-cell>
          <table:table-cell office:value-type="float" office:value="76.6495" calcext:value-type="float">
            <text:p>76.64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672" calcext:value-type="float">
            <text:p>55.4672</text:p>
          </table:table-cell>
          <table:table-cell office:value-type="float" office:value="74.2933" calcext:value-type="float">
            <text:p>74.2933</text:p>
          </table:table-cell>
          <table:table-cell office:value-type="float" office:value="96.9078" calcext:value-type="float">
            <text:p>96.90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83" calcext:value-type="float">
            <text:p>47.7183</text:p>
          </table:table-cell>
          <table:table-cell office:value-type="float" office:value="75.6985" calcext:value-type="float">
            <text:p>75.6985</text:p>
          </table:table-cell>
          <table:table-cell office:value-type="float" office:value="93.805" calcext:value-type="float">
            <text:p>93.8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7" calcext:value-type="float">
            <text:p>45.4147</text:p>
          </table:table-cell>
          <table:table-cell office:value-type="float" office:value="80.53" calcext:value-type="float">
            <text:p>80.53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12" calcext:value-type="float">
            <text:p>41.7312</text:p>
          </table:table-cell>
          <table:table-cell office:value-type="float" office:value="73.1915" calcext:value-type="float">
            <text:p>73.1915</text:p>
          </table:table-cell>
          <table:table-cell office:value-type="float" office:value="93.9204" calcext:value-type="float">
            <text:p>93.920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225" calcext:value-type="float">
            <text:p>43.9225</text:p>
          </table:table-cell>
          <table:table-cell office:value-type="float" office:value="62.3045" calcext:value-type="float">
            <text:p>62.3045</text:p>
          </table:table-cell>
          <table:table-cell office:value-type="float" office:value="76.6293" calcext:value-type="float">
            <text:p>76.62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664" calcext:value-type="float">
            <text:p>55.4664</text:p>
          </table:table-cell>
          <table:table-cell office:value-type="float" office:value="74.2945" calcext:value-type="float">
            <text:p>74.2945</text:p>
          </table:table-cell>
          <table:table-cell office:value-type="float" office:value="96.9105" calcext:value-type="float">
            <text:p>96.91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3" calcext:value-type="float">
            <text:p>47.7173</text:p>
          </table:table-cell>
          <table:table-cell office:value-type="float" office:value="75.6971" calcext:value-type="float">
            <text:p>75.6971</text:p>
          </table:table-cell>
          <table:table-cell office:value-type="float" office:value="93.8037" calcext:value-type="float">
            <text:p>93.80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6" calcext:value-type="float">
            <text:p>45.4146</text:p>
          </table:table-cell>
          <table:table-cell office:value-type="float" office:value="80.5299" calcext:value-type="float">
            <text:p>80.5299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06" calcext:value-type="float">
            <text:p>41.7306</text:p>
          </table:table-cell>
          <table:table-cell office:value-type="float" office:value="73.191" calcext:value-type="float">
            <text:p>73.191</text:p>
          </table:table-cell>
          <table:table-cell office:value-type="float" office:value="93.9206" calcext:value-type="float">
            <text:p>93.92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47" calcext:value-type="float">
            <text:p>43.9147</text:p>
          </table:table-cell>
          <table:table-cell office:value-type="float" office:value="62.2929" calcext:value-type="float">
            <text:p>62.2929</text:p>
          </table:table-cell>
          <table:table-cell office:value-type="float" office:value="76.6209" calcext:value-type="float">
            <text:p>76.62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416" calcext:value-type="float">
            <text:p>55.4416</text:p>
          </table:table-cell>
          <table:table-cell office:value-type="float" office:value="74.2475" calcext:value-type="float">
            <text:p>74.2475</text:p>
          </table:table-cell>
          <table:table-cell office:value-type="float" office:value="96.8609" calcext:value-type="float">
            <text:p>96.86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" calcext:value-type="float">
            <text:p>47.717</text:p>
          </table:table-cell>
          <table:table-cell office:value-type="float" office:value="75.6966" calcext:value-type="float">
            <text:p>75.6966</text:p>
          </table:table-cell>
          <table:table-cell office:value-type="float" office:value="93.8033" calcext:value-type="float">
            <text:p>93.80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6" calcext:value-type="float">
            <text:p>45.4136</text:p>
          </table:table-cell>
          <table:table-cell office:value-type="float" office:value="80.529" calcext:value-type="float">
            <text:p>80.529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93" calcext:value-type="float">
            <text:p>41.7293</text:p>
          </table:table-cell>
          <table:table-cell office:value-type="float" office:value="73.19" calcext:value-type="float">
            <text:p>73.19</text:p>
          </table:table-cell>
          <table:table-cell office:value-type="float" office:value="93.9208" calcext:value-type="float">
            <text:p>93.92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21" calcext:value-type="float">
            <text:p>43.9121</text:p>
          </table:table-cell>
          <table:table-cell office:value-type="float" office:value="62.2892" calcext:value-type="float">
            <text:p>62.2892</text:p>
          </table:table-cell>
          <table:table-cell office:value-type="float" office:value="76.6192" calcext:value-type="float">
            <text:p>76.61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354" calcext:value-type="float">
            <text:p>55.4354</text:p>
          </table:table-cell>
          <table:table-cell office:value-type="float" office:value="74.2374" calcext:value-type="float">
            <text:p>74.2374</text:p>
          </table:table-cell>
          <table:table-cell office:value-type="float" office:value="96.851" calcext:value-type="float">
            <text:p>96.8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3" calcext:value-type="float">
            <text:p>47.7173</text:p>
          </table:table-cell>
          <table:table-cell office:value-type="float" office:value="75.6971" calcext:value-type="float">
            <text:p>75.6971</text:p>
          </table:table-cell>
          <table:table-cell office:value-type="float" office:value="93.8039" calcext:value-type="float">
            <text:p>93.803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2" calcext:value-type="float">
            <text:p>45.4132</text:p>
          </table:table-cell>
          <table:table-cell office:value-type="float" office:value="80.5287" calcext:value-type="float">
            <text:p>80.5287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22" calcext:value-type="float">
            <text:p>41.7222</text:p>
          </table:table-cell>
          <table:table-cell office:value-type="float" office:value="73.181" calcext:value-type="float">
            <text:p>73.181</text:p>
          </table:table-cell>
          <table:table-cell office:value-type="float" office:value="93.9138" calcext:value-type="float">
            <text:p>93.91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86" calcext:value-type="float">
            <text:p>43.9086</text:p>
          </table:table-cell>
          <table:table-cell office:value-type="float" office:value="62.2847" calcext:value-type="float">
            <text:p>62.2847</text:p>
          </table:table-cell>
          <table:table-cell office:value-type="float" office:value="76.6176" calcext:value-type="float">
            <text:p>76.6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433" calcext:value-type="float">
            <text:p>55.4433</text:p>
          </table:table-cell>
          <table:table-cell office:value-type="float" office:value="74.2555" calcext:value-type="float">
            <text:p>74.2555</text:p>
          </table:table-cell>
          <table:table-cell office:value-type="float" office:value="96.8713" calcext:value-type="float">
            <text:p>96.87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5" calcext:value-type="float">
            <text:p>47.717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93.8043" calcext:value-type="float">
            <text:p>93.804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9" calcext:value-type="float">
            <text:p>45.4139</text:p>
          </table:table-cell>
          <table:table-cell office:value-type="float" office:value="80.5293" calcext:value-type="float">
            <text:p>80.5293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16" calcext:value-type="float">
            <text:p>41.7116</text:p>
          </table:table-cell>
          <table:table-cell office:value-type="float" office:value="73.1675" calcext:value-type="float">
            <text:p>73.1675</text:p>
          </table:table-cell>
          <table:table-cell office:value-type="float" office:value="93.9035" calcext:value-type="float">
            <text:p>93.90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64" calcext:value-type="float">
            <text:p>43.9064</text:p>
          </table:table-cell>
          <table:table-cell office:value-type="float" office:value="62.2827" calcext:value-type="float">
            <text:p>62.2827</text:p>
          </table:table-cell>
          <table:table-cell office:value-type="float" office:value="76.619" calcext:value-type="float">
            <text:p>76.6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452" calcext:value-type="float">
            <text:p>55.4452</text:p>
          </table:table-cell>
          <table:table-cell office:value-type="float" office:value="74.2618" calcext:value-type="float">
            <text:p>74.2618</text:p>
          </table:table-cell>
          <table:table-cell office:value-type="float" office:value="96.879" calcext:value-type="float">
            <text:p>96.8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4" calcext:value-type="float">
            <text:p>47.7174</text:p>
          </table:table-cell>
          <table:table-cell office:value-type="float" office:value="75.697" calcext:value-type="float">
            <text:p>75.697</text:p>
          </table:table-cell>
          <table:table-cell office:value-type="float" office:value="93.8037" calcext:value-type="float">
            <text:p>93.80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53" calcext:value-type="float">
            <text:p>45.4153</text:p>
          </table:table-cell>
          <table:table-cell office:value-type="float" office:value="80.5312" calcext:value-type="float">
            <text:p>80.5312</text:p>
          </table:table-cell>
          <table:table-cell office:value-type="float" office:value="102.206" calcext:value-type="float">
            <text:p>102.20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57" calcext:value-type="float">
            <text:p>41.7057</text:p>
          </table:table-cell>
          <table:table-cell office:value-type="float" office:value="73.1607" calcext:value-type="float">
            <text:p>73.1607</text:p>
          </table:table-cell>
          <table:table-cell office:value-type="float" office:value="93.8991" calcext:value-type="float">
            <text:p>93.899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47" calcext:value-type="float">
            <text:p>43.9047</text:p>
          </table:table-cell>
          <table:table-cell office:value-type="float" office:value="62.2812" calcext:value-type="float">
            <text:p>62.2812</text:p>
          </table:table-cell>
          <table:table-cell office:value-type="float" office:value="76.6205" calcext:value-type="float">
            <text:p>76.62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239" calcext:value-type="float">
            <text:p>55.5239</text:p>
          </table:table-cell>
          <table:table-cell office:value-type="float" office:value="74.435" calcext:value-type="float">
            <text:p>74.435</text:p>
          </table:table-cell>
          <table:table-cell office:value-type="float" office:value="97.0776" calcext:value-type="float">
            <text:p>97.07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62" calcext:value-type="float">
            <text:p>47.7162</text:p>
          </table:table-cell>
          <table:table-cell office:value-type="float" office:value="75.6953" calcext:value-type="float">
            <text:p>75.6953</text:p>
          </table:table-cell>
          <table:table-cell office:value-type="float" office:value="93.8022" calcext:value-type="float">
            <text:p>93.80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76" calcext:value-type="float">
            <text:p>45.4176</text:p>
          </table:table-cell>
          <table:table-cell office:value-type="float" office:value="80.535" calcext:value-type="float">
            <text:p>80.535</text:p>
          </table:table-cell>
          <table:table-cell office:value-type="float" office:value="102.211" calcext:value-type="float">
            <text:p>102.2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71" calcext:value-type="float">
            <text:p>41.6971</text:p>
          </table:table-cell>
          <table:table-cell office:value-type="float" office:value="73.1498" calcext:value-type="float">
            <text:p>73.1498</text:p>
          </table:table-cell>
          <table:table-cell office:value-type="float" office:value="93.8908" calcext:value-type="float">
            <text:p>93.890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24" calcext:value-type="float">
            <text:p>43.9024</text:p>
          </table:table-cell>
          <table:table-cell office:value-type="float" office:value="62.279" calcext:value-type="float">
            <text:p>62.279</text:p>
          </table:table-cell>
          <table:table-cell office:value-type="float" office:value="76.6221" calcext:value-type="float">
            <text:p>76.62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908" calcext:value-type="float">
            <text:p>55.5908</text:p>
          </table:table-cell>
          <table:table-cell office:value-type="float" office:value="74.5821" calcext:value-type="float">
            <text:p>74.5821</text:p>
          </table:table-cell>
          <table:table-cell office:value-type="float" office:value="97.247" calcext:value-type="float">
            <text:p>97.24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7" calcext:value-type="float">
            <text:p>47.7157</text:p>
          </table:table-cell>
          <table:table-cell office:value-type="float" office:value="75.6948" calcext:value-type="float">
            <text:p>75.6948</text:p>
          </table:table-cell>
          <table:table-cell office:value-type="float" office:value="93.8019" calcext:value-type="float">
            <text:p>93.80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89" calcext:value-type="float">
            <text:p>45.4189</text:p>
          </table:table-cell>
          <table:table-cell office:value-type="float" office:value="80.5379" calcext:value-type="float">
            <text:p>80.5379</text:p>
          </table:table-cell>
          <table:table-cell office:value-type="float" office:value="102.216" calcext:value-type="float">
            <text:p>102.2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52" calcext:value-type="float">
            <text:p>41.6852</text:p>
          </table:table-cell>
          <table:table-cell office:value-type="float" office:value="73.134" calcext:value-type="float">
            <text:p>73.134</text:p>
          </table:table-cell>
          <table:table-cell office:value-type="float" office:value="93.8769" calcext:value-type="float">
            <text:p>93.87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83" calcext:value-type="float">
            <text:p>43.8983</text:p>
          </table:table-cell>
          <table:table-cell office:value-type="float" office:value="62.2736" calcext:value-type="float">
            <text:p>62.2736</text:p>
          </table:table-cell>
          <table:table-cell office:value-type="float" office:value="76.62" calcext:value-type="float">
            <text:p>76.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638" calcext:value-type="float">
            <text:p>55.6638</text:p>
          </table:table-cell>
          <table:table-cell office:value-type="float" office:value="74.7519" calcext:value-type="float">
            <text:p>74.7519</text:p>
          </table:table-cell>
          <table:table-cell office:value-type="float" office:value="97.4531" calcext:value-type="float">
            <text:p>97.45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2" calcext:value-type="float">
            <text:p>47.7152</text:p>
          </table:table-cell>
          <table:table-cell office:value-type="float" office:value="75.6942" calcext:value-type="float">
            <text:p>75.6942</text:p>
          </table:table-cell>
          <table:table-cell office:value-type="float" office:value="93.8017" calcext:value-type="float">
            <text:p>93.80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89" calcext:value-type="float">
            <text:p>45.4189</text:p>
          </table:table-cell>
          <table:table-cell office:value-type="float" office:value="80.5393" calcext:value-type="float">
            <text:p>80.5393</text:p>
          </table:table-cell>
          <table:table-cell office:value-type="float" office:value="102.22" calcext:value-type="float">
            <text:p>102.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44" calcext:value-type="float">
            <text:p>41.6744</text:p>
          </table:table-cell>
          <table:table-cell office:value-type="float" office:value="73.12" calcext:value-type="float">
            <text:p>73.12</text:p>
          </table:table-cell>
          <table:table-cell office:value-type="float" office:value="93.8653" calcext:value-type="float">
            <text:p>93.86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56" calcext:value-type="float">
            <text:p>43.8956</text:p>
          </table:table-cell>
          <table:table-cell office:value-type="float" office:value="62.27" calcext:value-type="float">
            <text:p>62.27</text:p>
          </table:table-cell>
          <table:table-cell office:value-type="float" office:value="76.6184" calcext:value-type="float">
            <text:p>76.61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842" calcext:value-type="float">
            <text:p>55.6842</text:p>
          </table:table-cell>
          <table:table-cell office:value-type="float" office:value="74.7949" calcext:value-type="float">
            <text:p>74.7949</text:p>
          </table:table-cell>
          <table:table-cell office:value-type="float" office:value="97.5053" calcext:value-type="float">
            <text:p>97.505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7" calcext:value-type="float">
            <text:p>47.7147</text:p>
          </table:table-cell>
          <table:table-cell office:value-type="float" office:value="75.6934" calcext:value-type="float">
            <text:p>75.6934</text:p>
          </table:table-cell>
          <table:table-cell office:value-type="float" office:value="93.8012" calcext:value-type="float">
            <text:p>93.801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88" calcext:value-type="float">
            <text:p>45.4188</text:p>
          </table:table-cell>
          <table:table-cell office:value-type="float" office:value="80.5397" calcext:value-type="float">
            <text:p>80.5397</text:p>
          </table:table-cell>
          <table:table-cell office:value-type="float" office:value="102.222" calcext:value-type="float">
            <text:p>102.2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46" calcext:value-type="float">
            <text:p>41.6646</text:p>
          </table:table-cell>
          <table:table-cell office:value-type="float" office:value="73.1079" calcext:value-type="float">
            <text:p>73.1079</text:p>
          </table:table-cell>
          <table:table-cell office:value-type="float" office:value="93.8563" calcext:value-type="float">
            <text:p>93.856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85" calcext:value-type="float">
            <text:p>43.8885</text:p>
          </table:table-cell>
          <table:table-cell office:value-type="float" office:value="62.2591" calcext:value-type="float">
            <text:p>62.2591</text:p>
          </table:table-cell>
          <table:table-cell office:value-type="float" office:value="76.6097" calcext:value-type="float">
            <text:p>76.60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77" calcext:value-type="float">
            <text:p>55.677</text:p>
          </table:table-cell>
          <table:table-cell office:value-type="float" office:value="74.7804" calcext:value-type="float">
            <text:p>74.7804</text:p>
          </table:table-cell>
          <table:table-cell office:value-type="float" office:value="97.4912" calcext:value-type="float">
            <text:p>97.491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" calcext:value-type="float">
            <text:p>47.714</text:p>
          </table:table-cell>
          <table:table-cell office:value-type="float" office:value="75.6926" calcext:value-type="float">
            <text:p>75.6926</text:p>
          </table:table-cell>
          <table:table-cell office:value-type="float" office:value="93.8007" calcext:value-type="float">
            <text:p>93.80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93" calcext:value-type="float">
            <text:p>45.4193</text:p>
          </table:table-cell>
          <table:table-cell office:value-type="float" office:value="80.5408" calcext:value-type="float">
            <text:p>80.5408</text:p>
          </table:table-cell>
          <table:table-cell office:value-type="float" office:value="102.224" calcext:value-type="float">
            <text:p>102.22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41" calcext:value-type="float">
            <text:p>41.6441</text:p>
          </table:table-cell>
          <table:table-cell office:value-type="float" office:value="73.0785" calcext:value-type="float">
            <text:p>73.0785</text:p>
          </table:table-cell>
          <table:table-cell office:value-type="float" office:value="93.8268" calcext:value-type="float">
            <text:p>93.82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97" calcext:value-type="float">
            <text:p>43.8797</text:p>
          </table:table-cell>
          <table:table-cell office:value-type="float" office:value="62.246" calcext:value-type="float">
            <text:p>62.246</text:p>
          </table:table-cell>
          <table:table-cell office:value-type="float" office:value="76.6003" calcext:value-type="float">
            <text:p>76.60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739" calcext:value-type="float">
            <text:p>55.6739</text:p>
          </table:table-cell>
          <table:table-cell office:value-type="float" office:value="74.7747" calcext:value-type="float">
            <text:p>74.7747</text:p>
          </table:table-cell>
          <table:table-cell office:value-type="float" office:value="97.4865" calcext:value-type="float">
            <text:p>97.486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1" calcext:value-type="float">
            <text:p>47.7141</text:p>
          </table:table-cell>
          <table:table-cell office:value-type="float" office:value="75.6929" calcext:value-type="float">
            <text:p>75.6929</text:p>
          </table:table-cell>
          <table:table-cell office:value-type="float" office:value="93.8013" calcext:value-type="float">
            <text:p>93.801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91" calcext:value-type="float">
            <text:p>45.4191</text:p>
          </table:table-cell>
          <table:table-cell office:value-type="float" office:value="80.5407" calcext:value-type="float">
            <text:p>80.5407</text:p>
          </table:table-cell>
          <table:table-cell office:value-type="float" office:value="102.224" calcext:value-type="float">
            <text:p>102.22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31" calcext:value-type="float">
            <text:p>41.6431</text:p>
          </table:table-cell>
          <table:table-cell office:value-type="float" office:value="73.0781" calcext:value-type="float">
            <text:p>73.0781</text:p>
          </table:table-cell>
          <table:table-cell office:value-type="float" office:value="93.8281" calcext:value-type="float">
            <text:p>93.828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77" calcext:value-type="float">
            <text:p>43.8577</text:p>
          </table:table-cell>
          <table:table-cell office:value-type="float" office:value="62.2097" calcext:value-type="float">
            <text:p>62.2097</text:p>
          </table:table-cell>
          <table:table-cell office:value-type="float" office:value="76.5653" calcext:value-type="float">
            <text:p>76.56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6361" calcext:value-type="float">
            <text:p>55.6361</text:p>
          </table:table-cell>
          <table:table-cell office:value-type="float" office:value="74.6957" calcext:value-type="float">
            <text:p>74.6957</text:p>
          </table:table-cell>
          <table:table-cell office:value-type="float" office:value="97.4025" calcext:value-type="float">
            <text:p>97.40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5" calcext:value-type="float">
            <text:p>47.7145</text:p>
          </table:table-cell>
          <table:table-cell office:value-type="float" office:value="75.6936" calcext:value-type="float">
            <text:p>75.6936</text:p>
          </table:table-cell>
          <table:table-cell office:value-type="float" office:value="93.8022" calcext:value-type="float">
            <text:p>93.80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85" calcext:value-type="float">
            <text:p>45.4185</text:p>
          </table:table-cell>
          <table:table-cell office:value-type="float" office:value="80.54" calcext:value-type="float">
            <text:p>80.54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" calcext:value-type="float">
            <text:p>41.64</text:p>
          </table:table-cell>
          <table:table-cell office:value-type="float" office:value="73.0746" calcext:value-type="float">
            <text:p>73.0746</text:p>
          </table:table-cell>
          <table:table-cell office:value-type="float" office:value="93.8259" calcext:value-type="float">
            <text:p>93.825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39" calcext:value-type="float">
            <text:p>43.8439</text:p>
          </table:table-cell>
          <table:table-cell office:value-type="float" office:value="62.1878" calcext:value-type="float">
            <text:p>62.1878</text:p>
          </table:table-cell>
          <table:table-cell office:value-type="float" office:value="76.5463" calcext:value-type="float">
            <text:p>76.54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644" calcext:value-type="float">
            <text:p>55.5644</text:p>
          </table:table-cell>
          <table:table-cell office:value-type="float" office:value="74.5388" calcext:value-type="float">
            <text:p>74.5388</text:p>
          </table:table-cell>
          <table:table-cell office:value-type="float" office:value="97.2288" calcext:value-type="float">
            <text:p>97.22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7" calcext:value-type="float">
            <text:p>47.7147</text:p>
          </table:table-cell>
          <table:table-cell office:value-type="float" office:value="75.694" calcext:value-type="float">
            <text:p>75.694</text:p>
          </table:table-cell>
          <table:table-cell office:value-type="float" office:value="93.8029" calcext:value-type="float">
            <text:p>93.80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94" calcext:value-type="float">
            <text:p>45.4194</text:p>
          </table:table-cell>
          <table:table-cell office:value-type="float" office:value="80.5419" calcext:value-type="float">
            <text:p>80.5419</text:p>
          </table:table-cell>
          <table:table-cell office:value-type="float" office:value="102.226" calcext:value-type="float">
            <text:p>102.22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41" calcext:value-type="float">
            <text:p>41.6341</text:p>
          </table:table-cell>
          <table:table-cell office:value-type="float" office:value="73.067" calcext:value-type="float">
            <text:p>73.067</text:p>
          </table:table-cell>
          <table:table-cell office:value-type="float" office:value="93.82" calcext:value-type="float">
            <text:p>93.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9" calcext:value-type="float">
            <text:p>43.829</text:p>
          </table:table-cell>
          <table:table-cell office:value-type="float" office:value="62.163" calcext:value-type="float">
            <text:p>62.163</text:p>
          </table:table-cell>
          <table:table-cell office:value-type="float" office:value="76.5223" calcext:value-type="float">
            <text:p>76.52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5303" calcext:value-type="float">
            <text:p>55.5303</text:p>
          </table:table-cell>
          <table:table-cell office:value-type="float" office:value="74.4662" calcext:value-type="float">
            <text:p>74.4662</text:p>
          </table:table-cell>
          <table:table-cell office:value-type="float" office:value="97.1502" calcext:value-type="float">
            <text:p>97.15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7" calcext:value-type="float">
            <text:p>47.7157</text:p>
          </table:table-cell>
          <table:table-cell office:value-type="float" office:value="75.6957" calcext:value-type="float">
            <text:p>75.6957</text:p>
          </table:table-cell>
          <table:table-cell office:value-type="float" office:value="93.8048" calcext:value-type="float">
            <text:p>93.804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02" calcext:value-type="float">
            <text:p>45.4202</text:p>
          </table:table-cell>
          <table:table-cell office:value-type="float" office:value="80.543" calcext:value-type="float">
            <text:p>80.543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99" calcext:value-type="float">
            <text:p>41.6299</text:p>
          </table:table-cell>
          <table:table-cell office:value-type="float" office:value="73.0619" calcext:value-type="float">
            <text:p>73.0619</text:p>
          </table:table-cell>
          <table:table-cell office:value-type="float" office:value="93.8161" calcext:value-type="float">
            <text:p>93.81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64" calcext:value-type="float">
            <text:p>43.8164</text:p>
          </table:table-cell>
          <table:table-cell office:value-type="float" office:value="62.1422" calcext:value-type="float">
            <text:p>62.1422</text:p>
          </table:table-cell>
          <table:table-cell office:value-type="float" office:value="76.5026" calcext:value-type="float">
            <text:p>76.50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4536" calcext:value-type="float">
            <text:p>55.4536</text:p>
          </table:table-cell>
          <table:table-cell office:value-type="float" office:value="74.301" calcext:value-type="float">
            <text:p>74.301</text:p>
          </table:table-cell>
          <table:table-cell office:value-type="float" office:value="96.9701" calcext:value-type="float">
            <text:p>96.970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" calcext:value-type="float">
            <text:p>47.717</text:p>
          </table:table-cell>
          <table:table-cell office:value-type="float" office:value="75.6978" calcext:value-type="float">
            <text:p>75.6978</text:p>
          </table:table-cell>
          <table:table-cell office:value-type="float" office:value="93.8071" calcext:value-type="float">
            <text:p>93.807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23" calcext:value-type="float">
            <text:p>45.4223</text:p>
          </table:table-cell>
          <table:table-cell office:value-type="float" office:value="80.5447" calcext:value-type="float">
            <text:p>80.5447</text:p>
          </table:table-cell>
          <table:table-cell office:value-type="float" office:value="102.227" calcext:value-type="float">
            <text:p>102.22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32" calcext:value-type="float">
            <text:p>41.6232</text:p>
          </table:table-cell>
          <table:table-cell office:value-type="float" office:value="73.0532" calcext:value-type="float">
            <text:p>73.0532</text:p>
          </table:table-cell>
          <table:table-cell office:value-type="float" office:value="93.8088" calcext:value-type="float">
            <text:p>93.808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52" calcext:value-type="float">
            <text:p>43.8052</text:p>
          </table:table-cell>
          <table:table-cell office:value-type="float" office:value="62.1232" calcext:value-type="float">
            <text:p>62.1232</text:p>
          </table:table-cell>
          <table:table-cell office:value-type="float" office:value="76.4832" calcext:value-type="float">
            <text:p>76.48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37" calcext:value-type="float">
            <text:p>55.37</text:p>
          </table:table-cell>
          <table:table-cell office:value-type="float" office:value="74.1215" calcext:value-type="float">
            <text:p>74.1215</text:p>
          </table:table-cell>
          <table:table-cell office:value-type="float" office:value="96.7749" calcext:value-type="float">
            <text:p>96.77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1" calcext:value-type="float">
            <text:p>47.7191</text:p>
          </table:table-cell>
          <table:table-cell office:value-type="float" office:value="75.7008" calcext:value-type="float">
            <text:p>75.7008</text:p>
          </table:table-cell>
          <table:table-cell office:value-type="float" office:value="93.8098" calcext:value-type="float">
            <text:p>93.80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48" calcext:value-type="float">
            <text:p>45.4248</text:p>
          </table:table-cell>
          <table:table-cell office:value-type="float" office:value="80.5471" calcext:value-type="float">
            <text:p>80.5471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11" calcext:value-type="float">
            <text:p>41.6111</text:p>
          </table:table-cell>
          <table:table-cell office:value-type="float" office:value="73.0366" calcext:value-type="float">
            <text:p>73.0366</text:p>
          </table:table-cell>
          <table:table-cell office:value-type="float" office:value="93.7934" calcext:value-type="float">
            <text:p>93.793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09" calcext:value-type="float">
            <text:p>43.8009</text:p>
          </table:table-cell>
          <table:table-cell office:value-type="float" office:value="62.1169" calcext:value-type="float">
            <text:p>62.1169</text:p>
          </table:table-cell>
          <table:table-cell office:value-type="float" office:value="76.4788" calcext:value-type="float">
            <text:p>76.47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757" calcext:value-type="float">
            <text:p>55.2757</text:p>
          </table:table-cell>
          <table:table-cell office:value-type="float" office:value="73.9277" calcext:value-type="float">
            <text:p>73.9277</text:p>
          </table:table-cell>
          <table:table-cell office:value-type="float" office:value="96.5666" calcext:value-type="float">
            <text:p>96.56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13" calcext:value-type="float">
            <text:p>47.7213</text:p>
          </table:table-cell>
          <table:table-cell office:value-type="float" office:value="75.704" calcext:value-type="float">
            <text:p>75.704</text:p>
          </table:table-cell>
          <table:table-cell office:value-type="float" office:value="93.8131" calcext:value-type="float">
            <text:p>93.81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59" calcext:value-type="float">
            <text:p>45.4259</text:p>
          </table:table-cell>
          <table:table-cell office:value-type="float" office:value="80.547" calcext:value-type="float">
            <text:p>80.547</text:p>
          </table:table-cell>
          <table:table-cell office:value-type="float" office:value="102.225" calcext:value-type="float">
            <text:p>102.22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03" calcext:value-type="float">
            <text:p>41.6003</text:p>
          </table:table-cell>
          <table:table-cell office:value-type="float" office:value="73.0211" calcext:value-type="float">
            <text:p>73.0211</text:p>
          </table:table-cell>
          <table:table-cell office:value-type="float" office:value="93.7777" calcext:value-type="float">
            <text:p>93.777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49" calcext:value-type="float">
            <text:p>43.7949</text:p>
          </table:table-cell>
          <table:table-cell office:value-type="float" office:value="62.1073" calcext:value-type="float">
            <text:p>62.1073</text:p>
          </table:table-cell>
          <table:table-cell office:value-type="float" office:value="76.4703" calcext:value-type="float">
            <text:p>76.47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2051" calcext:value-type="float">
            <text:p>55.2051</text:p>
          </table:table-cell>
          <table:table-cell office:value-type="float" office:value="73.787" calcext:value-type="float">
            <text:p>73.787</text:p>
          </table:table-cell>
          <table:table-cell office:value-type="float" office:value="96.4178" calcext:value-type="float">
            <text:p>96.417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1" calcext:value-type="float">
            <text:p>47.7241</text:p>
          </table:table-cell>
          <table:table-cell office:value-type="float" office:value="75.7082" calcext:value-type="float">
            <text:p>75.7082</text:p>
          </table:table-cell>
          <table:table-cell office:value-type="float" office:value="93.817" calcext:value-type="float">
            <text:p>93.8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52" calcext:value-type="float">
            <text:p>45.4252</text:p>
          </table:table-cell>
          <table:table-cell office:value-type="float" office:value="80.5456" calcext:value-type="float">
            <text:p>80.5456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5" calcext:value-type="float">
            <text:p>41.595</text:p>
          </table:table-cell>
          <table:table-cell office:value-type="float" office:value="73.014" calcext:value-type="float">
            <text:p>73.014</text:p>
          </table:table-cell>
          <table:table-cell office:value-type="float" office:value="93.7714" calcext:value-type="float">
            <text:p>93.77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92" calcext:value-type="float">
            <text:p>43.7892</text:p>
          </table:table-cell>
          <table:table-cell office:value-type="float" office:value="62.0977" calcext:value-type="float">
            <text:p>62.0977</text:p>
          </table:table-cell>
          <table:table-cell office:value-type="float" office:value="76.4608" calcext:value-type="float">
            <text:p>76.46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112" calcext:value-type="float">
            <text:p>55.1112</text:p>
          </table:table-cell>
          <table:table-cell office:value-type="float" office:value="73.5998" calcext:value-type="float">
            <text:p>73.5998</text:p>
          </table:table-cell>
          <table:table-cell office:value-type="float" office:value="96.2202" calcext:value-type="float">
            <text:p>96.220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61" calcext:value-type="float">
            <text:p>47.7261</text:p>
          </table:table-cell>
          <table:table-cell office:value-type="float" office:value="75.7107" calcext:value-type="float">
            <text:p>75.7107</text:p>
          </table:table-cell>
          <table:table-cell office:value-type="float" office:value="93.8184" calcext:value-type="float">
            <text:p>93.818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43" calcext:value-type="float">
            <text:p>45.4243</text:p>
          </table:table-cell>
          <table:table-cell office:value-type="float" office:value="80.5436" calcext:value-type="float">
            <text:p>80.5436</text:p>
          </table:table-cell>
          <table:table-cell office:value-type="float" office:value="102.219" calcext:value-type="float">
            <text:p>102.2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8" calcext:value-type="float">
            <text:p>41.5808</text:p>
          </table:table-cell>
          <table:table-cell office:value-type="float" office:value="72.9938" calcext:value-type="float">
            <text:p>72.9938</text:p>
          </table:table-cell>
          <table:table-cell office:value-type="float" office:value="93.7509" calcext:value-type="float">
            <text:p>93.750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52" calcext:value-type="float">
            <text:p>43.7852</text:p>
          </table:table-cell>
          <table:table-cell office:value-type="float" office:value="62.0908" calcext:value-type="float">
            <text:p>62.0908</text:p>
          </table:table-cell>
          <table:table-cell office:value-type="float" office:value="76.4532" calcext:value-type="float">
            <text:p>76.45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93" calcext:value-type="float">
            <text:p>54.9993</text:p>
          </table:table-cell>
          <table:table-cell office:value-type="float" office:value="73.3766" calcext:value-type="float">
            <text:p>73.3766</text:p>
          </table:table-cell>
          <table:table-cell office:value-type="float" office:value="95.9841" calcext:value-type="float">
            <text:p>95.98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7" calcext:value-type="float">
            <text:p>47.7287</text:p>
          </table:table-cell>
          <table:table-cell office:value-type="float" office:value="75.7147" calcext:value-type="float">
            <text:p>75.7147</text:p>
          </table:table-cell>
          <table:table-cell office:value-type="float" office:value="93.8226" calcext:value-type="float">
            <text:p>93.822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34" calcext:value-type="float">
            <text:p>45.4234</text:p>
          </table:table-cell>
          <table:table-cell office:value-type="float" office:value="80.5416" calcext:value-type="float">
            <text:p>80.5416</text:p>
          </table:table-cell>
          <table:table-cell office:value-type="float" office:value="102.216" calcext:value-type="float">
            <text:p>102.2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64" calcext:value-type="float">
            <text:p>41.5664</text:p>
          </table:table-cell>
          <table:table-cell office:value-type="float" office:value="72.9731" calcext:value-type="float">
            <text:p>72.9731</text:p>
          </table:table-cell>
          <table:table-cell office:value-type="float" office:value="93.7299" calcext:value-type="float">
            <text:p>93.72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06" calcext:value-type="float">
            <text:p>43.7806</text:p>
          </table:table-cell>
          <table:table-cell office:value-type="float" office:value="62.0828" calcext:value-type="float">
            <text:p>62.0828</text:p>
          </table:table-cell>
          <table:table-cell office:value-type="float" office:value="76.4446" calcext:value-type="float">
            <text:p>76.44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169" calcext:value-type="float">
            <text:p>54.9169</text:p>
          </table:table-cell>
          <table:table-cell office:value-type="float" office:value="73.2131" calcext:value-type="float">
            <text:p>73.2131</text:p>
          </table:table-cell>
          <table:table-cell office:value-type="float" office:value="95.8127" calcext:value-type="float">
            <text:p>95.81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02" calcext:value-type="float">
            <text:p>47.7302</text:p>
          </table:table-cell>
          <table:table-cell office:value-type="float" office:value="75.717" calcext:value-type="float">
            <text:p>75.717</text:p>
          </table:table-cell>
          <table:table-cell office:value-type="float" office:value="93.8251" calcext:value-type="float">
            <text:p>93.82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1" calcext:value-type="float">
            <text:p>45.421</text:p>
          </table:table-cell>
          <table:table-cell office:value-type="float" office:value="80.5374" calcext:value-type="float">
            <text:p>80.5374</text:p>
          </table:table-cell>
          <table:table-cell office:value-type="float" office:value="102.211" calcext:value-type="float">
            <text:p>102.2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8" calcext:value-type="float">
            <text:p>41.558</text:p>
          </table:table-cell>
          <table:table-cell office:value-type="float" office:value="72.9612" calcext:value-type="float">
            <text:p>72.9612</text:p>
          </table:table-cell>
          <table:table-cell office:value-type="float" office:value="93.7178" calcext:value-type="float">
            <text:p>93.71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62" calcext:value-type="float">
            <text:p>43.7762</text:p>
          </table:table-cell>
          <table:table-cell office:value-type="float" office:value="62.075" calcext:value-type="float">
            <text:p>62.075</text:p>
          </table:table-cell>
          <table:table-cell office:value-type="float" office:value="76.4362" calcext:value-type="float">
            <text:p>76.43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785" calcext:value-type="float">
            <text:p>54.8785</text:p>
          </table:table-cell>
          <table:table-cell office:value-type="float" office:value="73.1376" calcext:value-type="float">
            <text:p>73.1376</text:p>
          </table:table-cell>
          <table:table-cell office:value-type="float" office:value="95.7342" calcext:value-type="float">
            <text:p>95.73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05" calcext:value-type="float">
            <text:p>47.7305</text:p>
          </table:table-cell>
          <table:table-cell office:value-type="float" office:value="75.7173" calcext:value-type="float">
            <text:p>75.7173</text:p>
          </table:table-cell>
          <table:table-cell office:value-type="float" office:value="93.825" calcext:value-type="float">
            <text:p>93.8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57" calcext:value-type="float">
            <text:p>45.4157</text:p>
          </table:table-cell>
          <table:table-cell office:value-type="float" office:value="80.5302" calcext:value-type="float">
            <text:p>80.5302</text:p>
          </table:table-cell>
          <table:table-cell office:value-type="float" office:value="102.204" calcext:value-type="float">
            <text:p>102.20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34" calcext:value-type="float">
            <text:p>41.5534</text:p>
          </table:table-cell>
          <table:table-cell office:value-type="float" office:value="72.9545" calcext:value-type="float">
            <text:p>72.9545</text:p>
          </table:table-cell>
          <table:table-cell office:value-type="float" office:value="93.711" calcext:value-type="float">
            <text:p>93.7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37" calcext:value-type="float">
            <text:p>43.7737</text:p>
          </table:table-cell>
          <table:table-cell office:value-type="float" office:value="62.0709" calcext:value-type="float">
            <text:p>62.0709</text:p>
          </table:table-cell>
          <table:table-cell office:value-type="float" office:value="76.4322" calcext:value-type="float">
            <text:p>76.43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93" calcext:value-type="float">
            <text:p>54.893</text:p>
          </table:table-cell>
          <table:table-cell office:value-type="float" office:value="73.1739" calcext:value-type="float">
            <text:p>73.1739</text:p>
          </table:table-cell>
          <table:table-cell office:value-type="float" office:value="95.7826" calcext:value-type="float">
            <text:p>95.78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2" calcext:value-type="float">
            <text:p>47.7292</text:p>
          </table:table-cell>
          <table:table-cell office:value-type="float" office:value="75.7152" calcext:value-type="float">
            <text:p>75.7152</text:p>
          </table:table-cell>
          <table:table-cell office:value-type="float" office:value="93.8227" calcext:value-type="float">
            <text:p>93.82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8" calcext:value-type="float">
            <text:p>45.4128</text:p>
          </table:table-cell>
          <table:table-cell office:value-type="float" office:value="80.5259" calcext:value-type="float">
            <text:p>80.5259</text:p>
          </table:table-cell>
          <table:table-cell office:value-type="float" office:value="102.199" calcext:value-type="float">
            <text:p>102.19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08" calcext:value-type="float">
            <text:p>41.5508</text:p>
          </table:table-cell>
          <table:table-cell office:value-type="float" office:value="72.9506" calcext:value-type="float">
            <text:p>72.9506</text:p>
          </table:table-cell>
          <table:table-cell office:value-type="float" office:value="93.7068" calcext:value-type="float">
            <text:p>93.70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2" calcext:value-type="float">
            <text:p>43.772</text:p>
          </table:table-cell>
          <table:table-cell office:value-type="float" office:value="62.0681" calcext:value-type="float">
            <text:p>62.0681</text:p>
          </table:table-cell>
          <table:table-cell office:value-type="float" office:value="76.4295" calcext:value-type="float">
            <text:p>76.42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84" calcext:value-type="float">
            <text:p>54.884</text:p>
          </table:table-cell>
          <table:table-cell office:value-type="float" office:value="73.1587" calcext:value-type="float">
            <text:p>73.1587</text:p>
          </table:table-cell>
          <table:table-cell office:value-type="float" office:value="95.7732" calcext:value-type="float">
            <text:p>95.77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2" calcext:value-type="float">
            <text:p>47.7292</text:p>
          </table:table-cell>
          <table:table-cell office:value-type="float" office:value="75.7152" calcext:value-type="float">
            <text:p>75.7152</text:p>
          </table:table-cell>
          <table:table-cell office:value-type="float" office:value="93.8229" calcext:value-type="float">
            <text:p>93.82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3" calcext:value-type="float">
            <text:p>45.4123</text:p>
          </table:table-cell>
          <table:table-cell office:value-type="float" office:value="80.5248" calcext:value-type="float">
            <text:p>80.5248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63" calcext:value-type="float">
            <text:p>41.5363</text:p>
          </table:table-cell>
          <table:table-cell office:value-type="float" office:value="72.9293" calcext:value-type="float">
            <text:p>72.9293</text:p>
          </table:table-cell>
          <table:table-cell office:value-type="float" office:value="93.6844" calcext:value-type="float">
            <text:p>93.68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82" calcext:value-type="float">
            <text:p>43.7682</text:p>
          </table:table-cell>
          <table:table-cell office:value-type="float" office:value="62.0613" calcext:value-type="float">
            <text:p>62.0613</text:p>
          </table:table-cell>
          <table:table-cell office:value-type="float" office:value="76.422" calcext:value-type="float">
            <text:p>76.4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592" calcext:value-type="float">
            <text:p>54.8592</text:p>
          </table:table-cell>
          <table:table-cell office:value-type="float" office:value="73.1083" calcext:value-type="float">
            <text:p>73.1083</text:p>
          </table:table-cell>
          <table:table-cell office:value-type="float" office:value="95.7233" calcext:value-type="float">
            <text:p>95.72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1" calcext:value-type="float">
            <text:p>47.7281</text:p>
          </table:table-cell>
          <table:table-cell office:value-type="float" office:value="75.7132" calcext:value-type="float">
            <text:p>75.7132</text:p>
          </table:table-cell>
          <table:table-cell office:value-type="float" office:value="93.8206" calcext:value-type="float">
            <text:p>93.82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" calcext:value-type="float">
            <text:p>45.41</text:p>
          </table:table-cell>
          <table:table-cell office:value-type="float" office:value="80.5218" calcext:value-type="float">
            <text:p>80.5218</text:p>
          </table:table-cell>
          <table:table-cell office:value-type="float" office:value="102.195" calcext:value-type="float">
            <text:p>102.1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54" calcext:value-type="float">
            <text:p>41.5254</text:p>
          </table:table-cell>
          <table:table-cell office:value-type="float" office:value="72.9141" calcext:value-type="float">
            <text:p>72.9141</text:p>
          </table:table-cell>
          <table:table-cell office:value-type="float" office:value="93.6695" calcext:value-type="float">
            <text:p>93.66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41" calcext:value-type="float">
            <text:p>43.7641</text:p>
          </table:table-cell>
          <table:table-cell office:value-type="float" office:value="62.0541" calcext:value-type="float">
            <text:p>62.0541</text:p>
          </table:table-cell>
          <table:table-cell office:value-type="float" office:value="76.4143" calcext:value-type="float">
            <text:p>76.41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449" calcext:value-type="float">
            <text:p>54.8449</text:p>
          </table:table-cell>
          <table:table-cell office:value-type="float" office:value="73.0792" calcext:value-type="float">
            <text:p>73.0792</text:p>
          </table:table-cell>
          <table:table-cell office:value-type="float" office:value="95.6959" calcext:value-type="float">
            <text:p>95.69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" calcext:value-type="float">
            <text:p>47.729</text:p>
          </table:table-cell>
          <table:table-cell office:value-type="float" office:value="75.7145" calcext:value-type="float">
            <text:p>75.7145</text:p>
          </table:table-cell>
          <table:table-cell office:value-type="float" office:value="93.8216" calcext:value-type="float">
            <text:p>93.82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72" calcext:value-type="float">
            <text:p>45.4072</text:p>
          </table:table-cell>
          <table:table-cell office:value-type="float" office:value="80.5186" calcext:value-type="float">
            <text:p>80.5186</text:p>
          </table:table-cell>
          <table:table-cell office:value-type="float" office:value="102.193" calcext:value-type="float">
            <text:p>102.1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18" calcext:value-type="float">
            <text:p>41.5218</text:p>
          </table:table-cell>
          <table:table-cell office:value-type="float" office:value="72.9091" calcext:value-type="float">
            <text:p>72.9091</text:p>
          </table:table-cell>
          <table:table-cell office:value-type="float" office:value="93.6646" calcext:value-type="float">
            <text:p>93.66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92" calcext:value-type="float">
            <text:p>43.7592</text:p>
          </table:table-cell>
          <table:table-cell office:value-type="float" office:value="62.0455" calcext:value-type="float">
            <text:p>62.0455</text:p>
          </table:table-cell>
          <table:table-cell office:value-type="float" office:value="76.405" calcext:value-type="float">
            <text:p>76.4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326" calcext:value-type="float">
            <text:p>54.8326</text:p>
          </table:table-cell>
          <table:table-cell office:value-type="float" office:value="73.0575" calcext:value-type="float">
            <text:p>73.0575</text:p>
          </table:table-cell>
          <table:table-cell office:value-type="float" office:value="95.6772" calcext:value-type="float">
            <text:p>95.67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1" calcext:value-type="float">
            <text:p>47.7291</text:p>
          </table:table-cell>
          <table:table-cell office:value-type="float" office:value="75.7147" calcext:value-type="float">
            <text:p>75.7147</text:p>
          </table:table-cell>
          <table:table-cell office:value-type="float" office:value="93.8218" calcext:value-type="float">
            <text:p>93.82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62" calcext:value-type="float">
            <text:p>45.4062</text:p>
          </table:table-cell>
          <table:table-cell office:value-type="float" office:value="80.5172" calcext:value-type="float">
            <text:p>80.5172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98" calcext:value-type="float">
            <text:p>41.5198</text:p>
          </table:table-cell>
          <table:table-cell office:value-type="float" office:value="72.9059" calcext:value-type="float">
            <text:p>72.9059</text:p>
          </table:table-cell>
          <table:table-cell office:value-type="float" office:value="93.6611" calcext:value-type="float">
            <text:p>93.66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46" calcext:value-type="float">
            <text:p>43.7546</text:p>
          </table:table-cell>
          <table:table-cell office:value-type="float" office:value="62.0367" calcext:value-type="float">
            <text:p>62.0367</text:p>
          </table:table-cell>
          <table:table-cell office:value-type="float" office:value="76.3935" calcext:value-type="float">
            <text:p>76.39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034" calcext:value-type="float">
            <text:p>54.8034</text:p>
          </table:table-cell>
          <table:table-cell office:value-type="float" office:value="72.9961" calcext:value-type="float">
            <text:p>72.9961</text:p>
          </table:table-cell>
          <table:table-cell office:value-type="float" office:value="95.6108" calcext:value-type="float">
            <text:p>95.61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9" calcext:value-type="float">
            <text:p>47.7289</text:p>
          </table:table-cell>
          <table:table-cell office:value-type="float" office:value="75.7144" calcext:value-type="float">
            <text:p>75.7144</text:p>
          </table:table-cell>
          <table:table-cell office:value-type="float" office:value="93.8216" calcext:value-type="float">
            <text:p>93.82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6" calcext:value-type="float">
            <text:p>45.4046</text:p>
          </table:table-cell>
          <table:table-cell office:value-type="float" office:value="80.515" calcext:value-type="float">
            <text:p>80.515</text:p>
          </table:table-cell>
          <table:table-cell office:value-type="float" office:value="102.19" calcext:value-type="float">
            <text:p>102.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61" calcext:value-type="float">
            <text:p>41.5161</text:p>
          </table:table-cell>
          <table:table-cell office:value-type="float" office:value="72.9008" calcext:value-type="float">
            <text:p>72.9008</text:p>
          </table:table-cell>
          <table:table-cell office:value-type="float" office:value="93.6561" calcext:value-type="float">
            <text:p>93.65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" calcext:value-type="float">
            <text:p>43.75</text:p>
          </table:table-cell>
          <table:table-cell office:value-type="float" office:value="62.0273" calcext:value-type="float">
            <text:p>62.0273</text:p>
          </table:table-cell>
          <table:table-cell office:value-type="float" office:value="76.3808" calcext:value-type="float">
            <text:p>76.38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955" calcext:value-type="float">
            <text:p>54.7955</text:p>
          </table:table-cell>
          <table:table-cell office:value-type="float" office:value="72.981" calcext:value-type="float">
            <text:p>72.981</text:p>
          </table:table-cell>
          <table:table-cell office:value-type="float" office:value="95.5955" calcext:value-type="float">
            <text:p>95.59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1" calcext:value-type="float">
            <text:p>47.7291</text:p>
          </table:table-cell>
          <table:table-cell office:value-type="float" office:value="75.7145" calcext:value-type="float">
            <text:p>75.7145</text:p>
          </table:table-cell>
          <table:table-cell office:value-type="float" office:value="93.8216" calcext:value-type="float">
            <text:p>93.82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" calcext:value-type="float">
            <text:p>45.404</text:p>
          </table:table-cell>
          <table:table-cell office:value-type="float" office:value="80.5139" calcext:value-type="float">
            <text:p>80.5139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48" calcext:value-type="float">
            <text:p>41.5148</text:p>
          </table:table-cell>
          <table:table-cell office:value-type="float" office:value="72.8988" calcext:value-type="float">
            <text:p>72.8988</text:p>
          </table:table-cell>
          <table:table-cell office:value-type="float" office:value="93.6539" calcext:value-type="float">
            <text:p>93.653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68" calcext:value-type="float">
            <text:p>43.7468</text:p>
          </table:table-cell>
          <table:table-cell office:value-type="float" office:value="62.021" calcext:value-type="float">
            <text:p>62.021</text:p>
          </table:table-cell>
          <table:table-cell office:value-type="float" office:value="76.3727" calcext:value-type="float">
            <text:p>76.37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798" calcext:value-type="float">
            <text:p>54.7798</text:p>
          </table:table-cell>
          <table:table-cell office:value-type="float" office:value="72.949" calcext:value-type="float">
            <text:p>72.949</text:p>
          </table:table-cell>
          <table:table-cell office:value-type="float" office:value="95.5613" calcext:value-type="float">
            <text:p>95.56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8" calcext:value-type="float">
            <text:p>47.7288</text:p>
          </table:table-cell>
          <table:table-cell office:value-type="float" office:value="75.7141" calcext:value-type="float">
            <text:p>75.7141</text:p>
          </table:table-cell>
          <table:table-cell office:value-type="float" office:value="93.8211" calcext:value-type="float">
            <text:p>93.82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3" calcext:value-type="float">
            <text:p>45.4033</text:p>
          </table:table-cell>
          <table:table-cell office:value-type="float" office:value="80.5126" calcext:value-type="float">
            <text:p>80.5126</text:p>
          </table:table-cell>
          <table:table-cell office:value-type="float" office:value="102.186" calcext:value-type="float">
            <text:p>102.1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56" calcext:value-type="float">
            <text:p>41.5156</text:p>
          </table:table-cell>
          <table:table-cell office:value-type="float" office:value="72.8997" calcext:value-type="float">
            <text:p>72.8997</text:p>
          </table:table-cell>
          <table:table-cell office:value-type="float" office:value="93.6544" calcext:value-type="float">
            <text:p>93.65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58" calcext:value-type="float">
            <text:p>43.7458</text:p>
          </table:table-cell>
          <table:table-cell office:value-type="float" office:value="62.0191" calcext:value-type="float">
            <text:p>62.0191</text:p>
          </table:table-cell>
          <table:table-cell office:value-type="float" office:value="76.3701" calcext:value-type="float">
            <text:p>76.3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391" calcext:value-type="float">
            <text:p>54.7391</text:p>
          </table:table-cell>
          <table:table-cell office:value-type="float" office:value="72.8686" calcext:value-type="float">
            <text:p>72.8686</text:p>
          </table:table-cell>
          <table:table-cell office:value-type="float" office:value="95.477" calcext:value-type="float">
            <text:p>95.47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7" calcext:value-type="float">
            <text:p>47.7277</text:p>
          </table:table-cell>
          <table:table-cell office:value-type="float" office:value="75.7123" calcext:value-type="float">
            <text:p>75.7123</text:p>
          </table:table-cell>
          <table:table-cell office:value-type="float" office:value="93.8189" calcext:value-type="float">
            <text:p>93.81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26" calcext:value-type="float">
            <text:p>45.4026</text:p>
          </table:table-cell>
          <table:table-cell office:value-type="float" office:value="80.5116" calcext:value-type="float">
            <text:p>80.5116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66" calcext:value-type="float">
            <text:p>41.5166</text:p>
          </table:table-cell>
          <table:table-cell office:value-type="float" office:value="72.9009" calcext:value-type="float">
            <text:p>72.9009</text:p>
          </table:table-cell>
          <table:table-cell office:value-type="float" office:value="93.655" calcext:value-type="float">
            <text:p>93.65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45" calcext:value-type="float">
            <text:p>43.7445</text:p>
          </table:table-cell>
          <table:table-cell office:value-type="float" office:value="62.0164" calcext:value-type="float">
            <text:p>62.0164</text:p>
          </table:table-cell>
          <table:table-cell office:value-type="float" office:value="76.3664" calcext:value-type="float">
            <text:p>76.36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035" calcext:value-type="float">
            <text:p>54.7035</text:p>
          </table:table-cell>
          <table:table-cell office:value-type="float" office:value="72.8005" calcext:value-type="float">
            <text:p>72.8005</text:p>
          </table:table-cell>
          <table:table-cell office:value-type="float" office:value="95.4069" calcext:value-type="float">
            <text:p>95.406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3" calcext:value-type="float">
            <text:p>47.7273</text:p>
          </table:table-cell>
          <table:table-cell office:value-type="float" office:value="75.7116" calcext:value-type="float">
            <text:p>75.7116</text:p>
          </table:table-cell>
          <table:table-cell office:value-type="float" office:value="93.818" calcext:value-type="float">
            <text:p>93.8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14" calcext:value-type="float">
            <text:p>45.4014</text:p>
          </table:table-cell>
          <table:table-cell office:value-type="float" office:value="80.5099" calcext:value-type="float">
            <text:p>80.5099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193" calcext:value-type="float">
            <text:p>41.5193</text:p>
          </table:table-cell>
          <table:table-cell office:value-type="float" office:value="72.9046" calcext:value-type="float">
            <text:p>72.9046</text:p>
          </table:table-cell>
          <table:table-cell office:value-type="float" office:value="93.6585" calcext:value-type="float">
            <text:p>93.65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44" calcext:value-type="float">
            <text:p>43.7444</text:p>
          </table:table-cell>
          <table:table-cell office:value-type="float" office:value="62.0159" calcext:value-type="float">
            <text:p>62.0159</text:p>
          </table:table-cell>
          <table:table-cell office:value-type="float" office:value="76.3653" calcext:value-type="float">
            <text:p>76.36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377" calcext:value-type="float">
            <text:p>54.6377</text:p>
          </table:table-cell>
          <table:table-cell office:value-type="float" office:value="72.6692" calcext:value-type="float">
            <text:p>72.6692</text:p>
          </table:table-cell>
          <table:table-cell office:value-type="float" office:value="95.2671" calcext:value-type="float">
            <text:p>95.26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9" calcext:value-type="float">
            <text:p>47.7279</text:p>
          </table:table-cell>
          <table:table-cell office:value-type="float" office:value="75.7124" calcext:value-type="float">
            <text:p>75.7124</text:p>
          </table:table-cell>
          <table:table-cell office:value-type="float" office:value="93.8189" calcext:value-type="float">
            <text:p>93.818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06" calcext:value-type="float">
            <text:p>45.4006</text:p>
          </table:table-cell>
          <table:table-cell office:value-type="float" office:value="80.509" calcext:value-type="float">
            <text:p>80.509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06" calcext:value-type="float">
            <text:p>41.5206</text:p>
          </table:table-cell>
          <table:table-cell office:value-type="float" office:value="72.9061" calcext:value-type="float">
            <text:p>72.9061</text:p>
          </table:table-cell>
          <table:table-cell office:value-type="float" office:value="93.6594" calcext:value-type="float">
            <text:p>93.65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43" calcext:value-type="float">
            <text:p>43.7443</text:p>
          </table:table-cell>
          <table:table-cell office:value-type="float" office:value="62.0156" calcext:value-type="float">
            <text:p>62.0156</text:p>
          </table:table-cell>
          <table:table-cell office:value-type="float" office:value="76.3649" calcext:value-type="float">
            <text:p>76.36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62" calcext:value-type="float">
            <text:p>54.562</text:p>
          </table:table-cell>
          <table:table-cell office:value-type="float" office:value="72.517" calcext:value-type="float">
            <text:p>72.517</text:p>
          </table:table-cell>
          <table:table-cell office:value-type="float" office:value="95.1055" calcext:value-type="float">
            <text:p>95.10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5" calcext:value-type="float">
            <text:p>47.7285</text:p>
          </table:table-cell>
          <table:table-cell office:value-type="float" office:value="75.7132" calcext:value-type="float">
            <text:p>75.7132</text:p>
          </table:table-cell>
          <table:table-cell office:value-type="float" office:value="93.8196" calcext:value-type="float">
            <text:p>93.81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9" calcext:value-type="float">
            <text:p>45.399</text:p>
          </table:table-cell>
          <table:table-cell office:value-type="float" office:value="80.507" calcext:value-type="float">
            <text:p>80.507</text:p>
          </table:table-cell>
          <table:table-cell office:value-type="float" office:value="102.181" calcext:value-type="float">
            <text:p>102.18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08" calcext:value-type="float">
            <text:p>41.5208</text:p>
          </table:table-cell>
          <table:table-cell office:value-type="float" office:value="72.9062" calcext:value-type="float">
            <text:p>72.9062</text:p>
          </table:table-cell>
          <table:table-cell office:value-type="float" office:value="93.6594" calcext:value-type="float">
            <text:p>93.659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36" calcext:value-type="float">
            <text:p>43.7436</text:p>
          </table:table-cell>
          <table:table-cell office:value-type="float" office:value="62.0135" calcext:value-type="float">
            <text:p>62.0135</text:p>
          </table:table-cell>
          <table:table-cell office:value-type="float" office:value="76.3605" calcext:value-type="float">
            <text:p>76.36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084" calcext:value-type="float">
            <text:p>54.5084</text:p>
          </table:table-cell>
          <table:table-cell office:value-type="float" office:value="72.4108" calcext:value-type="float">
            <text:p>72.4108</text:p>
          </table:table-cell>
          <table:table-cell office:value-type="float" office:value="94.9943" calcext:value-type="float">
            <text:p>94.99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5" calcext:value-type="float">
            <text:p>47.7285</text:p>
          </table:table-cell>
          <table:table-cell office:value-type="float" office:value="75.7133" calcext:value-type="float">
            <text:p>75.7133</text:p>
          </table:table-cell>
          <table:table-cell office:value-type="float" office:value="93.8198" calcext:value-type="float">
            <text:p>93.81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62" calcext:value-type="float">
            <text:p>45.3962</text:p>
          </table:table-cell>
          <table:table-cell office:value-type="float" office:value="80.5034" calcext:value-type="float">
            <text:p>80.5034</text:p>
          </table:table-cell>
          <table:table-cell office:value-type="float" office:value="102.178" calcext:value-type="float">
            <text:p>102.1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13" calcext:value-type="float">
            <text:p>41.5213</text:p>
          </table:table-cell>
          <table:table-cell office:value-type="float" office:value="72.9062" calcext:value-type="float">
            <text:p>72.9062</text:p>
          </table:table-cell>
          <table:table-cell office:value-type="float" office:value="93.6582" calcext:value-type="float">
            <text:p>93.65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27" calcext:value-type="float">
            <text:p>43.7427</text:p>
          </table:table-cell>
          <table:table-cell office:value-type="float" office:value="62.0107" calcext:value-type="float">
            <text:p>62.0107</text:p>
          </table:table-cell>
          <table:table-cell office:value-type="float" office:value="76.3552" calcext:value-type="float">
            <text:p>76.35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611" calcext:value-type="float">
            <text:p>54.4611</text:p>
          </table:table-cell>
          <table:table-cell office:value-type="float" office:value="72.3151" calcext:value-type="float">
            <text:p>72.3151</text:p>
          </table:table-cell>
          <table:table-cell office:value-type="float" office:value="94.8918" calcext:value-type="float">
            <text:p>94.89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4" calcext:value-type="float">
            <text:p>47.7274</text:p>
          </table:table-cell>
          <table:table-cell office:value-type="float" office:value="75.7117" calcext:value-type="float">
            <text:p>75.7117</text:p>
          </table:table-cell>
          <table:table-cell office:value-type="float" office:value="93.8181" calcext:value-type="float">
            <text:p>93.81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98" calcext:value-type="float">
            <text:p>45.3898</text:p>
          </table:table-cell>
          <table:table-cell office:value-type="float" office:value="80.4956" calcext:value-type="float">
            <text:p>80.4956</text:p>
          </table:table-cell>
          <table:table-cell office:value-type="float" office:value="102.173" calcext:value-type="float">
            <text:p>102.1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26" calcext:value-type="float">
            <text:p>41.5226</text:p>
          </table:table-cell>
          <table:table-cell office:value-type="float" office:value="72.9074" calcext:value-type="float">
            <text:p>72.9074</text:p>
          </table:table-cell>
          <table:table-cell office:value-type="float" office:value="93.6583" calcext:value-type="float">
            <text:p>93.658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11" calcext:value-type="float">
            <text:p>43.7411</text:p>
          </table:table-cell>
          <table:table-cell office:value-type="float" office:value="62.0057" calcext:value-type="float">
            <text:p>62.0057</text:p>
          </table:table-cell>
          <table:table-cell office:value-type="float" office:value="76.3452" calcext:value-type="float">
            <text:p>76.345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138" calcext:value-type="float">
            <text:p>54.4138</text:p>
          </table:table-cell>
          <table:table-cell office:value-type="float" office:value="72.2221" calcext:value-type="float">
            <text:p>72.2221</text:p>
          </table:table-cell>
          <table:table-cell office:value-type="float" office:value="94.7937" calcext:value-type="float">
            <text:p>94.79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5" calcext:value-type="float">
            <text:p>47.7275</text:p>
          </table:table-cell>
          <table:table-cell office:value-type="float" office:value="75.7117" calcext:value-type="float">
            <text:p>75.7117</text:p>
          </table:table-cell>
          <table:table-cell office:value-type="float" office:value="93.8181" calcext:value-type="float">
            <text:p>93.81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28" calcext:value-type="float">
            <text:p>45.3828</text:p>
          </table:table-cell>
          <table:table-cell office:value-type="float" office:value="80.4862" calcext:value-type="float">
            <text:p>80.4862</text:p>
          </table:table-cell>
          <table:table-cell office:value-type="float" office:value="102.164" calcext:value-type="float">
            <text:p>102.1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42" calcext:value-type="float">
            <text:p>41.5242</text:p>
          </table:table-cell>
          <table:table-cell office:value-type="float" office:value="72.9094" calcext:value-type="float">
            <text:p>72.9094</text:p>
          </table:table-cell>
          <table:table-cell office:value-type="float" office:value="93.6598" calcext:value-type="float">
            <text:p>93.65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9" calcext:value-type="float">
            <text:p>43.739</text:p>
          </table:table-cell>
          <table:table-cell office:value-type="float" office:value="61.9998" calcext:value-type="float">
            <text:p>61.9998</text:p>
          </table:table-cell>
          <table:table-cell office:value-type="float" office:value="76.3341" calcext:value-type="float">
            <text:p>76.33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254" calcext:value-type="float">
            <text:p>54.3254</text:p>
          </table:table-cell>
          <table:table-cell office:value-type="float" office:value="72.0441" calcext:value-type="float">
            <text:p>72.0441</text:p>
          </table:table-cell>
          <table:table-cell office:value-type="float" office:value="94.6015" calcext:value-type="float">
            <text:p>94.601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2" calcext:value-type="float">
            <text:p>47.7282</text:p>
          </table:table-cell>
          <table:table-cell office:value-type="float" office:value="75.7129" calcext:value-type="float">
            <text:p>75.7129</text:p>
          </table:table-cell>
          <table:table-cell office:value-type="float" office:value="93.8197" calcext:value-type="float">
            <text:p>93.819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75" calcext:value-type="float">
            <text:p>45.3775</text:p>
          </table:table-cell>
          <table:table-cell office:value-type="float" office:value="80.4785" calcext:value-type="float">
            <text:p>80.4785</text:p>
          </table:table-cell>
          <table:table-cell office:value-type="float" office:value="102.156" calcext:value-type="float">
            <text:p>102.1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254" calcext:value-type="float">
            <text:p>41.5254</text:p>
          </table:table-cell>
          <table:table-cell office:value-type="float" office:value="72.911" calcext:value-type="float">
            <text:p>72.911</text:p>
          </table:table-cell>
          <table:table-cell office:value-type="float" office:value="93.6611" calcext:value-type="float">
            <text:p>93.66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76" calcext:value-type="float">
            <text:p>43.7376</text:p>
          </table:table-cell>
          <table:table-cell office:value-type="float" office:value="61.9967" calcext:value-type="float">
            <text:p>61.9967</text:p>
          </table:table-cell>
          <table:table-cell office:value-type="float" office:value="76.3297" calcext:value-type="float">
            <text:p>76.32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86" calcext:value-type="float">
            <text:p>54.286</text:p>
          </table:table-cell>
          <table:table-cell office:value-type="float" office:value="71.9723" calcext:value-type="float">
            <text:p>71.9723</text:p>
          </table:table-cell>
          <table:table-cell office:value-type="float" office:value="94.528" calcext:value-type="float">
            <text:p>94.5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3" calcext:value-type="float">
            <text:p>47.7293</text:p>
          </table:table-cell>
          <table:table-cell office:value-type="float" office:value="75.7148" calcext:value-type="float">
            <text:p>75.7148</text:p>
          </table:table-cell>
          <table:table-cell office:value-type="float" office:value="93.822" calcext:value-type="float">
            <text:p>93.8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72" calcext:value-type="float">
            <text:p>45.3772</text:p>
          </table:table-cell>
          <table:table-cell office:value-type="float" office:value="80.4782" calcext:value-type="float">
            <text:p>80.4782</text:p>
          </table:table-cell>
          <table:table-cell office:value-type="float" office:value="102.156" calcext:value-type="float">
            <text:p>102.1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17" calcext:value-type="float">
            <text:p>41.5317</text:p>
          </table:table-cell>
          <table:table-cell office:value-type="float" office:value="72.92" calcext:value-type="float">
            <text:p>72.92</text:p>
          </table:table-cell>
          <table:table-cell office:value-type="float" office:value="93.6703" calcext:value-type="float">
            <text:p>93.67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66" calcext:value-type="float">
            <text:p>43.7366</text:p>
          </table:table-cell>
          <table:table-cell office:value-type="float" office:value="61.9947" calcext:value-type="float">
            <text:p>61.9947</text:p>
          </table:table-cell>
          <table:table-cell office:value-type="float" office:value="76.3271" calcext:value-type="float">
            <text:p>76.32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651" calcext:value-type="float">
            <text:p>54.2651</text:p>
          </table:table-cell>
          <table:table-cell office:value-type="float" office:value="71.9342" calcext:value-type="float">
            <text:p>71.9342</text:p>
          </table:table-cell>
          <table:table-cell office:value-type="float" office:value="94.4888" calcext:value-type="float">
            <text:p>94.48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9" calcext:value-type="float">
            <text:p>47.7299</text:p>
          </table:table-cell>
          <table:table-cell office:value-type="float" office:value="75.7159" calcext:value-type="float">
            <text:p>75.7159</text:p>
          </table:table-cell>
          <table:table-cell office:value-type="float" office:value="93.8236" calcext:value-type="float">
            <text:p>93.82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5" calcext:value-type="float">
            <text:p>45.3765</text:p>
          </table:table-cell>
          <table:table-cell office:value-type="float" office:value="80.4773" calcext:value-type="float">
            <text:p>80.4773</text:p>
          </table:table-cell>
          <table:table-cell office:value-type="float" office:value="102.155" calcext:value-type="float">
            <text:p>102.1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11" calcext:value-type="float">
            <text:p>41.5411</text:p>
          </table:table-cell>
          <table:table-cell office:value-type="float" office:value="72.9335" calcext:value-type="float">
            <text:p>72.9335</text:p>
          </table:table-cell>
          <table:table-cell office:value-type="float" office:value="93.6842" calcext:value-type="float">
            <text:p>93.68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54" calcext:value-type="float">
            <text:p>43.7354</text:p>
          </table:table-cell>
          <table:table-cell office:value-type="float" office:value="61.9922" calcext:value-type="float">
            <text:p>61.9922</text:p>
          </table:table-cell>
          <table:table-cell office:value-type="float" office:value="76.3236" calcext:value-type="float">
            <text:p>76.32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348" calcext:value-type="float">
            <text:p>54.2348</text:p>
          </table:table-cell>
          <table:table-cell office:value-type="float" office:value="71.8768" calcext:value-type="float">
            <text:p>71.8768</text:p>
          </table:table-cell>
          <table:table-cell office:value-type="float" office:value="94.4272" calcext:value-type="float">
            <text:p>94.42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06" calcext:value-type="float">
            <text:p>47.7306</text:p>
          </table:table-cell>
          <table:table-cell office:value-type="float" office:value="75.7173" calcext:value-type="float">
            <text:p>75.7173</text:p>
          </table:table-cell>
          <table:table-cell office:value-type="float" office:value="93.8254" calcext:value-type="float">
            <text:p>93.825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" calcext:value-type="float">
            <text:p>45.376</text:p>
          </table:table-cell>
          <table:table-cell office:value-type="float" office:value="80.4766" calcext:value-type="float">
            <text:p>80.4766</text:p>
          </table:table-cell>
          <table:table-cell office:value-type="float" office:value="102.155" calcext:value-type="float">
            <text:p>102.15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45" calcext:value-type="float">
            <text:p>41.5545</text:p>
          </table:table-cell>
          <table:table-cell office:value-type="float" office:value="72.9536" calcext:value-type="float">
            <text:p>72.9536</text:p>
          </table:table-cell>
          <table:table-cell office:value-type="float" office:value="93.7057" calcext:value-type="float">
            <text:p>93.705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54" calcext:value-type="float">
            <text:p>43.7354</text:p>
          </table:table-cell>
          <table:table-cell office:value-type="float" office:value="61.9918" calcext:value-type="float">
            <text:p>61.9918</text:p>
          </table:table-cell>
          <table:table-cell office:value-type="float" office:value="76.3226" calcext:value-type="float">
            <text:p>76.32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011" calcext:value-type="float">
            <text:p>54.2011</text:p>
          </table:table-cell>
          <table:table-cell office:value-type="float" office:value="71.8103" calcext:value-type="float">
            <text:p>71.8103</text:p>
          </table:table-cell>
          <table:table-cell office:value-type="float" office:value="94.3548" calcext:value-type="float">
            <text:p>94.35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3" calcext:value-type="float">
            <text:p>47.7313</text:p>
          </table:table-cell>
          <table:table-cell office:value-type="float" office:value="75.7187" calcext:value-type="float">
            <text:p>75.7187</text:p>
          </table:table-cell>
          <table:table-cell office:value-type="float" office:value="93.8276" calcext:value-type="float">
            <text:p>93.82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38" calcext:value-type="float">
            <text:p>45.3738</text:p>
          </table:table-cell>
          <table:table-cell office:value-type="float" office:value="80.4735" calcext:value-type="float">
            <text:p>80.4735</text:p>
          </table:table-cell>
          <table:table-cell office:value-type="float" office:value="102.151" calcext:value-type="float">
            <text:p>102.1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15" calcext:value-type="float">
            <text:p>41.5615</text:p>
          </table:table-cell>
          <table:table-cell office:value-type="float" office:value="72.9637" calcext:value-type="float">
            <text:p>72.9637</text:p>
          </table:table-cell>
          <table:table-cell office:value-type="float" office:value="93.7163" calcext:value-type="float">
            <text:p>93.716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79" calcext:value-type="float">
            <text:p>43.7379</text:p>
          </table:table-cell>
          <table:table-cell office:value-type="float" office:value="61.9956" calcext:value-type="float">
            <text:p>61.9956</text:p>
          </table:table-cell>
          <table:table-cell office:value-type="float" office:value="76.3255" calcext:value-type="float">
            <text:p>76.32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543" calcext:value-type="float">
            <text:p>54.1543</text:p>
          </table:table-cell>
          <table:table-cell office:value-type="float" office:value="71.7181" calcext:value-type="float">
            <text:p>71.7181</text:p>
          </table:table-cell>
          <table:table-cell office:value-type="float" office:value="94.254" calcext:value-type="float">
            <text:p>94.2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5" calcext:value-type="float">
            <text:p>47.7315</text:p>
          </table:table-cell>
          <table:table-cell office:value-type="float" office:value="75.7191" calcext:value-type="float">
            <text:p>75.7191</text:p>
          </table:table-cell>
          <table:table-cell office:value-type="float" office:value="93.8282" calcext:value-type="float">
            <text:p>93.828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2" calcext:value-type="float">
            <text:p>45.372</text:p>
          </table:table-cell>
          <table:table-cell office:value-type="float" office:value="80.4716" calcext:value-type="float">
            <text:p>80.4716</text:p>
          </table:table-cell>
          <table:table-cell office:value-type="float" office:value="102.15" calcext:value-type="float">
            <text:p>102.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51" calcext:value-type="float">
            <text:p>41.5751</text:p>
          </table:table-cell>
          <table:table-cell office:value-type="float" office:value="72.9837" calcext:value-type="float">
            <text:p>72.9837</text:p>
          </table:table-cell>
          <table:table-cell office:value-type="float" office:value="93.7376" calcext:value-type="float">
            <text:p>93.737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34" calcext:value-type="float">
            <text:p>43.7434</text:p>
          </table:table-cell>
          <table:table-cell office:value-type="float" office:value="62.0055" calcext:value-type="float">
            <text:p>62.0055</text:p>
          </table:table-cell>
          <table:table-cell office:value-type="float" office:value="76.3364" calcext:value-type="float">
            <text:p>76.33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021" calcext:value-type="float">
            <text:p>54.1021</text:p>
          </table:table-cell>
          <table:table-cell office:value-type="float" office:value="71.611" calcext:value-type="float">
            <text:p>71.611</text:p>
          </table:table-cell>
          <table:table-cell office:value-type="float" office:value="94.1352" calcext:value-type="float">
            <text:p>94.13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9" calcext:value-type="float">
            <text:p>47.7319</text:p>
          </table:table-cell>
          <table:table-cell office:value-type="float" office:value="75.7198" calcext:value-type="float">
            <text:p>75.7198</text:p>
          </table:table-cell>
          <table:table-cell office:value-type="float" office:value="93.829" calcext:value-type="float">
            <text:p>93.8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9" calcext:value-type="float">
            <text:p>45.369</text:p>
          </table:table-cell>
          <table:table-cell office:value-type="float" office:value="80.4675" calcext:value-type="float">
            <text:p>80.4675</text:p>
          </table:table-cell>
          <table:table-cell office:value-type="float" office:value="102.147" calcext:value-type="float">
            <text:p>102.14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66" calcext:value-type="float">
            <text:p>41.5866</text:p>
          </table:table-cell>
          <table:table-cell office:value-type="float" office:value="73.0002" calcext:value-type="float">
            <text:p>73.0002</text:p>
          </table:table-cell>
          <table:table-cell office:value-type="float" office:value="93.7543" calcext:value-type="float">
            <text:p>93.75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77" calcext:value-type="float">
            <text:p>43.7477</text:p>
          </table:table-cell>
          <table:table-cell office:value-type="float" office:value="62.0129" calcext:value-type="float">
            <text:p>62.0129</text:p>
          </table:table-cell>
          <table:table-cell office:value-type="float" office:value="76.3441" calcext:value-type="float">
            <text:p>76.34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495" calcext:value-type="float">
            <text:p>54.0495</text:p>
          </table:table-cell>
          <table:table-cell office:value-type="float" office:value="71.5032" calcext:value-type="float">
            <text:p>71.5032</text:p>
          </table:table-cell>
          <table:table-cell office:value-type="float" office:value="94.0157" calcext:value-type="float">
            <text:p>94.015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2" calcext:value-type="float">
            <text:p>47.7322</text:p>
          </table:table-cell>
          <table:table-cell office:value-type="float" office:value="75.7203" calcext:value-type="float">
            <text:p>75.7203</text:p>
          </table:table-cell>
          <table:table-cell office:value-type="float" office:value="93.8296" calcext:value-type="float">
            <text:p>93.82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72" calcext:value-type="float">
            <text:p>45.3672</text:p>
          </table:table-cell>
          <table:table-cell office:value-type="float" office:value="80.4649" calcext:value-type="float">
            <text:p>80.4649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06" calcext:value-type="float">
            <text:p>41.6006</text:p>
          </table:table-cell>
          <table:table-cell office:value-type="float" office:value="73.0209" calcext:value-type="float">
            <text:p>73.0209</text:p>
          </table:table-cell>
          <table:table-cell office:value-type="float" office:value="93.7763" calcext:value-type="float">
            <text:p>93.776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3" calcext:value-type="float">
            <text:p>43.753</text:p>
          </table:table-cell>
          <table:table-cell office:value-type="float" office:value="62.0212" calcext:value-type="float">
            <text:p>62.0212</text:p>
          </table:table-cell>
          <table:table-cell office:value-type="float" office:value="76.3509" calcext:value-type="float">
            <text:p>76.35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346" calcext:value-type="float">
            <text:p>54.0346</text:p>
          </table:table-cell>
          <table:table-cell office:value-type="float" office:value="71.4729" calcext:value-type="float">
            <text:p>71.4729</text:p>
          </table:table-cell>
          <table:table-cell office:value-type="float" office:value="93.9817" calcext:value-type="float">
            <text:p>93.98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6" calcext:value-type="float">
            <text:p>47.7326</text:p>
          </table:table-cell>
          <table:table-cell office:value-type="float" office:value="75.7211" calcext:value-type="float">
            <text:p>75.7211</text:p>
          </table:table-cell>
          <table:table-cell office:value-type="float" office:value="93.8307" calcext:value-type="float">
            <text:p>93.83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53" calcext:value-type="float">
            <text:p>45.3653</text:p>
          </table:table-cell>
          <table:table-cell office:value-type="float" office:value="80.4621" calcext:value-type="float">
            <text:p>80.4621</text:p>
          </table:table-cell>
          <table:table-cell office:value-type="float" office:value="102.141" calcext:value-type="float">
            <text:p>102.1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42" calcext:value-type="float">
            <text:p>41.6142</text:p>
          </table:table-cell>
          <table:table-cell office:value-type="float" office:value="73.0404" calcext:value-type="float">
            <text:p>73.0404</text:p>
          </table:table-cell>
          <table:table-cell office:value-type="float" office:value="93.7962" calcext:value-type="float">
            <text:p>93.79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48" calcext:value-type="float">
            <text:p>43.7548</text:p>
          </table:table-cell>
          <table:table-cell office:value-type="float" office:value="62.0233" calcext:value-type="float">
            <text:p>62.0233</text:p>
          </table:table-cell>
          <table:table-cell office:value-type="float" office:value="76.351" calcext:value-type="float">
            <text:p>76.3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75" calcext:value-type="float">
            <text:p>53.975</text:p>
          </table:table-cell>
          <table:table-cell office:value-type="float" office:value="71.3431" calcext:value-type="float">
            <text:p>71.3431</text:p>
          </table:table-cell>
          <table:table-cell office:value-type="float" office:value="93.8317" calcext:value-type="float">
            <text:p>93.83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7" calcext:value-type="float">
            <text:p>47.7327</text:p>
          </table:table-cell>
          <table:table-cell office:value-type="float" office:value="75.7215" calcext:value-type="float">
            <text:p>75.7215</text:p>
          </table:table-cell>
          <table:table-cell office:value-type="float" office:value="93.8314" calcext:value-type="float">
            <text:p>93.83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46" calcext:value-type="float">
            <text:p>45.3646</text:p>
          </table:table-cell>
          <table:table-cell office:value-type="float" office:value="80.4609" calcext:value-type="float">
            <text:p>80.460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82" calcext:value-type="float">
            <text:p>41.6182</text:p>
          </table:table-cell>
          <table:table-cell office:value-type="float" office:value="73.0458" calcext:value-type="float">
            <text:p>73.0458</text:p>
          </table:table-cell>
          <table:table-cell office:value-type="float" office:value="93.8011" calcext:value-type="float">
            <text:p>93.80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73" calcext:value-type="float">
            <text:p>43.7573</text:p>
          </table:table-cell>
          <table:table-cell office:value-type="float" office:value="62.0269" calcext:value-type="float">
            <text:p>62.0269</text:p>
          </table:table-cell>
          <table:table-cell office:value-type="float" office:value="76.3535" calcext:value-type="float">
            <text:p>76.35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429" calcext:value-type="float">
            <text:p>53.9429</text:p>
          </table:table-cell>
          <table:table-cell office:value-type="float" office:value="71.2747" calcext:value-type="float">
            <text:p>71.2747</text:p>
          </table:table-cell>
          <table:table-cell office:value-type="float" office:value="93.7523" calcext:value-type="float">
            <text:p>93.75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9" calcext:value-type="float">
            <text:p>47.7329</text:p>
          </table:table-cell>
          <table:table-cell office:value-type="float" office:value="75.7218" calcext:value-type="float">
            <text:p>75.7218</text:p>
          </table:table-cell>
          <table:table-cell office:value-type="float" office:value="93.8319" calcext:value-type="float">
            <text:p>93.83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35" calcext:value-type="float">
            <text:p>45.3635</text:p>
          </table:table-cell>
          <table:table-cell office:value-type="float" office:value="80.4593" calcext:value-type="float">
            <text:p>80.4593</text:p>
          </table:table-cell>
          <table:table-cell office:value-type="float" office:value="102.137" calcext:value-type="float">
            <text:p>102.1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74" calcext:value-type="float">
            <text:p>41.6274</text:p>
          </table:table-cell>
          <table:table-cell office:value-type="float" office:value="73.0589" calcext:value-type="float">
            <text:p>73.0589</text:p>
          </table:table-cell>
          <table:table-cell office:value-type="float" office:value="93.8142" calcext:value-type="float">
            <text:p>93.81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93" calcext:value-type="float">
            <text:p>43.7593</text:p>
          </table:table-cell>
          <table:table-cell office:value-type="float" office:value="62.0297" calcext:value-type="float">
            <text:p>62.0297</text:p>
          </table:table-cell>
          <table:table-cell office:value-type="float" office:value="76.3551" calcext:value-type="float">
            <text:p>76.35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037" calcext:value-type="float">
            <text:p>53.9037</text:p>
          </table:table-cell>
          <table:table-cell office:value-type="float" office:value="71.1951" calcext:value-type="float">
            <text:p>71.1951</text:p>
          </table:table-cell>
          <table:table-cell office:value-type="float" office:value="93.6633" calcext:value-type="float">
            <text:p>93.66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1" calcext:value-type="float">
            <text:p>47.7331</text:p>
          </table:table-cell>
          <table:table-cell office:value-type="float" office:value="75.7222" calcext:value-type="float">
            <text:p>75.7222</text:p>
          </table:table-cell>
          <table:table-cell office:value-type="float" office:value="93.8325" calcext:value-type="float">
            <text:p>93.832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4" calcext:value-type="float">
            <text:p>45.364</text:p>
          </table:table-cell>
          <table:table-cell office:value-type="float" office:value="80.4597" calcext:value-type="float">
            <text:p>80.4597</text:p>
          </table:table-cell>
          <table:table-cell office:value-type="float" office:value="102.137" calcext:value-type="float">
            <text:p>102.13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51" calcext:value-type="float">
            <text:p>41.6351</text:p>
          </table:table-cell>
          <table:table-cell office:value-type="float" office:value="73.0699" calcext:value-type="float">
            <text:p>73.0699</text:p>
          </table:table-cell>
          <table:table-cell office:value-type="float" office:value="93.8252" calcext:value-type="float">
            <text:p>93.825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43" calcext:value-type="float">
            <text:p>43.7643</text:p>
          </table:table-cell>
          <table:table-cell office:value-type="float" office:value="62.0375" calcext:value-type="float">
            <text:p>62.0375</text:p>
          </table:table-cell>
          <table:table-cell office:value-type="float" office:value="76.3615" calcext:value-type="float">
            <text:p>76.36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752" calcext:value-type="float">
            <text:p>53.8752</text:p>
          </table:table-cell>
          <table:table-cell office:value-type="float" office:value="71.1381" calcext:value-type="float">
            <text:p>71.1381</text:p>
          </table:table-cell>
          <table:table-cell office:value-type="float" office:value="93.5997" calcext:value-type="float">
            <text:p>93.59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" calcext:value-type="float">
            <text:p>47.733</text:p>
          </table:table-cell>
          <table:table-cell office:value-type="float" office:value="75.7221" calcext:value-type="float">
            <text:p>75.7221</text:p>
          </table:table-cell>
          <table:table-cell office:value-type="float" office:value="93.8323" calcext:value-type="float">
            <text:p>93.83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63" calcext:value-type="float">
            <text:p>45.3663</text:p>
          </table:table-cell>
          <table:table-cell office:value-type="float" office:value="80.4629" calcext:value-type="float">
            <text:p>80.4629</text:p>
          </table:table-cell>
          <table:table-cell office:value-type="float" office:value="102.14" calcext:value-type="float">
            <text:p>102.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73" calcext:value-type="float">
            <text:p>41.6473</text:p>
          </table:table-cell>
          <table:table-cell office:value-type="float" office:value="73.0873" calcext:value-type="float">
            <text:p>73.0873</text:p>
          </table:table-cell>
          <table:table-cell office:value-type="float" office:value="93.8428" calcext:value-type="float">
            <text:p>93.84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83" calcext:value-type="float">
            <text:p>43.7683</text:p>
          </table:table-cell>
          <table:table-cell office:value-type="float" office:value="62.0439" calcext:value-type="float">
            <text:p>62.0439</text:p>
          </table:table-cell>
          <table:table-cell office:value-type="float" office:value="76.3671" calcext:value-type="float">
            <text:p>76.36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578" calcext:value-type="float">
            <text:p>53.8578</text:p>
          </table:table-cell>
          <table:table-cell office:value-type="float" office:value="71.1015" calcext:value-type="float">
            <text:p>71.1015</text:p>
          </table:table-cell>
          <table:table-cell office:value-type="float" office:value="93.5572" calcext:value-type="float">
            <text:p>93.55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2" calcext:value-type="float">
            <text:p>47.7342</text:p>
          </table:table-cell>
          <table:table-cell office:value-type="float" office:value="75.7241" calcext:value-type="float">
            <text:p>75.7241</text:p>
          </table:table-cell>
          <table:table-cell office:value-type="float" office:value="93.8348" calcext:value-type="float">
            <text:p>93.834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15" calcext:value-type="float">
            <text:p>45.3715</text:p>
          </table:table-cell>
          <table:table-cell office:value-type="float" office:value="80.4705" calcext:value-type="float">
            <text:p>80.4705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26" calcext:value-type="float">
            <text:p>41.6626</text:p>
          </table:table-cell>
          <table:table-cell office:value-type="float" office:value="73.1096" calcext:value-type="float">
            <text:p>73.1096</text:p>
          </table:table-cell>
          <table:table-cell office:value-type="float" office:value="93.8661" calcext:value-type="float">
            <text:p>93.86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4" calcext:value-type="float">
            <text:p>43.774</text:p>
          </table:table-cell>
          <table:table-cell office:value-type="float" office:value="62.0531" calcext:value-type="float">
            <text:p>62.0531</text:p>
          </table:table-cell>
          <table:table-cell office:value-type="float" office:value="76.3756" calcext:value-type="float">
            <text:p>76.37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482" calcext:value-type="float">
            <text:p>53.8482</text:p>
          </table:table-cell>
          <table:table-cell office:value-type="float" office:value="71.0801" calcext:value-type="float">
            <text:p>71.0801</text:p>
          </table:table-cell>
          <table:table-cell office:value-type="float" office:value="93.5319" calcext:value-type="float">
            <text:p>93.531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71" calcext:value-type="float">
            <text:p>47.7371</text:p>
          </table:table-cell>
          <table:table-cell office:value-type="float" office:value="75.7291" calcext:value-type="float">
            <text:p>75.7291</text:p>
          </table:table-cell>
          <table:table-cell office:value-type="float" office:value="93.8406" calcext:value-type="float">
            <text:p>93.84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1" calcext:value-type="float">
            <text:p>45.3741</text:p>
          </table:table-cell>
          <table:table-cell office:value-type="float" office:value="80.4742" calcext:value-type="float">
            <text:p>80.4742</text:p>
          </table:table-cell>
          <table:table-cell office:value-type="float" office:value="102.152" calcext:value-type="float">
            <text:p>102.15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76" calcext:value-type="float">
            <text:p>41.6776</text:p>
          </table:table-cell>
          <table:table-cell office:value-type="float" office:value="73.1327" calcext:value-type="float">
            <text:p>73.1327</text:p>
          </table:table-cell>
          <table:table-cell office:value-type="float" office:value="93.8921" calcext:value-type="float">
            <text:p>93.89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31" calcext:value-type="float">
            <text:p>43.7831</text:p>
          </table:table-cell>
          <table:table-cell office:value-type="float" office:value="62.0679" calcext:value-type="float">
            <text:p>62.0679</text:p>
          </table:table-cell>
          <table:table-cell office:value-type="float" office:value="76.3892" calcext:value-type="float">
            <text:p>76.38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464" calcext:value-type="float">
            <text:p>53.8464</text:p>
          </table:table-cell>
          <table:table-cell office:value-type="float" office:value="71.0771" calcext:value-type="float">
            <text:p>71.0771</text:p>
          </table:table-cell>
          <table:table-cell office:value-type="float" office:value="93.5288" calcext:value-type="float">
            <text:p>93.52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13" calcext:value-type="float">
            <text:p>47.7413</text:p>
          </table:table-cell>
          <table:table-cell office:value-type="float" office:value="75.7361" calcext:value-type="float">
            <text:p>75.7361</text:p>
          </table:table-cell>
          <table:table-cell office:value-type="float" office:value="93.849" calcext:value-type="float">
            <text:p>93.8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71" calcext:value-type="float">
            <text:p>45.3771</text:p>
          </table:table-cell>
          <table:table-cell office:value-type="float" office:value="80.479" calcext:value-type="float">
            <text:p>80.479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22" calcext:value-type="float">
            <text:p>41.6922</text:p>
          </table:table-cell>
          <table:table-cell office:value-type="float" office:value="73.1537" calcext:value-type="float">
            <text:p>73.1537</text:p>
          </table:table-cell>
          <table:table-cell office:value-type="float" office:value="93.9136" calcext:value-type="float">
            <text:p>93.91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85" calcext:value-type="float">
            <text:p>43.7885</text:p>
          </table:table-cell>
          <table:table-cell office:value-type="float" office:value="62.0764" calcext:value-type="float">
            <text:p>62.0764</text:p>
          </table:table-cell>
          <table:table-cell office:value-type="float" office:value="76.3965" calcext:value-type="float">
            <text:p>76.39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452" calcext:value-type="float">
            <text:p>53.8452</text:p>
          </table:table-cell>
          <table:table-cell office:value-type="float" office:value="71.074" calcext:value-type="float">
            <text:p>71.074</text:p>
          </table:table-cell>
          <table:table-cell office:value-type="float" office:value="93.5241" calcext:value-type="float">
            <text:p>93.52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4" calcext:value-type="float">
            <text:p>47.7484</text:p>
          </table:table-cell>
          <table:table-cell office:value-type="float" office:value="75.7479" calcext:value-type="float">
            <text:p>75.7479</text:p>
          </table:table-cell>
          <table:table-cell office:value-type="float" office:value="93.8621" calcext:value-type="float">
            <text:p>93.86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9" calcext:value-type="float">
            <text:p>45.3769</text:p>
          </table:table-cell>
          <table:table-cell office:value-type="float" office:value="80.479" calcext:value-type="float">
            <text:p>80.479</text:p>
          </table:table-cell>
          <table:table-cell office:value-type="float" office:value="102.159" calcext:value-type="float">
            <text:p>102.15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64" calcext:value-type="float">
            <text:p>41.7064</text:p>
          </table:table-cell>
          <table:table-cell office:value-type="float" office:value="73.1745" calcext:value-type="float">
            <text:p>73.1745</text:p>
          </table:table-cell>
          <table:table-cell office:value-type="float" office:value="93.9352" calcext:value-type="float">
            <text:p>93.935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61" calcext:value-type="float">
            <text:p>43.7961</text:p>
          </table:table-cell>
          <table:table-cell office:value-type="float" office:value="62.0891" calcext:value-type="float">
            <text:p>62.0891</text:p>
          </table:table-cell>
          <table:table-cell office:value-type="float" office:value="76.4085" calcext:value-type="float">
            <text:p>76.40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455" calcext:value-type="float">
            <text:p>53.8455</text:p>
          </table:table-cell>
          <table:table-cell office:value-type="float" office:value="71.074" calcext:value-type="float">
            <text:p>71.074</text:p>
          </table:table-cell>
          <table:table-cell office:value-type="float" office:value="93.5235" calcext:value-type="float">
            <text:p>93.523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506" calcext:value-type="float">
            <text:p>47.7506</text:p>
          </table:table-cell>
          <table:table-cell office:value-type="float" office:value="75.7514" calcext:value-type="float">
            <text:p>75.7514</text:p>
          </table:table-cell>
          <table:table-cell office:value-type="float" office:value="93.8659" calcext:value-type="float">
            <text:p>93.86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19" calcext:value-type="float">
            <text:p>45.3819</text:p>
          </table:table-cell>
          <table:table-cell office:value-type="float" office:value="80.4862" calcext:value-type="float">
            <text:p>80.4862</text:p>
          </table:table-cell>
          <table:table-cell office:value-type="float" office:value="102.166" calcext:value-type="float">
            <text:p>102.1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" calcext:value-type="float">
            <text:p>41.72</text:p>
          </table:table-cell>
          <table:table-cell office:value-type="float" office:value="73.1945" calcext:value-type="float">
            <text:p>73.1945</text:p>
          </table:table-cell>
          <table:table-cell office:value-type="float" office:value="93.9565" calcext:value-type="float">
            <text:p>93.956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83" calcext:value-type="float">
            <text:p>43.8083</text:p>
          </table:table-cell>
          <table:table-cell office:value-type="float" office:value="62.1104" calcext:value-type="float">
            <text:p>62.1104</text:p>
          </table:table-cell>
          <table:table-cell office:value-type="float" office:value="76.4316" calcext:value-type="float">
            <text:p>76.43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407" calcext:value-type="float">
            <text:p>53.8407</text:p>
          </table:table-cell>
          <table:table-cell office:value-type="float" office:value="71.0598" calcext:value-type="float">
            <text:p>71.0598</text:p>
          </table:table-cell>
          <table:table-cell office:value-type="float" office:value="93.5048" calcext:value-type="float">
            <text:p>93.50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9" calcext:value-type="float">
            <text:p>47.749</text:p>
          </table:table-cell>
          <table:table-cell office:value-type="float" office:value="75.7491" calcext:value-type="float">
            <text:p>75.7491</text:p>
          </table:table-cell>
          <table:table-cell office:value-type="float" office:value="93.8639" calcext:value-type="float">
            <text:p>93.863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" calcext:value-type="float">
            <text:p>45.384</text:p>
          </table:table-cell>
          <table:table-cell office:value-type="float" office:value="80.4883" calcext:value-type="float">
            <text:p>80.4883</text:p>
          </table:table-cell>
          <table:table-cell office:value-type="float" office:value="102.166" calcext:value-type="float">
            <text:p>102.1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64" calcext:value-type="float">
            <text:p>41.7264</text:p>
          </table:table-cell>
          <table:table-cell office:value-type="float" office:value="73.2034" calcext:value-type="float">
            <text:p>73.2034</text:p>
          </table:table-cell>
          <table:table-cell office:value-type="float" office:value="93.9649" calcext:value-type="float">
            <text:p>93.964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4" calcext:value-type="float">
            <text:p>43.814</text:p>
          </table:table-cell>
          <table:table-cell office:value-type="float" office:value="62.1202" calcext:value-type="float">
            <text:p>62.1202</text:p>
          </table:table-cell>
          <table:table-cell office:value-type="float" office:value="76.4417" calcext:value-type="float">
            <text:p>76.44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128" calcext:value-type="float">
            <text:p>53.8128</text:p>
          </table:table-cell>
          <table:table-cell office:value-type="float" office:value="70.9934" calcext:value-type="float">
            <text:p>70.9934</text:p>
          </table:table-cell>
          <table:table-cell office:value-type="float" office:value="93.4244" calcext:value-type="float">
            <text:p>93.42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7" calcext:value-type="float">
            <text:p>47.7487</text:p>
          </table:table-cell>
          <table:table-cell office:value-type="float" office:value="75.7486" calcext:value-type="float">
            <text:p>75.7486</text:p>
          </table:table-cell>
          <table:table-cell office:value-type="float" office:value="93.8631" calcext:value-type="float">
            <text:p>93.86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7" calcext:value-type="float">
            <text:p>45.387</text:p>
          </table:table-cell>
          <table:table-cell office:value-type="float" office:value="80.4922" calcext:value-type="float">
            <text:p>80.4922</text:p>
          </table:table-cell>
          <table:table-cell office:value-type="float" office:value="102.17" calcext:value-type="float">
            <text:p>102.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92" calcext:value-type="float">
            <text:p>41.7292</text:p>
          </table:table-cell>
          <table:table-cell office:value-type="float" office:value="73.2071" calcext:value-type="float">
            <text:p>73.2071</text:p>
          </table:table-cell>
          <table:table-cell office:value-type="float" office:value="93.9682" calcext:value-type="float">
            <text:p>93.96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92" calcext:value-type="float">
            <text:p>43.8192</text:p>
          </table:table-cell>
          <table:table-cell office:value-type="float" office:value="62.1296" calcext:value-type="float">
            <text:p>62.1296</text:p>
          </table:table-cell>
          <table:table-cell office:value-type="float" office:value="76.4523" calcext:value-type="float">
            <text:p>76.452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116" calcext:value-type="float">
            <text:p>53.8116</text:p>
          </table:table-cell>
          <table:table-cell office:value-type="float" office:value="70.9863" calcext:value-type="float">
            <text:p>70.9863</text:p>
          </table:table-cell>
          <table:table-cell office:value-type="float" office:value="93.4131" calcext:value-type="float">
            <text:p>93.41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3" calcext:value-type="float">
            <text:p>47.7483</text:p>
          </table:table-cell>
          <table:table-cell office:value-type="float" office:value="75.7476" calcext:value-type="float">
            <text:p>75.7476</text:p>
          </table:table-cell>
          <table:table-cell office:value-type="float" office:value="93.8615" calcext:value-type="float">
            <text:p>93.86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99" calcext:value-type="float">
            <text:p>45.3899</text:p>
          </table:table-cell>
          <table:table-cell office:value-type="float" office:value="80.4961" calcext:value-type="float">
            <text:p>80.4961</text:p>
          </table:table-cell>
          <table:table-cell office:value-type="float" office:value="102.173" calcext:value-type="float">
            <text:p>102.1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17" calcext:value-type="float">
            <text:p>41.7317</text:p>
          </table:table-cell>
          <table:table-cell office:value-type="float" office:value="73.2102" calcext:value-type="float">
            <text:p>73.2102</text:p>
          </table:table-cell>
          <table:table-cell office:value-type="float" office:value="93.9705" calcext:value-type="float">
            <text:p>93.97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48" calcext:value-type="float">
            <text:p>43.8248</text:p>
          </table:table-cell>
          <table:table-cell office:value-type="float" office:value="62.139" calcext:value-type="float">
            <text:p>62.139</text:p>
          </table:table-cell>
          <table:table-cell office:value-type="float" office:value="76.4619" calcext:value-type="float">
            <text:p>76.46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137" calcext:value-type="float">
            <text:p>53.8137</text:p>
          </table:table-cell>
          <table:table-cell office:value-type="float" office:value="70.9878" calcext:value-type="float">
            <text:p>70.9878</text:p>
          </table:table-cell>
          <table:table-cell office:value-type="float" office:value="93.4128" calcext:value-type="float">
            <text:p>93.41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78" calcext:value-type="float">
            <text:p>47.7478</text:p>
          </table:table-cell>
          <table:table-cell office:value-type="float" office:value="75.7467" calcext:value-type="float">
            <text:p>75.7467</text:p>
          </table:table-cell>
          <table:table-cell office:value-type="float" office:value="93.8601" calcext:value-type="float">
            <text:p>93.860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23" calcext:value-type="float">
            <text:p>45.3923</text:p>
          </table:table-cell>
          <table:table-cell office:value-type="float" office:value="80.4994" calcext:value-type="float">
            <text:p>80.4994</text:p>
          </table:table-cell>
          <table:table-cell office:value-type="float" office:value="102.176" calcext:value-type="float">
            <text:p>102.17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454" calcext:value-type="float">
            <text:p>41.7454</text:p>
          </table:table-cell>
          <table:table-cell office:value-type="float" office:value="73.2302" calcext:value-type="float">
            <text:p>73.2302</text:p>
          </table:table-cell>
          <table:table-cell office:value-type="float" office:value="93.9914" calcext:value-type="float">
            <text:p>93.991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61" calcext:value-type="float">
            <text:p>43.8261</text:p>
          </table:table-cell>
          <table:table-cell office:value-type="float" office:value="62.1407" calcext:value-type="float">
            <text:p>62.1407</text:p>
          </table:table-cell>
          <table:table-cell office:value-type="float" office:value="76.4625" calcext:value-type="float">
            <text:p>76.46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156" calcext:value-type="float">
            <text:p>53.8156</text:p>
          </table:table-cell>
          <table:table-cell office:value-type="float" office:value="70.9881" calcext:value-type="float">
            <text:p>70.9881</text:p>
          </table:table-cell>
          <table:table-cell office:value-type="float" office:value="93.4107" calcext:value-type="float">
            <text:p>93.410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77" calcext:value-type="float">
            <text:p>47.7477</text:p>
          </table:table-cell>
          <table:table-cell office:value-type="float" office:value="75.7463" calcext:value-type="float">
            <text:p>75.7463</text:p>
          </table:table-cell>
          <table:table-cell office:value-type="float" office:value="93.8592" calcext:value-type="float">
            <text:p>93.85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38" calcext:value-type="float">
            <text:p>45.3938</text:p>
          </table:table-cell>
          <table:table-cell office:value-type="float" office:value="80.5014" calcext:value-type="float">
            <text:p>80.5014</text:p>
          </table:table-cell>
          <table:table-cell office:value-type="float" office:value="102.178" calcext:value-type="float">
            <text:p>102.1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43" calcext:value-type="float">
            <text:p>41.7543</text:p>
          </table:table-cell>
          <table:table-cell office:value-type="float" office:value="73.2426" calcext:value-type="float">
            <text:p>73.2426</text:p>
          </table:table-cell>
          <table:table-cell office:value-type="float" office:value="94.0034" calcext:value-type="float">
            <text:p>94.003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92" calcext:value-type="float">
            <text:p>43.8292</text:p>
          </table:table-cell>
          <table:table-cell office:value-type="float" office:value="62.1457" calcext:value-type="float">
            <text:p>62.1457</text:p>
          </table:table-cell>
          <table:table-cell office:value-type="float" office:value="76.4667" calcext:value-type="float">
            <text:p>76.46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374" calcext:value-type="float">
            <text:p>53.8374</text:p>
          </table:table-cell>
          <table:table-cell office:value-type="float" office:value="71.0146" calcext:value-type="float">
            <text:p>71.0146</text:p>
          </table:table-cell>
          <table:table-cell office:value-type="float" office:value="93.4263" calcext:value-type="float">
            <text:p>93.42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5" calcext:value-type="float">
            <text:p>47.7465</text:p>
          </table:table-cell>
          <table:table-cell office:value-type="float" office:value="75.7441" calcext:value-type="float">
            <text:p>75.7441</text:p>
          </table:table-cell>
          <table:table-cell office:value-type="float" office:value="93.8563" calcext:value-type="float">
            <text:p>93.85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71" calcext:value-type="float">
            <text:p>45.3971</text:p>
          </table:table-cell>
          <table:table-cell office:value-type="float" office:value="80.5057" calcext:value-type="float">
            <text:p>80.5057</text:p>
          </table:table-cell>
          <table:table-cell office:value-type="float" office:value="102.182" calcext:value-type="float">
            <text:p>102.1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1" calcext:value-type="float">
            <text:p>41.761</text:p>
          </table:table-cell>
          <table:table-cell office:value-type="float" office:value="73.2514" calcext:value-type="float">
            <text:p>73.2514</text:p>
          </table:table-cell>
          <table:table-cell office:value-type="float" office:value="94.0107" calcext:value-type="float">
            <text:p>94.010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22" calcext:value-type="float">
            <text:p>43.8322</text:p>
          </table:table-cell>
          <table:table-cell office:value-type="float" office:value="62.1499" calcext:value-type="float">
            <text:p>62.1499</text:p>
          </table:table-cell>
          <table:table-cell office:value-type="float" office:value="76.4691" calcext:value-type="float">
            <text:p>76.46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452" calcext:value-type="float">
            <text:p>53.8452</text:p>
          </table:table-cell>
          <table:table-cell office:value-type="float" office:value="71.0286" calcext:value-type="float">
            <text:p>71.0286</text:p>
          </table:table-cell>
          <table:table-cell office:value-type="float" office:value="93.4399" calcext:value-type="float">
            <text:p>93.43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5" calcext:value-type="float">
            <text:p>47.7465</text:p>
          </table:table-cell>
          <table:table-cell office:value-type="float" office:value="75.744" calcext:value-type="float">
            <text:p>75.744</text:p>
          </table:table-cell>
          <table:table-cell office:value-type="float" office:value="93.8561" calcext:value-type="float">
            <text:p>93.856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75" calcext:value-type="float">
            <text:p>45.3975</text:p>
          </table:table-cell>
          <table:table-cell office:value-type="float" office:value="80.5061" calcext:value-type="float">
            <text:p>80.5061</text:p>
          </table:table-cell>
          <table:table-cell office:value-type="float" office:value="102.182" calcext:value-type="float">
            <text:p>102.1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15" calcext:value-type="float">
            <text:p>41.7615</text:p>
          </table:table-cell>
          <table:table-cell office:value-type="float" office:value="73.2519" calcext:value-type="float">
            <text:p>73.2519</text:p>
          </table:table-cell>
          <table:table-cell office:value-type="float" office:value="94.0109" calcext:value-type="float">
            <text:p>94.010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46" calcext:value-type="float">
            <text:p>43.8346</text:p>
          </table:table-cell>
          <table:table-cell office:value-type="float" office:value="62.1538" calcext:value-type="float">
            <text:p>62.1538</text:p>
          </table:table-cell>
          <table:table-cell office:value-type="float" office:value="76.4727" calcext:value-type="float">
            <text:p>76.47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517" calcext:value-type="float">
            <text:p>53.8517</text:p>
          </table:table-cell>
          <table:table-cell office:value-type="float" office:value="71.0378" calcext:value-type="float">
            <text:p>71.0378</text:p>
          </table:table-cell>
          <table:table-cell office:value-type="float" office:value="93.4456" calcext:value-type="float">
            <text:p>93.44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6" calcext:value-type="float">
            <text:p>47.7466</text:p>
          </table:table-cell>
          <table:table-cell office:value-type="float" office:value="75.7442" calcext:value-type="float">
            <text:p>75.7442</text:p>
          </table:table-cell>
          <table:table-cell office:value-type="float" office:value="93.856" calcext:value-type="float">
            <text:p>93.8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95" calcext:value-type="float">
            <text:p>45.3995</text:p>
          </table:table-cell>
          <table:table-cell office:value-type="float" office:value="80.5083" calcext:value-type="float">
            <text:p>80.5083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23" calcext:value-type="float">
            <text:p>41.7623</text:p>
          </table:table-cell>
          <table:table-cell office:value-type="float" office:value="73.2528" calcext:value-type="float">
            <text:p>73.2528</text:p>
          </table:table-cell>
          <table:table-cell office:value-type="float" office:value="94.0112" calcext:value-type="float">
            <text:p>94.01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61" calcext:value-type="float">
            <text:p>43.8361</text:p>
          </table:table-cell>
          <table:table-cell office:value-type="float" office:value="62.156" calcext:value-type="float">
            <text:p>62.156</text:p>
          </table:table-cell>
          <table:table-cell office:value-type="float" office:value="76.4742" calcext:value-type="float">
            <text:p>76.47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746" calcext:value-type="float">
            <text:p>53.8746</text:p>
          </table:table-cell>
          <table:table-cell office:value-type="float" office:value="71.0818" calcext:value-type="float">
            <text:p>71.0818</text:p>
          </table:table-cell>
          <table:table-cell office:value-type="float" office:value="93.4911" calcext:value-type="float">
            <text:p>93.491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1" calcext:value-type="float">
            <text:p>47.7461</text:p>
          </table:table-cell>
          <table:table-cell office:value-type="float" office:value="75.7433" calcext:value-type="float">
            <text:p>75.7433</text:p>
          </table:table-cell>
          <table:table-cell office:value-type="float" office:value="93.8548" calcext:value-type="float">
            <text:p>93.854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07" calcext:value-type="float">
            <text:p>45.4007</text:p>
          </table:table-cell>
          <table:table-cell office:value-type="float" office:value="80.5096" calcext:value-type="float">
            <text:p>80.5096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42" calcext:value-type="float">
            <text:p>41.7642</text:p>
          </table:table-cell>
          <table:table-cell office:value-type="float" office:value="73.2552" calcext:value-type="float">
            <text:p>73.2552</text:p>
          </table:table-cell>
          <table:table-cell office:value-type="float" office:value="94.0131" calcext:value-type="float">
            <text:p>94.013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76" calcext:value-type="float">
            <text:p>43.8376</text:p>
          </table:table-cell>
          <table:table-cell office:value-type="float" office:value="62.1583" calcext:value-type="float">
            <text:p>62.1583</text:p>
          </table:table-cell>
          <table:table-cell office:value-type="float" office:value="76.476" calcext:value-type="float">
            <text:p>76.4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044" calcext:value-type="float">
            <text:p>53.9044</text:p>
          </table:table-cell>
          <table:table-cell office:value-type="float" office:value="71.1327" calcext:value-type="float">
            <text:p>71.1327</text:p>
          </table:table-cell>
          <table:table-cell office:value-type="float" office:value="93.5405" calcext:value-type="float">
            <text:p>93.54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1" calcext:value-type="float">
            <text:p>47.7461</text:p>
          </table:table-cell>
          <table:table-cell office:value-type="float" office:value="75.7433" calcext:value-type="float">
            <text:p>75.7433</text:p>
          </table:table-cell>
          <table:table-cell office:value-type="float" office:value="93.8548" calcext:value-type="float">
            <text:p>93.854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19" calcext:value-type="float">
            <text:p>45.4019</text:p>
          </table:table-cell>
          <table:table-cell office:value-type="float" office:value="80.5111" calcext:value-type="float">
            <text:p>80.5111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07" calcext:value-type="float">
            <text:p>41.7807</text:p>
          </table:table-cell>
          <table:table-cell office:value-type="float" office:value="73.2801" calcext:value-type="float">
            <text:p>73.2801</text:p>
          </table:table-cell>
          <table:table-cell office:value-type="float" office:value="94.0406" calcext:value-type="float">
            <text:p>94.040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05" calcext:value-type="float">
            <text:p>43.8405</text:p>
          </table:table-cell>
          <table:table-cell office:value-type="float" office:value="62.163" calcext:value-type="float">
            <text:p>62.163</text:p>
          </table:table-cell>
          <table:table-cell office:value-type="float" office:value="76.4806" calcext:value-type="float">
            <text:p>76.48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185" calcext:value-type="float">
            <text:p>53.9185</text:p>
          </table:table-cell>
          <table:table-cell office:value-type="float" office:value="71.1533" calcext:value-type="float">
            <text:p>71.1533</text:p>
          </table:table-cell>
          <table:table-cell office:value-type="float" office:value="93.5584" calcext:value-type="float">
            <text:p>93.55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6" calcext:value-type="float">
            <text:p>47.7466</text:p>
          </table:table-cell>
          <table:table-cell office:value-type="float" office:value="75.7439" calcext:value-type="float">
            <text:p>75.7439</text:p>
          </table:table-cell>
          <table:table-cell office:value-type="float" office:value="93.8553" calcext:value-type="float">
            <text:p>93.85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" calcext:value-type="float">
            <text:p>45.403</text:p>
          </table:table-cell>
          <table:table-cell office:value-type="float" office:value="80.5124" calcext:value-type="float">
            <text:p>80.5124</text:p>
          </table:table-cell>
          <table:table-cell office:value-type="float" office:value="102.186" calcext:value-type="float">
            <text:p>102.1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07" calcext:value-type="float">
            <text:p>41.7907</text:p>
          </table:table-cell>
          <table:table-cell office:value-type="float" office:value="73.2947" calcext:value-type="float">
            <text:p>73.2947</text:p>
          </table:table-cell>
          <table:table-cell office:value-type="float" office:value="94.0556" calcext:value-type="float">
            <text:p>94.055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57" calcext:value-type="float">
            <text:p>43.8457</text:p>
          </table:table-cell>
          <table:table-cell office:value-type="float" office:value="62.172" calcext:value-type="float">
            <text:p>62.172</text:p>
          </table:table-cell>
          <table:table-cell office:value-type="float" office:value="76.4897" calcext:value-type="float">
            <text:p>76.48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276" calcext:value-type="float">
            <text:p>53.9276</text:p>
          </table:table-cell>
          <table:table-cell office:value-type="float" office:value="71.1495" calcext:value-type="float">
            <text:p>71.1495</text:p>
          </table:table-cell>
          <table:table-cell office:value-type="float" office:value="93.54" calcext:value-type="float">
            <text:p>93.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7" calcext:value-type="float">
            <text:p>47.7467</text:p>
          </table:table-cell>
          <table:table-cell office:value-type="float" office:value="75.744" calcext:value-type="float">
            <text:p>75.744</text:p>
          </table:table-cell>
          <table:table-cell office:value-type="float" office:value="93.8553" calcext:value-type="float">
            <text:p>93.85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1" calcext:value-type="float">
            <text:p>45.4031</text:p>
          </table:table-cell>
          <table:table-cell office:value-type="float" office:value="80.5121" calcext:value-type="float">
            <text:p>80.5121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28" calcext:value-type="float">
            <text:p>41.7928</text:p>
          </table:table-cell>
          <table:table-cell office:value-type="float" office:value="73.2973" calcext:value-type="float">
            <text:p>73.2973</text:p>
          </table:table-cell>
          <table:table-cell office:value-type="float" office:value="94.0574" calcext:value-type="float">
            <text:p>94.05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11" calcext:value-type="float">
            <text:p>43.8511</text:p>
          </table:table-cell>
          <table:table-cell office:value-type="float" office:value="62.1807" calcext:value-type="float">
            <text:p>62.1807</text:p>
          </table:table-cell>
          <table:table-cell office:value-type="float" office:value="76.4976" calcext:value-type="float">
            <text:p>76.49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361" calcext:value-type="float">
            <text:p>53.9361</text:p>
          </table:table-cell>
          <table:table-cell office:value-type="float" office:value="71.1566" calcext:value-type="float">
            <text:p>71.1566</text:p>
          </table:table-cell>
          <table:table-cell office:value-type="float" office:value="93.5409" calcext:value-type="float">
            <text:p>93.540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9" calcext:value-type="float">
            <text:p>47.7459</text:p>
          </table:table-cell>
          <table:table-cell office:value-type="float" office:value="75.7427" calcext:value-type="float">
            <text:p>75.7427</text:p>
          </table:table-cell>
          <table:table-cell office:value-type="float" office:value="93.8537" calcext:value-type="float">
            <text:p>93.853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" calcext:value-type="float">
            <text:p>45.404</text:p>
          </table:table-cell>
          <table:table-cell office:value-type="float" office:value="80.5133" calcext:value-type="float">
            <text:p>80.5133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34" calcext:value-type="float">
            <text:p>41.7934</text:p>
          </table:table-cell>
          <table:table-cell office:value-type="float" office:value="73.2979" calcext:value-type="float">
            <text:p>73.2979</text:p>
          </table:table-cell>
          <table:table-cell office:value-type="float" office:value="94.0577" calcext:value-type="float">
            <text:p>94.057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33" calcext:value-type="float">
            <text:p>43.8533</text:p>
          </table:table-cell>
          <table:table-cell office:value-type="float" office:value="62.184" calcext:value-type="float">
            <text:p>62.184</text:p>
          </table:table-cell>
          <table:table-cell office:value-type="float" office:value="76.5" calcext:value-type="float">
            <text:p>76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303" calcext:value-type="float">
            <text:p>53.9303</text:p>
          </table:table-cell>
          <table:table-cell office:value-type="float" office:value="71.125" calcext:value-type="float">
            <text:p>71.125</text:p>
          </table:table-cell>
          <table:table-cell office:value-type="float" office:value="93.4923" calcext:value-type="float">
            <text:p>93.49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7" calcext:value-type="float">
            <text:p>47.7457</text:p>
          </table:table-cell>
          <table:table-cell office:value-type="float" office:value="75.7423" calcext:value-type="float">
            <text:p>75.7423</text:p>
          </table:table-cell>
          <table:table-cell office:value-type="float" office:value="93.8531" calcext:value-type="float">
            <text:p>93.85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8" calcext:value-type="float">
            <text:p>45.4038</text:p>
          </table:table-cell>
          <table:table-cell office:value-type="float" office:value="80.5128" calcext:value-type="float">
            <text:p>80.5128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37" calcext:value-type="float">
            <text:p>41.7937</text:p>
          </table:table-cell>
          <table:table-cell office:value-type="float" office:value="73.298" calcext:value-type="float">
            <text:p>73.298</text:p>
          </table:table-cell>
          <table:table-cell office:value-type="float" office:value="94.0572" calcext:value-type="float">
            <text:p>94.05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57" calcext:value-type="float">
            <text:p>43.8557</text:p>
          </table:table-cell>
          <table:table-cell office:value-type="float" office:value="62.1875" calcext:value-type="float">
            <text:p>62.1875</text:p>
          </table:table-cell>
          <table:table-cell office:value-type="float" office:value="76.5026" calcext:value-type="float">
            <text:p>76.50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174" calcext:value-type="float">
            <text:p>53.9174</text:p>
          </table:table-cell>
          <table:table-cell office:value-type="float" office:value="71.0891" calcext:value-type="float">
            <text:p>71.0891</text:p>
          </table:table-cell>
          <table:table-cell office:value-type="float" office:value="93.4456" calcext:value-type="float">
            <text:p>93.445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7" calcext:value-type="float">
            <text:p>47.7457</text:p>
          </table:table-cell>
          <table:table-cell office:value-type="float" office:value="75.7423" calcext:value-type="float">
            <text:p>75.7423</text:p>
          </table:table-cell>
          <table:table-cell office:value-type="float" office:value="93.8531" calcext:value-type="float">
            <text:p>93.85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72" calcext:value-type="float">
            <text:p>45.4072</text:p>
          </table:table-cell>
          <table:table-cell office:value-type="float" office:value="80.518" calcext:value-type="float">
            <text:p>80.518</text:p>
          </table:table-cell>
          <table:table-cell office:value-type="float" office:value="102.19" calcext:value-type="float">
            <text:p>102.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33" calcext:value-type="float">
            <text:p>41.7933</text:p>
          </table:table-cell>
          <table:table-cell office:value-type="float" office:value="73.2972" calcext:value-type="float">
            <text:p>73.2972</text:p>
          </table:table-cell>
          <table:table-cell office:value-type="float" office:value="94.0557" calcext:value-type="float">
            <text:p>94.055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84" calcext:value-type="float">
            <text:p>43.8584</text:p>
          </table:table-cell>
          <table:table-cell office:value-type="float" office:value="62.1918" calcext:value-type="float">
            <text:p>62.1918</text:p>
          </table:table-cell>
          <table:table-cell office:value-type="float" office:value="76.5061" calcext:value-type="float">
            <text:p>76.50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145" calcext:value-type="float">
            <text:p>53.9145</text:p>
          </table:table-cell>
          <table:table-cell office:value-type="float" office:value="71.0718" calcext:value-type="float">
            <text:p>71.0718</text:p>
          </table:table-cell>
          <table:table-cell office:value-type="float" office:value="93.4174" calcext:value-type="float">
            <text:p>93.417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7" calcext:value-type="float">
            <text:p>47.7457</text:p>
          </table:table-cell>
          <table:table-cell office:value-type="float" office:value="75.7423" calcext:value-type="float">
            <text:p>75.7423</text:p>
          </table:table-cell>
          <table:table-cell office:value-type="float" office:value="93.8531" calcext:value-type="float">
            <text:p>93.85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" calcext:value-type="float">
            <text:p>45.411</text:p>
          </table:table-cell>
          <table:table-cell office:value-type="float" office:value="80.5236" calcext:value-type="float">
            <text:p>80.5236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29" calcext:value-type="float">
            <text:p>41.7929</text:p>
          </table:table-cell>
          <table:table-cell office:value-type="float" office:value="73.2961" calcext:value-type="float">
            <text:p>73.2961</text:p>
          </table:table-cell>
          <table:table-cell office:value-type="float" office:value="94.0537" calcext:value-type="float">
            <text:p>94.053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595" calcext:value-type="float">
            <text:p>43.8595</text:p>
          </table:table-cell>
          <table:table-cell office:value-type="float" office:value="62.1932" calcext:value-type="float">
            <text:p>62.1932</text:p>
          </table:table-cell>
          <table:table-cell office:value-type="float" office:value="76.5065" calcext:value-type="float">
            <text:p>76.506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021" calcext:value-type="float">
            <text:p>53.9021</text:p>
          </table:table-cell>
          <table:table-cell office:value-type="float" office:value="71.0406" calcext:value-type="float">
            <text:p>71.0406</text:p>
          </table:table-cell>
          <table:table-cell office:value-type="float" office:value="93.3763" calcext:value-type="float">
            <text:p>93.37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6" calcext:value-type="float">
            <text:p>47.7456</text:p>
          </table:table-cell>
          <table:table-cell office:value-type="float" office:value="75.7422" calcext:value-type="float">
            <text:p>75.7422</text:p>
          </table:table-cell>
          <table:table-cell office:value-type="float" office:value="93.853" calcext:value-type="float">
            <text:p>93.8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1" calcext:value-type="float">
            <text:p>45.4141</text:p>
          </table:table-cell>
          <table:table-cell office:value-type="float" office:value="80.5289" calcext:value-type="float">
            <text:p>80.5289</text:p>
          </table:table-cell>
          <table:table-cell office:value-type="float" office:value="102.203" calcext:value-type="float">
            <text:p>102.20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17" calcext:value-type="float">
            <text:p>41.7917</text:p>
          </table:table-cell>
          <table:table-cell office:value-type="float" office:value="73.2936" calcext:value-type="float">
            <text:p>73.2936</text:p>
          </table:table-cell>
          <table:table-cell office:value-type="float" office:value="94.0499" calcext:value-type="float">
            <text:p>94.04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15" calcext:value-type="float">
            <text:p>43.8615</text:p>
          </table:table-cell>
          <table:table-cell office:value-type="float" office:value="62.1963" calcext:value-type="float">
            <text:p>62.1963</text:p>
          </table:table-cell>
          <table:table-cell office:value-type="float" office:value="76.5089" calcext:value-type="float">
            <text:p>76.508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991" calcext:value-type="float">
            <text:p>53.8991</text:p>
          </table:table-cell>
          <table:table-cell office:value-type="float" office:value="71.0337" calcext:value-type="float">
            <text:p>71.0337</text:p>
          </table:table-cell>
          <table:table-cell office:value-type="float" office:value="93.3651" calcext:value-type="float">
            <text:p>93.36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8" calcext:value-type="float">
            <text:p>47.7458</text:p>
          </table:table-cell>
          <table:table-cell office:value-type="float" office:value="75.7424" calcext:value-type="float">
            <text:p>75.7424</text:p>
          </table:table-cell>
          <table:table-cell office:value-type="float" office:value="93.8532" calcext:value-type="float">
            <text:p>93.853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8" calcext:value-type="float">
            <text:p>45.4138</text:p>
          </table:table-cell>
          <table:table-cell office:value-type="float" office:value="80.5283" calcext:value-type="float">
            <text:p>80.5283</text:p>
          </table:table-cell>
          <table:table-cell office:value-type="float" office:value="102.202" calcext:value-type="float">
            <text:p>102.2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907" calcext:value-type="float">
            <text:p>41.7907</text:p>
          </table:table-cell>
          <table:table-cell office:value-type="float" office:value="73.2914" calcext:value-type="float">
            <text:p>73.2914</text:p>
          </table:table-cell>
          <table:table-cell office:value-type="float" office:value="94.0463" calcext:value-type="float">
            <text:p>94.046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42" calcext:value-type="float">
            <text:p>43.8642</text:p>
          </table:table-cell>
          <table:table-cell office:value-type="float" office:value="62.2005" calcext:value-type="float">
            <text:p>62.2005</text:p>
          </table:table-cell>
          <table:table-cell office:value-type="float" office:value="76.5126" calcext:value-type="float">
            <text:p>76.51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99" calcext:value-type="float">
            <text:p>53.899</text:p>
          </table:table-cell>
          <table:table-cell office:value-type="float" office:value="71.0292" calcext:value-type="float">
            <text:p>71.0292</text:p>
          </table:table-cell>
          <table:table-cell office:value-type="float" office:value="93.3559" calcext:value-type="float">
            <text:p>93.35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7" calcext:value-type="float">
            <text:p>47.7467</text:p>
          </table:table-cell>
          <table:table-cell office:value-type="float" office:value="75.7437" calcext:value-type="float">
            <text:p>75.7437</text:p>
          </table:table-cell>
          <table:table-cell office:value-type="float" office:value="93.8542" calcext:value-type="float">
            <text:p>93.85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7" calcext:value-type="float">
            <text:p>45.4127</text:p>
          </table:table-cell>
          <table:table-cell office:value-type="float" office:value="80.5262" calcext:value-type="float">
            <text:p>80.5262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11" calcext:value-type="float">
            <text:p>41.7811</text:p>
          </table:table-cell>
          <table:table-cell office:value-type="float" office:value="73.2745" calcext:value-type="float">
            <text:p>73.2745</text:p>
          </table:table-cell>
          <table:table-cell office:value-type="float" office:value="94.0236" calcext:value-type="float">
            <text:p>94.023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51" calcext:value-type="float">
            <text:p>43.8651</text:p>
          </table:table-cell>
          <table:table-cell office:value-type="float" office:value="62.2012" calcext:value-type="float">
            <text:p>62.2012</text:p>
          </table:table-cell>
          <table:table-cell office:value-type="float" office:value="76.5117" calcext:value-type="float">
            <text:p>76.51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976" calcext:value-type="float">
            <text:p>53.8976</text:p>
          </table:table-cell>
          <table:table-cell office:value-type="float" office:value="71.0175" calcext:value-type="float">
            <text:p>71.0175</text:p>
          </table:table-cell>
          <table:table-cell office:value-type="float" office:value="93.3351" calcext:value-type="float">
            <text:p>93.33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7" calcext:value-type="float">
            <text:p>47.747</text:p>
          </table:table-cell>
          <table:table-cell office:value-type="float" office:value="75.7442" calcext:value-type="float">
            <text:p>75.7442</text:p>
          </table:table-cell>
          <table:table-cell office:value-type="float" office:value="93.8546" calcext:value-type="float">
            <text:p>93.854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9" calcext:value-type="float">
            <text:p>45.4139</text:p>
          </table:table-cell>
          <table:table-cell office:value-type="float" office:value="80.5271" calcext:value-type="float">
            <text:p>80.5271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88" calcext:value-type="float">
            <text:p>41.7688</text:p>
          </table:table-cell>
          <table:table-cell office:value-type="float" office:value="73.2538" calcext:value-type="float">
            <text:p>73.2538</text:p>
          </table:table-cell>
          <table:table-cell office:value-type="float" office:value="93.997" calcext:value-type="float">
            <text:p>93.9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69" calcext:value-type="float">
            <text:p>43.8669</text:p>
          </table:table-cell>
          <table:table-cell office:value-type="float" office:value="62.2032" calcext:value-type="float">
            <text:p>62.2032</text:p>
          </table:table-cell>
          <table:table-cell office:value-type="float" office:value="76.5113" calcext:value-type="float">
            <text:p>76.51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068" calcext:value-type="float">
            <text:p>53.9068</text:p>
          </table:table-cell>
          <table:table-cell office:value-type="float" office:value="71.0001" calcext:value-type="float">
            <text:p>71.0001</text:p>
          </table:table-cell>
          <table:table-cell office:value-type="float" office:value="93.2925" calcext:value-type="float">
            <text:p>93.29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" calcext:value-type="float">
            <text:p>47.748</text:p>
          </table:table-cell>
          <table:table-cell office:value-type="float" office:value="75.7455" calcext:value-type="float">
            <text:p>75.7455</text:p>
          </table:table-cell>
          <table:table-cell office:value-type="float" office:value="93.8556" calcext:value-type="float">
            <text:p>93.85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1" calcext:value-type="float">
            <text:p>45.4141</text:p>
          </table:table-cell>
          <table:table-cell office:value-type="float" office:value="80.5271" calcext:value-type="float">
            <text:p>80.5271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7" calcext:value-type="float">
            <text:p>41.767</text:p>
          </table:table-cell>
          <table:table-cell office:value-type="float" office:value="73.2504" calcext:value-type="float">
            <text:p>73.2504</text:p>
          </table:table-cell>
          <table:table-cell office:value-type="float" office:value="93.9922" calcext:value-type="float">
            <text:p>93.992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" calcext:value-type="float">
            <text:p>43.87</text:p>
          </table:table-cell>
          <table:table-cell office:value-type="float" office:value="62.2078" calcext:value-type="float">
            <text:p>62.2078</text:p>
          </table:table-cell>
          <table:table-cell office:value-type="float" office:value="76.5146" calcext:value-type="float">
            <text:p>76.51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082" calcext:value-type="float">
            <text:p>53.9082</text:p>
          </table:table-cell>
          <table:table-cell office:value-type="float" office:value="70.9593" calcext:value-type="float">
            <text:p>70.9593</text:p>
          </table:table-cell>
          <table:table-cell office:value-type="float" office:value="93.2215" calcext:value-type="float">
            <text:p>93.221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7" calcext:value-type="float">
            <text:p>47.7487</text:p>
          </table:table-cell>
          <table:table-cell office:value-type="float" office:value="75.7463" calcext:value-type="float">
            <text:p>75.7463</text:p>
          </table:table-cell>
          <table:table-cell office:value-type="float" office:value="93.8559" calcext:value-type="float">
            <text:p>93.85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9" calcext:value-type="float">
            <text:p>45.4139</text:p>
          </table:table-cell>
          <table:table-cell office:value-type="float" office:value="80.526" calcext:value-type="float">
            <text:p>80.526</text:p>
          </table:table-cell>
          <table:table-cell office:value-type="float" office:value="102.194" calcext:value-type="float">
            <text:p>102.1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59" calcext:value-type="float">
            <text:p>41.7659</text:p>
          </table:table-cell>
          <table:table-cell office:value-type="float" office:value="73.2481" calcext:value-type="float">
            <text:p>73.2481</text:p>
          </table:table-cell>
          <table:table-cell office:value-type="float" office:value="93.9886" calcext:value-type="float">
            <text:p>93.98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75" calcext:value-type="float">
            <text:p>43.8775</text:p>
          </table:table-cell>
          <table:table-cell office:value-type="float" office:value="62.2201" calcext:value-type="float">
            <text:p>62.2201</text:p>
          </table:table-cell>
          <table:table-cell office:value-type="float" office:value="76.5261" calcext:value-type="float">
            <text:p>76.52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181" calcext:value-type="float">
            <text:p>53.9181</text:p>
          </table:table-cell>
          <table:table-cell office:value-type="float" office:value="70.933" calcext:value-type="float">
            <text:p>70.933</text:p>
          </table:table-cell>
          <table:table-cell office:value-type="float" office:value="93.1633" calcext:value-type="float">
            <text:p>93.163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8" calcext:value-type="float">
            <text:p>47.748</text:p>
          </table:table-cell>
          <table:table-cell office:value-type="float" office:value="75.7444" calcext:value-type="float">
            <text:p>75.7444</text:p>
          </table:table-cell>
          <table:table-cell office:value-type="float" office:value="93.8524" calcext:value-type="float">
            <text:p>93.85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9" calcext:value-type="float">
            <text:p>45.4149</text:p>
          </table:table-cell>
          <table:table-cell office:value-type="float" office:value="80.5267" calcext:value-type="float">
            <text:p>80.5267</text:p>
          </table:table-cell>
          <table:table-cell office:value-type="float" office:value="102.194" calcext:value-type="float">
            <text:p>102.1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58" calcext:value-type="float">
            <text:p>41.7658</text:p>
          </table:table-cell>
          <table:table-cell office:value-type="float" office:value="73.2475" calcext:value-type="float">
            <text:p>73.2475</text:p>
          </table:table-cell>
          <table:table-cell office:value-type="float" office:value="93.9872" calcext:value-type="float">
            <text:p>93.98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11" calcext:value-type="float">
            <text:p>43.8811</text:p>
          </table:table-cell>
          <table:table-cell office:value-type="float" office:value="62.2258" calcext:value-type="float">
            <text:p>62.2258</text:p>
          </table:table-cell>
          <table:table-cell office:value-type="float" office:value="76.5309" calcext:value-type="float">
            <text:p>76.53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167" calcext:value-type="float">
            <text:p>53.9167</text:p>
          </table:table-cell>
          <table:table-cell office:value-type="float" office:value="70.8932" calcext:value-type="float">
            <text:p>70.8932</text:p>
          </table:table-cell>
          <table:table-cell office:value-type="float" office:value="93.0952" calcext:value-type="float">
            <text:p>93.09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63" calcext:value-type="float">
            <text:p>47.7463</text:p>
          </table:table-cell>
          <table:table-cell office:value-type="float" office:value="75.741" calcext:value-type="float">
            <text:p>75.741</text:p>
          </table:table-cell>
          <table:table-cell office:value-type="float" office:value="93.8472" calcext:value-type="float">
            <text:p>93.84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59" calcext:value-type="float">
            <text:p>45.4159</text:p>
          </table:table-cell>
          <table:table-cell office:value-type="float" office:value="80.5279" calcext:value-type="float">
            <text:p>80.5279</text:p>
          </table:table-cell>
          <table:table-cell office:value-type="float" office:value="102.195" calcext:value-type="float">
            <text:p>102.1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62" calcext:value-type="float">
            <text:p>41.7662</text:p>
          </table:table-cell>
          <table:table-cell office:value-type="float" office:value="73.248" calcext:value-type="float">
            <text:p>73.248</text:p>
          </table:table-cell>
          <table:table-cell office:value-type="float" office:value="93.9874" calcext:value-type="float">
            <text:p>93.98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16" calcext:value-type="float">
            <text:p>43.8816</text:p>
          </table:table-cell>
          <table:table-cell office:value-type="float" office:value="62.2265" calcext:value-type="float">
            <text:p>62.2265</text:p>
          </table:table-cell>
          <table:table-cell office:value-type="float" office:value="76.5312" calcext:value-type="float">
            <text:p>76.53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327" calcext:value-type="float">
            <text:p>53.9327</text:p>
          </table:table-cell>
          <table:table-cell office:value-type="float" office:value="70.8823" calcext:value-type="float">
            <text:p>70.8823</text:p>
          </table:table-cell>
          <table:table-cell office:value-type="float" office:value="93.0523" calcext:value-type="float">
            <text:p>93.05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51" calcext:value-type="float">
            <text:p>47.7451</text:p>
          </table:table-cell>
          <table:table-cell office:value-type="float" office:value="75.7384" calcext:value-type="float">
            <text:p>75.7384</text:p>
          </table:table-cell>
          <table:table-cell office:value-type="float" office:value="93.8431" calcext:value-type="float">
            <text:p>93.84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6" calcext:value-type="float">
            <text:p>45.416</text:p>
          </table:table-cell>
          <table:table-cell office:value-type="float" office:value="80.5278" calcext:value-type="float">
            <text:p>80.5278</text:p>
          </table:table-cell>
          <table:table-cell office:value-type="float" office:value="102.194" calcext:value-type="float">
            <text:p>102.1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77" calcext:value-type="float">
            <text:p>41.7677</text:p>
          </table:table-cell>
          <table:table-cell office:value-type="float" office:value="73.2497" calcext:value-type="float">
            <text:p>73.2497</text:p>
          </table:table-cell>
          <table:table-cell office:value-type="float" office:value="93.9886" calcext:value-type="float">
            <text:p>93.98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33" calcext:value-type="float">
            <text:p>43.8833</text:p>
          </table:table-cell>
          <table:table-cell office:value-type="float" office:value="62.2291" calcext:value-type="float">
            <text:p>62.2291</text:p>
          </table:table-cell>
          <table:table-cell office:value-type="float" office:value="76.5331" calcext:value-type="float">
            <text:p>76.53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524" calcext:value-type="float">
            <text:p>53.9524</text:p>
          </table:table-cell>
          <table:table-cell office:value-type="float" office:value="70.91" calcext:value-type="float">
            <text:p>70.91</text:p>
          </table:table-cell>
          <table:table-cell office:value-type="float" office:value="93.0736" calcext:value-type="float">
            <text:p>93.07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434" calcext:value-type="float">
            <text:p>47.7434</text:p>
          </table:table-cell>
          <table:table-cell office:value-type="float" office:value="75.7351" calcext:value-type="float">
            <text:p>75.7351</text:p>
          </table:table-cell>
          <table:table-cell office:value-type="float" office:value="93.8382" calcext:value-type="float">
            <text:p>93.838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61" calcext:value-type="float">
            <text:p>45.4161</text:p>
          </table:table-cell>
          <table:table-cell office:value-type="float" office:value="80.5279" calcext:value-type="float">
            <text:p>80.5279</text:p>
          </table:table-cell>
          <table:table-cell office:value-type="float" office:value="102.194" calcext:value-type="float">
            <text:p>102.1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06" calcext:value-type="float">
            <text:p>41.7706</text:p>
          </table:table-cell>
          <table:table-cell office:value-type="float" office:value="73.2533" calcext:value-type="float">
            <text:p>73.2533</text:p>
          </table:table-cell>
          <table:table-cell office:value-type="float" office:value="93.9913" calcext:value-type="float">
            <text:p>93.99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76" calcext:value-type="float">
            <text:p>43.8876</text:p>
          </table:table-cell>
          <table:table-cell office:value-type="float" office:value="62.236" calcext:value-type="float">
            <text:p>62.236</text:p>
          </table:table-cell>
          <table:table-cell office:value-type="float" office:value="76.5394" calcext:value-type="float">
            <text:p>76.53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792" calcext:value-type="float">
            <text:p>53.9792</text:p>
          </table:table-cell>
          <table:table-cell office:value-type="float" office:value="70.9465" calcext:value-type="float">
            <text:p>70.9465</text:p>
          </table:table-cell>
          <table:table-cell office:value-type="float" office:value="93.0989" calcext:value-type="float">
            <text:p>93.09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85" calcext:value-type="float">
            <text:p>47.7385</text:p>
          </table:table-cell>
          <table:table-cell office:value-type="float" office:value="75.726" calcext:value-type="float">
            <text:p>75.726</text:p>
          </table:table-cell>
          <table:table-cell office:value-type="float" office:value="93.8259" calcext:value-type="float">
            <text:p>93.82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63" calcext:value-type="float">
            <text:p>45.4263</text:p>
          </table:table-cell>
          <table:table-cell office:value-type="float" office:value="80.5426" calcext:value-type="float">
            <text:p>80.5426</text:p>
          </table:table-cell>
          <table:table-cell office:value-type="float" office:value="102.21" calcext:value-type="float">
            <text:p>102.2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29" calcext:value-type="float">
            <text:p>41.7729</text:p>
          </table:table-cell>
          <table:table-cell office:value-type="float" office:value="73.2542" calcext:value-type="float">
            <text:p>73.2542</text:p>
          </table:table-cell>
          <table:table-cell office:value-type="float" office:value="93.9877" calcext:value-type="float">
            <text:p>93.987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35" calcext:value-type="float">
            <text:p>43.8935</text:p>
          </table:table-cell>
          <table:table-cell office:value-type="float" office:value="62.2458" calcext:value-type="float">
            <text:p>62.2458</text:p>
          </table:table-cell>
          <table:table-cell office:value-type="float" office:value="76.5491" calcext:value-type="float">
            <text:p>76.54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115" calcext:value-type="float">
            <text:p>54.0115</text:p>
          </table:table-cell>
          <table:table-cell office:value-type="float" office:value="71.0097" calcext:value-type="float">
            <text:p>71.0097</text:p>
          </table:table-cell>
          <table:table-cell office:value-type="float" office:value="93.1643" calcext:value-type="float">
            <text:p>93.16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63" calcext:value-type="float">
            <text:p>47.7363</text:p>
          </table:table-cell>
          <table:table-cell office:value-type="float" office:value="75.722" calcext:value-type="float">
            <text:p>75.722</text:p>
          </table:table-cell>
          <table:table-cell office:value-type="float" office:value="93.8208" calcext:value-type="float">
            <text:p>93.820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205" calcext:value-type="float">
            <text:p>45.4205</text:p>
          </table:table-cell>
          <table:table-cell office:value-type="float" office:value="80.5315" calcext:value-type="float">
            <text:p>80.5315</text:p>
          </table:table-cell>
          <table:table-cell office:value-type="float" office:value="102.193" calcext:value-type="float">
            <text:p>102.1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63" calcext:value-type="float">
            <text:p>41.7763</text:p>
          </table:table-cell>
          <table:table-cell office:value-type="float" office:value="73.2579" calcext:value-type="float">
            <text:p>73.2579</text:p>
          </table:table-cell>
          <table:table-cell office:value-type="float" office:value="93.9896" calcext:value-type="float">
            <text:p>93.98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73" calcext:value-type="float">
            <text:p>43.8973</text:p>
          </table:table-cell>
          <table:table-cell office:value-type="float" office:value="62.2523" calcext:value-type="float">
            <text:p>62.2523</text:p>
          </table:table-cell>
          <table:table-cell office:value-type="float" office:value="76.5556" calcext:value-type="float">
            <text:p>76.55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606" calcext:value-type="float">
            <text:p>54.0606</text:p>
          </table:table-cell>
          <table:table-cell office:value-type="float" office:value="71.1152" calcext:value-type="float">
            <text:p>71.1152</text:p>
          </table:table-cell>
          <table:table-cell office:value-type="float" office:value="93.279" calcext:value-type="float">
            <text:p>93.2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3" calcext:value-type="float">
            <text:p>47.7343</text:p>
          </table:table-cell>
          <table:table-cell office:value-type="float" office:value="75.7186" calcext:value-type="float">
            <text:p>75.7186</text:p>
          </table:table-cell>
          <table:table-cell office:value-type="float" office:value="93.8168" calcext:value-type="float">
            <text:p>93.81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74" calcext:value-type="float">
            <text:p>45.4174</text:p>
          </table:table-cell>
          <table:table-cell office:value-type="float" office:value="80.5267" calcext:value-type="float">
            <text:p>80.5267</text:p>
          </table:table-cell>
          <table:table-cell office:value-type="float" office:value="102.187" calcext:value-type="float">
            <text:p>102.18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21" calcext:value-type="float">
            <text:p>41.7821</text:p>
          </table:table-cell>
          <table:table-cell office:value-type="float" office:value="73.2658" calcext:value-type="float">
            <text:p>73.2658</text:p>
          </table:table-cell>
          <table:table-cell office:value-type="float" office:value="93.9969" calcext:value-type="float">
            <text:p>93.99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6" calcext:value-type="float">
            <text:p>43.906</text:p>
          </table:table-cell>
          <table:table-cell office:value-type="float" office:value="62.2672" calcext:value-type="float">
            <text:p>62.2672</text:p>
          </table:table-cell>
          <table:table-cell office:value-type="float" office:value="76.5713" calcext:value-type="float">
            <text:p>76.57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307" calcext:value-type="float">
            <text:p>54.1307</text:p>
          </table:table-cell>
          <table:table-cell office:value-type="float" office:value="71.2766" calcext:value-type="float">
            <text:p>71.2766</text:p>
          </table:table-cell>
          <table:table-cell office:value-type="float" office:value="93.4623" calcext:value-type="float">
            <text:p>93.46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2" calcext:value-type="float">
            <text:p>47.7322</text:p>
          </table:table-cell>
          <table:table-cell office:value-type="float" office:value="75.7153" calcext:value-type="float">
            <text:p>75.7153</text:p>
          </table:table-cell>
          <table:table-cell office:value-type="float" office:value="93.8131" calcext:value-type="float">
            <text:p>93.81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48" calcext:value-type="float">
            <text:p>45.4148</text:p>
          </table:table-cell>
          <table:table-cell office:value-type="float" office:value="80.5226" calcext:value-type="float">
            <text:p>80.5226</text:p>
          </table:table-cell>
          <table:table-cell office:value-type="float" office:value="102.182" calcext:value-type="float">
            <text:p>102.1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51" calcext:value-type="float">
            <text:p>41.7851</text:p>
          </table:table-cell>
          <table:table-cell office:value-type="float" office:value="73.2701" calcext:value-type="float">
            <text:p>73.2701</text:p>
          </table:table-cell>
          <table:table-cell office:value-type="float" office:value="94.0013" calcext:value-type="float">
            <text:p>94.00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94" calcext:value-type="float">
            <text:p>43.9194</text:p>
          </table:table-cell>
          <table:table-cell office:value-type="float" office:value="62.2915" calcext:value-type="float">
            <text:p>62.2915</text:p>
          </table:table-cell>
          <table:table-cell office:value-type="float" office:value="76.5993" calcext:value-type="float">
            <text:p>76.59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94" calcext:value-type="float">
            <text:p>54.194</text:p>
          </table:table-cell>
          <table:table-cell office:value-type="float" office:value="71.4349" calcext:value-type="float">
            <text:p>71.4349</text:p>
          </table:table-cell>
          <table:table-cell office:value-type="float" office:value="93.6481" calcext:value-type="float">
            <text:p>93.648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" calcext:value-type="float">
            <text:p>47.73</text:p>
          </table:table-cell>
          <table:table-cell office:value-type="float" office:value="75.7118" calcext:value-type="float">
            <text:p>75.7118</text:p>
          </table:table-cell>
          <table:table-cell office:value-type="float" office:value="93.8095" calcext:value-type="float">
            <text:p>93.80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9" calcext:value-type="float">
            <text:p>45.4119</text:p>
          </table:table-cell>
          <table:table-cell office:value-type="float" office:value="80.5181" calcext:value-type="float">
            <text:p>80.5181</text:p>
          </table:table-cell>
          <table:table-cell office:value-type="float" office:value="102.177" calcext:value-type="float">
            <text:p>102.1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59" calcext:value-type="float">
            <text:p>41.7859</text:p>
          </table:table-cell>
          <table:table-cell office:value-type="float" office:value="73.2711" calcext:value-type="float">
            <text:p>73.2711</text:p>
          </table:table-cell>
          <table:table-cell office:value-type="float" office:value="94.0019" calcext:value-type="float">
            <text:p>94.00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2" calcext:value-type="float">
            <text:p>43.932</text:p>
          </table:table-cell>
          <table:table-cell office:value-type="float" office:value="62.3143" calcext:value-type="float">
            <text:p>62.3143</text:p>
          </table:table-cell>
          <table:table-cell office:value-type="float" office:value="76.6258" calcext:value-type="float">
            <text:p>76.62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587" calcext:value-type="float">
            <text:p>54.2587</text:p>
          </table:table-cell>
          <table:table-cell office:value-type="float" office:value="71.6073" calcext:value-type="float">
            <text:p>71.6073</text:p>
          </table:table-cell>
          <table:table-cell office:value-type="float" office:value="93.8559" calcext:value-type="float">
            <text:p>93.85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73" calcext:value-type="float">
            <text:p>47.7273</text:p>
          </table:table-cell>
          <table:table-cell office:value-type="float" office:value="75.7077" calcext:value-type="float">
            <text:p>75.7077</text:p>
          </table:table-cell>
          <table:table-cell office:value-type="float" office:value="93.8056" calcext:value-type="float">
            <text:p>93.805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" calcext:value-type="float">
            <text:p>45.41</text:p>
          </table:table-cell>
          <table:table-cell office:value-type="float" office:value="80.5146" calcext:value-type="float">
            <text:p>80.5146</text:p>
          </table:table-cell>
          <table:table-cell office:value-type="float" office:value="102.172" calcext:value-type="float">
            <text:p>102.1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59" calcext:value-type="float">
            <text:p>41.7859</text:p>
          </table:table-cell>
          <table:table-cell office:value-type="float" office:value="73.2708" calcext:value-type="float">
            <text:p>73.2708</text:p>
          </table:table-cell>
          <table:table-cell office:value-type="float" office:value="94.0013" calcext:value-type="float">
            <text:p>94.001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93" calcext:value-type="float">
            <text:p>43.9393</text:p>
          </table:table-cell>
          <table:table-cell office:value-type="float" office:value="62.3275" calcext:value-type="float">
            <text:p>62.3275</text:p>
          </table:table-cell>
          <table:table-cell office:value-type="float" office:value="76.641" calcext:value-type="float">
            <text:p>76.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59" calcext:value-type="float">
            <text:p>54.2959</text:p>
          </table:table-cell>
          <table:table-cell office:value-type="float" office:value="71.7039" calcext:value-type="float">
            <text:p>71.7039</text:p>
          </table:table-cell>
          <table:table-cell office:value-type="float" office:value="93.9693" calcext:value-type="float">
            <text:p>93.96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2" calcext:value-type="float">
            <text:p>47.7242</text:p>
          </table:table-cell>
          <table:table-cell office:value-type="float" office:value="75.7033" calcext:value-type="float">
            <text:p>75.7033</text:p>
          </table:table-cell>
          <table:table-cell office:value-type="float" office:value="93.8015" calcext:value-type="float">
            <text:p>93.80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97" calcext:value-type="float">
            <text:p>45.4097</text:p>
          </table:table-cell>
          <table:table-cell office:value-type="float" office:value="80.5142" calcext:value-type="float">
            <text:p>80.5142</text:p>
          </table:table-cell>
          <table:table-cell office:value-type="float" office:value="102.171" calcext:value-type="float">
            <text:p>102.1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59" calcext:value-type="float">
            <text:p>41.7859</text:p>
          </table:table-cell>
          <table:table-cell office:value-type="float" office:value="73.2709" calcext:value-type="float">
            <text:p>73.2709</text:p>
          </table:table-cell>
          <table:table-cell office:value-type="float" office:value="94.0015" calcext:value-type="float">
            <text:p>94.00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37" calcext:value-type="float">
            <text:p>43.9437</text:p>
          </table:table-cell>
          <table:table-cell office:value-type="float" office:value="62.3357" calcext:value-type="float">
            <text:p>62.3357</text:p>
          </table:table-cell>
          <table:table-cell office:value-type="float" office:value="76.6507" calcext:value-type="float">
            <text:p>76.65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613" calcext:value-type="float">
            <text:p>54.3613</text:p>
          </table:table-cell>
          <table:table-cell office:value-type="float" office:value="71.8605" calcext:value-type="float">
            <text:p>71.8605</text:p>
          </table:table-cell>
          <table:table-cell office:value-type="float" office:value="94.1505" calcext:value-type="float">
            <text:p>94.15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1" calcext:value-type="float">
            <text:p>47.721</text:p>
          </table:table-cell>
          <table:table-cell office:value-type="float" office:value="75.6987" calcext:value-type="float">
            <text:p>75.6987</text:p>
          </table:table-cell>
          <table:table-cell office:value-type="float" office:value="93.7978" calcext:value-type="float">
            <text:p>93.797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94" calcext:value-type="float">
            <text:p>45.4094</text:p>
          </table:table-cell>
          <table:table-cell office:value-type="float" office:value="80.5138" calcext:value-type="float">
            <text:p>80.5138</text:p>
          </table:table-cell>
          <table:table-cell office:value-type="float" office:value="102.171" calcext:value-type="float">
            <text:p>102.1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35" calcext:value-type="float">
            <text:p>41.7835</text:p>
          </table:table-cell>
          <table:table-cell office:value-type="float" office:value="73.2675" calcext:value-type="float">
            <text:p>73.2675</text:p>
          </table:table-cell>
          <table:table-cell office:value-type="float" office:value="93.998" calcext:value-type="float">
            <text:p>93.9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75" calcext:value-type="float">
            <text:p>43.9475</text:p>
          </table:table-cell>
          <table:table-cell office:value-type="float" office:value="62.3427" calcext:value-type="float">
            <text:p>62.3427</text:p>
          </table:table-cell>
          <table:table-cell office:value-type="float" office:value="76.6591" calcext:value-type="float">
            <text:p>76.65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4" calcext:value-type="float">
            <text:p>54.44</text:p>
          </table:table-cell>
          <table:table-cell office:value-type="float" office:value="72.043" calcext:value-type="float">
            <text:p>72.043</text:p>
          </table:table-cell>
          <table:table-cell office:value-type="float" office:value="94.3588" calcext:value-type="float">
            <text:p>94.35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86" calcext:value-type="float">
            <text:p>47.7186</text:p>
          </table:table-cell>
          <table:table-cell office:value-type="float" office:value="75.695" calcext:value-type="float">
            <text:p>75.695</text:p>
          </table:table-cell>
          <table:table-cell office:value-type="float" office:value="93.7939" calcext:value-type="float">
            <text:p>93.793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9" calcext:value-type="float">
            <text:p>45.4089</text:p>
          </table:table-cell>
          <table:table-cell office:value-type="float" office:value="80.513" calcext:value-type="float">
            <text:p>80.513</text:p>
          </table:table-cell>
          <table:table-cell office:value-type="float" office:value="102.17" calcext:value-type="float">
            <text:p>102.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826" calcext:value-type="float">
            <text:p>41.7826</text:p>
          </table:table-cell>
          <table:table-cell office:value-type="float" office:value="73.2662" calcext:value-type="float">
            <text:p>73.2662</text:p>
          </table:table-cell>
          <table:table-cell office:value-type="float" office:value="93.9969" calcext:value-type="float">
            <text:p>93.99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8" calcext:value-type="float">
            <text:p>43.948</text:p>
          </table:table-cell>
          <table:table-cell office:value-type="float" office:value="62.3438" calcext:value-type="float">
            <text:p>62.3438</text:p>
          </table:table-cell>
          <table:table-cell office:value-type="float" office:value="76.6609" calcext:value-type="float">
            <text:p>76.66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139" calcext:value-type="float">
            <text:p>54.5139</text:p>
          </table:table-cell>
          <table:table-cell office:value-type="float" office:value="72.2229" calcext:value-type="float">
            <text:p>72.2229</text:p>
          </table:table-cell>
          <table:table-cell office:value-type="float" office:value="94.5696" calcext:value-type="float">
            <text:p>94.569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71" calcext:value-type="float">
            <text:p>47.7171</text:p>
          </table:table-cell>
          <table:table-cell office:value-type="float" office:value="75.6927" calcext:value-type="float">
            <text:p>75.6927</text:p>
          </table:table-cell>
          <table:table-cell office:value-type="float" office:value="93.7918" calcext:value-type="float">
            <text:p>93.791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5" calcext:value-type="float">
            <text:p>45.4085</text:p>
          </table:table-cell>
          <table:table-cell office:value-type="float" office:value="80.5124" calcext:value-type="float">
            <text:p>80.5124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51" calcext:value-type="float">
            <text:p>41.7751</text:p>
          </table:table-cell>
          <table:table-cell office:value-type="float" office:value="73.2551" calcext:value-type="float">
            <text:p>73.2551</text:p>
          </table:table-cell>
          <table:table-cell office:value-type="float" office:value="93.985" calcext:value-type="float">
            <text:p>93.98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84" calcext:value-type="float">
            <text:p>43.9484</text:p>
          </table:table-cell>
          <table:table-cell office:value-type="float" office:value="62.3447" calcext:value-type="float">
            <text:p>62.3447</text:p>
          </table:table-cell>
          <table:table-cell office:value-type="float" office:value="76.6625" calcext:value-type="float">
            <text:p>76.66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729" calcext:value-type="float">
            <text:p>54.5729</text:p>
          </table:table-cell>
          <table:table-cell office:value-type="float" office:value="72.3611" calcext:value-type="float">
            <text:p>72.3611</text:p>
          </table:table-cell>
          <table:table-cell office:value-type="float" office:value="94.7293" calcext:value-type="float">
            <text:p>94.729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75.6909" calcext:value-type="float">
            <text:p>75.6909</text:p>
          </table:table-cell>
          <table:table-cell office:value-type="float" office:value="93.7898" calcext:value-type="float">
            <text:p>93.789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5" calcext:value-type="float">
            <text:p>45.4085</text:p>
          </table:table-cell>
          <table:table-cell office:value-type="float" office:value="80.5125" calcext:value-type="float">
            <text:p>80.5125</text:p>
          </table:table-cell>
          <table:table-cell office:value-type="float" office:value="102.17" calcext:value-type="float">
            <text:p>102.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733" calcext:value-type="float">
            <text:p>41.7733</text:p>
          </table:table-cell>
          <table:table-cell office:value-type="float" office:value="73.2526" calcext:value-type="float">
            <text:p>73.2526</text:p>
          </table:table-cell>
          <table:table-cell office:value-type="float" office:value="93.9827" calcext:value-type="float">
            <text:p>93.982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84" calcext:value-type="float">
            <text:p>43.9484</text:p>
          </table:table-cell>
          <table:table-cell office:value-type="float" office:value="62.3449" calcext:value-type="float">
            <text:p>62.3449</text:p>
          </table:table-cell>
          <table:table-cell office:value-type="float" office:value="76.6632" calcext:value-type="float">
            <text:p>76.66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067" calcext:value-type="float">
            <text:p>54.6067</text:p>
          </table:table-cell>
          <table:table-cell office:value-type="float" office:value="72.4311" calcext:value-type="float">
            <text:p>72.4311</text:p>
          </table:table-cell>
          <table:table-cell office:value-type="float" office:value="94.8054" calcext:value-type="float">
            <text:p>94.805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44" calcext:value-type="float">
            <text:p>47.7144</text:p>
          </table:table-cell>
          <table:table-cell office:value-type="float" office:value="75.6886" calcext:value-type="float">
            <text:p>75.6886</text:p>
          </table:table-cell>
          <table:table-cell office:value-type="float" office:value="93.7877" calcext:value-type="float">
            <text:p>93.78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" calcext:value-type="float">
            <text:p>45.411</text:p>
          </table:table-cell>
          <table:table-cell office:value-type="float" office:value="80.5164" calcext:value-type="float">
            <text:p>80.5164</text:p>
          </table:table-cell>
          <table:table-cell office:value-type="float" office:value="102.174" calcext:value-type="float">
            <text:p>102.17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38" calcext:value-type="float">
            <text:p>41.7638</text:p>
          </table:table-cell>
          <table:table-cell office:value-type="float" office:value="73.2394" calcext:value-type="float">
            <text:p>73.2394</text:p>
          </table:table-cell>
          <table:table-cell office:value-type="float" office:value="93.97" calcext:value-type="float">
            <text:p>93.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82" calcext:value-type="float">
            <text:p>43.9482</text:p>
          </table:table-cell>
          <table:table-cell office:value-type="float" office:value="62.3451" calcext:value-type="float">
            <text:p>62.3451</text:p>
          </table:table-cell>
          <table:table-cell office:value-type="float" office:value="76.6641" calcext:value-type="float">
            <text:p>76.6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878" calcext:value-type="float">
            <text:p>54.6878</text:p>
          </table:table-cell>
          <table:table-cell office:value-type="float" office:value="72.594" calcext:value-type="float">
            <text:p>72.594</text:p>
          </table:table-cell>
          <table:table-cell office:value-type="float" office:value="94.9828" calcext:value-type="float">
            <text:p>94.98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35" calcext:value-type="float">
            <text:p>47.7135</text:p>
          </table:table-cell>
          <table:table-cell office:value-type="float" office:value="75.6872" calcext:value-type="float">
            <text:p>75.6872</text:p>
          </table:table-cell>
          <table:table-cell office:value-type="float" office:value="93.7863" calcext:value-type="float">
            <text:p>93.786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1" calcext:value-type="float">
            <text:p>45.4121</text:p>
          </table:table-cell>
          <table:table-cell office:value-type="float" office:value="80.5186" calcext:value-type="float">
            <text:p>80.5186</text:p>
          </table:table-cell>
          <table:table-cell office:value-type="float" office:value="102.178" calcext:value-type="float">
            <text:p>102.1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604" calcext:value-type="float">
            <text:p>41.7604</text:p>
          </table:table-cell>
          <table:table-cell office:value-type="float" office:value="73.235" calcext:value-type="float">
            <text:p>73.235</text:p>
          </table:table-cell>
          <table:table-cell office:value-type="float" office:value="93.9664" calcext:value-type="float">
            <text:p>93.966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78" calcext:value-type="float">
            <text:p>43.9478</text:p>
          </table:table-cell>
          <table:table-cell office:value-type="float" office:value="62.3444" calcext:value-type="float">
            <text:p>62.3444</text:p>
          </table:table-cell>
          <table:table-cell office:value-type="float" office:value="76.6638" calcext:value-type="float">
            <text:p>76.66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499" calcext:value-type="float">
            <text:p>54.7499</text:p>
          </table:table-cell>
          <table:table-cell office:value-type="float" office:value="72.7171" calcext:value-type="float">
            <text:p>72.7171</text:p>
          </table:table-cell>
          <table:table-cell office:value-type="float" office:value="95.1141" calcext:value-type="float">
            <text:p>95.11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28" calcext:value-type="float">
            <text:p>47.7128</text:p>
          </table:table-cell>
          <table:table-cell office:value-type="float" office:value="75.6862" calcext:value-type="float">
            <text:p>75.6862</text:p>
          </table:table-cell>
          <table:table-cell office:value-type="float" office:value="93.7852" calcext:value-type="float">
            <text:p>93.78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5" calcext:value-type="float">
            <text:p>45.4125</text:p>
          </table:table-cell>
          <table:table-cell office:value-type="float" office:value="80.5194" calcext:value-type="float">
            <text:p>80.5194</text:p>
          </table:table-cell>
          <table:table-cell office:value-type="float" office:value="102.179" calcext:value-type="float">
            <text:p>102.1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63" calcext:value-type="float">
            <text:p>41.7563</text:p>
          </table:table-cell>
          <table:table-cell office:value-type="float" office:value="73.2293" calcext:value-type="float">
            <text:p>73.2293</text:p>
          </table:table-cell>
          <table:table-cell office:value-type="float" office:value="93.9611" calcext:value-type="float">
            <text:p>93.96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43" calcext:value-type="float">
            <text:p>43.9443</text:p>
          </table:table-cell>
          <table:table-cell office:value-type="float" office:value="62.339" calcext:value-type="float">
            <text:p>62.339</text:p>
          </table:table-cell>
          <table:table-cell office:value-type="float" office:value="76.6592" calcext:value-type="float">
            <text:p>76.65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174" calcext:value-type="float">
            <text:p>54.8174</text:p>
          </table:table-cell>
          <table:table-cell office:value-type="float" office:value="72.8598" calcext:value-type="float">
            <text:p>72.8598</text:p>
          </table:table-cell>
          <table:table-cell office:value-type="float" office:value="95.271" calcext:value-type="float">
            <text:p>95.27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23" calcext:value-type="float">
            <text:p>47.7123</text:p>
          </table:table-cell>
          <table:table-cell office:value-type="float" office:value="75.6853" calcext:value-type="float">
            <text:p>75.6853</text:p>
          </table:table-cell>
          <table:table-cell office:value-type="float" office:value="93.7842" calcext:value-type="float">
            <text:p>93.784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6" calcext:value-type="float">
            <text:p>45.4126</text:p>
          </table:table-cell>
          <table:table-cell office:value-type="float" office:value="80.5197" calcext:value-type="float">
            <text:p>80.5197</text:p>
          </table:table-cell>
          <table:table-cell office:value-type="float" office:value="102.18" calcext:value-type="float">
            <text:p>102.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36" calcext:value-type="float">
            <text:p>41.7536</text:p>
          </table:table-cell>
          <table:table-cell office:value-type="float" office:value="73.2258" calcext:value-type="float">
            <text:p>73.2258</text:p>
          </table:table-cell>
          <table:table-cell office:value-type="float" office:value="93.9581" calcext:value-type="float">
            <text:p>93.958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404" calcext:value-type="float">
            <text:p>43.9404</text:p>
          </table:table-cell>
          <table:table-cell office:value-type="float" office:value="62.333" calcext:value-type="float">
            <text:p>62.333</text:p>
          </table:table-cell>
          <table:table-cell office:value-type="float" office:value="76.6543" calcext:value-type="float">
            <text:p>76.65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702" calcext:value-type="float">
            <text:p>54.8702</text:p>
          </table:table-cell>
          <table:table-cell office:value-type="float" office:value="72.9726" calcext:value-type="float">
            <text:p>72.9726</text:p>
          </table:table-cell>
          <table:table-cell office:value-type="float" office:value="95.3959" calcext:value-type="float">
            <text:p>95.39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09" calcext:value-type="float">
            <text:p>47.7109</text:p>
          </table:table-cell>
          <table:table-cell office:value-type="float" office:value="75.6829" calcext:value-type="float">
            <text:p>75.6829</text:p>
          </table:table-cell>
          <table:table-cell office:value-type="float" office:value="93.7811" calcext:value-type="float">
            <text:p>93.78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23" calcext:value-type="float">
            <text:p>45.4123</text:p>
          </table:table-cell>
          <table:table-cell office:value-type="float" office:value="80.5196" calcext:value-type="float">
            <text:p>80.5196</text:p>
          </table:table-cell>
          <table:table-cell office:value-type="float" office:value="102.18" calcext:value-type="float">
            <text:p>102.1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516" calcext:value-type="float">
            <text:p>41.7516</text:p>
          </table:table-cell>
          <table:table-cell office:value-type="float" office:value="73.2234" calcext:value-type="float">
            <text:p>73.2234</text:p>
          </table:table-cell>
          <table:table-cell office:value-type="float" office:value="93.9566" calcext:value-type="float">
            <text:p>93.95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345" calcext:value-type="float">
            <text:p>43.9345</text:p>
          </table:table-cell>
          <table:table-cell office:value-type="float" office:value="62.3236" calcext:value-type="float">
            <text:p>62.3236</text:p>
          </table:table-cell>
          <table:table-cell office:value-type="float" office:value="76.6464" calcext:value-type="float">
            <text:p>76.64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054" calcext:value-type="float">
            <text:p>54.9054</text:p>
          </table:table-cell>
          <table:table-cell office:value-type="float" office:value="73.046" calcext:value-type="float">
            <text:p>73.046</text:p>
          </table:table-cell>
          <table:table-cell office:value-type="float" office:value="95.4749" calcext:value-type="float">
            <text:p>95.47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93" calcext:value-type="float">
            <text:p>47.7093</text:p>
          </table:table-cell>
          <table:table-cell office:value-type="float" office:value="75.6802" calcext:value-type="float">
            <text:p>75.6802</text:p>
          </table:table-cell>
          <table:table-cell office:value-type="float" office:value="93.778" calcext:value-type="float">
            <text:p>93.77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9" calcext:value-type="float">
            <text:p>45.4119</text:p>
          </table:table-cell>
          <table:table-cell office:value-type="float" office:value="80.5197" calcext:value-type="float">
            <text:p>80.5197</text:p>
          </table:table-cell>
          <table:table-cell office:value-type="float" office:value="102.182" calcext:value-type="float">
            <text:p>102.1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425" calcext:value-type="float">
            <text:p>41.7425</text:p>
          </table:table-cell>
          <table:table-cell office:value-type="float" office:value="73.2116" calcext:value-type="float">
            <text:p>73.2116</text:p>
          </table:table-cell>
          <table:table-cell office:value-type="float" office:value="93.9468" calcext:value-type="float">
            <text:p>93.946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283" calcext:value-type="float">
            <text:p>43.9283</text:p>
          </table:table-cell>
          <table:table-cell office:value-type="float" office:value="62.3142" calcext:value-type="float">
            <text:p>62.3142</text:p>
          </table:table-cell>
          <table:table-cell office:value-type="float" office:value="76.6392" calcext:value-type="float">
            <text:p>76.63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361" calcext:value-type="float">
            <text:p>54.9361</text:p>
          </table:table-cell>
          <table:table-cell office:value-type="float" office:value="73.1114" calcext:value-type="float">
            <text:p>73.1114</text:p>
          </table:table-cell>
          <table:table-cell office:value-type="float" office:value="95.5453" calcext:value-type="float">
            <text:p>95.545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9" calcext:value-type="float">
            <text:p>47.7079</text:p>
          </table:table-cell>
          <table:table-cell office:value-type="float" office:value="75.6781" calcext:value-type="float">
            <text:p>75.6781</text:p>
          </table:table-cell>
          <table:table-cell office:value-type="float" office:value="93.7759" calcext:value-type="float">
            <text:p>93.77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8" calcext:value-type="float">
            <text:p>45.4118</text:p>
          </table:table-cell>
          <table:table-cell office:value-type="float" office:value="80.5202" calcext:value-type="float">
            <text:p>80.5202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31" calcext:value-type="float">
            <text:p>41.731</text:p>
          </table:table-cell>
          <table:table-cell office:value-type="float" office:value="73.1964" calcext:value-type="float">
            <text:p>73.1964</text:p>
          </table:table-cell>
          <table:table-cell office:value-type="float" office:value="93.9338" calcext:value-type="float">
            <text:p>93.933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213" calcext:value-type="float">
            <text:p>43.9213</text:p>
          </table:table-cell>
          <table:table-cell office:value-type="float" office:value="62.3041" calcext:value-type="float">
            <text:p>62.3041</text:p>
          </table:table-cell>
          <table:table-cell office:value-type="float" office:value="76.6328" calcext:value-type="float">
            <text:p>76.63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587" calcext:value-type="float">
            <text:p>54.9587</text:p>
          </table:table-cell>
          <table:table-cell office:value-type="float" office:value="73.162" calcext:value-type="float">
            <text:p>73.162</text:p>
          </table:table-cell>
          <table:table-cell office:value-type="float" office:value="95.6015" calcext:value-type="float">
            <text:p>95.601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" calcext:value-type="float">
            <text:p>47.707</text:p>
          </table:table-cell>
          <table:table-cell office:value-type="float" office:value="75.6768" calcext:value-type="float">
            <text:p>75.6768</text:p>
          </table:table-cell>
          <table:table-cell office:value-type="float" office:value="93.7747" calcext:value-type="float">
            <text:p>93.77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5" calcext:value-type="float">
            <text:p>45.4115</text:p>
          </table:table-cell>
          <table:table-cell office:value-type="float" office:value="80.5199" calcext:value-type="float">
            <text:p>80.5199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77" calcext:value-type="float">
            <text:p>41.7277</text:p>
          </table:table-cell>
          <table:table-cell office:value-type="float" office:value="73.1927" calcext:value-type="float">
            <text:p>73.1927</text:p>
          </table:table-cell>
          <table:table-cell office:value-type="float" office:value="93.9317" calcext:value-type="float">
            <text:p>93.93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67" calcext:value-type="float">
            <text:p>43.9167</text:p>
          </table:table-cell>
          <table:table-cell office:value-type="float" office:value="62.2974" calcext:value-type="float">
            <text:p>62.2974</text:p>
          </table:table-cell>
          <table:table-cell office:value-type="float" office:value="76.6286" calcext:value-type="float">
            <text:p>76.62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79" calcext:value-type="float">
            <text:p>54.979</text:p>
          </table:table-cell>
          <table:table-cell office:value-type="float" office:value="73.2033" calcext:value-type="float">
            <text:p>73.2033</text:p>
          </table:table-cell>
          <table:table-cell office:value-type="float" office:value="95.6455" calcext:value-type="float">
            <text:p>95.64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65" calcext:value-type="float">
            <text:p>47.7065</text:p>
          </table:table-cell>
          <table:table-cell office:value-type="float" office:value="75.676" calcext:value-type="float">
            <text:p>75.676</text:p>
          </table:table-cell>
          <table:table-cell office:value-type="float" office:value="93.7739" calcext:value-type="float">
            <text:p>93.773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1" calcext:value-type="float">
            <text:p>45.4111</text:p>
          </table:table-cell>
          <table:table-cell office:value-type="float" office:value="80.5198" calcext:value-type="float">
            <text:p>80.5198</text:p>
          </table:table-cell>
          <table:table-cell office:value-type="float" office:value="102.184" calcext:value-type="float">
            <text:p>102.18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209" calcext:value-type="float">
            <text:p>41.7209</text:p>
          </table:table-cell>
          <table:table-cell office:value-type="float" office:value="73.1841" calcext:value-type="float">
            <text:p>73.1841</text:p>
          </table:table-cell>
          <table:table-cell office:value-type="float" office:value="93.9253" calcext:value-type="float">
            <text:p>93.92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12" calcext:value-type="float">
            <text:p>43.912</text:p>
          </table:table-cell>
          <table:table-cell office:value-type="float" office:value="62.291" calcext:value-type="float">
            <text:p>62.291</text:p>
          </table:table-cell>
          <table:table-cell office:value-type="float" office:value="76.6251" calcext:value-type="float">
            <text:p>76.62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91" calcext:value-type="float">
            <text:p>54.9991</text:p>
          </table:table-cell>
          <table:table-cell office:value-type="float" office:value="73.2448" calcext:value-type="float">
            <text:p>73.2448</text:p>
          </table:table-cell>
          <table:table-cell office:value-type="float" office:value="95.6903" calcext:value-type="float">
            <text:p>95.690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9" calcext:value-type="float">
            <text:p>47.7059</text:p>
          </table:table-cell>
          <table:table-cell office:value-type="float" office:value="75.6749" calcext:value-type="float">
            <text:p>75.6749</text:p>
          </table:table-cell>
          <table:table-cell office:value-type="float" office:value="93.7727" calcext:value-type="float">
            <text:p>93.77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2" calcext:value-type="float">
            <text:p>45.4112</text:p>
          </table:table-cell>
          <table:table-cell office:value-type="float" office:value="80.5201" calcext:value-type="float">
            <text:p>80.5201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132" calcext:value-type="float">
            <text:p>41.7132</text:p>
          </table:table-cell>
          <table:table-cell office:value-type="float" office:value="73.1741" calcext:value-type="float">
            <text:p>73.1741</text:p>
          </table:table-cell>
          <table:table-cell office:value-type="float" office:value="93.9171" calcext:value-type="float">
            <text:p>93.91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53" calcext:value-type="float">
            <text:p>43.9053</text:p>
          </table:table-cell>
          <table:table-cell office:value-type="float" office:value="62.281" calcext:value-type="float">
            <text:p>62.281</text:p>
          </table:table-cell>
          <table:table-cell office:value-type="float" office:value="76.6182" calcext:value-type="float">
            <text:p>76.61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132" calcext:value-type="float">
            <text:p>55.0132</text:p>
          </table:table-cell>
          <table:table-cell office:value-type="float" office:value="73.2744" calcext:value-type="float">
            <text:p>73.2744</text:p>
          </table:table-cell>
          <table:table-cell office:value-type="float" office:value="95.722" calcext:value-type="float">
            <text:p>95.7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6" calcext:value-type="float">
            <text:p>47.7056</text:p>
          </table:table-cell>
          <table:table-cell office:value-type="float" office:value="75.6745" calcext:value-type="float">
            <text:p>75.6745</text:p>
          </table:table-cell>
          <table:table-cell office:value-type="float" office:value="93.7723" calcext:value-type="float">
            <text:p>93.772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1" calcext:value-type="float">
            <text:p>45.4111</text:p>
          </table:table-cell>
          <table:table-cell office:value-type="float" office:value="80.5202" calcext:value-type="float">
            <text:p>80.5202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91" calcext:value-type="float">
            <text:p>41.7091</text:p>
          </table:table-cell>
          <table:table-cell office:value-type="float" office:value="73.1694" calcext:value-type="float">
            <text:p>73.1694</text:p>
          </table:table-cell>
          <table:table-cell office:value-type="float" office:value="93.9142" calcext:value-type="float">
            <text:p>93.91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1" calcext:value-type="float">
            <text:p>43.901</text:p>
          </table:table-cell>
          <table:table-cell office:value-type="float" office:value="62.275" calcext:value-type="float">
            <text:p>62.275</text:p>
          </table:table-cell>
          <table:table-cell office:value-type="float" office:value="76.6148" calcext:value-type="float">
            <text:p>76.61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36" calcext:value-type="float">
            <text:p>55.036</text:p>
          </table:table-cell>
          <table:table-cell office:value-type="float" office:value="73.3282" calcext:value-type="float">
            <text:p>73.3282</text:p>
          </table:table-cell>
          <table:table-cell office:value-type="float" office:value="95.7837" calcext:value-type="float">
            <text:p>95.783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5" calcext:value-type="float">
            <text:p>47.7055</text:p>
          </table:table-cell>
          <table:table-cell office:value-type="float" office:value="75.6744" calcext:value-type="float">
            <text:p>75.6744</text:p>
          </table:table-cell>
          <table:table-cell office:value-type="float" office:value="93.7722" calcext:value-type="float">
            <text:p>93.77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2" calcext:value-type="float">
            <text:p>45.4112</text:p>
          </table:table-cell>
          <table:table-cell office:value-type="float" office:value="80.5204" calcext:value-type="float">
            <text:p>80.5204</text:p>
          </table:table-cell>
          <table:table-cell office:value-type="float" office:value="102.186" calcext:value-type="float">
            <text:p>102.1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63" calcext:value-type="float">
            <text:p>41.7063</text:p>
          </table:table-cell>
          <table:table-cell office:value-type="float" office:value="73.166" calcext:value-type="float">
            <text:p>73.166</text:p>
          </table:table-cell>
          <table:table-cell office:value-type="float" office:value="93.912" calcext:value-type="float">
            <text:p>93.9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1" calcext:value-type="float">
            <text:p>43.901</text:p>
          </table:table-cell>
          <table:table-cell office:value-type="float" office:value="62.276" calcext:value-type="float">
            <text:p>62.276</text:p>
          </table:table-cell>
          <table:table-cell office:value-type="float" office:value="76.6179" calcext:value-type="float">
            <text:p>76.61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454" calcext:value-type="float">
            <text:p>55.0454</text:p>
          </table:table-cell>
          <table:table-cell office:value-type="float" office:value="73.3533" calcext:value-type="float">
            <text:p>73.3533</text:p>
          </table:table-cell>
          <table:table-cell office:value-type="float" office:value="95.8138" calcext:value-type="float">
            <text:p>95.81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4" calcext:value-type="float">
            <text:p>47.7054</text:p>
          </table:table-cell>
          <table:table-cell office:value-type="float" office:value="75.6743" calcext:value-type="float">
            <text:p>75.6743</text:p>
          </table:table-cell>
          <table:table-cell office:value-type="float" office:value="93.7721" calcext:value-type="float">
            <text:p>93.772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2" calcext:value-type="float">
            <text:p>45.4112</text:p>
          </table:table-cell>
          <table:table-cell office:value-type="float" office:value="80.5204" calcext:value-type="float">
            <text:p>80.5204</text:p>
          </table:table-cell>
          <table:table-cell office:value-type="float" office:value="102.186" calcext:value-type="float">
            <text:p>102.18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32" calcext:value-type="float">
            <text:p>41.7032</text:p>
          </table:table-cell>
          <table:table-cell office:value-type="float" office:value="73.1623" calcext:value-type="float">
            <text:p>73.1623</text:p>
          </table:table-cell>
          <table:table-cell office:value-type="float" office:value="93.9095" calcext:value-type="float">
            <text:p>93.909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9009" calcext:value-type="float">
            <text:p>43.9009</text:p>
          </table:table-cell>
          <table:table-cell office:value-type="float" office:value="62.2765" calcext:value-type="float">
            <text:p>62.2765</text:p>
          </table:table-cell>
          <table:table-cell office:value-type="float" office:value="76.6199" calcext:value-type="float">
            <text:p>76.619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454" calcext:value-type="float">
            <text:p>55.0454</text:p>
          </table:table-cell>
          <table:table-cell office:value-type="float" office:value="73.3552" calcext:value-type="float">
            <text:p>73.3552</text:p>
          </table:table-cell>
          <table:table-cell office:value-type="float" office:value="95.8168" calcext:value-type="float">
            <text:p>95.81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3" calcext:value-type="float">
            <text:p>47.7053</text:p>
          </table:table-cell>
          <table:table-cell office:value-type="float" office:value="75.6742" calcext:value-type="float">
            <text:p>75.6742</text:p>
          </table:table-cell>
          <table:table-cell office:value-type="float" office:value="93.772" calcext:value-type="float">
            <text:p>93.7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17" calcext:value-type="float">
            <text:p>45.4117</text:p>
          </table:table-cell>
          <table:table-cell office:value-type="float" office:value="80.5216" calcext:value-type="float">
            <text:p>80.5216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7007" calcext:value-type="float">
            <text:p>41.7007</text:p>
          </table:table-cell>
          <table:table-cell office:value-type="float" office:value="73.1596" calcext:value-type="float">
            <text:p>73.1596</text:p>
          </table:table-cell>
          <table:table-cell office:value-type="float" office:value="93.9081" calcext:value-type="float">
            <text:p>93.908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97" calcext:value-type="float">
            <text:p>43.8997</text:p>
          </table:table-cell>
          <table:table-cell office:value-type="float" office:value="62.2749" calcext:value-type="float">
            <text:p>62.2749</text:p>
          </table:table-cell>
          <table:table-cell office:value-type="float" office:value="76.6191" calcext:value-type="float">
            <text:p>76.61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602" calcext:value-type="float">
            <text:p>55.0602</text:p>
          </table:table-cell>
          <table:table-cell office:value-type="float" office:value="73.39" calcext:value-type="float">
            <text:p>73.39</text:p>
          </table:table-cell>
          <table:table-cell office:value-type="float" office:value="95.8566" calcext:value-type="float">
            <text:p>95.856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52" calcext:value-type="float">
            <text:p>47.7052</text:p>
          </table:table-cell>
          <table:table-cell office:value-type="float" office:value="75.674" calcext:value-type="float">
            <text:p>75.674</text:p>
          </table:table-cell>
          <table:table-cell office:value-type="float" office:value="93.7719" calcext:value-type="float">
            <text:p>93.77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32" calcext:value-type="float">
            <text:p>45.4132</text:p>
          </table:table-cell>
          <table:table-cell office:value-type="float" office:value="80.5245" calcext:value-type="float">
            <text:p>80.5245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92" calcext:value-type="float">
            <text:p>41.6992</text:p>
          </table:table-cell>
          <table:table-cell office:value-type="float" office:value="73.1578" calcext:value-type="float">
            <text:p>73.1578</text:p>
          </table:table-cell>
          <table:table-cell office:value-type="float" office:value="93.9071" calcext:value-type="float">
            <text:p>93.907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86" calcext:value-type="float">
            <text:p>43.8986</text:p>
          </table:table-cell>
          <table:table-cell office:value-type="float" office:value="62.2734" calcext:value-type="float">
            <text:p>62.2734</text:p>
          </table:table-cell>
          <table:table-cell office:value-type="float" office:value="76.6185" calcext:value-type="float">
            <text:p>76.61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668" calcext:value-type="float">
            <text:p>55.0668</text:p>
          </table:table-cell>
          <table:table-cell office:value-type="float" office:value="73.4068" calcext:value-type="float">
            <text:p>73.4068</text:p>
          </table:table-cell>
          <table:table-cell office:value-type="float" office:value="95.8764" calcext:value-type="float">
            <text:p>95.876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49" calcext:value-type="float">
            <text:p>47.7049</text:p>
          </table:table-cell>
          <table:table-cell office:value-type="float" office:value="75.6737" calcext:value-type="float">
            <text:p>75.6737</text:p>
          </table:table-cell>
          <table:table-cell office:value-type="float" office:value="93.7719" calcext:value-type="float">
            <text:p>93.771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57" calcext:value-type="float">
            <text:p>45.4157</text:p>
          </table:table-cell>
          <table:table-cell office:value-type="float" office:value="80.5293" calcext:value-type="float">
            <text:p>80.5293</text:p>
          </table:table-cell>
          <table:table-cell office:value-type="float" office:value="102.2" calcext:value-type="float">
            <text:p>102.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4" calcext:value-type="float">
            <text:p>41.694</text:p>
          </table:table-cell>
          <table:table-cell office:value-type="float" office:value="73.1515" calcext:value-type="float">
            <text:p>73.1515</text:p>
          </table:table-cell>
          <table:table-cell office:value-type="float" office:value="93.9025" calcext:value-type="float">
            <text:p>93.90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65" calcext:value-type="float">
            <text:p>43.8965</text:p>
          </table:table-cell>
          <table:table-cell office:value-type="float" office:value="62.2704" calcext:value-type="float">
            <text:p>62.2704</text:p>
          </table:table-cell>
          <table:table-cell office:value-type="float" office:value="76.6167" calcext:value-type="float">
            <text:p>76.61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589" calcext:value-type="float">
            <text:p>55.0589</text:p>
          </table:table-cell>
          <table:table-cell office:value-type="float" office:value="73.3923" calcext:value-type="float">
            <text:p>73.3923</text:p>
          </table:table-cell>
          <table:table-cell office:value-type="float" office:value="95.8613" calcext:value-type="float">
            <text:p>95.86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04" calcext:value-type="float">
            <text:p>47.7004</text:p>
          </table:table-cell>
          <table:table-cell office:value-type="float" office:value="75.6666" calcext:value-type="float">
            <text:p>75.6666</text:p>
          </table:table-cell>
          <table:table-cell office:value-type="float" office:value="93.7645" calcext:value-type="float">
            <text:p>93.76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109" calcext:value-type="float">
            <text:p>45.4109</text:p>
          </table:table-cell>
          <table:table-cell office:value-type="float" office:value="80.5232" calcext:value-type="float">
            <text:p>80.5232</text:p>
          </table:table-cell>
          <table:table-cell office:value-type="float" office:value="102.195" calcext:value-type="float">
            <text:p>102.1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14" calcext:value-type="float">
            <text:p>41.6914</text:p>
          </table:table-cell>
          <table:table-cell office:value-type="float" office:value="73.1486" calcext:value-type="float">
            <text:p>73.1486</text:p>
          </table:table-cell>
          <table:table-cell office:value-type="float" office:value="93.9012" calcext:value-type="float">
            <text:p>93.901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903" calcext:value-type="float">
            <text:p>43.8903</text:p>
          </table:table-cell>
          <table:table-cell office:value-type="float" office:value="62.2627" calcext:value-type="float">
            <text:p>62.2627</text:p>
          </table:table-cell>
          <table:table-cell office:value-type="float" office:value="76.6149" calcext:value-type="float">
            <text:p>76.61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866" calcext:value-type="float">
            <text:p>55.0866</text:p>
          </table:table-cell>
          <table:table-cell office:value-type="float" office:value="73.4563" calcext:value-type="float">
            <text:p>73.4563</text:p>
          </table:table-cell>
          <table:table-cell office:value-type="float" office:value="95.9352" calcext:value-type="float">
            <text:p>95.935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65" calcext:value-type="float">
            <text:p>47.6965</text:p>
          </table:table-cell>
          <table:table-cell office:value-type="float" office:value="75.6604" calcext:value-type="float">
            <text:p>75.6604</text:p>
          </table:table-cell>
          <table:table-cell office:value-type="float" office:value="93.758" calcext:value-type="float">
            <text:p>93.7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82" calcext:value-type="float">
            <text:p>45.4082</text:p>
          </table:table-cell>
          <table:table-cell office:value-type="float" office:value="80.5199" calcext:value-type="float">
            <text:p>80.5199</text:p>
          </table:table-cell>
          <table:table-cell office:value-type="float" office:value="102.193" calcext:value-type="float">
            <text:p>102.19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911" calcext:value-type="float">
            <text:p>41.6911</text:p>
          </table:table-cell>
          <table:table-cell office:value-type="float" office:value="73.1488" calcext:value-type="float">
            <text:p>73.1488</text:p>
          </table:table-cell>
          <table:table-cell office:value-type="float" office:value="93.9025" calcext:value-type="float">
            <text:p>93.902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45" calcext:value-type="float">
            <text:p>43.8845</text:p>
          </table:table-cell>
          <table:table-cell office:value-type="float" office:value="62.2545" calcext:value-type="float">
            <text:p>62.2545</text:p>
          </table:table-cell>
          <table:table-cell office:value-type="float" office:value="76.61" calcext:value-type="float">
            <text:p>76.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997" calcext:value-type="float">
            <text:p>55.0997</text:p>
          </table:table-cell>
          <table:table-cell office:value-type="float" office:value="73.4898" calcext:value-type="float">
            <text:p>73.4898</text:p>
          </table:table-cell>
          <table:table-cell office:value-type="float" office:value="95.9744" calcext:value-type="float">
            <text:p>95.974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34" calcext:value-type="float">
            <text:p>47.6934</text:p>
          </table:table-cell>
          <table:table-cell office:value-type="float" office:value="75.6558" calcext:value-type="float">
            <text:p>75.6558</text:p>
          </table:table-cell>
          <table:table-cell office:value-type="float" office:value="93.7535" calcext:value-type="float">
            <text:p>93.75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68" calcext:value-type="float">
            <text:p>45.4068</text:p>
          </table:table-cell>
          <table:table-cell office:value-type="float" office:value="80.5184" calcext:value-type="float">
            <text:p>80.5184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85" calcext:value-type="float">
            <text:p>41.6885</text:p>
          </table:table-cell>
          <table:table-cell office:value-type="float" office:value="73.1463" calcext:value-type="float">
            <text:p>73.1463</text:p>
          </table:table-cell>
          <table:table-cell office:value-type="float" office:value="93.9021" calcext:value-type="float">
            <text:p>93.902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818" calcext:value-type="float">
            <text:p>43.8818</text:p>
          </table:table-cell>
          <table:table-cell office:value-type="float" office:value="62.251" calcext:value-type="float">
            <text:p>62.251</text:p>
          </table:table-cell>
          <table:table-cell office:value-type="float" office:value="76.6083" calcext:value-type="float">
            <text:p>76.608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08" calcext:value-type="float">
            <text:p>55.108</text:p>
          </table:table-cell>
          <table:table-cell office:value-type="float" office:value="73.5129" calcext:value-type="float">
            <text:p>73.5129</text:p>
          </table:table-cell>
          <table:table-cell office:value-type="float" office:value="96.0021" calcext:value-type="float">
            <text:p>96.00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22" calcext:value-type="float">
            <text:p>47.6922</text:p>
          </table:table-cell>
          <table:table-cell office:value-type="float" office:value="75.6539" calcext:value-type="float">
            <text:p>75.6539</text:p>
          </table:table-cell>
          <table:table-cell office:value-type="float" office:value="93.752" calcext:value-type="float">
            <text:p>93.7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58" calcext:value-type="float">
            <text:p>45.4058</text:p>
          </table:table-cell>
          <table:table-cell office:value-type="float" office:value="80.5176" calcext:value-type="float">
            <text:p>80.5176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835" calcext:value-type="float">
            <text:p>41.6835</text:p>
          </table:table-cell>
          <table:table-cell office:value-type="float" office:value="73.1398" calcext:value-type="float">
            <text:p>73.1398</text:p>
          </table:table-cell>
          <table:table-cell office:value-type="float" office:value="93.8967" calcext:value-type="float">
            <text:p>93.89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96" calcext:value-type="float">
            <text:p>43.8796</text:p>
          </table:table-cell>
          <table:table-cell office:value-type="float" office:value="62.2475" calcext:value-type="float">
            <text:p>62.2475</text:p>
          </table:table-cell>
          <table:table-cell office:value-type="float" office:value="76.6053" calcext:value-type="float">
            <text:p>76.60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239" calcext:value-type="float">
            <text:p>55.1239</text:p>
          </table:table-cell>
          <table:table-cell office:value-type="float" office:value="73.5618" calcext:value-type="float">
            <text:p>73.5618</text:p>
          </table:table-cell>
          <table:table-cell office:value-type="float" office:value="96.0636" calcext:value-type="float">
            <text:p>96.06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12" calcext:value-type="float">
            <text:p>47.6912</text:p>
          </table:table-cell>
          <table:table-cell office:value-type="float" office:value="75.6525" calcext:value-type="float">
            <text:p>75.6525</text:p>
          </table:table-cell>
          <table:table-cell office:value-type="float" office:value="93.7505" calcext:value-type="float">
            <text:p>93.75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52" calcext:value-type="float">
            <text:p>45.4052</text:p>
          </table:table-cell>
          <table:table-cell office:value-type="float" office:value="80.5169" calcext:value-type="float">
            <text:p>80.5169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93" calcext:value-type="float">
            <text:p>41.6793</text:p>
          </table:table-cell>
          <table:table-cell office:value-type="float" office:value="73.1346" calcext:value-type="float">
            <text:p>73.1346</text:p>
          </table:table-cell>
          <table:table-cell office:value-type="float" office:value="93.8929" calcext:value-type="float">
            <text:p>93.89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78" calcext:value-type="float">
            <text:p>43.8778</text:p>
          </table:table-cell>
          <table:table-cell office:value-type="float" office:value="62.2445" calcext:value-type="float">
            <text:p>62.2445</text:p>
          </table:table-cell>
          <table:table-cell office:value-type="float" office:value="76.6027" calcext:value-type="float">
            <text:p>76.602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215" calcext:value-type="float">
            <text:p>55.1215</text:p>
          </table:table-cell>
          <table:table-cell office:value-type="float" office:value="73.5582" calcext:value-type="float">
            <text:p>73.5582</text:p>
          </table:table-cell>
          <table:table-cell office:value-type="float" office:value="96.0605" calcext:value-type="float">
            <text:p>96.06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7" calcext:value-type="float">
            <text:p>47.6907</text:p>
          </table:table-cell>
          <table:table-cell office:value-type="float" office:value="75.6518" calcext:value-type="float">
            <text:p>75.6518</text:p>
          </table:table-cell>
          <table:table-cell office:value-type="float" office:value="93.7499" calcext:value-type="float">
            <text:p>93.749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8" calcext:value-type="float">
            <text:p>45.4048</text:p>
          </table:table-cell>
          <table:table-cell office:value-type="float" office:value="80.5165" calcext:value-type="float">
            <text:p>80.5165</text:p>
          </table:table-cell>
          <table:table-cell office:value-type="float" office:value="102.192" calcext:value-type="float">
            <text:p>102.19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703" calcext:value-type="float">
            <text:p>41.6703</text:p>
          </table:table-cell>
          <table:table-cell office:value-type="float" office:value="73.1226" calcext:value-type="float">
            <text:p>73.1226</text:p>
          </table:table-cell>
          <table:table-cell office:value-type="float" office:value="93.8824" calcext:value-type="float">
            <text:p>93.882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64" calcext:value-type="float">
            <text:p>43.8764</text:p>
          </table:table-cell>
          <table:table-cell office:value-type="float" office:value="62.2423" calcext:value-type="float">
            <text:p>62.2423</text:p>
          </table:table-cell>
          <table:table-cell office:value-type="float" office:value="76.6008" calcext:value-type="float">
            <text:p>76.60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177" calcext:value-type="float">
            <text:p>55.1177</text:p>
          </table:table-cell>
          <table:table-cell office:value-type="float" office:value="73.5526" calcext:value-type="float">
            <text:p>73.5526</text:p>
          </table:table-cell>
          <table:table-cell office:value-type="float" office:value="96.0555" calcext:value-type="float">
            <text:p>96.05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9" calcext:value-type="float">
            <text:p>47.6909</text:p>
          </table:table-cell>
          <table:table-cell office:value-type="float" office:value="75.6521" calcext:value-type="float">
            <text:p>75.6521</text:p>
          </table:table-cell>
          <table:table-cell office:value-type="float" office:value="93.7504" calcext:value-type="float">
            <text:p>93.750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6" calcext:value-type="float">
            <text:p>45.4046</text:p>
          </table:table-cell>
          <table:table-cell office:value-type="float" office:value="80.5159" calcext:value-type="float">
            <text:p>80.5159</text:p>
          </table:table-cell>
          <table:table-cell office:value-type="float" office:value="102.191" calcext:value-type="float">
            <text:p>102.19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637" calcext:value-type="float">
            <text:p>41.6637</text:p>
          </table:table-cell>
          <table:table-cell office:value-type="float" office:value="73.1137" calcext:value-type="float">
            <text:p>73.1137</text:p>
          </table:table-cell>
          <table:table-cell office:value-type="float" office:value="93.8743" calcext:value-type="float">
            <text:p>93.874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53" calcext:value-type="float">
            <text:p>43.8753</text:p>
          </table:table-cell>
          <table:table-cell office:value-type="float" office:value="62.2407" calcext:value-type="float">
            <text:p>62.2407</text:p>
          </table:table-cell>
          <table:table-cell office:value-type="float" office:value="76.5996" calcext:value-type="float">
            <text:p>76.59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1036" calcext:value-type="float">
            <text:p>55.1036</text:p>
          </table:table-cell>
          <table:table-cell office:value-type="float" office:value="73.524" calcext:value-type="float">
            <text:p>73.524</text:p>
          </table:table-cell>
          <table:table-cell office:value-type="float" office:value="96.0249" calcext:value-type="float">
            <text:p>96.02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09" calcext:value-type="float">
            <text:p>47.6909</text:p>
          </table:table-cell>
          <table:table-cell office:value-type="float" office:value="75.6522" calcext:value-type="float">
            <text:p>75.6522</text:p>
          </table:table-cell>
          <table:table-cell office:value-type="float" office:value="93.7506" calcext:value-type="float">
            <text:p>93.75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9" calcext:value-type="float">
            <text:p>45.4039</text:p>
          </table:table-cell>
          <table:table-cell office:value-type="float" office:value="80.5147" calcext:value-type="float">
            <text:p>80.5147</text:p>
          </table:table-cell>
          <table:table-cell office:value-type="float" office:value="102.189" calcext:value-type="float">
            <text:p>102.1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58" calcext:value-type="float">
            <text:p>41.658</text:p>
          </table:table-cell>
          <table:table-cell office:value-type="float" office:value="73.106" calcext:value-type="float">
            <text:p>73.106</text:p>
          </table:table-cell>
          <table:table-cell office:value-type="float" office:value="93.8673" calcext:value-type="float">
            <text:p>93.867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729" calcext:value-type="float">
            <text:p>43.8729</text:p>
          </table:table-cell>
          <table:table-cell office:value-type="float" office:value="62.237" calcext:value-type="float">
            <text:p>62.237</text:p>
          </table:table-cell>
          <table:table-cell office:value-type="float" office:value="76.5967" calcext:value-type="float">
            <text:p>76.59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5.0635" calcext:value-type="float">
            <text:p>55.0635</text:p>
          </table:table-cell>
          <table:table-cell office:value-type="float" office:value="73.4409" calcext:value-type="float">
            <text:p>73.4409</text:p>
          </table:table-cell>
          <table:table-cell office:value-type="float" office:value="95.9346" calcext:value-type="float">
            <text:p>95.934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73" calcext:value-type="float">
            <text:p>47.6873</text:p>
          </table:table-cell>
          <table:table-cell office:value-type="float" office:value="75.6457" calcext:value-type="float">
            <text:p>75.6457</text:p>
          </table:table-cell>
          <table:table-cell office:value-type="float" office:value="93.7424" calcext:value-type="float">
            <text:p>93.74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3" calcext:value-type="float">
            <text:p>45.4043</text:p>
          </table:table-cell>
          <table:table-cell office:value-type="float" office:value="80.5151" calcext:value-type="float">
            <text:p>80.5151</text:p>
          </table:table-cell>
          <table:table-cell office:value-type="float" office:value="102.189" calcext:value-type="float">
            <text:p>102.1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464" calcext:value-type="float">
            <text:p>41.6464</text:p>
          </table:table-cell>
          <table:table-cell office:value-type="float" office:value="73.0889" calcext:value-type="float">
            <text:p>73.0889</text:p>
          </table:table-cell>
          <table:table-cell office:value-type="float" office:value="93.8493" calcext:value-type="float">
            <text:p>93.849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645" calcext:value-type="float">
            <text:p>43.8645</text:p>
          </table:table-cell>
          <table:table-cell office:value-type="float" office:value="62.2232" calcext:value-type="float">
            <text:p>62.2232</text:p>
          </table:table-cell>
          <table:table-cell office:value-type="float" office:value="76.5835" calcext:value-type="float">
            <text:p>76.58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982" calcext:value-type="float">
            <text:p>54.9982</text:p>
          </table:table-cell>
          <table:table-cell office:value-type="float" office:value="73.3066" calcext:value-type="float">
            <text:p>73.3066</text:p>
          </table:table-cell>
          <table:table-cell office:value-type="float" office:value="95.7884" calcext:value-type="float">
            <text:p>95.78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72" calcext:value-type="float">
            <text:p>47.6872</text:p>
          </table:table-cell>
          <table:table-cell office:value-type="float" office:value="75.6453" calcext:value-type="float">
            <text:p>75.6453</text:p>
          </table:table-cell>
          <table:table-cell office:value-type="float" office:value="93.7416" calcext:value-type="float">
            <text:p>93.741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6" calcext:value-type="float">
            <text:p>45.4046</text:p>
          </table:table-cell>
          <table:table-cell office:value-type="float" office:value="80.5156" calcext:value-type="float">
            <text:p>80.5156</text:p>
          </table:table-cell>
          <table:table-cell office:value-type="float" office:value="102.19" calcext:value-type="float">
            <text:p>102.1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362" calcext:value-type="float">
            <text:p>41.6362</text:p>
          </table:table-cell>
          <table:table-cell office:value-type="float" office:value="73.0735" calcext:value-type="float">
            <text:p>73.0735</text:p>
          </table:table-cell>
          <table:table-cell office:value-type="float" office:value="93.8323" calcext:value-type="float">
            <text:p>93.832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477" calcext:value-type="float">
            <text:p>43.8477</text:p>
          </table:table-cell>
          <table:table-cell office:value-type="float" office:value="62.1928" calcext:value-type="float">
            <text:p>62.1928</text:p>
          </table:table-cell>
          <table:table-cell office:value-type="float" office:value="76.5485" calcext:value-type="float">
            <text:p>76.54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673" calcext:value-type="float">
            <text:p>54.9673</text:p>
          </table:table-cell>
          <table:table-cell office:value-type="float" office:value="73.2498" calcext:value-type="float">
            <text:p>73.2498</text:p>
          </table:table-cell>
          <table:table-cell office:value-type="float" office:value="95.7291" calcext:value-type="float">
            <text:p>95.729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64" calcext:value-type="float">
            <text:p>47.6864</text:p>
          </table:table-cell>
          <table:table-cell office:value-type="float" office:value="75.6438" calcext:value-type="float">
            <text:p>75.6438</text:p>
          </table:table-cell>
          <table:table-cell office:value-type="float" office:value="93.7396" calcext:value-type="float">
            <text:p>93.739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43" calcext:value-type="float">
            <text:p>45.4043</text:p>
          </table:table-cell>
          <table:table-cell office:value-type="float" office:value="80.5144" calcext:value-type="float">
            <text:p>80.5144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92" calcext:value-type="float">
            <text:p>41.6292</text:p>
          </table:table-cell>
          <table:table-cell office:value-type="float" office:value="73.0637" calcext:value-type="float">
            <text:p>73.0637</text:p>
          </table:table-cell>
          <table:table-cell office:value-type="float" office:value="93.8229" calcext:value-type="float">
            <text:p>93.82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351" calcext:value-type="float">
            <text:p>43.8351</text:p>
          </table:table-cell>
          <table:table-cell office:value-type="float" office:value="62.1697" calcext:value-type="float">
            <text:p>62.1697</text:p>
          </table:table-cell>
          <table:table-cell office:value-type="float" office:value="76.5213" calcext:value-type="float">
            <text:p>76.521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639" calcext:value-type="float">
            <text:p>54.9639</text:p>
          </table:table-cell>
          <table:table-cell office:value-type="float" office:value="73.2479" calcext:value-type="float">
            <text:p>73.2479</text:p>
          </table:table-cell>
          <table:table-cell office:value-type="float" office:value="95.7294" calcext:value-type="float">
            <text:p>95.729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57" calcext:value-type="float">
            <text:p>47.6857</text:p>
          </table:table-cell>
          <table:table-cell office:value-type="float" office:value="75.6427" calcext:value-type="float">
            <text:p>75.6427</text:p>
          </table:table-cell>
          <table:table-cell office:value-type="float" office:value="93.7386" calcext:value-type="float">
            <text:p>93.738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3" calcext:value-type="float">
            <text:p>45.403</text:p>
          </table:table-cell>
          <table:table-cell office:value-type="float" office:value="80.5123" calcext:value-type="float">
            <text:p>80.5123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42" calcext:value-type="float">
            <text:p>41.6242</text:p>
          </table:table-cell>
          <table:table-cell office:value-type="float" office:value="73.0569" calcext:value-type="float">
            <text:p>73.0569</text:p>
          </table:table-cell>
          <table:table-cell office:value-type="float" office:value="93.8166" calcext:value-type="float">
            <text:p>93.81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72" calcext:value-type="float">
            <text:p>43.8272</text:p>
          </table:table-cell>
          <table:table-cell office:value-type="float" office:value="62.1562" calcext:value-type="float">
            <text:p>62.1562</text:p>
          </table:table-cell>
          <table:table-cell office:value-type="float" office:value="76.5074" calcext:value-type="float">
            <text:p>76.50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578" calcext:value-type="float">
            <text:p>54.9578</text:p>
          </table:table-cell>
          <table:table-cell office:value-type="float" office:value="73.2372" calcext:value-type="float">
            <text:p>73.2372</text:p>
          </table:table-cell>
          <table:table-cell office:value-type="float" office:value="95.7186" calcext:value-type="float">
            <text:p>95.71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45" calcext:value-type="float">
            <text:p>47.6845</text:p>
          </table:table-cell>
          <table:table-cell office:value-type="float" office:value="75.6408" calcext:value-type="float">
            <text:p>75.6408</text:p>
          </table:table-cell>
          <table:table-cell office:value-type="float" office:value="93.7364" calcext:value-type="float">
            <text:p>93.736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401" calcext:value-type="float">
            <text:p>45.401</text:p>
          </table:table-cell>
          <table:table-cell office:value-type="float" office:value="80.5093" calcext:value-type="float">
            <text:p>80.5093</text:p>
          </table:table-cell>
          <table:table-cell office:value-type="float" office:value="102.182" calcext:value-type="float">
            <text:p>102.18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79" calcext:value-type="float">
            <text:p>41.6179</text:p>
          </table:table-cell>
          <table:table-cell office:value-type="float" office:value="73.0485" calcext:value-type="float">
            <text:p>73.0485</text:p>
          </table:table-cell>
          <table:table-cell office:value-type="float" office:value="93.809" calcext:value-type="float">
            <text:p>93.80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237" calcext:value-type="float">
            <text:p>43.8237</text:p>
          </table:table-cell>
          <table:table-cell office:value-type="float" office:value="62.1511" calcext:value-type="float">
            <text:p>62.1511</text:p>
          </table:table-cell>
          <table:table-cell office:value-type="float" office:value="76.5041" calcext:value-type="float">
            <text:p>76.50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9156" calcext:value-type="float">
            <text:p>54.9156</text:p>
          </table:table-cell>
          <table:table-cell office:value-type="float" office:value="73.1561" calcext:value-type="float">
            <text:p>73.1561</text:p>
          </table:table-cell>
          <table:table-cell office:value-type="float" office:value="95.6331" calcext:value-type="float">
            <text:p>95.63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5" calcext:value-type="float">
            <text:p>47.685</text:p>
          </table:table-cell>
          <table:table-cell office:value-type="float" office:value="75.6416" calcext:value-type="float">
            <text:p>75.6416</text:p>
          </table:table-cell>
          <table:table-cell office:value-type="float" office:value="93.7373" calcext:value-type="float">
            <text:p>93.73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78" calcext:value-type="float">
            <text:p>45.3978</text:p>
          </table:table-cell>
          <table:table-cell office:value-type="float" office:value="80.5046" calcext:value-type="float">
            <text:p>80.5046</text:p>
          </table:table-cell>
          <table:table-cell office:value-type="float" office:value="102.177" calcext:value-type="float">
            <text:p>102.17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81" calcext:value-type="float">
            <text:p>41.6081</text:p>
          </table:table-cell>
          <table:table-cell office:value-type="float" office:value="73.0322" calcext:value-type="float">
            <text:p>73.0322</text:p>
          </table:table-cell>
          <table:table-cell office:value-type="float" office:value="93.7886" calcext:value-type="float">
            <text:p>93.78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98" calcext:value-type="float">
            <text:p>43.8198</text:p>
          </table:table-cell>
          <table:table-cell office:value-type="float" office:value="62.1451" calcext:value-type="float">
            <text:p>62.1451</text:p>
          </table:table-cell>
          <table:table-cell office:value-type="float" office:value="76.4996" calcext:value-type="float">
            <text:p>76.49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834" calcext:value-type="float">
            <text:p>54.834</text:p>
          </table:table-cell>
          <table:table-cell office:value-type="float" office:value="72.9938" calcext:value-type="float">
            <text:p>72.9938</text:p>
          </table:table-cell>
          <table:table-cell office:value-type="float" office:value="95.4612" calcext:value-type="float">
            <text:p>95.461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68" calcext:value-type="float">
            <text:p>47.6868</text:p>
          </table:table-cell>
          <table:table-cell office:value-type="float" office:value="75.6446" calcext:value-type="float">
            <text:p>75.6446</text:p>
          </table:table-cell>
          <table:table-cell office:value-type="float" office:value="93.7409" calcext:value-type="float">
            <text:p>93.74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941" calcext:value-type="float">
            <text:p>45.3941</text:p>
          </table:table-cell>
          <table:table-cell office:value-type="float" office:value="80.4992" calcext:value-type="float">
            <text:p>80.4992</text:p>
          </table:table-cell>
          <table:table-cell office:value-type="float" office:value="102.171" calcext:value-type="float">
            <text:p>102.17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37" calcext:value-type="float">
            <text:p>41.6037</text:p>
          </table:table-cell>
          <table:table-cell office:value-type="float" office:value="73.0255" calcext:value-type="float">
            <text:p>73.0255</text:p>
          </table:table-cell>
          <table:table-cell office:value-type="float" office:value="93.7811" calcext:value-type="float">
            <text:p>93.781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131" calcext:value-type="float">
            <text:p>43.8131</text:p>
          </table:table-cell>
          <table:table-cell office:value-type="float" office:value="62.1339" calcext:value-type="float">
            <text:p>62.1339</text:p>
          </table:table-cell>
          <table:table-cell office:value-type="float" office:value="76.4884" calcext:value-type="float">
            <text:p>76.48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7536" calcext:value-type="float">
            <text:p>54.7536</text:p>
          </table:table-cell>
          <table:table-cell office:value-type="float" office:value="72.8337" calcext:value-type="float">
            <text:p>72.8337</text:p>
          </table:table-cell>
          <table:table-cell office:value-type="float" office:value="95.2922" calcext:value-type="float">
            <text:p>95.29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89" calcext:value-type="float">
            <text:p>47.6889</text:p>
          </table:table-cell>
          <table:table-cell office:value-type="float" office:value="75.6479" calcext:value-type="float">
            <text:p>75.6479</text:p>
          </table:table-cell>
          <table:table-cell office:value-type="float" office:value="93.7447" calcext:value-type="float">
            <text:p>93.744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9" calcext:value-type="float">
            <text:p>45.389</text:p>
          </table:table-cell>
          <table:table-cell office:value-type="float" office:value="80.4928" calcext:value-type="float">
            <text:p>80.4928</text:p>
          </table:table-cell>
          <table:table-cell office:value-type="float" office:value="102.166" calcext:value-type="float">
            <text:p>102.16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66" calcext:value-type="float">
            <text:p>41.5966</text:p>
          </table:table-cell>
          <table:table-cell office:value-type="float" office:value="73.0149" calcext:value-type="float">
            <text:p>73.0149</text:p>
          </table:table-cell>
          <table:table-cell office:value-type="float" office:value="93.7699" calcext:value-type="float">
            <text:p>93.769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801" calcext:value-type="float">
            <text:p>43.801</text:p>
          </table:table-cell>
          <table:table-cell office:value-type="float" office:value="62.113" calcext:value-type="float">
            <text:p>62.113</text:p>
          </table:table-cell>
          <table:table-cell office:value-type="float" office:value="76.4664" calcext:value-type="float">
            <text:p>76.46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756" calcext:value-type="float">
            <text:p>54.6756</text:p>
          </table:table-cell>
          <table:table-cell office:value-type="float" office:value="72.6752" calcext:value-type="float">
            <text:p>72.6752</text:p>
          </table:table-cell>
          <table:table-cell office:value-type="float" office:value="95.1241" calcext:value-type="float">
            <text:p>95.12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24" calcext:value-type="float">
            <text:p>47.6924</text:p>
          </table:table-cell>
          <table:table-cell office:value-type="float" office:value="75.6535" calcext:value-type="float">
            <text:p>75.6535</text:p>
          </table:table-cell>
          <table:table-cell office:value-type="float" office:value="93.7508" calcext:value-type="float">
            <text:p>93.750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36" calcext:value-type="float">
            <text:p>45.3836</text:p>
          </table:table-cell>
          <table:table-cell office:value-type="float" office:value="80.4857" calcext:value-type="float">
            <text:p>80.4857</text:p>
          </table:table-cell>
          <table:table-cell office:value-type="float" office:value="102.16" calcext:value-type="float">
            <text:p>102.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35" calcext:value-type="float">
            <text:p>41.5935</text:p>
          </table:table-cell>
          <table:table-cell office:value-type="float" office:value="73.0105" calcext:value-type="float">
            <text:p>73.0105</text:p>
          </table:table-cell>
          <table:table-cell office:value-type="float" office:value="93.7654" calcext:value-type="float">
            <text:p>93.76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932" calcext:value-type="float">
            <text:p>43.7932</text:p>
          </table:table-cell>
          <table:table-cell office:value-type="float" office:value="62.1004" calcext:value-type="float">
            <text:p>62.1004</text:p>
          </table:table-cell>
          <table:table-cell office:value-type="float" office:value="76.4548" calcext:value-type="float">
            <text:p>76.45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49" calcext:value-type="float">
            <text:p>54.649</text:p>
          </table:table-cell>
          <table:table-cell office:value-type="float" office:value="72.6236" calcext:value-type="float">
            <text:p>72.6236</text:p>
          </table:table-cell>
          <table:table-cell office:value-type="float" office:value="95.0725" calcext:value-type="float">
            <text:p>95.072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37" calcext:value-type="float">
            <text:p>47.6937</text:p>
          </table:table-cell>
          <table:table-cell office:value-type="float" office:value="75.6559" calcext:value-type="float">
            <text:p>75.6559</text:p>
          </table:table-cell>
          <table:table-cell office:value-type="float" office:value="93.7538" calcext:value-type="float">
            <text:p>93.75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12" calcext:value-type="float">
            <text:p>45.3812</text:p>
          </table:table-cell>
          <table:table-cell office:value-type="float" office:value="80.4825" calcext:value-type="float">
            <text:p>80.4825</text:p>
          </table:table-cell>
          <table:table-cell office:value-type="float" office:value="102.157" calcext:value-type="float">
            <text:p>102.1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31" calcext:value-type="float">
            <text:p>41.5831</text:p>
          </table:table-cell>
          <table:table-cell office:value-type="float" office:value="72.9954" calcext:value-type="float">
            <text:p>72.9954</text:p>
          </table:table-cell>
          <table:table-cell office:value-type="float" office:value="93.7498" calcext:value-type="float">
            <text:p>93.74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74" calcext:value-type="float">
            <text:p>43.7874</text:p>
          </table:table-cell>
          <table:table-cell office:value-type="float" office:value="62.0907" calcext:value-type="float">
            <text:p>62.0907</text:p>
          </table:table-cell>
          <table:table-cell office:value-type="float" office:value="76.4455" calcext:value-type="float">
            <text:p>76.44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6125" calcext:value-type="float">
            <text:p>54.6125</text:p>
          </table:table-cell>
          <table:table-cell office:value-type="float" office:value="72.5548" calcext:value-type="float">
            <text:p>72.5548</text:p>
          </table:table-cell>
          <table:table-cell office:value-type="float" office:value="95.005" calcext:value-type="float">
            <text:p>95.0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56" calcext:value-type="float">
            <text:p>47.6956</text:p>
          </table:table-cell>
          <table:table-cell office:value-type="float" office:value="75.6584" calcext:value-type="float">
            <text:p>75.6584</text:p>
          </table:table-cell>
          <table:table-cell office:value-type="float" office:value="93.7558" calcext:value-type="float">
            <text:p>93.755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86" calcext:value-type="float">
            <text:p>45.3786</text:p>
          </table:table-cell>
          <table:table-cell office:value-type="float" office:value="80.479" calcext:value-type="float">
            <text:p>80.479</text:p>
          </table:table-cell>
          <table:table-cell office:value-type="float" office:value="102.154" calcext:value-type="float">
            <text:p>102.1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1" calcext:value-type="float">
            <text:p>41.581</text:p>
          </table:table-cell>
          <table:table-cell office:value-type="float" office:value="72.9925" calcext:value-type="float">
            <text:p>72.9925</text:p>
          </table:table-cell>
          <table:table-cell office:value-type="float" office:value="93.7472" calcext:value-type="float">
            <text:p>93.747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41" calcext:value-type="float">
            <text:p>43.7841</text:p>
          </table:table-cell>
          <table:table-cell office:value-type="float" office:value="62.0855" calcext:value-type="float">
            <text:p>62.0855</text:p>
          </table:table-cell>
          <table:table-cell office:value-type="float" office:value="76.441" calcext:value-type="float">
            <text:p>76.4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81" calcext:value-type="float">
            <text:p>54.581</text:p>
          </table:table-cell>
          <table:table-cell office:value-type="float" office:value="72.4935" calcext:value-type="float">
            <text:p>72.4935</text:p>
          </table:table-cell>
          <table:table-cell office:value-type="float" office:value="94.9443" calcext:value-type="float">
            <text:p>94.944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7" calcext:value-type="float">
            <text:p>47.697</text:p>
          </table:table-cell>
          <table:table-cell office:value-type="float" office:value="75.6606" calcext:value-type="float">
            <text:p>75.6606</text:p>
          </table:table-cell>
          <table:table-cell office:value-type="float" office:value="93.7581" calcext:value-type="float">
            <text:p>93.75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57" calcext:value-type="float">
            <text:p>45.3757</text:p>
          </table:table-cell>
          <table:table-cell office:value-type="float" office:value="80.4737" calcext:value-type="float">
            <text:p>80.4737</text:p>
          </table:table-cell>
          <table:table-cell office:value-type="float" office:value="102.147" calcext:value-type="float">
            <text:p>102.14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4" calcext:value-type="float">
            <text:p>41.5804</text:p>
          </table:table-cell>
          <table:table-cell office:value-type="float" office:value="72.9916" calcext:value-type="float">
            <text:p>72.9916</text:p>
          </table:table-cell>
          <table:table-cell office:value-type="float" office:value="93.7462" calcext:value-type="float">
            <text:p>93.746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14" calcext:value-type="float">
            <text:p>43.7814</text:p>
          </table:table-cell>
          <table:table-cell office:value-type="float" office:value="62.0809" calcext:value-type="float">
            <text:p>62.0809</text:p>
          </table:table-cell>
          <table:table-cell office:value-type="float" office:value="76.4363" calcext:value-type="float">
            <text:p>76.43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428" calcext:value-type="float">
            <text:p>54.5428</text:p>
          </table:table-cell>
          <table:table-cell office:value-type="float" office:value="72.4254" calcext:value-type="float">
            <text:p>72.4254</text:p>
          </table:table-cell>
          <table:table-cell office:value-type="float" office:value="94.8815" calcext:value-type="float">
            <text:p>94.881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6" calcext:value-type="float">
            <text:p>47.6986</text:p>
          </table:table-cell>
          <table:table-cell office:value-type="float" office:value="75.663" calcext:value-type="float">
            <text:p>75.663</text:p>
          </table:table-cell>
          <table:table-cell office:value-type="float" office:value="93.7607" calcext:value-type="float">
            <text:p>93.760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6" calcext:value-type="float">
            <text:p>45.3746</text:p>
          </table:table-cell>
          <table:table-cell office:value-type="float" office:value="80.4719" calcext:value-type="float">
            <text:p>80.4719</text:p>
          </table:table-cell>
          <table:table-cell office:value-type="float" office:value="102.145" calcext:value-type="float">
            <text:p>102.1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6" calcext:value-type="float">
            <text:p>41.5806</text:p>
          </table:table-cell>
          <table:table-cell office:value-type="float" office:value="72.9918" calcext:value-type="float">
            <text:p>72.9918</text:p>
          </table:table-cell>
          <table:table-cell office:value-type="float" office:value="93.7461" calcext:value-type="float">
            <text:p>93.74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803" calcext:value-type="float">
            <text:p>43.7803</text:p>
          </table:table-cell>
          <table:table-cell office:value-type="float" office:value="62.0789" calcext:value-type="float">
            <text:p>62.0789</text:p>
          </table:table-cell>
          <table:table-cell office:value-type="float" office:value="76.4339" calcext:value-type="float">
            <text:p>76.43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5122" calcext:value-type="float">
            <text:p>54.5122</text:p>
          </table:table-cell>
          <table:table-cell office:value-type="float" office:value="72.3731" calcext:value-type="float">
            <text:p>72.3731</text:p>
          </table:table-cell>
          <table:table-cell office:value-type="float" office:value="94.8376" calcext:value-type="float">
            <text:p>94.837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91" calcext:value-type="float">
            <text:p>47.6991</text:p>
          </table:table-cell>
          <table:table-cell office:value-type="float" office:value="75.6636" calcext:value-type="float">
            <text:p>75.6636</text:p>
          </table:table-cell>
          <table:table-cell office:value-type="float" office:value="93.7611" calcext:value-type="float">
            <text:p>93.76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4" calcext:value-type="float">
            <text:p>45.3744</text:p>
          </table:table-cell>
          <table:table-cell office:value-type="float" office:value="80.4717" calcext:value-type="float">
            <text:p>80.4717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1" calcext:value-type="float">
            <text:p>41.5801</text:p>
          </table:table-cell>
          <table:table-cell office:value-type="float" office:value="72.9909" calcext:value-type="float">
            <text:p>72.9909</text:p>
          </table:table-cell>
          <table:table-cell office:value-type="float" office:value="93.745" calcext:value-type="float">
            <text:p>93.74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99" calcext:value-type="float">
            <text:p>43.7799</text:p>
          </table:table-cell>
          <table:table-cell office:value-type="float" office:value="62.078" calcext:value-type="float">
            <text:p>62.078</text:p>
          </table:table-cell>
          <table:table-cell office:value-type="float" office:value="76.4326" calcext:value-type="float">
            <text:p>76.43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912" calcext:value-type="float">
            <text:p>54.4912</text:p>
          </table:table-cell>
          <table:table-cell office:value-type="float" office:value="72.3382" calcext:value-type="float">
            <text:p>72.3382</text:p>
          </table:table-cell>
          <table:table-cell office:value-type="float" office:value="94.8122" calcext:value-type="float">
            <text:p>94.812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6" calcext:value-type="float">
            <text:p>47.6986</text:p>
          </table:table-cell>
          <table:table-cell office:value-type="float" office:value="75.6629" calcext:value-type="float">
            <text:p>75.6629</text:p>
          </table:table-cell>
          <table:table-cell office:value-type="float" office:value="93.7603" calcext:value-type="float">
            <text:p>93.76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3" calcext:value-type="float">
            <text:p>45.3743</text:p>
          </table:table-cell>
          <table:table-cell office:value-type="float" office:value="80.4718" calcext:value-type="float">
            <text:p>80.4718</text:p>
          </table:table-cell>
          <table:table-cell office:value-type="float" office:value="102.145" calcext:value-type="float">
            <text:p>102.1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6" calcext:value-type="float">
            <text:p>41.5806</text:p>
          </table:table-cell>
          <table:table-cell office:value-type="float" office:value="72.9915" calcext:value-type="float">
            <text:p>72.9915</text:p>
          </table:table-cell>
          <table:table-cell office:value-type="float" office:value="93.7454" calcext:value-type="float">
            <text:p>93.74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91" calcext:value-type="float">
            <text:p>43.7791</text:p>
          </table:table-cell>
          <table:table-cell office:value-type="float" office:value="62.0763" calcext:value-type="float">
            <text:p>62.0763</text:p>
          </table:table-cell>
          <table:table-cell office:value-type="float" office:value="76.4304" calcext:value-type="float">
            <text:p>76.43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583" calcext:value-type="float">
            <text:p>54.4583</text:p>
          </table:table-cell>
          <table:table-cell office:value-type="float" office:value="72.2753" calcext:value-type="float">
            <text:p>72.2753</text:p>
          </table:table-cell>
          <table:table-cell office:value-type="float" office:value="94.7517" calcext:value-type="float">
            <text:p>94.75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1" calcext:value-type="float">
            <text:p>47.6981</text:p>
          </table:table-cell>
          <table:table-cell office:value-type="float" office:value="75.662" calcext:value-type="float">
            <text:p>75.662</text:p>
          </table:table-cell>
          <table:table-cell office:value-type="float" office:value="93.7592" calcext:value-type="float">
            <text:p>93.75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45" calcext:value-type="float">
            <text:p>45.3745</text:p>
          </table:table-cell>
          <table:table-cell office:value-type="float" office:value="80.4724" calcext:value-type="float">
            <text:p>80.4724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94" calcext:value-type="float">
            <text:p>41.5794</text:p>
          </table:table-cell>
          <table:table-cell office:value-type="float" office:value="72.9895" calcext:value-type="float">
            <text:p>72.9895</text:p>
          </table:table-cell>
          <table:table-cell office:value-type="float" office:value="93.7428" calcext:value-type="float">
            <text:p>93.742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79" calcext:value-type="float">
            <text:p>43.7779</text:p>
          </table:table-cell>
          <table:table-cell office:value-type="float" office:value="62.0742" calcext:value-type="float">
            <text:p>62.0742</text:p>
          </table:table-cell>
          <table:table-cell office:value-type="float" office:value="76.4276" calcext:value-type="float">
            <text:p>76.42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385" calcext:value-type="float">
            <text:p>54.4385</text:p>
          </table:table-cell>
          <table:table-cell office:value-type="float" office:value="72.2415" calcext:value-type="float">
            <text:p>72.2415</text:p>
          </table:table-cell>
          <table:table-cell office:value-type="float" office:value="94.723" calcext:value-type="float">
            <text:p>94.7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2" calcext:value-type="float">
            <text:p>47.6982</text:p>
          </table:table-cell>
          <table:table-cell office:value-type="float" office:value="75.6621" calcext:value-type="float">
            <text:p>75.6621</text:p>
          </table:table-cell>
          <table:table-cell office:value-type="float" office:value="93.7594" calcext:value-type="float">
            <text:p>93.75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51" calcext:value-type="float">
            <text:p>45.3751</text:p>
          </table:table-cell>
          <table:table-cell office:value-type="float" office:value="80.4735" calcext:value-type="float">
            <text:p>80.4735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6" calcext:value-type="float">
            <text:p>41.5806</text:p>
          </table:table-cell>
          <table:table-cell office:value-type="float" office:value="72.9916" calcext:value-type="float">
            <text:p>72.9916</text:p>
          </table:table-cell>
          <table:table-cell office:value-type="float" office:value="93.7454" calcext:value-type="float">
            <text:p>93.745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76" calcext:value-type="float">
            <text:p>43.7776</text:p>
          </table:table-cell>
          <table:table-cell office:value-type="float" office:value="62.0737" calcext:value-type="float">
            <text:p>62.0737</text:p>
          </table:table-cell>
          <table:table-cell office:value-type="float" office:value="76.4271" calcext:value-type="float">
            <text:p>76.42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4283" calcext:value-type="float">
            <text:p>54.4283</text:p>
          </table:table-cell>
          <table:table-cell office:value-type="float" office:value="72.2261" calcext:value-type="float">
            <text:p>72.2261</text:p>
          </table:table-cell>
          <table:table-cell office:value-type="float" office:value="94.7155" calcext:value-type="float">
            <text:p>94.715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4" calcext:value-type="float">
            <text:p>47.6984</text:p>
          </table:table-cell>
          <table:table-cell office:value-type="float" office:value="75.6625" calcext:value-type="float">
            <text:p>75.6625</text:p>
          </table:table-cell>
          <table:table-cell office:value-type="float" office:value="93.76" calcext:value-type="float">
            <text:p>93.7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9" calcext:value-type="float">
            <text:p>45.3769</text:p>
          </table:table-cell>
          <table:table-cell office:value-type="float" office:value="80.4765" calcext:value-type="float">
            <text:p>80.4765</text:p>
          </table:table-cell>
          <table:table-cell office:value-type="float" office:value="102.152" calcext:value-type="float">
            <text:p>102.15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06" calcext:value-type="float">
            <text:p>41.5806</text:p>
          </table:table-cell>
          <table:table-cell office:value-type="float" office:value="72.9917" calcext:value-type="float">
            <text:p>72.9917</text:p>
          </table:table-cell>
          <table:table-cell office:value-type="float" office:value="93.7457" calcext:value-type="float">
            <text:p>93.745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75" calcext:value-type="float">
            <text:p>43.7775</text:p>
          </table:table-cell>
          <table:table-cell office:value-type="float" office:value="62.0734" calcext:value-type="float">
            <text:p>62.0734</text:p>
          </table:table-cell>
          <table:table-cell office:value-type="float" office:value="76.4268" calcext:value-type="float">
            <text:p>76.42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925" calcext:value-type="float">
            <text:p>54.3925</text:p>
          </table:table-cell>
          <table:table-cell office:value-type="float" office:value="72.1518" calcext:value-type="float">
            <text:p>72.1518</text:p>
          </table:table-cell>
          <table:table-cell office:value-type="float" office:value="94.6383" calcext:value-type="float">
            <text:p>94.63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6" calcext:value-type="float">
            <text:p>47.6986</text:p>
          </table:table-cell>
          <table:table-cell office:value-type="float" office:value="75.6632" calcext:value-type="float">
            <text:p>75.6632</text:p>
          </table:table-cell>
          <table:table-cell office:value-type="float" office:value="93.7611" calcext:value-type="float">
            <text:p>93.761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94" calcext:value-type="float">
            <text:p>45.3794</text:p>
          </table:table-cell>
          <table:table-cell office:value-type="float" office:value="80.4806" calcext:value-type="float">
            <text:p>80.4806</text:p>
          </table:table-cell>
          <table:table-cell office:value-type="float" office:value="102.157" calcext:value-type="float">
            <text:p>102.1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91" calcext:value-type="float">
            <text:p>41.5791</text:p>
          </table:table-cell>
          <table:table-cell office:value-type="float" office:value="72.9897" calcext:value-type="float">
            <text:p>72.9897</text:p>
          </table:table-cell>
          <table:table-cell office:value-type="float" office:value="93.7439" calcext:value-type="float">
            <text:p>93.743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73" calcext:value-type="float">
            <text:p>43.7773</text:p>
          </table:table-cell>
          <table:table-cell office:value-type="float" office:value="62.0728" calcext:value-type="float">
            <text:p>62.0728</text:p>
          </table:table-cell>
          <table:table-cell office:value-type="float" office:value="76.4258" calcext:value-type="float">
            <text:p>76.425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522" calcext:value-type="float">
            <text:p>54.3522</text:p>
          </table:table-cell>
          <table:table-cell office:value-type="float" office:value="72.0697" calcext:value-type="float">
            <text:p>72.0697</text:p>
          </table:table-cell>
          <table:table-cell office:value-type="float" office:value="94.5526" calcext:value-type="float">
            <text:p>94.552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" calcext:value-type="float">
            <text:p>47.7</text:p>
          </table:table-cell>
          <table:table-cell office:value-type="float" office:value="75.6659" calcext:value-type="float">
            <text:p>75.6659</text:p>
          </table:table-cell>
          <table:table-cell office:value-type="float" office:value="93.7651" calcext:value-type="float">
            <text:p>93.76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36" calcext:value-type="float">
            <text:p>45.3836</text:p>
          </table:table-cell>
          <table:table-cell office:value-type="float" office:value="80.487" calcext:value-type="float">
            <text:p>80.487</text:p>
          </table:table-cell>
          <table:table-cell office:value-type="float" office:value="102.164" calcext:value-type="float">
            <text:p>102.1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51" calcext:value-type="float">
            <text:p>41.5751</text:p>
          </table:table-cell>
          <table:table-cell office:value-type="float" office:value="72.9853" calcext:value-type="float">
            <text:p>72.9853</text:p>
          </table:table-cell>
          <table:table-cell office:value-type="float" office:value="93.7417" calcext:value-type="float">
            <text:p>93.741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72" calcext:value-type="float">
            <text:p>43.7772</text:p>
          </table:table-cell>
          <table:table-cell office:value-type="float" office:value="62.0725" calcext:value-type="float">
            <text:p>62.0725</text:p>
          </table:table-cell>
          <table:table-cell office:value-type="float" office:value="76.4251" calcext:value-type="float">
            <text:p>76.42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063" calcext:value-type="float">
            <text:p>54.3063</text:p>
          </table:table-cell>
          <table:table-cell office:value-type="float" office:value="71.9767" calcext:value-type="float">
            <text:p>71.9767</text:p>
          </table:table-cell>
          <table:table-cell office:value-type="float" office:value="94.4558" calcext:value-type="float">
            <text:p>94.455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37" calcext:value-type="float">
            <text:p>47.7037</text:p>
          </table:table-cell>
          <table:table-cell office:value-type="float" office:value="75.6724" calcext:value-type="float">
            <text:p>75.6724</text:p>
          </table:table-cell>
          <table:table-cell office:value-type="float" office:value="93.7732" calcext:value-type="float">
            <text:p>93.773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65" calcext:value-type="float">
            <text:p>45.3865</text:p>
          </table:table-cell>
          <table:table-cell office:value-type="float" office:value="80.4911" calcext:value-type="float">
            <text:p>80.4911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18" calcext:value-type="float">
            <text:p>41.5718</text:p>
          </table:table-cell>
          <table:table-cell office:value-type="float" office:value="72.981" calcext:value-type="float">
            <text:p>72.981</text:p>
          </table:table-cell>
          <table:table-cell office:value-type="float" office:value="93.7381" calcext:value-type="float">
            <text:p>93.738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51" calcext:value-type="float">
            <text:p>43.7751</text:p>
          </table:table-cell>
          <table:table-cell office:value-type="float" office:value="62.0688" calcext:value-type="float">
            <text:p>62.0688</text:p>
          </table:table-cell>
          <table:table-cell office:value-type="float" office:value="76.421" calcext:value-type="float">
            <text:p>76.42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83" calcext:value-type="float">
            <text:p>54.3183</text:p>
          </table:table-cell>
          <table:table-cell office:value-type="float" office:value="72.0057" calcext:value-type="float">
            <text:p>72.0057</text:p>
          </table:table-cell>
          <table:table-cell office:value-type="float" office:value="94.4938" calcext:value-type="float">
            <text:p>94.493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2" calcext:value-type="float">
            <text:p>47.7072</text:p>
          </table:table-cell>
          <table:table-cell office:value-type="float" office:value="75.6783" calcext:value-type="float">
            <text:p>75.6783</text:p>
          </table:table-cell>
          <table:table-cell office:value-type="float" office:value="93.7803" calcext:value-type="float">
            <text:p>93.780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69" calcext:value-type="float">
            <text:p>45.3869</text:p>
          </table:table-cell>
          <table:table-cell office:value-type="float" office:value="80.4916" calcext:value-type="float">
            <text:p>80.4916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21" calcext:value-type="float">
            <text:p>41.5721</text:p>
          </table:table-cell>
          <table:table-cell office:value-type="float" office:value="72.9819" calcext:value-type="float">
            <text:p>72.9819</text:p>
          </table:table-cell>
          <table:table-cell office:value-type="float" office:value="93.7398" calcext:value-type="float">
            <text:p>93.739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46" calcext:value-type="float">
            <text:p>43.7746</text:p>
          </table:table-cell>
          <table:table-cell office:value-type="float" office:value="62.0679" calcext:value-type="float">
            <text:p>62.0679</text:p>
          </table:table-cell>
          <table:table-cell office:value-type="float" office:value="76.4196" calcext:value-type="float">
            <text:p>76.41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116" calcext:value-type="float">
            <text:p>54.3116</text:p>
          </table:table-cell>
          <table:table-cell office:value-type="float" office:value="71.9928" calcext:value-type="float">
            <text:p>71.9928</text:p>
          </table:table-cell>
          <table:table-cell office:value-type="float" office:value="94.4831" calcext:value-type="float">
            <text:p>94.48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03" calcext:value-type="float">
            <text:p>47.7103</text:p>
          </table:table-cell>
          <table:table-cell office:value-type="float" office:value="75.6838" calcext:value-type="float">
            <text:p>75.6838</text:p>
          </table:table-cell>
          <table:table-cell office:value-type="float" office:value="93.7872" calcext:value-type="float">
            <text:p>93.78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69" calcext:value-type="float">
            <text:p>45.3869</text:p>
          </table:table-cell>
          <table:table-cell office:value-type="float" office:value="80.4912" calcext:value-type="float">
            <text:p>80.4912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14" calcext:value-type="float">
            <text:p>41.5714</text:p>
          </table:table-cell>
          <table:table-cell office:value-type="float" office:value="72.9805" calcext:value-type="float">
            <text:p>72.9805</text:p>
          </table:table-cell>
          <table:table-cell office:value-type="float" office:value="93.7378" calcext:value-type="float">
            <text:p>93.73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39" calcext:value-type="float">
            <text:p>43.7739</text:p>
          </table:table-cell>
          <table:table-cell office:value-type="float" office:value="62.0664" calcext:value-type="float">
            <text:p>62.0664</text:p>
          </table:table-cell>
          <table:table-cell office:value-type="float" office:value="76.4176" calcext:value-type="float">
            <text:p>76.4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3067" calcext:value-type="float">
            <text:p>54.3067</text:p>
          </table:table-cell>
          <table:table-cell office:value-type="float" office:value="71.9846" calcext:value-type="float">
            <text:p>71.9846</text:p>
          </table:table-cell>
          <table:table-cell office:value-type="float" office:value="94.4782" calcext:value-type="float">
            <text:p>94.478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12" calcext:value-type="float">
            <text:p>47.7112</text:p>
          </table:table-cell>
          <table:table-cell office:value-type="float" office:value="75.6854" calcext:value-type="float">
            <text:p>75.6854</text:p>
          </table:table-cell>
          <table:table-cell office:value-type="float" office:value="93.7892" calcext:value-type="float">
            <text:p>93.789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66" calcext:value-type="float">
            <text:p>45.3866</text:p>
          </table:table-cell>
          <table:table-cell office:value-type="float" office:value="80.4907" calcext:value-type="float">
            <text:p>80.4907</text:p>
          </table:table-cell>
          <table:table-cell office:value-type="float" office:value="102.167" calcext:value-type="float">
            <text:p>102.16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18" calcext:value-type="float">
            <text:p>41.5718</text:p>
          </table:table-cell>
          <table:table-cell office:value-type="float" office:value="72.9811" calcext:value-type="float">
            <text:p>72.9811</text:p>
          </table:table-cell>
          <table:table-cell office:value-type="float" office:value="93.7382" calcext:value-type="float">
            <text:p>93.73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31" calcext:value-type="float">
            <text:p>43.7731</text:p>
          </table:table-cell>
          <table:table-cell office:value-type="float" office:value="62.0646" calcext:value-type="float">
            <text:p>62.0646</text:p>
          </table:table-cell>
          <table:table-cell office:value-type="float" office:value="76.415" calcext:value-type="float">
            <text:p>76.4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983" calcext:value-type="float">
            <text:p>54.2983</text:p>
          </table:table-cell>
          <table:table-cell office:value-type="float" office:value="71.9692" calcext:value-type="float">
            <text:p>71.9692</text:p>
          </table:table-cell>
          <table:table-cell office:value-type="float" office:value="94.4651" calcext:value-type="float">
            <text:p>94.46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21" calcext:value-type="float">
            <text:p>47.7121</text:p>
          </table:table-cell>
          <table:table-cell office:value-type="float" office:value="75.6868" calcext:value-type="float">
            <text:p>75.6868</text:p>
          </table:table-cell>
          <table:table-cell office:value-type="float" office:value="93.7909" calcext:value-type="float">
            <text:p>93.790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51" calcext:value-type="float">
            <text:p>45.3851</text:p>
          </table:table-cell>
          <table:table-cell office:value-type="float" office:value="80.4884" calcext:value-type="float">
            <text:p>80.4884</text:p>
          </table:table-cell>
          <table:table-cell office:value-type="float" office:value="102.164" calcext:value-type="float">
            <text:p>102.16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19" calcext:value-type="float">
            <text:p>41.5719</text:p>
          </table:table-cell>
          <table:table-cell office:value-type="float" office:value="72.9809" calcext:value-type="float">
            <text:p>72.9809</text:p>
          </table:table-cell>
          <table:table-cell office:value-type="float" office:value="93.7376" calcext:value-type="float">
            <text:p>93.737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2" calcext:value-type="float">
            <text:p>43.772</text:p>
          </table:table-cell>
          <table:table-cell office:value-type="float" office:value="62.0657" calcext:value-type="float">
            <text:p>62.0657</text:p>
          </table:table-cell>
          <table:table-cell office:value-type="float" office:value="76.4222" calcext:value-type="float">
            <text:p>76.42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813" calcext:value-type="float">
            <text:p>54.2813</text:p>
          </table:table-cell>
          <table:table-cell office:value-type="float" office:value="71.9355" calcext:value-type="float">
            <text:p>71.9355</text:p>
          </table:table-cell>
          <table:table-cell office:value-type="float" office:value="94.4307" calcext:value-type="float">
            <text:p>94.430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54" calcext:value-type="float">
            <text:p>47.7154</text:p>
          </table:table-cell>
          <table:table-cell office:value-type="float" office:value="75.6924" calcext:value-type="float">
            <text:p>75.6924</text:p>
          </table:table-cell>
          <table:table-cell office:value-type="float" office:value="93.7972" calcext:value-type="float">
            <text:p>93.797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6" calcext:value-type="float">
            <text:p>45.3846</text:p>
          </table:table-cell>
          <table:table-cell office:value-type="float" office:value="80.4876" calcext:value-type="float">
            <text:p>80.4876</text:p>
          </table:table-cell>
          <table:table-cell office:value-type="float" office:value="102.163" calcext:value-type="float">
            <text:p>102.1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23" calcext:value-type="float">
            <text:p>41.5723</text:p>
          </table:table-cell>
          <table:table-cell office:value-type="float" office:value="72.9809" calcext:value-type="float">
            <text:p>72.9809</text:p>
          </table:table-cell>
          <table:table-cell office:value-type="float" office:value="93.7367" calcext:value-type="float">
            <text:p>93.73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7" calcext:value-type="float">
            <text:p>43.77</text:p>
          </table:table-cell>
          <table:table-cell office:value-type="float" office:value="62.0622" calcext:value-type="float">
            <text:p>62.0622</text:p>
          </table:table-cell>
          <table:table-cell office:value-type="float" office:value="76.4182" calcext:value-type="float">
            <text:p>76.41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687" calcext:value-type="float">
            <text:p>54.2687</text:p>
          </table:table-cell>
          <table:table-cell office:value-type="float" office:value="71.908" calcext:value-type="float">
            <text:p>71.908</text:p>
          </table:table-cell>
          <table:table-cell office:value-type="float" office:value="94.4014" calcext:value-type="float">
            <text:p>94.401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84" calcext:value-type="float">
            <text:p>47.7184</text:p>
          </table:table-cell>
          <table:table-cell office:value-type="float" office:value="75.6973" calcext:value-type="float">
            <text:p>75.6973</text:p>
          </table:table-cell>
          <table:table-cell office:value-type="float" office:value="93.8029" calcext:value-type="float">
            <text:p>93.802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5" calcext:value-type="float">
            <text:p>45.3845</text:p>
          </table:table-cell>
          <table:table-cell office:value-type="float" office:value="80.4874" calcext:value-type="float">
            <text:p>80.4874</text:p>
          </table:table-cell>
          <table:table-cell office:value-type="float" office:value="102.163" calcext:value-type="float">
            <text:p>102.1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25" calcext:value-type="float">
            <text:p>41.5725</text:p>
          </table:table-cell>
          <table:table-cell office:value-type="float" office:value="72.9812" calcext:value-type="float">
            <text:p>72.9812</text:p>
          </table:table-cell>
          <table:table-cell office:value-type="float" office:value="93.7369" calcext:value-type="float">
            <text:p>93.73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97" calcext:value-type="float">
            <text:p>43.7697</text:p>
          </table:table-cell>
          <table:table-cell office:value-type="float" office:value="62.0615" calcext:value-type="float">
            <text:p>62.0615</text:p>
          </table:table-cell>
          <table:table-cell office:value-type="float" office:value="76.4172" calcext:value-type="float">
            <text:p>76.41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2309" calcext:value-type="float">
            <text:p>54.2309</text:p>
          </table:table-cell>
          <table:table-cell office:value-type="float" office:value="71.8242" calcext:value-type="float">
            <text:p>71.8242</text:p>
          </table:table-cell>
          <table:table-cell office:value-type="float" office:value="94.3095" calcext:value-type="float">
            <text:p>94.309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1" calcext:value-type="float">
            <text:p>47.721</text:p>
          </table:table-cell>
          <table:table-cell office:value-type="float" office:value="75.7016" calcext:value-type="float">
            <text:p>75.7016</text:p>
          </table:table-cell>
          <table:table-cell office:value-type="float" office:value="93.8077" calcext:value-type="float">
            <text:p>93.80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8" calcext:value-type="float">
            <text:p>45.3848</text:p>
          </table:table-cell>
          <table:table-cell office:value-type="float" office:value="80.4877" calcext:value-type="float">
            <text:p>80.4877</text:p>
          </table:table-cell>
          <table:table-cell office:value-type="float" office:value="102.163" calcext:value-type="float">
            <text:p>102.1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41" calcext:value-type="float">
            <text:p>41.5741</text:p>
          </table:table-cell>
          <table:table-cell office:value-type="float" office:value="72.984" calcext:value-type="float">
            <text:p>72.984</text:p>
          </table:table-cell>
          <table:table-cell office:value-type="float" office:value="93.7403" calcext:value-type="float">
            <text:p>93.74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82" calcext:value-type="float">
            <text:p>43.7682</text:p>
          </table:table-cell>
          <table:table-cell office:value-type="float" office:value="62.0587" calcext:value-type="float">
            <text:p>62.0587</text:p>
          </table:table-cell>
          <table:table-cell office:value-type="float" office:value="76.4139" calcext:value-type="float">
            <text:p>76.41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863" calcext:value-type="float">
            <text:p>54.1863</text:p>
          </table:table-cell>
          <table:table-cell office:value-type="float" office:value="71.7318" calcext:value-type="float">
            <text:p>71.7318</text:p>
          </table:table-cell>
          <table:table-cell office:value-type="float" office:value="94.2118" calcext:value-type="float">
            <text:p>94.21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7" calcext:value-type="float">
            <text:p>47.7247</text:p>
          </table:table-cell>
          <table:table-cell office:value-type="float" office:value="75.7079" calcext:value-type="float">
            <text:p>75.7079</text:p>
          </table:table-cell>
          <table:table-cell office:value-type="float" office:value="93.8151" calcext:value-type="float">
            <text:p>93.815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5" calcext:value-type="float">
            <text:p>45.3845</text:p>
          </table:table-cell>
          <table:table-cell office:value-type="float" office:value="80.4871" calcext:value-type="float">
            <text:p>80.4871</text:p>
          </table:table-cell>
          <table:table-cell office:value-type="float" office:value="102.162" calcext:value-type="float">
            <text:p>102.1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44" calcext:value-type="float">
            <text:p>41.5744</text:p>
          </table:table-cell>
          <table:table-cell office:value-type="float" office:value="72.9844" calcext:value-type="float">
            <text:p>72.9844</text:p>
          </table:table-cell>
          <table:table-cell office:value-type="float" office:value="93.741" calcext:value-type="float">
            <text:p>93.74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44" calcext:value-type="float">
            <text:p>43.7644</text:p>
          </table:table-cell>
          <table:table-cell office:value-type="float" office:value="62.0527" calcext:value-type="float">
            <text:p>62.0527</text:p>
          </table:table-cell>
          <table:table-cell office:value-type="float" office:value="76.4086" calcext:value-type="float">
            <text:p>76.40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691" calcext:value-type="float">
            <text:p>54.1691</text:p>
          </table:table-cell>
          <table:table-cell office:value-type="float" office:value="71.6981" calcext:value-type="float">
            <text:p>71.6981</text:p>
          </table:table-cell>
          <table:table-cell office:value-type="float" office:value="94.1775" calcext:value-type="float">
            <text:p>94.177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3" calcext:value-type="float">
            <text:p>47.7283</text:p>
          </table:table-cell>
          <table:table-cell office:value-type="float" office:value="75.7138" calcext:value-type="float">
            <text:p>75.7138</text:p>
          </table:table-cell>
          <table:table-cell office:value-type="float" office:value="93.822" calcext:value-type="float">
            <text:p>93.82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47" calcext:value-type="float">
            <text:p>45.3847</text:p>
          </table:table-cell>
          <table:table-cell office:value-type="float" office:value="80.4875" calcext:value-type="float">
            <text:p>80.4875</text:p>
          </table:table-cell>
          <table:table-cell office:value-type="float" office:value="102.163" calcext:value-type="float">
            <text:p>102.16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77" calcext:value-type="float">
            <text:p>41.5777</text:p>
          </table:table-cell>
          <table:table-cell office:value-type="float" office:value="72.9892" calcext:value-type="float">
            <text:p>72.9892</text:p>
          </table:table-cell>
          <table:table-cell office:value-type="float" office:value="93.746" calcext:value-type="float">
            <text:p>93.74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3" calcext:value-type="float">
            <text:p>43.763</text:p>
          </table:table-cell>
          <table:table-cell office:value-type="float" office:value="62.0504" calcext:value-type="float">
            <text:p>62.0504</text:p>
          </table:table-cell>
          <table:table-cell office:value-type="float" office:value="76.4064" calcext:value-type="float">
            <text:p>76.406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544" calcext:value-type="float">
            <text:p>54.1544</text:p>
          </table:table-cell>
          <table:table-cell office:value-type="float" office:value="71.6669" calcext:value-type="float">
            <text:p>71.6669</text:p>
          </table:table-cell>
          <table:table-cell office:value-type="float" office:value="94.1432" calcext:value-type="float">
            <text:p>94.14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97" calcext:value-type="float">
            <text:p>47.7297</text:p>
          </table:table-cell>
          <table:table-cell office:value-type="float" office:value="75.7163" calcext:value-type="float">
            <text:p>75.7163</text:p>
          </table:table-cell>
          <table:table-cell office:value-type="float" office:value="93.8249" calcext:value-type="float">
            <text:p>93.82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35" calcext:value-type="float">
            <text:p>45.3835</text:p>
          </table:table-cell>
          <table:table-cell office:value-type="float" office:value="80.4861" calcext:value-type="float">
            <text:p>80.4861</text:p>
          </table:table-cell>
          <table:table-cell office:value-type="float" office:value="102.162" calcext:value-type="float">
            <text:p>102.16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44" calcext:value-type="float">
            <text:p>41.5844</text:p>
          </table:table-cell>
          <table:table-cell office:value-type="float" office:value="72.9992" calcext:value-type="float">
            <text:p>72.9992</text:p>
          </table:table-cell>
          <table:table-cell office:value-type="float" office:value="93.7569" calcext:value-type="float">
            <text:p>93.75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22" calcext:value-type="float">
            <text:p>43.7622</text:p>
          </table:table-cell>
          <table:table-cell office:value-type="float" office:value="62.049" calcext:value-type="float">
            <text:p>62.049</text:p>
          </table:table-cell>
          <table:table-cell office:value-type="float" office:value="76.405" calcext:value-type="float">
            <text:p>76.4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404" calcext:value-type="float">
            <text:p>54.1404</text:p>
          </table:table-cell>
          <table:table-cell office:value-type="float" office:value="71.6381" calcext:value-type="float">
            <text:p>71.6381</text:p>
          </table:table-cell>
          <table:table-cell office:value-type="float" office:value="94.1127" calcext:value-type="float">
            <text:p>94.112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14" calcext:value-type="float">
            <text:p>47.7314</text:p>
          </table:table-cell>
          <table:table-cell office:value-type="float" office:value="75.7194" calcext:value-type="float">
            <text:p>75.7194</text:p>
          </table:table-cell>
          <table:table-cell office:value-type="float" office:value="93.8294" calcext:value-type="float">
            <text:p>93.829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815" calcext:value-type="float">
            <text:p>45.3815</text:p>
          </table:table-cell>
          <table:table-cell office:value-type="float" office:value="80.483" calcext:value-type="float">
            <text:p>80.483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65" calcext:value-type="float">
            <text:p>41.5865</text:p>
          </table:table-cell>
          <table:table-cell office:value-type="float" office:value="73.0025" calcext:value-type="float">
            <text:p>73.0025</text:p>
          </table:table-cell>
          <table:table-cell office:value-type="float" office:value="93.7605" calcext:value-type="float">
            <text:p>93.760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21" calcext:value-type="float">
            <text:p>43.7621</text:p>
          </table:table-cell>
          <table:table-cell office:value-type="float" office:value="62.0483" calcext:value-type="float">
            <text:p>62.0483</text:p>
          </table:table-cell>
          <table:table-cell office:value-type="float" office:value="76.4028" calcext:value-type="float">
            <text:p>76.40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268" calcext:value-type="float">
            <text:p>54.1268</text:p>
          </table:table-cell>
          <table:table-cell office:value-type="float" office:value="71.6123" calcext:value-type="float">
            <text:p>71.6123</text:p>
          </table:table-cell>
          <table:table-cell office:value-type="float" office:value="94.0868" calcext:value-type="float">
            <text:p>94.08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" calcext:value-type="float">
            <text:p>47.733</text:p>
          </table:table-cell>
          <table:table-cell office:value-type="float" office:value="75.7223" calcext:value-type="float">
            <text:p>75.7223</text:p>
          </table:table-cell>
          <table:table-cell office:value-type="float" office:value="93.833" calcext:value-type="float">
            <text:p>93.83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63" calcext:value-type="float">
            <text:p>45.3763</text:p>
          </table:table-cell>
          <table:table-cell office:value-type="float" office:value="80.4758" calcext:value-type="float">
            <text:p>80.4758</text:p>
          </table:table-cell>
          <table:table-cell office:value-type="float" office:value="102.151" calcext:value-type="float">
            <text:p>102.15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89" calcext:value-type="float">
            <text:p>41.5889</text:p>
          </table:table-cell>
          <table:table-cell office:value-type="float" office:value="73.0057" calcext:value-type="float">
            <text:p>73.0057</text:p>
          </table:table-cell>
          <table:table-cell office:value-type="float" office:value="93.7635" calcext:value-type="float">
            <text:p>93.763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22" calcext:value-type="float">
            <text:p>43.7622</text:p>
          </table:table-cell>
          <table:table-cell office:value-type="float" office:value="62.048" calcext:value-type="float">
            <text:p>62.048</text:p>
          </table:table-cell>
          <table:table-cell office:value-type="float" office:value="76.4018" calcext:value-type="float">
            <text:p>76.401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1078" calcext:value-type="float">
            <text:p>54.1078</text:p>
          </table:table-cell>
          <table:table-cell office:value-type="float" office:value="71.5758" calcext:value-type="float">
            <text:p>71.5758</text:p>
          </table:table-cell>
          <table:table-cell office:value-type="float" office:value="94.0492" calcext:value-type="float">
            <text:p>94.049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9" calcext:value-type="float">
            <text:p>47.7339</text:p>
          </table:table-cell>
          <table:table-cell office:value-type="float" office:value="75.724" calcext:value-type="float">
            <text:p>75.724</text:p>
          </table:table-cell>
          <table:table-cell office:value-type="float" office:value="93.8352" calcext:value-type="float">
            <text:p>93.835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3" calcext:value-type="float">
            <text:p>45.373</text:p>
          </table:table-cell>
          <table:table-cell office:value-type="float" office:value="80.471" calcext:value-type="float">
            <text:p>80.471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04" calcext:value-type="float">
            <text:p>41.5904</text:p>
          </table:table-cell>
          <table:table-cell office:value-type="float" office:value="73.0076" calcext:value-type="float">
            <text:p>73.0076</text:p>
          </table:table-cell>
          <table:table-cell office:value-type="float" office:value="93.7648" calcext:value-type="float">
            <text:p>93.764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2" calcext:value-type="float">
            <text:p>43.762</text:p>
          </table:table-cell>
          <table:table-cell office:value-type="float" office:value="62.0471" calcext:value-type="float">
            <text:p>62.0471</text:p>
          </table:table-cell>
          <table:table-cell office:value-type="float" office:value="76.3997" calcext:value-type="float">
            <text:p>76.39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821" calcext:value-type="float">
            <text:p>54.0821</text:p>
          </table:table-cell>
          <table:table-cell office:value-type="float" office:value="71.5258" calcext:value-type="float">
            <text:p>71.5258</text:p>
          </table:table-cell>
          <table:table-cell office:value-type="float" office:value="93.9972" calcext:value-type="float">
            <text:p>93.99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4" calcext:value-type="float">
            <text:p>47.734</text:p>
          </table:table-cell>
          <table:table-cell office:value-type="float" office:value="75.7241" calcext:value-type="float">
            <text:p>75.7241</text:p>
          </table:table-cell>
          <table:table-cell office:value-type="float" office:value="93.8353" calcext:value-type="float">
            <text:p>93.83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29" calcext:value-type="float">
            <text:p>45.3729</text:p>
          </table:table-cell>
          <table:table-cell office:value-type="float" office:value="80.4708" calcext:value-type="float">
            <text:p>80.4708</text:p>
          </table:table-cell>
          <table:table-cell office:value-type="float" office:value="102.146" calcext:value-type="float">
            <text:p>102.14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28" calcext:value-type="float">
            <text:p>41.5928</text:p>
          </table:table-cell>
          <table:table-cell office:value-type="float" office:value="73.0108" calcext:value-type="float">
            <text:p>73.0108</text:p>
          </table:table-cell>
          <table:table-cell office:value-type="float" office:value="93.7677" calcext:value-type="float">
            <text:p>93.767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6" calcext:value-type="float">
            <text:p>43.7616</text:p>
          </table:table-cell>
          <table:table-cell office:value-type="float" office:value="62.0458" calcext:value-type="float">
            <text:p>62.0458</text:p>
          </table:table-cell>
          <table:table-cell office:value-type="float" office:value="76.3971" calcext:value-type="float">
            <text:p>76.39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597" calcext:value-type="float">
            <text:p>54.0597</text:p>
          </table:table-cell>
          <table:table-cell office:value-type="float" office:value="71.4815" calcext:value-type="float">
            <text:p>71.4815</text:p>
          </table:table-cell>
          <table:table-cell office:value-type="float" office:value="93.9508" calcext:value-type="float">
            <text:p>93.950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8" calcext:value-type="float">
            <text:p>47.7338</text:p>
          </table:table-cell>
          <table:table-cell office:value-type="float" office:value="75.7237" calcext:value-type="float">
            <text:p>75.7237</text:p>
          </table:table-cell>
          <table:table-cell office:value-type="float" office:value="93.835" calcext:value-type="float">
            <text:p>93.8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22" calcext:value-type="float">
            <text:p>45.3722</text:p>
          </table:table-cell>
          <table:table-cell office:value-type="float" office:value="80.4698" calcext:value-type="float">
            <text:p>80.4698</text:p>
          </table:table-cell>
          <table:table-cell office:value-type="float" office:value="102.145" calcext:value-type="float">
            <text:p>102.14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34" calcext:value-type="float">
            <text:p>41.5934</text:p>
          </table:table-cell>
          <table:table-cell office:value-type="float" office:value="73.0112" calcext:value-type="float">
            <text:p>73.0112</text:p>
          </table:table-cell>
          <table:table-cell office:value-type="float" office:value="93.7673" calcext:value-type="float">
            <text:p>93.767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1" calcext:value-type="float">
            <text:p>43.7611</text:p>
          </table:table-cell>
          <table:table-cell office:value-type="float" office:value="62.0444" calcext:value-type="float">
            <text:p>62.0444</text:p>
          </table:table-cell>
          <table:table-cell office:value-type="float" office:value="76.3943" calcext:value-type="float">
            <text:p>76.39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366" calcext:value-type="float">
            <text:p>54.0366</text:p>
          </table:table-cell>
          <table:table-cell office:value-type="float" office:value="71.4362" calcext:value-type="float">
            <text:p>71.4362</text:p>
          </table:table-cell>
          <table:table-cell office:value-type="float" office:value="93.9031" calcext:value-type="float">
            <text:p>93.903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8" calcext:value-type="float">
            <text:p>47.7338</text:p>
          </table:table-cell>
          <table:table-cell office:value-type="float" office:value="75.7238" calcext:value-type="float">
            <text:p>75.7238</text:p>
          </table:table-cell>
          <table:table-cell office:value-type="float" office:value="93.835" calcext:value-type="float">
            <text:p>93.8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11" calcext:value-type="float">
            <text:p>45.3711</text:p>
          </table:table-cell>
          <table:table-cell office:value-type="float" office:value="80.4684" calcext:value-type="float">
            <text:p>80.4684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42" calcext:value-type="float">
            <text:p>41.5942</text:p>
          </table:table-cell>
          <table:table-cell office:value-type="float" office:value="73.0121" calcext:value-type="float">
            <text:p>73.0121</text:p>
          </table:table-cell>
          <table:table-cell office:value-type="float" office:value="93.7678" calcext:value-type="float">
            <text:p>93.76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3" calcext:value-type="float">
            <text:p>43.7613</text:p>
          </table:table-cell>
          <table:table-cell office:value-type="float" office:value="62.0442" calcext:value-type="float">
            <text:p>62.0442</text:p>
          </table:table-cell>
          <table:table-cell office:value-type="float" office:value="76.3933" calcext:value-type="float">
            <text:p>76.39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4.0212" calcext:value-type="float">
            <text:p>54.0212</text:p>
          </table:table-cell>
          <table:table-cell office:value-type="float" office:value="71.4083" calcext:value-type="float">
            <text:p>71.4083</text:p>
          </table:table-cell>
          <table:table-cell office:value-type="float" office:value="93.8749" calcext:value-type="float">
            <text:p>93.874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8" calcext:value-type="float">
            <text:p>47.7338</text:p>
          </table:table-cell>
          <table:table-cell office:value-type="float" office:value="75.7238" calcext:value-type="float">
            <text:p>75.7238</text:p>
          </table:table-cell>
          <table:table-cell office:value-type="float" office:value="93.835" calcext:value-type="float">
            <text:p>93.83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71" calcext:value-type="float">
            <text:p>45.371</text:p>
          </table:table-cell>
          <table:table-cell office:value-type="float" office:value="80.4683" calcext:value-type="float">
            <text:p>80.4683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45" calcext:value-type="float">
            <text:p>41.5945</text:p>
          </table:table-cell>
          <table:table-cell office:value-type="float" office:value="73.0123" calcext:value-type="float">
            <text:p>73.0123</text:p>
          </table:table-cell>
          <table:table-cell office:value-type="float" office:value="93.7678" calcext:value-type="float">
            <text:p>93.76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3" calcext:value-type="float">
            <text:p>43.7613</text:p>
          </table:table-cell>
          <table:table-cell office:value-type="float" office:value="62.044" calcext:value-type="float">
            <text:p>62.044</text:p>
          </table:table-cell>
          <table:table-cell office:value-type="float" office:value="76.3922" calcext:value-type="float">
            <text:p>76.39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917" calcext:value-type="float">
            <text:p>53.9917</text:p>
          </table:table-cell>
          <table:table-cell office:value-type="float" office:value="71.3515" calcext:value-type="float">
            <text:p>71.3515</text:p>
          </table:table-cell>
          <table:table-cell office:value-type="float" office:value="93.8151" calcext:value-type="float">
            <text:p>93.815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7" calcext:value-type="float">
            <text:p>47.7337</text:p>
          </table:table-cell>
          <table:table-cell office:value-type="float" office:value="75.7233" calcext:value-type="float">
            <text:p>75.7233</text:p>
          </table:table-cell>
          <table:table-cell office:value-type="float" office:value="93.8341" calcext:value-type="float">
            <text:p>93.834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686" calcext:value-type="float">
            <text:p>45.3686</text:p>
          </table:table-cell>
          <table:table-cell office:value-type="float" office:value="80.4648" calcext:value-type="float">
            <text:p>80.4648</text:p>
          </table:table-cell>
          <table:table-cell office:value-type="float" office:value="102.14" calcext:value-type="float">
            <text:p>102.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46" calcext:value-type="float">
            <text:p>41.5946</text:p>
          </table:table-cell>
          <table:table-cell office:value-type="float" office:value="73.0123" calcext:value-type="float">
            <text:p>73.0123</text:p>
          </table:table-cell>
          <table:table-cell office:value-type="float" office:value="93.7674" calcext:value-type="float">
            <text:p>93.76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3" calcext:value-type="float">
            <text:p>43.7613</text:p>
          </table:table-cell>
          <table:table-cell office:value-type="float" office:value="62.0434" calcext:value-type="float">
            <text:p>62.0434</text:p>
          </table:table-cell>
          <table:table-cell office:value-type="float" office:value="76.3906" calcext:value-type="float">
            <text:p>76.390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529" calcext:value-type="float">
            <text:p>53.9529</text:p>
          </table:table-cell>
          <table:table-cell office:value-type="float" office:value="71.2747" calcext:value-type="float">
            <text:p>71.2747</text:p>
          </table:table-cell>
          <table:table-cell office:value-type="float" office:value="93.732" calcext:value-type="float">
            <text:p>93.7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32" calcext:value-type="float">
            <text:p>47.7332</text:p>
          </table:table-cell>
          <table:table-cell office:value-type="float" office:value="75.7225" calcext:value-type="float">
            <text:p>75.7225</text:p>
          </table:table-cell>
          <table:table-cell office:value-type="float" office:value="93.8328" calcext:value-type="float">
            <text:p>93.832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545" calcext:value-type="float">
            <text:p>45.3545</text:p>
          </table:table-cell>
          <table:table-cell office:value-type="float" office:value="80.4438" calcext:value-type="float">
            <text:p>80.4438</text:p>
          </table:table-cell>
          <table:table-cell office:value-type="float" office:value="102.117" calcext:value-type="float">
            <text:p>102.11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54" calcext:value-type="float">
            <text:p>41.5954</text:p>
          </table:table-cell>
          <table:table-cell office:value-type="float" office:value="73.0132" calcext:value-type="float">
            <text:p>73.0132</text:p>
          </table:table-cell>
          <table:table-cell office:value-type="float" office:value="93.7678" calcext:value-type="float">
            <text:p>93.76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5" calcext:value-type="float">
            <text:p>43.7615</text:p>
          </table:table-cell>
          <table:table-cell office:value-type="float" office:value="62.0433" calcext:value-type="float">
            <text:p>62.0433</text:p>
          </table:table-cell>
          <table:table-cell office:value-type="float" office:value="76.3895" calcext:value-type="float">
            <text:p>76.38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311" calcext:value-type="float">
            <text:p>53.9311</text:p>
          </table:table-cell>
          <table:table-cell office:value-type="float" office:value="71.2303" calcext:value-type="float">
            <text:p>71.2303</text:p>
          </table:table-cell>
          <table:table-cell office:value-type="float" office:value="93.68" calcext:value-type="float">
            <text:p>93.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32" calcext:value-type="float">
            <text:p>47.732</text:p>
          </table:table-cell>
          <table:table-cell office:value-type="float" office:value="75.7205" calcext:value-type="float">
            <text:p>75.7205</text:p>
          </table:table-cell>
          <table:table-cell office:value-type="float" office:value="93.8306" calcext:value-type="float">
            <text:p>93.83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444" calcext:value-type="float">
            <text:p>45.3444</text:p>
          </table:table-cell>
          <table:table-cell office:value-type="float" office:value="80.4288" calcext:value-type="float">
            <text:p>80.4288</text:p>
          </table:table-cell>
          <table:table-cell office:value-type="float" office:value="102.1" calcext:value-type="float">
            <text:p>102.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68" calcext:value-type="float">
            <text:p>41.5968</text:p>
          </table:table-cell>
          <table:table-cell office:value-type="float" office:value="73.0136" calcext:value-type="float">
            <text:p>73.0136</text:p>
          </table:table-cell>
          <table:table-cell office:value-type="float" office:value="93.7655" calcext:value-type="float">
            <text:p>93.765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2" calcext:value-type="float">
            <text:p>43.762</text:p>
          </table:table-cell>
          <table:table-cell office:value-type="float" office:value="62.0436" calcext:value-type="float">
            <text:p>62.0436</text:p>
          </table:table-cell>
          <table:table-cell office:value-type="float" office:value="76.3887" calcext:value-type="float">
            <text:p>76.38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912" calcext:value-type="float">
            <text:p>53.912</text:p>
          </table:table-cell>
          <table:table-cell office:value-type="float" office:value="71.1912" calcext:value-type="float">
            <text:p>71.1912</text:p>
          </table:table-cell>
          <table:table-cell office:value-type="float" office:value="93.6363" calcext:value-type="float">
            <text:p>93.63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89" calcext:value-type="float">
            <text:p>47.7289</text:p>
          </table:table-cell>
          <table:table-cell office:value-type="float" office:value="75.7155" calcext:value-type="float">
            <text:p>75.7155</text:p>
          </table:table-cell>
          <table:table-cell office:value-type="float" office:value="93.8254" calcext:value-type="float">
            <text:p>93.825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96" calcext:value-type="float">
            <text:p>45.3196</text:p>
          </table:table-cell>
          <table:table-cell office:value-type="float" office:value="80.3882" calcext:value-type="float">
            <text:p>80.3882</text:p>
          </table:table-cell>
          <table:table-cell office:value-type="float" office:value="102.049" calcext:value-type="float">
            <text:p>102.04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49" calcext:value-type="float">
            <text:p>41.5949</text:p>
          </table:table-cell>
          <table:table-cell office:value-type="float" office:value="73.0012" calcext:value-type="float">
            <text:p>73.0012</text:p>
          </table:table-cell>
          <table:table-cell office:value-type="float" office:value="93.7367" calcext:value-type="float">
            <text:p>93.736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618" calcext:value-type="float">
            <text:p>43.7618</text:p>
          </table:table-cell>
          <table:table-cell office:value-type="float" office:value="62.0426" calcext:value-type="float">
            <text:p>62.0426</text:p>
          </table:table-cell>
          <table:table-cell office:value-type="float" office:value="76.3863" calcext:value-type="float">
            <text:p>76.386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703" calcext:value-type="float">
            <text:p>53.8703</text:p>
          </table:table-cell>
          <table:table-cell office:value-type="float" office:value="71.1051" calcext:value-type="float">
            <text:p>71.1051</text:p>
          </table:table-cell>
          <table:table-cell office:value-type="float" office:value="93.5394" calcext:value-type="float">
            <text:p>93.539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24" calcext:value-type="float">
            <text:p>47.724</text:p>
          </table:table-cell>
          <table:table-cell office:value-type="float" office:value="75.7073" calcext:value-type="float">
            <text:p>75.7073</text:p>
          </table:table-cell>
          <table:table-cell office:value-type="float" office:value="93.8159" calcext:value-type="float">
            <text:p>93.815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139" calcext:value-type="float">
            <text:p>45.3139</text:p>
          </table:table-cell>
          <table:table-cell office:value-type="float" office:value="80.3786" calcext:value-type="float">
            <text:p>80.3786</text:p>
          </table:table-cell>
          <table:table-cell office:value-type="float" office:value="102.036" calcext:value-type="float">
            <text:p>102.03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05" calcext:value-type="float">
            <text:p>41.6005</text:p>
          </table:table-cell>
          <table:table-cell office:value-type="float" office:value="73.0052" calcext:value-type="float">
            <text:p>73.0052</text:p>
          </table:table-cell>
          <table:table-cell office:value-type="float" office:value="93.734" calcext:value-type="float">
            <text:p>93.73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96" calcext:value-type="float">
            <text:p>43.7596</text:p>
          </table:table-cell>
          <table:table-cell office:value-type="float" office:value="62.0362" calcext:value-type="float">
            <text:p>62.0362</text:p>
          </table:table-cell>
          <table:table-cell office:value-type="float" office:value="76.3742" calcext:value-type="float">
            <text:p>76.37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8164" calcext:value-type="float">
            <text:p>53.8164</text:p>
          </table:table-cell>
          <table:table-cell office:value-type="float" office:value="70.9946" calcext:value-type="float">
            <text:p>70.9946</text:p>
          </table:table-cell>
          <table:table-cell office:value-type="float" office:value="93.4168" calcext:value-type="float">
            <text:p>93.416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93" calcext:value-type="float">
            <text:p>47.7193</text:p>
          </table:table-cell>
          <table:table-cell office:value-type="float" office:value="75.6998" calcext:value-type="float">
            <text:p>75.6998</text:p>
          </table:table-cell>
          <table:table-cell office:value-type="float" office:value="93.8077" calcext:value-type="float">
            <text:p>93.80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038" calcext:value-type="float">
            <text:p>45.3038</text:p>
          </table:table-cell>
          <table:table-cell office:value-type="float" office:value="80.3618" calcext:value-type="float">
            <text:p>80.3618</text:p>
          </table:table-cell>
          <table:table-cell office:value-type="float" office:value="102.014" calcext:value-type="float">
            <text:p>102.01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9" calcext:value-type="float">
            <text:p>41.599</text:p>
          </table:table-cell>
          <table:table-cell office:value-type="float" office:value="72.9993" calcext:value-type="float">
            <text:p>72.9993</text:p>
          </table:table-cell>
          <table:table-cell office:value-type="float" office:value="93.7216" calcext:value-type="float">
            <text:p>93.72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551" calcext:value-type="float">
            <text:p>43.7551</text:p>
          </table:table-cell>
          <table:table-cell office:value-type="float" office:value="62.0238" calcext:value-type="float">
            <text:p>62.0238</text:p>
          </table:table-cell>
          <table:table-cell office:value-type="float" office:value="76.3514" calcext:value-type="float">
            <text:p>76.35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7597" calcext:value-type="float">
            <text:p>53.7597</text:p>
          </table:table-cell>
          <table:table-cell office:value-type="float" office:value="70.875" calcext:value-type="float">
            <text:p>70.875</text:p>
          </table:table-cell>
          <table:table-cell office:value-type="float" office:value="93.2832" calcext:value-type="float">
            <text:p>93.283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69" calcext:value-type="float">
            <text:p>47.7169</text:p>
          </table:table-cell>
          <table:table-cell office:value-type="float" office:value="75.6958" calcext:value-type="float">
            <text:p>75.6958</text:p>
          </table:table-cell>
          <table:table-cell office:value-type="float" office:value="93.8034" calcext:value-type="float">
            <text:p>93.803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3" calcext:value-type="float">
            <text:p>45.3</text:p>
          </table:table-cell>
          <table:table-cell office:value-type="float" office:value="80.3556" calcext:value-type="float">
            <text:p>80.3556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1" calcext:value-type="float">
            <text:p>41.601</text:p>
          </table:table-cell>
          <table:table-cell office:value-type="float" office:value="72.9998" calcext:value-type="float">
            <text:p>72.9998</text:p>
          </table:table-cell>
          <table:table-cell office:value-type="float" office:value="93.7182" calcext:value-type="float">
            <text:p>93.718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97" calcext:value-type="float">
            <text:p>43.7497</text:p>
          </table:table-cell>
          <table:table-cell office:value-type="float" office:value="62.0089" calcext:value-type="float">
            <text:p>62.0089</text:p>
          </table:table-cell>
          <table:table-cell office:value-type="float" office:value="76.3242" calcext:value-type="float">
            <text:p>76.32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7062" calcext:value-type="float">
            <text:p>53.7062</text:p>
          </table:table-cell>
          <table:table-cell office:value-type="float" office:value="70.7651" calcext:value-type="float">
            <text:p>70.7651</text:p>
          </table:table-cell>
          <table:table-cell office:value-type="float" office:value="93.1636" calcext:value-type="float">
            <text:p>93.163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127" calcext:value-type="float">
            <text:p>47.7127</text:p>
          </table:table-cell>
          <table:table-cell office:value-type="float" office:value="75.6887" calcext:value-type="float">
            <text:p>75.6887</text:p>
          </table:table-cell>
          <table:table-cell office:value-type="float" office:value="93.7949" calcext:value-type="float">
            <text:p>93.79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903" calcext:value-type="float">
            <text:p>45.2903</text:p>
          </table:table-cell>
          <table:table-cell office:value-type="float" office:value="80.3405" calcext:value-type="float">
            <text:p>80.3405</text:p>
          </table:table-cell>
          <table:table-cell office:value-type="float" office:value="101.989" calcext:value-type="float">
            <text:p>101.98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45" calcext:value-type="float">
            <text:p>41.6045</text:p>
          </table:table-cell>
          <table:table-cell office:value-type="float" office:value="73.0043" calcext:value-type="float">
            <text:p>73.0043</text:p>
          </table:table-cell>
          <table:table-cell office:value-type="float" office:value="93.7219" calcext:value-type="float">
            <text:p>93.721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88" calcext:value-type="float">
            <text:p>43.7488</text:p>
          </table:table-cell>
          <table:table-cell office:value-type="float" office:value="62.0045" calcext:value-type="float">
            <text:p>62.0045</text:p>
          </table:table-cell>
          <table:table-cell office:value-type="float" office:value="76.314" calcext:value-type="float">
            <text:p>76.3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929" calcext:value-type="float">
            <text:p>53.6929</text:p>
          </table:table-cell>
          <table:table-cell office:value-type="float" office:value="70.7399" calcext:value-type="float">
            <text:p>70.7399</text:p>
          </table:table-cell>
          <table:table-cell office:value-type="float" office:value="93.1381" calcext:value-type="float">
            <text:p>93.138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78" calcext:value-type="float">
            <text:p>47.7078</text:p>
          </table:table-cell>
          <table:table-cell office:value-type="float" office:value="75.6803" calcext:value-type="float">
            <text:p>75.6803</text:p>
          </table:table-cell>
          <table:table-cell office:value-type="float" office:value="93.7849" calcext:value-type="float">
            <text:p>93.784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74" calcext:value-type="float">
            <text:p>45.2874</text:p>
          </table:table-cell>
          <table:table-cell office:value-type="float" office:value="80.3365" calcext:value-type="float">
            <text:p>80.3365</text:p>
          </table:table-cell>
          <table:table-cell office:value-type="float" office:value="101.985" calcext:value-type="float">
            <text:p>101.98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07" calcext:value-type="float">
            <text:p>41.6107</text:p>
          </table:table-cell>
          <table:table-cell office:value-type="float" office:value="73.0122" calcext:value-type="float">
            <text:p>73.0122</text:p>
          </table:table-cell>
          <table:table-cell office:value-type="float" office:value="93.7283" calcext:value-type="float">
            <text:p>93.728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447" calcext:value-type="float">
            <text:p>43.7447</text:p>
          </table:table-cell>
          <table:table-cell office:value-type="float" office:value="61.993" calcext:value-type="float">
            <text:p>61.993</text:p>
          </table:table-cell>
          <table:table-cell office:value-type="float" office:value="76.293" calcext:value-type="float">
            <text:p>76.29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628" calcext:value-type="float">
            <text:p>53.6628</text:p>
          </table:table-cell>
          <table:table-cell office:value-type="float" office:value="70.6797" calcext:value-type="float">
            <text:p>70.6797</text:p>
          </table:table-cell>
          <table:table-cell office:value-type="float" office:value="93.0748" calcext:value-type="float">
            <text:p>93.074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7025" calcext:value-type="float">
            <text:p>47.7025</text:p>
          </table:table-cell>
          <table:table-cell office:value-type="float" office:value="75.6717" calcext:value-type="float">
            <text:p>75.6717</text:p>
          </table:table-cell>
          <table:table-cell office:value-type="float" office:value="93.7753" calcext:value-type="float">
            <text:p>93.775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34" calcext:value-type="float">
            <text:p>45.2834</text:p>
          </table:table-cell>
          <table:table-cell office:value-type="float" office:value="80.3306" calcext:value-type="float">
            <text:p>80.3306</text:p>
          </table:table-cell>
          <table:table-cell office:value-type="float" office:value="101.979" calcext:value-type="float">
            <text:p>101.9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31" calcext:value-type="float">
            <text:p>41.6131</text:p>
          </table:table-cell>
          <table:table-cell office:value-type="float" office:value="73.0138" calcext:value-type="float">
            <text:p>73.0138</text:p>
          </table:table-cell>
          <table:table-cell office:value-type="float" office:value="93.7269" calcext:value-type="float">
            <text:p>93.72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99" calcext:value-type="float">
            <text:p>43.7399</text:p>
          </table:table-cell>
          <table:table-cell office:value-type="float" office:value="61.9812" calcext:value-type="float">
            <text:p>61.9812</text:p>
          </table:table-cell>
          <table:table-cell office:value-type="float" office:value="76.273" calcext:value-type="float">
            <text:p>76.2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34" calcext:value-type="float">
            <text:p>53.634</text:p>
          </table:table-cell>
          <table:table-cell office:value-type="float" office:value="70.6207" calcext:value-type="float">
            <text:p>70.6207</text:p>
          </table:table-cell>
          <table:table-cell office:value-type="float" office:value="93.0117" calcext:value-type="float">
            <text:p>93.011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89" calcext:value-type="float">
            <text:p>47.6989</text:p>
          </table:table-cell>
          <table:table-cell office:value-type="float" office:value="75.6654" calcext:value-type="float">
            <text:p>75.6654</text:p>
          </table:table-cell>
          <table:table-cell office:value-type="float" office:value="93.7677" calcext:value-type="float">
            <text:p>93.767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24" calcext:value-type="float">
            <text:p>45.2824</text:p>
          </table:table-cell>
          <table:table-cell office:value-type="float" office:value="80.3294" calcext:value-type="float">
            <text:p>80.3294</text:p>
          </table:table-cell>
          <table:table-cell office:value-type="float" office:value="101.978" calcext:value-type="float">
            <text:p>101.9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159" calcext:value-type="float">
            <text:p>41.6159</text:p>
          </table:table-cell>
          <table:table-cell office:value-type="float" office:value="73.0173" calcext:value-type="float">
            <text:p>73.0173</text:p>
          </table:table-cell>
          <table:table-cell office:value-type="float" office:value="93.7296" calcext:value-type="float">
            <text:p>93.72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39" calcext:value-type="float">
            <text:p>43.7339</text:p>
          </table:table-cell>
          <table:table-cell office:value-type="float" office:value="61.9665" calcext:value-type="float">
            <text:p>61.9665</text:p>
          </table:table-cell>
          <table:table-cell office:value-type="float" office:value="76.2485" calcext:value-type="float">
            <text:p>76.24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068" calcext:value-type="float">
            <text:p>53.6068</text:p>
          </table:table-cell>
          <table:table-cell office:value-type="float" office:value="70.5632" calcext:value-type="float">
            <text:p>70.5632</text:p>
          </table:table-cell>
          <table:table-cell office:value-type="float" office:value="92.9491" calcext:value-type="float">
            <text:p>92.949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69" calcext:value-type="float">
            <text:p>47.6969</text:p>
          </table:table-cell>
          <table:table-cell office:value-type="float" office:value="75.662" calcext:value-type="float">
            <text:p>75.662</text:p>
          </table:table-cell>
          <table:table-cell office:value-type="float" office:value="93.7632" calcext:value-type="float">
            <text:p>93.7632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22" calcext:value-type="float">
            <text:p>45.2822</text:p>
          </table:table-cell>
          <table:table-cell office:value-type="float" office:value="80.3294" calcext:value-type="float">
            <text:p>80.3294</text:p>
          </table:table-cell>
          <table:table-cell office:value-type="float" office:value="101.978" calcext:value-type="float">
            <text:p>101.9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04" calcext:value-type="float">
            <text:p>41.6204</text:p>
          </table:table-cell>
          <table:table-cell office:value-type="float" office:value="73.0244" calcext:value-type="float">
            <text:p>73.0244</text:p>
          </table:table-cell>
          <table:table-cell office:value-type="float" office:value="93.7379" calcext:value-type="float">
            <text:p>93.737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3" calcext:value-type="float">
            <text:p>43.733</text:p>
          </table:table-cell>
          <table:table-cell office:value-type="float" office:value="61.9645" calcext:value-type="float">
            <text:p>61.9645</text:p>
          </table:table-cell>
          <table:table-cell office:value-type="float" office:value="76.2454" calcext:value-type="float">
            <text:p>76.245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972" calcext:value-type="float">
            <text:p>53.5972</text:p>
          </table:table-cell>
          <table:table-cell office:value-type="float" office:value="70.5435" calcext:value-type="float">
            <text:p>70.5435</text:p>
          </table:table-cell>
          <table:table-cell office:value-type="float" office:value="92.9288" calcext:value-type="float">
            <text:p>92.928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57" calcext:value-type="float">
            <text:p>47.6957</text:p>
          </table:table-cell>
          <table:table-cell office:value-type="float" office:value="75.6597" calcext:value-type="float">
            <text:p>75.6597</text:p>
          </table:table-cell>
          <table:table-cell office:value-type="float" office:value="93.7605" calcext:value-type="float">
            <text:p>93.76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82" calcext:value-type="float">
            <text:p>45.282</text:p>
          </table:table-cell>
          <table:table-cell office:value-type="float" office:value="80.3292" calcext:value-type="float">
            <text:p>80.3292</text:p>
          </table:table-cell>
          <table:table-cell office:value-type="float" office:value="101.978" calcext:value-type="float">
            <text:p>101.97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5" calcext:value-type="float">
            <text:p>41.625</text:p>
          </table:table-cell>
          <table:table-cell office:value-type="float" office:value="73.0312" calcext:value-type="float">
            <text:p>73.0312</text:p>
          </table:table-cell>
          <table:table-cell office:value-type="float" office:value="93.7453" calcext:value-type="float">
            <text:p>93.745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28" calcext:value-type="float">
            <text:p>43.7328</text:p>
          </table:table-cell>
          <table:table-cell office:value-type="float" office:value="61.9637" calcext:value-type="float">
            <text:p>61.9637</text:p>
          </table:table-cell>
          <table:table-cell office:value-type="float" office:value="76.2436" calcext:value-type="float">
            <text:p>76.24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721" calcext:value-type="float">
            <text:p>53.5721</text:p>
          </table:table-cell>
          <table:table-cell office:value-type="float" office:value="70.4891" calcext:value-type="float">
            <text:p>70.4891</text:p>
          </table:table-cell>
          <table:table-cell office:value-type="float" office:value="92.8686" calcext:value-type="float">
            <text:p>92.868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935" calcext:value-type="float">
            <text:p>47.6935</text:p>
          </table:table-cell>
          <table:table-cell office:value-type="float" office:value="75.6562" calcext:value-type="float">
            <text:p>75.6562</text:p>
          </table:table-cell>
          <table:table-cell office:value-type="float" office:value="93.7566" calcext:value-type="float">
            <text:p>93.756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789" calcext:value-type="float">
            <text:p>45.2789</text:p>
          </table:table-cell>
          <table:table-cell office:value-type="float" office:value="80.3246" calcext:value-type="float">
            <text:p>80.3246</text:p>
          </table:table-cell>
          <table:table-cell office:value-type="float" office:value="101.973" calcext:value-type="float">
            <text:p>101.973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239" calcext:value-type="float">
            <text:p>41.6239</text:p>
          </table:table-cell>
          <table:table-cell office:value-type="float" office:value="73.0291" calcext:value-type="float">
            <text:p>73.0291</text:p>
          </table:table-cell>
          <table:table-cell office:value-type="float" office:value="93.742" calcext:value-type="float">
            <text:p>93.742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26" calcext:value-type="float">
            <text:p>43.7326</text:p>
          </table:table-cell>
          <table:table-cell office:value-type="float" office:value="61.9632" calcext:value-type="float">
            <text:p>61.9632</text:p>
          </table:table-cell>
          <table:table-cell office:value-type="float" office:value="76.2429" calcext:value-type="float">
            <text:p>76.24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556" calcext:value-type="float">
            <text:p>53.5556</text:p>
          </table:table-cell>
          <table:table-cell office:value-type="float" office:value="70.4543" calcext:value-type="float">
            <text:p>70.4543</text:p>
          </table:table-cell>
          <table:table-cell office:value-type="float" office:value="92.8313" calcext:value-type="float">
            <text:p>92.831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897" calcext:value-type="float">
            <text:p>47.6897</text:p>
          </table:table-cell>
          <table:table-cell office:value-type="float" office:value="75.6495" calcext:value-type="float">
            <text:p>75.6495</text:p>
          </table:table-cell>
          <table:table-cell office:value-type="float" office:value="93.7481" calcext:value-type="float">
            <text:p>93.748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674" calcext:value-type="float">
            <text:p>45.2674</text:p>
          </table:table-cell>
          <table:table-cell office:value-type="float" office:value="80.3074" calcext:value-type="float">
            <text:p>80.3074</text:p>
          </table:table-cell>
          <table:table-cell office:value-type="float" office:value="101.954" calcext:value-type="float">
            <text:p>101.95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6083" calcext:value-type="float">
            <text:p>41.6083</text:p>
          </table:table-cell>
          <table:table-cell office:value-type="float" office:value="72.9994" calcext:value-type="float">
            <text:p>72.9994</text:p>
          </table:table-cell>
          <table:table-cell office:value-type="float" office:value="93.6997" calcext:value-type="float">
            <text:p>93.699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24" calcext:value-type="float">
            <text:p>43.7324</text:p>
          </table:table-cell>
          <table:table-cell office:value-type="float" office:value="61.9625" calcext:value-type="float">
            <text:p>61.9625</text:p>
          </table:table-cell>
          <table:table-cell office:value-type="float" office:value="76.2416" calcext:value-type="float">
            <text:p>76.241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503" calcext:value-type="float">
            <text:p>53.5503</text:p>
          </table:table-cell>
          <table:table-cell office:value-type="float" office:value="70.4436" calcext:value-type="float">
            <text:p>70.4436</text:p>
          </table:table-cell>
          <table:table-cell office:value-type="float" office:value="92.8205" calcext:value-type="float">
            <text:p>92.82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82" calcext:value-type="float">
            <text:p>47.6782</text:p>
          </table:table-cell>
          <table:table-cell office:value-type="float" office:value="75.6302" calcext:value-type="float">
            <text:p>75.6302</text:p>
          </table:table-cell>
          <table:table-cell office:value-type="float" office:value="93.7255" calcext:value-type="float">
            <text:p>93.725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8" calcext:value-type="float">
            <text:p>45.258</text:p>
          </table:table-cell>
          <table:table-cell office:value-type="float" office:value="80.2931" calcext:value-type="float">
            <text:p>80.2931</text:p>
          </table:table-cell>
          <table:table-cell office:value-type="float" office:value="101.938" calcext:value-type="float">
            <text:p>101.93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957" calcext:value-type="float">
            <text:p>41.5957</text:p>
          </table:table-cell>
          <table:table-cell office:value-type="float" office:value="72.9779" calcext:value-type="float">
            <text:p>72.9779</text:p>
          </table:table-cell>
          <table:table-cell office:value-type="float" office:value="93.6718" calcext:value-type="float">
            <text:p>93.671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314" calcext:value-type="float">
            <text:p>43.7314</text:p>
          </table:table-cell>
          <table:table-cell office:value-type="float" office:value="61.959" calcext:value-type="float">
            <text:p>61.959</text:p>
          </table:table-cell>
          <table:table-cell office:value-type="float" office:value="76.2338" calcext:value-type="float">
            <text:p>76.23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459" calcext:value-type="float">
            <text:p>53.5459</text:p>
          </table:table-cell>
          <table:table-cell office:value-type="float" office:value="70.4356" calcext:value-type="float">
            <text:p>70.4356</text:p>
          </table:table-cell>
          <table:table-cell office:value-type="float" office:value="92.8128" calcext:value-type="float">
            <text:p>92.812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721" calcext:value-type="float">
            <text:p>47.6721</text:p>
          </table:table-cell>
          <table:table-cell office:value-type="float" office:value="75.6196" calcext:value-type="float">
            <text:p>75.6196</text:p>
          </table:table-cell>
          <table:table-cell office:value-type="float" office:value="93.7127" calcext:value-type="float">
            <text:p>93.712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529" calcext:value-type="float">
            <text:p>45.2529</text:p>
          </table:table-cell>
          <table:table-cell office:value-type="float" office:value="80.2861" calcext:value-type="float">
            <text:p>80.2861</text:p>
          </table:table-cell>
          <table:table-cell office:value-type="float" office:value="101.931" calcext:value-type="float">
            <text:p>101.93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842" calcext:value-type="float">
            <text:p>41.5842</text:p>
          </table:table-cell>
          <table:table-cell office:value-type="float" office:value="72.9589" calcext:value-type="float">
            <text:p>72.9589</text:p>
          </table:table-cell>
          <table:table-cell office:value-type="float" office:value="93.6486" calcext:value-type="float">
            <text:p>93.648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233" calcext:value-type="float">
            <text:p>43.7233</text:p>
          </table:table-cell>
          <table:table-cell office:value-type="float" office:value="61.9408" calcext:value-type="float">
            <text:p>61.9408</text:p>
          </table:table-cell>
          <table:table-cell office:value-type="float" office:value="76.2061" calcext:value-type="float">
            <text:p>76.20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432" calcext:value-type="float">
            <text:p>53.5432</text:p>
          </table:table-cell>
          <table:table-cell office:value-type="float" office:value="70.4307" calcext:value-type="float">
            <text:p>70.4307</text:p>
          </table:table-cell>
          <table:table-cell office:value-type="float" office:value="92.8083" calcext:value-type="float">
            <text:p>92.80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633" calcext:value-type="float">
            <text:p>47.6633</text:p>
          </table:table-cell>
          <table:table-cell office:value-type="float" office:value="75.6042" calcext:value-type="float">
            <text:p>75.6042</text:p>
          </table:table-cell>
          <table:table-cell office:value-type="float" office:value="93.6936" calcext:value-type="float">
            <text:p>93.69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73" calcext:value-type="float">
            <text:p>45.2373</text:p>
          </table:table-cell>
          <table:table-cell office:value-type="float" office:value="80.2618" calcext:value-type="float">
            <text:p>80.2618</text:p>
          </table:table-cell>
          <table:table-cell office:value-type="float" office:value="101.902" calcext:value-type="float">
            <text:p>101.90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742" calcext:value-type="float">
            <text:p>41.5742</text:p>
          </table:table-cell>
          <table:table-cell office:value-type="float" office:value="72.9417" calcext:value-type="float">
            <text:p>72.9417</text:p>
          </table:table-cell>
          <table:table-cell office:value-type="float" office:value="93.6261" calcext:value-type="float">
            <text:p>93.62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14" calcext:value-type="float">
            <text:p>43.714</text:p>
          </table:table-cell>
          <table:table-cell office:value-type="float" office:value="61.921" calcext:value-type="float">
            <text:p>61.921</text:p>
          </table:table-cell>
          <table:table-cell office:value-type="float" office:value="76.1777" calcext:value-type="float">
            <text:p>76.17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411" calcext:value-type="float">
            <text:p>53.5411</text:p>
          </table:table-cell>
          <table:table-cell office:value-type="float" office:value="70.4265" calcext:value-type="float">
            <text:p>70.4265</text:p>
          </table:table-cell>
          <table:table-cell office:value-type="float" office:value="92.8042" calcext:value-type="float">
            <text:p>92.804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517" calcext:value-type="float">
            <text:p>47.6517</text:p>
          </table:table-cell>
          <table:table-cell office:value-type="float" office:value="75.5846" calcext:value-type="float">
            <text:p>75.5846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25" calcext:value-type="float">
            <text:p>45.2325</text:p>
          </table:table-cell>
          <table:table-cell office:value-type="float" office:value="80.2546" calcext:value-type="float">
            <text:p>80.2546</text:p>
          </table:table-cell>
          <table:table-cell office:value-type="float" office:value="101.895" calcext:value-type="float">
            <text:p>101.8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652" calcext:value-type="float">
            <text:p>41.5652</text:p>
          </table:table-cell>
          <table:table-cell office:value-type="float" office:value="72.9252" calcext:value-type="float">
            <text:p>72.9252</text:p>
          </table:table-cell>
          <table:table-cell office:value-type="float" office:value="93.6037" calcext:value-type="float">
            <text:p>93.603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7" calcext:value-type="float">
            <text:p>43.7</text:p>
          </table:table-cell>
          <table:table-cell office:value-type="float" office:value="61.891" calcext:value-type="float">
            <text:p>61.891</text:p>
          </table:table-cell>
          <table:table-cell office:value-type="float" office:value="76.1338" calcext:value-type="float">
            <text:p>76.13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349" calcext:value-type="float">
            <text:p>53.5349</text:p>
          </table:table-cell>
          <table:table-cell office:value-type="float" office:value="70.4133" calcext:value-type="float">
            <text:p>70.4133</text:p>
          </table:table-cell>
          <table:table-cell office:value-type="float" office:value="92.7899" calcext:value-type="float">
            <text:p>92.78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369" calcext:value-type="float">
            <text:p>47.6369</text:p>
          </table:table-cell>
          <table:table-cell office:value-type="float" office:value="75.5606" calcext:value-type="float">
            <text:p>75.5606</text:p>
          </table:table-cell>
          <table:table-cell office:value-type="float" office:value="93.6438" calcext:value-type="float">
            <text:p>93.643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42" calcext:value-type="float">
            <text:p>45.2342</text:p>
          </table:table-cell>
          <table:table-cell office:value-type="float" office:value="80.2563" calcext:value-type="float">
            <text:p>80.2563</text:p>
          </table:table-cell>
          <table:table-cell office:value-type="float" office:value="101.895" calcext:value-type="float">
            <text:p>101.89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6" calcext:value-type="float">
            <text:p>41.556</text:p>
          </table:table-cell>
          <table:table-cell office:value-type="float" office:value="72.9084" calcext:value-type="float">
            <text:p>72.9084</text:p>
          </table:table-cell>
          <table:table-cell office:value-type="float" office:value="93.5804" calcext:value-type="float">
            <text:p>93.580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909" calcext:value-type="float">
            <text:p>43.6909</text:p>
          </table:table-cell>
          <table:table-cell office:value-type="float" office:value="61.8712" calcext:value-type="float">
            <text:p>61.8712</text:p>
          </table:table-cell>
          <table:table-cell office:value-type="float" office:value="76.1046" calcext:value-type="float">
            <text:p>76.10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361" calcext:value-type="float">
            <text:p>53.5361</text:p>
          </table:table-cell>
          <table:table-cell office:value-type="float" office:value="70.4165" calcext:value-type="float">
            <text:p>70.4165</text:p>
          </table:table-cell>
          <table:table-cell office:value-type="float" office:value="92.7941" calcext:value-type="float">
            <text:p>92.794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25" calcext:value-type="float">
            <text:p>47.625</text:p>
          </table:table-cell>
          <table:table-cell office:value-type="float" office:value="75.541" calcext:value-type="float">
            <text:p>75.541</text:p>
          </table:table-cell>
          <table:table-cell office:value-type="float" office:value="93.6217" calcext:value-type="float">
            <text:p>93.621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335" calcext:value-type="float">
            <text:p>45.2335</text:p>
          </table:table-cell>
          <table:table-cell office:value-type="float" office:value="80.2551" calcext:value-type="float">
            <text:p>80.2551</text:p>
          </table:table-cell>
          <table:table-cell office:value-type="float" office:value="101.894" calcext:value-type="float">
            <text:p>101.8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539" calcext:value-type="float">
            <text:p>41.5539</text:p>
          </table:table-cell>
          <table:table-cell office:value-type="float" office:value="72.9045" calcext:value-type="float">
            <text:p>72.9045</text:p>
          </table:table-cell>
          <table:table-cell office:value-type="float" office:value="93.575" calcext:value-type="float">
            <text:p>93.57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824" calcext:value-type="float">
            <text:p>43.6824</text:p>
          </table:table-cell>
          <table:table-cell office:value-type="float" office:value="61.853" calcext:value-type="float">
            <text:p>61.853</text:p>
          </table:table-cell>
          <table:table-cell office:value-type="float" office:value="76.0784" calcext:value-type="float">
            <text:p>76.07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372" calcext:value-type="float">
            <text:p>53.5372</text:p>
          </table:table-cell>
          <table:table-cell office:value-type="float" office:value="70.419" calcext:value-type="float">
            <text:p>70.419</text:p>
          </table:table-cell>
          <table:table-cell office:value-type="float" office:value="92.7979" calcext:value-type="float">
            <text:p>92.797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176" calcext:value-type="float">
            <text:p>47.6176</text:p>
          </table:table-cell>
          <table:table-cell office:value-type="float" office:value="75.5284" calcext:value-type="float">
            <text:p>75.5284</text:p>
          </table:table-cell>
          <table:table-cell office:value-type="float" office:value="93.6068" calcext:value-type="float">
            <text:p>93.6068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265" calcext:value-type="float">
            <text:p>45.2265</text:p>
          </table:table-cell>
          <table:table-cell office:value-type="float" office:value="80.2436" calcext:value-type="float">
            <text:p>80.2436</text:p>
          </table:table-cell>
          <table:table-cell office:value-type="float" office:value="101.879" calcext:value-type="float">
            <text:p>101.879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99" calcext:value-type="float">
            <text:p>41.5499</text:p>
          </table:table-cell>
          <table:table-cell office:value-type="float" office:value="72.8979" calcext:value-type="float">
            <text:p>72.8979</text:p>
          </table:table-cell>
          <table:table-cell office:value-type="float" office:value="93.5669" calcext:value-type="float">
            <text:p>93.566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95" calcext:value-type="float">
            <text:p>43.6795</text:p>
          </table:table-cell>
          <table:table-cell office:value-type="float" office:value="61.847" calcext:value-type="float">
            <text:p>61.847</text:p>
          </table:table-cell>
          <table:table-cell office:value-type="float" office:value="76.0701" calcext:value-type="float">
            <text:p>76.07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422" calcext:value-type="float">
            <text:p>53.5422</text:p>
          </table:table-cell>
          <table:table-cell office:value-type="float" office:value="70.4302" calcext:value-type="float">
            <text:p>70.4302</text:p>
          </table:table-cell>
          <table:table-cell office:value-type="float" office:value="92.8118" calcext:value-type="float">
            <text:p>92.8118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105" calcext:value-type="float">
            <text:p>47.6105</text:p>
          </table:table-cell>
          <table:table-cell office:value-type="float" office:value="75.5161" calcext:value-type="float">
            <text:p>75.5161</text:p>
          </table:table-cell>
          <table:table-cell office:value-type="float" office:value="93.5915" calcext:value-type="float">
            <text:p>93.59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146" calcext:value-type="float">
            <text:p>45.2146</text:p>
          </table:table-cell>
          <table:table-cell office:value-type="float" office:value="80.2251" calcext:value-type="float">
            <text:p>80.2251</text:p>
          </table:table-cell>
          <table:table-cell office:value-type="float" office:value="101.857" calcext:value-type="float">
            <text:p>101.85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466" calcext:value-type="float">
            <text:p>41.5466</text:p>
          </table:table-cell>
          <table:table-cell office:value-type="float" office:value="72.893" calcext:value-type="float">
            <text:p>72.893</text:p>
          </table:table-cell>
          <table:table-cell office:value-type="float" office:value="93.5616" calcext:value-type="float">
            <text:p>93.561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9" calcext:value-type="float">
            <text:p>43.679</text:p>
          </table:table-cell>
          <table:table-cell office:value-type="float" office:value="61.8455" calcext:value-type="float">
            <text:p>61.8455</text:p>
          </table:table-cell>
          <table:table-cell office:value-type="float" office:value="76.0669" calcext:value-type="float">
            <text:p>76.06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442" calcext:value-type="float">
            <text:p>53.5442</text:p>
          </table:table-cell>
          <table:table-cell office:value-type="float" office:value="70.4346" calcext:value-type="float">
            <text:p>70.4346</text:p>
          </table:table-cell>
          <table:table-cell office:value-type="float" office:value="92.8189" calcext:value-type="float">
            <text:p>92.818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6024" calcext:value-type="float">
            <text:p>47.6024</text:p>
          </table:table-cell>
          <table:table-cell office:value-type="float" office:value="75.502" calcext:value-type="float">
            <text:p>75.502</text:p>
          </table:table-cell>
          <table:table-cell office:value-type="float" office:value="93.5745" calcext:value-type="float">
            <text:p>93.574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2057" calcext:value-type="float">
            <text:p>45.2057</text:p>
          </table:table-cell>
          <table:table-cell office:value-type="float" office:value="80.211" calcext:value-type="float">
            <text:p>80.211</text:p>
          </table:table-cell>
          <table:table-cell office:value-type="float" office:value="101.841" calcext:value-type="float">
            <text:p>101.84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355" calcext:value-type="float">
            <text:p>41.5355</text:p>
          </table:table-cell>
          <table:table-cell office:value-type="float" office:value="72.8747" calcext:value-type="float">
            <text:p>72.8747</text:p>
          </table:table-cell>
          <table:table-cell office:value-type="float" office:value="93.5389" calcext:value-type="float">
            <text:p>93.538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78" calcext:value-type="float">
            <text:p>43.6778</text:p>
          </table:table-cell>
          <table:table-cell office:value-type="float" office:value="61.8431" calcext:value-type="float">
            <text:p>61.8431</text:p>
          </table:table-cell>
          <table:table-cell office:value-type="float" office:value="76.0641" calcext:value-type="float">
            <text:p>76.06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513" calcext:value-type="float">
            <text:p>53.5513</text:p>
          </table:table-cell>
          <table:table-cell office:value-type="float" office:value="70.4503" calcext:value-type="float">
            <text:p>70.4503</text:p>
          </table:table-cell>
          <table:table-cell office:value-type="float" office:value="92.8399" calcext:value-type="float">
            <text:p>92.839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82" calcext:value-type="float">
            <text:p>47.582</text:p>
          </table:table-cell>
          <table:table-cell office:value-type="float" office:value="75.4666" calcext:value-type="float">
            <text:p>75.4666</text:p>
          </table:table-cell>
          <table:table-cell office:value-type="float" office:value="93.531" calcext:value-type="float">
            <text:p>93.5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828" calcext:value-type="float">
            <text:p>45.1828</text:p>
          </table:table-cell>
          <table:table-cell office:value-type="float" office:value="80.1749" calcext:value-type="float">
            <text:p>80.1749</text:p>
          </table:table-cell>
          <table:table-cell office:value-type="float" office:value="101.797" calcext:value-type="float">
            <text:p>101.79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5033" calcext:value-type="float">
            <text:p>41.5033</text:p>
          </table:table-cell>
          <table:table-cell office:value-type="float" office:value="72.8158" calcext:value-type="float">
            <text:p>72.8158</text:p>
          </table:table-cell>
          <table:table-cell office:value-type="float" office:value="93.4576" calcext:value-type="float">
            <text:p>93.457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746" calcext:value-type="float">
            <text:p>43.6746</text:p>
          </table:table-cell>
          <table:table-cell office:value-type="float" office:value="61.8377" calcext:value-type="float">
            <text:p>61.8377</text:p>
          </table:table-cell>
          <table:table-cell office:value-type="float" office:value="76.0587" calcext:value-type="float">
            <text:p>76.05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575" calcext:value-type="float">
            <text:p>53.5575</text:p>
          </table:table-cell>
          <table:table-cell office:value-type="float" office:value="70.4631" calcext:value-type="float">
            <text:p>70.4631</text:p>
          </table:table-cell>
          <table:table-cell office:value-type="float" office:value="92.8563" calcext:value-type="float">
            <text:p>92.856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677" calcext:value-type="float">
            <text:p>47.5677</text:p>
          </table:table-cell>
          <table:table-cell office:value-type="float" office:value="75.4413" calcext:value-type="float">
            <text:p>75.4413</text:p>
          </table:table-cell>
          <table:table-cell office:value-type="float" office:value="93.4993" calcext:value-type="float">
            <text:p>93.499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575" calcext:value-type="float">
            <text:p>45.1575</text:p>
          </table:table-cell>
          <table:table-cell office:value-type="float" office:value="80.1341" calcext:value-type="float">
            <text:p>80.1341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742" calcext:value-type="float">
            <text:p>41.4742</text:p>
          </table:table-cell>
          <table:table-cell office:value-type="float" office:value="72.7648" calcext:value-type="float">
            <text:p>72.7648</text:p>
          </table:table-cell>
          <table:table-cell office:value-type="float" office:value="93.3903" calcext:value-type="float">
            <text:p>93.390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593" calcext:value-type="float">
            <text:p>43.6593</text:p>
          </table:table-cell>
          <table:table-cell office:value-type="float" office:value="61.8082" calcext:value-type="float">
            <text:p>61.8082</text:p>
          </table:table-cell>
          <table:table-cell office:value-type="float" office:value="76.0212" calcext:value-type="float">
            <text:p>76.02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597" calcext:value-type="float">
            <text:p>53.5597</text:p>
          </table:table-cell>
          <table:table-cell office:value-type="float" office:value="70.4669" calcext:value-type="float">
            <text:p>70.4669</text:p>
          </table:table-cell>
          <table:table-cell office:value-type="float" office:value="92.8605" calcext:value-type="float">
            <text:p>92.860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549" calcext:value-type="float">
            <text:p>47.5549</text:p>
          </table:table-cell>
          <table:table-cell office:value-type="float" office:value="75.4188" calcext:value-type="float">
            <text:p>75.4188</text:p>
          </table:table-cell>
          <table:table-cell office:value-type="float" office:value="93.4715" calcext:value-type="float">
            <text:p>93.471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381" calcext:value-type="float">
            <text:p>45.1381</text:p>
          </table:table-cell>
          <table:table-cell office:value-type="float" office:value="80.1053" calcext:value-type="float">
            <text:p>80.1053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53" calcext:value-type="float">
            <text:p>41.453</text:p>
          </table:table-cell>
          <table:table-cell office:value-type="float" office:value="72.7285" calcext:value-type="float">
            <text:p>72.7285</text:p>
          </table:table-cell>
          <table:table-cell office:value-type="float" office:value="93.3437" calcext:value-type="float">
            <text:p>93.3437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314" calcext:value-type="float">
            <text:p>43.6314</text:p>
          </table:table-cell>
          <table:table-cell office:value-type="float" office:value="61.7494" calcext:value-type="float">
            <text:p>61.7494</text:p>
          </table:table-cell>
          <table:table-cell office:value-type="float" office:value="75.938" calcext:value-type="float">
            <text:p>75.9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71" calcext:value-type="float">
            <text:p>53.571</text:p>
          </table:table-cell>
          <table:table-cell office:value-type="float" office:value="70.4907" calcext:value-type="float">
            <text:p>70.4907</text:p>
          </table:table-cell>
          <table:table-cell office:value-type="float" office:value="92.8875" calcext:value-type="float">
            <text:p>92.8875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365" calcext:value-type="float">
            <text:p>47.5365</text:p>
          </table:table-cell>
          <table:table-cell office:value-type="float" office:value="75.3855" calcext:value-type="float">
            <text:p>75.3855</text:p>
          </table:table-cell>
          <table:table-cell office:value-type="float" office:value="93.4285" calcext:value-type="float">
            <text:p>93.428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113" calcext:value-type="float">
            <text:p>45.113</text:p>
          </table:table-cell>
          <table:table-cell office:value-type="float" office:value="80.0682" calcext:value-type="float">
            <text:p>80.0682</text:p>
          </table:table-cell>
          <table:table-cell office:value-type="float" office:value="101.674" calcext:value-type="float">
            <text:p>101.67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374" calcext:value-type="float">
            <text:p>41.4374</text:p>
          </table:table-cell>
          <table:table-cell office:value-type="float" office:value="72.7044" calcext:value-type="float">
            <text:p>72.7044</text:p>
          </table:table-cell>
          <table:table-cell office:value-type="float" office:value="93.3161" calcext:value-type="float">
            <text:p>93.316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6139" calcext:value-type="float">
            <text:p>43.6139</text:p>
          </table:table-cell>
          <table:table-cell office:value-type="float" office:value="61.7151" calcext:value-type="float">
            <text:p>61.7151</text:p>
          </table:table-cell>
          <table:table-cell office:value-type="float" office:value="75.8934" calcext:value-type="float">
            <text:p>75.893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807" calcext:value-type="float">
            <text:p>53.5807</text:p>
          </table:table-cell>
          <table:table-cell office:value-type="float" office:value="70.5107" calcext:value-type="float">
            <text:p>70.5107</text:p>
          </table:table-cell>
          <table:table-cell office:value-type="float" office:value="92.9097" calcext:value-type="float">
            <text:p>92.909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326" calcext:value-type="float">
            <text:p>47.5326</text:p>
          </table:table-cell>
          <table:table-cell office:value-type="float" office:value="75.3776" calcext:value-type="float">
            <text:p>75.3776</text:p>
          </table:table-cell>
          <table:table-cell office:value-type="float" office:value="93.4169" calcext:value-type="float">
            <text:p>93.4169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0822" calcext:value-type="float">
            <text:p>45.0822</text:p>
          </table:table-cell>
          <table:table-cell office:value-type="float" office:value="80.0218" calcext:value-type="float">
            <text:p>80.0218</text:p>
          </table:table-cell>
          <table:table-cell office:value-type="float" office:value="101.622" calcext:value-type="float">
            <text:p>101.62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155" calcext:value-type="float">
            <text:p>41.4155</text:p>
          </table:table-cell>
          <table:table-cell office:value-type="float" office:value="72.6693" calcext:value-type="float">
            <text:p>72.6693</text:p>
          </table:table-cell>
          <table:table-cell office:value-type="float" office:value="93.2744" calcext:value-type="float">
            <text:p>93.27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97" calcext:value-type="float">
            <text:p>43.597</text:p>
          </table:table-cell>
          <table:table-cell office:value-type="float" office:value="61.6832" calcext:value-type="float">
            <text:p>61.6832</text:p>
          </table:table-cell>
          <table:table-cell office:value-type="float" office:value="75.8546" calcext:value-type="float">
            <text:p>75.85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84" calcext:value-type="float">
            <text:p>53.584</text:p>
          </table:table-cell>
          <table:table-cell office:value-type="float" office:value="70.5178" calcext:value-type="float">
            <text:p>70.5178</text:p>
          </table:table-cell>
          <table:table-cell office:value-type="float" office:value="92.9172" calcext:value-type="float">
            <text:p>92.9172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318" calcext:value-type="float">
            <text:p>47.5318</text:p>
          </table:table-cell>
          <table:table-cell office:value-type="float" office:value="75.3758" calcext:value-type="float">
            <text:p>75.3758</text:p>
          </table:table-cell>
          <table:table-cell office:value-type="float" office:value="93.4144" calcext:value-type="float">
            <text:p>93.414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0652" calcext:value-type="float">
            <text:p>45.0652</text:p>
          </table:table-cell>
          <table:table-cell office:value-type="float" office:value="79.9964" calcext:value-type="float">
            <text:p>79.9964</text:p>
          </table:table-cell>
          <table:table-cell office:value-type="float" office:value="101.594" calcext:value-type="float">
            <text:p>101.59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4053" calcext:value-type="float">
            <text:p>41.4053</text:p>
          </table:table-cell>
          <table:table-cell office:value-type="float" office:value="72.6546" calcext:value-type="float">
            <text:p>72.6546</text:p>
          </table:table-cell>
          <table:table-cell office:value-type="float" office:value="93.2596" calcext:value-type="float">
            <text:p>93.259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796" calcext:value-type="float">
            <text:p>43.5796</text:p>
          </table:table-cell>
          <table:table-cell office:value-type="float" office:value="61.6514" calcext:value-type="float">
            <text:p>61.6514</text:p>
          </table:table-cell>
          <table:table-cell office:value-type="float" office:value="75.8177" calcext:value-type="float">
            <text:p>75.817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903" calcext:value-type="float">
            <text:p>53.5903</text:p>
          </table:table-cell>
          <table:table-cell office:value-type="float" office:value="70.5297" calcext:value-type="float">
            <text:p>70.5297</text:p>
          </table:table-cell>
          <table:table-cell office:value-type="float" office:value="92.9283" calcext:value-type="float">
            <text:p>92.928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327" calcext:value-type="float">
            <text:p>47.5327</text:p>
          </table:table-cell>
          <table:table-cell office:value-type="float" office:value="75.3772" calcext:value-type="float">
            <text:p>75.3772</text:p>
          </table:table-cell>
          <table:table-cell office:value-type="float" office:value="93.4161" calcext:value-type="float">
            <text:p>93.416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0456" calcext:value-type="float">
            <text:p>45.0456</text:p>
          </table:table-cell>
          <table:table-cell office:value-type="float" office:value="79.9667" calcext:value-type="float">
            <text:p>79.9667</text:p>
          </table:table-cell>
          <table:table-cell office:value-type="float" office:value="101.56" calcext:value-type="float">
            <text:p>101.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97" calcext:value-type="float">
            <text:p>41.397</text:p>
          </table:table-cell>
          <table:table-cell office:value-type="float" office:value="72.6413" calcext:value-type="float">
            <text:p>72.6413</text:p>
          </table:table-cell>
          <table:table-cell office:value-type="float" office:value="93.244" calcext:value-type="float">
            <text:p>93.24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681" calcext:value-type="float">
            <text:p>43.5681</text:p>
          </table:table-cell>
          <table:table-cell office:value-type="float" office:value="61.6308" calcext:value-type="float">
            <text:p>61.6308</text:p>
          </table:table-cell>
          <table:table-cell office:value-type="float" office:value="75.795" calcext:value-type="float">
            <text:p>75.7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113" calcext:value-type="float">
            <text:p>53.6113</text:p>
          </table:table-cell>
          <table:table-cell office:value-type="float" office:value="70.5633" calcext:value-type="float">
            <text:p>70.5633</text:p>
          </table:table-cell>
          <table:table-cell office:value-type="float" office:value="92.9521" calcext:value-type="float">
            <text:p>92.95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348" calcext:value-type="float">
            <text:p>47.5348</text:p>
          </table:table-cell>
          <table:table-cell office:value-type="float" office:value="75.3808" calcext:value-type="float">
            <text:p>75.3808</text:p>
          </table:table-cell>
          <table:table-cell office:value-type="float" office:value="93.4206" calcext:value-type="float">
            <text:p>93.420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0192" calcext:value-type="float">
            <text:p>45.0192</text:p>
          </table:table-cell>
          <table:table-cell office:value-type="float" office:value="79.9273" calcext:value-type="float">
            <text:p>79.9273</text:p>
          </table:table-cell>
          <table:table-cell office:value-type="float" office:value="101.516" calcext:value-type="float">
            <text:p>101.51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885" calcext:value-type="float">
            <text:p>41.3885</text:p>
          </table:table-cell>
          <table:table-cell office:value-type="float" office:value="72.6295" calcext:value-type="float">
            <text:p>72.6295</text:p>
          </table:table-cell>
          <table:table-cell office:value-type="float" office:value="93.2331" calcext:value-type="float">
            <text:p>93.2331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79" calcext:value-type="float">
            <text:p>43.5579</text:p>
          </table:table-cell>
          <table:table-cell office:value-type="float" office:value="61.6144" calcext:value-type="float">
            <text:p>61.6144</text:p>
          </table:table-cell>
          <table:table-cell office:value-type="float" office:value="75.7808" calcext:value-type="float">
            <text:p>75.780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015" calcext:value-type="float">
            <text:p>53.6015</text:p>
          </table:table-cell>
          <table:table-cell office:value-type="float" office:value="70.5318" calcext:value-type="float">
            <text:p>70.5318</text:p>
          </table:table-cell>
          <table:table-cell office:value-type="float" office:value="92.9061" calcext:value-type="float">
            <text:p>92.906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335" calcext:value-type="float">
            <text:p>47.5335</text:p>
          </table:table-cell>
          <table:table-cell office:value-type="float" office:value="75.3784" calcext:value-type="float">
            <text:p>75.3784</text:p>
          </table:table-cell>
          <table:table-cell office:value-type="float" office:value="93.4173" calcext:value-type="float">
            <text:p>93.417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5.0091" calcext:value-type="float">
            <text:p>45.0091</text:p>
          </table:table-cell>
          <table:table-cell office:value-type="float" office:value="79.9119" calcext:value-type="float">
            <text:p>79.9119</text:p>
          </table:table-cell>
          <table:table-cell office:value-type="float" office:value="101.498" calcext:value-type="float">
            <text:p>101.49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808" calcext:value-type="float">
            <text:p>41.3808</text:p>
          </table:table-cell>
          <table:table-cell office:value-type="float" office:value="72.6183" calcext:value-type="float">
            <text:p>72.6183</text:p>
          </table:table-cell>
          <table:table-cell office:value-type="float" office:value="93.2215" calcext:value-type="float">
            <text:p>93.22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518" calcext:value-type="float">
            <text:p>43.5518</text:p>
          </table:table-cell>
          <table:table-cell office:value-type="float" office:value="61.6036" calcext:value-type="float">
            <text:p>61.6036</text:p>
          </table:table-cell>
          <table:table-cell office:value-type="float" office:value="75.769" calcext:value-type="float">
            <text:p>75.7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904" calcext:value-type="float">
            <text:p>53.5904</text:p>
          </table:table-cell>
          <table:table-cell office:value-type="float" office:value="70.4948" calcext:value-type="float">
            <text:p>70.4948</text:p>
          </table:table-cell>
          <table:table-cell office:value-type="float" office:value="92.8521" calcext:value-type="float">
            <text:p>92.8521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24" calcext:value-type="float">
            <text:p>47.524</text:p>
          </table:table-cell>
          <table:table-cell office:value-type="float" office:value="75.3605" calcext:value-type="float">
            <text:p>75.3605</text:p>
          </table:table-cell>
          <table:table-cell office:value-type="float" office:value="93.3931" calcext:value-type="float">
            <text:p>93.3931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4.9868" calcext:value-type="float">
            <text:p>44.9868</text:p>
          </table:table-cell>
          <table:table-cell office:value-type="float" office:value="79.8769" calcext:value-type="float">
            <text:p>79.8769</text:p>
          </table:table-cell>
          <table:table-cell office:value-type="float" office:value="101.456" calcext:value-type="float">
            <text:p>101.456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659" calcext:value-type="float">
            <text:p>41.3659</text:p>
          </table:table-cell>
          <table:table-cell office:value-type="float" office:value="72.5959" calcext:value-type="float">
            <text:p>72.5959</text:p>
          </table:table-cell>
          <table:table-cell office:value-type="float" office:value="93.1974" calcext:value-type="float">
            <text:p>93.1974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478" calcext:value-type="float">
            <text:p>43.5478</text:p>
          </table:table-cell>
          <table:table-cell office:value-type="float" office:value="61.5974" calcext:value-type="float">
            <text:p>61.5974</text:p>
          </table:table-cell>
          <table:table-cell office:value-type="float" office:value="75.7638" calcext:value-type="float">
            <text:p>75.76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914" calcext:value-type="float">
            <text:p>53.5914</text:p>
          </table:table-cell>
          <table:table-cell office:value-type="float" office:value="70.4916" calcext:value-type="float">
            <text:p>70.4916</text:p>
          </table:table-cell>
          <table:table-cell office:value-type="float" office:value="92.8416" calcext:value-type="float">
            <text:p>92.8416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148" calcext:value-type="float">
            <text:p>47.5148</text:p>
          </table:table-cell>
          <table:table-cell office:value-type="float" office:value="75.3436" calcext:value-type="float">
            <text:p>75.3436</text:p>
          </table:table-cell>
          <table:table-cell office:value-type="float" office:value="93.3714" calcext:value-type="float">
            <text:p>93.371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4.9621" calcext:value-type="float">
            <text:p>44.9621</text:p>
          </table:table-cell>
          <table:table-cell office:value-type="float" office:value="79.8384" calcext:value-type="float">
            <text:p>79.8384</text:p>
          </table:table-cell>
          <table:table-cell office:value-type="float" office:value="101.411" calcext:value-type="float">
            <text:p>101.411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578" calcext:value-type="float">
            <text:p>41.3578</text:p>
          </table:table-cell>
          <table:table-cell office:value-type="float" office:value="72.585" calcext:value-type="float">
            <text:p>72.585</text:p>
          </table:table-cell>
          <table:table-cell office:value-type="float" office:value="93.1873" calcext:value-type="float">
            <text:p>93.1873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312" calcext:value-type="float">
            <text:p>43.5312</text:p>
          </table:table-cell>
          <table:table-cell office:value-type="float" office:value="61.5653" calcext:value-type="float">
            <text:p>61.5653</text:p>
          </table:table-cell>
          <table:table-cell office:value-type="float" office:value="75.7235" calcext:value-type="float">
            <text:p>75.72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827" calcext:value-type="float">
            <text:p>53.5827</text:p>
          </table:table-cell>
          <table:table-cell office:value-type="float" office:value="70.4675" calcext:value-type="float">
            <text:p>70.4675</text:p>
          </table:table-cell>
          <table:table-cell office:value-type="float" office:value="92.807" calcext:value-type="float">
            <text:p>92.807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11" calcext:value-type="float">
            <text:p>47.511</text:p>
          </table:table-cell>
          <table:table-cell office:value-type="float" office:value="75.3359" calcext:value-type="float">
            <text:p>75.3359</text:p>
          </table:table-cell>
          <table:table-cell office:value-type="float" office:value="93.36" calcext:value-type="float">
            <text:p>93.36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4.9401" calcext:value-type="float">
            <text:p>44.9401</text:p>
          </table:table-cell>
          <table:table-cell office:value-type="float" office:value="79.8049" calcext:value-type="float">
            <text:p>79.8049</text:p>
          </table:table-cell>
          <table:table-cell office:value-type="float" office:value="101.372" calcext:value-type="float">
            <text:p>101.372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431" calcext:value-type="float">
            <text:p>41.3431</text:p>
          </table:table-cell>
          <table:table-cell office:value-type="float" office:value="72.5644" calcext:value-type="float">
            <text:p>72.5644</text:p>
          </table:table-cell>
          <table:table-cell office:value-type="float" office:value="93.1678" calcext:value-type="float">
            <text:p>93.1678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189" calcext:value-type="float">
            <text:p>43.5189</text:p>
          </table:table-cell>
          <table:table-cell office:value-type="float" office:value="61.5419" calcext:value-type="float">
            <text:p>61.5419</text:p>
          </table:table-cell>
          <table:table-cell office:value-type="float" office:value="75.6948" calcext:value-type="float">
            <text:p>75.69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591" calcext:value-type="float">
            <text:p>53.591</text:p>
          </table:table-cell>
          <table:table-cell office:value-type="float" office:value="70.4831" calcext:value-type="float">
            <text:p>70.4831</text:p>
          </table:table-cell>
          <table:table-cell office:value-type="float" office:value="92.8223" calcext:value-type="float">
            <text:p>92.8223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5072" calcext:value-type="float">
            <text:p>47.5072</text:p>
          </table:table-cell>
          <table:table-cell office:value-type="float" office:value="75.3279" calcext:value-type="float">
            <text:p>75.3279</text:p>
          </table:table-cell>
          <table:table-cell office:value-type="float" office:value="93.3483" calcext:value-type="float">
            <text:p>93.3483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4.9244" calcext:value-type="float">
            <text:p>44.9244</text:p>
          </table:table-cell>
          <table:table-cell office:value-type="float" office:value="79.7804" calcext:value-type="float">
            <text:p>79.7804</text:p>
          </table:table-cell>
          <table:table-cell office:value-type="float" office:value="101.344" calcext:value-type="float">
            <text:p>101.344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301" calcext:value-type="float">
            <text:p>41.3301</text:p>
          </table:table-cell>
          <table:table-cell office:value-type="float" office:value="72.5462" calcext:value-type="float">
            <text:p>72.5462</text:p>
          </table:table-cell>
          <table:table-cell office:value-type="float" office:value="93.15" calcext:value-type="float">
            <text:p>93.15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5014" calcext:value-type="float">
            <text:p>43.5014</text:p>
          </table:table-cell>
          <table:table-cell office:value-type="float" office:value="61.509" calcext:value-type="float">
            <text:p>61.509</text:p>
          </table:table-cell>
          <table:table-cell office:value-type="float" office:value="75.655" calcext:value-type="float">
            <text:p>75.65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081" calcext:value-type="float">
            <text:p>53.6081</text:p>
          </table:table-cell>
          <table:table-cell office:value-type="float" office:value="70.5172" calcext:value-type="float">
            <text:p>70.5172</text:p>
          </table:table-cell>
          <table:table-cell office:value-type="float" office:value="92.859" calcext:value-type="float">
            <text:p>92.859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4982" calcext:value-type="float">
            <text:p>47.4982</text:p>
          </table:table-cell>
          <table:table-cell office:value-type="float" office:value="75.3124" calcext:value-type="float">
            <text:p>75.3124</text:p>
          </table:table-cell>
          <table:table-cell office:value-type="float" office:value="93.3295" calcext:value-type="float">
            <text:p>93.3295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4.9046" calcext:value-type="float">
            <text:p>44.9046</text:p>
          </table:table-cell>
          <table:table-cell office:value-type="float" office:value="79.7497" calcext:value-type="float">
            <text:p>79.7497</text:p>
          </table:table-cell>
          <table:table-cell office:value-type="float" office:value="101.308" calcext:value-type="float">
            <text:p>101.30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15" calcext:value-type="float">
            <text:p>41.315</text:p>
          </table:table-cell>
          <table:table-cell office:value-type="float" office:value="72.5238" calcext:value-type="float">
            <text:p>72.5238</text:p>
          </table:table-cell>
          <table:table-cell office:value-type="float" office:value="93.1266" calcext:value-type="float">
            <text:p>93.1266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923" calcext:value-type="float">
            <text:p>43.4923</text:p>
          </table:table-cell>
          <table:table-cell office:value-type="float" office:value="61.4927" calcext:value-type="float">
            <text:p>61.4927</text:p>
          </table:table-cell>
          <table:table-cell office:value-type="float" office:value="75.6371" calcext:value-type="float">
            <text:p>75.63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.8934" calcext:value-type="float">
            <text:p>56.8934</text:p>
          </table:table-cell>
          <table:table-cell office:value-type="float" office:value="53.6199" calcext:value-type="float">
            <text:p>53.6199</text:p>
          </table:table-cell>
          <table:table-cell office:value-type="float" office:value="70.5406" calcext:value-type="float">
            <text:p>70.5406</text:p>
          </table:table-cell>
          <table:table-cell office:value-type="float" office:value="92.884" calcext:value-type="float">
            <text:p>92.884</text:p>
          </table:table-cell>
          <table:table-cell office:value-type="float" office:value="21.4011" calcext:value-type="float">
            <text:p>21.4011</text:p>
          </table:table-cell>
          <table:table-cell office:value-type="float" office:value="47.4907" calcext:value-type="float">
            <text:p>47.4907</text:p>
          </table:table-cell>
          <table:table-cell office:value-type="float" office:value="75.2989" calcext:value-type="float">
            <text:p>75.2989</text:p>
          </table:table-cell>
          <table:table-cell office:value-type="float" office:value="93.3124" calcext:value-type="float">
            <text:p>93.3124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44.8885" calcext:value-type="float">
            <text:p>44.8885</text:p>
          </table:table-cell>
          <table:table-cell office:value-type="float" office:value="79.7255" calcext:value-type="float">
            <text:p>79.7255</text:p>
          </table:table-cell>
          <table:table-cell office:value-type="float" office:value="101.28" calcext:value-type="float">
            <text:p>101.28</text:p>
          </table:table-cell>
          <table:table-cell office:value-type="float" office:value="19.6978" calcext:value-type="float">
            <text:p>19.6978</text:p>
          </table:table-cell>
          <table:table-cell office:value-type="float" office:value="41.305" calcext:value-type="float">
            <text:p>41.305</text:p>
          </table:table-cell>
          <table:table-cell office:value-type="float" office:value="72.5097" calcext:value-type="float">
            <text:p>72.5097</text:p>
          </table:table-cell>
          <table:table-cell office:value-type="float" office:value="93.1129" calcext:value-type="float">
            <text:p>93.1129</text:p>
          </table:table-cell>
          <table:table-cell office:value-type="float" office:value="32.7199" calcext:value-type="float">
            <text:p>32.7199</text:p>
          </table:table-cell>
          <table:table-cell office:value-type="float" office:value="43.4812" calcext:value-type="float">
            <text:p>43.4812</text:p>
          </table:table-cell>
          <table:table-cell office:value-type="float" office:value="61.4726" calcext:value-type="float">
            <text:p>61.4726</text:p>
          </table:table-cell>
          <table:table-cell office:value-type="float" office:value="75.6143" calcext:value-type="float">
            <text:p>75.614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3:40:19.633937768</dc:date>
    <meta:editing-duration>PT1M21S</meta:editing-duration>
    <meta:editing-cycles>1</meta:editing-cycles>
    <meta:document-statistic meta:table-count="1" meta:cell-count="14148" meta:object-count="0"/>
    <meta:generator>LibreOffice/5.0.6.2$Linux_X86_64 LibreOffice_project/00m0$Build-2</meta:generator>
  </office:meta>
</office:document-meta>
</file>